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Calibri1" svg:font-family="Calibri1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47"/>
    <style:style style:name="ce4" style:family="table-cell" style:parent-style-name="Default" style:data-style-name="N38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36"/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fo:background-color="#FCE4D6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37"/>
    <style:style style:name="ce12" style:family="table-cell" style:parent-style-name="Default" style:data-style-name="N39">
      <style:text-properties fo:font-weight="bold" style:font-weight-asian="bold" style:font-weight-complex="bold"/>
    </style:style>
    <style:style style:name="ce13" style:family="table-cell" style:parent-style-name="Default" style:data-style-name="N41"/>
    <style:style style:name="ce14" style:family="table-cell" style:parent-style-name="Default" style:data-style-name="N39">
      <style:table-cell-properties fo:background-color="#E2EFDA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E2EFDA"/>
    </style:style>
    <style:style style:name="ce16" style:family="table-cell" style:parent-style-name="Default" style:data-style-name="N41">
      <style:table-cell-properties fo:background-color="#E2EFDA"/>
    </style:style>
    <style:style style:name="ce17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42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9BC2E6"/>
    </style:style>
    <style:style style:name="ce20" style:family="table-cell" style:parent-style-name="Default" style:data-style-name="N0">
      <style:table-cell-properties style:vertical-align="automatic" fo:background-color="#9BC2E6" style:repeat-content="false"/>
      <style:paragraph-properties fo:text-align="end" fo:margin-right="0cm"/>
    </style:style>
    <style:style style:name="ce21" style:family="table-cell" style:parent-style-name="Default" style:data-style-name="N39">
      <style:table-cell-properties style:vertical-align="automatic" fo:background-color="#9BC2E6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#9BC2E6" style:repeat-content="false"/>
      <style:paragraph-properties fo:text-align="center"/>
    </style:style>
    <style:style style:name="ce23" style:family="table-cell" style:parent-style-name="Default" style:data-style-name="N36">
      <style:table-cell-properties style:vertical-align="automatic" fo:background-color="#9BC2E6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fo:background-color="#9BC2E6"/>
      <style:text-properties fo:font-weight="bold" style:font-weight-asian="bold" style:font-weight-complex="bold"/>
    </style:style>
    <style:style style:name="ce25" style:family="table-cell" style:parent-style-name="Default" style:data-style-name="N36">
      <style:table-cell-properties fo:background-color="#9BC2E6"/>
      <style:text-properties fo:font-weight="bold" style:font-weight-asian="bold" style:font-weight-complex="bold"/>
    </style:style>
    <style:style style:name="ce26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27" style:family="table-cell" style:parent-style-name="Default" style:data-style-name="N37">
      <style:table-cell-properties fo:background-color="#F7D1D5"/>
    </style:style>
    <style:style style:name="ce28" style:family="table-cell" style:parent-style-name="Default" style:data-style-name="N36">
      <style:text-properties fo:font-weight="bold" style:font-weight-asian="bold" style:font-weight-complex="bold"/>
    </style:style>
    <style:style style:name="ce29" style:family="table-cell" style:parent-style-name="Default" style:data-style-name="N36">
      <style:table-cell-properties fo:background-color="#AFD095"/>
      <style:text-properties style:font-name="Liberation Serif" style:font-name-asian="Liberation Serif" style:font-name-complex="Liberation Serif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1" style:family="table-cell" style:parent-style-name="Default" style:data-style-name="N37">
      <style:table-cell-properties fo:background-color="#FFF2CC"/>
    </style:style>
    <style:style style:name="ce32" style:family="table-cell" style:parent-style-name="Default" style:data-style-name="N0">
      <style:table-cell-properties fo:background-color="#FFF2CC"/>
    </style:style>
    <style:style style:name="ce33" style:family="table-cell" style:parent-style-name="Default" style:data-style-name="N36">
      <style:table-cell-properties fo:background-color="#FFF2CC"/>
    </style:style>
    <style:style style:name="ce34" style:family="table-cell" style:parent-style-name="Default" style:data-style-name="N37">
      <style:table-cell-properties fo:background-color="#F6F9D4"/>
    </style:style>
    <style:style style:name="ce35" style:family="table-cell" style:parent-style-name="Default" style:data-style-name="N0">
      <style:table-cell-properties fo:background-color="#F6F9D4"/>
    </style:style>
    <style:style style:name="ce36" style:family="table-cell" style:parent-style-name="Default" style:data-style-name="N36">
      <style:table-cell-properties fo:background-color="#F6F9D4"/>
    </style:style>
    <style:style style:name="ce37" style:family="table-cell" style:parent-style-name="Default" style:data-style-name="N0">
      <style:table-cell-properties fo:background-color="#F7D1D5"/>
    </style:style>
    <style:style style:name="ce38" style:family="table-cell" style:parent-style-name="Default" style:data-style-name="N36">
      <style:table-cell-properties fo:background-color="#AFD095"/>
    </style:style>
    <style:style style:name="ce39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1" style:family="table-cell" style:parent-style-name="Default" style:data-style-name="N36">
      <style:table-cell-properties fo:background-color="transparent"/>
    </style:style>
    <style:style style:name="ce42" style:family="table-cell" style:parent-style-name="Default" style:data-style-name="N42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43" style:family="table-cell" style:parent-style-name="Default" style:data-style-name="N48"/>
    <style:style style:name="ce44" style:family="table-cell" style:parent-style-name="Default" style:data-style-name="N42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42">
      <style:table-cell-properties style:vertical-align="automatic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36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7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48" style:family="table-cell" style:parent-style-name="Default" style:data-style-name="N49"/>
    <style:style style:name="ce49" style:family="table-cell" style:parent-style-name="Default" style:data-style-name="N36">
      <style:table-cell-properties fo:border-top="thin solid #000000" fo:border-bottom="2pt solid #000000" fo:border-left="none" fo:border-right="none"/>
    </style:style>
    <style:style style:name="ce50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14"/>
    <style:style style:name="ce5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3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4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5" style:family="table-cell" style:parent-style-name="Default" style:data-style-name="N36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56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57" style:family="table-cell" style:parent-style-name="Default" style:data-style-name="N36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58" style:family="table-cell" style:parent-style-name="Default" style:data-style-name="N0">
      <style:table-cell-properties fo:background-color="#E8F2A1"/>
    </style:style>
    <style:style style:name="ce5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60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C6E0B4" style:repeat-content="false"/>
      <style:paragraph-properties fo:text-align="center"/>
      <style:text-properties fo:font-size="8pt" style:font-size-asian="8pt" style:font-size-complex="8pt"/>
    </style:style>
    <style:style style:name="ce61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2" style:family="table-cell" style:parent-style-name="Default" style:data-style-name="N13">
      <style:table-cell-properties fo:border-top="none" fo:border-bottom="none" fo:border-left="2pt solid #000000" fo:border-right="2pt solid #000000" style:vertical-align="middle" fo:background-color="#C6E0B4" style:repeat-content="false"/>
      <style:paragraph-properties fo:text-align="center"/>
    </style:style>
    <style:style style:name="ce63" style:family="table-cell" style:parent-style-name="Default" style:data-style-name="N13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64" style:family="table-cell" style:parent-style-name="Default" style:data-style-name="N4">
      <style:table-cell-properties fo:border-top="none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65" style:family="table-cell" style:parent-style-name="Default" style:data-style-name="N0">
      <style:table-cell-properties fo:background-color="transparent"/>
    </style:style>
    <style:style style:name="ce66" style:family="table-cell" style:parent-style-name="Default" style:data-style-name="N36">
      <style:table-cell-properties fo:border-top="none" fo:border-bottom="none" fo:border-left="thin solid #000000" fo:border-right="none" fo:background-color="#FFFFD7"/>
    </style:style>
    <style:style style:name="ce67" style:family="table-cell" style:parent-style-name="Default" style:data-style-name="N36">
      <style:table-cell-properties fo:background-color="#FFFFD7"/>
    </style:style>
    <style:style style:name="ce68" style:family="table-cell" style:parent-style-name="Default" style:data-style-name="N36">
      <style:table-cell-properties fo:border-top="none" fo:border-bottom="none" fo:border-left="none" fo:border-right="thin solid #000000" fo:background-color="#FFFFA6"/>
    </style:style>
    <style:style style:name="ce69" style:family="table-cell" style:parent-style-name="Default" style:data-style-name="N36">
      <style:table-cell-properties fo:border-top="none" fo:border-bottom="none" fo:border-left="none" fo:border-right="thin solid #000000" fo:background-color="#E8F2A1"/>
    </style:style>
    <style:style style:name="ce70" style:family="table-cell" style:parent-style-name="Default" style:data-style-name="N36">
      <style:table-cell-properties fo:border-top="none" fo:border-bottom="none" fo:border-left="none" fo:border-right="thin solid #000000" fo:background-color="#729FCF"/>
    </style:style>
    <style:style style:name="ce7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72" style:family="table-cell" style:parent-style-name="Default" style:data-style-name="N4">
      <style:table-cell-properties fo:border-top="none" fo:border-bottom="none" fo:border-left="2pt solid #000000" fo:border-right="2pt solid #000000" fo:background-color="#C6E0B4"/>
    </style:style>
    <style:style style:name="ce73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74" style:family="table-cell" style:parent-style-name="Default" style:data-style-name="N0">
      <style:table-cell-properties fo:border-top="none" fo:border-bottom="none" fo:border-left="none" fo:border-right="2pt solid #000000" fo:background-color="#E2EFDA"/>
    </style:style>
    <style:style style:name="ce75" style:family="table-cell" style:parent-style-name="Default" style:data-style-name="N1">
      <style:table-cell-properties fo:border-top="none" fo:border-bottom="none" fo:border-left="2pt solid #000000" fo:border-right="2pt solid #000000" fo:background-color="#C6E0B4"/>
    </style:style>
    <style:style style:name="ce76" style:family="table-cell" style:parent-style-name="Default" style:data-style-name="N4">
      <style:table-cell-properties fo:border-top="none" fo:border-bottom="none" fo:border-left="2pt solid #000000" fo:border-right="none" fo:background-color="#E2EFDA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8" style:family="table-cell" style:parent-style-name="Default" style:data-style-name="N3">
      <style:table-cell-properties fo:border-top="none" fo:border-bottom="none" fo:border-left="none" fo:border-right="2pt solid #000000" fo:background-color="#E2EFDA"/>
    </style:style>
    <style:style style:name="ce79" style:family="table-cell" style:parent-style-name="Default" style:data-style-name="N4">
      <style:table-cell-properties fo:border-top="none" fo:border-bottom="none" fo:border-left="none" fo:border-right="2pt solid #000000" fo:background-color="#E2EFDA"/>
    </style:style>
    <style:style style:name="ce80" style:family="table-cell" style:parent-style-name="Default" style:data-style-name="N0">
      <style:table-cell-properties style:vertical-align="automatic" fo:background-color="#E2EFDA" style:repeat-content="false"/>
      <style:paragraph-properties fo:text-align="end" fo:margin-right="0cm"/>
    </style:style>
    <style:style style:name="ce8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82" style:family="table-cell" style:parent-style-name="Default" style:data-style-name="N36">
      <style:table-cell-properties fo:border-top="none" fo:border-bottom="none" fo:border-left="thin solid #000000" fo:border-right="none" fo:background-color="#AFD095"/>
    </style:style>
    <style:style style:name="ce83" style:family="table-cell" style:parent-style-name="Default" style:data-style-name="N36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84" style:family="table-cell" style:parent-style-name="Default" style:data-style-name="N36">
      <style:table-cell-properties fo:background-color="#729FCF"/>
    </style:style>
    <style:style style:name="ce85" style:family="table-cell" style:parent-style-name="Default" style:data-style-name="N0">
      <style:table-cell-properties fo:border-top="2pt solid #000000" fo:border-bottom="none" fo:border-left="2pt solid #000000" fo:border-right="none" fo:background-color="#AFD095"/>
    </style:style>
    <style:style style:name="ce86" style:family="table-cell" style:parent-style-name="Default" style:data-style-name="N0">
      <style:table-cell-properties fo:border-top="2pt solid #000000" fo:border-bottom="none" fo:border-left="none" fo:border-right="none" fo:background-color="#AFD095"/>
    </style:style>
    <style:style style:name="ce87" style:family="table-cell" style:parent-style-name="Default" style:data-style-name="N1">
      <style:table-cell-properties fo:border-top="2pt solid #000000" fo:border-bottom="none" fo:border-left="2pt solid #000000" fo:border-right="2pt solid #000000" fo:background-color="#C6E0B4"/>
      <style:text-properties fo:font-weight="bold" style:font-weight-asian="bold" style:font-weight-complex="bold"/>
    </style:style>
    <style:style style:name="ce88" style:family="table-cell" style:parent-style-name="Default" style:data-style-name="N4">
      <style:table-cell-properties fo:border-top="2pt solid #000000" fo:border-bottom="none" fo:border-left="2pt solid #000000" fo:border-right="none" fo:background-color="#E2EFDA"/>
      <style:text-properties fo:font-weight="bold" style:font-weight-asian="bold" style:font-weight-complex="bold"/>
    </style:style>
    <style:style style:name="ce89" style:family="table-cell" style:parent-style-name="Default" style:data-style-name="N3">
      <style:table-cell-properties fo:border-top="2pt solid #000000" fo:border-bottom="none" fo:border-left="none" fo:border-right="2pt solid #000000" fo:background-color="#E2EFDA"/>
      <style:text-properties fo:font-weight="bold" style:font-weight-asian="bold" style:font-weight-complex="bold"/>
    </style:style>
    <style:style style:name="ce90" style:family="table-cell" style:parent-style-name="Default" style:data-style-name="N46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91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92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93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94" style:family="table-cell" style:parent-style-name="Default" style:data-style-name="N0">
      <style:table-cell-properties fo:border-top="thin solid #000000" fo:border-bottom="2pt solid #000000" fo:border-left="2pt solid #000000" fo:border-right="none"/>
    </style:style>
    <style:style style:name="ce95" style:family="table-cell" style:parent-style-name="Default" style:data-style-name="N4">
      <style:table-cell-properties fo:border-top="thin solid #000000" fo:border-bottom="2pt solid #000000" fo:border-left="none" fo:border-right="none"/>
      <style:text-properties fo:font-size="8pt" style:font-size-asian="8pt" style:font-size-complex="8pt"/>
    </style:style>
    <style:style style:name="ce96" style:family="table-cell" style:parent-style-name="Default" style:data-style-name="N1">
      <style:table-cell-properties fo:border-top="thin solid #000000" fo:border-bottom="2pt solid #000000" fo:border-left="2pt solid #000000" fo:border-right="2pt solid #000000" fo:background-color="#C6E0B4"/>
      <style:text-properties fo:font-size="8pt" style:font-size-asian="8pt" style:font-size-complex="8pt"/>
    </style:style>
    <style:style style:name="ce97" style:family="table-cell" style:parent-style-name="Default" style:data-style-name="N4">
      <style:table-cell-properties fo:border-top="thin solid #000000" fo:border-bottom="2pt solid #000000" fo:border-left="2pt solid #000000" fo:border-right="none" fo:background-color="#E2EFDA"/>
      <style:text-properties fo:font-size="8pt" style:font-size-asian="8pt" style:font-size-complex="8pt"/>
    </style:style>
    <style:style style:name="ce98" style:family="table-cell" style:parent-style-name="Default" style:data-style-name="N4">
      <style:table-cell-properties fo:border-top="thin solid #000000" fo:border-bottom="2pt solid #000000" fo:border-left="none" fo:border-right="2pt solid #000000" fo:background-color="#E2EFDA"/>
      <style:text-properties fo:font-size="8pt" style:font-size-asian="8pt" style:font-size-complex="8pt"/>
    </style:style>
    <style:style style:name="ce99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100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1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102" style:family="table-cell" style:parent-style-name="Default" style:data-style-name="N4">
      <style:table-cell-properties fo:border-top="none" fo:border-bottom="2pt solid #000000" fo:border-left="2pt solid #000000" fo:border-right="none" fo:background-color="#E2EFDA"/>
    </style:style>
    <style:style style:name="ce103" style:family="table-cell" style:parent-style-name="Default" style:data-style-name="N4">
      <style:table-cell-properties fo:border-top="none" fo:border-bottom="2pt solid #000000" fo:border-left="thin solid #000000" fo:border-right="2pt solid #000000" fo:background-color="#E2EFDA"/>
    </style:style>
    <style:style style:name="ce104" style:family="table-cell" style:parent-style-name="Default" style:data-style-name="N0">
      <style:text-properties style:text-underline-style="solid" style:text-underline-type="single"/>
    </style:style>
    <style:style style:name="ce105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06" style:family="table-cell" style:parent-style-name="Default" style:data-style-name="N4">
      <style:text-properties style:text-underline-style="solid" style:text-underline-type="single"/>
    </style:style>
    <style:style style:name="ce107" style:family="table-cell" style:parent-style-name="Default" style:data-style-name="N4">
      <style:text-properties fo:font-weight="bold" style:font-weight-asian="bold" style:font-weight-complex="bold"/>
    </style:style>
    <style:style style:name="ce108" style:family="table-cell" style:parent-style-name="_37_60_32_-_32_Vurgu6" style:data-style-name="N4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109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110" style:family="table-cell" style:parent-style-name="Default" style:data-style-name="N0">
      <style:table-cell-properties fo:background-color="#FFBF00"/>
    </style:style>
    <style:style style:name="ce111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112" style:family="table-cell" style:parent-style-name="Default" style:data-style-name="N36">
      <style:table-cell-properties fo:background-color="#FFBF00"/>
    </style:style>
    <style:style style:name="ce113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14" style:family="table-cell" style:parent-style-name="Default" style:data-style-name="N4">
      <style:table-cell-properties fo:background-color="transparent"/>
    </style:style>
    <style:style style:name="ce115" style:family="table-cell" style:parent-style-name="Default" style:data-style-name="N38"/>
    <style:style style:name="ce116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E2EFDA"/>
    </style:style>
    <style:style style:name="ce11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19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120" style:family="table-cell" style:parent-style-name="Default" style:data-style-name="N38">
      <style:text-properties style:font-name="Arial" style:font-name-asian="Arial" style:font-name-complex="Arial" style:font-family-generic="swiss"/>
    </style:style>
    <style:style style:name="ce121" style:family="table-cell" style:parent-style-name="Default" style:data-style-name="N38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2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123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24" style:family="table-cell" style:parent-style-name="Default" style:data-style-name="N39"/>
    <style:style style:name="ce125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26" style:family="table-cell" style:parent-style-name="Default" style:data-style-name="N38">
      <style:table-cell-properties fo:background-color="transparent"/>
    </style:style>
    <style:style style:name="ce127" style:family="table-cell" style:parent-style-name="Default" style:data-style-name="N40">
      <style:table-cell-properties fo:background-color="transparent"/>
    </style:style>
    <style:style style:name="ce128" style:family="table-cell" style:parent-style-name="Default" style:data-style-name="N38">
      <style:table-cell-properties fo:background-color="#FFBF00"/>
    </style:style>
    <style:style style:name="ce129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0" style:family="table-cell" style:parent-style-name="Default" style:data-style-name="N36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31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13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33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4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35" style:family="table-cell" style:parent-style-name="Default" style:data-style-name="N40">
      <style:table-cell-properties fo:border-top="2pt solid #000000" fo:border-bottom="none" fo:border-left="2pt solid #000000" fo:border-right="2pt solid #000000" style:vertical-align="middle" fo:background-color="#DDEBF7" style:repeat-content="false"/>
      <style:paragraph-properties fo:text-align="center"/>
      <style:text-properties fo:font-size="8pt" style:font-size-asian="8pt" style:font-size-complex="8pt"/>
    </style:style>
    <style:style style:name="ce136" style:family="table-cell" style:parent-style-name="Default" style:data-style-name="N40">
      <style:table-cell-properties fo:border-top="2pt solid #000000" fo:border-bottom="none" fo:border-left="2pt solid #000000" fo:border-right="none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 style:data-style-name="N4">
      <style:table-cell-properties fo:border-top="2pt solid #000000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38" style:family="table-cell" style:parent-style-name="Default" style:data-style-name="N4">
      <style:table-cell-properties fo:border-top="none" fo:border-bottom="none" fo:border-left="2pt solid #000000" fo:border-right="2pt solid #000000" style:vertical-align="middle" fo:background-color="#DDEBF7" style:repeat-content="false"/>
      <style:paragraph-properties fo:text-align="center"/>
    </style:style>
    <style:style style:name="ce139" style:family="table-cell" style:parent-style-name="Default" style:data-style-name="N4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140" style:family="table-cell" style:parent-style-name="Default" style:data-style-name="N4">
      <style:table-cell-properties fo:border-top="none" fo:border-bottom="none" fo:border-left="2pt solid #000000" fo:border-right="2pt solid #000000" fo:background-color="#DDEBF7"/>
    </style:style>
    <style:style style:name="ce141" style:family="table-cell" style:parent-style-name="Default" style:data-style-name="N0">
      <style:table-cell-properties fo:border-top="none" fo:border-bottom="none" fo:border-left="2pt solid #000000" fo:border-right="2pt solid #000000" fo:background-color="#DDEBF7"/>
    </style:style>
    <style:style style:name="ce142" style:family="table-cell" style:parent-style-name="Default" style:data-style-name="N0">
      <style:table-cell-properties fo:background-color="#AFD095"/>
    </style:style>
    <style:style style:name="ce143" style:family="table-cell" style:parent-style-name="Default" style:data-style-name="N4">
      <style:table-cell-properties fo:border-top="2pt solid #000000" fo:border-bottom="none" fo:border-left="2pt solid #000000" fo:border-right="2pt solid #000000" fo:background-color="#DDEBF7"/>
      <style:text-properties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45" style:family="table-cell" style:parent-style-name="Default" style:data-style-name="N4">
      <style:table-cell-properties fo:border-top="thin solid #000000" fo:border-bottom="2pt solid #000000" fo:border-left="2pt solid #000000" fo:border-right="2pt solid #000000" fo:background-color="#DDEBF7"/>
      <style:text-properties fo:font-size="8pt" style:font-size-asian="8pt" style:font-size-complex="8pt"/>
    </style:style>
    <style:style style:name="ce146" style:family="table-cell" style:parent-style-name="Default" style:data-style-name="N4">
      <style:table-cell-properties fo:border-top="thin solid #000000" fo:border-bottom="2pt solid #000000" fo:border-left="2pt solid #000000" fo:border-right="none" fo:background-color="#C6E0B4"/>
      <style:text-properties fo:font-size="8pt" style:font-size-asian="8pt" style:font-size-complex="8pt"/>
    </style:style>
    <style:style style:name="ce147" style:family="table-cell" style:parent-style-name="Default" style:data-style-name="N4">
      <style:table-cell-properties fo:border-top="thin solid #000000" fo:border-bottom="2pt solid #000000" fo:border-left="none" fo:border-right="2pt solid #000000" fo:background-color="#C6E0B4"/>
      <style:text-properties fo:font-size="8pt" style:font-size-asian="8pt" style:font-size-complex="8pt"/>
    </style:style>
    <style:style style:name="ce148" style:family="table-cell" style:parent-style-name="Default" style:data-style-name="N4">
      <style:table-cell-properties fo:border-top="none" fo:border-bottom="none" fo:border-left="2pt solid #000000" fo:border-right="none" fo:background-color="#C6E0B4"/>
    </style:style>
    <style:style style:name="ce149" style:family="table-cell" style:parent-style-name="Default" style:data-style-name="N4">
      <style:table-cell-properties fo:border-top="none" fo:border-bottom="none" fo:border-left="thin solid #000000" fo:border-right="2pt solid #000000" fo:background-color="#C6E0B4"/>
    </style:style>
    <style:style style:name="ce150" style:family="table-cell" style:parent-style-name="Default" style:data-style-name="N4">
      <style:table-cell-properties fo:border-top="none" fo:border-bottom="2pt solid #000000" fo:border-left="2pt solid #000000" fo:border-right="none" fo:background-color="#C6E0B4"/>
    </style:style>
    <style:style style:name="ce151" style:family="table-cell" style:parent-style-name="Default" style:data-style-name="N0">
      <style:table-cell-properties style:vertical-align="automatic" fo:wrap-option="wrap"/>
    </style:style>
    <style:style style:name="ce15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54" style:family="table-cell" style:parent-style-name="Default" style:data-style-name="N37">
      <style:text-properties fo:font-weight="bold" style:font-weight-asian="bold" style:font-weight-complex="bold"/>
    </style:style>
    <style:style style:name="ce155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56" style:family="table-cell" style:parent-style-name="Default" style:data-style-name="N4">
      <style:table-cell-properties fo:border-top="2pt solid #000000" fo:border-bottom="none" fo:border-left="2pt solid #000000" fo:border-right="2pt solid #000000" fo:background-color="#FFFF00"/>
    </style:style>
    <style:style style:name="ce157" style:family="table-cell" style:parent-style-name="Default" style:data-style-name="N4">
      <style:table-cell-properties fo:border-top="none" fo:border-bottom="none" fo:border-left="2pt solid #000000" fo:border-right="2pt solid #000000"/>
    </style:style>
    <style:style style:name="ce15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59" style:family="table-cell" style:parent-style-name="Default" style:data-style-name="N4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60" style:family="table-cell" style:parent-style-name="Default" style:data-style-name="N4">
      <style:table-cell-properties fo:border-top="none" fo:border-bottom="thin solid #000000" fo:border-left="2pt solid #000000" fo:border-right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3" style:family="table-cell" style:parent-style-name="Default" style:data-style-name="N4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4" style:family="table-cell" style:parent-style-name="Default" style:data-style-name="N4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5" style:family="table-cell" style:parent-style-name="Default" style:data-style-name="N36">
      <style:table-cell-properties fo:background-color="#E2EFDA"/>
      <style:text-properties fo:color="#FFFF38" fo:font-weight="bold" style:font-weight-asian="bold" style:font-weight-complex="bold"/>
    </style:style>
    <style:style style:name="ce166" style:family="table-cell" style:parent-style-name="Default" style:data-style-name="N36">
      <style:table-cell-properties fo:background-color="#E2EFDA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67" style:family="table-cell" style:parent-style-name="Default" style:data-style-name="N39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8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69" style:family="table-cell" style:parent-style-name="Default" style:data-style-name="N37">
      <style:table-cell-properties fo:background-color="#D9E1F2"/>
    </style:style>
    <style:style style:name="ce170" style:family="table-cell" style:parent-style-name="Default" style:data-style-name="N0">
      <style:table-cell-properties fo:background-color="#D9E1F2"/>
    </style:style>
    <style:style style:name="ce171" style:family="table-cell" style:parent-style-name="Default" style:data-style-name="N36">
      <style:table-cell-properties fo:background-color="#D9E1F2"/>
    </style:style>
    <style:style style:name="ce172" style:family="table-cell" style:parent-style-name="Default" style:data-style-name="N36">
      <style:table-cell-properties fo:background-color="#D9E1F2"/>
      <style:text-properties fo:font-weight="bold" style:font-weight-asian="bold" style:font-weight-complex="bold"/>
    </style:style>
    <style:style style:name="ce173" style:family="table-cell" style:parent-style-name="Default" style:data-style-name="N36">
      <style:table-cell-properties fo:background-color="#D9E1F2"/>
      <style:text-properties style:font-name="Liberation Serif" style:font-name-asian="Liberation Serif" style:font-name-complex="Liberation Serif"/>
    </style:style>
    <style:style style:name="ce174" style:family="table-cell" style:parent-style-name="Default" style:data-style-name="N0">
      <style:table-cell-properties style:vertical-align="automatic" fo:background-color="#D9E1F2" style:repeat-content="false"/>
      <style:paragraph-properties fo:text-align="center"/>
    </style:style>
    <style:style style:name="ce17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6" style:family="table-cell" style:parent-style-name="Default" style:data-style-name="N0">
      <style:table-cell-properties fo:background-color="#E0C2CD"/>
    </style:style>
    <style:style style:name="ce177" style:family="table-cell" style:parent-style-name="Default" style:data-style-name="N36">
      <style:table-cell-properties fo:background-color="#E0C2CD"/>
    </style:style>
    <style:style style:name="ce178" style:family="table-cell" style:parent-style-name="Default" style:data-style-name="N40">
      <style:table-cell-properties fo:background-color="#E0C2CD"/>
    </style:style>
    <style:style style:name="ce179" style:family="table-cell" style:parent-style-name="Default" style:data-style-name="N37">
      <style:table-cell-properties fo:background-color="#FFBF00"/>
    </style:style>
    <style:style style:name="ce180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81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82" style:family="table-cell" style:parent-style-name="Default" style:data-style-name="N43"/>
    <style:style style:name="ce183" style:family="table-cell" style:parent-style-name="Default" style:data-style-name="N44"/>
    <style:style style:name="ce184" style:family="table-cell" style:parent-style-name="Default" style:data-style-name="N45"/>
    <style:style style:name="ce185" style:family="table-cell" style:parent-style-name="Default" style:data-style-name="N4">
      <style:table-cell-properties fo:background-color="#FFFF00"/>
    </style:style>
    <style:style style:name="ce186" style:family="table-cell" style:parent-style-name="Default" style:data-style-name="N38">
      <style:table-cell-properties fo:background-color="#E0C2CD"/>
    </style:style>
    <style:style style:name="ce187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88" style:family="table-cell" style:parent-style-name="Default" style:data-style-name="N0">
      <style:text-properties fo:font-size="12pt" style:font-size-asian="12pt" style:font-size-complex="12pt"/>
    </style:style>
    <style:style style:name="ce189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190" style:family="table-cell" style:parent-style-name="Default" style:data-style-name="N39">
      <style:table-cell-properties fo:background-color="#E8F2A1"/>
    </style:style>
    <style:style style:name="ce191" style:family="table-cell" style:parent-style-name="Default" style:data-style-name="N39">
      <style:table-cell-properties fo:background-color="transparent"/>
    </style:style>
    <style:style style:name="ce192" style:family="table-cell" style:parent-style-name="Default" style:data-style-name="N38">
      <style:text-properties fo:color="#C9211E" fo:font-weight="bold" style:font-weight-asian="bold" style:font-weight-complex="bold"/>
    </style:style>
    <style:style style:name="ce193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94" style:family="table-cell" style:parent-style-name="Default" style:data-style-name="N0">
      <style:table-cell-properties fo:background-color="#81D41A"/>
    </style:style>
    <style:style style:name="ce195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196" style:family="table-cell" style:parent-style-name="Default" style:data-style-name="N36">
      <style:table-cell-properties fo:background-color="#81D41A"/>
      <style:text-properties fo:font-weight="bold" style:font-weight-asian="bold" style:font-weight-complex="bold"/>
    </style:style>
    <style:style style:name="ce197" style:family="table-cell" style:parent-style-name="Default" style:data-style-name="N36">
      <style:table-cell-properties fo:background-color="#81D41A"/>
    </style:style>
    <style:style style:name="ce198" style:family="table-cell" style:parent-style-name="Default" style:data-style-name="N39">
      <style:table-cell-properties fo:background-color="#E8F2A1"/>
      <style:text-properties fo:font-weight="bold" style:font-weight-asian="bold" style:font-weight-complex="bold"/>
    </style:style>
    <style:style style:name="ce199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200" style:family="table-cell" style:parent-style-name="Default" style:data-style-name="N36">
      <style:table-cell-properties fo:background-color="#FFBF00"/>
      <style:text-properties fo:font-weight="bold" style:font-weight-asian="bold" style:font-weight-complex="bold"/>
    </style:style>
    <style:style style:name="ce201" style:family="table-cell" style:parent-style-name="Default" style:data-style-name="N39">
      <style:table-cell-properties fo:background-color="#E0C2CD"/>
    </style:style>
    <style:style style:name="ce202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203" style:family="table-cell" style:parent-style-name="Default" style:data-style-name="N40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204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205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06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07" style:family="table-cell" style:parent-style-name="Default" style:data-style-name="N36">
      <style:table-cell-properties fo:border-top="none" fo:border-bottom="none" fo:border-left="none" fo:border-right="thin solid #000000" fo:background-color="#AFD095"/>
    </style:style>
    <style:style style:name="ce208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09" style:family="table-cell" style:parent-style-name="Default" style:data-style-name="N46">
      <style:table-cell-properties fo:border-top="thin solid #000000" fo:border-bottom="thin solid #000000" fo:border-left="none" fo:border-right="none"/>
    </style:style>
    <style:style style:name="ce210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211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21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213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214" style:family="table-cell" style:parent-style-name="Default" style:data-style-name="N38">
      <style:table-cell-properties fo:background-color="#F7D1D5"/>
    </style:style>
    <style:style style:name="ce215" style:family="table-cell" style:parent-style-name="Default" style:data-style-name="N39">
      <style:table-cell-properties fo:background-color="#F7D1D5"/>
      <style:text-properties fo:font-weight="bold" style:font-weight-asian="bold" style:font-weight-complex="bold"/>
    </style:style>
    <style:style style:name="ce216" style:family="table-cell" style:parent-style-name="Default" style:data-style-name="N40"/>
    <style:style style:name="ce217" style:family="table-cell" style:parent-style-name="Default" style:data-style-name="N39">
      <style:text-properties style:font-name="Arial" style:font-name-asian="Arial" style:font-name-complex="Arial" style:font-family-generic="swiss"/>
    </style:style>
    <style:style style:name="ce218" style:family="table-cell" style:parent-style-name="Default" style:data-style-name="N39">
      <style:table-cell-properties fo:background-color="#81D41A"/>
    </style:style>
    <style:style style:name="ce219" style:family="table-cell" style:parent-style-name="Default" style:data-style-name="N0">
      <style:table-cell-properties fo:background-color="#FFA6A6"/>
    </style:style>
    <style:style style:name="ce220" style:family="table-cell" style:parent-style-name="Default" style:data-style-name="N39">
      <style:table-cell-properties fo:background-color="#FFA6A6"/>
      <style:text-properties fo:font-weight="bold" style:font-weight-asian="bold" style:font-weight-complex="bold"/>
    </style:style>
    <style:style style:name="ce221" style:family="table-cell" style:parent-style-name="Default" style:data-style-name="N0">
      <style:table-cell-properties fo:background-color="#BBE33D"/>
    </style:style>
    <style:style style:name="ce222" style:family="table-cell" style:parent-style-name="Default" style:data-style-name="N4">
      <style:table-cell-properties fo:background-color="#BBE33D"/>
    </style:style>
    <style:style style:name="ce223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24" style:family="table-cell" style:parent-style-name="Default" style:data-style-name="N0">
      <style:table-cell-properties style:vertical-align="automatic"/>
    </style:style>
    <style:style style:name="ce225" style:family="table-cell" style:parent-style-name="Default" style:data-style-name="N0">
      <style:table-cell-properties fo:background-color="#FFD8CE"/>
    </style:style>
    <style:style style:name="ce22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27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228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29" style:family="table-cell" style:parent-style-name="Default" style:data-style-name="N4">
      <style:table-cell-properties fo:background-color="#81D41A"/>
    </style:style>
    <style:style style:name="ce230" style:family="table-cell" style:parent-style-name="Default" style:data-style-name="N0">
      <style:table-cell-properties fo:background-color="#D4EA6B"/>
    </style:style>
    <style:style style:name="ce231" style:family="table-cell" style:parent-style-name="Default" style:data-style-name="N36">
      <style:table-cell-properties fo:background-color="#D4EA6B"/>
    </style:style>
    <style:style style:name="ce232" style:family="table-cell" style:parent-style-name="Default" style:data-style-name="N4">
      <style:table-cell-properties fo:background-color="#D4EA6B"/>
    </style:style>
    <style:style style:name="ce233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234" style:family="table-cell" style:parent-style-name="Default" style:data-style-name="N38">
      <style:table-cell-properties fo:background-color="#D4EA6B"/>
    </style:style>
    <style:style style:name="ce235" style:family="table-cell" style:parent-style-name="Default" style:data-style-name="N36">
      <style:table-cell-properties fo:background-color="#FFD8CE"/>
      <style:text-properties fo:font-weight="bold" style:font-weight-asian="bold" style:font-weight-complex="bold"/>
    </style:style>
    <style:style style:name="ce236" style:family="table-cell" style:parent-style-name="Default" style:data-style-name="N4">
      <style:table-cell-properties fo:background-color="#FFD8CE"/>
    </style:style>
    <style:style style:name="ce237" style:family="table-cell" style:parent-style-name="Default" style:data-style-name="N36">
      <style:table-cell-properties fo:background-color="#FFD8CE"/>
    </style:style>
    <style:style style:name="ce238" style:family="table-cell" style:parent-style-name="Default" style:data-style-name="N0">
      <style:table-cell-properties fo:background-color="#FFD7D7"/>
    </style:style>
    <style:style style:name="ce239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240" style:family="table-cell" style:parent-style-name="Default" style:data-style-name="N36">
      <style:table-cell-properties fo:background-color="#FFD7D7"/>
    </style:style>
    <style:style style:name="ce241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242" style:family="table-cell" style:parent-style-name="Default" style:data-style-name="N36">
      <style:table-cell-properties fo:border-top="thin solid #000000" fo:border-bottom="none" fo:border-left="none" fo:border-right="none" fo:background-color="#FFD7D7"/>
    </style:style>
    <style:style style:name="ce243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244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245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246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247" style:family="table-cell" style:parent-style-name="Default" style:data-style-name="N36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248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49" style:family="table-cell" style:parent-style-name="Default" style:data-style-name="N0">
      <style:table-cell-properties fo:background-color="#069A2E"/>
    </style:style>
    <style:style style:name="ce250" style:family="table-cell" style:parent-style-name="Default" style:data-style-name="N38">
      <style:table-cell-properties fo:background-color="#FFD7D7"/>
    </style:style>
    <style:style style:name="ce251" style:family="table-cell" style:parent-style-name="Default" style:data-style-name="N4">
      <style:table-cell-properties fo:background-color="#FFD7D7"/>
    </style:style>
    <style:style style:name="ce252" style:family="table-cell" style:parent-style-name="Default" style:data-style-name="N36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253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254" style:family="table-cell" style:parent-style-name="Default" style:data-style-name="N21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87916666666667cm" style:use-optimal-column-width="true"/>
    </style:style>
    <style:style style:name="co3" style:family="table-column">
      <style:table-column-properties fo:break-before="auto" style:column-width="5.715cm" style:use-optimal-column-width="true"/>
    </style:style>
    <style:style style:name="co4" style:family="table-column">
      <style:table-column-properties fo:break-before="auto" style:column-width="1.27cm" style:use-optimal-column-width="true"/>
    </style:style>
    <style:style style:name="co5" style:family="table-column">
      <style:table-column-properties fo:break-before="auto" style:column-width="2.143125cm" style:use-optimal-column-width="true"/>
    </style:style>
    <style:style style:name="co6" style:family="table-column">
      <style:table-column-properties fo:break-before="auto" style:column-width="2.75166666666667cm" style:use-optimal-column-width="true"/>
    </style:style>
    <style:style style:name="co7" style:family="table-column">
      <style:table-column-properties fo:break-before="auto" style:column-width="3.254375cm" style:use-optimal-column-width="true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0.370416666666667cm" style:use-optimal-column-width="true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5.02708333333333cm" style:use-optimal-column-width="true"/>
    </style:style>
    <style:style style:name="co12" style:family="table-column">
      <style:table-column-properties fo:break-before="auto" style:column-width="2.19604166666667cm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32833333333333cm" style:use-optimal-column-width="true"/>
    </style:style>
    <style:style style:name="co15" style:family="table-column">
      <style:table-column-properties fo:break-before="auto" style:column-width="0.767291666666667cm"/>
    </style:style>
    <style:style style:name="co16" style:family="table-column">
      <style:table-column-properties fo:break-before="auto" style:column-width="2.19604166666667cm" style:use-optimal-column-width="true"/>
    </style:style>
    <style:style style:name="co17" style:family="table-column">
      <style:table-column-properties fo:break-before="auto" style:column-width="2.301875cm" style:use-optimal-column-width="true"/>
    </style:style>
    <style:style style:name="co18" style:family="table-column">
      <style:table-column-properties fo:break-before="auto" style:column-width="1.32291666666667cm"/>
    </style:style>
    <style:style style:name="co19" style:family="table-column">
      <style:table-column-properties fo:break-before="auto" style:column-width="2.24895833333333cm"/>
    </style:style>
    <style:style style:name="co20" style:family="table-column">
      <style:table-column-properties fo:break-before="auto" style:column-width="2.11666666666667cm"/>
    </style:style>
    <style:style style:name="co21" style:family="table-column">
      <style:table-column-properties fo:break-before="auto" style:column-width="2.01083333333333cm"/>
    </style:style>
    <style:style style:name="co22" style:family="table-column">
      <style:table-column-properties fo:break-before="auto" style:column-width="2.16958333333333cm"/>
    </style:style>
    <style:style style:name="co23" style:family="table-column">
      <style:table-column-properties fo:break-before="auto" style:column-width="0.15875cm"/>
    </style:style>
    <style:style style:name="co24" style:family="table-column">
      <style:table-column-properties fo:break-before="auto" style:column-width="0.661458333333333cm"/>
    </style:style>
    <style:style style:name="co25" style:family="table-column">
      <style:table-column-properties fo:break-before="auto" style:column-width="1.48166666666667cm"/>
    </style:style>
    <style:style style:name="co26" style:family="table-column">
      <style:table-column-properties fo:break-before="auto" style:column-width="1.29645833333333cm" style:use-optimal-column-width="true"/>
    </style:style>
    <style:style style:name="co27" style:family="table-column">
      <style:table-column-properties fo:break-before="auto" style:column-width="1.27cm"/>
    </style:style>
    <style:style style:name="co28" style:family="table-column">
      <style:table-column-properties fo:break-before="auto" style:column-width="1.42875cm" style:use-optimal-column-width="true"/>
    </style:style>
    <style:style style:name="co29" style:family="table-column">
      <style:table-column-properties fo:break-before="auto" style:column-width="1.00541666666667cm"/>
    </style:style>
    <style:style style:name="co30" style:family="table-column">
      <style:table-column-properties fo:break-before="auto" style:column-width="2.27541666666667cm"/>
    </style:style>
    <style:style style:name="co31" style:family="table-column">
      <style:table-column-properties fo:break-before="auto" style:column-width="6.64104166666667cm"/>
    </style:style>
    <style:style style:name="co32" style:family="table-column">
      <style:table-column-properties fo:break-before="auto" style:column-width="1.74625cm"/>
    </style:style>
    <style:style style:name="co33" style:family="table-column">
      <style:table-column-properties fo:break-before="auto" style:column-width="2.143125cm"/>
    </style:style>
    <style:style style:name="co34" style:family="table-column">
      <style:table-column-properties fo:break-before="auto" style:column-width="1.95791666666667cm"/>
    </style:style>
    <style:style style:name="co35" style:family="table-column">
      <style:table-column-properties fo:break-before="auto" style:column-width="1.29645833333333cm"/>
    </style:style>
    <style:style style:name="co36" style:family="table-column">
      <style:table-column-properties fo:break-before="auto" style:column-width="5.794375cm"/>
    </style:style>
    <style:style style:name="co37" style:family="table-column">
      <style:table-column-properties fo:break-before="auto" style:column-width="1.85208333333333cm"/>
    </style:style>
    <style:style style:name="co38" style:family="table-column">
      <style:table-column-properties fo:break-before="auto" style:column-width="2.301875cm"/>
    </style:style>
    <style:style style:name="co39" style:family="table-column">
      <style:table-column-properties fo:break-before="auto" style:column-width="2.03729166666667cm" style:use-optimal-column-width="true"/>
    </style:style>
    <style:style style:name="co40" style:family="table-column">
      <style:table-column-properties fo:break-before="auto" style:column-width="3.22791666666667cm"/>
    </style:style>
    <style:style style:name="co41" style:family="table-column">
      <style:table-column-properties fo:break-before="auto" style:column-width="6.00604166666667cm"/>
    </style:style>
    <style:style style:name="co42" style:family="table-column">
      <style:table-column-properties fo:break-before="auto" style:column-width="2.06375cm"/>
    </style:style>
    <style:style style:name="co43" style:family="table-column">
      <style:table-column-properties fo:break-before="auto" style:column-width="2.48708333333333cm"/>
    </style:style>
    <style:style style:name="co44" style:family="table-column">
      <style:table-column-properties fo:break-before="auto" style:column-width="2.2225cm"/>
    </style:style>
    <style:style style:name="co45" style:family="table-column">
      <style:table-column-properties fo:break-before="auto" style:column-width="7.01145833333333cm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2.38125cm"/>
    </style:style>
    <style:style style:name="co48" style:family="table-column">
      <style:table-column-properties fo:break-before="auto" style:column-width="1.93145833333333cm"/>
    </style:style>
    <style:style style:name="co49" style:family="table-column">
      <style:table-column-properties fo:break-before="auto" style:column-width="2.03729166666667cm"/>
    </style:style>
    <style:style style:name="co50" style:family="table-column">
      <style:table-column-properties fo:break-before="auto" style:column-width="1.825625cm"/>
    </style:style>
    <style:style style:name="co51" style:family="table-column">
      <style:table-column-properties fo:break-before="auto" style:column-width="1.87854166666667cm"/>
    </style:style>
    <style:style style:name="co52" style:family="table-column">
      <style:table-column-properties fo:break-before="auto" style:column-width="1.905cm"/>
    </style:style>
    <style:style style:name="co53" style:family="table-column">
      <style:table-column-properties fo:break-before="auto" style:column-width="5.55625cm"/>
    </style:style>
    <style:style style:name="co54" style:family="table-column">
      <style:table-column-properties fo:break-before="auto" style:column-width="6.270625cm"/>
    </style:style>
    <style:style style:name="co55" style:family="table-column">
      <style:table-column-properties fo:break-before="auto" style:column-width="0.9525cm"/>
    </style:style>
    <style:style style:name="co56" style:family="table-column">
      <style:table-column-properties fo:break-before="auto" style:column-width="1.53458333333333cm"/>
    </style:style>
    <style:style style:name="co57" style:family="table-column">
      <style:table-column-properties fo:break-before="auto" style:column-width="1.190625cm"/>
    </style:style>
    <style:style style:name="co58" style:family="table-column">
      <style:table-column-properties fo:break-before="auto" style:column-width="1.08479166666667cm"/>
    </style:style>
    <style:style style:name="co59" style:family="table-column">
      <style:table-column-properties fo:break-before="auto" style:column-width="1.21708333333333cm"/>
    </style:style>
    <style:style style:name="co60" style:family="table-column">
      <style:table-column-properties fo:break-before="auto" style:column-width="6.746875cm"/>
    </style:style>
    <style:style style:name="co61" style:family="table-column">
      <style:table-column-properties fo:break-before="auto" style:column-width="0.608541666666667cm"/>
    </style:style>
    <style:style style:name="co62" style:family="table-column">
      <style:table-column-properties fo:break-before="auto" style:column-width="0.582083333333333cm"/>
    </style:style>
    <style:style style:name="co63" style:family="table-column">
      <style:table-column-properties fo:break-before="auto" style:column-width="0.47625cm"/>
    </style:style>
    <style:style style:name="co64" style:family="table-column">
      <style:table-column-properties fo:break-before="auto" style:column-width="0.529166666666667cm"/>
    </style:style>
    <style:style style:name="co65" style:family="table-column">
      <style:table-column-properties fo:break-before="auto" style:column-width="2.54cm"/>
    </style:style>
    <style:style style:name="co66" style:family="table-column">
      <style:table-column-properties fo:break-before="auto" style:column-width="6.985cm"/>
    </style:style>
    <style:style style:name="co67" style:family="table-column">
      <style:table-column-properties fo:break-before="auto" style:column-width="2.09020833333333cm"/>
    </style:style>
    <style:style style:name="co68" style:family="table-column">
      <style:table-column-properties fo:break-before="auto" style:column-width="1.13770833333333cm"/>
    </style:style>
    <style:style style:name="co69" style:family="table-column">
      <style:table-column-properties fo:break-before="auto" style:column-width="1.24354166666667cm"/>
    </style:style>
    <style:style style:name="co70" style:family="table-column">
      <style:table-column-properties fo:break-before="auto" style:column-width="1.3758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table:tab-color="#9BC2E6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2">
      <style:table-properties table:display="true" table:tab-color="#375623" style:writing-mode="lr-tb"/>
    </style:style>
    <style:style style:name="ta6" style:family="table" style:master-page-name="mp2">
      <style:table-properties table:display="true" table:tab-color="#395511" style:writing-mode="lr-tb"/>
    </style:style>
    <style:style style:name="ta7" style:family="table" style:master-page-name="mp2">
      <style:table-properties table:display="true" table:tab-color="#1E6A39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Sayfa1.$C:.$C])" table:base-cell-address="Sayfa2.E5">
          <table:help-message table:display="true"/>
          <table:error-message table:display="true"/>
        </table:content-validation>
      </table:content-validations>
      <table:table table:name="Sayf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2240" table:style-name="ce1">
            <text:p>224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ev elektrik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umu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yasemi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p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hm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c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d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f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g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h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0 KAS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1 ALINAN ÇEKL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2 BANKALA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 Hisse Senetl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645 Menkul Kıymet Satış Karları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0 MEGMT - 745 MEGA METAL<text:s/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1 SURGY- 744 SUR GY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02 İŞ 808<text:s/>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110.22 AVPGY - 747 AVRUPAKENT GY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01 İŞ 80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3 TABGD</text:p>
          </table:table-cell>
          <table:table-cell table:number-columns-repeated="16381"/>
        </table:table-row>
        <table:table-row table:number-rows-repeated="1048546" table:style-name="ro1">
          <table:table-cell table:number-columns-repeated="16384"/>
        </table:table-row>
      </table:table>
      <table:table table:name="Sayfa2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1" table:number-columns-repeated="1637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1">
            <text:p>adet</text:p>
          </table:table-cell>
          <table:table-cell office:value-type="string" table:style-name="ce1">
            <text:p>birim fiyat</text:p>
          </table:table-cell>
          <table:table-cell office:value-type="string" table:style-name="ce1">
            <text:p>Hesap</text:p>
          </table:table-cell>
          <table:table-cell office:value-type="string" table:style-name="ce1">
            <text:p>Transfer</text:p>
          </table:table-cell>
          <table:table-cell office:value-type="string" table:style-name="ce2">
            <text:p>Tutar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TABGD</text:p>
          </table:table-cell>
          <table:table-cell office:value-type="float" office:value="10" table:style-name="ce1">
            <text:p>10</text:p>
          </table:table-cell>
          <table:table-cell office:value-type="float" office:value="143.69999999999999" table:style-name="ce1">
            <text:p>143,7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3 TABGD</text:p>
          </table:table-cell>
          <table:table-cell office:value-type="float" office:value="1437" table:formula="of:=[Sayfa2.$D5]*[Sayfa2.$C5]" table:style-name="ce2">
            <text:p>1.437,00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Mega Metal Halka Arz</text:p>
          </table:table-cell>
          <table:table-cell office:value-type="float" office:value="20" table:style-name="ce1">
            <text:p>20</text:p>
          </table:table-cell>
          <table:table-cell office:value-type="float" office:value="28.3" table:style-name="ce1">
            <text:p>28,3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0 MEGMT - 745 MEGA METAL<text:s/></text:p>
          </table:table-cell>
          <table:table-cell office:value-type="float" office:value="566" table:formula="of:=[Sayfa2.$D6]*[Sayfa2.$C6]" table:style-name="ce2">
            <text:p>566,00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Sur Yapı GYO Halka Arz</text:p>
          </table:table-cell>
          <table:table-cell office:value-type="float" office:value="20" table:style-name="ce1">
            <text:p>20</text:p>
          </table:table-cell>
          <table:table-cell office:value-type="float" office:value="49.18" table:style-name="ce1">
            <text:p>49,1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1 SURGY- 744 SUR GYO</text:p>
          </table:table-cell>
          <table:table-cell office:value-type="float" office:value="983.6" table:formula="of:=[Sayfa2.$D7]*[Sayfa2.$C7]" table:style-name="ce2">
            <text:p>983,60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İŞ Fon 808 alış</text:p>
          </table:table-cell>
          <table:table-cell office:value-type="float" office:value="300" table:style-name="ce1">
            <text:p>300</text:p>
          </table:table-cell>
          <table:table-cell office:value-type="float" office:value="18.207357999999999" table:style-name="ce1">
            <text:p>18,20735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2 İŞ 808<text:s/></text:p>
          </table:table-cell>
          <table:table-cell office:value-type="float" office:value="5462.2073999999993" table:formula="of:=[Sayfa2.$D8]*[Sayfa2.$C8]" table:style-name="ce2">
            <text:p>5.462,21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İŞ Fon 801 alış</text:p>
          </table:table-cell>
          <table:table-cell office:value-type="float" office:value="10" table:style-name="ce1">
            <text:p>10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5238.8987099999995" table:formula="of:=[Sayfa2.$D9]*[Sayfa2.$C9]" table:style-name="ce2">
            <text:p>5.238,90</text:p>
          </table:table-cell>
          <table:table-cell table:number-columns-repeated="16377"/>
        </table:table-row>
        <table:table-row table:style-name="ro1">
          <table:table-cell office:value-type="date" office:date-value="2023-12-13T00:00:00" table:style-name="ce3">
            <text:p>13.Ara</text:p>
          </table:table-cell>
          <table:table-cell office:value-type="string" table:style-name="ce1">
            <text:p>Avrupakent GYO Halka Arz</text:p>
          </table:table-cell>
          <table:table-cell office:value-type="float" office:value="30" table:style-name="ce1">
            <text:p>30</text:p>
          </table:table-cell>
          <table:table-cell office:value-type="float" office:value="55.08" table:style-name="ce1">
            <text:p>55,0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2 AVPGY - 747 AVRUPAKENT GYO</text:p>
          </table:table-cell>
          <table:table-cell office:value-type="float" office:value="1652.3999999999999" table:formula="of:=[Sayfa2.$D10]*[Sayfa2.$C10]" table:style-name="ce2">
            <text:p>1.652,40</text:p>
          </table:table-cell>
          <table:table-cell table:number-columns-repeated="16377"/>
        </table:table-row>
        <table:table-row table:style-name="ro1">
          <table:table-cell office:value-type="date" office:date-value="2023-12-13T00:00:00" table:style-name="ce3">
            <text:p>13.Ara</text:p>
          </table:table-cell>
          <table:table-cell office:value-type="string" table:style-name="ce1">
            <text:p>İŞ Fon 801 alış</text:p>
          </table:table-cell>
          <table:table-cell office:value-type="float" office:value="40" table:style-name="ce1">
            <text:p>40</text:p>
          </table:table-cell>
          <table:table-cell office:value-type="float" office:value="527.21223999999995" table:style-name="ce1">
            <text:p>527,21224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21088.489599999997" table:formula="of:=[Sayfa2.$D11]*[Sayfa2.$C11]" table:style-name="ce2">
            <text:p>21.088,49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İŞ Fon 808 satış<text:s text:c="2"/></text:p>
          </table:table-cell>
          <table:table-cell office:value-type="float" office:value="300" table:style-name="ce1">
            <text:p>300</text:p>
          </table:table-cell>
          <table:table-cell office:value-type="float" office:value="18.207357999999999" table:style-name="ce1">
            <text:p>18,207358</text:p>
          </table:table-cell>
          <table:table-cell office:value-type="string" table:content-validation-name="val1" table:style-name="ce1">
            <text:p>110.02 İŞ 808<text:s/>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5462.2073999999993" table:formula="of:=[Sayfa2.$D12]*[Sayfa2.$C12]" table:style-name="ce2">
            <text:p>5.462,21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İŞ Fon 808 Satış Geliri</text:p>
          </table:table-cell>
          <table:table-cell office:value-type="float" office:value="300" table:style-name="ce1">
            <text:p>300</text:p>
          </table:table-cell>
          <table:table-cell office:value-type="float" office:value="0.41841" table:style-name="ce1">
            <text:p>0,41841</text:p>
          </table:table-cell>
          <table:table-cell office:value-type="string" table:content-validation-name="val1" table:style-name="ce1">
            <text:p>110.02 İŞ 808<text:s/>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125.523" table:formula="of:=[Sayfa2.$D13]*[Sayfa2.$C13]" table:style-name="ce2">
            <text:p>125,52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Avrupakent GYO Alış</text:p>
          </table:table-cell>
          <table:table-cell office:value-type="float" office:value="100" table:style-name="ce1">
            <text:p>100</text:p>
          </table:table-cell>
          <table:table-cell office:value-type="float" office:value="39.520000000000003" table:style-name="ce1">
            <text:p>39,52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2 AVPGY - 747 AVRUPAKENT GYO</text:p>
          </table:table-cell>
          <table:table-cell office:value-type="float" office:value="3952.0000000000005" table:formula="of:=[Sayfa2.$D14]*[Sayfa2.$C14]" table:style-name="ce2">
            <text:p>3.952,00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TABGD</text:p>
          </table:table-cell>
          <table:table-cell office:value-type="float" office:value="20" table:style-name="ce1">
            <text:p>20</text:p>
          </table:table-cell>
          <table:table-cell office:value-type="float" office:value="115.1" table:style-name="ce1">
            <text:p>115,1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3 TABGD</text:p>
          </table:table-cell>
          <table:table-cell office:value-type="float" office:value="2302" table:formula="of:=[Sayfa2.$D15]*[Sayfa2.$C15]" table:style-name="ce2">
            <text:p>2.302,00</text:p>
          </table:table-cell>
          <table:table-cell table:number-columns-repeated="16377"/>
        </table:table-row>
        <table:table-row table:style-name="ro1">
          <table:table-cell office:value-type="date" office:date-value="2024-01-02T00:00:00" table:style-name="ce3">
            <text:p>2.Oca</text:p>
          </table:table-cell>
          <table:table-cell office:value-type="string" table:style-name="ce1">
            <text:p>İŞ Fon 801 satış</text:p>
          </table:table-cell>
          <table:table-cell office:value-type="float" office:value="28" table:style-name="ce1">
            <text:p>28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10.02 İŞ 808<text:s/>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14668.916388" table:formula="of:=[Sayfa2.$D16]*[Sayfa2.$C16]" table:style-name="ce2">
            <text:p>14.668,92</text:p>
          </table:table-cell>
          <table:table-cell table:number-columns-repeated="16377"/>
        </table:table-row>
        <table:table-row table:style-name="ro1">
          <table:table-cell office:value-type="date" office:date-value="2024-01-02T00:00:00" table:style-name="ce3">
            <text:p>2.Oca</text:p>
          </table:table-cell>
          <table:table-cell office:value-type="string" table:style-name="ce1">
            <text:p>İŞ Fon 801 satış</text:p>
          </table:table-cell>
          <table:table-cell office:value-type="float" office:value="28" table:style-name="ce1">
            <text:p>28</text:p>
          </table:table-cell>
          <table:table-cell office:value-type="float" office:value="14.899836000000001" table:style-name="ce1">
            <text:p>14,899836</text:p>
          </table:table-cell>
          <table:table-cell office:value-type="string" table:content-validation-name="val1" table:style-name="ce1">
            <text:p>110.02 İŞ 808<text:s/>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417.19540800000004" table:formula="of:=[Sayfa2.$D17]*[Sayfa2.$C17]" table:style-name="ce2">
            <text:p>417,20</text:p>
          </table:table-cell>
          <table:table-cell table:number-columns-repeated="16377"/>
        </table:table-row>
        <table:table-row table:style-name="ro1">
          <table:table-cell office:value-type="date" office:date-value="2024-01-04T00:00:00" table:style-name="ce3">
            <text:p>4.Oca</text:p>
          </table:table-cell>
          <table:table-cell office:value-type="string" table:style-name="ce1">
            <text:p>İŞ Fon 801 satış</text:p>
          </table:table-cell>
          <table:table-cell office:value-type="float" office:value="22" table:style-name="ce1">
            <text:p>22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10.01 İŞ 801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11525.577162" table:formula="of:=[Sayfa2.$D18]*[Sayfa2.$C18]" table:style-name="ce2">
            <text:p>11.525,58</text:p>
          </table:table-cell>
          <table:table-cell table:number-columns-repeated="16377"/>
        </table:table-row>
        <table:table-row table:style-name="ro1">
          <table:table-cell office:value-type="date" office:date-value="2024-01-04T00:00:00" table:style-name="ce3">
            <text:p>4.Oca</text:p>
          </table:table-cell>
          <table:table-cell office:value-type="string" table:style-name="ce1">
            <text:p>İŞ Fon 801 satış</text:p>
          </table:table-cell>
          <table:table-cell office:value-type="float" office:value="22" table:style-name="ce1">
            <text:p>22</text:p>
          </table:table-cell>
          <table:table-cell office:value-type="float" office:value="16.110173" table:style-name="ce1">
            <text:p>16,110173</text:p>
          </table:table-cell>
          <table:table-cell office:value-type="string" table:content-validation-name="val1" table:style-name="ce1">
            <text:p>110.01 İŞ 801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354.42380600000001" table:formula="of:=[Sayfa2.$D19]*[Sayfa2.$C19]" table:style-name="ce2">
            <text:p>354,42</text:p>
          </table:table-cell>
          <table:table-cell table:number-columns-repeated="16377"/>
        </table:table-row>
        <table:table-row table:style-name="ro1">
          <table:table-cell office:value-type="date" office:date-value="2024-01-05T00:00:00" table:style-name="ce3">
            <text:p>5.Oca</text:p>
          </table:table-cell>
          <table:table-cell office:value-type="string" table:style-name="ce1">
            <text:p>İŞ Fon 801 alış</text:p>
          </table:table-cell>
          <table:table-cell office:value-type="float" office:value="110" table:style-name="ce1">
            <text:p>110</text:p>
          </table:table-cell>
          <table:table-cell office:value-type="float" office:value="540.60110799999995" table:style-name="ce1">
            <text:p>540,60110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59466.121879999992" table:formula="of:=[Sayfa2.$D20]*[Sayfa2.$C20]" table:style-name="ce2">
            <text:p>59.466,12</text:p>
          </table:table-cell>
          <table:table-cell table:number-columns-repeated="16377"/>
        </table:table-row>
        <table:table-row table:style-name="ro1">
          <table:table-cell office:value-type="date" office:date-value="2024-01-08T00:00:00" table:style-name="ce254">
            <text:p>8.Oca</text:p>
          </table:table-cell>
          <table:table-cell office:value-type="string" table:style-name="ce1">
            <text:p>İŞ Fon 801 alış</text:p>
          </table:table-cell>
          <table:table-cell office:value-type="float" office:value="50" table:style-name="ce1">
            <text:p>50</text:p>
          </table:table-cell>
          <table:table-cell office:value-type="float" office:value="540.60110799999995" table:style-name="ce1">
            <text:p>540,60110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27030.055399999997" table:formula="of:=[Sayfa2.$D21]*[Sayfa2.$C21]" table:style-name="ce2">
            <text:p>27.030,06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content-validation-name="val1" table:style-name="ce1"/>
          <table:table-cell table:content-validation-name="val1" table:style-name="ce1"/>
          <table:table-cell office:value-type="float" office:value="0" table:formula="of:=[Sayfa2.$D22]*[Sayfa2.$C22]" table:style-name="ce2">
            <text:p>0,00</text:p>
          </table:table-cell>
          <table:table-cell table:number-columns-repeated="16377"/>
        </table:table-row>
        <table:table-row table:number-rows-repeated="1048554" table:style-name="ro1">
          <table:table-cell table:number-columns-repeated="16384"/>
        </table:table-row>
      </table:table>
      <table:table table:name="NZN_24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4">
            <text:p>2023 YILI NAZAN BALCI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Yapılacak</text:p>
          </table:table-cell>
          <table:table-cell office:value-type="string" table:style-name="ce6">
            <text:p>Kalacak</text:p>
          </table:table-cell>
          <table:table-cell office:value-type="string" table:style-name="ce5">
            <text:p>Yapılan</text:p>
          </table:table-cell>
          <table:table-cell table:style-name="ce6"/>
          <table:table-cell table:style-name="ce1"/>
          <table:table-cell office:value-type="string" table:style-name="ce5">
            <text:p>Kal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7">
            <text:p>Ödeme</text:p>
          </table:table-cell>
          <table:table-cell office:value-type="string" table:style-name="ce6">
            <text:p>Bakiye</text:p>
          </table:table-cell>
          <table:table-cell office:value-type="string" table:style-name="ce5">
            <text:p>Ödeme</text:p>
          </table:table-cell>
          <table:table-cell table:style-name="ce6"/>
          <table:table-cell table:style-name="ce1"/>
          <table:table-cell office:value-type="string" table:style-name="ce5">
            <text:p>Bakiye</text:p>
          </table:table-cell>
          <table:table-cell table:number-columns-repeated="16375"/>
        </table:table-row>
        <table:table-row table:style-name="ro2">
          <table:table-cell/>
          <table:table-cell table:number-columns-repeated="3" table:style-name="ce1"/>
          <table:table-cell table:style-name="ce8"/>
          <table:table-cell table:number-columns-repeated="2" table:style-name="ce1"/>
          <table:table-cell office:value-type="string" table:style-name="ce9">
            <text:p>2023 yıl sonu nazan kira geliri</text:p>
          </table:table-cell>
          <table:table-cell office:value-type="float" office:value="119450.07603448002" table:formula="of:=[NZN_23.I18]" table:style-name="ce10">
            <text:p>119.450,08</text:p>
          </table:table-cell>
          <table:table-cell table:number-columns-repeated="16375"/>
        </table:table-row>
        <table:table-row table:style-name="ro2">
          <table:table-cell/>
          <table:table-cell table:number-columns-repeated="3" table:style-name="ce1"/>
          <table:table-cell table:style-name="ce8"/>
          <table:table-cell table:number-columns-repeated="2" table:style-name="ce1"/>
          <table:table-cell office:value-type="string" table:style-name="ce9">
            <text:p>2024 yılı Toplam</text:p>
          </table:table-cell>
          <table:table-cell office:value-type="float" office:value="34366.063999999998" table:formula="of:=[.I23]*-1" table:style-name="ce10">
            <text:p>34.366,06</text:p>
          </table:table-cell>
          <table:table-cell table:number-columns-repeated="16375"/>
        </table:table-row>
        <table:table-row table:style-name="ro2">
          <table:table-cell/>
          <table:table-cell table:number-columns-repeated="3" table:style-name="ce1"/>
          <table:table-cell table:style-name="ce8"/>
          <table:table-cell table:number-columns-repeated="3" table:style-name="ce1"/>
          <table:table-cell office:value-type="float" office:value="153816.14003448002" table:formula="of:=[.I6]+[.I5]" table:style-name="ce10">
            <text:p>15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1-04T00:00:00" table:style-name="ce11">
            <text:p>4.01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143816.14003448002" table:formula="of:=[.I7]-[.D8]" table:style-name="ce13">
            <text:p>₺143.816,14</text:p>
          </table:table-cell>
          <table:table-cell office:value-type="currency" office:value="10000" table:style-name="ce14">
            <text:p>₺10.000,00</text:p>
          </table:table-cell>
          <table:table-cell table:style-name="ce15"/>
          <table:table-cell office:value-type="string" table:style-name="ce15">
            <text:p>nazan havale</text:p>
          </table:table-cell>
          <table:table-cell office:value-type="currency" office:value="143816.14003448002" table:formula="of:=[.I7]-[.F8]" table:style-name="ce16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2-01T00:00:00" table:style-name="ce11">
            <text:p>1.02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133816.14003448002" table:formula="of:=[.E8]-[.D9]" table:style-name="ce13">
            <text:p>₺133.816,14</text:p>
          </table:table-cell>
          <table:table-cell table:number-columns-repeated="3" table:style-name="ce1"/>
          <table:table-cell office:value-type="currency" office:value="143816.14003448002" table:formula="of:=[.I8]-[.F9]" table:style-name="ce13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3-01T00:00:00" table:style-name="ce11">
            <text:p>1.03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123816.14003448002" table:formula="of:=[.E9]-[.D10]" table:style-name="ce13">
            <text:p>₺123.816,14</text:p>
          </table:table-cell>
          <table:table-cell table:number-columns-repeated="3" table:style-name="ce1"/>
          <table:table-cell office:value-type="currency" office:value="143816.14003448002" table:formula="of:=[.I9]-[.F10]" table:style-name="ce13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4-01T00:00:00" table:style-name="ce11">
            <text:p>1.04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113816.14003448002" table:formula="of:=[.E10]-[.D11]" table:style-name="ce13">
            <text:p>₺113.816,14</text:p>
          </table:table-cell>
          <table:table-cell table:number-columns-repeated="3" table:style-name="ce1"/>
          <table:table-cell office:value-type="currency" office:value="143816.14003448002" table:formula="of:=[.I10]-[.F11]" table:style-name="ce13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5-01T00:00:00" table:style-name="ce11">
            <text:p>1.05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103816.14003448002" table:formula="of:=[.E11]-[.D12]" table:style-name="ce13">
            <text:p>₺103.816,14</text:p>
          </table:table-cell>
          <table:table-cell table:number-columns-repeated="3" table:style-name="ce1"/>
          <table:table-cell office:value-type="currency" office:value="143816.14003448002" table:formula="of:=[.I11]-[.F12]" table:style-name="ce13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6-01T00:00:00" table:style-name="ce11">
            <text:p>1.06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93816.14003448002" table:formula="of:=[.E12]-[.D13]" table:style-name="ce13">
            <text:p>₺93.816,14</text:p>
          </table:table-cell>
          <table:table-cell table:number-columns-repeated="3" table:style-name="ce1"/>
          <table:table-cell office:value-type="currency" office:value="143816.14003448002" table:formula="of:=[.I12]-[.F13]" table:style-name="ce13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7-01T00:00:00" table:style-name="ce11">
            <text:p>1.07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83816.14003448002" table:formula="of:=[.E13]-[.D14]" table:style-name="ce13">
            <text:p>₺83.816,14</text:p>
          </table:table-cell>
          <table:table-cell table:number-columns-repeated="3" table:style-name="ce1"/>
          <table:table-cell office:value-type="currency" office:value="143816.14003448002" table:formula="of:=[.I13]-[.F14]" table:style-name="ce13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8-01T00:00:00" table:style-name="ce11">
            <text:p>1.08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73816.14003448002" table:formula="of:=[.E14]-[.D15]" table:style-name="ce13">
            <text:p>₺73.816,14</text:p>
          </table:table-cell>
          <table:table-cell table:number-columns-repeated="3" table:style-name="ce1"/>
          <table:table-cell office:value-type="currency" office:value="143816.14003448002" table:formula="of:=[.I14]-[.F15]" table:style-name="ce13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9-01T00:00:00" table:style-name="ce11">
            <text:p>1.09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63816.14003448002" table:formula="of:=[.E15]-[.D16]" table:style-name="ce13">
            <text:p>₺63.816,14</text:p>
          </table:table-cell>
          <table:table-cell table:number-columns-repeated="3" table:style-name="ce1"/>
          <table:table-cell office:value-type="currency" office:value="143816.14003448002" table:formula="of:=[.I15]-[.F16]" table:style-name="ce13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0-01T00:00:00" table:style-name="ce11">
            <text:p>1.10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53816.14003448002" table:formula="of:=[.E16]-[.D17]" table:style-name="ce13">
            <text:p>₺53.816,14</text:p>
          </table:table-cell>
          <table:table-cell table:number-columns-repeated="3" table:style-name="ce1"/>
          <table:table-cell office:value-type="currency" office:value="143816.14003448002" table:formula="of:=[.I16]-[.F17]" table:style-name="ce13">
            <text:p>₺143.816,14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1-01T00:00:00" table:style-name="ce11">
            <text:p>1.11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43816.14003448002" table:formula="of:=[.E17]-[.D18]" table:style-name="ce13">
            <text:p>₺43.816,14</text:p>
          </table:table-cell>
          <table:table-cell table:number-columns-repeated="3" table:style-name="ce1"/>
          <table:table-cell office:value-type="currency" office:value="143816.14003448002" table:formula="of:=[.I17]-[.F18]" table:style-name="ce13">
            <text:p>₺143.816,14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2-01T00:00:00" table:style-name="ce11">
            <text:p>1.12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33816.14003448002" table:formula="of:=[.E18]-[.D19]" table:style-name="ce13">
            <text:p>₺33.816,14</text:p>
          </table:table-cell>
          <table:table-cell table:number-columns-repeated="3" table:style-name="ce1"/>
          <table:table-cell office:value-type="currency" office:value="143816.14003448002" table:formula="of:=[.I18]-[.F19]" table:style-name="ce13">
            <text:p>₺143.816,14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style-name="ce12"/>
          <table:table-cell table:style-name="ce13"/>
          <table:table-cell table:number-columns-repeated="2" table:style-name="ce1"/>
          <table:table-cell table:style-name="ce13"/>
          <table:table-cell table:style-name="ce8"/>
          <table:table-cell table:number-columns-repeated="16375" table:style-name="ce1"/>
        </table:table-row>
        <table:table-row table:style-name="ro3">
          <table:table-cell/>
          <table:table-cell table:style-name="ce1"/>
          <table:table-cell office:value-type="string" table:style-name="ce17">
            <text:p>Hisse Oranı</text:p>
          </table:table-cell>
          <table:table-cell table:style-name="ce1"/>
          <table:table-cell office:value-type="percentage" office:value="0.23538400000000001" table:style-name="ce18">
            <text:p>23,5384%</text:p>
          </table:table-cell>
          <table:table-cell office:value-type="percentage" office:value="0.76461599999999996" table:formula="of:=1-[.E21]" table:style-name="ce18">
            <text:p>76,4616%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office:value-type="string" table:style-name="ce19">
            <text:p>Tarih</text:p>
          </table:table-cell>
          <table:table-cell office:value-type="string" table:style-name="ce19">
            <text:p>Açıklama</text:p>
          </table:table-cell>
          <table:table-cell office:value-type="string" table:style-name="ce20">
            <text:p>snyA-H</text:p>
          </table:table-cell>
          <table:table-cell office:value-type="string" table:style-name="ce21">
            <text:p>Oran %</text:p>
          </table:table-cell>
          <table:table-cell office:value-type="string" table:style-name="ce20">
            <text:p>Oran TL Tutar</text:p>
          </table:table-cell>
          <table:table-cell office:value-type="string" table:style-name="ce22">
            <text:p>Ödendi</text:p>
          </table:table-cell>
          <table:table-cell office:value-type="string" table:style-name="ce20">
            <text:p>Oran TL</text:p>
          </table:table-cell>
          <table:table-cell office:value-type="string" table:style-name="ce23">
            <text:p>Genel Toplam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9"/>
          <table:table-cell office:value-type="string" table:style-name="ce24">
            <text:p>Toplam Gelir</text:p>
          </table:table-cell>
          <table:table-cell office:value-type="float" office:value="331000" table:formula="of:=SUBTOTAL(109;[.D24:.D37])" table:style-name="ce25">
            <text:p>331.000,00</text:p>
          </table:table-cell>
          <table:table-cell office:value-type="float" office:value="0" table:formula="of:=SUBTOTAL(109;[.$E$23:.$E$37])" table:style-name="ce25">
            <text:p>0,00</text:p>
          </table:table-cell>
          <table:table-cell office:value-type="float" office:value="-43546.04" table:formula="of:=SUM([.F24:.F37])" table:style-name="ce25">
            <text:p>-43.546,04</text:p>
          </table:table-cell>
          <table:table-cell table:style-name="ce24"/>
          <table:table-cell office:value-type="float" office:value="0" table:formula="of:=SUBTOTAL(109;[.$H$23:.$H$37])" table:style-name="ce25">
            <text:p>0,00</text:p>
          </table:table-cell>
          <table:table-cell office:value-type="float" office:value="-34366.063999999998" table:formula="of:=[.I24]" table:style-name="ce25">
            <text:p>-34.366,06</text:p>
          </table:table-cell>
          <table:table-cell table:style-name="ce1"/>
          <table:table-cell table:style-name="ce26"/>
          <table:table-cell table:number-columns-repeated="16373"/>
        </table:table-row>
        <table:table-row table:style-name="ro1">
          <table:table-cell/>
          <table:table-cell office:value-type="date" office:date-value="2024-12-30T00:00:00" table:style-name="ce27">
            <text:p>30.12.2024</text:p>
          </table:table-cell>
          <table:table-cell office:value-type="string" table:style-name="ce1">
            <text:p>snyH- Yazıhane</text:p>
          </table:table-cell>
          <table:table-cell table:style-name="ce1"/>
          <table:table-cell office:value-type="float" office:value="0" table:formula="of:=IF([.G24]=1;[.$D24];0)" table:style-name="ce28">
            <text:p>0,00</text:p>
          </table:table-cell>
          <table:table-cell office:value-type="float" office:value="0" table:formula="of:=IF([.G24]=0;[.D24]*[.$E$21]*-1;0)" table:style-name="ce29">
            <text:p>0,0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24]=1;[.D24]*[.$E$21]*-1;0)" table:style-name="ce28">
            <text:p>0,00</text:p>
          </table:table-cell>
          <table:table-cell office:value-type="float" office:value="-34366.063999999998" table:formula="of:=[.I25]+[.H24]" table:style-name="ce8">
            <text:p>-34.366,06</text:p>
          </table:table-cell>
          <table:table-cell table:style-name="ce1"/>
          <table:table-cell table:style-name="ce26"/>
          <table:table-cell table:number-columns-repeated="16373"/>
        </table:table-row>
        <table:table-row table:style-name="ro1">
          <table:table-cell/>
          <table:table-cell table:style-name="ce31"/>
          <table:table-cell table:style-name="ce32"/>
          <table:table-cell table:style-name="ce33"/>
          <table:table-cell office:value-type="float" office:value="0" table:formula="of:=IF([.G25]=1;[.$D25];0)" table:style-name="ce28">
            <text:p>0,00</text:p>
          </table:table-cell>
          <table:table-cell office:value-type="float" office:value="0" table:formula="of:=IF([.G25]=0;[.D25]*[.$E$21]*-1;0)" table:style-name="ce29">
            <text:p>0,0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25]=1;[.D25]*[.$E$21]*-1;0)" table:style-name="ce28">
            <text:p>0,00</text:p>
          </table:table-cell>
          <table:table-cell office:value-type="float" office:value="-34366.063999999998" table:formula="of:=[.I26]+[.H25]" table:style-name="ce8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4"/>
          <table:table-cell table:style-name="ce35"/>
          <table:table-cell table:style-name="ce36"/>
          <table:table-cell office:value-type="float" office:value="0" table:formula="of:=IF([.G26]=1;[.$D26];0)" table:style-name="ce28">
            <text:p>0,00</text:p>
          </table:table-cell>
          <table:table-cell office:value-type="float" office:value="0" table:formula="of:=IF([.G26]=0;[.D26]*[.$E$21]*-1;0)" table:style-name="ce29">
            <text:p>0,0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26]=1;[.D26]*[.$E$21]*-1;0)" table:style-name="ce28">
            <text:p>0,00</text:p>
          </table:table-cell>
          <table:table-cell office:value-type="float" office:value="-34366.063999999998" table:formula="of:=[.I27]+[.H26]" table:style-name="ce8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4"/>
          <table:table-cell table:style-name="ce35"/>
          <table:table-cell table:style-name="ce36"/>
          <table:table-cell office:value-type="float" office:value="0" table:formula="of:=IF([.G27]=1;[.$D27];0)" table:style-name="ce28">
            <text:p>0,00</text:p>
          </table:table-cell>
          <table:table-cell office:value-type="float" office:value="0" table:formula="of:=IF([.G27]=0;[.D27]*[.$E$21]*-1;0)" table:style-name="ce29">
            <text:p>0,0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27]=1;[.D27]*[.$E$21]*-1;0)" table:style-name="ce28">
            <text:p>0,00</text:p>
          </table:table-cell>
          <table:table-cell office:value-type="float" office:value="-34366.063999999998" table:formula="of:=[.I28]+[.H27]" table:style-name="ce8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1"/>
          <table:table-cell table:style-name="ce32"/>
          <table:table-cell table:style-name="ce33"/>
          <table:table-cell office:value-type="float" office:value="0" table:formula="of:=IF([.G28]=1;[.$D28];0)" table:style-name="ce28">
            <text:p>0,00</text:p>
          </table:table-cell>
          <table:table-cell office:value-type="float" office:value="0" table:formula="of:=IF([.G28]=0;[.D28]*[.$E$21]*-1;0)" table:style-name="ce29">
            <text:p>0,0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28]=1;[.D28]*[.$E$21]*-1;0)" table:style-name="ce28">
            <text:p>0,00</text:p>
          </table:table-cell>
          <table:table-cell office:value-type="float" office:value="-34366.063999999998" table:formula="of:=[.I29]+[.H28]" table:style-name="ce8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1"/>
          <table:table-cell table:style-name="ce32"/>
          <table:table-cell table:style-name="ce33"/>
          <table:table-cell office:value-type="float" office:value="0" table:formula="of:=IF([.G29]=1;[.$D29];0)" table:style-name="ce28">
            <text:p>0,00</text:p>
          </table:table-cell>
          <table:table-cell office:value-type="float" office:value="0" table:formula="of:=IF([.G29]=0;[.D29]*[.$E$21]*-1;0)" table:style-name="ce29">
            <text:p>0,0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29]=1;[.D29]*[.$E$21]*-1;0)" table:style-name="ce28">
            <text:p>0,00</text:p>
          </table:table-cell>
          <table:table-cell office:value-type="float" office:value="-34366.063999999998" table:formula="of:=[.I30]+[.H29]" table:style-name="ce8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1"/>
          <table:table-cell table:style-name="ce32"/>
          <table:table-cell table:style-name="ce33"/>
          <table:table-cell office:value-type="float" office:value="0" table:formula="of:=IF([.G30]=1;[.$D30];0)" table:style-name="ce28">
            <text:p>0,00</text:p>
          </table:table-cell>
          <table:table-cell office:value-type="float" office:value="0" table:formula="of:=IF([.G30]=0;[.D30]*[.$E$21]*-1;0)" table:style-name="ce29">
            <text:p>0,0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30]=1;[.D30]*[.$E$21]*-1;0)" table:style-name="ce28">
            <text:p>0,00</text:p>
          </table:table-cell>
          <table:table-cell office:value-type="float" office:value="-34366.063999999998" table:formula="of:=[.I31]+[.H30]" table:style-name="ce8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1"/>
          <table:table-cell table:style-name="ce32"/>
          <table:table-cell table:style-name="ce33"/>
          <table:table-cell office:value-type="float" office:value="0" table:formula="of:=IF([.G31]=1;[.$D31];0)" table:style-name="ce28">
            <text:p>0,00</text:p>
          </table:table-cell>
          <table:table-cell office:value-type="float" office:value="0" table:formula="of:=IF([.G31]=0;[.D31]*[.$E$21]*-1;0)" table:style-name="ce29">
            <text:p>0,0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31]=1;[.D31]*[.$E$21]*-1;0)" table:style-name="ce28">
            <text:p>0,00</text:p>
          </table:table-cell>
          <table:table-cell office:value-type="float" office:value="-34366.063999999998" table:formula="of:=[.I32]+[.H31]" table:style-name="ce8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4"/>
          <table:table-cell table:style-name="ce35"/>
          <table:table-cell table:style-name="ce36"/>
          <table:table-cell office:value-type="float" office:value="0" table:formula="of:=IF([.G32]=1;[.$D32];0)" table:style-name="ce28">
            <text:p>0,00</text:p>
          </table:table-cell>
          <table:table-cell office:value-type="float" office:value="0" table:formula="of:=IF([.G32]=0;[.D32]*[.$E$21]*-1;0)" table:style-name="ce29">
            <text:p>0,0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32]=1;[.D32]*[.$E$21]*-1;0)" table:style-name="ce28">
            <text:p>0,00</text:p>
          </table:table-cell>
          <table:table-cell office:value-type="float" office:value="-34366.063999999998" table:formula="of:=[.I33]+[.H32]" table:style-name="ce8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30T00:00:00" table:style-name="ce27">
            <text:p>30.01.2024</text:p>
          </table:table-cell>
          <table:table-cell office:value-type="string" table:style-name="ce37">
            <text:p>SnyE- Nakit-&gt;nazana</text:p>
          </table:table-cell>
          <table:table-cell office:value-type="float" office:value="7000" table:style-name="ce38">
            <text:p>7.000,00</text:p>
          </table:table-cell>
          <table:table-cell office:value-type="float" office:value="0" table:formula="of:=IF([.G33]=1;[.$D33];0)" table:style-name="ce28">
            <text:p>0,00</text:p>
          </table:table-cell>
          <table:table-cell office:value-type="float" office:value="-1647.6880000000001" table:formula="of:=IF([.G33]=0;[.D33]*[.$E$21]*-1;0)" table:style-name="ce29">
            <text:p>-1.647,69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33]=1;[.D33]*[.$E$21]*-1;0)" table:style-name="ce28">
            <text:p>0,00</text:p>
          </table:table-cell>
          <table:table-cell office:value-type="float" office:value="-34366.063999999998" table:formula="of:=[.I35]+[.H33]" table:style-name="ce8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4"/>
          <table:table-cell office:value-type="string" table:style-name="ce35">
            <text:p>snyB- nakit</text:p>
          </table:table-cell>
          <table:table-cell office:value-type="float" office:value="24000" table:style-name="ce36">
            <text:p>24.000,00</text:p>
          </table:table-cell>
          <table:table-cell office:value-type="float" office:value="0" table:formula="of:=IF([.G34]=1;[.$D34];0)" table:style-name="ce28">
            <text:p>0,00</text:p>
          </table:table-cell>
          <table:table-cell office:value-type="float" office:value="-5649.2160000000003" table:formula="of:=IF([.G34]=0;[.D34]*[.$E$21]*-1;0)" table:style-name="ce29">
            <text:p>-5.649,22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34]=1;[.D34]*[.$E$21]*-1;0)" table:style-name="ce28">
            <text:p>0,00</text:p>
          </table:table-cell>
          <table:table-cell office:value-type="float" office:value="-28246.080000000002" table:formula="of:=[.I36]+[.H34]" table:style-name="ce8">
            <text:p>-28.246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05T00:00:00" table:style-name="ce34">
            <text:p>5.01.2024</text:p>
          </table:table-cell>
          <table:table-cell office:value-type="string" table:style-name="ce35">
            <text:p>snyB- nakit</text:p>
          </table:table-cell>
          <table:table-cell office:value-type="float" office:value="26000" table:style-name="ce36">
            <text:p>26.000,00</text:p>
          </table:table-cell>
          <table:table-cell office:value-type="float" office:value="26000" table:formula="of:=IF([.G35]=1;[.$D35];0)" table:style-name="ce28">
            <text:p>26.000,00</text:p>
          </table:table-cell>
          <table:table-cell office:value-type="float" office:value="0" table:formula="of:=IF([.G35]=0;[.D35]*[.$E$21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6119.9840000000004" table:formula="of:=IF([.G35]=1;[.D35]*[.$E$21]*-1;0)" table:style-name="ce28">
            <text:p>-6.119,98</text:p>
          </table:table-cell>
          <table:table-cell office:value-type="float" office:value="-34366.063999999998" table:formula="of:=[.I36]+[.H35]" table:style-name="ce8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04T00:00:00" table:style-name="ce31">
            <text:p>4.01.2024</text:p>
          </table:table-cell>
          <table:table-cell office:value-type="string" table:style-name="ce35">
            <text:p>snyB- nakit</text:p>
          </table:table-cell>
          <table:table-cell office:value-type="float" office:value="120000" table:style-name="ce33">
            <text:p>120.000,00</text:p>
          </table:table-cell>
          <table:table-cell office:value-type="float" office:value="120000" table:formula="of:=IF([.G36]=1;[.$D36];0)" table:style-name="ce39">
            <text:p>120.000,00</text:p>
          </table:table-cell>
          <table:table-cell office:value-type="float" office:value="0" table:formula="of:=IF([.G36]=0;[.D36]*[.$E$21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28246.080000000002" table:formula="of:=IF([.G36]=1;[.D36]*[.$E$21]*-1;0)" table:style-name="ce28">
            <text:p>-28.246,08</text:p>
          </table:table-cell>
          <table:table-cell office:value-type="float" office:value="-28246.080000000002" table:formula="of:=[.I37]+[.H36]" table:style-name="ce8">
            <text:p>-28.246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01T00:00:00" table:style-name="ce34">
            <text:p>1.01.2024</text:p>
          </table:table-cell>
          <table:table-cell office:value-type="string" table:style-name="ce35">
            <text:p>snyF</text:p>
          </table:table-cell>
          <table:table-cell office:value-type="float" office:value="154000" table:style-name="ce36">
            <text:p>154.000,00</text:p>
          </table:table-cell>
          <table:table-cell office:value-type="float" office:value="0" table:formula="of:=IF([.G37]=1;[.$D37];0)" table:style-name="ce28">
            <text:p>0,00</text:p>
          </table:table-cell>
          <table:table-cell office:value-type="float" office:value="-36249.135999999999" table:formula="of:=IF([.G37]=0;[.D37]*[.$E$21]*-1;0)" table:style-name="ce29">
            <text:p>-36.249,14</text:p>
          </table:table-cell>
          <table:table-cell office:value-type="float" office:value="0" table:style-name="ce40">
            <text:p>0</text:p>
          </table:table-cell>
          <table:table-cell office:value-type="float" office:value="0" table:formula="of:=IF([.G37]=1;[.D37]*[.$E$21]*-1;0)" table:style-name="ce28">
            <text:p>0,00</text:p>
          </table:table-cell>
          <table:table-cell office:value-type="float" office:value="0" table:formula="of:=[.H37]" table:style-name="ce8">
            <text:p>0,00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table:number-columns-repeated="3" table:style-name="ce8"/>
          <table:table-cell table:style-name="ce1"/>
          <table:table-cell table:number-columns-repeated="2" table:style-name="ce41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8">
            <text:p>Toplam</text:p>
          </table:table-cell>
          <table:table-cell office:value-type="string" table:style-name="ce8">
            <text:p>Hacı</text:p>
          </table:table-cell>
          <table:table-cell office:value-type="string" table:style-name="ce8">
            <text:p>Nazan</text:p>
          </table:table-cell>
          <table:table-cell table:style-name="ce1"/>
          <table:table-cell table:number-columns-repeated="2" table:style-name="ce42"/>
          <table:table-cell table:style-name="ce43"/>
          <table:table-cell table:number-columns-repeated="16374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%</text:p>
          </table:table-cell>
          <table:table-cell office:value-type="percentage" office:value="1" table:style-name="ce44">
            <text:p>100,0000%</text:p>
          </table:table-cell>
          <table:table-cell office:value-type="percentage" office:value="0.76461609620000004" table:formula="of:=1-[.F41]" table:style-name="ce45">
            <text:p>76,4616%</text:p>
          </table:table-cell>
          <table:table-cell office:value-type="percentage" office:value="0.23538390379999999" table:style-name="ce45">
            <text:p>23,5384%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oplam Gelecek</text:p>
          </table:table-cell>
          <table:table-cell office:value-type="float" office:value="331000" table:formula="of:=[.$D$23]*[.D41]" table:style-name="ce46">
            <text:p>331.000,00</text:p>
          </table:table-cell>
          <table:table-cell office:value-type="float" office:value="253087.92784220001" table:formula="of:=[.$D$23]*[.E41]" table:style-name="ce47">
            <text:p>253.087,93</text:p>
          </table:table-cell>
          <table:table-cell office:value-type="float" office:value="77912.072157799994" table:formula="of:=[.$D$23]*[.F41]" table:style-name="ce47">
            <text:p>77.912,07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Gelen</text:p>
          </table:table-cell>
          <table:table-cell office:value-type="float" office:value="146000.05966933072" table:formula="of:=[.E43]+[.F43]" table:style-name="ce28">
            <text:p>146.000,06</text:p>
          </table:table-cell>
          <table:table-cell office:value-type="float" office:value="111633.99566933072" table:formula="of:=[.F43]/[.F41]*[.E41]" table:style-name="ce8">
            <text:p>111.634,00</text:p>
          </table:table-cell>
          <table:table-cell office:value-type="float" office:value="34366.063999999998" table:formula="of:=[.$I$23]*-1" table:style-name="ce8">
            <text:p>34.366,06</text:p>
          </table:table-cell>
          <table:table-cell table:style-name="ce1"/>
          <table:table-cell table:style-name="ce48"/>
          <table:table-cell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/>
          <table:table-cell table:style-name="ce1"/>
          <table:table-cell office:value-type="string" table:style-name="ce1">
            <text:p>Kalan Gelecek</text:p>
          </table:table-cell>
          <table:table-cell office:value-type="float" office:value="184999.94033066928" table:formula="of:=[.D42]-[.D43]" table:style-name="ce28">
            <text:p>184.999,94</text:p>
          </table:table-cell>
          <table:table-cell office:value-type="float" office:value="141453.93217286927" table:formula="of:=[.E42]-[.E43]" table:style-name="ce8">
            <text:p>141.453,93</text:p>
          </table:table-cell>
          <table:table-cell office:value-type="float" office:value="43546.008157799995" table:formula="of:=[.F42]-[.F43]" table:style-name="ce8">
            <text:p>43.546,01</text:p>
          </table:table-cell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table:number-columns-repeated="3" table:style-name="ce49"/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/>
          <table:table-cell table:number-columns-repeated="7" table:style-name="ce1"/>
          <table:table-cell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toplam</text:p>
          </table:table-cell>
          <table:table-cell office:value-type="string" table:style-name="ce5">
            <text:p>zekat %</text:p>
          </table:table-cell>
          <table:table-cell office:value-type="string" table:style-name="ce5">
            <text:p>zekat</text:p>
          </table:table-cell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table:style-name="ce8"/>
          <table:table-cell table:style-name="ce50"/>
          <table:table-cell table:style-name="ce8"/>
          <table:table-cell table:number-columns-repeated="2" table:style-name="ce1"/>
          <table:table-cell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">
            <text:p>HACI</text:p>
          </table:table-cell>
          <table:table-cell office:value-type="float" office:value="111633.99566933072" table:formula="of:=[.E43]" table:style-name="ce8">
            <text:p>111.634,00</text:p>
          </table:table-cell>
          <table:table-cell office:value-type="percentage" office:value="2.5000000000000001E-2" table:style-name="ce51">
            <text:p>2,50%</text:p>
          </table:table-cell>
          <table:table-cell office:value-type="float" office:value="2790.8498917332681" table:formula="of:=[.D49]*[.E49]" table:style-name="ce8">
            <text:p>2.790,85</text:p>
          </table:table-cell>
          <table:table-cell table:number-columns-repeated="2" table:style-name="ce1"/>
          <table:table-cell table:style-name="ce8"/>
          <table:table-cell table:number-columns-repeated="16375"/>
        </table:table-row>
        <table:table-row table:style-name="ro1">
          <table:table-cell table:number-columns-repeated="2"/>
          <table:table-cell table:number-columns-repeated="3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5"/>
        </table:table-row>
        <table:table-row table:number-rows-repeated="1048526" table:style-name="ro1">
          <table:table-cell table:number-columns-repeated="16384"/>
        </table:table-row>
      </table:table>
      <table:table table:name="GNLK-_2024" table:style-name="ta2"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1"/>
        <table:table-column table:style-name="co1" table:number-columns-repeated="16370" table:default-cell-style-name="ce1"/>
        <table:table-row table:style-name="ro3">
          <table:table-cell table:style-name="ce52"/>
          <table:table-cell table:style-name="ce53"/>
          <table:table-cell office:value-type="string" table:style-name="ce54">
            <text:p>TAHMİNİ</text:p>
          </table:table-cell>
          <table:table-cell table:style-name="ce55"/>
          <table:table-cell table:style-name="ce56"/>
          <table:table-cell office:value-type="string" table:style-name="ce54">
            <text:p>GERÇEKLEŞEN</text:p>
          </table:table-cell>
          <table:table-cell table:style-name="ce55"/>
          <table:table-cell table:style-name="ce57"/>
          <table:table-cell table:style-name="ce58"/>
          <table:table-cell table:style-name="ce59"/>
          <table:table-cell office:value-type="string" table:style-name="ce60">
            <text:p>NZN</text:p>
          </table:table-cell>
          <table:table-cell office:value-type="string" table:number-columns-spanned="2" table:number-rows-spanned="1" table:style-name="ce116">
            <text:p>HC</text:p>
          </table:table-cell>
          <table:covered-table-cell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3">
          <table:table-cell office:value-type="float" office:value="-2024" table:style-name="ce52">
            <text:p>-2024</text:p>
          </table:table-cell>
          <table:table-cell office:value-type="string" table:style-name="ce56">
            <text:p>GİRİŞ</text:p>
          </table:table-cell>
          <table:table-cell office:value-type="string" table:style-name="ce61">
            <text:p>ÇIKIŞ</text:p>
          </table:table-cell>
          <table:table-cell office:value-type="string" table:style-name="ce55">
            <text:p><text:s/>BAKİYE</text:p>
          </table:table-cell>
          <table:table-cell office:value-type="string" table:style-name="ce56">
            <text:p>GİRİŞ</text:p>
          </table:table-cell>
          <table:table-cell office:value-type="string" table:style-name="ce61">
            <text:p>ÇIKIŞ</text:p>
          </table:table-cell>
          <table:table-cell office:value-type="string" table:style-name="ce55">
            <text:p>BAKİYE</text:p>
          </table:table-cell>
          <table:table-cell table:style-name="ce57"/>
          <table:table-cell table:style-name="ce58"/>
          <table:table-cell office:value-type="string" table:style-name="ce59">
            <text:p>kR</text:p>
          </table:table-cell>
          <table:table-cell office:value-type="percentage" office:value="0.23538400000000001" table:style-name="ce62">
            <text:p>24%</text:p>
          </table:table-cell>
          <table:table-cell office:value-type="percentage" office:value="0.76461599999999996" table:formula="of:=1-[.K2]" table:style-name="ce63">
            <text:p>76%</text:p>
          </table:table-cell>
          <table:table-cell office:value-type="string" table:style-name="ce64">
            <text:p>Hc 1/1</text:p>
          </table:table-cell>
          <table:table-cell office:value-type="float" office:value="0" table:formula="of:=[.F25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Ocak</text:p>
          </table:table-cell>
          <table:table-cell office:value-type="float" office:value="196300" table:formula="of:=['01_24'.D2]" table:style-name="ce66">
            <text:p>196.300,00</text:p>
          </table:table-cell>
          <table:table-cell office:value-type="float" office:value="-52469.760000000002" table:formula="of:=['01_24'.E2]" table:style-name="ce67">
            <text:p>-52.469,76</text:p>
          </table:table-cell>
          <table:table-cell office:value-type="float" office:value="143830.24" table:formula="of:=[.B3]+[.C3]" table:style-name="ce68">
            <text:p>143.830,24</text:p>
          </table:table-cell>
          <table:table-cell office:value-type="float" office:value="0" table:formula="of:=['01_24'.F2]" table:style-name="ce66">
            <text:p>0,00</text:p>
          </table:table-cell>
          <table:table-cell office:value-type="float" office:value="122480.79000000001" table:formula="of:=['01_24'.G2]" table:style-name="ce67">
            <text:p>122.480,79</text:p>
          </table:table-cell>
          <table:table-cell office:value-type="float" office:value="122480.79000000001" table:formula="of:=[.E3]+[.F3]" table:style-name="ce69">
            <text:p>122.480,79</text:p>
          </table:table-cell>
          <table:table-cell table:style-name="ce70"/>
          <table:table-cell office:value-type="string" table:style-name="ce71">
            <text:p>dgs</text:p>
          </table:table-cell>
          <table:table-cell office:value-type="float" office:value="144" table:style-name="ce65">
            <text:p>144</text:p>
          </table:table-cell>
          <table:table-cell table:style-name="ce72"/>
          <table:table-cell table:style-name="ce73"/>
          <table:table-cell office:value-type="float" office:value="144" table:formula="of:=[.J3]" table:style-name="ce74">
            <text:p>144</text:p>
          </table:table-cell>
          <table:table-cell office:value-type="float" office:value="0" table:formula="of:=['01_24'.E111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Şubat</text:p>
          </table:table-cell>
          <table:table-cell office:value-type="float" office:value="19300" table:formula="of:=['02_24'.D2]" table:style-name="ce66">
            <text:p>19.300,00</text:p>
          </table:table-cell>
          <table:table-cell office:value-type="float" office:value="-112878.64" table:formula="of:=['02_24'.E2]" table:style-name="ce67">
            <text:p>-112.878,64</text:p>
          </table:table-cell>
          <table:table-cell office:value-type="float" office:value="50251.599999999991" table:formula="of:=[.B4]+[.C4]+[.D3]" table:style-name="ce68">
            <text:p>50.251,60</text:p>
          </table:table-cell>
          <table:table-cell office:value-type="float" office:value="0" table:formula="of:=['02_24'.F2]" table:style-name="ce66">
            <text:p>0,00</text:p>
          </table:table-cell>
          <table:table-cell office:value-type="float" office:value="0" table:formula="of:=['02_24'.G2]" table:style-name="ce67">
            <text:p>0,00</text:p>
          </table:table-cell>
          <table:table-cell office:value-type="float" office:value="122480.79000000001" table:formula="of:=[.E4]+[.F4]+[.G3]" table:style-name="ce69">
            <text:p>122.480,79</text:p>
          </table:table-cell>
          <table:table-cell table:style-name="ce70"/>
          <table:table-cell office:value-type="string" table:style-name="ce71">
            <text:p>sF</text:p>
          </table:table-cell>
          <table:table-cell office:value-type="float" office:value="144" table:style-name="ce65">
            <text:p>144</text:p>
          </table:table-cell>
          <table:table-cell office:value-type="float" office:value="33.895296000000002" table:formula="of:=[.J4]*[.$K$2]" table:style-name="ce75">
            <text:p>34</text:p>
          </table:table-cell>
          <table:table-cell office:value-type="float" office:value="110.104704" table:formula="of:=[.J4]-[.K4]" table:style-name="ce76">
            <text:p>110,10</text:p>
          </table:table-cell>
          <table:table-cell table:style-name="ce74"/>
          <table:table-cell office:value-type="float" office:value="0" table:formula="of:=['02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Mart</text:p>
          </table:table-cell>
          <table:table-cell office:value-type="float" office:value="163300" table:formula="of:=['03_24'.D2]" table:style-name="ce66">
            <text:p>163.300,00</text:p>
          </table:table-cell>
          <table:table-cell office:value-type="float" office:value="-46682.58" table:formula="of:=['03_24'.E2]" table:style-name="ce67">
            <text:p>-46.682,58</text:p>
          </table:table-cell>
          <table:table-cell office:value-type="float" office:value="166869.01999999999" table:formula="of:=[.B5]+[.C5]+[.D4]" table:style-name="ce68">
            <text:p>166.869,02</text:p>
          </table:table-cell>
          <table:table-cell office:value-type="float" office:value="0" table:formula="of:=['03_24'.F2]" table:style-name="ce66">
            <text:p>0,00</text:p>
          </table:table-cell>
          <table:table-cell office:value-type="float" office:value="0" table:formula="of:=['03_24'.G2]" table:style-name="ce67">
            <text:p>0,00</text:p>
          </table:table-cell>
          <table:table-cell office:value-type="float" office:value="122480.79000000001" table:formula="of:=[.E5]+[.F5]+[.G4]" table:style-name="ce69">
            <text:p>122.480,79</text:p>
          </table:table-cell>
          <table:table-cell table:style-name="ce70"/>
          <table:table-cell office:value-type="string" table:style-name="ce71">
            <text:p>tzg</text:p>
          </table:table-cell>
          <table:table-cell office:value-type="float" office:value="90" table:style-name="ce65">
            <text:p>90</text:p>
          </table:table-cell>
          <table:table-cell table:style-name="ce75"/>
          <table:table-cell table:style-name="ce73"/>
          <table:table-cell office:value-type="float" office:value="90" table:formula="of:=[.J5]" table:style-name="ce74">
            <text:p>90</text:p>
          </table:table-cell>
          <table:table-cell office:value-type="float" office:value="0" table:formula="of:=['03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Nisan</text:p>
          </table:table-cell>
          <table:table-cell office:value-type="float" office:value="24000" table:formula="of:=['04_24'.D2]" table:style-name="ce66">
            <text:p>24.000,00</text:p>
          </table:table-cell>
          <table:table-cell office:value-type="float" office:value="-40853.47" table:formula="of:=['04_24'.E2]" table:style-name="ce67">
            <text:p>-40.853,47</text:p>
          </table:table-cell>
          <table:table-cell office:value-type="float" office:value="150015.54999999999" table:formula="of:=[.B6]+[.C6]+[.D5]" table:style-name="ce68">
            <text:p>150.015,55</text:p>
          </table:table-cell>
          <table:table-cell office:value-type="float" office:value="0" table:formula="of:=['04_24'.F2]" table:style-name="ce66">
            <text:p>0,00</text:p>
          </table:table-cell>
          <table:table-cell office:value-type="float" office:value="0" table:formula="of:=['04_24'.G2]" table:style-name="ce67">
            <text:p>0,00</text:p>
          </table:table-cell>
          <table:table-cell office:value-type="float" office:value="122480.79000000001" table:formula="of:=[.E6]+[.F6]+[.G5]" table:style-name="ce69">
            <text:p>122.480,79</text:p>
          </table:table-cell>
          <table:table-cell table:style-name="ce70"/>
          <table:table-cell office:value-type="string" table:style-name="ce77">
            <text:p>maaş ocak-haziran</text:p>
          </table:table-cell>
          <table:table-cell table:style-name="ce1"/>
          <table:table-cell table:style-name="ce75"/>
          <table:table-cell table:style-name="ce73"/>
          <table:table-cell office:value-type="float" office:value="0" table:formula="of:=[.E18]/1000" table:style-name="ce78">
            <text:p>0</text:p>
          </table:table-cell>
          <table:table-cell office:value-type="float" office:value="0" table:formula="of:=['04_24'.E110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Mayıs</text:p>
          </table:table-cell>
          <table:table-cell office:value-type="float" office:value="24000" table:formula="of:=['05_24'.D2]" table:style-name="ce66">
            <text:p>24.000,00</text:p>
          </table:table-cell>
          <table:table-cell office:value-type="float" office:value="-40253.47" table:formula="of:=['05_24'.E2]" table:style-name="ce67">
            <text:p>-40.253,47</text:p>
          </table:table-cell>
          <table:table-cell office:value-type="float" office:value="133762.07999999999" table:formula="of:=[.B7]+[.C7]+[.D6]" table:style-name="ce68">
            <text:p>133.762,08</text:p>
          </table:table-cell>
          <table:table-cell office:value-type="float" office:value="0" table:formula="of:=['05_24'.F2]" table:style-name="ce66">
            <text:p>0,00</text:p>
          </table:table-cell>
          <table:table-cell office:value-type="float" office:value="0" table:formula="of:=['05_24'.G2]" table:style-name="ce67">
            <text:p>0,00</text:p>
          </table:table-cell>
          <table:table-cell office:value-type="float" office:value="122480.79000000001" table:formula="of:=[.E7]+[.F7]+[.G6]" table:style-name="ce69">
            <text:p>122.480,79</text:p>
          </table:table-cell>
          <table:table-cell table:style-name="ce70"/>
          <table:table-cell office:value-type="string" table:style-name="ce77">
            <text:p>maaş temmuz-aralık</text:p>
          </table:table-cell>
          <table:table-cell table:style-name="ce1"/>
          <table:table-cell table:style-name="ce75"/>
          <table:table-cell table:style-name="ce76"/>
          <table:table-cell office:value-type="float" office:value="0" table:formula="of:=[.E19]/1000" table:style-name="ce78">
            <text:p>0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Hazrn</text:p>
          </table:table-cell>
          <table:table-cell office:value-type="float" office:value="24000" table:formula="of:=['06_24'.D2]" table:style-name="ce66">
            <text:p>24.000,00</text:p>
          </table:table-cell>
          <table:table-cell office:value-type="float" office:value="-45473.47" table:formula="of:=['06_24'.E2]" table:style-name="ce67">
            <text:p>-45.473,47</text:p>
          </table:table-cell>
          <table:table-cell office:value-type="float" office:value="112288.60999999999" table:formula="of:=[.B8]+[.C8]+[.D7]" table:style-name="ce68">
            <text:p>112.288,61</text:p>
          </table:table-cell>
          <table:table-cell office:value-type="float" office:value="0" table:formula="of:=['06_24'.F2]" table:style-name="ce66">
            <text:p>0,00</text:p>
          </table:table-cell>
          <table:table-cell office:value-type="float" office:value="0" table:formula="of:=['06_24'.G2]" table:style-name="ce67">
            <text:p>0,00</text:p>
          </table:table-cell>
          <table:table-cell office:value-type="float" office:value="122480.79000000001" table:formula="of:=[.E8]+[.F8]+[.G7]" table:style-name="ce69">
            <text:p>122.480,79</text:p>
          </table:table-cell>
          <table:table-cell table:style-name="ce70"/>
          <table:table-cell office:value-type="string" table:style-name="ce71">
            <text:p>lise</text:p>
          </table:table-cell>
          <table:table-cell office:value-type="float" office:value="400" table:style-name="ce65">
            <text:p>400</text:p>
          </table:table-cell>
          <table:table-cell table:style-name="ce75"/>
          <table:table-cell table:style-name="ce76"/>
          <table:table-cell office:value-type="float" office:value="100" table:formula="of:=[.J8]/4" table:style-name="ce74">
            <text:p>100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Temmz</text:p>
          </table:table-cell>
          <table:table-cell office:value-type="float" office:value="29000" table:formula="of:=['07_24'.D2]" table:style-name="ce66">
            <text:p>29.000,00</text:p>
          </table:table-cell>
          <table:table-cell office:value-type="float" office:value="-44623.66" table:formula="of:=['07_24'.E2]" table:style-name="ce67">
            <text:p>-44.623,66</text:p>
          </table:table-cell>
          <table:table-cell office:value-type="float" office:value="96664.949999999983" table:formula="of:=[.B9]+[.C9]+[.D8]" table:style-name="ce68">
            <text:p>96.664,95</text:p>
          </table:table-cell>
          <table:table-cell office:value-type="float" office:value="0" table:formula="of:=['07_24'.F2]" table:style-name="ce66">
            <text:p>0,00</text:p>
          </table:table-cell>
          <table:table-cell office:value-type="float" office:value="0" table:formula="of:=['07_24'.G2]" table:style-name="ce67">
            <text:p>0,00</text:p>
          </table:table-cell>
          <table:table-cell office:value-type="float" office:value="122480.79000000001" table:formula="of:=[.E9]+[.F9]+[.G8]" table:style-name="ce69">
            <text:p>122.480,79</text:p>
          </table:table-cell>
          <table:table-cell table:style-name="ce70"/>
          <table:table-cell office:value-type="string" table:style-name="ce71">
            <text:p>sE</text:p>
          </table:table-cell>
          <table:table-cell office:value-type="float" office:value="144" table:style-name="ce65">
            <text:p>144</text:p>
          </table:table-cell>
          <table:table-cell office:value-type="float" office:value="33.895296000000002" table:formula="of:=[.J9]*[.$K$2]" table:style-name="ce75">
            <text:p>34</text:p>
          </table:table-cell>
          <table:table-cell office:value-type="float" office:value="110.104704" table:formula="of:=[.J9]-[.K9]" table:style-name="ce76">
            <text:p>110,10</text:p>
          </table:table-cell>
          <table:table-cell table:style-name="ce79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Ağusts</text:p>
          </table:table-cell>
          <table:table-cell office:value-type="float" office:value="178500" table:formula="of:=['08_24'.D2]" table:style-name="ce66">
            <text:p>178.500,00</text:p>
          </table:table-cell>
          <table:table-cell office:value-type="float" office:value="-41072" table:formula="of:=['08_24'.E2]" table:style-name="ce67">
            <text:p>-41.072,00</text:p>
          </table:table-cell>
          <table:table-cell office:value-type="float" office:value="234092.94999999998" table:formula="of:=[.B10]+[.C10]+[.D9]" table:style-name="ce68">
            <text:p>234.092,95</text:p>
          </table:table-cell>
          <table:table-cell office:value-type="float" office:value="0" table:formula="of:=['08_24'.F2]" table:style-name="ce66">
            <text:p>0,00</text:p>
          </table:table-cell>
          <table:table-cell office:value-type="float" office:value="0" table:formula="of:=['08_24'.G2]" table:style-name="ce67">
            <text:p>0,00</text:p>
          </table:table-cell>
          <table:table-cell office:value-type="float" office:value="122480.79000000001" table:formula="of:=[.E10]+[.F10]+[.G9]" table:style-name="ce69">
            <text:p>122.480,79</text:p>
          </table:table-cell>
          <table:table-cell table:style-name="ce70"/>
          <table:table-cell office:value-type="string" table:style-name="ce71">
            <text:p>ap</text:p>
          </table:table-cell>
          <table:table-cell office:value-type="float" office:value="250" table:style-name="ce65">
            <text:p>250</text:p>
          </table:table-cell>
          <table:table-cell table:style-name="ce75"/>
          <table:table-cell table:style-name="ce76"/>
          <table:table-cell office:value-type="float" office:value="32.5" table:formula="of:=[.J10]*0.13" table:style-name="ce74">
            <text:p>32,5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Eylül</text:p>
          </table:table-cell>
          <table:table-cell office:value-type="float" office:value="178500" table:formula="of:=['09_24'.D2]" table:style-name="ce66">
            <text:p>178.500,00</text:p>
          </table:table-cell>
          <table:table-cell office:value-type="float" office:value="-41072" table:formula="of:=['09_24'.E2]" table:style-name="ce67">
            <text:p>-41.072,00</text:p>
          </table:table-cell>
          <table:table-cell office:value-type="float" office:value="371520.94999999995" table:formula="of:=[.B11]+[.C11]+[.D10]" table:style-name="ce68">
            <text:p>371.520,95</text:p>
          </table:table-cell>
          <table:table-cell office:value-type="float" office:value="0" table:formula="of:=['09_24'.F2]" table:style-name="ce66">
            <text:p>0,00</text:p>
          </table:table-cell>
          <table:table-cell office:value-type="float" office:value="0" table:formula="of:=['09_24'.G2]" table:style-name="ce67">
            <text:p>0,00</text:p>
          </table:table-cell>
          <table:table-cell office:value-type="float" office:value="122480.79000000001" table:formula="of:=[.E11]+[.F11]+[.G10]" table:style-name="ce69">
            <text:p>122.480,79</text:p>
          </table:table-cell>
          <table:table-cell table:style-name="ce70"/>
          <table:table-cell office:value-type="string" table:style-name="ce71">
            <text:p>sG</text:p>
          </table:table-cell>
          <table:table-cell office:value-type="float" office:value="144" table:style-name="ce65">
            <text:p>144</text:p>
          </table:table-cell>
          <table:table-cell office:value-type="float" office:value="33.895296000000002" table:formula="of:=[.J11]*[.$K$2]" table:style-name="ce75">
            <text:p>34</text:p>
          </table:table-cell>
          <table:table-cell office:value-type="float" office:value="110.104704" table:formula="of:=[.J11]-[.K11]" table:style-name="ce76">
            <text:p>110,10</text:p>
          </table:table-cell>
          <table:table-cell table:style-name="ce74"/>
          <table:table-cell office:value-type="float" office:value="3.6" table:formula="of:=['09_23'.E120]/1000" table:style-name="ce1">
            <text:p>3,6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Ekim</text:p>
          </table:table-cell>
          <table:table-cell office:value-type="float" office:value="154500" table:formula="of:=['10_24'.D2]" table:style-name="ce66">
            <text:p>154.500,00</text:p>
          </table:table-cell>
          <table:table-cell office:value-type="float" office:value="-141072" table:formula="of:=['10_24'.E2]" table:style-name="ce67">
            <text:p>-141.072,00</text:p>
          </table:table-cell>
          <table:table-cell office:value-type="float" office:value="384948.94999999995" table:formula="of:=[.B12]+[.C12]+[.D11]" table:style-name="ce68">
            <text:p>384.948,95</text:p>
          </table:table-cell>
          <table:table-cell office:value-type="float" office:value="0" table:formula="of:=['10_24'.F2]" table:style-name="ce66">
            <text:p>0,00</text:p>
          </table:table-cell>
          <table:table-cell office:value-type="float" office:value="0" table:formula="of:=['10_24'.G2]" table:style-name="ce67">
            <text:p>0,00</text:p>
          </table:table-cell>
          <table:table-cell office:value-type="float" office:value="122480.79000000001" table:formula="of:=[.E12]+[.F12]+[.G11]" table:style-name="ce69">
            <text:p>122.480,79</text:p>
          </table:table-cell>
          <table:table-cell table:style-name="ce70"/>
          <table:table-cell office:value-type="string" table:style-name="ce71">
            <text:p>sA</text:p>
          </table:table-cell>
          <table:table-cell office:value-type="float" office:value="120" table:style-name="ce65">
            <text:p>120</text:p>
          </table:table-cell>
          <table:table-cell office:value-type="float" office:value="28.246080000000003" table:formula="of:=[.J12]*[.$K$2]" table:style-name="ce75">
            <text:p>28</text:p>
          </table:table-cell>
          <table:table-cell office:value-type="float" office:value="91.753919999999994" table:formula="of:=[.J12]-[.K12]" table:style-name="ce76">
            <text:p>91,75</text:p>
          </table:table-cell>
          <table:table-cell table:style-name="ce74"/>
          <table:table-cell office:value-type="float" office:value="0" table:formula="of:=['10_23'.E12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Kasım</text:p>
          </table:table-cell>
          <table:table-cell office:value-type="float" office:value="284500" table:formula="of:=['11_24'.D2]" table:style-name="ce66">
            <text:p>284.500,00</text:p>
          </table:table-cell>
          <table:table-cell office:value-type="float" office:value="-41072" table:formula="of:=['11_24'.E2]" table:style-name="ce67">
            <text:p>-41.072,00</text:p>
          </table:table-cell>
          <table:table-cell office:value-type="float" office:value="628376.94999999995" table:formula="of:=[.B13]+[.C13]+[.D12]" table:style-name="ce68">
            <text:p>628.376,95</text:p>
          </table:table-cell>
          <table:table-cell office:value-type="float" office:value="0" table:formula="of:=['11_24'.F2]" table:style-name="ce66">
            <text:p>0,00</text:p>
          </table:table-cell>
          <table:table-cell office:value-type="float" office:value="0" table:formula="of:=['11_24'.G2]" table:style-name="ce67">
            <text:p>0,00</text:p>
          </table:table-cell>
          <table:table-cell office:value-type="float" office:value="122480.79000000001" table:formula="of:=[.E13]+[.F13]+[.G12]" table:style-name="ce69">
            <text:p>122.480,79</text:p>
          </table:table-cell>
          <table:table-cell table:style-name="ce70"/>
          <table:table-cell office:value-type="string" table:style-name="ce71">
            <text:p>sCD</text:p>
          </table:table-cell>
          <table:table-cell office:value-type="float" office:value="250" table:style-name="ce65">
            <text:p>250</text:p>
          </table:table-cell>
          <table:table-cell office:value-type="float" office:value="58.846000000000004" table:formula="of:=[.J13]*[.$K$2]" table:style-name="ce75">
            <text:p>59</text:p>
          </table:table-cell>
          <table:table-cell office:value-type="float" office:value="191.154" table:formula="of:=[.J13]-[.K13]" table:style-name="ce76">
            <text:p>191,15</text:p>
          </table:table-cell>
          <table:table-cell table:style-name="ce79"/>
          <table:table-cell office:value-type="float" office:value="298.01904999999999" table:formula="of:=['11_23'.E118]/1000" table:style-name="ce1">
            <text:p>298,01905</text:p>
          </table:table-cell>
          <table:table-cell table:number-columns-repeated="16370"/>
        </table:table-row>
        <table:table-row table:style-name="ro4">
          <table:table-cell office:value-type="string" table:style-name="ce65">
            <text:p>Aralık</text:p>
          </table:table-cell>
          <table:table-cell office:value-type="float" office:value="284500" table:formula="of:=['12_24'.D2]" table:style-name="ce66">
            <text:p>284.500,00</text:p>
          </table:table-cell>
          <table:table-cell office:value-type="float" office:value="-41072" table:formula="of:=['12_24'.E2]" table:style-name="ce67">
            <text:p>-41.072,00</text:p>
          </table:table-cell>
          <table:table-cell office:value-type="float" office:value="871804.95" table:formula="of:=[.B14]+[.C14]+[.D13]" table:style-name="ce68">
            <text:p>871.804,95</text:p>
          </table:table-cell>
          <table:table-cell office:value-type="float" office:value="0" table:formula="of:=['12_24'.F2]" table:style-name="ce66">
            <text:p>0,00</text:p>
          </table:table-cell>
          <table:table-cell office:value-type="float" office:value="0" table:formula="of:=['12_24'.G2]" table:style-name="ce67">
            <text:p>0,00</text:p>
          </table:table-cell>
          <table:table-cell office:value-type="float" office:value="122480.79000000001" table:formula="of:=[.E14]+[.F14]+[.G13]" table:style-name="ce69">
            <text:p>122.480,79</text:p>
          </table:table-cell>
          <table:table-cell table:style-name="ce70"/>
          <table:table-cell office:value-type="string" table:style-name="ce80">
            <text:p>sB</text:p>
          </table:table-cell>
          <table:table-cell office:value-type="float" office:value="170" table:style-name="ce15">
            <text:p>170</text:p>
          </table:table-cell>
          <table:table-cell office:value-type="float" office:value="40.015280000000004" table:formula="of:=[.J14]*[.$K$2]" table:style-name="ce75">
            <text:p>40</text:p>
          </table:table-cell>
          <table:table-cell office:value-type="float" office:value="129.98471999999998" table:formula="of:=[.J14]-[.K14]" table:style-name="ce76">
            <text:p>129,98</text:p>
          </table:table-cell>
          <table:table-cell table:style-name="ce74"/>
          <table:table-cell office:value-type="float" office:value="218.08799999999999" table:formula="of:=['12_23'.E113]/1000" table:style-name="ce1">
            <text:p>218,088</text:p>
          </table:table-cell>
          <table:table-cell table:number-columns-repeated="16370"/>
        </table:table-row>
        <table:table-row table:style-name="ro1">
          <table:table-cell office:value-type="string" table:style-name="ce81">
            <text:p>TPLM</text:p>
          </table:table-cell>
          <table:table-cell office:value-type="float" office:value="1560400" table:formula="of:=SUM([.B3:.B14])" table:style-name="ce82">
            <text:p>1.560.400,00</text:p>
          </table:table-cell>
          <table:table-cell office:value-type="float" office:value="-688595.05" table:formula="of:=SUM([.C3:.C14])" table:style-name="ce38">
            <text:p>-688.595,05</text:p>
          </table:table-cell>
          <table:table-cell office:value-type="float" office:value="871804.95" table:formula="of:=[.B15]+[.C15]" table:style-name="ce83">
            <text:p>871.804,95</text:p>
          </table:table-cell>
          <table:table-cell office:value-type="float" office:value="0" table:formula="of:=SUM([.E3:.E14])" table:style-name="ce82">
            <text:p>0,00</text:p>
          </table:table-cell>
          <table:table-cell office:value-type="float" office:value="122480.79000000001" table:formula="of:=SUM([.F3:.F14])" table:style-name="ce38">
            <text:p>122.480,79</text:p>
          </table:table-cell>
          <table:table-cell office:value-type="float" office:value="122480.79000000001" table:formula="of:=[.E15]+[.F15]" table:style-name="ce83">
            <text:p>122.480,79</text:p>
          </table:table-cell>
          <table:table-cell table:style-name="ce84"/>
          <table:table-cell table:style-name="ce85"/>
          <table:table-cell office:value-type="float" office:value="1856" table:formula="of:=SUM([.J3:.J14])" table:style-name="ce86">
            <text:p>1856</text:p>
          </table:table-cell>
          <table:table-cell office:value-type="float" office:value="228.79324800000001" table:formula="of:=SUM([.K4:.K14])" table:style-name="ce87">
            <text:p>229</text:p>
          </table:table-cell>
          <table:table-cell office:value-type="float" office:value="743.20675200000005" table:formula="of:=SUM([.L4:.L14])" table:style-name="ce88">
            <text:p>743,21</text:p>
          </table:table-cell>
          <table:table-cell office:value-type="float" office:value="366.5" table:formula="of:=[.M10]+[.M8]+[.M6]+[.M5]+[.M3]+[.M7]" table:style-name="ce89">
            <text:p>367</text:p>
          </table:table-cell>
          <table:table-cell table:number-columns-repeated="16371" table:style-name="ce1"/>
        </table:table-row>
        <table:table-row table:style-name="ro4">
          <table:table-cell office:value-type="float" office:value="12" table:style-name="ce90">
            <text:p>Tpl / 12</text:p>
          </table:table-cell>
          <table:table-cell office:value-type="float" office:value="130033.33333333333" table:formula="of:=[.B15]/[.A16]" table:style-name="ce91">
            <text:p>130.033,33</text:p>
          </table:table-cell>
          <table:table-cell office:value-type="float" office:value="-57382.920833333337" table:formula="of:=[.C15]/[.A16]" table:style-name="ce92">
            <text:p>-57.382,92</text:p>
          </table:table-cell>
          <table:table-cell table:style-name="ce92"/>
          <table:table-cell office:value-type="float" office:value="0" table:formula="of:=[.E15]/[.A16]" table:style-name="ce92">
            <text:p>0,00</text:p>
          </table:table-cell>
          <table:table-cell office:value-type="float" office:value="10206.7325" table:formula="of:=[.F15]/[.A16]" table:style-name="ce92">
            <text:p>10.206,73</text:p>
          </table:table-cell>
          <table:table-cell office:value-type="float" office:value="10206.7325" table:formula="of:=[.G15]/[.A16]" table:style-name="ce92">
            <text:p>10.206,73</text:p>
          </table:table-cell>
          <table:table-cell table:style-name="ce93"/>
          <table:table-cell table:style-name="ce94"/>
          <table:table-cell office:value-type="float" office:value="154.66666666666666" table:formula="of:=[.J15]/12" table:style-name="ce95">
            <text:p>154,67</text:p>
          </table:table-cell>
          <table:table-cell office:value-type="float" office:value="19.066103999999999" table:formula="of:=[.K15]/12" table:style-name="ce96">
            <text:p>19</text:p>
          </table:table-cell>
          <table:table-cell office:value-type="float" office:value="61.933896000000004" table:formula="of:=[.L15]/12" table:style-name="ce97">
            <text:p>61,93</text:p>
          </table:table-cell>
          <table:table-cell office:value-type="float" office:value="30.541666666666668" table:formula="of:=[.M15]/12" table:style-name="ce98">
            <text:p>30,54</text:p>
          </table:table-cell>
          <table:table-cell office:value-type="float" office:value="160.63446000000002" table:formula="of:=AVERAGE([.N2:.N15])" table:style-name="ce99">
            <text:p>160,63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8"/>
          <table:table-cell table:style-name="ce9"/>
          <table:table-cell table:number-columns-repeated="2" table:style-name="ce1"/>
          <table:table-cell office:value-type="float" office:value="1109.7067520000001" table:formula="of:=[.L15]+[.M15]" table:number-columns-spanned="2" table:number-rows-spanned="1" table:style-name="ce117">
            <text:p>1109,706752</text:p>
          </table:table-cell>
          <table:covered-table-cell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100">
            <text:p>ocak-haziran maaş toplamı</text:p>
          </table:table-cell>
          <table:table-cell office:value-type="float" office:value="0" table:formula="of:=['01_24'.F25]+['02_24'.F22]+['03_24'.F21]+['04_24'.F21]+['05_24'.F20]+['06_24'.F22]" table:style-name="ce2">
            <text:p>0,00</text:p>
          </table:table-cell>
          <table:table-cell office:value-type="float" office:value="6986.25" table:style-name="ce2">
            <text:p>6.986,25</text:p>
          </table:table-cell>
          <table:table-cell office:value-type="float" office:value="25" table:style-name="ce101">
            <text:p>25</text:p>
          </table:table-cell>
          <table:table-cell table:number-columns-repeated="2" table:style-name="ce1"/>
          <table:table-cell table:style-name="ce9"/>
          <table:table-cell table:style-name="ce2"/>
          <table:table-cell table:style-name="ce102"/>
          <table:table-cell office:value-type="float" office:value="92.475562666666676" table:formula="of:=[.L17]/12" table:style-name="ce103">
            <text:p>92,48</text:p>
          </table:table-cell>
          <table:table-cell table:number-columns-repeated="16371"/>
        </table:table-row>
        <table:table-row table:style-name="ro5">
          <table:table-cell/>
          <table:table-cell table:style-name="ce1"/>
          <table:table-cell table:style-name="ce104"/>
          <table:table-cell office:value-type="string" table:style-name="ce105">
            <text:p>temmuz-aralık maaş toplamı</text:p>
          </table:table-cell>
          <table:table-cell office:value-type="float" office:value="0" table:formula="of:=['07_24'.F27]+['08_24'.F23]+['09_24'.F22]+['10_24'.F24]+['11_24'.F22]+['12_24'.F28]" table:style-name="ce106">
            <text:p>0,00</text:p>
          </table:table-cell>
          <table:table-cell office:value-type="float" office:value="1746.5625" table:formula="of:=[.F18]*[.G18]/100" table:style-name="ce2">
            <text:p>1.746,56</text:p>
          </table:table-cell>
          <table:table-cell office:value-type="string" table:style-name="ce101">
            <text:p>ocak artış %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style-name="ro2">
          <table:table-cell/>
          <table:table-cell table:number-columns-repeated="2" table:style-name="ce1"/>
          <table:table-cell office:value-type="string" table:style-name="ce5">
            <text:p>Toplam ;Emekli maaşı</text:p>
          </table:table-cell>
          <table:table-cell office:value-type="float" office:value="0" table:formula="of:=SUM([.E18:.E19])" table:style-name="ce107">
            <text:p>0,00</text:p>
          </table:table-cell>
          <table:table-cell office:value-type="float" office:value="8732.8125" table:formula="of:=SUM([.F18:.F19])" table:style-name="ce108">
            <text:p>8.732,81</text:p>
          </table:table-cell>
          <table:table-cell office:value-type="string" table:style-name="ce109">
            <text:p>ocak maaş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10"/>
          <table:table-cell office:value-type="string" table:style-name="ce111">
            <text:p>2023 Aralık <text:s/>Devir</text:p>
          </table:table-cell>
          <table:table-cell table:style-name="ce110"/>
          <table:table-cell table:style-name="ce112"/>
          <table:table-cell office:value-type="float" office:value="0" table:formula="of:=SUM([.F26:.F64])" table:style-name="ce113">
            <text:p>0</text:p>
          </table:table-cell>
          <table:table-cell table:number-columns-repeated="6" table:style-name="ce1"/>
          <table:table-cell table:style-name="ce114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yasemin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umut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iş sny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table:number-columns-repeated="5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table:number-columns-repeated="5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table:number-columns-repeated="5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kasa</text:p>
          </table:table-cell>
          <table:table-cell table:number-columns-repeated="7" table:style-name="ce1"/>
          <table:table-cell table:number-columns-repeated="16374"/>
        </table:table-row>
        <table:table-row table:style-name="ro1">
          <table:table-cell/>
          <table:table-cell table:number-columns-repeated="4" table:style-name="ce1"/>
          <table:table-cell table:style-name="ce8"/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  <table:table table:name="12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84500" table:formula="of:=SUM([.D4:.D38])" table:style-name="ce46">
            <text:p>284.500,00</text:p>
          </table:table-cell>
          <table:table-cell office:value-type="float" office:value="-41072" table:formula="of:=SUM([.E4:.E38])" table:style-name="ce46">
            <text:p>-41.072,00</text:p>
          </table:table-cell>
          <table:table-cell office:value-type="float" office:value="0" table:formula="of:=SUM([.F4:.F38])" table:style-name="ce46">
            <text:p>0,00</text:p>
          </table:table-cell>
          <table:table-cell office:value-type="float" office:value="0" table:formula="of:=SUM([.G4:.G38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20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2023 <text:s text:c="3"/>8/30 <text:s text:c="2"/>8*250 = 2000 ÖDENDİ</text:p>
          </table:table-cell>
          <table:table-cell table:number-columns-repeated="2" table:style-name="ce120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2024 <text:s text:c="3"/>9/30 – 20/30 <text:s text:c="2"/>12*250 = 3000</text:p>
          </table:table-cell>
          <table:table-cell table:number-columns-repeated="2" table:style-name="ce120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2025 <text:s text:c="3"/>21/30-30/30 <text:s text:c="2"/>10*8845 = 88450</text:p>
          </table:table-cell>
          <table:table-cell table:number-columns-repeated="2" table:style-name="ce120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<text:s/>TOPLAM <text:s text:c="24"/>93450</text:p>
          </table:table-cell>
          <table:table-cell table:number-columns-repeated="2" table:style-name="ce120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9]*-1" table:style-name="ce8">
            <text:p>0,00</text:p>
          </table:table-cell>
          <table:table-cell table:number-columns-repeated="2"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0" table:formula="of:=[.E54]" table:style-name="ce8">
            <text:p>0,00</text:p>
          </table:table-cell>
          <table:table-cell table:number-columns-repeated="2"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0" table:formula="of:=[.E69]" table:style-name="ce8">
            <text:p>0,00</text:p>
          </table:table-cell>
          <table:table-cell table:style-name="ce1"/>
          <table:table-cell table:style-name="ce8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text:s text:c="2"/></text:p>
          </table:table-cell>
          <table:table-cell table:number-columns-repeated="2" table:style-name="ce120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/text:p>
          </table:table-cell>
          <table:table-cell table:number-columns-repeated="2" table:style-name="ce120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9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2">
            <text:p>₺15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2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32]+[.F33]+[.G3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5/12-2025-26</text:p>
          </table:table-cell>
          <table:table-cell table:style-name="ce1"/>
          <table:table-cell office:value-type="currency" office:value="12000" table:style-name="ce12">
            <text:p>₺12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33]+[.F34]+[.G3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4]+[.F35]+[.G3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</text:p>
          </table:table-cell>
          <table:table-cell office:value-type="percentage" office:value="0.234011" table:style-name="ce51">
            <text:p>23,40%</text:p>
          </table:table-cell>
          <table:table-cell office:value-type="currency" office:value="250000" table:style-name="ce124">
            <text:p>₺250.000,00</text:p>
          </table:table-cell>
          <table:table-cell table:style-name="ce13"/>
          <table:table-cell table:number-columns-repeated="2" table:style-name="ce8"/>
          <table:table-cell office:value-type="float" office:value="0" table:formula="of:=[.H35]+[.F36]+[.G3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4:.D49])" table:style-name="ce130">
            <text:p>0,00</text:p>
          </table:table-cell>
          <table:table-cell office:value-type="float" office:value="0" table:formula="of:=SUM([.E44:.E49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0" table:formula="of:=SUM([.E55:.E66])" table:style-name="ce113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2" table:style-name="ce122"/>
          <table:table-cell table:style-name="ce132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0" table:formula="of:=SUM([.E70:.E78])" table:style-name="ce113">
            <text:p>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10:.E117])" table:style-name="ce113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6]*[.C116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10:.E119])" table:style-name="ce1">
            <text:p>0</text:p>
          </table:table-cell>
          <table:table-cell table:number-columns-repeated="16379"/>
        </table:table-row>
        <table:table-row table:number-rows-repeated="1048456" table:style-name="ro1">
          <table:table-cell table:number-columns-repeated="16384"/>
        </table:table-row>
      </table:table>
      <table:table table:name="11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84500" table:formula="of:=SUM([.D4:.D34])" table:style-name="ce46">
            <text:p>284.500,00</text:p>
          </table:table-cell>
          <table:table-cell office:value-type="float" office:value="-41072" table:formula="of:=SUM([.E4:.E34])" table:style-name="ce46">
            <text:p>-41.072,00</text:p>
          </table:table-cell>
          <table:table-cell office:value-type="float" office:value="0" table:formula="of:=SUM([.F4:.F34])" table:style-name="ce46">
            <text:p>0,00</text:p>
          </table:table-cell>
          <table:table-cell office:value-type="float" office:value="0" table:formula="of:=SUM([.G4:.G34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19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8">
            <text:p>0,00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8">
            <text:p>0,00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text:s text:c="2"/></text:p>
          </table:table-cell>
          <table:table-cell table:number-columns-repeated="2" table:style-name="ce120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/text:p>
          </table:table-cell>
          <table:table-cell table:number-columns-repeated="2" table:style-name="ce120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9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2">
            <text:p>₺15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2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4/12-2025-26</text:p>
          </table:table-cell>
          <table:table-cell table:style-name="ce1"/>
          <table:table-cell office:value-type="currency" office:value="12000" table:style-name="ce12">
            <text:p>₺12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CD</text:p>
          </table:table-cell>
          <table:table-cell office:value-type="percentage" office:value="0.234011" table:style-name="ce51">
            <text:p>23,40%</text:p>
          </table:table-cell>
          <table:table-cell office:value-type="currency" office:value="250000" table:style-name="ce124">
            <text:p>₺250.000,00</text:p>
          </table:table-cell>
          <table:table-cell table:style-name="ce13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0:.D45])" table:style-name="ce130">
            <text:p>0,00</text:p>
          </table:table-cell>
          <table:table-cell office:value-type="float" office:value="0" table:formula="of:=SUM([.E40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0" table:formula="of:=SUM([.E51:.E62])" table:style-name="ce113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2" table:style-name="ce122"/>
          <table:table-cell table:style-name="ce132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0" table:formula="of:=SUM([.E66:.E74])" table:style-name="ce113">
            <text:p>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06:.E113])" table:style-name="ce113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10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54500" table:formula="of:=SUM([.D4:.D34])" table:style-name="ce46">
            <text:p>154.500,00</text:p>
          </table:table-cell>
          <table:table-cell office:value-type="float" office:value="-141072" table:formula="of:=SUM([.E4:.E34])" table:style-name="ce46">
            <text:p>-141.072,00</text:p>
          </table:table-cell>
          <table:table-cell office:value-type="float" office:value="0" table:formula="of:=SUM([.F4:.F34])" table:style-name="ce46">
            <text:p>0,00</text:p>
          </table:table-cell>
          <table:table-cell office:value-type="float" office:value="0" table:formula="of:=SUM([.G4:.G34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18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8">
            <text:p>0,00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8">
            <text:p>0,00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text:s text:c="2"/></text:p>
          </table:table-cell>
          <table:table-cell table:number-columns-repeated="2" table:style-name="ce120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/text:p>
          </table:table-cell>
          <table:table-cell table:number-columns-repeated="2" table:style-name="ce120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9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100000" table:style-name="ce8">
            <text:p>-100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2">
            <text:p>₺15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2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3/12-2025-26</text:p>
          </table:table-cell>
          <table:table-cell table:style-name="ce1"/>
          <table:table-cell office:value-type="currency" office:value="12000" table:style-name="ce12">
            <text:p>₺12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A</text:p>
          </table:table-cell>
          <table:table-cell office:value-type="percentage" office:value="0.234011" table:style-name="ce51">
            <text:p>23,40%</text:p>
          </table:table-cell>
          <table:table-cell office:value-type="currency" office:value="120000" table:style-name="ce124">
            <text:p>₺120.000,00</text:p>
          </table:table-cell>
          <table:table-cell table:style-name="ce13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0:.D45])" table:style-name="ce130">
            <text:p>0,00</text:p>
          </table:table-cell>
          <table:table-cell office:value-type="float" office:value="0" table:formula="of:=SUM([.E40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0" table:formula="of:=SUM([.E51:.E62])" table:style-name="ce113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2" table:style-name="ce122"/>
          <table:table-cell table:style-name="ce132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0" table:formula="of:=SUM([.E66:.E74])" table:style-name="ce113">
            <text:p>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06:.E113])" table:style-name="ce113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9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78500" table:formula="of:=SUM([.D4:.D34])" table:style-name="ce46">
            <text:p>178.500,00</text:p>
          </table:table-cell>
          <table:table-cell office:value-type="float" office:value="-41072" table:formula="of:=SUM([.E4:.E34])" table:style-name="ce46">
            <text:p>-41.072,00</text:p>
          </table:table-cell>
          <table:table-cell office:value-type="float" office:value="0" table:formula="of:=SUM([.F4:.F34])" table:style-name="ce46">
            <text:p>0,00</text:p>
          </table:table-cell>
          <table:table-cell office:value-type="float" office:value="0" table:formula="of:=SUM([.G4:.G34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17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8">
            <text:p>0,00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8">
            <text:p>0,00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text:s text:c="2"/></text:p>
          </table:table-cell>
          <table:table-cell table:number-columns-repeated="2" table:style-name="ce120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/text:p>
          </table:table-cell>
          <table:table-cell table:number-columns-repeated="2" table:style-name="ce120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9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2">
            <text:p>₺15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2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2/12-2025-26</text:p>
          </table:table-cell>
          <table:table-cell table:style-name="ce1"/>
          <table:table-cell office:value-type="currency" office:value="12000" table:style-name="ce12">
            <text:p>₺12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</text:p>
          </table:table-cell>
          <table:table-cell office:value-type="percentage" office:value="0.234011" table:style-name="ce51">
            <text:p>23,40%</text:p>
          </table:table-cell>
          <table:table-cell office:value-type="currency" office:value="144000" table:style-name="ce124">
            <text:p>₺144.000,00</text:p>
          </table:table-cell>
          <table:table-cell table:style-name="ce13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0:.D45])" table:style-name="ce130">
            <text:p>0,00</text:p>
          </table:table-cell>
          <table:table-cell office:value-type="float" office:value="0" table:formula="of:=SUM([.E40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0" table:formula="of:=SUM([.E51:.E62])" table:style-name="ce113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2" table:style-name="ce122"/>
          <table:table-cell table:style-name="ce132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0" table:formula="of:=SUM([.E66:.E74])" table:style-name="ce113">
            <text:p>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06:.E113])" table:style-name="ce113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8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78500" table:formula="of:=SUM([.D4:.D34])" table:style-name="ce46">
            <text:p>178.500,00</text:p>
          </table:table-cell>
          <table:table-cell office:value-type="float" office:value="-41072" table:formula="of:=SUM([.E4:.E34])" table:style-name="ce46">
            <text:p>-41.072,00</text:p>
          </table:table-cell>
          <table:table-cell office:value-type="float" office:value="0" table:formula="of:=SUM([.F4:.F34])" table:style-name="ce46">
            <text:p>0,00</text:p>
          </table:table-cell>
          <table:table-cell office:value-type="float" office:value="0" table:formula="of:=SUM([.G4:.G34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16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8">
            <text:p>0,00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8">
            <text:p>0,00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text:s text:c="2"/></text:p>
          </table:table-cell>
          <table:table-cell table:number-columns-repeated="2" table:style-name="ce120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/text:p>
          </table:table-cell>
          <table:table-cell table:number-columns-repeated="2" table:style-name="ce120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9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2">
            <text:p>₺15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2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1/12-2025-26</text:p>
          </table:table-cell>
          <table:table-cell table:style-name="ce1"/>
          <table:table-cell office:value-type="currency" office:value="12000" table:style-name="ce12">
            <text:p>₺12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E</text:p>
          </table:table-cell>
          <table:table-cell office:value-type="percentage" office:value="0.234011" table:style-name="ce51">
            <text:p>23,40%</text:p>
          </table:table-cell>
          <table:table-cell office:value-type="currency" office:value="144000" table:style-name="ce124">
            <text:p>₺144.000,00</text:p>
          </table:table-cell>
          <table:table-cell table:style-name="ce13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0:.D45])" table:style-name="ce130">
            <text:p>0,00</text:p>
          </table:table-cell>
          <table:table-cell office:value-type="float" office:value="0" table:formula="of:=SUM([.E40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0" table:formula="of:=SUM([.E51:.E62])" table:style-name="ce113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2" table:style-name="ce122"/>
          <table:table-cell table:style-name="ce132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0" table:formula="of:=SUM([.E66:.E74])" table:style-name="ce113">
            <text:p>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06:.E113])" table:style-name="ce113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7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9000" table:formula="of:=SUM([.D4:.D34])" table:style-name="ce46">
            <text:p>29.000,00</text:p>
          </table:table-cell>
          <table:table-cell office:value-type="float" office:value="-44623.66" table:formula="of:=SUM([.E4:.E34])" table:style-name="ce46">
            <text:p>-44.623,66</text:p>
          </table:table-cell>
          <table:table-cell office:value-type="float" office:value="0" table:formula="of:=SUM([.F4:.F34])" table:style-name="ce46">
            <text:p>0,00</text:p>
          </table:table-cell>
          <table:table-cell office:value-type="float" office:value="0" table:formula="of:=SUM([.G4:.G34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15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8">
            <text:p>0,00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3551.66" table:formula="of:=[.E65]" table:style-name="ce8">
            <text:p>-3.551,66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text:s text:c="2"/></text:p>
          </table:table-cell>
          <table:table-cell table:number-columns-repeated="2" table:style-name="ce120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/text:p>
          </table:table-cell>
          <table:table-cell table:number-columns-repeated="2" table:style-name="ce120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9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2">
            <text:p>₺15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2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12/12- Mart 2024- Mart 25 Ödenmiş oldu</text:p>
          </table:table-cell>
          <table:table-cell table:style-name="ce1"/>
          <table:table-cell office:value-type="currency" office:value="6500" table:style-name="ce12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4"/>
          <table:table-cell table:style-name="ce1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0:.D45])" table:style-name="ce130">
            <text:p>0,00</text:p>
          </table:table-cell>
          <table:table-cell office:value-type="float" office:value="0" table:formula="of:=SUM([.E40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0" table:formula="of:=SUM([.E51:.E62])" table:style-name="ce113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2" table:style-name="ce122"/>
          <table:table-cell table:style-name="ce132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3551.66" table:formula="of:=SUM([.E66:.E74])" table:style-name="ce113">
            <text:p>-3551,6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2">
            <text:p>hepsiburada <text:s/>yasemin laptop - 21,309,98</text:p>
          </table:table-cell>
          <table:table-cell table:style-name="ce122"/>
          <table:table-cell office:value-type="string" table:style-name="ce1">
            <text:p><text:s text:c="8"/>6 – 6</text:p>
          </table:table-cell>
          <table:table-cell office:value-type="float" office:value="-3551.66" table:style-name="ce28">
            <text:p>-3.551,6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06:.E113])" table:style-name="ce113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6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HAZİRAN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4000" table:formula="of:=SUM([.D4:.D34])" table:style-name="ce46">
            <text:p>24.000,00</text:p>
          </table:table-cell>
          <table:table-cell office:value-type="float" office:value="-45473.47" table:formula="of:=SUM([.E4:.E34])" table:style-name="ce46">
            <text:p>-45.473,47</text:p>
          </table:table-cell>
          <table:table-cell office:value-type="float" office:value="0" table:formula="of:=SUM([.F4:.F34])" table:style-name="ce46">
            <text:p>0,00</text:p>
          </table:table-cell>
          <table:table-cell office:value-type="float" office:value="0" table:formula="of:=SUM([.G4:.G34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14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8">
            <text:p>-849,81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3551.66" table:formula="of:=[.E65]" table:style-name="ce8">
            <text:p>-3.551,66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 <text:s text:c="2"/>%25</text:p>
          </table:table-cell>
          <table:table-cell table:number-columns-repeated="2" table:style-name="ce120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/text:p>
          </table:table-cell>
          <table:table-cell table:number-columns-repeated="2" table:style-name="ce120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1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2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11/12-2024-25</text:p>
          </table:table-cell>
          <table:table-cell table:style-name="ce1"/>
          <table:table-cell office:value-type="currency" office:value="6500" table:style-name="ce12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4"/>
          <table:table-cell table:style-name="ce1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0:.D45])" table:style-name="ce130">
            <text:p>0,00</text:p>
          </table:table-cell>
          <table:table-cell office:value-type="float" office:value="0" table:formula="of:=SUM([.E40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849.81" table:formula="of:=SUM([.E51:.E62])" table:style-name="ce113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22"/>
          <table:table-cell table:style-name="ce132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Pazarama –</text:p>
          </table:table-cell>
          <table:table-cell office:value-type="float" office:value="7648.33" table:style-name="ce122">
            <text:p>7648,33</text:p>
          </table:table-cell>
          <table:table-cell office:value-type="string" table:style-name="ce132">
            <text:p><text:s/>9 – 9</text:p>
          </table:table-cell>
          <table:table-cell office:value-type="float" office:value="-849.81" table:style-name="ce28">
            <text:p>-849,8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3551.66" table:formula="of:=SUM([.E66:.E74])" table:style-name="ce113">
            <text:p>-3551,6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2">
            <text:p>hepsiburada <text:s/>yasemin laptop - 21,309,98</text:p>
          </table:table-cell>
          <table:table-cell table:style-name="ce122"/>
          <table:table-cell office:value-type="string" table:style-name="ce1">
            <text:p><text:s text:c="8"/>5 – 6</text:p>
          </table:table-cell>
          <table:table-cell office:value-type="float" office:value="-3551.66" table:style-name="ce28">
            <text:p>-3.551,6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06:.E113])" table:style-name="ce113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5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MAYIS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4000" table:formula="of:=SUM([.D4:.D34])" table:style-name="ce46">
            <text:p>24.000,00</text:p>
          </table:table-cell>
          <table:table-cell office:value-type="float" office:value="-40253.47" table:formula="of:=SUM([.E4:.E34])" table:style-name="ce46">
            <text:p>-40.253,47</text:p>
          </table:table-cell>
          <table:table-cell office:value-type="float" office:value="0" table:formula="of:=SUM([.F4:.F34])" table:style-name="ce46">
            <text:p>0,00</text:p>
          </table:table-cell>
          <table:table-cell office:value-type="float" office:value="0" table:formula="of:=SUM([.G4:.G34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13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8">
            <text:p>-849,81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3551.66" table:formula="of:=[.E65]" table:style-name="ce8">
            <text:p>-3.551,66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5">
            <text:p>04.09.2023</text:p>
          </table:table-cell>
          <table:table-cell office:value-type="string" table:style-name="ce120">
            <text:p>Kira Adem Özen 12/12 Mrmr Ryl A Blok 82</text:p>
          </table:table-cell>
          <table:table-cell table:number-columns-repeated="2" table:style-name="ce120"/>
          <table:table-cell office:value-type="float" office:value="-5375" table:style-name="ce8">
            <text:p>-5.375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2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12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2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10/12-2024-25</text:p>
          </table:table-cell>
          <table:table-cell table:style-name="ce1"/>
          <table:table-cell office:value-type="currency" office:value="6500" table:style-name="ce12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4"/>
          <table:table-cell table:style-name="ce1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0:.D45])" table:style-name="ce130">
            <text:p>0,00</text:p>
          </table:table-cell>
          <table:table-cell office:value-type="float" office:value="0" table:formula="of:=SUM([.E40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849.81" table:formula="of:=SUM([.E51:.E62])" table:style-name="ce113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Pazarama –</text:p>
          </table:table-cell>
          <table:table-cell office:value-type="float" office:value="7648.33" table:style-name="ce122">
            <text:p>7648,33</text:p>
          </table:table-cell>
          <table:table-cell office:value-type="string" table:style-name="ce132">
            <text:p><text:s/>8 – 9</text:p>
          </table:table-cell>
          <table:table-cell office:value-type="float" office:value="-849.81" table:style-name="ce28">
            <text:p>-849,8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4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3551.66" table:formula="of:=SUM([.E66:.E74])" table:style-name="ce113">
            <text:p>-3551,6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2">
            <text:p>hepsiburada <text:s/>yasemin laptop - 21,309,98</text:p>
          </table:table-cell>
          <table:table-cell table:style-name="ce122"/>
          <table:table-cell office:value-type="string" table:style-name="ce1">
            <text:p><text:s text:c="8"/>4 – 6</text:p>
          </table:table-cell>
          <table:table-cell office:value-type="float" office:value="-3551.66" table:style-name="ce28">
            <text:p>-3.551,6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06:.E113])" table:style-name="ce113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4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NİSAN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4000" table:formula="of:=SUM([.D4:.D34])" table:style-name="ce46">
            <text:p>24.000,00</text:p>
          </table:table-cell>
          <table:table-cell office:value-type="float" office:value="-40853.47" table:formula="of:=SUM([.E4:.E34])" table:style-name="ce46">
            <text:p>-40.853,47</text:p>
          </table:table-cell>
          <table:table-cell office:value-type="float" office:value="0" table:formula="of:=SUM([.F4:.F34])" table:style-name="ce46">
            <text:p>0,00</text:p>
          </table:table-cell>
          <table:table-cell office:value-type="float" office:value="0" table:formula="of:=SUM([.G4:.G34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5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12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8">
            <text:p>-849,81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4151.66" table:formula="of:=[.E64]" table:style-name="ce8">
            <text:p>-4.151,66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5">
            <text:p>04.09.2023</text:p>
          </table:table-cell>
          <table:table-cell office:value-type="string" table:style-name="ce120">
            <text:p>Kira Adem Özen 11/12 Mrmr Ryl A Blok 82</text:p>
          </table:table-cell>
          <table:table-cell table:number-columns-repeated="2" table:style-name="ce120"/>
          <table:table-cell office:value-type="float" office:value="-5375" table:style-name="ce8">
            <text:p>-5.375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1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11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2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9/12-2024-25</text:p>
          </table:table-cell>
          <table:table-cell table:style-name="ce1"/>
          <table:table-cell office:value-type="currency" office:value="6500" table:style-name="ce12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4"/>
          <table:table-cell table:style-name="ce1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0:.D45])" table:style-name="ce130">
            <text:p>0,00</text:p>
          </table:table-cell>
          <table:table-cell office:value-type="float" office:value="0" table:formula="of:=SUM([.E40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849.81" table:formula="of:=SUM([.E51:.E61])" table:style-name="ce113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Pazarama –</text:p>
          </table:table-cell>
          <table:table-cell office:value-type="float" office:value="7648.33" table:style-name="ce122">
            <text:p>7648,33</text:p>
          </table:table-cell>
          <table:table-cell office:value-type="string" table:style-name="ce132">
            <text:p><text:s/>7 – 9</text:p>
          </table:table-cell>
          <table:table-cell office:value-type="float" office:value="-849.81" table:style-name="ce28">
            <text:p>-849,8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4151.66" table:formula="of:=SUM([.E65:.E73])" table:style-name="ce113">
            <text:p>-4151,6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2">
            <text:p>hepsiburada <text:s/>yasemin laptop - 21,309,98</text:p>
          </table:table-cell>
          <table:table-cell table:style-name="ce122"/>
          <table:table-cell office:value-type="string" table:style-name="ce1">
            <text:p><text:s text:c="8"/>3 – 6</text:p>
          </table:table-cell>
          <table:table-cell office:value-type="float" office:value="-3551.66" table:style-name="ce28">
            <text:p>-3.551,66</text:p>
          </table:table-cell>
          <table:table-cell table:number-columns-repeated="3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05:.E112])" table:style-name="ce113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048461" table:style-name="ro1">
          <table:table-cell table:number-columns-repeated="16384"/>
        </table:table-row>
      </table:table>
      <table:table table:name="03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MART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63300" table:formula="of:=SUM([.D4:.D34])" table:style-name="ce46">
            <text:p>163.300,00</text:p>
          </table:table-cell>
          <table:table-cell office:value-type="float" office:value="-46682.58" table:formula="of:=SUM([.E4:.E34])" table:style-name="ce46">
            <text:p>-46.682,58</text:p>
          </table:table-cell>
          <table:table-cell office:value-type="float" office:value="0" table:formula="of:=SUM([.F4:.F34])" table:style-name="ce46">
            <text:p>0,00</text:p>
          </table:table-cell>
          <table:table-cell office:value-type="float" office:value="0" table:formula="of:=SUM([.G4:.G34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11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2704.48" table:formula="of:=[.E50]" table:style-name="ce8">
            <text:p>-2.704,48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8126.1" table:formula="of:=[.E66]" table:style-name="ce8">
            <text:p>-8.126,10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5">
            <text:p>04.09.2023</text:p>
          </table:table-cell>
          <table:table-cell office:value-type="string" table:style-name="ce120">
            <text:p>Kira Adem Özen 10/12 Mrmr Ryl A Blok 82</text:p>
          </table:table-cell>
          <table:table-cell table:number-columns-repeated="2" table:style-name="ce120"/>
          <table:table-cell office:value-type="float" office:value="-5375" table:style-name="ce8">
            <text:p>-5.375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0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10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6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6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">
            <text:p>₺2.8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8/12-2024-25</text:p>
          </table:table-cell>
          <table:table-cell table:style-name="ce1"/>
          <table:table-cell office:value-type="currency" office:value="6500" table:style-name="ce12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</text:p>
          </table:table-cell>
          <table:table-cell office:value-type="percentage" office:value="0.234011" table:style-name="ce51">
            <text:p>23,40%</text:p>
          </table:table-cell>
          <table:table-cell office:value-type="currency" office:value="144000" table:style-name="ce124">
            <text:p>₺144.000,00</text:p>
          </table:table-cell>
          <table:table-cell table:style-name="ce13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0:.D45])" table:style-name="ce130">
            <text:p>0,00</text:p>
          </table:table-cell>
          <table:table-cell office:value-type="float" office:value="0" table:formula="of:=SUM([.E40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2704.48" table:formula="of:=SUM([.E51:.E63])" table:style-name="ce113">
            <text:p>-2704,48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"/>
          <table:table-cell table:number-columns-repeated="2" table:style-name="ce122"/>
          <table:table-cell table:style-name="ce9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Pazarama –</text:p>
          </table:table-cell>
          <table:table-cell office:value-type="float" office:value="7648.33" table:style-name="ce122">
            <text:p>7648,33</text:p>
          </table:table-cell>
          <table:table-cell office:value-type="string" table:style-name="ce132">
            <text:p><text:s/>6 – 9</text:p>
          </table:table-cell>
          <table:table-cell office:value-type="float" office:value="-849.81" table:style-name="ce28">
            <text:p>-849,8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Amazon -</text:p>
          </table:table-cell>
          <table:table-cell office:value-type="float" office:value="11128" table:style-name="ce122">
            <text:p>11128</text:p>
          </table:table-cell>
          <table:table-cell office:value-type="string" table:style-name="ce132">
            <text:p><text:s/>6 – 6</text:p>
          </table:table-cell>
          <table:table-cell office:value-type="float" office:value="-1854.67" table:style-name="ce28">
            <text:p>-1.854,67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8126.1" table:formula="of:=SUM([.E67:.E76])" table:style-name="ce113">
            <text:p>-8126,1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amazon işlemci i9 13900k</text:p>
          </table:table-cell>
          <table:table-cell table:style-name="ce122"/>
          <table:table-cell office:value-type="string" table:style-name="ce1">
            <text:p><text:s text:c="8"/>6 <text:s/>– 6</text:p>
          </table:table-cell>
          <table:table-cell office:value-type="float" office:value="-3974.44" table:style-name="ce28">
            <text:p>-3.974,44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2">
            <text:p>hepsiburada <text:s/>yasemin laptop - 21,309,98</text:p>
          </table:table-cell>
          <table:table-cell table:style-name="ce122"/>
          <table:table-cell office:value-type="string" table:style-name="ce1">
            <text:p><text:s text:c="8"/>2 – 6</text:p>
          </table:table-cell>
          <table:table-cell office:value-type="float" office:value="-3551.66" table:style-name="ce28">
            <text:p>-3.551,66</text:p>
          </table:table-cell>
          <table:table-cell table:number-columns-repeated="3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08:.E115])" table:style-name="ce113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48458" table:style-name="ro1">
          <table:table-cell table:number-columns-repeated="16384"/>
        </table:table-row>
      </table:table>
      <table:table table:name="02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ŞUBAT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9300" table:formula="of:=SUM([.D4:.D34])" table:style-name="ce46">
            <text:p>19.300,00</text:p>
          </table:table-cell>
          <table:table-cell office:value-type="float" office:value="-112878.64" table:formula="of:=SUM([.E4:.E34])" table:style-name="ce46">
            <text:p>-112.878,64</text:p>
          </table:table-cell>
          <table:table-cell office:value-type="float" office:value="0" table:formula="of:=SUM([.F4:.F34])" table:style-name="ce46">
            <text:p>0,00</text:p>
          </table:table-cell>
          <table:table-cell office:value-type="float" office:value="0" table:formula="of:=SUM([.G4:.G34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5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10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8">
            <text:p>-3.900,54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8126.1" table:formula="of:=[.E67]" table:style-name="ce8">
            <text:p>-8.126,10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5">
            <text:p>04.09.2023</text:p>
          </table:table-cell>
          <table:table-cell office:value-type="string" table:style-name="ce120">
            <text:p>Kira Adem Özen 9/12 Mrmr Ryl A Blok 82</text:p>
          </table:table-cell>
          <table:table-cell table:number-columns-repeated="2" table:style-name="ce120"/>
          <table:table-cell office:value-type="float" office:value="-5375" table:style-name="ce8">
            <text:p>-5.375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9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9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5000" table:style-name="ce8">
            <text:p>-6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">
            <text:p>₺2.8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12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4"/>
          <table:table-cell table:style-name="ce1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0:.D45])" table:style-name="ce130">
            <text:p>0,00</text:p>
          </table:table-cell>
          <table:table-cell office:value-type="float" office:value="0" table:formula="of:=SUM([.E40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3900.54" table:formula="of:=SUM([.E51:.E64])" table:style-name="ce113">
            <text:p>-3900,5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"/>
          <table:table-cell table:number-columns-repeated="2" table:style-name="ce122"/>
          <table:table-cell table:style-name="ce9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">
            <text:p>27.04.2023</text:p>
          </table:table-cell>
          <table:table-cell office:value-type="string" table:style-name="ce122">
            <text:p>Pazarama – i7-13700 + KC3000-512gb</text:p>
          </table:table-cell>
          <table:table-cell office:value-type="float" office:value="10764.57" table:style-name="ce122">
            <text:p>10764,57</text:p>
          </table:table-cell>
          <table:table-cell office:value-type="string" table:style-name="ce9">
            <text:p><text:s/>9 – 9</text:p>
          </table:table-cell>
          <table:table-cell office:value-type="float" office:value="-1196.06" table:style-name="ce28">
            <text:p>-1.196,06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Pazarama –</text:p>
          </table:table-cell>
          <table:table-cell office:value-type="float" office:value="7648.33" table:style-name="ce122">
            <text:p>7648,33</text:p>
          </table:table-cell>
          <table:table-cell office:value-type="string" table:style-name="ce132">
            <text:p><text:s/>5 – 9</text:p>
          </table:table-cell>
          <table:table-cell office:value-type="float" office:value="-849.81" table:style-name="ce28">
            <text:p>-849,8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Amazon -</text:p>
          </table:table-cell>
          <table:table-cell office:value-type="float" office:value="11128" table:style-name="ce122">
            <text:p>11128</text:p>
          </table:table-cell>
          <table:table-cell office:value-type="string" table:style-name="ce132">
            <text:p><text:s/>5 – 6</text:p>
          </table:table-cell>
          <table:table-cell office:value-type="float" office:value="-1854.67" table:style-name="ce28">
            <text:p>-1.854,67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8126.1" table:formula="of:=SUM([.E68:.E77])" table:style-name="ce113">
            <text:p>-8126,1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amazon işlemci i9 13900k</text:p>
          </table:table-cell>
          <table:table-cell table:style-name="ce122"/>
          <table:table-cell office:value-type="string" table:style-name="ce1">
            <text:p><text:s text:c="8"/>5 <text:s/>– 6</text:p>
          </table:table-cell>
          <table:table-cell office:value-type="float" office:value="-3974.44" table:style-name="ce28">
            <text:p>-3.974,44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2">
            <text:p>hepsiburada <text:s/>yasemin laptop - 21,309,98</text:p>
          </table:table-cell>
          <table:table-cell table:style-name="ce122"/>
          <table:table-cell office:value-type="string" table:style-name="ce1">
            <text:p><text:s text:c="8"/>1 – 6</text:p>
          </table:table-cell>
          <table:table-cell office:value-type="float" office:value="-3551.66" table:style-name="ce28">
            <text:p>-3.551,66</text:p>
          </table:table-cell>
          <table:table-cell table:number-columns-repeated="3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09:.E116])" table:style-name="ce113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1048457" table:style-name="ro1">
          <table:table-cell table:number-columns-repeated="16384"/>
        </table:table-row>
      </table:table>
      <table:table table:name="01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96300" table:formula="of:=SUM([.D4:.D33])" table:style-name="ce46">
            <text:p>196.300,00</text:p>
          </table:table-cell>
          <table:table-cell office:value-type="float" office:value="-52469.760000000002" table:formula="of:=SUM([.E4:.E33])" table:style-name="ce46">
            <text:p>-52.469,76</text:p>
          </table:table-cell>
          <table:table-cell office:value-type="float" office:value="0" table:formula="of:=SUM([.F4:.F33])" table:style-name="ce46">
            <text:p>0,00</text:p>
          </table:table-cell>
          <table:table-cell office:value-type="float" office:value="122480.79000000001" table:formula="of:=SUM([.G4:.G33])" table:style-name="ce46">
            <text:p>122.480,79</text:p>
          </table:table-cell>
          <table:table-cell office:value-type="float" office:value="122480.79000000001" table:formula="of:=[.F2]+[.G2]" table:style-name="ce46">
            <text:p>122.480,7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style-name="ce1"/>
          <table:table-cell office:value-type="float" office:value="-152" table:style-name="ce8">
            <text:p>-152,00</text:p>
          </table:table-cell>
          <table:table-cell office:value-type="float" office:value="-152" table:formula="of:=[.H3]+[.F4]+[.G4]" table:style-name="ce8">
            <text:p>-152,00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8">
            <text:p>-10.000,00</text:p>
          </table:table-cell>
          <table:table-cell table:style-name="ce1"/>
          <table:table-cell office:value-type="float" office:value="-10000" table:style-name="ce8">
            <text:p>-10.000,00</text:p>
          </table:table-cell>
          <table:table-cell office:value-type="float" office:value="-10152" table:formula="of:=[.H4]+[.F5]+[.G5]" table:style-name="ce8">
            <text:p>-10.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-10152" table:formula="of:=[.H5]+[.F6]+[.G6]" table:style-name="ce8">
            <text:p>-10.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-10152" table:formula="of:=[.H6]+[.F7]+[.G7]" table:style-name="ce8">
            <text:p>-10.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9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10402" table:formula="of:=[.H7]+[.F8]+[.G8]" table:style-name="ce8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-10402" table:formula="of:=[.H8]+[.F9]+[.G9]" table:style-name="ce8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-10402" table:formula="of:=[.H9]+[.F10]+[.G10]" table:style-name="ce8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-10402" table:formula="of:=[.H10]+[.F11]+[.G11]" table:style-name="ce8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-10402" table:formula="of:=[.H11]+[.F12]+[.G12]" table:style-name="ce8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-10402" table:formula="of:=[.H12]+[.F13]+[.G13]" table:style-name="ce8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-169.14" table:formula="of:=[.E44]*-1" table:style-name="ce8">
            <text:p>-169,14</text:p>
          </table:table-cell>
          <table:table-cell table:style-name="ce8"/>
          <table:table-cell office:value-type="float" office:value="-169.14" table:formula="of:=[.E14]" table:style-name="ce8">
            <text:p>-169,14</text:p>
          </table:table-cell>
          <table:table-cell office:value-type="float" office:value="-10571.14" table:formula="of:=[.H13]+[.F14]+[.G14]" table:style-name="ce8">
            <text:p>-10.571,14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3961.94" table:formula="of:=[.E49]" table:style-name="ce8">
            <text:p>-3.961,94</text:p>
          </table:table-cell>
          <table:table-cell table:style-name="ce8"/>
          <table:table-cell office:value-type="float" office:value="-3961.94" table:formula="of:=[.E15]" table:style-name="ce8">
            <text:p>-3.961,94</text:p>
          </table:table-cell>
          <table:table-cell office:value-type="float" office:value="-14533.08" table:formula="of:=[.H14]+[.F15]+[.G15]" table:style-name="ce8">
            <text:p>-14.533,08</text:p>
          </table:table-cell>
          <table:table-cell table:number-columns-repeated="16376"/>
        </table:table-row>
        <table:table-row table:style-name="ro1">
          <table:table-cell office:value-type="date" office:date-value="2024-01-03T00:00:00" table:style-name="ce3">
            <text:p>3.Oca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12474.550000000001" table:formula="of:=[.E66]" table:style-name="ce8">
            <text:p>-12.474,55</text:p>
          </table:table-cell>
          <table:table-cell table:style-name="ce1"/>
          <table:table-cell office:value-type="float" office:value="-12474" table:style-name="ce8">
            <text:p>-12.474,00</text:p>
          </table:table-cell>
          <table:table-cell office:value-type="float" office:value="-27007.08" table:formula="of:=[.H15]+[.F16]+[.G16]" table:style-name="ce8">
            <text:p>-27.007,08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5">
            <text:p>04.09.2023</text:p>
          </table:table-cell>
          <table:table-cell office:value-type="string" table:style-name="ce120">
            <text:p>Kira Adem Özen 8/12 Mrmr Ryl A Blok 82</text:p>
          </table:table-cell>
          <table:table-cell table:number-columns-repeated="2" table:style-name="ce120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formula="of:=[.E17]" table:style-name="ce8">
            <text:p>-5.375,00</text:p>
          </table:table-cell>
          <table:table-cell office:value-type="float" office:value="-32382.080000000002" table:formula="of:=[.H16]+[.F17]+[.G17]" table:style-name="ce8">
            <text:p>-32.382,08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8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formula="of:=[.E18]" table:style-name="ce8">
            <text:p>-2.125,00</text:p>
          </table:table-cell>
          <table:table-cell office:value-type="float" office:value="-34507.08" table:formula="of:=[.H17]+[.F18]+[.G18]" table:style-name="ce8">
            <text:p>-34.507,0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8/12</text:p>
          </table:table-cell>
          <table:table-cell table:number-columns-repeated="2" table:style-name="ce120"/>
          <table:table-cell office:value-type="float" office:value="-1512.13" table:style-name="ce8">
            <text:p>-1.512,13</text:p>
          </table:table-cell>
          <table:table-cell table:style-name="ce28"/>
          <table:table-cell office:value-type="float" office:value="-1512.13" table:style-name="ce8">
            <text:p>-1.512,13</text:p>
          </table:table-cell>
          <table:table-cell office:value-type="float" office:value="-36019.21" table:formula="of:=[.H18]+[.F19]+[.G19]" table:style-name="ce8">
            <text:p>-36.019,2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8"/>
          <table:table-cell office:value-type="float" office:value="-36019.21" table:formula="of:=[.H19]+[.F20]+[.G20]" table:style-name="ce8">
            <text:p>-36.019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-36019.21" table:formula="of:=[.H20]+[.F21]+[.G21]" table:style-name="ce8">
            <text:p>-36.019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-36019.21" table:formula="of:=[.H21]+[.F22]+[.G22]" table:style-name="ce8">
            <text:p>-36.019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-36019.21" table:formula="of:=[.H22]+[.F23]+[.G23]" table:style-name="ce8">
            <text:p>-36.019,2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8"/>
          <table:table-cell office:value-type="float" office:value="-36019.21" table:formula="of:=[.H23]+[.F24]+[.G24]" table:style-name="ce8">
            <text:p>-36.019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table:number-columns-repeated="3" table:style-name="ce8"/>
          <table:table-cell office:value-type="float" office:value="-36019.21" table:formula="of:=[.H24]+[.F25]+[.G25]" table:style-name="ce8">
            <text:p>-36.019,2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">
            <text:p>₺2.800,00</text:p>
          </table:table-cell>
          <table:table-cell table:number-columns-repeated="3" table:style-name="ce8"/>
          <table:table-cell office:value-type="float" office:value="-36019.21" table:formula="of:=[.H25]+[.F26]+[.G26]" table:style-name="ce8">
            <text:p>-36.019,2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6/12-2024-25</text:p>
          </table:table-cell>
          <table:table-cell table:style-name="ce1"/>
          <table:table-cell office:value-type="currency" office:value="6500" table:style-name="ce12">
            <text:p>₺6.500,00</text:p>
          </table:table-cell>
          <table:table-cell table:number-columns-repeated="3" table:style-name="ce8"/>
          <table:table-cell office:value-type="float" office:value="-36019.21" table:formula="of:=[.H26]+[.F27]+[.G27]" table:style-name="ce8">
            <text:p>-36.019,2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12">
            <text:p>₺7.000,00</text:p>
          </table:table-cell>
          <table:table-cell table:style-name="ce8"/>
          <table:table-cell table:style-name="ce1"/>
          <table:table-cell table:style-name="ce8"/>
          <table:table-cell office:value-type="float" office:value="-36019.21" table:formula="of:=[.H27]+[.F28]+[.G28]" table:style-name="ce8">
            <text:p>-36.019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 Tahmin Edilen 120000</text:p>
          </table:table-cell>
          <table:table-cell table:style-name="ce1"/>
          <table:table-cell office:value-type="currency" office:value="170000" table:style-name="ce12">
            <text:p>₺170.000,00</text:p>
          </table:table-cell>
          <table:table-cell table:number-columns-repeated="3" table:style-name="ce8"/>
          <table:table-cell office:value-type="float" office:value="-36019.21" table:formula="of:=[.H28]+[.F29]+[.G29]" table:style-name="ce8">
            <text:p>-36.019,21</text:p>
          </table:table-cell>
          <table:table-cell table:number-columns-repeated="16376"/>
        </table:table-row>
        <table:table-row table:style-name="ro1">
          <table:table-cell office:value-type="date" office:date-value="2024-01-04T00:00:00" table:style-name="ce3">
            <text:p>4.Oca</text:p>
          </table:table-cell>
          <table:table-cell office:value-type="string" table:style-name="ce1">
            <text:p>snyB Nakit</text:p>
          </table:table-cell>
          <table:table-cell table:style-name="ce1"/>
          <table:table-cell table:style-name="ce12"/>
          <table:table-cell table:number-columns-repeated="2" table:style-name="ce8"/>
          <table:table-cell office:value-type="float" office:value="120000" table:style-name="ce8">
            <text:p>120.000,00</text:p>
          </table:table-cell>
          <table:table-cell office:value-type="float" office:value="83980.790000000008" table:formula="of:=[.H29]+[.F30]+[.G30]" table:style-name="ce8">
            <text:p>83.980,79</text:p>
          </table:table-cell>
          <table:table-cell table:number-columns-repeated="16376"/>
        </table:table-row>
        <table:table-row table:style-name="ro1">
          <table:table-cell office:value-type="date" office:date-value="2024-01-05T00:00:00" table:style-name="ce3">
            <text:p>5.Oca</text:p>
          </table:table-cell>
          <table:table-cell office:value-type="string" table:style-name="ce1">
            <text:p>snyB Nakit</text:p>
          </table:table-cell>
          <table:table-cell table:style-name="ce1"/>
          <table:table-cell table:style-name="ce12"/>
          <table:table-cell table:number-columns-repeated="2" table:style-name="ce8"/>
          <table:table-cell office:value-type="float" office:value="26000" table:style-name="ce8">
            <text:p>26.000,00</text:p>
          </table:table-cell>
          <table:table-cell office:value-type="float" office:value="109980.79000000001" table:formula="of:=[.H30]+[.F31]+[.G31]" table:style-name="ce8">
            <text:p>109.980,79</text:p>
          </table:table-cell>
          <table:table-cell table:number-columns-repeated="16376"/>
        </table:table-row>
        <table:table-row table:style-name="ro1">
          <table:table-cell office:value-type="date" office:date-value="2024-01-02T00:00:00" table:style-name="ce11">
            <text:p>2.01.2024</text:p>
          </table:table-cell>
          <table:table-cell office:value-type="string" table:style-name="ce1">
            <text:p>Doğuş Kira 5/12-2024-25– 30-12-23</text:p>
          </table:table-cell>
          <table:table-cell table:style-name="ce1"/>
          <table:table-cell table:style-name="ce124"/>
          <table:table-cell table:number-columns-repeated="2" table:style-name="ce8"/>
          <table:table-cell office:value-type="float" office:value="6500" table:style-name="ce8">
            <text:p>6.500,00</text:p>
          </table:table-cell>
          <table:table-cell office:value-type="float" office:value="116480.79000000001" table:formula="of:=[.H31]+[.F32]+[.G32]" table:style-name="ce8">
            <text:p>116.480,79</text:p>
          </table:table-cell>
          <table:table-cell table:number-columns-repeated="16376"/>
        </table:table-row>
        <table:table-row table:style-name="ro1">
          <table:table-cell office:value-type="date" office:date-value="2024-01-03T00:00:00" table:style-name="ce11">
            <text:p>3.01.2024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table:style-name="ce124"/>
          <table:table-cell table:style-name="ce1"/>
          <table:table-cell table:style-name="ce8"/>
          <table:table-cell office:value-type="float" office:value="6000" table:style-name="ce8">
            <text:p>6.000,00</text:p>
          </table:table-cell>
          <table:table-cell office:value-type="float" office:value="122480.79000000001" table:formula="of:=[.H32]+[.F33]+[.G33]" table:style-name="ce8">
            <text:p>122.480,79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style-name="ce8"/>
          <table:table-cell office:value-type="float" office:value="122480.79000000001" table:formula="of:=[.H33]+[.F34]+[.G34]" table:style-name="ce8">
            <text:p>122.480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4772.1500000000005" table:formula="of:=SUM([.D39:.D44])" table:style-name="ce130">
            <text:p>4.772,15</text:p>
          </table:table-cell>
          <table:table-cell office:value-type="float" office:value="169.14" table:formula="of:=SUM([.E39:.E44])" table:style-name="ce130">
            <text:p>169,14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office:value-type="float" office:value="1329.72" table:style-name="ce114">
            <text:p>1.329,72</text:p>
          </table:table-cell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82.42" table:style-name="ce2">
            <text:p>1.282,42</text:p>
          </table:table-cell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8.67" table:style-name="ce2">
            <text:p>298,67</text:p>
          </table:table-cell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204.3800000000001" table:style-name="ce2">
            <text:p>1.204,38</text:p>
          </table:table-cell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487.82" table:style-name="ce2">
            <text:p>487,82</text:p>
          </table:table-cell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office:value-type="float" office:value="169.14" table:style-name="ce2">
            <text:p>169,14</text:p>
          </table:table-cell>
          <table:table-cell office:value-type="float" office:value="169.14" table:style-name="ce122">
            <text:p>169,14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3961.94" table:formula="of:=SUM([.E50:.E63])" table:style-name="ce113">
            <text:p>-3961,9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"/>
          <table:table-cell table:number-columns-repeated="2" table:style-name="ce122"/>
          <table:table-cell table:style-name="ce9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">
            <text:p>27.04.2023</text:p>
          </table:table-cell>
          <table:table-cell office:value-type="string" table:style-name="ce122">
            <text:p>Pazarama – i7-13700 + KC3000-512gb</text:p>
          </table:table-cell>
          <table:table-cell office:value-type="float" office:value="10764.57" table:style-name="ce122">
            <text:p>10764,57</text:p>
          </table:table-cell>
          <table:table-cell office:value-type="string" table:style-name="ce9">
            <text:p>8 – 9</text:p>
          </table:table-cell>
          <table:table-cell office:value-type="float" office:value="-1196.06" table:style-name="ce28">
            <text:p>-1.196,06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Pazarama –</text:p>
          </table:table-cell>
          <table:table-cell office:value-type="float" office:value="7648.33" table:style-name="ce122">
            <text:p>7648,33</text:p>
          </table:table-cell>
          <table:table-cell office:value-type="string" table:style-name="ce132">
            <text:p><text:s/>4 – 9</text:p>
          </table:table-cell>
          <table:table-cell office:value-type="float" office:value="-849.81" table:style-name="ce28">
            <text:p>-849,8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Amazon -</text:p>
          </table:table-cell>
          <table:table-cell office:value-type="float" office:value="11128" table:style-name="ce122">
            <text:p>11128</text:p>
          </table:table-cell>
          <table:table-cell office:value-type="string" table:style-name="ce132">
            <text:p><text:s/>4 – 6</text:p>
          </table:table-cell>
          <table:table-cell office:value-type="float" office:value="-1854.67" table:style-name="ce28">
            <text:p>-1.854,67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">
            <text:p><text:s/>10 – 10</text:p>
          </table:table-cell>
          <table:table-cell office:value-type="float" office:value="-61.4" table:style-name="ce28">
            <text:p>-61,40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5">
          <table:table-cell table:number-columns-repeated="3" table:style-name="ce1"/>
          <table:table-cell office:value-type="string" table:style-name="ce134">
            <text:p>HESAP KESİM</text:p>
          </table:table-cell>
          <table:table-cell table:number-columns-repeated="2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12474.550000000001" table:formula="of:=SUM([.E67:.E101])" table:style-name="ce130">
            <text:p>-12.474,5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amazon işlemci i9 13900k</text:p>
          </table:table-cell>
          <table:table-cell table:style-name="ce122"/>
          <table:table-cell office:value-type="string" table:style-name="ce1">
            <text:p><text:s text:c="8"/>4 <text:s/>– 6</text:p>
          </table:table-cell>
          <table:table-cell office:value-type="float" office:value="-3974.44" table:style-name="ce28">
            <text:p>-3.974,44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snyH Emlak vergileri</text:p>
          </table:table-cell>
          <table:table-cell office:value-type="float" office:value="-1204.5" table:style-name="ce8">
            <text:p>-1.204,50</text:p>
          </table:table-cell>
          <table:table-cell office:value-type="string" table:style-name="ce1">
            <text:p><text:s text:c="8"/>1 – 3</text:p>
          </table:table-cell>
          <table:table-cell office:value-type="float" office:value="-401.5" table:style-name="ce8">
            <text:p>-401,50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float" office:value="-148.6" table:style-name="ce8">
            <text:p>-148,60</text:p>
          </table:table-cell>
          <table:table-cell office:value-type="string" table:style-name="ce1">
            <text:p><text:s text:c="8"/>1 – 3</text:p>
          </table:table-cell>
          <table:table-cell office:value-type="float" office:value="-49.53" table:style-name="ce8">
            <text:p>-49,53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float" office:value="-244.8" table:style-name="ce8">
            <text:p>-244,80</text:p>
          </table:table-cell>
          <table:table-cell office:value-type="string" table:style-name="ce1">
            <text:p><text:s text:c="8"/>1 – 3</text:p>
          </table:table-cell>
          <table:table-cell office:value-type="float" office:value="-81.599999999999994" table:style-name="ce8">
            <text:p>-81,60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ka vergisi hmb</text:p>
          </table:table-cell>
          <table:table-cell office:value-type="float" office:value="-532.6" table:style-name="ce8">
            <text:p>-532,60</text:p>
          </table:table-cell>
          <table:table-cell office:value-type="string" table:style-name="ce1">
            <text:p><text:s text:c="8"/>1 – 3</text:p>
          </table:table-cell>
          <table:table-cell office:value-type="float" office:value="-177.53" table:style-name="ce8">
            <text:p>-177,53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2">
            <text:p>hepsiburada <text:s/>yasemin laptop - 21,309,98</text:p>
          </table:table-cell>
          <table:table-cell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6">
            <text:p>bonus</text:p>
          </table:table-cell>
          <table:table-cell office:value-type="float" office:value="109.92" table:style-name="ce122">
            <text:p>109,92</text:p>
          </table:table-cell>
          <table:table-cell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3T00:00:00" table:style-name="ce115">
            <text:p>23.12.2023</text:p>
          </table:table-cell>
          <table:table-cell office:value-type="string" table:style-name="ce6">
            <text:p>sivas yemek</text:p>
          </table:table-cell>
          <table:table-cell table:number-columns-repeated="2" table:style-name="ce122"/>
          <table:table-cell office:value-type="float" office:value="-90" table:style-name="ce28">
            <text:p>-9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3T00:00:00" table:style-name="ce115">
            <text:p>23.12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105.12" table:style-name="ce28">
            <text:p>-105,12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2T00:00:00" table:style-name="ce115">
            <text:p>22.12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58.63" table:style-name="ce28">
            <text:p>-58,6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1T00:00:00" table:style-name="ce115">
            <text:p>21.12.2023</text:p>
          </table:table-cell>
          <table:table-cell office:value-type="string" table:style-name="ce6">
            <text:p>sivas yemek</text:p>
          </table:table-cell>
          <table:table-cell table:number-columns-repeated="2" table:style-name="ce122"/>
          <table:table-cell office:value-type="float" office:value="-110" table:style-name="ce28">
            <text:p>-11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1T00:00:00" table:style-name="ce115">
            <text:p>21.12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70" table:style-name="ce28">
            <text:p>-7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1T00:00:00" table:style-name="ce115">
            <text:p>21.12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76.66" table:style-name="ce28">
            <text:p>-76,6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9T00:00:00" table:style-name="ce115">
            <text:p>19.12.2023</text:p>
          </table:table-cell>
          <table:table-cell office:value-type="string" table:style-name="ce6">
            <text:p>emrar arar tokat ?</text:p>
          </table:table-cell>
          <table:table-cell table:number-columns-repeated="2" table:style-name="ce122"/>
          <table:table-cell office:value-type="float" office:value="-260" table:style-name="ce28">
            <text:p>-26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8T00:00:00" table:style-name="ce115">
            <text:p>18.12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370" table:style-name="ce28">
            <text:p>-37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6T00:00:00" table:style-name="ce115">
            <text:p>16.12.2023</text:p>
          </table:table-cell>
          <table:table-cell office:value-type="string" table:style-name="ce6">
            <text:p>izzet çağlar tokat ?</text:p>
          </table:table-cell>
          <table:table-cell table:number-columns-repeated="2" table:style-name="ce122"/>
          <table:table-cell office:value-type="float" office:value="-300" table:style-name="ce28">
            <text:p>-3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6T00:00:00" table:style-name="ce115">
            <text:p>16.12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250" table:style-name="ce28">
            <text:p>-2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5T00:00:00" table:style-name="ce115">
            <text:p>15.12.2023</text:p>
          </table:table-cell>
          <table:table-cell office:value-type="string" table:style-name="ce6">
            <text:p>et ev</text:p>
          </table:table-cell>
          <table:table-cell table:number-columns-repeated="2" table:style-name="ce122"/>
          <table:table-cell office:value-type="float" office:value="-470" table:style-name="ce28">
            <text:p>-47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5T00:00:00" table:style-name="ce115">
            <text:p>15.12.2023</text:p>
          </table:table-cell>
          <table:table-cell office:value-type="string" table:style-name="ce6">
            <text:p>kasap zeki tokat ?</text:p>
          </table:table-cell>
          <table:table-cell table:number-columns-repeated="2" table:style-name="ce122"/>
          <table:table-cell office:value-type="float" office:value="-285" table:style-name="ce28">
            <text:p>-285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4T00:00:00" table:style-name="ce115">
            <text:p>14.12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150" table:style-name="ce28">
            <text:p>-1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2T00:00:00" table:style-name="ce115">
            <text:p>12.12.2023</text:p>
          </table:table-cell>
          <table:table-cell office:value-type="string" table:style-name="ce6">
            <text:p>snycd noter ihtar süre bitimi</text:p>
          </table:table-cell>
          <table:table-cell table:number-columns-repeated="2" table:style-name="ce122"/>
          <table:table-cell office:value-type="float" office:value="-1108.1500000000001" table:style-name="ce28">
            <text:p>-1.108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1T00:00:00" table:style-name="ce115">
            <text:p>11.12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150" table:style-name="ce28">
            <text:p>-1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0T00:00:00" table:style-name="ce115">
            <text:p>10.12.2023</text:p>
          </table:table-cell>
          <table:table-cell office:value-type="string" table:style-name="ce6">
            <text:p>audi benzin</text:p>
          </table:table-cell>
          <table:table-cell table:number-columns-repeated="2" table:style-name="ce122"/>
          <table:table-cell office:value-type="float" office:value="-1551.29" table:style-name="ce28">
            <text:p>-1.551,2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0T00:00:00" table:style-name="ce115">
            <text:p>10.12.2023</text:p>
          </table:table-cell>
          <table:table-cell office:value-type="string" table:style-name="ce6">
            <text:p>erenler ev</text:p>
          </table:table-cell>
          <table:table-cell table:number-columns-repeated="2" table:style-name="ce122"/>
          <table:table-cell office:value-type="float" office:value="-315.10000000000002" table:style-name="ce28">
            <text:p>-315,1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07T00:00:00" table:style-name="ce115">
            <text:p>07.12.2023</text:p>
          </table:table-cell>
          <table:table-cell office:value-type="string" table:style-name="ce6">
            <text:p>sivas yemek</text:p>
          </table:table-cell>
          <table:table-cell table:number-columns-repeated="2" table:style-name="ce122"/>
          <table:table-cell office:value-type="float" office:value="-300" table:style-name="ce28">
            <text:p>-3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06T00:00:00" table:style-name="ce115">
            <text:p>06.12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200" table:style-name="ce28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05T00:00:00" table:style-name="ce115">
            <text:p>05.12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200" table:style-name="ce28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04T00:00:00" table:style-name="ce115">
            <text:p>04.12.2023</text:p>
          </table:table-cell>
          <table:table-cell office:value-type="string" table:style-name="ce6">
            <text:p>ödeme</text:p>
          </table:table-cell>
          <table:table-cell table:style-name="ce122"/>
          <table:table-cell office:value-type="float" office:value="11990.16" table:style-name="ce122">
            <text:p>11990,16</text:p>
          </table:table-cell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1-30T00:00:00" table:style-name="ce115">
            <text:p>30.11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200" table:style-name="ce28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1-27T00:00:00" table:style-name="ce3">
            <text:p>27.Kas</text:p>
          </table:table-cell>
          <table:table-cell office:value-type="string" table:style-name="ce6">
            <text:p>pide</text:p>
          </table:table-cell>
          <table:table-cell table:number-columns-repeated="2" table:style-name="ce1"/>
          <table:table-cell office:value-type="float" office:value="-250" table:style-name="ce28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25T00:00:00" table:style-name="ce3">
            <text:p>25.Kas</text:p>
          </table:table-cell>
          <table:table-cell office:value-type="string" table:style-name="ce6">
            <text:p>pide</text:p>
          </table:table-cell>
          <table:table-cell table:number-columns-repeated="2" table:style-name="ce1"/>
          <table:table-cell office:value-type="float" office:value="-160" table:style-name="ce28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24T00:00:00" table:style-name="ce3">
            <text:p>24.Kas</text:p>
          </table:table-cell>
          <table:table-cell office:value-type="string" table:style-name="ce6">
            <text:p>pide</text:p>
          </table:table-cell>
          <table:table-cell table:number-columns-repeated="2" table:style-name="ce1"/>
          <table:table-cell office:value-type="float" office:value="-160" table:style-name="ce28">
            <text:p>-160,00</text:p>
          </table:table-cell>
          <table:table-cell table:number-columns-repeated="16379" table:style-name="ce1"/>
        </table:table-row>
        <table:table-row table:style-name="ro5">
          <table:table-cell table:number-columns-repeated="3" table:style-name="ce1"/>
          <table:table-cell office:value-type="string" table:style-name="ce134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08:.E115])" table:style-name="ce113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122480.79000000001" table:formula="of:=[.H2]" table:style-name="ce8">
            <text:p>122.480,7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122480.79000000001" table:formula="of:=SUM([.E108:.E117])" table:style-name="ce1">
            <text:p>122480,79</text:p>
          </table:table-cell>
          <table:table-cell table:number-columns-repeated="16379"/>
        </table:table-row>
        <table:table-row table:number-rows-repeated="1048458" table:style-name="ro1">
          <table:table-cell table:number-columns-repeated="16384"/>
        </table:table-row>
      </table:table>
      <table:table table:name="GNLK-_2023" table:style-name="ta3">
        <table:table-column table:style-name="co18" table:default-cell-style-name="ce1"/>
        <table:table-column table:style-name="co34" table:default-cell-style-name="ce1"/>
        <table:table-column table:style-name="co20" table:default-cell-style-name="ce1"/>
        <table:table-column table:style-name="co34" table:default-cell-style-name="ce1"/>
        <table:table-column table:style-name="co21" table:default-cell-style-name="ce1"/>
        <table:table-column table:style-name="co22" table:default-cell-style-name="ce1"/>
        <table:table-column table:style-name="co1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7" table:number-columns-repeated="2" table:default-cell-style-name="ce2"/>
        <table:table-column table:style-name="co18" table:default-cell-style-name="ce2"/>
        <table:table-column table:style-name="co29" table:default-cell-style-name="ce1"/>
        <table:table-column table:style-name="co1" table:number-columns-repeated="16370" table:default-cell-style-name="ce1"/>
        <table:table-row table:style-name="ro3">
          <table:table-cell table:style-name="ce52"/>
          <table:table-cell table:style-name="ce53"/>
          <table:table-cell office:value-type="string" table:style-name="ce54">
            <text:p>TAHMİNİ</text:p>
          </table:table-cell>
          <table:table-cell table:style-name="ce55"/>
          <table:table-cell table:style-name="ce56"/>
          <table:table-cell office:value-type="string" table:style-name="ce54">
            <text:p>GERÇEKLEŞEN</text:p>
          </table:table-cell>
          <table:table-cell table:style-name="ce55"/>
          <table:table-cell table:style-name="ce57"/>
          <table:table-cell table:style-name="ce58"/>
          <table:table-cell table:style-name="ce59"/>
          <table:table-cell office:value-type="percentage" office:value="0.23538400000000001" table:style-name="ce135">
            <text:p>%23,54</text:p>
          </table:table-cell>
          <table:table-cell office:value-type="percentage" office:value="0.76461599999999996" table:formula="of:=1-[.K1]" table:style-name="ce136">
            <text:p>%76,46</text:p>
          </table:table-cell>
          <table:table-cell table:style-name="ce137"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3">
          <table:table-cell office:value-type="float" office:value="-2022" table:style-name="ce52">
            <text:p>-2022</text:p>
          </table:table-cell>
          <table:table-cell office:value-type="string" table:style-name="ce56">
            <text:p>GİRİŞ</text:p>
          </table:table-cell>
          <table:table-cell office:value-type="string" table:style-name="ce61">
            <text:p>ÇIKIŞ</text:p>
          </table:table-cell>
          <table:table-cell office:value-type="string" table:style-name="ce55">
            <text:p><text:s/>BAKİYE</text:p>
          </table:table-cell>
          <table:table-cell office:value-type="string" table:style-name="ce56">
            <text:p>GİRİŞ</text:p>
          </table:table-cell>
          <table:table-cell office:value-type="string" table:style-name="ce61">
            <text:p>ÇIKIŞ</text:p>
          </table:table-cell>
          <table:table-cell office:value-type="string" table:style-name="ce55">
            <text:p>BAKİYE</text:p>
          </table:table-cell>
          <table:table-cell table:style-name="ce57"/>
          <table:table-cell table:style-name="ce58"/>
          <table:table-cell office:value-type="string" table:style-name="ce59">
            <text:p>kR</text:p>
          </table:table-cell>
          <table:table-cell office:value-type="string" table:style-name="ce138">
            <text:p>nzn</text:p>
          </table:table-cell>
          <table:table-cell office:value-type="string" table:style-name="ce139">
            <text:p>hc</text:p>
          </table:table-cell>
          <table:table-cell office:value-type="string" table:style-name="ce64">
            <text:p>Hc 1/1</text:p>
          </table:table-cell>
          <table:table-cell office:value-type="float" office:value="356.02226999999999" table:formula="of:=[.F26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Ocak</text:p>
          </table:table-cell>
          <table:table-cell office:value-type="float" office:value="13261" table:formula="of:=['01_23'.D2]" table:style-name="ce66">
            <text:p>13.261,00</text:p>
          </table:table-cell>
          <table:table-cell office:value-type="float" office:value="-22808.309999999998" table:formula="of:=['01_23'.E2]" table:style-name="ce67">
            <text:p>-22.808,31</text:p>
          </table:table-cell>
          <table:table-cell office:value-type="float" office:value="-9547.3099999999977" table:formula="of:=[.B3]+[.C3]" table:style-name="ce68">
            <text:p>-9.547,31</text:p>
          </table:table-cell>
          <table:table-cell office:value-type="float" office:value="8049.2" table:formula="of:=['01_23'.F2]" table:style-name="ce66">
            <text:p>8.049,20</text:p>
          </table:table-cell>
          <table:table-cell office:value-type="float" office:value="-23047.62" table:formula="of:=['01_23'.G2]" table:style-name="ce67">
            <text:p>-23.047,62</text:p>
          </table:table-cell>
          <table:table-cell office:value-type="float" office:value="-14998.419999999998" table:formula="of:=[.E3]+[.F3]" table:style-name="ce69">
            <text:p>-14.998,42</text:p>
          </table:table-cell>
          <table:table-cell table:style-name="ce70"/>
          <table:table-cell office:value-type="string" table:style-name="ce71">
            <text:p>dgs</text:p>
          </table:table-cell>
          <table:table-cell office:value-type="float" office:value="78" table:style-name="ce65">
            <text:p>78</text:p>
          </table:table-cell>
          <table:table-cell table:style-name="ce140"/>
          <table:table-cell table:style-name="ce73"/>
          <table:table-cell office:value-type="float" office:value="78" table:formula="of:=[.J3]" table:style-name="ce74">
            <text:p>78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Şubat</text:p>
          </table:table-cell>
          <table:table-cell office:value-type="float" office:value="15761" table:formula="of:=['02_23'.D2]" table:style-name="ce66">
            <text:p>15.761,00</text:p>
          </table:table-cell>
          <table:table-cell office:value-type="float" office:value="-56286.92" table:formula="of:=['02_23'.E2]" table:style-name="ce67">
            <text:p>-56.286,92</text:p>
          </table:table-cell>
          <table:table-cell office:value-type="float" office:value="-50073.229999999996" table:formula="of:=[.B4]+[.C4]+[.D3]" table:style-name="ce68">
            <text:p>-50.073,23</text:p>
          </table:table-cell>
          <table:table-cell office:value-type="float" office:value="26990.010000000002" table:formula="of:=['02_23'.F2]" table:style-name="ce66">
            <text:p>26.990,01</text:p>
          </table:table-cell>
          <table:table-cell office:value-type="float" office:value="-77441.489999999991" table:formula="of:=['02_23'.G2]" table:style-name="ce67">
            <text:p>-77.441,49</text:p>
          </table:table-cell>
          <table:table-cell office:value-type="float" office:value="-65449.899999999987" table:formula="of:=[.E4]+[.F4]+[.G3]" table:style-name="ce69">
            <text:p>-65.449,90</text:p>
          </table:table-cell>
          <table:table-cell table:style-name="ce70"/>
          <table:table-cell office:value-type="string" table:style-name="ce71">
            <text:p>sF</text:p>
          </table:table-cell>
          <table:table-cell office:value-type="float" office:value="83.16" table:style-name="ce65">
            <text:p>83,16</text:p>
          </table:table-cell>
          <table:table-cell office:value-type="float" office:value="19.57453344" table:formula="of:=[.J4]*[.$K$1]" table:style-name="ce140">
            <text:p>19,57</text:p>
          </table:table-cell>
          <table:table-cell office:value-type="float" office:value="63.58546656" table:formula="of:=[.J4]-[.K4]" table:style-name="ce76">
            <text:p>63,59</text:p>
          </table:table-cell>
          <table:table-cell table:style-name="ce74"/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Mart</text:p>
          </table:table-cell>
          <table:table-cell office:value-type="float" office:value="88189" table:formula="of:=['03_23'.D2]" table:style-name="ce66">
            <text:p>88.189,00</text:p>
          </table:table-cell>
          <table:table-cell office:value-type="float" office:value="-24634.690000000002" table:formula="of:=['03_23'.E2]" table:style-name="ce67">
            <text:p>-24.634,69</text:p>
          </table:table-cell>
          <table:table-cell office:value-type="float" office:value="13481.080000000002" table:formula="of:=[.B5]+[.C5]+[.D4]" table:style-name="ce68">
            <text:p>13.481,08</text:p>
          </table:table-cell>
          <table:table-cell office:value-type="float" office:value="23139.34" table:formula="of:=['03_23'.F2]" table:style-name="ce66">
            <text:p>23.139,34</text:p>
          </table:table-cell>
          <table:table-cell office:value-type="float" office:value="-33283.54" table:formula="of:=['03_23'.G2]" table:style-name="ce67">
            <text:p>-33.283,54</text:p>
          </table:table-cell>
          <table:table-cell office:value-type="float" office:value="-75594.099999999991" table:formula="of:=[.E5]+[.F5]+[.G4]" table:style-name="ce69">
            <text:p>-75.594,10</text:p>
          </table:table-cell>
          <table:table-cell table:style-name="ce70"/>
          <table:table-cell office:value-type="string" table:style-name="ce71">
            <text:p>tzg</text:p>
          </table:table-cell>
          <table:table-cell office:value-type="float" office:value="33" table:style-name="ce65">
            <text:p>33</text:p>
          </table:table-cell>
          <table:table-cell table:style-name="ce140"/>
          <table:table-cell table:style-name="ce73"/>
          <table:table-cell office:value-type="float" office:value="33" table:style-name="ce74">
            <text:p>33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Nisan</text:p>
          </table:table-cell>
          <table:table-cell office:value-type="float" office:value="20911" table:formula="of:=['04_23'.D2]" table:style-name="ce66">
            <text:p>20.911,00</text:p>
          </table:table-cell>
          <table:table-cell office:value-type="float" office:value="-54277.093000000001" table:formula="of:=['04_23'.E2]" table:style-name="ce67">
            <text:p>-54.277,09</text:p>
          </table:table-cell>
          <table:table-cell office:value-type="float" office:value="-19885.012999999999" table:formula="of:=[.B6]+[.C6]+[.D5]" table:style-name="ce68">
            <text:p>-19.885,01</text:p>
          </table:table-cell>
          <table:table-cell office:value-type="float" office:value="72630" table:formula="of:=['04_23'.F2]" table:style-name="ce66">
            <text:p>72.630,00</text:p>
          </table:table-cell>
          <table:table-cell office:value-type="float" office:value="-58332.79" table:formula="of:=['04_23'.G2]" table:style-name="ce67">
            <text:p>-58.332,79</text:p>
          </table:table-cell>
          <table:table-cell office:value-type="float" office:value="-61296.889999999992" table:formula="of:=[.E6]+[.F6]+[.G5]" table:style-name="ce69">
            <text:p>-61.296,89</text:p>
          </table:table-cell>
          <table:table-cell table:style-name="ce70"/>
          <table:table-cell office:value-type="string" table:style-name="ce77">
            <text:p>maaş ocak-haziran</text:p>
          </table:table-cell>
          <table:table-cell table:style-name="ce1"/>
          <table:table-cell table:style-name="ce141"/>
          <table:table-cell table:style-name="ce73"/>
          <table:table-cell office:value-type="float" office:value="39.208550000000002" table:formula="of:=[.E18]/1000" table:style-name="ce78">
            <text:p>39</text:p>
          </table:table-cell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Mayıs</text:p>
          </table:table-cell>
          <table:table-cell office:value-type="float" office:value="17911" table:formula="of:=['05_23'.D2]" table:style-name="ce66">
            <text:p>17.911,00</text:p>
          </table:table-cell>
          <table:table-cell office:value-type="float" office:value="-20977.52" table:formula="of:=['05_23'.E2]" table:style-name="ce67">
            <text:p>-20.977,52</text:p>
          </table:table-cell>
          <table:table-cell office:value-type="float" office:value="-22951.532999999999" table:formula="of:=[.B7]+[.C7]+[.D6]" table:style-name="ce68">
            <text:p>-22.951,53</text:p>
          </table:table-cell>
          <table:table-cell office:value-type="float" office:value="19800" table:formula="of:=['05_23'.F2]" table:style-name="ce66">
            <text:p>19.800,00</text:p>
          </table:table-cell>
          <table:table-cell office:value-type="float" office:value="-25248.52" table:formula="of:=['05_23'.G2]" table:style-name="ce67">
            <text:p>-25.248,52</text:p>
          </table:table-cell>
          <table:table-cell office:value-type="float" office:value="-66745.409999999989" table:formula="of:=[.E7]+[.F7]+[.G6]" table:style-name="ce69">
            <text:p>-66.745,41</text:p>
          </table:table-cell>
          <table:table-cell table:style-name="ce70"/>
          <table:table-cell office:value-type="string" table:style-name="ce77">
            <text:p>maaş temmuz-aralık</text:p>
          </table:table-cell>
          <table:table-cell table:style-name="ce1"/>
          <table:table-cell table:style-name="ce140"/>
          <table:table-cell table:style-name="ce76"/>
          <table:table-cell office:value-type="float" office:value="51.93253" table:formula="of:=([.E19]+[.E20])/1000" table:style-name="ce78">
            <text:p>52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Hazrn</text:p>
          </table:table-cell>
          <table:table-cell office:value-type="float" office:value="28744" table:formula="of:=['06_23'.D2]" table:style-name="ce66">
            <text:p>28.744,00</text:p>
          </table:table-cell>
          <table:table-cell office:value-type="float" office:value="-26572.629999999997" table:formula="of:=['06_23'.E2]" table:style-name="ce67">
            <text:p>-26.572,63</text:p>
          </table:table-cell>
          <table:table-cell office:value-type="float" office:value="-20780.162999999997" table:formula="of:=[.B8]+[.C8]+[.D7]" table:style-name="ce68">
            <text:p>-20.780,16</text:p>
          </table:table-cell>
          <table:table-cell office:value-type="float" office:value="33133" table:formula="of:=['06_23'.F2]" table:style-name="ce66">
            <text:p>33.133,00</text:p>
          </table:table-cell>
          <table:table-cell office:value-type="float" office:value="-28830.22" table:formula="of:=['06_23'.G2]" table:style-name="ce67">
            <text:p>-28.830,22</text:p>
          </table:table-cell>
          <table:table-cell office:value-type="float" office:value="-62442.62999999999" table:formula="of:=[.E8]+[.F8]+[.G7]" table:style-name="ce69">
            <text:p>-62.442,63</text:p>
          </table:table-cell>
          <table:table-cell table:style-name="ce70"/>
          <table:table-cell office:value-type="string" table:style-name="ce71">
            <text:p>lise</text:p>
          </table:table-cell>
          <table:table-cell office:value-type="float" office:value="150" table:style-name="ce65">
            <text:p>150</text:p>
          </table:table-cell>
          <table:table-cell table:style-name="ce140"/>
          <table:table-cell table:style-name="ce76"/>
          <table:table-cell office:value-type="float" office:value="37.5" table:formula="of:=[.J8]/4" table:style-name="ce74">
            <text:p>37,5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Temmz</text:p>
          </table:table-cell>
          <table:table-cell office:value-type="float" office:value="67911" table:formula="of:=['07_23'.D2]" table:style-name="ce66">
            <text:p>67.911,00</text:p>
          </table:table-cell>
          <table:table-cell office:value-type="float" office:value="-35277.64" table:formula="of:=['07_23'.E2]" table:style-name="ce67">
            <text:p>-35.277,64</text:p>
          </table:table-cell>
          <table:table-cell office:value-type="float" office:value="11853.197000000004" table:formula="of:=[.B9]+[.C9]+[.D8]" table:style-name="ce68">
            <text:p>11.853,20</text:p>
          </table:table-cell>
          <table:table-cell office:value-type="float" office:value="70250" table:formula="of:=['07_23'.F2]" table:style-name="ce66">
            <text:p>70.250,00</text:p>
          </table:table-cell>
          <table:table-cell office:value-type="float" office:value="-42110.31" table:formula="of:=['07_23'.G2]" table:style-name="ce67">
            <text:p>-42.110,31</text:p>
          </table:table-cell>
          <table:table-cell office:value-type="float" office:value="-34302.939999999988" table:formula="of:=[.E9]+[.F9]+[.G8]" table:style-name="ce69">
            <text:p>-34.302,94</text:p>
          </table:table-cell>
          <table:table-cell table:style-name="ce70"/>
          <table:table-cell office:value-type="string" table:style-name="ce71">
            <text:p>sE</text:p>
          </table:table-cell>
          <table:table-cell office:value-type="float" office:value="96" table:style-name="ce65">
            <text:p>96</text:p>
          </table:table-cell>
          <table:table-cell office:value-type="float" office:value="22.596864" table:formula="of:=[.J9]*[.$K$1]" table:style-name="ce140">
            <text:p>22,60</text:p>
          </table:table-cell>
          <table:table-cell office:value-type="float" office:value="73.403136000000003" table:formula="of:=[.J9]-[.K9]" table:style-name="ce76">
            <text:p>73,40</text:p>
          </table:table-cell>
          <table:table-cell table:style-name="ce79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Ağusts</text:p>
          </table:table-cell>
          <table:table-cell office:value-type="float" office:value="87911" table:formula="of:=['08_23'.D2]" table:style-name="ce66">
            <text:p>87.911,00</text:p>
          </table:table-cell>
          <table:table-cell office:value-type="float" office:value="-32079.01" table:formula="of:=['08_23'.E2]" table:style-name="ce67">
            <text:p>-32.079,01</text:p>
          </table:table-cell>
          <table:table-cell office:value-type="float" office:value="67685.187000000005" table:formula="of:=[.B10]+[.C10]+[.D9]" table:style-name="ce68">
            <text:p>67.685,19</text:p>
          </table:table-cell>
          <table:table-cell office:value-type="float" office:value="16800" table:formula="of:=['08_23'.F2]" table:style-name="ce66">
            <text:p>16.800,00</text:p>
          </table:table-cell>
          <table:table-cell office:value-type="float" office:value="-37135.350000000006" table:formula="of:=['08_23'.G2]" table:style-name="ce67">
            <text:p>-37.135,35</text:p>
          </table:table-cell>
          <table:table-cell office:value-type="float" office:value="-54638.289999999994" table:formula="of:=[.E10]+[.F10]+[.G9]" table:style-name="ce69">
            <text:p>-54.638,29</text:p>
          </table:table-cell>
          <table:table-cell table:style-name="ce70"/>
          <table:table-cell office:value-type="string" table:style-name="ce71">
            <text:p>ap</text:p>
          </table:table-cell>
          <table:table-cell office:value-type="float" office:value="100" table:style-name="ce65">
            <text:p>100</text:p>
          </table:table-cell>
          <table:table-cell table:style-name="ce140"/>
          <table:table-cell table:style-name="ce76"/>
          <table:table-cell office:value-type="float" office:value="10" table:style-name="ce74">
            <text:p>10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Eylül</text:p>
          </table:table-cell>
          <table:table-cell office:value-type="float" office:value="133300" table:formula="of:=['09_23'.D2]" table:style-name="ce66">
            <text:p>133.300,00</text:p>
          </table:table-cell>
          <table:table-cell office:value-type="float" office:value="-31871.02" table:formula="of:=['09_23'.E2]" table:style-name="ce67">
            <text:p>-31.871,02</text:p>
          </table:table-cell>
          <table:table-cell office:value-type="float" office:value="169114.16700000002" table:formula="of:=[.B11]+[.C11]+[.D10]" table:style-name="ce68">
            <text:p>169.114,17</text:p>
          </table:table-cell>
          <table:table-cell office:value-type="float" office:value="257800" table:formula="of:=['09_23'.F2]" table:style-name="ce66">
            <text:p>257.800,00</text:p>
          </table:table-cell>
          <table:table-cell office:value-type="float" office:value="-34914.910000000003" table:formula="of:=['09_23'.G2]" table:style-name="ce67">
            <text:p>-34.914,91</text:p>
          </table:table-cell>
          <table:table-cell office:value-type="float" office:value="168246.8" table:formula="of:=[.E11]+[.F11]+[.G10]" table:style-name="ce69">
            <text:p>168.246,80</text:p>
          </table:table-cell>
          <table:table-cell table:style-name="ce70"/>
          <table:table-cell office:value-type="string" table:style-name="ce71">
            <text:p>sG</text:p>
          </table:table-cell>
          <table:table-cell office:value-type="float" office:value="96" table:style-name="ce65">
            <text:p>96</text:p>
          </table:table-cell>
          <table:table-cell office:value-type="float" office:value="22.596864" table:formula="of:=[.J11]*[.$K$1]" table:style-name="ce140">
            <text:p>22,60</text:p>
          </table:table-cell>
          <table:table-cell office:value-type="float" office:value="73.403136000000003" table:formula="of:=[.J11]-[.K11]" table:style-name="ce76">
            <text:p>73,40</text:p>
          </table:table-cell>
          <table:table-cell table:style-name="ce74"/>
          <table:table-cell office:value-type="float" office:value="604.37009999999998" table:formula="of:=['09_23'.E111]/1000" table:style-name="ce1">
            <text:p>604,3701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Ekim</text:p>
          </table:table-cell>
          <table:table-cell office:value-type="float" office:value="32800" table:formula="of:=['10_23'.D2]" table:style-name="ce66">
            <text:p>32.800,00</text:p>
          </table:table-cell>
          <table:table-cell office:value-type="float" office:value="-44478.170000000006" table:formula="of:=['10_23'.E2]" table:style-name="ce67">
            <text:p>-44.478,17</text:p>
          </table:table-cell>
          <table:table-cell office:value-type="float" office:value="157435.997" table:formula="of:=[.B12]+[.C12]+[.D11]" table:style-name="ce68">
            <text:p>157.436,00</text:p>
          </table:table-cell>
          <table:table-cell office:value-type="float" office:value="23200" table:formula="of:=['10_23'.F2]" table:style-name="ce66">
            <text:p>23.200,00</text:p>
          </table:table-cell>
          <table:table-cell office:value-type="float" office:value="-43968.17" table:formula="of:=['10_23'.G2]" table:style-name="ce67">
            <text:p>-43.968,17</text:p>
          </table:table-cell>
          <table:table-cell office:value-type="float" office:value="147478.63" table:formula="of:=[.E12]+[.F12]+[.G11]" table:style-name="ce69">
            <text:p>147.478,63</text:p>
          </table:table-cell>
          <table:table-cell table:style-name="ce70"/>
          <table:table-cell office:value-type="string" table:style-name="ce71">
            <text:p>sA</text:p>
          </table:table-cell>
          <table:table-cell office:value-type="float" office:value="84" table:style-name="ce65">
            <text:p>84</text:p>
          </table:table-cell>
          <table:table-cell office:value-type="float" office:value="19.772256000000002" table:formula="of:=[.J12]*[.$K$1]" table:style-name="ce140">
            <text:p>19,77</text:p>
          </table:table-cell>
          <table:table-cell office:value-type="float" office:value="64.227744000000001" table:formula="of:=[.J12]-[.K12]" table:style-name="ce76">
            <text:p>64,23</text:p>
          </table:table-cell>
          <table:table-cell table:style-name="ce74"/>
          <table:table-cell office:value-type="float" office:value="610.64972999999998" table:formula="of:=['10_23'.E111]/1000" table:style-name="ce1">
            <text:p>610,64973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Kasım</text:p>
          </table:table-cell>
          <table:table-cell office:value-type="float" office:value="262800" table:formula="of:=['11_23'.D2]" table:style-name="ce66">
            <text:p>262.800,00</text:p>
          </table:table-cell>
          <table:table-cell office:value-type="float" office:value="-98843.11" table:formula="of:=['11_23'.E2]" table:style-name="ce67">
            <text:p>-98.843,11</text:p>
          </table:table-cell>
          <table:table-cell office:value-type="float" office:value="321392.88699999999" table:formula="of:=[.B13]+[.C13]+[.D12]" table:style-name="ce68">
            <text:p>321.392,89</text:p>
          </table:table-cell>
          <table:table-cell office:value-type="float" office:value="177687.06" table:formula="of:=['11_23'.F2]" table:style-name="ce66">
            <text:p>177.687,06</text:p>
          </table:table-cell>
          <table:table-cell office:value-type="float" office:value="-242504.11" table:formula="of:=['11_23'.G2]" table:style-name="ce67">
            <text:p>-242.504,11</text:p>
          </table:table-cell>
          <table:table-cell office:value-type="float" office:value="82661.580000000016" table:formula="of:=[.E13]+[.F13]+[.G12]" table:style-name="ce69">
            <text:p>82.661,58</text:p>
          </table:table-cell>
          <table:table-cell table:style-name="ce70"/>
          <table:table-cell office:value-type="string" table:style-name="ce71">
            <text:p>sCD</text:p>
          </table:table-cell>
          <table:table-cell office:value-type="float" office:value="135" table:style-name="ce65">
            <text:p>135</text:p>
          </table:table-cell>
          <table:table-cell office:value-type="float" office:value="31.77684" table:formula="of:=[.J13]*[.$K$1]" table:style-name="ce140">
            <text:p>31,78</text:p>
          </table:table-cell>
          <table:table-cell office:value-type="float" office:value="103.22316000000001" table:formula="of:=[.J13]-[.K13]" table:style-name="ce76">
            <text:p>103,22</text:p>
          </table:table-cell>
          <table:table-cell table:style-name="ce79"/>
          <table:table-cell office:value-type="float" office:value="709.39308499999993" table:formula="of:=['11_23'.E111]/1000" table:style-name="ce1">
            <text:p>709,393085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Aralık</text:p>
          </table:table-cell>
          <table:table-cell office:value-type="float" office:value="22800" table:formula="of:=['12_23'.D2]" table:style-name="ce66">
            <text:p>22.800,00</text:p>
          </table:table-cell>
          <table:table-cell office:value-type="float" office:value="-38101.83" table:formula="of:=['12_23'.E2]" table:style-name="ce67">
            <text:p>-38.101,83</text:p>
          </table:table-cell>
          <table:table-cell office:value-type="float" office:value="306091.05699999997" table:formula="of:=[.B14]+[.C14]+[.D13]" table:style-name="ce68">
            <text:p>306.091,06</text:p>
          </table:table-cell>
          <table:table-cell office:value-type="float" office:value="16232.529999999999" table:formula="of:=['12_23'.F2]" table:style-name="ce66">
            <text:p>16.232,53</text:p>
          </table:table-cell>
          <table:table-cell office:value-type="float" office:value="-41854.230000000003" table:formula="of:=['12_23'.G2]" table:style-name="ce67">
            <text:p>-41.854,23</text:p>
          </table:table-cell>
          <table:table-cell office:value-type="float" office:value="57039.880000000012" table:formula="of:=[.E14]+[.F14]+[.G13]" table:style-name="ce69">
            <text:p>57.039,88</text:p>
          </table:table-cell>
          <table:table-cell table:style-name="ce70"/>
          <table:table-cell office:value-type="string" table:style-name="ce71">
            <text:p>sB</text:p>
          </table:table-cell>
          <table:table-cell table:style-name="ce65"/>
          <table:table-cell office:value-type="float" office:value="0" table:formula="of:=[.J14]*[.$K$1]" table:style-name="ce140">
            <text:p>0,00</text:p>
          </table:table-cell>
          <table:table-cell office:value-type="float" office:value="0" table:formula="of:=[.J14]-[.K14]" table:style-name="ce76">
            <text:p>0,00</text:p>
          </table:table-cell>
          <table:table-cell table:style-name="ce79"/>
          <table:table-cell office:value-type="float" office:value="218.08799999999999" table:formula="of:=['12_23'.E113]/1000" table:style-name="ce1">
            <text:p>218,088</text:p>
          </table:table-cell>
          <table:table-cell table:number-columns-repeated="16370"/>
        </table:table-row>
        <table:table-row table:style-name="ro1">
          <table:table-cell office:value-type="string" table:style-name="ce81">
            <text:p>TPLM</text:p>
          </table:table-cell>
          <table:table-cell office:value-type="float" office:value="792299" table:formula="of:=SUM([.B3:.B14])" table:style-name="ce82">
            <text:p>792.299,00</text:p>
          </table:table-cell>
          <table:table-cell office:value-type="float" office:value="-486207.94300000003" table:formula="of:=SUM([.C3:.C14])" table:style-name="ce38">
            <text:p>-486.207,94</text:p>
          </table:table-cell>
          <table:table-cell office:value-type="float" office:value="306091.05699999997" table:formula="of:=[.B15]+[.C15]" table:style-name="ce83">
            <text:p>306.091,06</text:p>
          </table:table-cell>
          <table:table-cell office:value-type="float" office:value="745711.14000000013" table:formula="of:=SUM([.E3:.E14])" table:style-name="ce82">
            <text:p>745.711,14</text:p>
          </table:table-cell>
          <table:table-cell office:value-type="float" office:value="-688671.26" table:formula="of:=SUM([.F3:.F14])" table:style-name="ce38">
            <text:p>-688.671,26</text:p>
          </table:table-cell>
          <table:table-cell office:value-type="float" office:value="57039.880000000121" table:formula="of:=[.E15]+[.F15]" table:style-name="ce83">
            <text:p>57.039,88</text:p>
          </table:table-cell>
          <table:table-cell table:style-name="ce70"/>
          <table:table-cell table:style-name="ce142"/>
          <table:table-cell office:value-type="float" office:value="855.16" table:formula="of:=SUM([.J3:.J14])" table:style-name="ce142">
            <text:p>855,16</text:p>
          </table:table-cell>
          <table:table-cell office:value-type="float" office:value="116.31735743999999" table:formula="of:=SUM([.K4:.K14])" table:style-name="ce143">
            <text:p>116,32</text:p>
          </table:table-cell>
          <table:table-cell office:value-type="float" office:value="377.84264256000006" table:formula="of:=SUM([.L4:.L14])" table:style-name="ce88">
            <text:p>377,84</text:p>
          </table:table-cell>
          <table:table-cell office:value-type="float" office:value="249.64107999999999" table:formula="of:=SUM([.M3:.M10])" table:style-name="ce89">
            <text:p>250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90">
            <text:p>Tpl / 12</text:p>
          </table:table-cell>
          <table:table-cell office:value-type="float" office:value="66024.916666666672" table:formula="of:=[.B15]/[.A16]" table:style-name="ce91">
            <text:p>66.024,92</text:p>
          </table:table-cell>
          <table:table-cell office:value-type="float" office:value="-40517.328583333336" table:formula="of:=[.C15]/[.A16]" table:style-name="ce92">
            <text:p>-40.517,33</text:p>
          </table:table-cell>
          <table:table-cell table:style-name="ce92"/>
          <table:table-cell office:value-type="float" office:value="62142.595000000008" table:formula="of:=[.E15]/[.A16]" table:style-name="ce92">
            <text:p>62.142,60</text:p>
          </table:table-cell>
          <table:table-cell office:value-type="float" office:value="-57389.271666666667" table:formula="of:=[.F15]/[.A16]" table:style-name="ce92">
            <text:p>-57.389,27</text:p>
          </table:table-cell>
          <table:table-cell office:value-type="float" office:value="4753.3233333333437" table:formula="of:=[.G15]/[.A16]" table:style-name="ce92">
            <text:p>4.753,32</text:p>
          </table:table-cell>
          <table:table-cell table:style-name="ce93"/>
          <table:table-cell table:style-name="ce144"/>
          <table:table-cell office:value-type="float" office:value="71.263333333333335" table:formula="of:=[.J15]/12" table:style-name="ce92">
            <text:p>71,26</text:p>
          </table:table-cell>
          <table:table-cell office:value-type="float" office:value="9.6931131199999996" table:formula="of:=[.K15]/12" table:style-name="ce145">
            <text:p>9,69</text:p>
          </table:table-cell>
          <table:table-cell office:value-type="float" office:value="31.486886880000004" table:formula="of:=[.L15]/12" table:style-name="ce146">
            <text:p>31,49</text:p>
          </table:table-cell>
          <table:table-cell office:value-type="float" office:value="20.803423333333331" table:formula="of:=[.M15]/12" table:style-name="ce147">
            <text:p>20,80</text:p>
          </table:table-cell>
          <table:table-cell office:value-type="float" office:value="418.25000730769227" table:formula="of:=AVERAGE([.N2:.N15])" table:style-name="ce99">
            <text:p>418,25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8"/>
          <table:table-cell table:style-name="ce9"/>
          <table:table-cell table:number-columns-repeated="2" table:style-name="ce1"/>
          <table:table-cell office:value-type="string" table:style-name="ce148">
            <text:p>HACI</text:p>
          </table:table-cell>
          <table:table-cell office:value-type="float" office:value="627.48372256000005" table:formula="of:=[.L15]+[.M15]" table:style-name="ce149">
            <text:p>627,48</text:p>
          </table:table-cell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100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2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101">
            <text:p>25</text:p>
          </table:table-cell>
          <table:table-cell table:number-columns-repeated="2" table:style-name="ce1"/>
          <table:table-cell table:style-name="ce9"/>
          <table:table-cell table:style-name="ce2"/>
          <table:table-cell office:value-type="string" table:style-name="ce150">
            <text:p><text:s/>/ 12</text:p>
          </table:table-cell>
          <table:table-cell office:value-type="float" office:value="52.290310213333335" table:formula="of:=[.M17]/12" table:style-name="ce103">
            <text:p>52,29</text:p>
          </table:table-cell>
          <table:table-cell table:number-columns-repeated="16371"/>
        </table:table-row>
        <table:table-row table:style-name="ro5">
          <table:table-cell/>
          <table:table-cell table:style-name="ce1"/>
          <table:table-cell table:style-name="ce104"/>
          <table:table-cell office:value-type="string" table:style-name="ce105">
            <text:p>temmuz-aralık maaş toplamı</text:p>
          </table:table-cell>
          <table:table-cell office:value-type="float" office:value="44932.53" table:formula="of:=['07_23'.F26]+['08_23'.F22]+['09_23'.F21]+['10_23'.F23]+['11_23'.F21]+['12_23'.F28]" table:style-name="ce106">
            <text:p>44.932,53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101">
            <text:p>temmuz artış %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style-name="ro5">
          <table:table-cell/>
          <table:table-cell table:style-name="ce1"/>
          <table:table-cell table:style-name="ce104"/>
          <table:table-cell office:value-type="string" table:style-name="ce105">
            <text:p>bayram-100.yıl</text:p>
          </table:table-cell>
          <table:table-cell office:value-type="float" office:value="7000" table:style-name="ce106">
            <text:p>7.000,00</text:p>
          </table:table-cell>
          <table:table-cell table:style-name="ce1"/>
          <table:table-cell table:style-name="ce101"/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style-name="ro2">
          <table:table-cell/>
          <table:table-cell table:number-columns-repeated="2" table:style-name="ce1"/>
          <table:table-cell office:value-type="string" table:style-name="ce5">
            <text:p>Toplam ;Emekli maaşı</text:p>
          </table:table-cell>
          <table:table-cell office:value-type="float" office:value="91141.08" table:formula="of:=SUM([.E18:.E20])" table:style-name="ce107">
            <text:p>91.141,08</text:p>
          </table:table-cell>
          <table:table-cell office:value-type="float" office:value="6986.25" table:formula="of:=SUM([.F18:.F19])" table:style-name="ce109">
            <text:p>6986,25</text:p>
          </table:table-cell>
          <table:table-cell office:value-type="string" table:style-name="ce109">
            <text:p>temmuz maaş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10"/>
          <table:table-cell office:value-type="string" table:style-name="ce111">
            <text:p>2022 Aralık <text:s/>Devir</text:p>
          </table:table-cell>
          <table:table-cell table:style-name="ce110"/>
          <table:table-cell table:style-name="ce112"/>
          <table:table-cell office:value-type="float" office:value="356022.27" table:formula="of:=SUM([.F27:.F65])" table:style-name="ce113">
            <text:p>356022,27</text:p>
          </table:table-cell>
          <table:table-cell table:number-columns-repeated="6" table:style-name="ce1"/>
          <table:table-cell table:style-name="ce114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1]*[.D31]" table:style-name="ce1">
            <text:p>121323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2]*[.D32]" table:style-name="ce1">
            <text:p>15725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3]*[.D33]" table:style-name="ce1">
            <text:p>19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style-name="ce8"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  <table:table table:name="PERI_23" table:style-name="ta4">
        <table:table-column table:style-name="co35" table:default-cell-style-name="ce1"/>
        <table:table-column table:style-name="co30" table:default-cell-style-name="ce1"/>
        <table:table-column table:style-name="co36" table:default-cell-style-name="ce1"/>
        <table:table-column table:style-name="co37" table:default-cell-style-name="ce1"/>
        <table:table-column table:style-name="co30" table:number-columns-repeated="3" table:default-cell-style-name="ce2"/>
        <table:table-column table:style-name="co1" table:number-columns-repeated="16377" table:default-cell-style-name="ce1"/>
        <table:table-row table:style-name="ro6">
          <table:table-cell/>
          <table:table-cell table:number-columns-repeated="2" table:style-name="ce1"/>
          <table:table-cell office:value-type="string" table:style-name="ce151">
            <text:p>hesaba yazılmayan</text:p>
          </table:table-cell>
          <table:table-cell table:style-name="ce2"/>
          <table:table-cell office:value-type="string" table:style-name="ce152">
            <text:p>Peri</text:p>
          </table:table-cell>
          <table:table-cell office:value-type="string" table:style-name="ce152">
            <text:p>BAKİYE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2"/>
          <table:table-cell office:value-type="string" table:style-name="ce153">
            <text:p>ödeme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11">
            <text:p>8.11.2022</text:p>
          </table:table-cell>
          <table:table-cell office:value-type="string" table:style-name="ce1">
            <text:p>dil kurs havale</text:p>
          </table:table-cell>
          <table:table-cell table:style-name="ce1"/>
          <table:table-cell office:value-type="float" office:value="1250" table:style-name="ce2">
            <text:p>1.250,00</text:p>
          </table:table-cell>
          <table:table-cell table:style-name="ce2"/>
          <table:table-cell office:value-type="float" office:value="1250" table:formula="of:=[.G2]+[.E3]-[.F3]" table:style-name="ce2">
            <text:p>1.25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11">
            <text:p>23.11.2022</text:p>
          </table:table-cell>
          <table:table-cell office:value-type="string" table:style-name="ce6">
            <text:p>peri ödeme</text:p>
          </table:table-cell>
          <table:table-cell table:style-name="ce6"/>
          <table:table-cell table:style-name="ce2"/>
          <table:table-cell office:value-type="float" office:value="2250" table:style-name="ce107">
            <text:p>2.250,00</text:p>
          </table:table-cell>
          <table:table-cell office:value-type="float" office:value="-1000" table:formula="of:=[.G3]+[.E4]-[.F4]" table:style-name="ce2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11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1"/>
          <table:table-cell table:style-name="ce2"/>
          <table:table-cell table:style-name="ce107"/>
          <table:table-cell office:value-type="float" office:value="-1000" table:formula="of:=[.G4]+[.E5]-[.F5]" table:style-name="ce2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11">
            <text:p>8.11.2022</text:p>
          </table:table-cell>
          <table:table-cell office:value-type="string" table:style-name="ce1">
            <text:p>diş iş kk <text:s text:c="26"/>1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7"/>
          <table:table-cell office:value-type="float" office:value="111.1099999999999" table:formula="of:=[.G5]+[.E6]-[.F6]" table:style-name="ce2">
            <text:p>111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11">
            <text:p>23.11.2022</text:p>
          </table:table-cell>
          <table:table-cell office:value-type="string" table:style-name="ce6">
            <text:p>peri ödeme</text:p>
          </table:table-cell>
          <table:table-cell table:style-name="ce6"/>
          <table:table-cell table:style-name="ce2"/>
          <table:table-cell office:value-type="float" office:value="150" table:style-name="ce107">
            <text:p>150,00</text:p>
          </table:table-cell>
          <table:table-cell office:value-type="float" office:value="-38.8900000000001" table:formula="of:=[.G6]+[.E7]-[.F7]" table:style-name="ce2">
            <text:p>-38,8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08T00:00:00" table:style-name="ce11">
            <text:p>8.12.2022</text:p>
          </table:table-cell>
          <table:table-cell office:value-type="string" table:style-name="ce1">
            <text:p>diş iş kk <text:s text:c="27"/>2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7"/>
          <table:table-cell office:value-type="float" office:value="1072.2199999999998" table:formula="of:=[.G7]+[.E8]-[.F8]" table:style-name="ce2">
            <text:p>1.072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9T00:00:00" table:style-name="ce11">
            <text:p>19.12.2022</text:p>
          </table:table-cell>
          <table:table-cell office:value-type="string" table:style-name="ce6">
            <text:p>peri ödeme</text:p>
          </table:table-cell>
          <table:table-cell table:style-name="ce6"/>
          <table:table-cell table:style-name="ce2"/>
          <table:table-cell office:value-type="float" office:value="2500" table:style-name="ce107">
            <text:p>2.500,00</text:p>
          </table:table-cell>
          <table:table-cell office:value-type="float" office:value="-1427.7800000000002" table:formula="of:=[.G8]+[.E9]-[.F9]" table:style-name="ce2">
            <text:p>-1.427,7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08T00:00:00" table:style-name="ce11">
            <text:p>8.01.2023</text:p>
          </table:table-cell>
          <table:table-cell office:value-type="string" table:style-name="ce1">
            <text:p>diş iş kk <text:s text:c="27"/>3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7"/>
          <table:table-cell office:value-type="float" office:value="-316.6700000000003" table:formula="of:=[.G9]+[.E10]-[.F10]" table:style-name="ce2">
            <text:p>-3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15T00:00:00" table:style-name="ce11">
            <text:p>15.01.2023</text:p>
          </table:table-cell>
          <table:table-cell office:value-type="string" table:style-name="ce6">
            <text:p>peri havale</text:p>
          </table:table-cell>
          <table:table-cell table:style-name="ce6"/>
          <table:table-cell table:style-name="ce2"/>
          <table:table-cell office:value-type="float" office:value="1500" table:style-name="ce107">
            <text:p>1.500,00</text:p>
          </table:table-cell>
          <table:table-cell office:value-type="float" office:value="-1816.6700000000003" table:formula="of:=[.G10]+[.E11]-[.F11]" table:style-name="ce2">
            <text:p>-1.8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1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2">
            <text:p>225,40</text:p>
          </table:table-cell>
          <table:table-cell table:style-name="ce107"/>
          <table:table-cell office:value-type="float" office:value="-1591.2700000000002" table:formula="of:=[.G11]+[.E12]-[.F12]" table:style-name="ce2">
            <text:p>-1.591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1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2">
            <text:p>225,40</text:p>
          </table:table-cell>
          <table:table-cell table:style-name="ce107"/>
          <table:table-cell office:value-type="float" office:value="-1365.8700000000001" table:formula="of:=[.G12]+[.E13]-[.F13]" table:style-name="ce2">
            <text:p>-1.365,8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1">
            <text:p>31.01.2023</text:p>
          </table:table-cell>
          <table:table-cell office:value-type="string" table:style-name="ce1">
            <text:p>gib mtv 2022-1 dr184</text:p>
          </table:table-cell>
          <table:table-cell table:style-name="ce1"/>
          <table:table-cell office:value-type="float" office:value="437.97" table:style-name="ce2">
            <text:p>437,97</text:p>
          </table:table-cell>
          <table:table-cell table:style-name="ce107"/>
          <table:table-cell office:value-type="float" office:value="-927.90000000000009" table:formula="of:=[.G13]+[.E14]-[.F14]" table:style-name="ce2">
            <text:p>-927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1">
            <text:p>31.01.2023</text:p>
          </table:table-cell>
          <table:table-cell office:value-type="string" table:style-name="ce1">
            <text:p>gib mtv 2022-2 dr184</text:p>
          </table:table-cell>
          <table:table-cell table:style-name="ce1"/>
          <table:table-cell office:value-type="float" office:value="404.23" table:style-name="ce2">
            <text:p>404,23</text:p>
          </table:table-cell>
          <table:table-cell table:style-name="ce107"/>
          <table:table-cell office:value-type="float" office:value="-523.67000000000007" table:formula="of:=[.G14]+[.E15]-[.F15]" table:style-name="ce2">
            <text:p>-523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1">
            <text:p>31.01.2023</text:p>
          </table:table-cell>
          <table:table-cell office:value-type="string" table:style-name="ce1">
            <text:p>gib mtv 2023-1-2 dr184</text:p>
          </table:table-cell>
          <table:table-cell table:style-name="ce1"/>
          <table:table-cell office:value-type="float" office:value="1135" table:style-name="ce2">
            <text:p>1.135,00</text:p>
          </table:table-cell>
          <table:table-cell table:style-name="ce107"/>
          <table:table-cell office:value-type="float" office:value="611.32999999999993" table:formula="of:=[.G15]+[.E16]-[.F16]" table:style-name="ce2">
            <text:p>611,3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8T00:00:00" table:style-name="ce11">
            <text:p>8.02.2023</text:p>
          </table:table-cell>
          <table:table-cell office:value-type="string" table:style-name="ce1">
            <text:p>diş iş kk <text:s text:c="28"/>4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7"/>
          <table:table-cell office:value-type="float" office:value="1722.4399999999998" table:formula="of:=[.G16]+[.E17]-[.F17]" table:style-name="ce2">
            <text:p>1.722,4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4T00:00:00" table:style-name="ce11">
            <text:p>24.02.2023</text:p>
          </table:table-cell>
          <table:table-cell office:value-type="string" table:style-name="ce6">
            <text:p>iş havale</text:p>
          </table:table-cell>
          <table:table-cell table:style-name="ce6"/>
          <table:table-cell table:style-name="ce2"/>
          <table:table-cell office:value-type="float" office:value="2000" table:style-name="ce107">
            <text:p>2.000,00</text:p>
          </table:table-cell>
          <table:table-cell office:value-type="float" office:value="-277.56000000000017" table:formula="of:=[.G17]+[.E18]-[.F18]" table:style-name="ce2">
            <text:p>-277,5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8T00:00:00" table:style-name="ce11">
            <text:p>8.03.2023</text:p>
          </table:table-cell>
          <table:table-cell office:value-type="string" table:style-name="ce1">
            <text:p>diş iş kk <text:s text:c="28"/>5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7"/>
          <table:table-cell office:value-type="float" office:value="833.54999999999973" table:formula="of:=[.G18]+[.E19]-[.F19]" table:style-name="ce2">
            <text:p>833,5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08T00:00:00" table:style-name="ce11">
            <text:p>8.04.2023</text:p>
          </table:table-cell>
          <table:table-cell office:value-type="string" table:style-name="ce1">
            <text:p>diş iş kk <text:s text:c="28"/>6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7"/>
          <table:table-cell office:value-type="float" office:value="1944.6599999999996" table:formula="of:=[.G19]+[.E20]-[.F20]" table:style-name="ce2">
            <text:p>1.944,6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5T00:00:00" table:style-name="ce11">
            <text:p>15.04.2023</text:p>
          </table:table-cell>
          <table:table-cell office:value-type="string" table:style-name="ce6">
            <text:p>iş havale</text:p>
          </table:table-cell>
          <table:table-cell table:style-name="ce6"/>
          <table:table-cell table:style-name="ce2"/>
          <table:table-cell office:value-type="float" office:value="6000" table:style-name="ce107">
            <text:p>6.000,00</text:p>
          </table:table-cell>
          <table:table-cell office:value-type="float" office:value="-4055.34" table:formula="of:=[.G20]+[.E21]-[.F21]" table:style-name="ce2">
            <text:p>-4.055,3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08T00:00:00" table:style-name="ce11">
            <text:p>8.05.2023</text:p>
          </table:table-cell>
          <table:table-cell office:value-type="string" table:style-name="ce1">
            <text:p>diş iş kk <text:s text:c="28"/>7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7"/>
          <table:table-cell office:value-type="float" office:value="-2944.2300000000005" table:formula="of:=[.G21]+[.E22]-[.F22]" table:style-name="ce2">
            <text:p>-2.944,2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8T00:00:00" table:style-name="ce11">
            <text:p>8.06.2023</text:p>
          </table:table-cell>
          <table:table-cell office:value-type="string" table:style-name="ce1">
            <text:p>diş iş kk <text:s text:c="28"/>8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7"/>
          <table:table-cell office:value-type="float" office:value="-1833.1200000000006" table:formula="of:=[.G22]+[.E23]-[.F23]" table:style-name="ce2">
            <text:p>-1.833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8T00:00:00" table:style-name="ce11">
            <text:p>8.07.2023</text:p>
          </table:table-cell>
          <table:table-cell office:value-type="string" table:style-name="ce1">
            <text:p>diş iş kk <text:s text:c="28"/>9 / 9</text:p>
          </table:table-cell>
          <table:table-cell table:style-name="ce1"/>
          <table:table-cell office:value-type="float" office:value="1111.1199999999999" table:style-name="ce2">
            <text:p>1.111,12</text:p>
          </table:table-cell>
          <table:table-cell table:style-name="ce107"/>
          <table:table-cell office:value-type="float" office:value="-722.00000000000068" table:formula="of:=[.G23]+[.E24]-[.F24]" table:style-name="ce2">
            <text:p>-722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5T00:00:00" table:style-name="ce11">
            <text:p>15.03.2023</text:p>
          </table:table-cell>
          <table:table-cell office:value-type="string" table:style-name="ce1">
            <text:p>Budama makası</text:p>
          </table:table-cell>
          <table:table-cell table:style-name="ce1"/>
          <table:table-cell office:value-type="float" office:value="2258" table:style-name="ce2">
            <text:p>2.258,00</text:p>
          </table:table-cell>
          <table:table-cell table:style-name="ce107"/>
          <table:table-cell office:value-type="float" office:value="1535.9999999999993" table:formula="of:=[.G24]+[.E25]-[.F25]" table:style-name="ce2">
            <text:p>1.536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şarj aleti</text:p>
          </table:table-cell>
          <table:table-cell table:style-name="ce1"/>
          <table:table-cell office:value-type="float" office:value="613" table:style-name="ce2">
            <text:p>613,00</text:p>
          </table:table-cell>
          <table:table-cell table:style-name="ce152"/>
          <table:table-cell office:value-type="float" office:value="2148.9999999999991" table:formula="of:=[.G25]+[.E26]-[.F26]" table:style-name="ce2">
            <text:p>2.14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table:style-name="ce1"/>
          <table:table-cell office:value-type="float" office:value="720" table:style-name="ce2">
            <text:p>720,00</text:p>
          </table:table-cell>
          <table:table-cell table:style-name="ce152"/>
          <table:table-cell office:value-type="float" office:value="2868.9999999999991" table:formula="of:=[.G26]+[.E27]-[.F27]" table:style-name="ce2">
            <text:p>2.86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1"/>
          <table:table-cell table:style-name="ce2"/>
          <table:table-cell office:value-type="float" office:value="1036" table:style-name="ce152">
            <text:p>1.036,00</text:p>
          </table:table-cell>
          <table:table-cell office:value-type="float" office:value="1832.9999999999991" table:formula="of:=[.G27]+[.E28]-[.F28]" table:style-name="ce2">
            <text:p>1.8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5T00:00:00" table:style-name="ce11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1"/>
          <table:table-cell table:style-name="ce2"/>
          <table:table-cell office:value-type="float" office:value="500" table:style-name="ce152">
            <text:p>500,00</text:p>
          </table:table-cell>
          <table:table-cell office:value-type="float" office:value="1332.9999999999991" table:formula="of:=[.G28]+[.E29]-[.F29]" table:style-name="ce2">
            <text:p>1.3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7T00:00:00" table:style-name="ce11">
            <text:p>7.07.2023</text:p>
          </table:table-cell>
          <table:table-cell office:value-type="string" table:style-name="ce1">
            <text:p>ankara çeyrek altın</text:p>
          </table:table-cell>
          <table:table-cell table:style-name="ce1"/>
          <table:table-cell office:value-type="float" office:value="2650" table:style-name="ce2">
            <text:p>2.650,00</text:p>
          </table:table-cell>
          <table:table-cell table:style-name="ce152"/>
          <table:table-cell office:value-type="float" office:value="3982.9999999999991" table:formula="of:=[.G29]+[.E30]-[.F30]" table:style-name="ce2">
            <text:p>3.983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1356" table:style-name="ce2">
            <text:p>1.356,00</text:p>
          </table:table-cell>
          <table:table-cell table:style-name="ce152"/>
          <table:table-cell office:value-type="float" office:value="5338.9999999999991" table:formula="of:=[.G30]+[.E31]-[.F31]" table:style-name="ce2">
            <text:p>5.33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869" table:style-name="ce2">
            <text:p>869,00</text:p>
          </table:table-cell>
          <table:table-cell table:style-name="ce152"/>
          <table:table-cell office:value-type="float" office:value="6207.9999999999991" table:formula="of:=[.G31]+[.E32]-[.F32]" table:style-name="ce2">
            <text:p>6.20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Eskişehir benzin</text:p>
          </table:table-cell>
          <table:table-cell office:value-type="float" office:value="1120" table:style-name="ce1">
            <text:p>1120</text:p>
          </table:table-cell>
          <table:table-cell table:style-name="ce2"/>
          <table:table-cell table:style-name="ce152"/>
          <table:table-cell office:value-type="float" office:value="6207.9999999999991" table:formula="of:=[.G32]+[.E33]-[.F33]" table:style-name="ce2">
            <text:p>6.2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5T00:00:00" table:style-name="ce11">
            <text:p>15.07.2023</text:p>
          </table:table-cell>
          <table:table-cell office:value-type="string" table:style-name="ce1">
            <text:p>aliden ziraat kredi için alınan 15/07/2023 taksidi için</text:p>
          </table:table-cell>
          <table:table-cell table:style-name="ce1"/>
          <table:table-cell table:style-name="ce2"/>
          <table:table-cell office:value-type="float" office:value="3450" table:style-name="ce152">
            <text:p>3.450,00</text:p>
          </table:table-cell>
          <table:table-cell office:value-type="float" office:value="2757.9999999999991" table:formula="of:=[.G33]+[.E34]-[.F34]" table:style-name="ce2">
            <text:p>2.75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lab mustafa gr altın</text:p>
          </table:table-cell>
          <table:table-cell table:style-name="ce1"/>
          <table:table-cell office:value-type="float" office:value="1750" table:style-name="ce2">
            <text:p>1.750,00</text:p>
          </table:table-cell>
          <table:table-cell table:style-name="ce107"/>
          <table:table-cell office:value-type="float" office:value="4507.9999999999991" table:formula="of:=[.G34]+[.E35]-[.F35]" table:style-name="ce2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11T00:00:00" table:style-name="ce11">
            <text:p>11.08.2023</text:p>
          </table:table-cell>
          <table:table-cell office:value-type="string" table:style-name="ce1">
            <text:p>aliden ziraat kredi için alınan 15/08/2023 taksidi için</text:p>
          </table:table-cell>
          <table:table-cell table:style-name="ce1"/>
          <table:table-cell table:style-name="ce2"/>
          <table:table-cell office:value-type="float" office:value="3450" table:style-name="ce107">
            <text:p>3.450,00</text:p>
          </table:table-cell>
          <table:table-cell office:value-type="float" office:value="1057.9999999999991" table:formula="of:=[.G35]+[.E36]-[.F36]" table:style-name="ce2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07"/>
          <table:table-cell office:value-type="float" office:value="1057.9999999999991" table:formula="of:=[.G36]+[.E37]-[.F37]" table:style-name="ce2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07"/>
          <table:table-cell table:style-name="ce2"/>
          <table:table-cell table:number-columns-repeated="16377"/>
        </table:table-row>
        <table:table-row table:style-name="ro3">
          <table:table-cell/>
          <table:table-cell office:value-type="date" office:date-value="2023-08-30T00:00:00" table:style-name="ce154">
            <text:p>30.08.2023</text:p>
          </table:table-cell>
          <table:table-cell table:style-name="ce1"/>
          <table:table-cell office:value-type="string" table:style-name="ce5">
            <text:p>ARA TOPLAMLAR - KALAN BAKİYE</text:p>
          </table:table-cell>
          <table:table-cell office:value-type="float" office:value="23894" table:formula="of:=SUM([.E3:.E37])" table:style-name="ce2">
            <text:p>23.894,00</text:p>
          </table:table-cell>
          <table:table-cell office:value-type="float" office:value="22836" table:formula="of:=SUM([.F3:.F37])" table:style-name="ce107">
            <text:p>22.836,00</text:p>
          </table:table-cell>
          <table:table-cell office:value-type="float" office:value="1058" table:formula="of:=[.E39]-[.F39]" table:style-name="ce155">
            <text:p>1.058,0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3-09-10T00:00:00" table:style-name="ce11">
            <text:p>10.09.2023</text:p>
          </table:table-cell>
          <table:table-cell office:value-type="string" table:style-name="ce1">
            <text:p>ankara nilufer altın</text:p>
          </table:table-cell>
          <table:table-cell table:style-name="ce1"/>
          <table:table-cell office:value-type="float" office:value="3450" table:style-name="ce2">
            <text:p>3.450,00</text:p>
          </table:table-cell>
          <table:table-cell table:style-name="ce2"/>
          <table:table-cell office:value-type="float" office:value="4508" table:formula="of:=[.G39]+[.E41]-[.F41]" table:style-name="ce2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11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table:style-name="ce1"/>
          <table:table-cell office:value-type="float" office:value="3300" table:style-name="ce2">
            <text:p>3.300,00</text:p>
          </table:table-cell>
          <table:table-cell table:style-name="ce2"/>
          <table:table-cell office:value-type="float" office:value="7808" table:formula="of:=[.G41]+[.E42]-[.F42]" table:style-name="ce2">
            <text:p>7.8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11">
            <text:p>15.09.2023</text:p>
          </table:table-cell>
          <table:table-cell office:value-type="string" table:style-name="ce1">
            <text:p>selanik kredi 15/09/2023 taksidi için</text:p>
          </table:table-cell>
          <table:table-cell table:style-name="ce1"/>
          <table:table-cell table:style-name="ce2"/>
          <table:table-cell office:value-type="float" office:value="3450" table:style-name="ce107">
            <text:p>3.450,00</text:p>
          </table:table-cell>
          <table:table-cell office:value-type="float" office:value="4358" table:formula="of:=[.G42]+[.E43]-[.F43]" table:style-name="ce2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11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office:value-type="float" office:value="450" table:style-name="ce1">
            <text:p>450</text:p>
          </table:table-cell>
          <table:table-cell table:number-columns-repeated="2" table:style-name="ce2"/>
          <table:table-cell office:value-type="float" office:value="4358" table:formula="of:=[.G43]+[.E44]-[.F44]" table:style-name="ce2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11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office:value-type="float" office:value="699" table:style-name="ce1">
            <text:p>699</text:p>
          </table:table-cell>
          <table:table-cell table:number-columns-repeated="2" table:style-name="ce2"/>
          <table:table-cell office:value-type="float" office:value="4358" table:formula="of:=[.G44]+[.E45]-[.F45]" table:style-name="ce2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0T00:00:00" table:style-name="ce11">
            <text:p>20.09.2023</text:p>
          </table:table-cell>
          <table:table-cell office:value-type="string" table:style-name="ce1">
            <text:p>audi ek mtv - 1</text:p>
          </table:table-cell>
          <table:table-cell table:style-name="ce1"/>
          <table:table-cell office:value-type="float" office:value="573" table:style-name="ce2">
            <text:p>573,00</text:p>
          </table:table-cell>
          <table:table-cell table:style-name="ce2"/>
          <table:table-cell office:value-type="float" office:value="4931" table:formula="of:=[.G45]+[.E46]-[.F46]" table:style-name="ce2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11"/>
          <table:table-cell office:value-type="string" table:style-name="ce1">
            <text:p>audi bakım <text:s text:c="22"/>1500 TL</text:p>
          </table:table-cell>
          <table:table-cell office:value-type="float" office:value="1500" table:style-name="ce1">
            <text:p>1500</text:p>
          </table:table-cell>
          <table:table-cell table:number-columns-repeated="2" table:style-name="ce2"/>
          <table:table-cell office:value-type="float" office:value="4931" table:formula="of:=[.G46]+[.E47]-[.F47]" table:style-name="ce2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11"/>
          <table:table-cell office:value-type="string" table:style-name="ce1">
            <text:p>audi muayene<text:s text:c="18"/></text:p>
          </table:table-cell>
          <table:table-cell table:style-name="ce1"/>
          <table:table-cell office:value-type="float" office:value="1207" table:style-name="ce2">
            <text:p>1.207,00</text:p>
          </table:table-cell>
          <table:table-cell table:style-name="ce2"/>
          <table:table-cell office:value-type="float" office:value="6138" table:formula="of:=[.G47]+[.E48]-[.F48]" table:style-name="ce2">
            <text:p>6.138,00</text:p>
          </table:table-cell>
          <table:table-cell table:number-columns-repeated="16377"/>
        </table:table-row>
        <table:table-row table:style-name="ro1">
          <table:table-cell/>
          <table:table-cell table:style-name="ce11"/>
          <table:table-cell office:value-type="string" table:style-name="ce1">
            <text:p>eskişehir ceza <text:s text:c="2"/>2 x 751 <text:s text:c="2"/>= 1502 TL</text:p>
          </table:table-cell>
          <table:table-cell office:value-type="float" office:value="1502" table:style-name="ce1">
            <text:p>1502</text:p>
          </table:table-cell>
          <table:table-cell table:number-columns-repeated="2" table:style-name="ce2"/>
          <table:table-cell office:value-type="float" office:value="6138" table:formula="of:=[.G48]+[.E49]-[.F49]" table:style-name="ce2">
            <text:p>6.1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liden ziraat için alınan 15/10/2023 taksidi için</text:p>
          </table:table-cell>
          <table:table-cell table:style-name="ce1"/>
          <table:table-cell table:style-name="ce2"/>
          <table:table-cell office:value-type="float" office:value="3450" table:style-name="ce107">
            <text:p>3.450,00</text:p>
          </table:table-cell>
          <table:table-cell office:value-type="float" office:value="2688" table:formula="of:=[.G49]+[.E50]-[.F50]" table:style-name="ce2">
            <text:p>2.6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3">
            <text:p>16.Kas</text:p>
          </table:table-cell>
          <table:table-cell office:value-type="string" table:style-name="ce1">
            <text:p>ankaraya giderken nakit verilen</text:p>
          </table:table-cell>
          <table:table-cell table:style-name="ce1"/>
          <table:table-cell office:value-type="float" office:value="1500" table:style-name="ce2">
            <text:p>1.500,00</text:p>
          </table:table-cell>
          <table:table-cell table:style-name="ce2"/>
          <table:table-cell office:value-type="float" office:value="4188" table:formula="of:=[.G50]+[.E51]-[.F51]" table:style-name="ce2">
            <text:p>4.1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3">
            <text:p>16.Kas</text:p>
          </table:table-cell>
          <table:table-cell office:value-type="string" table:style-name="ce1">
            <text:p>aliden ziraat için alınan 15/11/2023 taksidi için</text:p>
          </table:table-cell>
          <table:table-cell table:style-name="ce1"/>
          <table:table-cell table:style-name="ce2"/>
          <table:table-cell office:value-type="float" office:value="3450" table:style-name="ce2">
            <text:p>3.450,00</text:p>
          </table:table-cell>
          <table:table-cell office:value-type="float" office:value="738" table:formula="of:=[.G51]+[.E52]-[.F52]" table:style-name="ce2">
            <text:p>7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30T00:00:00" table:style-name="ce3">
            <text:p>30.Kas</text:p>
          </table:table-cell>
          <table:table-cell office:value-type="string" table:style-name="ce1">
            <text:p>audi ek mtv - 2</text:p>
          </table:table-cell>
          <table:table-cell table:style-name="ce1"/>
          <table:table-cell office:value-type="float" office:value="573" table:style-name="ce2">
            <text:p>573,00</text:p>
          </table:table-cell>
          <table:table-cell table:style-name="ce2"/>
          <table:table-cell office:value-type="float" office:value="1311" table:formula="of:=[.G52]+[.E53]-[.F53]" table:style-name="ce2">
            <text:p>1.311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6T00:00:00" table:style-name="ce115">
            <text:p>06.12.2023</text:p>
          </table:table-cell>
          <table:table-cell office:value-type="string" table:style-name="ce1">
            <text:p>aliden kredi için 15/12/2023 taksidi için</text:p>
          </table:table-cell>
          <table:table-cell table:style-name="ce1"/>
          <table:table-cell table:style-name="ce2"/>
          <table:table-cell office:value-type="float" office:value="3450" table:style-name="ce2">
            <text:p>3.450,00</text:p>
          </table:table-cell>
          <table:table-cell office:value-type="float" office:value="-2139" table:formula="of:=[.G53]+[.E54]-[.F54]" table:style-name="ce2">
            <text:p>-2.1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peri ankaraya giderken elden verilen</text:p>
          </table:table-cell>
          <table:table-cell table:style-name="ce1"/>
          <table:table-cell office:value-type="float" office:value="1500" table:style-name="ce2">
            <text:p>1.500,00</text:p>
          </table:table-cell>
          <table:table-cell table:style-name="ce2"/>
          <table:table-cell office:value-type="float" office:value="-639" table:formula="of:=[.G54]+[.E55]-[.F55]" table:style-name="ce2">
            <text:p>-6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10T00:00:00" table:style-name="ce3">
            <text:p>10.Ara</text:p>
          </table:table-cell>
          <table:table-cell office:value-type="string" table:style-name="ce1">
            <text:p>audi benzin</text:p>
          </table:table-cell>
          <table:table-cell table:style-name="ce1"/>
          <table:table-cell office:value-type="float" office:value="1711" table:style-name="ce2">
            <text:p>1.711,00</text:p>
          </table:table-cell>
          <table:table-cell table:style-name="ce2"/>
          <table:table-cell office:value-type="float" office:value="1072" table:formula="of:=[.G55]+[.E56]-[.F56]" table:style-name="ce156">
            <text:p>1.072,00</text:p>
          </table:table-cell>
          <table:table-cell table:number-columns-repeated="16377"/>
        </table:table-row>
        <table:table-row table:number-rows-repeated="2" table:style-name="ro1">
          <table:table-cell/>
          <table:table-cell table:style-name="ce3"/>
          <table:table-cell table:number-columns-repeated="2" table:style-name="ce1"/>
          <table:table-cell table:number-columns-repeated="2" table:style-name="ce2"/>
          <table:table-cell table:style-name="ce157"/>
          <table:table-cell table:number-columns-repeated="16377"/>
        </table:table-row>
        <table:table-row table:style-name="ro5">
          <table:table-cell/>
          <table:table-cell table:style-name="ce1"/>
          <table:table-cell office:value-type="string" table:style-name="ce158">
            <text:p>Toplamlar</text:p>
          </table:table-cell>
          <table:table-cell office:value-type="float" office:value="5271" table:formula="of:=SUM([.D3:.D36])+SUM([.D41:.D52])" table:style-name="ce159">
            <text:p>5.271,00</text:p>
          </table:table-cell>
          <table:table-cell office:value-type="float" office:value="37708" table:formula="of:=SUM([.E3:.E36])+SUM([.E41:.E56])" table:style-name="ce159">
            <text:p>37.708,00</text:p>
          </table:table-cell>
          <table:table-cell office:value-type="float" office:value="36636" table:formula="of:=SUM([.F3:.F36])+SUM([.F41:.F56])" table:style-name="ce159">
            <text:p>36.636,00</text:p>
          </table:table-cell>
          <table:table-cell office:value-type="float" office:value="1072" table:formula="of:=[.E59]-[.F59]" table:style-name="ce160">
            <text:p>1.072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61">
            <text:p>HESABA<text:s/></text:p>
          </table:table-cell>
          <table:table-cell office:value-type="string" table:style-name="ce162">
            <text:p>PERI<text:s/></text:p>
          </table:table-cell>
          <table:table-cell office:value-type="string" table:style-name="ce162">
            <text:p>PERİ</text:p>
          </table:table-cell>
          <table:table-cell office:value-type="string" table:style-name="ce163">
            <text:p>PERİ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61">
            <text:p>YAZILMAYAN</text:p>
          </table:table-cell>
          <table:table-cell office:value-type="string" table:style-name="ce162">
            <text:p>BORÇ</text:p>
          </table:table-cell>
          <table:table-cell office:value-type="string" table:style-name="ce162">
            <text:p>ÖDEME</text:p>
          </table:table-cell>
          <table:table-cell office:value-type="string" table:style-name="ce164">
            <text:p>BAKIYE</text:p>
          </table:table-cell>
          <table:table-cell table:number-columns-repeated="16377"/>
        </table:table-row>
        <table:table-row table:number-rows-repeated="1048515" table:style-name="ro1">
          <table:table-cell table:number-columns-repeated="16384"/>
        </table:table-row>
      </table:table>
      <table:table table:name="NZN_23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8" table:default-cell-style-name="ce1"/>
        <table:table-column table:style-name="co15" table:default-cell-style-name="ce1"/>
        <table:table-column table:style-name="co39" table:default-cell-style-name="ce1"/>
        <table:table-column table:style-name="co40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4">
            <text:p>2023 YILI NAZAN BALCI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7" table:style-name="ce1"/>
          <table:table-cell table:style-name="ce165"/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Yapılacak</text:p>
          </table:table-cell>
          <table:table-cell office:value-type="string" table:style-name="ce6">
            <text:p>Kalacak</text:p>
          </table:table-cell>
          <table:table-cell office:value-type="string" table:style-name="ce5">
            <text:p>Yapılan</text:p>
          </table:table-cell>
          <table:table-cell table:style-name="ce6"/>
          <table:table-cell table:style-name="ce1"/>
          <table:table-cell office:value-type="string" table:style-name="ce5">
            <text:p>Kal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7">
            <text:p>Ödeme</text:p>
          </table:table-cell>
          <table:table-cell office:value-type="string" table:style-name="ce6">
            <text:p>Bakiye</text:p>
          </table:table-cell>
          <table:table-cell office:value-type="string" table:style-name="ce5">
            <text:p>Ödeme</text:p>
          </table:table-cell>
          <table:table-cell table:style-name="ce6"/>
          <table:table-cell table:style-name="ce1"/>
          <table:table-cell office:value-type="string" table:style-name="ce5">
            <text:p>Bakiye</text:p>
          </table:table-cell>
          <table:table-cell table:number-columns-repeated="16375"/>
        </table:table-row>
        <table:table-row table:style-name="ro2">
          <table:table-cell/>
          <table:table-cell table:style-name="ce1"/>
          <table:table-cell office:value-type="string" table:style-name="ce1">
            <text:p>2023 yılı Toplam</text:p>
          </table:table-cell>
          <table:table-cell table:style-name="ce1"/>
          <table:table-cell table:style-name="ce8"/>
          <table:table-cell table:number-columns-repeated="3" table:style-name="ce1"/>
          <table:table-cell office:value-type="float" office:value="119450.07603448002" table:formula="of:=SUBTOTAL(109;[.$H$25:.$H$42])*-1" table:style-name="ce166">
            <text:p>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1-01T00:00:00" table:style-name="ce11">
            <text:p>1.01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109450.07603448002" table:formula="of:=[.I6]-[.D7]" table:style-name="ce13">
            <text:p>₺109.450,08</text:p>
          </table:table-cell>
          <table:table-cell table:number-columns-repeated="3" table:style-name="ce1"/>
          <table:table-cell office:value-type="currency" office:value="119450.07603448002" table:formula="of:=[.I6]-[.F7]" table:style-name="ce13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2-01T00:00:00" table:style-name="ce11">
            <text:p>1.02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99450.076034480022" table:formula="of:=[.E7]-[.D8]" table:style-name="ce13">
            <text:p>₺99.450,08</text:p>
          </table:table-cell>
          <table:table-cell table:number-columns-repeated="3" table:style-name="ce1"/>
          <table:table-cell office:value-type="currency" office:value="119450.07603448002" table:formula="of:=[.I7]-[.F8]" table:style-name="ce13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3-01T00:00:00" table:style-name="ce11">
            <text:p>1.03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89450.076034480022" table:formula="of:=[.E8]-[.D9]" table:style-name="ce13">
            <text:p>₺89.450,08</text:p>
          </table:table-cell>
          <table:table-cell table:number-columns-repeated="3" table:style-name="ce1"/>
          <table:table-cell office:value-type="currency" office:value="119450.07603448002" table:formula="of:=[.I8]-[.F9]" table:style-name="ce13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4-01T00:00:00" table:style-name="ce11">
            <text:p>1.04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79450.076034480022" table:formula="of:=[.E9]-[.D10]" table:style-name="ce13">
            <text:p>₺79.450,08</text:p>
          </table:table-cell>
          <table:table-cell table:number-columns-repeated="3" table:style-name="ce1"/>
          <table:table-cell office:value-type="currency" office:value="119450.07603448002" table:formula="of:=[.I9]-[.F10]" table:style-name="ce13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5-01T00:00:00" table:style-name="ce11">
            <text:p>1.05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69450.076034480022" table:formula="of:=[.E10]-[.D11]" table:style-name="ce13">
            <text:p>₺69.450,08</text:p>
          </table:table-cell>
          <table:table-cell table:number-columns-repeated="3" table:style-name="ce1"/>
          <table:table-cell office:value-type="currency" office:value="119450.07603448002" table:formula="of:=[.I10]-[.F11]" table:style-name="ce13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6-01T00:00:00" table:style-name="ce11">
            <text:p>1.06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59450.076034480022" table:formula="of:=[.E11]-[.D12]" table:style-name="ce13">
            <text:p>₺59.450,08</text:p>
          </table:table-cell>
          <table:table-cell table:number-columns-repeated="3" table:style-name="ce1"/>
          <table:table-cell office:value-type="currency" office:value="119450.07603448002" table:formula="of:=[.I11]-[.F12]" table:style-name="ce13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7-01T00:00:00" table:style-name="ce11">
            <text:p>1.07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49450.076034480022" table:formula="of:=[.E12]-[.D13]" table:style-name="ce13">
            <text:p>₺49.450,08</text:p>
          </table:table-cell>
          <table:table-cell table:number-columns-repeated="3" table:style-name="ce1"/>
          <table:table-cell office:value-type="currency" office:value="119450.07603448002" table:formula="of:=[.I12]-[.F13]" table:style-name="ce13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8-01T00:00:00" table:style-name="ce11">
            <text:p>1.08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39450.076034480022" table:formula="of:=[.E13]-[.D14]" table:style-name="ce13">
            <text:p>₺39.450,08</text:p>
          </table:table-cell>
          <table:table-cell table:number-columns-repeated="3" table:style-name="ce1"/>
          <table:table-cell office:value-type="currency" office:value="119450.07603448002" table:formula="of:=[.I13]-[.F14]" table:style-name="ce13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9-01T00:00:00" table:style-name="ce11">
            <text:p>1.09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29450.076034480022" table:formula="of:=[.E14]-[.D15]" table:style-name="ce13">
            <text:p>₺29.450,08</text:p>
          </table:table-cell>
          <table:table-cell table:number-columns-repeated="3" table:style-name="ce1"/>
          <table:table-cell office:value-type="currency" office:value="119450.07603448002" table:formula="of:=[.I14]-[.F15]" table:style-name="ce13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0-01T00:00:00" table:style-name="ce11">
            <text:p>1.10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19450.076034480022" table:formula="of:=[.E15]-[.D16]" table:style-name="ce13">
            <text:p>₺19.450,08</text:p>
          </table:table-cell>
          <table:table-cell table:number-columns-repeated="3" table:style-name="ce1"/>
          <table:table-cell office:value-type="currency" office:value="119450.07603448002" table:formula="of:=[.I15]-[.F16]" table:style-name="ce13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1-01T00:00:00" table:style-name="ce11">
            <text:p>1.11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9450.0760344800219" table:formula="of:=[.E16]-[.D17]" table:style-name="ce13">
            <text:p>₺9.450,08</text:p>
          </table:table-cell>
          <table:table-cell table:number-columns-repeated="3" table:style-name="ce1"/>
          <table:table-cell office:value-type="currency" office:value="119450.07603448002" table:formula="of:=[.I16]-[.F17]" table:style-name="ce13">
            <text:p>₺119.450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2-01T00:00:00" table:style-name="ce11">
            <text:p>1.12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-549.92396551997808" table:formula="of:=[.E17]-[.D18]" table:style-name="ce13">
            <text:p>₺549,92</text:p>
          </table:table-cell>
          <table:table-cell table:number-columns-repeated="3" table:style-name="ce1"/>
          <table:table-cell office:value-type="currency" office:value="119450.07603448002" table:formula="of:=[.I17]-[.F18]" table:style-name="ce13">
            <text:p>₺119.450,08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style-name="ce12"/>
          <table:table-cell table:style-name="ce13"/>
          <table:table-cell table:number-columns-repeated="2" table:style-name="ce1"/>
          <table:table-cell table:style-name="ce13"/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2" table:style-name="ce12"/>
          <table:table-cell table:number-columns-repeated="3" table:style-name="ce1"/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table:number-columns-repeated="3" table:style-name="ce1"/>
          <table:table-cell table:style-name="ce12"/>
          <table:table-cell table:number-columns-repeated="3" table:style-name="ce1"/>
          <table:table-cell table:style-name="ce8"/>
          <table:table-cell table:number-columns-repeated="16375" table:style-name="ce1"/>
        </table:table-row>
        <table:table-row table:style-name="ro3">
          <table:table-cell/>
          <table:table-cell table:style-name="ce1"/>
          <table:table-cell office:value-type="string" table:style-name="ce17">
            <text:p>Hisse Oranı</text:p>
          </table:table-cell>
          <table:table-cell table:style-name="ce1"/>
          <table:table-cell office:value-type="percentage" office:value="0.23538400000000001" table:style-name="ce18">
            <text:p>23,5384%</text:p>
          </table:table-cell>
          <table:table-cell office:value-type="percentage" office:value="0.76461599999999996" table:formula="of:=1-[.E22]" table:style-name="ce18">
            <text:p>76,4616%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9">
            <text:p>snyA-H</text:p>
          </table:table-cell>
          <table:table-cell office:value-type="string" table:style-name="ce167">
            <text:p>Oran %</text:p>
          </table:table-cell>
          <table:table-cell office:value-type="string" table:style-name="ce9">
            <text:p>Oran TL Tutar</text:p>
          </table:table-cell>
          <table:table-cell office:value-type="string" table:style-name="ce30">
            <text:p>Ödendi</text:p>
          </table:table-cell>
          <table:table-cell office:value-type="string" table:style-name="ce9">
            <text:p>Oran TL</text:p>
          </table:table-cell>
          <table:table-cell office:value-type="string" table:style-name="ce168">
            <text:p>Genel Toplam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9" table:style-name="ce1"/>
          <table:table-cell table:style-name="ce26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27">
            <text:p>30.12.2023</text:p>
          </table:table-cell>
          <table:table-cell office:value-type="string" table:style-name="ce1">
            <text:p>snyH- Yazıhane</text:p>
          </table:table-cell>
          <table:table-cell office:value-type="float" office:value="-5843.55" table:style-name="ce1">
            <text:p>-5843,55</text:p>
          </table:table-cell>
          <table:table-cell office:value-type="float" office:value="-5843.55" table:formula="of:=IF([.G25]=1;[.$D25];0)" table:style-name="ce28">
            <text:p>-5.843,55</text:p>
          </table:table-cell>
          <table:table-cell office:value-type="float" office:value="0" table:formula="of:=IF([.G25]=0;[.D25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1375.4781732000001" table:formula="of:=IF([.G25]=1;[.D25]*[.$E$22]*-1;0)" table:style-name="ce28">
            <text:p>1.375,48</text:p>
          </table:table-cell>
          <table:table-cell office:value-type="float" office:value="-119450.07603448002" table:formula="of:=[.I26]+[.H25]" table:style-name="ce8">
            <text:p>-119.450,08</text:p>
          </table:table-cell>
          <table:table-cell table:style-name="ce1"/>
          <table:table-cell table:style-name="ce26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31">
            <text:p>30.12.2023</text:p>
          </table:table-cell>
          <table:table-cell office:value-type="string" table:style-name="ce32">
            <text:p>snyCD- Nakit-&gt;nazana</text:p>
          </table:table-cell>
          <table:table-cell office:value-type="float" office:value="135000" table:style-name="ce33">
            <text:p>135.000,00</text:p>
          </table:table-cell>
          <table:table-cell office:value-type="float" office:value="135000" table:formula="of:=IF([.G26]=1;[.$D26];0)" table:style-name="ce28">
            <text:p>135.000,00</text:p>
          </table:table-cell>
          <table:table-cell office:value-type="float" office:value="0" table:formula="of:=IF([.G26]=0;[.D26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31776.84" table:formula="of:=IF([.G26]=1;[.D26]*[.$E$22]*-1;0)" table:style-name="ce28">
            <text:p>-31.776,84</text:p>
          </table:table-cell>
          <table:table-cell office:value-type="float" office:value="-120825.55420768002" table:formula="of:=[.I27]+[.H26]" table:style-name="ce8">
            <text:p>-120.825,5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169">
            <text:p>30.11.2023</text:p>
          </table:table-cell>
          <table:table-cell office:value-type="string" table:style-name="ce170">
            <text:p>snyB- 2024 yılı içerisinde</text:p>
          </table:table-cell>
          <table:table-cell table:style-name="ce171"/>
          <table:table-cell office:value-type="float" office:value="0" table:formula="of:=IF([.G27]=1;[.$D27];0)" table:style-name="ce172">
            <text:p>0,00</text:p>
          </table:table-cell>
          <table:table-cell office:value-type="float" office:value="0" table:formula="of:=IF([.G27]=0;[.D27]*[.$E$22]*-1;0)" table:style-name="ce173">
            <text:p>0,00</text:p>
          </table:table-cell>
          <table:table-cell office:value-type="float" office:value="0" table:style-name="ce174">
            <text:p>0</text:p>
          </table:table-cell>
          <table:table-cell office:value-type="float" office:value="0" table:formula="of:=IF([.G27]=1;[.D27]*[.$E$22]*-1;0)" table:style-name="ce172">
            <text:p>0,00</text:p>
          </table:table-cell>
          <table:table-cell office:value-type="float" office:value="-89048.714207680023" table:formula="of:=[.I28]+[.H27]" table:style-name="ce171">
            <text:p>-89.048,7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06T00:00:00" table:style-name="ce34">
            <text:p>6.11.2023</text:p>
          </table:table-cell>
          <table:table-cell office:value-type="string" table:style-name="ce35">
            <text:p>snyF- Nakit-&gt;nazana</text:p>
          </table:table-cell>
          <table:table-cell office:value-type="float" office:value="15887.06" table:style-name="ce36">
            <text:p>15.887,06</text:p>
          </table:table-cell>
          <table:table-cell office:value-type="float" office:value="15887.06" table:formula="of:=IF([.G28]=1;[.$D28];0)" table:style-name="ce28">
            <text:p>15.887,06</text:p>
          </table:table-cell>
          <table:table-cell office:value-type="float" office:value="0" table:formula="of:=IF([.G28]=0;[.D28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3739.5597310399999" table:formula="of:=IF([.G28]=1;[.D28]*[.$E$22]*-1;0)" table:style-name="ce28">
            <text:p>-3.739,56</text:p>
          </table:table-cell>
          <table:table-cell office:value-type="float" office:value="-89048.714207680023" table:formula="of:=[.I29]+[.H28]" table:style-name="ce8">
            <text:p>-89.048,7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6T00:00:00" table:style-name="ce34">
            <text:p>26.09.2023</text:p>
          </table:table-cell>
          <table:table-cell office:value-type="string" table:style-name="ce35">
            <text:p>snyA- Nakit-&gt;nazana</text:p>
          </table:table-cell>
          <table:table-cell office:value-type="float" office:value="84000" table:style-name="ce36">
            <text:p>84.000,00</text:p>
          </table:table-cell>
          <table:table-cell office:value-type="float" office:value="84000" table:formula="of:=IF([.G29]=1;[.$D29];0)" table:style-name="ce28">
            <text:p>84.000,00</text:p>
          </table:table-cell>
          <table:table-cell office:value-type="float" office:value="0" table:formula="of:=IF([.G29]=0;[.D29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19772.256000000001" table:formula="of:=IF([.G29]=1;[.D29]*[.$E$22]*-1;0)" table:style-name="ce28">
            <text:p>-19.772,26</text:p>
          </table:table-cell>
          <table:table-cell office:value-type="float" office:value="-85309.154476640018" table:formula="of:=[.I30]+[.H29]" table:style-name="ce8">
            <text:p>-85.309,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31">
            <text:p>30.10.2023</text:p>
          </table:table-cell>
          <table:table-cell office:value-type="string" table:style-name="ce32">
            <text:p>snyG- Nakit-&gt;nazana</text:p>
          </table:table-cell>
          <table:table-cell office:value-type="float" office:value="10000" table:style-name="ce33">
            <text:p>10.000,00</text:p>
          </table:table-cell>
          <table:table-cell office:value-type="float" office:value="10000" table:formula="of:=IF([.G30]=1;[.$D30];0)" table:style-name="ce28">
            <text:p>10.000,00</text:p>
          </table:table-cell>
          <table:table-cell office:value-type="float" office:value="0" table:formula="of:=IF([.G30]=0;[.D30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2353.84" table:formula="of:=IF([.G30]=1;[.D30]*[.$E$22]*-1;0)" table:style-name="ce28">
            <text:p>-2.353,84</text:p>
          </table:table-cell>
          <table:table-cell office:value-type="float" office:value="-65536.89847664001" table:formula="of:=[.I31]+[.H30]" table:style-name="ce8">
            <text:p>-65.536,9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5T00:00:00" table:style-name="ce31">
            <text:p>25.09.2023</text:p>
          </table:table-cell>
          <table:table-cell office:value-type="string" table:style-name="ce32">
            <text:p>snyG- Nakit-&gt;nazana</text:p>
          </table:table-cell>
          <table:table-cell office:value-type="float" office:value="3000" table:style-name="ce33">
            <text:p>3.000,00</text:p>
          </table:table-cell>
          <table:table-cell office:value-type="float" office:value="3000" table:formula="of:=IF([.G31]=1;[.$D31];0)" table:style-name="ce28">
            <text:p>3.000,00</text:p>
          </table:table-cell>
          <table:table-cell office:value-type="float" office:value="0" table:formula="of:=IF([.G31]=0;[.D31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706.15200000000004" table:formula="of:=IF([.G31]=1;[.D31]*[.$E$22]*-1;0)" table:style-name="ce28">
            <text:p>-706,15</text:p>
          </table:table-cell>
          <table:table-cell office:value-type="float" office:value="-63183.058476640013" table:formula="of:=[.I32]+[.H31]" table:style-name="ce8">
            <text:p>-63.183,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3T00:00:00" table:style-name="ce31">
            <text:p>23.09.2023</text:p>
          </table:table-cell>
          <table:table-cell office:value-type="string" table:style-name="ce32">
            <text:p>snyG- Nakit-&gt;nazana</text:p>
          </table:table-cell>
          <table:table-cell office:value-type="float" office:value="83000" table:style-name="ce33">
            <text:p>83.000,00</text:p>
          </table:table-cell>
          <table:table-cell office:value-type="float" office:value="83000" table:formula="of:=IF([.G32]=1;[.$D32];0)" table:style-name="ce28">
            <text:p>83.000,00</text:p>
          </table:table-cell>
          <table:table-cell office:value-type="float" office:value="0" table:formula="of:=IF([.G32]=0;[.D32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19536.871999999999" table:formula="of:=IF([.G32]=1;[.D32]*[.$E$22]*-1;0)" table:style-name="ce28">
            <text:p>-19.536,87</text:p>
          </table:table-cell>
          <table:table-cell office:value-type="float" office:value="-62476.906476640012" table:formula="of:=[.I33]+[.H32]" table:style-name="ce8">
            <text:p>-62.476,9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30T00:00:00" table:style-name="ce27">
            <text:p>30.01.2024</text:p>
          </table:table-cell>
          <table:table-cell office:value-type="string" table:style-name="ce37">
            <text:p>SnyE- Nakit-&gt;nazana</text:p>
          </table:table-cell>
          <table:table-cell office:value-type="float" office:value="7000" table:style-name="ce38">
            <text:p>7.000,00</text:p>
          </table:table-cell>
          <table:table-cell office:value-type="float" office:value="0" table:formula="of:=IF([.G33]=1;[.$D33];0)" table:style-name="ce28">
            <text:p>0,00</text:p>
          </table:table-cell>
          <table:table-cell office:value-type="float" office:value="-1647.6880000000001" table:formula="of:=IF([.G33]=0;[.D33]*[.$E$22]*-1;0)" table:style-name="ce29">
            <text:p>-1.647,69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33]=1;[.D33]*[.$E$22]*-1;0)" table:style-name="ce28">
            <text:p>0,00</text:p>
          </table:table-cell>
          <table:table-cell office:value-type="float" office:value="-42940.034476640009" table:formula="of:=[.I34]+[.H33]" table:style-name="ce8">
            <text:p>-42.940,0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2-30T00:00:00" table:style-name="ce31">
            <text:p>30.12.2023</text:p>
          </table:table-cell>
          <table:table-cell office:value-type="string" table:style-name="ce32">
            <text:p>SnyE- Nakit-&gt;nazana 3-1-24</text:p>
          </table:table-cell>
          <table:table-cell office:value-type="float" office:value="6000" table:style-name="ce33">
            <text:p>6.000,00</text:p>
          </table:table-cell>
          <table:table-cell office:value-type="float" office:value="6000" table:formula="of:=IF([.G34]=1;[.$D34];0)" table:style-name="ce28">
            <text:p>6.000,00</text:p>
          </table:table-cell>
          <table:table-cell office:value-type="float" office:value="0" table:formula="of:=IF([.G34]=0;[.D34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1412.3040000000001" table:formula="of:=IF([.G34]=1;[.D34]*[.$E$22]*-1;0)" table:style-name="ce28">
            <text:p>-1.412,30</text:p>
          </table:table-cell>
          <table:table-cell office:value-type="float" office:value="-42940.034476640009" table:formula="of:=[.I35]+[.H34]" table:style-name="ce8">
            <text:p>-42.940,0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31">
            <text:p>30.11.2023</text:p>
          </table:table-cell>
          <table:table-cell office:value-type="string" table:style-name="ce32">
            <text:p>SnyE- Nakit-&gt;nazana 06-12-23</text:p>
          </table:table-cell>
          <table:table-cell office:value-type="float" office:value="6000" table:style-name="ce33">
            <text:p>6.000,00</text:p>
          </table:table-cell>
          <table:table-cell office:value-type="float" office:value="6000" table:formula="of:=IF([.G35]=1;[.$D35];0)" table:style-name="ce28">
            <text:p>6.000,00</text:p>
          </table:table-cell>
          <table:table-cell office:value-type="float" office:value="0" table:formula="of:=IF([.G35]=0;[.D35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1412.3040000000001" table:formula="of:=IF([.G35]=1;[.D35]*[.$E$22]*-1;0)" table:style-name="ce28">
            <text:p>-1.412,30</text:p>
          </table:table-cell>
          <table:table-cell office:value-type="float" office:value="-41527.730476640005" table:formula="of:=[.I36]+[.H35]" table:style-name="ce8">
            <text:p>-41.527,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34">
            <text:p>30.10.2023</text:p>
          </table:table-cell>
          <table:table-cell office:value-type="string" table:style-name="ce35">
            <text:p>SnyE- Nakit-&gt;nazana 06-11-23</text:p>
          </table:table-cell>
          <table:table-cell office:value-type="float" office:value="6000" table:style-name="ce36">
            <text:p>6.000,00</text:p>
          </table:table-cell>
          <table:table-cell office:value-type="float" office:value="6000" table:formula="of:=IF([.G36]=1;[.$D36];0)" table:style-name="ce28">
            <text:p>6.000,00</text:p>
          </table:table-cell>
          <table:table-cell office:value-type="float" office:value="0" table:formula="of:=IF([.G36]=0;[.D36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1412.3040000000001" table:formula="of:=IF([.G36]=1;[.D36]*[.$E$22]*-1;0)" table:style-name="ce28">
            <text:p>-1.412,30</text:p>
          </table:table-cell>
          <table:table-cell office:value-type="float" office:value="-40115.426476640001" table:formula="of:=[.I37]+[.H36]" table:style-name="ce8">
            <text:p>-40.115,4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30T00:00:00" table:style-name="ce34">
            <text:p>30.09.2023</text:p>
          </table:table-cell>
          <table:table-cell office:value-type="string" table:style-name="ce35">
            <text:p>SnyE- Nakit-&gt;nazana</text:p>
          </table:table-cell>
          <table:table-cell office:value-type="float" office:value="6000" table:style-name="ce36">
            <text:p>6.000,00</text:p>
          </table:table-cell>
          <table:table-cell office:value-type="float" office:value="6000" table:formula="of:=IF([.G37]=1;[.$D37];0)" table:style-name="ce28">
            <text:p>6.000,00</text:p>
          </table:table-cell>
          <table:table-cell office:value-type="float" office:value="0" table:formula="of:=IF([.G37]=0;[.D37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1412.3040000000001" table:formula="of:=IF([.G37]=1;[.D37]*[.$E$22]*-1;0)" table:style-name="ce28">
            <text:p>-1.412,30</text:p>
          </table:table-cell>
          <table:table-cell office:value-type="float" office:value="-38703.122476639997" table:formula="of:=[.I38]+[.H37]" table:style-name="ce8">
            <text:p>-38.703,1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02T00:00:00" table:style-name="ce34">
            <text:p>2.09.2023</text:p>
          </table:table-cell>
          <table:table-cell office:value-type="string" table:style-name="ce35">
            <text:p>SnyE- Nakit-&gt;nazana</text:p>
          </table:table-cell>
          <table:table-cell office:value-type="float" office:value="65000" table:style-name="ce36">
            <text:p>65.000,00</text:p>
          </table:table-cell>
          <table:table-cell office:value-type="float" office:value="65000" table:formula="of:=IF([.G38]=1;[.$D38];0)" table:style-name="ce28">
            <text:p>65.000,00</text:p>
          </table:table-cell>
          <table:table-cell office:value-type="float" office:value="0" table:formula="of:=IF([.G38]=0;[.D38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15299.960000000001" table:formula="of:=IF([.G38]=1;[.D38]*[.$E$22]*-1;0)" table:style-name="ce28">
            <text:p>-15.299,96</text:p>
          </table:table-cell>
          <table:table-cell office:value-type="float" office:value="-37290.818476640001" table:formula="of:=[.I39]+[.H38]" table:style-name="ce8">
            <text:p>-37.290,8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7-15T00:00:00" table:style-name="ce34">
            <text:p>15.07.2023</text:p>
          </table:table-cell>
          <table:table-cell office:value-type="string" table:style-name="ce35">
            <text:p>SnF-Çek-&gt;Nazan</text:p>
          </table:table-cell>
          <table:table-cell office:value-type="float" office:value="50000" table:style-name="ce36">
            <text:p>50.000,00</text:p>
          </table:table-cell>
          <table:table-cell office:value-type="float" office:value="50000" table:formula="of:=IF([.G39]=1;[.$D39];0)" table:style-name="ce28">
            <text:p>50.000,00</text:p>
          </table:table-cell>
          <table:table-cell office:value-type="float" office:value="0" table:formula="of:=IF([.G39]=0;[.D39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11769.2" table:formula="of:=IF([.G39]=1;[.D39]*[.$E$22]*-1;0)" table:style-name="ce28">
            <text:p>-11.769,20</text:p>
          </table:table-cell>
          <table:table-cell office:value-type="float" office:value="-21990.858476640002" table:formula="of:=[.I40]+[.H39]" table:style-name="ce8">
            <text:p>-21.990,8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35">
            <text:p>SnyF-bankadan <text:s/>-&gt; Nazan</text:p>
          </table:table-cell>
          <table:table-cell office:value-type="float" office:value="28080" table:style-name="ce36">
            <text:p>28.080,00</text:p>
          </table:table-cell>
          <table:table-cell office:value-type="float" office:value="28080" table:formula="of:=IF([.G40]=1;[.$D40];0)" table:style-name="ce28">
            <text:p>28.080,00</text:p>
          </table:table-cell>
          <table:table-cell office:value-type="float" office:value="0" table:formula="of:=IF([.G40]=0;[.D40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6609.5827200000003" table:formula="of:=IF([.G40]=1;[.D40]*[.$E$22]*-1;0)" table:style-name="ce28">
            <text:p>-6.609,58</text:p>
          </table:table-cell>
          <table:table-cell office:value-type="float" office:value="-10221.658476640001" table:formula="of:=[.I41]+[.H40]" table:style-name="ce8">
            <text:p>-10.221,6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35">
            <text:p>SnyF-icra avukatdan <text:s/>-&gt; Nazan</text:p>
          </table:table-cell>
          <table:table-cell office:value-type="float" office:value="8425.4599999999991" table:style-name="ce36">
            <text:p>8.425,46</text:p>
          </table:table-cell>
          <table:table-cell office:value-type="float" office:value="8425.4599999999991" table:formula="of:=IF([.G41]=1;[.$D41];0)" table:style-name="ce28">
            <text:p>8.425,46</text:p>
          </table:table-cell>
          <table:table-cell office:value-type="float" office:value="0" table:formula="of:=IF([.G41]=0;[.D41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1983.2184766399998" table:formula="of:=IF([.G41]=1;[.D41]*[.$E$22]*-1;0)" table:style-name="ce28">
            <text:p>-1.983,22</text:p>
          </table:table-cell>
          <table:table-cell office:value-type="float" office:value="-3612.0757566399998" table:formula="of:=[.I42]+[.H41]" table:style-name="ce8">
            <text:p>-3.612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2-06T00:00:00" table:style-name="ce34">
            <text:p>6.02.2023</text:p>
          </table:table-cell>
          <table:table-cell office:value-type="string" table:style-name="ce35">
            <text:p>SnyF-Ocak23 -&gt; Nazan</text:p>
          </table:table-cell>
          <table:table-cell office:value-type="float" office:value="6920" table:style-name="ce36">
            <text:p>6.920,00</text:p>
          </table:table-cell>
          <table:table-cell office:value-type="float" office:value="6920" table:formula="of:=IF([.G42]=1;[.$D42];0)" table:style-name="ce28">
            <text:p>6.920,00</text:p>
          </table:table-cell>
          <table:table-cell office:value-type="float" office:value="0" table:formula="of:=IF([.G42]=0;[.D42]*[.$E$22]*-1;0)" table:style-name="ce29">
            <text:p>0,00</text:p>
          </table:table-cell>
          <table:table-cell office:value-type="float" office:value="1" table:style-name="ce40">
            <text:p>1</text:p>
          </table:table-cell>
          <table:table-cell office:value-type="float" office:value="-1628.8572800000002" table:formula="of:=IF([.G42]=1;[.D42]*[.$E$22]*-1;0)" table:style-name="ce28">
            <text:p>-1.628,86</text:p>
          </table:table-cell>
          <table:table-cell office:value-type="float" office:value="-1628.8572800000002" table:formula="of:=[.I43]+[.H42]" table:style-name="ce8">
            <text:p>-1.628,86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Toplam Gelir</text:p>
          </table:table-cell>
          <table:table-cell office:value-type="float" office:value="514468.97000000003" table:formula="of:=SUBTOTAL(109;[.$D$24:.$D$43])" table:style-name="ce8">
            <text:p>514.468,97</text:p>
          </table:table-cell>
          <table:table-cell office:value-type="float" office:value="513312.52" table:formula="of:=SUBTOTAL(109;[.$E$26:.$E$43])" table:style-name="ce8">
            <text:p>513.312,52</text:p>
          </table:table-cell>
          <table:table-cell office:value-type="float" office:value="-1647.6880000000001" table:formula="of:=SUM([.F25:.F42])" table:style-name="ce8">
            <text:p>-1.647,69</text:p>
          </table:table-cell>
          <table:table-cell table:style-name="ce1"/>
          <table:table-cell office:value-type="float" office:value="-119450.07603448002" table:formula="of:=SUBTOTAL(109;[.$H$24:.$H$43])" table:style-name="ce8">
            <text:p>-119.450,08</text:p>
          </table:table-cell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oplam Harcama</text:p>
          </table:table-cell>
          <table:table-cell table:style-name="ce8"/>
          <table:table-cell office:value-type="float" office:value="-5843.55" table:formula="of:=[.E25]" table:style-name="ce8">
            <text:p>-5.843,55</text:p>
          </table:table-cell>
          <table:table-cell table:style-name="ce8"/>
          <table:table-cell table:style-name="ce1"/>
          <table:table-cell table:number-columns-repeated="2" table:style-name="ce8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Net Gelir</text:p>
          </table:table-cell>
          <table:table-cell table:style-name="ce8"/>
          <table:table-cell office:value-type="float" office:value="507468.97000000003" table:formula="of:=[.E45]+[.E44]" table:style-name="ce8">
            <text:p>507.468,97</text:p>
          </table:table-cell>
          <table:table-cell table:style-name="ce8"/>
          <table:table-cell table:style-name="ce1"/>
          <table:table-cell table:number-columns-repeated="2" table:style-name="ce8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3" table:style-name="ce8"/>
          <table:table-cell table:style-name="ce1"/>
          <table:table-cell table:number-columns-repeated="2" table:style-name="ce41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8">
            <text:p>Toplam</text:p>
          </table:table-cell>
          <table:table-cell office:value-type="string" table:style-name="ce8">
            <text:p>Hacı</text:p>
          </table:table-cell>
          <table:table-cell office:value-type="string" table:style-name="ce8">
            <text:p>Nazan</text:p>
          </table:table-cell>
          <table:table-cell table:style-name="ce1"/>
          <table:table-cell table:number-columns-repeated="2" table:style-name="ce42"/>
          <table:table-cell table:style-name="ce43"/>
          <table:table-cell table:number-columns-repeated="16374"/>
        </table:table-row>
        <table:table-row table:style-name="ro3">
          <table:table-cell table:number-columns-repeated="2"/>
          <table:table-cell office:value-type="string" table:style-name="ce1">
            <text:p>%</text:p>
          </table:table-cell>
          <table:table-cell office:value-type="percentage" office:value="1" table:style-name="ce44">
            <text:p>100,0000%</text:p>
          </table:table-cell>
          <table:table-cell office:value-type="percentage" office:value="0.76461609620000004" table:formula="of:=1-[.F49]" table:style-name="ce45">
            <text:p>76,4616%</text:p>
          </table:table-cell>
          <table:table-cell office:value-type="percentage" office:value="0.23538390379999999" table:style-name="ce45">
            <text:p>23,5384%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Toplam Gelecek</text:p>
          </table:table-cell>
          <table:table-cell office:value-type="float" office:value="514468.97000000003" table:formula="of:=[.$D$44]*[.D49]" table:style-name="ce46">
            <text:p>514.468,97</text:p>
          </table:table-cell>
          <table:table-cell office:value-type="float" office:value="393371.25545743498" table:formula="of:=[.$D$44]*[.E49]" table:style-name="ce47">
            <text:p>393.371,26</text:p>
          </table:table-cell>
          <table:table-cell office:value-type="float" office:value="121097.71454256508" table:formula="of:=[.$D$44]*[.F49]" table:style-name="ce47">
            <text:p>121.097,71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Gelen</text:p>
          </table:table-cell>
          <table:table-cell office:value-type="float" office:value="507469.17739954666" table:formula="of:=[.E51]+[.F51]" table:style-name="ce28">
            <text:p>507.469,18</text:p>
          </table:table-cell>
          <table:table-cell office:value-type="float" office:value="388019.10136506666" table:formula="of:=[.F51]/[.F49]*[.E49]" table:style-name="ce8">
            <text:p>388.019,10</text:p>
          </table:table-cell>
          <table:table-cell office:value-type="float" office:value="119450.07603448002" table:formula="of:=[.$H$44]*-1" table:style-name="ce8">
            <text:p>119.450,08</text:p>
          </table:table-cell>
          <table:table-cell table:style-name="ce1"/>
          <table:table-cell table:style-name="ce48"/>
          <table:table-cell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Kalan Gelecek</text:p>
          </table:table-cell>
          <table:table-cell office:value-type="float" office:value="6999.7926004533656" table:formula="of:=[.D50]-[.D51]" table:style-name="ce28">
            <text:p>6.999,79</text:p>
          </table:table-cell>
          <table:table-cell office:value-type="float" office:value="5352.1540923683206" table:formula="of:=[.E50]-[.E51]" table:style-name="ce8">
            <text:p>5.352,15</text:p>
          </table:table-cell>
          <table:table-cell office:value-type="float" office:value="1647.6385080850596" table:formula="of:=[.F50]-[.F51]" table:style-name="ce8">
            <text:p>1.647,64</text:p>
          </table:table-cell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table:number-columns-repeated="3" table:style-name="ce49"/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table:number-columns-repeated="6" table:style-name="ce1"/>
          <table:table-cell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office:value-type="string" table:style-name="ce5">
            <text:p>toplam</text:p>
          </table:table-cell>
          <table:table-cell office:value-type="string" table:style-name="ce5">
            <text:p>zekat %</text:p>
          </table:table-cell>
          <table:table-cell office:value-type="string" table:style-name="ce5">
            <text:p>zekat</text:p>
          </table:table-cell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NAZAN</text:p>
          </table:table-cell>
          <table:table-cell office:value-type="float" office:value="119450.07603448002" table:formula="of:=[.F51]" table:style-name="ce8">
            <text:p>119.450,08</text:p>
          </table:table-cell>
          <table:table-cell office:value-type="percentage" office:value="2.5000000000000001E-2" table:style-name="ce50">
            <text:p>2,50%</text:p>
          </table:table-cell>
          <table:table-cell office:value-type="float" office:value="2986.2519008620006" table:formula="of:=[.D56]*[.E56]" table:style-name="ce8">
            <text:p>2.986,25</text:p>
          </table:table-cell>
          <table:table-cell table:number-columns-repeated="2" table:style-name="ce1"/>
          <table:table-cell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">
            <text:p>HACI</text:p>
          </table:table-cell>
          <table:table-cell office:value-type="float" office:value="388019.10136506666" table:formula="of:=[.E51]" table:style-name="ce8">
            <text:p>388.019,10</text:p>
          </table:table-cell>
          <table:table-cell office:value-type="percentage" office:value="2.5000000000000001E-2" table:style-name="ce51">
            <text:p>2,50%</text:p>
          </table:table-cell>
          <table:table-cell office:value-type="float" office:value="9700.4775341266668" table:formula="of:=[.D57]*[.E57]" table:style-name="ce8">
            <text:p>9.700,48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5" table:style-name="ce1"/>
        </table:table-row>
        <table:table-row table:number-rows-repeated="1048518" table:style-name="ro1">
          <table:table-cell table:number-columns-repeated="16384"/>
        </table:table-row>
      </table:table>
      <table:table table:name="12_23" table:style-name="ta5">
        <table:table-column table:style-name="co38" table:default-cell-style-name="ce1"/>
        <table:table-column table:style-name="co41" table:default-cell-style-name="ce1"/>
        <table:table-column table:style-name="co42" table:default-cell-style-name="ce1"/>
        <table:table-column table:style-name="co12" table:default-cell-style-name="ce1"/>
        <table:table-column table:style-name="co22" table:default-cell-style-name="ce1"/>
        <table:table-column table:style-name="co21" table:default-cell-style-name="ce1"/>
        <table:table-column table:style-name="co42" table:default-cell-style-name="ce1"/>
        <table:table-column table:style-name="co43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ARALIK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2800" table:formula="of:=SUM([.D5:.D35])" table:style-name="ce46">
            <text:p>22.800,00</text:p>
          </table:table-cell>
          <table:table-cell office:value-type="float" office:value="-38101.83" table:formula="of:=SUM([.E5:.E35])" table:style-name="ce46">
            <text:p>-38.101,83</text:p>
          </table:table-cell>
          <table:table-cell office:value-type="float" office:value="16232.529999999999" table:formula="of:=SUM([.F5:.F35])" table:style-name="ce46">
            <text:p>16.232,53</text:p>
          </table:table-cell>
          <table:table-cell office:value-type="float" office:value="-41854.230000000003" table:formula="of:=SUM([.G5:.G35])" table:style-name="ce46">
            <text:p>-41.854,23</text:p>
          </table:table-cell>
          <table:table-cell office:value-type="float" office:value="-25621.700000000004" table:formula="of:=[.F2]+[.G2]" table:style-name="ce46">
            <text:p>-25.621,7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75">
            <text:p>2240 Turkcell fatur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52" table:style-name="ce8">
            <text:p>-152,00</text:p>
          </table:table-cell>
          <table:table-cell table:style-name="ce1"/>
          <table:table-cell office:value-type="float" office:value="-152" table:style-name="ce8">
            <text:p>-152,00</text:p>
          </table:table-cell>
          <table:table-cell office:value-type="float" office:value="-152" table:formula="of:=[.H3]+[.F4]+[.G4]" table:style-name="ce8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3">
            <text:p>30.Kas</text:p>
          </table:table-cell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40" table:style-name="ce1">
            <text:p>-240</text:p>
          </table:table-cell>
          <table:table-cell office:value-type="float" office:value="-392" table:formula="of:=[.H4]+[.F5]+[.G5]" table:style-name="ce8">
            <text:p>-39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3">
            <text:p>30.Kas</text:p>
          </table:table-cell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455" table:style-name="ce1">
            <text:p>-455</text:p>
          </table:table-cell>
          <table:table-cell office:value-type="float" office:value="-847" table:formula="of:=[.H5]+[.F6]+[.G6]" table:style-name="ce8">
            <text:p>-847,00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3">
            <text:p>4.Ara</text:p>
          </table:table-cell>
          <table:table-cell office:value-type="string" table:style-name="ce120">
            <text:p>TUSDATA 8/30 <text:s text:c="17"/>8*250 = 2000 <text:s text:c="6"/>2023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formula="of:=[.E7]" table:style-name="ce8">
            <text:p>-250,00</text:p>
          </table:table-cell>
          <table:table-cell office:value-type="float" office:value="-1097" table:formula="of:=[.H6]+[.F7]+[.G7]" table:style-name="ce8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9/30 – 20/30 <text:s text:c="2"/>12*250 = 3000 <text:s text:c="6"/>2024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office:value-type="float" office:value="-1097" table:formula="of:=[.H7]+[.F8]+[.G8]" table:style-name="ce8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21/30-30/30 <text:s text:c="2"/>10*8845 = 88450 <text:s text:c="3"/>2025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office:value-type="float" office:value="-1097" table:formula="of:=[.H8]+[.F9]+[.G9]" table:style-name="ce8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<text:s/>TOPLAM <text:s text:c="24"/>93450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office:value-type="float" office:value="-1097" table:formula="of:=[.H9]+[.F10]+[.G10]" table:style-name="ce8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-138.01" table:formula="of:=[.E52]*-1" table:style-name="ce8">
            <text:p>-138,01</text:p>
          </table:table-cell>
          <table:table-cell table:style-name="ce8"/>
          <table:table-cell office:value-type="float" office:value="-138.01" table:formula="of:=[.E11]" table:style-name="ce8">
            <text:p>-138,01</text:p>
          </table:table-cell>
          <table:table-cell office:value-type="float" office:value="-1235.01" table:formula="of:=[.H10]+[.F11]+[.G11]" table:style-name="ce8">
            <text:p>-1.23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4628.58" table:formula="of:=[.E58]" table:style-name="ce8">
            <text:p>-4.628,58</text:p>
          </table:table-cell>
          <table:table-cell table:style-name="ce8"/>
          <table:table-cell office:value-type="float" office:value="-4628.58" table:formula="of:=[.E12]" table:style-name="ce8">
            <text:p>-4.628,58</text:p>
          </table:table-cell>
          <table:table-cell office:value-type="float" office:value="-5863.59" table:formula="of:=[.H11]+[.F12]+[.G12]" table:style-name="ce8">
            <text:p>-5.863,59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3">
            <text:p>4.Ara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11990.160000000002" table:formula="of:=[.E81]" table:style-name="ce8">
            <text:p>-11.990,16</text:p>
          </table:table-cell>
          <table:table-cell table:style-name="ce1"/>
          <table:table-cell office:value-type="float" office:value="-11990.160000000002" table:formula="of:=[.E13]" table:style-name="ce8">
            <text:p>-11.990,16</text:p>
          </table:table-cell>
          <table:table-cell office:value-type="float" office:value="-17853.75" table:formula="of:=[.H12]+[.F13]+[.G13]" table:style-name="ce8">
            <text:p>-17.853,75</text:p>
          </table:table-cell>
          <table:table-cell table:number-columns-repeated="16376"/>
        </table:table-row>
        <table:table-row table:style-name="ro1">
          <table:table-cell table:style-name="ce11"/>
          <table:table-cell office:value-type="string" table:style-name="ce120">
            <text:p>Kira Adem Özen 7/12 Mrmr Ryl A Blok 82</text:p>
          </table:table-cell>
          <table:table-cell table:number-columns-repeated="2" table:style-name="ce120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formula="of:=[.E14]" table:style-name="ce8">
            <text:p>-5.375,00</text:p>
          </table:table-cell>
          <table:table-cell office:value-type="float" office:value="-23228.75" table:formula="of:=[.H13]+[.F14]+[.G14]" table:style-name="ce8">
            <text:p>-23.228,75</text:p>
          </table:table-cell>
          <table:table-cell table:number-columns-repeated="16376"/>
        </table:table-row>
        <table:table-row table:style-name="ro1">
          <table:table-cell table:style-name="ce11"/>
          <table:table-cell office:value-type="string" table:style-name="ce120">
            <text:p>Kira Adem Özen 7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formula="of:=[.E15]" table:style-name="ce8">
            <text:p>-2.125,00</text:p>
          </table:table-cell>
          <table:table-cell office:value-type="float" office:value="-25353.75" table:formula="of:=[.H14]+[.F15]+[.G15]" table:style-name="ce8">
            <text:p>-25.353,7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7/12</text:p>
          </table:table-cell>
          <table:table-cell table:number-columns-repeated="2" table:style-name="ce120"/>
          <table:table-cell office:value-type="float" office:value="-945.08" table:style-name="ce8">
            <text:p>-945,08</text:p>
          </table:table-cell>
          <table:table-cell table:style-name="ce28"/>
          <table:table-cell office:value-type="float" office:value="-945.08" table:formula="of:=[.E16]" table:style-name="ce8">
            <text:p>-945,08</text:p>
          </table:table-cell>
          <table:table-cell office:value-type="float" office:value="-26298.83" table:formula="of:=[.H15]+[.F16]+[.G16]" table:style-name="ce8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table:number-columns-repeated="2" table:style-name="ce120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-133.4" table:style-name="ce8">
            <text:p>-133,40</text:p>
          </table:table-cell>
          <table:table-cell office:value-type="float" office:value="-26432.230000000003" table:formula="of:=[.H16]+[.F17]+[.G17]" table:style-name="ce8">
            <text:p>-26.432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table:number-columns-repeated="2" table:style-name="ce122"/>
          <table:table-cell office:value-type="float" office:value="-1000" table:style-name="ce8">
            <text:p>-1.000,00</text:p>
          </table:table-cell>
          <table:table-cell table:style-name="ce28"/>
          <table:table-cell office:value-type="float" office:value="-621" table:style-name="ce8">
            <text:p>-621,00</text:p>
          </table:table-cell>
          <table:table-cell office:value-type="float" office:value="-27053.230000000003" table:formula="of:=[.H17]+[.F18]+[.G18]" table:style-name="ce8">
            <text:p>-27.053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table:number-columns-repeated="2" table:style-name="ce122"/>
          <table:table-cell office:value-type="float" office:value="-100" table:style-name="ce8">
            <text:p>-10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27053.230000000003" table:formula="of:=[.H18]+[.F19]+[.G19]" table:style-name="ce8">
            <text:p>-27.053,23</text:p>
          </table:table-cell>
          <table:table-cell table:number-columns-repeated="16376"/>
        </table:table-row>
        <table:table-row table:style-name="ro1">
          <table:table-cell office:value-type="date" office:date-value="2023-12-12T00:00:00" table:style-name="ce3">
            <text:p>12.Ara</text:p>
          </table:table-cell>
          <table:table-cell office:value-type="string" table:style-name="ce122">
            <text:p>yasemin</text:p>
          </table:table-cell>
          <table:table-cell table:number-columns-repeated="2" table:style-name="ce122"/>
          <table:table-cell table:number-columns-repeated="2" table:style-name="ce28"/>
          <table:table-cell office:value-type="float" office:value="-3512" table:style-name="ce8">
            <text:p>-3.512,00</text:p>
          </table:table-cell>
          <table:table-cell office:value-type="float" office:value="-30565.230000000003" table:formula="of:=[.H19]+[.F20]+[.G20]" table:style-name="ce8">
            <text:p>-30.565,23</text:p>
          </table:table-cell>
          <table:table-cell table:number-columns-repeated="16376"/>
        </table:table-row>
        <table:table-row table:style-name="ro1">
          <table:table-cell office:value-type="date" office:date-value="2023-12-27T00:00:00" table:style-name="ce3">
            <text:p>27.Ara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2" table:style-name="ce8">
            <text:p>-3.512,00</text:p>
          </table:table-cell>
          <table:table-cell office:value-type="float" office:value="-34077.230000000003" table:formula="of:=[.H20]+[.F21]+[.G21]" table:style-name="ce8">
            <text:p>-34.077,23</text:p>
          </table:table-cell>
          <table:table-cell table:number-columns-repeated="16376"/>
        </table:table-row>
        <table:table-row table:style-name="ro1">
          <table:table-cell office:value-type="date" office:date-value="2023-12-27T00:00:00" table:style-name="ce3">
            <text:p>27.Ara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2" table:style-name="ce8">
            <text:p>-3.512,00</text:p>
          </table:table-cell>
          <table:table-cell office:value-type="float" office:value="-37589.230000000003" table:formula="of:=[.H21]+[.F22]+[.G22]" table:style-name="ce8">
            <text:p>-37.589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2" table:style-name="ce8">
            <text:p>-3.512,00</text:p>
          </table:table-cell>
          <table:table-cell office:value-type="float" office:value="-41101.230000000003" table:formula="of:=[.H22]+[.F23]+[.G23]" table:style-name="ce8">
            <text:p>-41.101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lektrik 8758480300 bahçe</text:p>
          </table:table-cell>
          <table:table-cell table:number-columns-repeated="2" table:style-name="ce1"/>
          <table:table-cell table:style-name="ce28"/>
          <table:table-cell table:style-name="ce8"/>
          <table:table-cell office:value-type="float" office:value="-155" table:style-name="ce8">
            <text:p>-155,00</text:p>
          </table:table-cell>
          <table:table-cell office:value-type="float" office:value="-41256.230000000003" table:formula="of:=[.H23]+[.F24]+[.G24]" table:style-name="ce8">
            <text:p>-41.256,23</text:p>
          </table:table-cell>
          <table:table-cell table:number-columns-repeated="16376"/>
        </table:table-row>
        <table:table-row table:style-name="ro1">
          <table:table-cell office:value-type="date" office:date-value="2024-12-29T00:00:00" table:style-name="ce3">
            <text:p>29.Ara</text:p>
          </table:table-cell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table:style-name="ce28"/>
          <table:table-cell table:style-name="ce8"/>
          <table:table-cell office:value-type="float" office:value="-250" table:style-name="ce8">
            <text:p>-250,00</text:p>
          </table:table-cell>
          <table:table-cell office:value-type="float" office:value="-41506.230000000003" table:formula="of:=[.H24]+[.F25]+[.G25]" table:style-name="ce8">
            <text:p>-41.506,23</text:p>
          </table:table-cell>
          <table:table-cell table:number-columns-repeated="16376"/>
        </table:table-row>
        <table:table-row table:style-name="ro1">
          <table:table-cell office:value-type="date" office:date-value="2024-12-29T00:00:00" table:style-name="ce3">
            <text:p>29.Ara</text:p>
          </table:table-cell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table:style-name="ce28"/>
          <table:table-cell table:style-name="ce8"/>
          <table:table-cell office:value-type="float" office:value="-500" table:style-name="ce8">
            <text:p>-500,00</text:p>
          </table:table-cell>
          <table:table-cell office:value-type="float" office:value="-42006.23" table:formula="of:=[.H25]+[.F26]+[.G26]" table:style-name="ce8">
            <text:p>-42.006,2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-42006.23" table:formula="of:=[.H26]+[.F27]+[.G27]" table:style-name="ce8">
            <text:p>-42.006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4">
            <text:p>₺7.500,00</text:p>
          </table:table-cell>
          <table:table-cell table:style-name="ce1"/>
          <table:table-cell office:value-type="float" office:value="7432.53" table:style-name="ce8">
            <text:p>7.432,53</text:p>
          </table:table-cell>
          <table:table-cell table:style-name="ce8"/>
          <table:table-cell office:value-type="float" office:value="-34573.700000000004" table:formula="of:=[.H27]+[.F28]+[.G28]" table:style-name="ce8">
            <text:p>-34.573,70</text:p>
          </table:table-cell>
          <table:table-cell table:number-columns-repeated="16376"/>
        </table:table-row>
        <table:table-row table:style-name="ro1">
          <table:table-cell office:value-type="date" office:date-value="2023-12-15T00:00:00" table:style-name="ce3">
            <text:p>15.Ara</text:p>
          </table:table-cell>
          <table:table-cell office:value-type="string" table:style-name="ce1">
            <text:p>Tuzgümrüğü kira nakit</text:p>
          </table:table-cell>
          <table:table-cell table:style-name="ce1"/>
          <table:table-cell office:value-type="currency" office:value="2800" table:style-name="ce124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31773.700000000004" table:formula="of:=[.H28]+[.F29]+[.G29]" table:style-name="ce8">
            <text:p>-31.773,70</text:p>
          </table:table-cell>
          <table:table-cell table:number-columns-repeated="16376"/>
        </table:table-row>
        <table:table-row table:style-name="ro1">
          <table:table-cell office:value-type="date" office:date-value="2024-01-02T00:00:00" table:style-name="ce11">
            <text:p>2.01.2024</text:p>
          </table:table-cell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124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-31773.700000000004" table:formula="of:=[.H29]+[.F30]+[.G30]" table:style-name="ce8">
            <text:p>-31.773,70</text:p>
          </table:table-cell>
          <table:table-cell table:number-columns-repeated="16376"/>
        </table:table-row>
        <table:table-row table:style-name="ro1">
          <table:table-cell table:style-name="ce11"/>
          <table:table-cell table:number-columns-repeated="2" table:style-name="ce1"/>
          <table:table-cell table:style-name="ce12"/>
          <table:table-cell table:number-columns-repeated="3" table:style-name="ce1"/>
          <table:table-cell office:value-type="float" office:value="-31773.700000000004" table:formula="of:=[.H30]+[.F31]+[.G31]" table:style-name="ce8">
            <text:p>-31.773,70</text:p>
          </table:table-cell>
          <table:table-cell table:number-columns-repeated="16376"/>
        </table:table-row>
        <table:table-row table:style-name="ro1">
          <table:table-cell office:value-type="date" office:date-value="2024-01-03T00:00:00" table:style-name="ce11">
            <text:p>3.01.2024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124">
            <text:p>₺6.000,00</text:p>
          </table:table-cell>
          <table:table-cell table:style-name="ce1"/>
          <table:table-cell table:number-columns-repeated="2" table:style-name="ce8"/>
          <table:table-cell office:value-type="float" office:value="-31773.700000000004" table:formula="of:=[.H31]+[.F32]+[.G32]" table:style-name="ce8">
            <text:p>-31.773,70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11">
            <text:p>6.12.2023</text:p>
          </table:table-cell>
          <table:table-cell office:value-type="string" table:style-name="ce1">
            <text:p>Kira snyE senet 3/5 19- 6 = 13000 kalan 30/11/2023 umutun hesabına</text:p>
          </table:table-cell>
          <table:table-cell table:style-name="ce1"/>
          <table:table-cell table:style-name="ce12"/>
          <table:table-cell table:style-name="ce1"/>
          <table:table-cell office:value-type="float" office:value="6000" table:style-name="ce8">
            <text:p>6.000,00</text:p>
          </table:table-cell>
          <table:table-cell table:style-name="ce8"/>
          <table:table-cell office:value-type="float" office:value="-25773.700000000004" table:formula="of:=[.H32]+[.F33]+[.G33]" table:style-name="ce8">
            <text:p>-25.773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"/>
          <table:table-cell table:style-name="ce1"/>
          <table:table-cell table:number-columns-repeated="2" table:style-name="ce8"/>
          <table:table-cell office:value-type="float" office:value="-25773.700000000004" table:formula="of:=[.H33]+[.F34]+[.G34]" table:style-name="ce8">
            <text:p>-25.773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"/>
          <table:table-cell table:style-name="ce1"/>
          <table:table-cell table:number-columns-repeated="2" table:style-name="ce8"/>
          <table:table-cell office:value-type="float" office:value="-25773.700000000004" table:formula="of:=[.H34]+[.F35]+[.G35]" table:style-name="ce8">
            <text:p>-25.773,70</text:p>
          </table:table-cell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number-columns-repeated="4" table:style-name="ce176"/>
          <table:table-cell table:style-name="ce177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number-columns-repeated="2"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2"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79">
            <text:p>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5357.51" table:formula="of:=SUM([.D47:.D54])" table:style-name="ce130">
            <text:p>5.357,51</text:p>
          </table:table-cell>
          <table:table-cell office:value-type="float" office:value="5360.01" table:formula="of:=SUM([.E47:.E53])" table:style-name="ce130">
            <text:p>5.360,01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office:value-type="string" table:style-name="ce1">
            <text:p>nakit</text:p>
          </table:table-cell>
          <table:table-cell office:value-type="float" office:value="947.93" table:style-name="ce1">
            <text:p>947,93</text:p>
          </table:table-cell>
          <table:table-cell office:value-type="float" office:value="950" table:style-name="ce8">
            <text:p>95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office:value-type="string" table:style-name="ce1">
            <text:p>banka</text:p>
          </table:table-cell>
          <table:table-cell office:value-type="float" office:value="1830.06" table:style-name="ce1">
            <text:p>1830,06</text:p>
          </table:table-cell>
          <table:table-cell office:value-type="float" office:value="1830" table:style-name="ce8">
            <text:p>1.83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office:value-type="string" table:style-name="ce1">
            <text:p>banka</text:p>
          </table:table-cell>
          <table:table-cell office:value-type="float" office:value="209.55" table:style-name="ce1">
            <text:p>209,55</text:p>
          </table:table-cell>
          <table:table-cell office:value-type="float" office:value="210" table:style-name="ce1">
            <text:p>21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office:value-type="string" table:style-name="ce1">
            <text:p>banka umut</text:p>
          </table:table-cell>
          <table:table-cell office:value-type="float" office:value="1732.62" table:style-name="ce1">
            <text:p>1732,62</text:p>
          </table:table-cell>
          <table:table-cell office:value-type="float" office:value="1732" table:style-name="ce1">
            <text:p>1732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office:value-type="string" table:style-name="ce1">
            <text:p>banka</text:p>
          </table:table-cell>
          <table:table-cell office:value-type="float" office:value="499.34" table:style-name="ce1">
            <text:p>499,34</text:p>
          </table:table-cell>
          <table:table-cell office:value-type="float" office:value="500" table:style-name="ce1">
            <text:p>5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office:value-type="float" office:value="138.01" table:style-name="ce122">
            <text:p>138,01</text:p>
          </table:table-cell>
          <table:table-cell office:value-type="float" office:value="138.01" table:style-name="ce1">
            <text:p>138,01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2"/>
          <table:table-cell table:style-name="ce1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4628.58" table:formula="of:=SUM([.E59:.E78])" table:style-name="ce180">
            <text:p>-4.628,58</text:p>
          </table:table-cell>
          <table:table-cell office:value-type="float" office:value="0" table:formula="of:=SUM([.F59:.F78])" table:style-name="ce113">
            <text:p>0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">
            <text:p><text:s/>9 – 10</text:p>
          </table:table-cell>
          <table:table-cell office:value-type="float" office:value="-61.39" table:style-name="ce28">
            <text:p>-61,3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">
            <text:p>27.04.2023</text:p>
          </table:table-cell>
          <table:table-cell office:value-type="string" table:style-name="ce122">
            <text:p>Pazarama – i7-13700 + KC3000-512gb</text:p>
          </table:table-cell>
          <table:table-cell office:value-type="float" office:value="10764.57" table:style-name="ce122">
            <text:p>10764,57</text:p>
          </table:table-cell>
          <table:table-cell office:value-type="string" table:style-name="ce9">
            <text:p><text:s/>7 – 9</text:p>
          </table:table-cell>
          <table:table-cell office:value-type="float" office:value="-1196.06" table:style-name="ce28">
            <text:p>-1.196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01T00:00:00" table:style-name="ce11">
            <text:p>1.06.2023</text:p>
          </table:table-cell>
          <table:table-cell office:value-type="string" table:style-name="ce122">
            <text:p>Amazon 27"Monitor</text:p>
          </table:table-cell>
          <table:table-cell table:style-name="ce1"/>
          <table:table-cell office:value-type="string" table:style-name="ce132">
            <text:p><text:s/>6 – 6</text:p>
          </table:table-cell>
          <table:table-cell office:value-type="float" office:value="-666.65" table:style-name="ce28">
            <text:p>-666,6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Pazarama –</text:p>
          </table:table-cell>
          <table:table-cell office:value-type="float" office:value="7648.33" table:style-name="ce122">
            <text:p>7648,33</text:p>
          </table:table-cell>
          <table:table-cell office:value-type="string" table:style-name="ce132">
            <text:p><text:s/>3 – 9</text:p>
          </table:table-cell>
          <table:table-cell office:value-type="float" office:value="-849.81" table:style-name="ce28">
            <text:p>-849,8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Amazon -</text:p>
          </table:table-cell>
          <table:table-cell office:value-type="float" office:value="11128" table:style-name="ce122">
            <text:p>11128</text:p>
          </table:table-cell>
          <table:table-cell office:value-type="string" table:style-name="ce132">
            <text:p><text:s/>3 – 6</text:p>
          </table:table-cell>
          <table:table-cell office:value-type="float" office:value="-1854.67" table:style-name="ce28">
            <text:p>-1.854,67</text:p>
          </table:table-cell>
          <table:table-cell table:number-columns-repeated="3" table:style-name="ce8"/>
          <table:table-cell table:number-columns-repeated="16376"/>
        </table:table-row>
        <table:table-row table:style-name="ro5">
          <table:table-cell table:style-name="ce115"/>
          <table:table-cell table:number-columns-repeated="2" table:style-name="ce122"/>
          <table:table-cell office:value-type="string" table:style-name="ce134">
            <text:p>HESAP KESİM</text:p>
          </table:table-cell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7" table:style-name="ro1">
          <table:table-cell table:style-name="ce115"/>
          <table:table-cell table:number-columns-repeated="2" table:style-name="ce122"/>
          <table:table-cell table:style-name="ce13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3" table:style-name="ro1">
          <table:table-cell table:number-columns-repeated="4" table:style-name="ce1"/>
          <table:table-cell table:style-name="ce28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9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11990.160000000002" table:formula="of:=SUM([.E82:.E107])" table:style-name="ce130">
            <text:p>-11.990,16</text:p>
          </table:table-cell>
          <table:table-cell office:value-type="float" office:value="0" table:formula="of:=SUM([.F82:.F90])" table:style-name="ce113">
            <text:p>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10-18T00:00:00" table:style-name="ce115">
            <text:p>18.10.2023</text:p>
          </table:table-cell>
          <table:table-cell office:value-type="string" table:style-name="ce122">
            <text:p>amazon işlemci i9 13900k</text:p>
          </table:table-cell>
          <table:table-cell table:style-name="ce122"/>
          <table:table-cell office:value-type="string" table:style-name="ce1">
            <text:p><text:s text:c="8"/>3 <text:s/>– 6</text:p>
          </table:table-cell>
          <table:table-cell office:value-type="float" office:value="-3974.44" table:style-name="ce28">
            <text:p>-3.974,4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28">
            <text:p>-6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"/>
          <table:table-cell table:style-name="ce133"/>
          <table:table-cell table:number-columns-repeated="2" table:style-name="ce1"/>
          <table:table-cell table:style-name="ce28"/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27T00:00:00" table:style-name="ce3">
            <text:p>27.Eki</text:p>
          </table:table-cell>
          <table:table-cell office:value-type="string" table:style-name="ce1">
            <text:p>yeğenbey toyota ceza</text:p>
          </table:table-cell>
          <table:table-cell table:number-columns-repeated="2" table:style-name="ce1"/>
          <table:table-cell office:value-type="float" office:value="-1046.0999999999999" table:style-name="ce28">
            <text:p>-1.046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5T00:00:00" table:style-name="ce3">
            <text:p>25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28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6T00:00:00" table:style-name="ce3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6T00:00:00" table:style-name="ce3">
            <text:p>26.Eki</text:p>
          </table:table-cell>
          <table:table-cell office:value-type="string" table:style-name="ce1">
            <text:p>gaz</text:p>
          </table:table-cell>
          <table:table-cell table:number-columns-repeated="2" table:style-name="ce1"/>
          <table:table-cell office:value-type="float" office:value="-200" table:style-name="ce2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7T00:00:00" table:style-name="ce3">
            <text:p>27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50" table:style-name="ce9">
            <text:p>150</text:p>
          </table:table-cell>
          <table:table-cell office:value-type="float" office:value="-150" table:style-name="ce28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00" table:style-name="ce9">
            <text:p>100</text:p>
          </table:table-cell>
          <table:table-cell office:value-type="float" office:value="-100" table:style-name="ce28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pid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-70" table:style-name="ce28">
            <text:p>-7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30T00:00:00" table:style-name="ce3">
            <text:p>30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30T00:00:00" table:style-name="ce3">
            <text:p>30.Eki</text:p>
          </table:table-cell>
          <table:table-cell office:value-type="string" table:style-name="ce1">
            <text:p>sebze yağ</text:p>
          </table:table-cell>
          <table:table-cell table:style-name="ce1"/>
          <table:table-cell office:value-type="float" office:value="95.49" table:style-name="ce1">
            <text:p>95,49</text:p>
          </table:table-cell>
          <table:table-cell office:value-type="float" office:value="-95.49" table:style-name="ce28">
            <text:p>-95,4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28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3T00:00:00" table:style-name="ce3">
            <text:p>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-160" table:style-name="ce28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4T00:00:00" table:style-name="ce3">
            <text:p>4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-320" table:style-name="ce28">
            <text:p>-32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3">
            <text:p>7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3">
            <text:p>7.Kas</text:p>
          </table:table-cell>
          <table:table-cell office:value-type="string" table:style-name="ce1">
            <text:p>benzin</text:p>
          </table:table-cell>
          <table:table-cell table:number-columns-repeated="2" table:style-name="ce1"/>
          <table:table-cell office:value-type="float" office:value="-500" table:style-name="ce28">
            <text:p>-5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3">
            <text:p>7.Kas</text:p>
          </table:table-cell>
          <table:table-cell office:value-type="string" table:style-name="ce1">
            <text:p>ayfer kurt</text:p>
          </table:table-cell>
          <table:table-cell table:number-columns-repeated="2" table:style-name="ce1"/>
          <table:table-cell office:value-type="float" office:value="-180" table:style-name="ce28">
            <text:p>-180,00</text:p>
          </table:table-cell>
          <table:table-cell table:number-columns-repeated="16379"/>
        </table:table-row>
        <table:table-row table:style-name="ro1">
          <table:table-cell office:value-type="date" office:date-value="2023-11-08T00:00:00" table:style-name="ce3">
            <text:p>8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09T00:00:00" table:style-name="ce3">
            <text:p>9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2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0T00:00:00" table:style-name="ce3">
            <text:p>10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11T00:00:00" table:style-name="ce3">
            <text:p>11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2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4T00:00:00" table:style-name="ce3">
            <text:p>14.Kas</text:p>
          </table:table-cell>
          <table:table-cell office:value-type="string" table:style-name="ce1">
            <text:p>toyota gaz</text:p>
          </table:table-cell>
          <table:table-cell table:number-columns-repeated="2" table:style-name="ce1"/>
          <table:table-cell office:value-type="float" office:value="-1144.1099999999999" table:style-name="ce28">
            <text:p>-1.144,11</text:p>
          </table:table-cell>
          <table:table-cell table:number-columns-repeated="16379"/>
        </table:table-row>
        <table:table-row table:style-name="ro1">
          <table:table-cell office:value-type="date" office:date-value="2023-11-15T00:00:00" table:style-name="ce3">
            <text:p>15.Kas</text:p>
          </table:table-cell>
          <table:table-cell office:value-type="string" table:style-name="ce1">
            <text:p>çitlekçi izmir dönüş</text:p>
          </table:table-cell>
          <table:table-cell table:number-columns-repeated="2" table:style-name="ce1"/>
          <table:table-cell office:value-type="float" office:value="-373.92" table:style-name="ce28">
            <text:p>-373,92</text:p>
          </table:table-cell>
          <table:table-cell table:number-columns-repeated="16379"/>
        </table:table-row>
        <table:table-row table:style-name="ro1">
          <table:table-cell office:value-type="date" office:date-value="2023-11-23T00:00:00" table:style-name="ce3">
            <text:p>2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8">
            <text:p>-20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kk 14 gün pide harcama toplamı</text:p>
          </table:table-cell>
          <table:table-cell table:style-name="ce1"/>
          <table:table-cell office:value-type="float" office:value="2945.49" table:formula="of:=SUM([.D87:.D108])" table:style-name="ce1">
            <text:p>2945,49</text:p>
          </table:table-cell>
          <table:table-cell table:style-name="ce28"/>
          <table:table-cell table:number-columns-repeated="16379"/>
        </table:table-row>
        <table:table-row table:style-name="ro5">
          <table:table-cell table:number-columns-repeated="3" table:style-name="ce1"/>
          <table:table-cell office:value-type="string" table:style-name="ce134">
            <text:p>HESAP KESİ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1">
            <text:p>ARALIK</text:p>
          </table:table-cell>
          <table:table-cell office:value-type="string" table:style-name="ce111">
            <text:p>Devir</text:p>
          </table:table-cell>
          <table:table-cell office:value-type="float" office:value="2023" table:style-name="ce110">
            <text:p>2023</text:p>
          </table:table-cell>
          <table:table-cell table:style-name="ce112"/>
          <table:table-cell office:value-type="float" office:value="698220.30499999993" table:formula="of:=SUM([.E112:.E128])" table:style-name="ce113">
            <text:p>698220,305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style-name="ce11">
            <text:p>30.12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7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2]" table:style-name="ce11">
            <text:p>30.12.2023</text:p>
          </table:table-cell>
          <table:table-cell office:value-type="string" table:style-name="ce1">
            <text:p>umut</text:p>
          </table:table-cell>
          <table:table-cell table:number-columns-repeated="2" table:style-name="ce2"/>
          <table:table-cell office:value-type="float" office:value="218088" table:style-name="ce107">
            <text:p>218.088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3]" table:style-name="ce11">
            <text:p>30.12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3609.29" table:style-name="ce107">
            <text:p>3.609,29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4]" table:style-name="ce11">
            <text:p>30.12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122.31" table:style-name="ce107">
            <text:p>122,31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5]" table:style-name="ce11">
            <text:p>30.12.2023</text:p>
          </table:table-cell>
          <table:table-cell office:value-type="string" table:style-name="ce1">
            <text:p>iş ytrm</text:p>
          </table:table-cell>
          <table:table-cell table:style-name="ce1"/>
          <table:table-cell table:style-name="ce2"/>
          <table:table-cell office:value-type="float" office:value="6267.13" table:style-name="ce107">
            <text:p>6.267,13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6]" table:style-name="ce11">
            <text:p>30.12.2023</text:p>
          </table:table-cell>
          <table:table-cell office:value-type="string" table:style-name="ce1">
            <text:p>iş 801</text:p>
          </table:table-cell>
          <table:table-cell office:value-type="string" table:style-name="ce2">
            <text:p>40 * 527,212240</text:p>
          </table:table-cell>
          <table:table-cell table:style-name="ce2"/>
          <table:table-cell office:value-type="float" office:value="21088.49" table:style-name="ce107">
            <text:p>21.088,49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7]" table:style-name="ce11">
            <text:p>30.12.2023</text:p>
          </table:table-cell>
          <table:table-cell office:value-type="string" table:style-name="ce1">
            <text:p>iş 808</text:p>
          </table:table-cell>
          <table:table-cell office:value-type="string" table:style-name="ce2">
            <text:p>300 * 18,625761<text:s/></text:p>
          </table:table-cell>
          <table:table-cell table:style-name="ce2"/>
          <table:table-cell office:value-type="float" office:value="5587.73" table:style-name="ce107">
            <text:p>5.587,73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8]" table:style-name="ce11">
            <text:p>30.12.2023</text:p>
          </table:table-cell>
          <table:table-cell office:value-type="string" table:style-name="ce1">
            <text:p>AVPGY</text:p>
          </table:table-cell>
          <table:table-cell office:value-type="date" office:date-value="2024-01-04T00:00:00" table:style-name="ce182">
            <text:p>04.01.24</text:p>
          </table:table-cell>
          <table:table-cell office:value-type="float" office:value="-629.36" table:style-name="ce183">
            <text:p>-629,36<text:s/></text:p>
          </table:table-cell>
          <table:table-cell office:value-type="float" office:value="4752.22" table:style-name="ce107">
            <text:p>4.752,22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9]" table:style-name="ce11">
            <text:p>30.12.2023</text:p>
          </table:table-cell>
          <table:table-cell office:value-type="string" table:style-name="ce1">
            <text:p>MEGMT</text:p>
          </table:table-cell>
          <table:table-cell office:value-type="date" office:date-value="2024-01-04T00:00:00" table:style-name="ce182">
            <text:p>04.01.24</text:p>
          </table:table-cell>
          <table:table-cell office:value-type="float" office:value="-52.52" table:style-name="ce183">
            <text:p>-52,52<text:s/></text:p>
          </table:table-cell>
          <table:table-cell office:value-type="float" office:value="315.38" table:style-name="ce107">
            <text:p>315,38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0]" table:style-name="ce11">
            <text:p>30.12.2023</text:p>
          </table:table-cell>
          <table:table-cell office:value-type="string" table:style-name="ce1">
            <text:p>SURGY</text:p>
          </table:table-cell>
          <table:table-cell office:value-type="date" office:date-value="2024-01-04T00:00:00" table:style-name="ce182">
            <text:p>04.01.24</text:p>
          </table:table-cell>
          <table:table-cell office:value-type="float" office:value="-196" table:style-name="ce183">
            <text:p>-196,00<text:s/></text:p>
          </table:table-cell>
          <table:table-cell office:value-type="float" office:value="295.8" table:style-name="ce107">
            <text:p>295,8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1]" table:style-name="ce11">
            <text:p>30.12.2023</text:p>
          </table:table-cell>
          <table:table-cell office:value-type="string" table:style-name="ce1">
            <text:p>TABGD</text:p>
          </table:table-cell>
          <table:table-cell office:value-type="date" office:date-value="2024-01-04T00:00:00" table:style-name="ce182">
            <text:p>04.01.24</text:p>
          </table:table-cell>
          <table:table-cell office:value-type="float" office:value="-669.7" table:style-name="ce183">
            <text:p>-669,70<text:s/></text:p>
          </table:table-cell>
          <table:table-cell office:value-type="float" office:value="4239.3" table:style-name="ce107">
            <text:p>4.239,3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6]" table:style-name="ce11">
            <text:p>30.12.2023</text:p>
          </table:table-cell>
          <table:table-cell office:value-type="string" table:style-name="ce1">
            <text:p>denizbank</text:p>
          </table:table-cell>
          <table:table-cell table:number-columns-repeated="2" table:style-name="ce2"/>
          <table:table-cell office:value-type="float" office:value="1000" table:style-name="ce107">
            <text:p>1.000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5]" table:style-name="ce11">
            <text:p>30.12.2023</text:p>
          </table:table-cell>
          <table:table-cell office:value-type="string" table:style-name="ce1">
            <text:p>xau iş alış <text:s text:c="45"/>1987</text:p>
          </table:table-cell>
          <table:table-cell office:value-type="float" office:value="1928.59" table:style-name="ce2">
            <text:p>1.928,59</text:p>
          </table:table-cell>
          <table:table-cell office:value-type="float" office:value="161" table:style-name="ce2">
            <text:p>161,00</text:p>
          </table:table-cell>
          <table:table-cell office:value-type="float" office:value="310502.99" table:formula="of:=[.D124]*[.C124]" table:style-name="ce107">
            <text:p>310.502,99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4]" table:style-name="ce11">
            <text:p>30.12.2023</text:p>
          </table:table-cell>
          <table:table-cell office:value-type="string" table:style-name="ce1">
            <text:p>usd iş satış-alış <text:s text:c="16"/>30,19258</text:p>
          </table:table-cell>
          <table:table-cell office:value-type="float" office:value="29.2927" table:style-name="ce184">
            <text:p>29,293</text:p>
          </table:table-cell>
          <table:table-cell office:value-type="float" office:value="850" table:style-name="ce2">
            <text:p>850,00</text:p>
          </table:table-cell>
          <table:table-cell office:value-type="float" office:value="24898.794999999998" table:formula="of:=[.D125]*[.C125]" table:style-name="ce107">
            <text:p>24.898,8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5]" table:style-name="ce11">
            <text:p>30.12.2023</text:p>
          </table:table-cell>
          <table:table-cell office:value-type="string" table:style-name="ce1">
            <text:p>eur iş alış <text:s text:c="26"/>33,0124</text:p>
          </table:table-cell>
          <table:table-cell office:value-type="float" office:value="32.028700000000001" table:style-name="ce184">
            <text:p>32,029</text:p>
          </table:table-cell>
          <table:table-cell office:value-type="float" office:value="100" table:style-name="ce2">
            <text:p>100,00</text:p>
          </table:table-cell>
          <table:table-cell office:value-type="float" office:value="3202.87" table:formula="of:=[.D126]*[.C126]" table:style-name="ce107">
            <text:p>3.202,87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6]" table:style-name="ce11">
            <text:p>30.12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30000" table:style-name="ce107">
            <text:p>30.000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7]" table:style-name="ce11">
            <text:p>30.12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250" table:style-name="ce107">
            <text:p>250,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office:string-value="ARALIK" table:formula="of:=[.A111]" table:style-name="ce6">
            <text:p>ARALIK</text:p>
          </table:table-cell>
          <table:table-cell office:value-type="string" table:style-name="ce5">
            <text:p><text:s/>Bakiye</text:p>
          </table:table-cell>
          <table:table-cell office:value-type="float" office:value="-25773.700000000004" table:formula="of:=[.H33]" table:style-name="ce28">
            <text:p>-25.773,70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5">
            <text:p>Ay sonu BAKİYE</text:p>
          </table:table-cell>
          <table:table-cell office:value-type="float" office:value="698220.30499999993" table:formula="of:=SUM([.E112:.E128])" table:style-name="ce185">
            <text:p>698.220,31</text:p>
          </table:table-cell>
          <table:table-cell table:number-columns-repeated="16379"/>
        </table:table-row>
        <table:table-row table:number-rows-repeated="1048445" table:style-name="ro1">
          <table:table-cell table:number-columns-repeated="16384"/>
        </table:table-row>
      </table:table>
      <table:table table:name="11_23" table:style-name="ta5"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2" table:default-cell-style-name="ce1"/>
        <table:table-column table:style-name="co48" table:default-cell-style-name="ce1"/>
        <table:table-column table:style-name="co49" table:number-columns-repeated="2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KASIM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62800" table:formula="of:=SUM([.D5:.D36])" table:style-name="ce46">
            <text:p>262.800,00</text:p>
          </table:table-cell>
          <table:table-cell office:value-type="float" office:value="-98843.11" table:formula="of:=SUM([.E4:.E27])" table:style-name="ce46">
            <text:p>-98.843,11</text:p>
          </table:table-cell>
          <table:table-cell office:value-type="float" office:value="177687.06" table:formula="of:=SUM([.F5:.F37])" table:style-name="ce46">
            <text:p>177.687,06</text:p>
          </table:table-cell>
          <table:table-cell office:value-type="float" office:value="-242504.11" table:formula="of:=SUM([.G4:.G37])" table:style-name="ce46">
            <text:p>-242.504,11</text:p>
          </table:table-cell>
          <table:table-cell office:value-type="float" office:value="-64817.049999999988" table:formula="of:=[.F2]+[.G2]" table:style-name="ce46">
            <text:p>-64.817,0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175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style-name="ce1"/>
          <table:table-cell office:value-type="float" office:value="-152" table:style-name="ce8">
            <text:p>-152,00</text:p>
          </table:table-cell>
          <table:table-cell office:value-type="float" office:value="-152" table:formula="of:=[.H3]+[.F4]+[.G4]" table:style-name="ce8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77" table:style-name="ce8">
            <text:p>-277,00</text:p>
          </table:table-cell>
          <table:table-cell office:value-type="float" office:value="-429" table:formula="of:=[.H4]+[.F5]+[.G5]" table:style-name="ce8">
            <text:p>-429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12" table:style-name="ce8">
            <text:p>-512,00</text:p>
          </table:table-cell>
          <table:table-cell office:value-type="float" office:value="-941" table:formula="of:=[.H5]+[.F6]+[.G6]" table:style-name="ce8">
            <text:p>-941,00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120">
            <text:p>TUSDATA 7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1191" table:formula="of:=[.H6]+[.F7]+[.G7]" table:style-name="ce8">
            <text:p>-1.19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-51.54" table:formula="of:=[.E49]*-1" table:style-name="ce8">
            <text:p>-51,54</text:p>
          </table:table-cell>
          <table:table-cell table:style-name="ce8"/>
          <table:table-cell office:value-type="float" office:value="-51.54" table:formula="of:=[.E8]" table:style-name="ce8">
            <text:p>-51,54</text:p>
          </table:table-cell>
          <table:table-cell office:value-type="float" office:value="-1242.54" table:formula="of:=[.H7]+[.F8]+[.G8]" table:style-name="ce8">
            <text:p>-1.24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5698.99" table:formula="of:=[.E55]" table:style-name="ce8">
            <text:p>-5.698,99</text:p>
          </table:table-cell>
          <table:table-cell table:style-name="ce8"/>
          <table:table-cell office:value-type="float" office:value="-5698.99" table:formula="of:=[.E9]" table:style-name="ce8">
            <text:p>-5.698,99</text:p>
          </table:table-cell>
          <table:table-cell office:value-type="float" office:value="-6941.53" table:formula="of:=[.H8]+[.F9]+[.G9]" table:style-name="ce8">
            <text:p>-6.941,53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71595.5" table:formula="of:=[.E71]" table:style-name="ce8">
            <text:p>-71.595,50</text:p>
          </table:table-cell>
          <table:table-cell table:style-name="ce1"/>
          <table:table-cell office:value-type="float" office:value="-71595.5" table:formula="of:=[.E10]" table:style-name="ce8">
            <text:p>-71.595,50</text:p>
          </table:table-cell>
          <table:table-cell office:value-type="float" office:value="-78537.03" table:formula="of:=[.H9]+[.F10]+[.G10]" table:style-name="ce8">
            <text:p>-78.537,03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6/12 Mrmr Ryl A Blok 82</text:p>
          </table:table-cell>
          <table:table-cell table:number-columns-repeated="2" table:style-name="ce120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style-name="ce8">
            <text:p>-5.375,00</text:p>
          </table:table-cell>
          <table:table-cell office:value-type="float" office:value="-83912.03" table:formula="of:=[.H10]+[.F11]+[.G11]" table:style-name="ce8">
            <text:p>-83.912,03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6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style-name="ce8">
            <text:p>-2.125,00</text:p>
          </table:table-cell>
          <table:table-cell office:value-type="float" office:value="-86037.03" table:formula="of:=[.H11]+[.F12]+[.G12]" table:style-name="ce8">
            <text:p>-86.037,03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120">
            <text:p>Aidat Marmara Royal Site 6/12</text:p>
          </table:table-cell>
          <table:table-cell table:number-columns-repeated="2" table:style-name="ce120"/>
          <table:table-cell office:value-type="float" office:value="-945.08" table:style-name="ce8">
            <text:p>-945,08</text:p>
          </table:table-cell>
          <table:table-cell table:style-name="ce28"/>
          <table:table-cell office:value-type="float" office:value="-945.08" table:style-name="ce8">
            <text:p>-945,08</text:p>
          </table:table-cell>
          <table:table-cell office:value-type="float" office:value="-86982.11" table:formula="of:=[.H12]+[.F13]+[.G13]" table:style-name="ce8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table:number-columns-repeated="2" table:style-name="ce120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86982.11" table:formula="of:=[.H13]+[.F14]+[.G14]" table:style-name="ce8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table:number-columns-repeated="2" table:style-name="ce122"/>
          <table:table-cell office:value-type="float" office:value="-1000" table:style-name="ce8">
            <text:p>-1.00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86982.11" table:formula="of:=[.H14]+[.F15]+[.G15]" table:style-name="ce8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table:number-columns-repeated="2" table:style-name="ce122"/>
          <table:table-cell office:value-type="float" office:value="-100" table:style-name="ce8">
            <text:p>-10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86982.11" table:formula="of:=[.H15]+[.F16]+[.G16]" table:style-name="ce8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1" table:style-name="ce8">
            <text:p>-3.511,00</text:p>
          </table:table-cell>
          <table:table-cell office:value-type="float" office:value="-90493.11" table:formula="of:=[.H16]+[.F17]+[.G17]" table:style-name="ce8">
            <text:p>-90.493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1" table:style-name="ce8">
            <text:p>-3.511,00</text:p>
          </table:table-cell>
          <table:table-cell office:value-type="float" office:value="-94004.11" table:formula="of:=[.H17]+[.F18]+[.G18]" table:style-name="ce8">
            <text:p>-94.004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97504.11" table:formula="of:=[.H18]+[.F19]+[.G19]" table:style-name="ce8">
            <text:p>-97.504,11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3">
            <text:p>6.Kas</text:p>
          </table:table-cell>
          <table:table-cell office:value-type="string" table:style-name="ce1">
            <text:p>snyF Merdal 2023 yılı son kalan 31-12-2023 e kadar ödeme tamam</text:p>
          </table:table-cell>
          <table:table-cell table:number-columns-repeated="2" table:style-name="ce1"/>
          <table:table-cell table:style-name="ce28"/>
          <table:table-cell office:value-type="float" office:value="15887.06" table:style-name="ce8">
            <text:p>15.887,06</text:p>
          </table:table-cell>
          <table:table-cell table:style-name="ce8"/>
          <table:table-cell office:value-type="float" office:value="-81617.05" table:formula="of:=[.H19]+[.F20]+[.G20]" table:style-name="ce8">
            <text:p>-81.6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4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-74117.05" table:formula="of:=[.H20]+[.F21]+[.G21]" table:style-name="ce8">
            <text:p>-74.117,05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">
            <text:p>Tuzgümrüğü kira 2/2 <text:s text:c="2"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124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71317.05" table:formula="of:=[.H21]+[.F22]+[.G22]" table:style-name="ce8">
            <text:p>-71.3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124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64817.05" table:formula="of:=[.H22]+[.F23]+[.G23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115">
            <text:p>01.11.2023</text:p>
          </table:table-cell>
          <table:table-cell office:value-type="string" table:style-name="ce1">
            <text:p>Kira snyA Eylülde alındı <text:s text:c="2"/>Tahmin edilen 60000</text:p>
          </table:table-cell>
          <table:table-cell table:style-name="ce1"/>
          <table:table-cell table:style-name="ce124"/>
          <table:table-cell table:number-columns-repeated="2" table:style-name="ce1"/>
          <table:table-cell table:style-name="ce8"/>
          <table:table-cell office:value-type="float" office:value="-64817.05" table:formula="of:=[.H23]+[.F24]+[.G24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115">
            <text:p>30.11.2023</text:p>
          </table:table-cell>
          <table:table-cell office:value-type="string" table:style-name="ce1">
            <text:p>Kira snyCD Tahmin Edilen 120000</text:p>
          </table:table-cell>
          <table:table-cell table:style-name="ce1"/>
          <table:table-cell office:value-type="currency" office:value="240000" table:style-name="ce124">
            <text:p>₺240.000,00</text:p>
          </table:table-cell>
          <table:table-cell table:style-name="ce1"/>
          <table:table-cell office:value-type="float" office:value="135000" table:style-name="ce8">
            <text:p>135.000,00</text:p>
          </table:table-cell>
          <table:table-cell table:style-name="ce8"/>
          <table:table-cell office:value-type="float" office:value="70182.95" table:formula="of:=[.H24]+[.F25]+[.G25]" table:style-name="ce8">
            <text:p>70.182,95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4"/>
          <table:table-cell table:style-name="ce1"/>
          <table:table-cell table:style-name="ce8"/>
          <table:table-cell office:value-type="float" office:value="-135000" table:style-name="ce8">
            <text:p>-135.000,00</text:p>
          </table:table-cell>
          <table:table-cell office:value-type="float" office:value="-64817.05" table:formula="of:=[.H25]+[.F26]+[.G26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115">
            <text:p>06.12.2023</text:p>
          </table:table-cell>
          <table:table-cell office:value-type="string" table:style-name="ce1">
            <text:p>Kira snyE senet 3/5 19- 6 = 13000 kalan 30/11/2023</text:p>
          </table:table-cell>
          <table:table-cell table:style-name="ce1"/>
          <table:table-cell office:value-type="currency" office:value="6000" table:style-name="ce124">
            <text:p>₺6.000,00</text:p>
          </table:table-cell>
          <table:table-cell table:number-columns-repeated="2" table:style-name="ce1"/>
          <table:table-cell table:style-name="ce8"/>
          <table:table-cell office:value-type="float" office:value="-64817.05" table:formula="of:=[.H26]+[.F27]+[.G27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11">
            <text:p>28.11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table:style-name="ce124"/>
          <table:table-cell table:style-name="ce1"/>
          <table:table-cell office:value-type="float" office:value="10000" table:style-name="ce8">
            <text:p>10.000,00</text:p>
          </table:table-cell>
          <table:table-cell table:style-name="ce1"/>
          <table:table-cell office:value-type="float" office:value="-54817.05" table:formula="of:=[.H27]+[.F28]+[.G28]" table:style-name="ce8">
            <text:p>-5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11">
            <text:p>28.11.2023</text:p>
          </table:table-cell>
          <table:table-cell office:value-type="string" table:style-name="ce1">
            <text:p>umuta snyG bankadan</text:p>
          </table:table-cell>
          <table:table-cell table:style-name="ce1"/>
          <table:table-cell table:style-name="ce124"/>
          <table:table-cell table:style-name="ce1"/>
          <table:table-cell table:style-name="ce8"/>
          <table:table-cell office:value-type="float" office:value="-10000" table:style-name="ce8">
            <text:p>-10.000,00</text:p>
          </table:table-cell>
          <table:table-cell office:value-type="float" office:value="-64817.05" table:formula="of:=[.H28]+[.F29]+[.G29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snyH Emlak vergileri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204.5" table:style-name="ce8">
            <text:p>-1.204,50</text:p>
          </table:table-cell>
          <table:table-cell table:number-columns-repeated="2" table:style-name="ce1"/>
          <table:table-cell office:value-type="float" office:value="-64817.05" table:formula="of:=[.H29]+[.F30]+[.G30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48.6" table:style-name="ce8">
            <text:p>-148,60</text:p>
          </table:table-cell>
          <table:table-cell table:number-columns-repeated="2" table:style-name="ce1"/>
          <table:table-cell office:value-type="float" office:value="-64817.05" table:formula="of:=[.H30]+[.F31]+[.G31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244.8" table:style-name="ce8">
            <text:p>-244,80</text:p>
          </table:table-cell>
          <table:table-cell table:number-columns-repeated="2" table:style-name="ce1"/>
          <table:table-cell office:value-type="float" office:value="-64817.05" table:formula="of:=[.H31]+[.F32]+[.G32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hmb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532.6" table:style-name="ce8">
            <text:p>-532,60</text:p>
          </table:table-cell>
          <table:table-cell table:number-columns-repeated="2" table:style-name="ce8"/>
          <table:table-cell office:value-type="float" office:value="-64817.05" table:formula="of:=[.H32]+[.F33]+[.G33]" table:style-name="ce8">
            <text:p>-64.817,05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6"/>
          <table:table-cell table:style-name="ce177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3906.8500000000004" table:formula="of:=SUM([.D44:.D51])" table:style-name="ce130">
            <text:p>3.906,85</text:p>
          </table:table-cell>
          <table:table-cell office:value-type="float" office:value="3907.8" table:formula="of:=SUM([.E44:.E51])" table:style-name="ce130">
            <text:p>3.907,8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28.12" table:style-name="ce1">
            <text:p>628,12</text:p>
          </table:table-cell>
          <table:table-cell office:value-type="float" office:value="630" table:style-name="ce8">
            <text:p>63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539.74" table:style-name="ce1">
            <text:p>1539,74</text:p>
          </table:table-cell>
          <table:table-cell office:value-type="float" office:value="1540" table:style-name="ce8">
            <text:p>1.54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65.4" table:style-name="ce1">
            <text:p>165,4</text:p>
          </table:table-cell>
          <table:table-cell office:value-type="float" office:value="165" table:style-name="ce1">
            <text:p>16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42.79" table:style-name="ce1">
            <text:p>1142,79</text:p>
          </table:table-cell>
          <table:table-cell office:value-type="float" office:value="1142" table:style-name="ce1">
            <text:p>1142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79.26" table:style-name="ce6">
            <text:p>379,26</text:p>
          </table:table-cell>
          <table:table-cell office:value-type="float" office:value="379.26" table:style-name="ce1">
            <text:p>379,2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office:value-type="float" office:value="51.54" table:style-name="ce122">
            <text:p>51,54</text:p>
          </table:table-cell>
          <table:table-cell office:value-type="float" office:value="51.54" table:style-name="ce1">
            <text:p>51,54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2"/>
          <table:table-cell table:style-name="ce1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5698.99" table:formula="of:=SUM([.E56:.E68])" table:style-name="ce113">
            <text:p>-5698,99</text:p>
          </table:table-cell>
          <table:table-cell table:number-columns-repeated="16379" table:style-name="ce1"/>
        </table:table-row>
        <table:table-row table:style-name="ro1">
          <table:table-cell table:style-name="ce115"/>
          <table:table-cell table:style-name="ce1"/>
          <table:table-cell table:number-columns-repeated="2" table:style-name="ce122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">
            <text:p><text:s/>8 – 10</text:p>
          </table:table-cell>
          <table:table-cell office:value-type="float" office:value="-61.39" table:style-name="ce28">
            <text:p>-61,3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Amazon – asus b660 plus anakart</text:p>
          </table:table-cell>
          <table:table-cell office:value-type="float" office:value="3299" table:style-name="ce122">
            <text:p>3299</text:p>
          </table:table-cell>
          <table:table-cell office:value-type="string" table:style-name="ce9">
            <text:p>6 – 6</text:p>
          </table:table-cell>
          <table:table-cell office:value-type="float" office:value="-549.85" table:style-name="ce28">
            <text:p>-549,8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Pazarama – i7-13700 + KC3000-512gb</text:p>
          </table:table-cell>
          <table:table-cell office:value-type="float" office:value="10764.57" table:style-name="ce122">
            <text:p>10764,57</text:p>
          </table:table-cell>
          <table:table-cell office:value-type="string" table:style-name="ce9">
            <text:p><text:s/>6 – 9</text:p>
          </table:table-cell>
          <table:table-cell office:value-type="float" office:value="-1196.06" table:style-name="ce28">
            <text:p>-1.196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2">
            <text:p>3123,29</text:p>
          </table:table-cell>
          <table:table-cell office:value-type="string" table:style-name="ce132">
            <text:p>6 – 6</text:p>
          </table:table-cell>
          <table:table-cell office:value-type="float" office:value="-520.54" table:style-name="ce28">
            <text:p>-520,5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01T00:00:00" table:style-name="ce115">
            <text:p>01.06.2023</text:p>
          </table:table-cell>
          <table:table-cell office:value-type="string" table:style-name="ce122">
            <text:p>Amazon 27"Monitor</text:p>
          </table:table-cell>
          <table:table-cell table:style-name="ce1"/>
          <table:table-cell office:value-type="string" table:style-name="ce132">
            <text:p><text:s/>5 – 6</text:p>
          </table:table-cell>
          <table:table-cell office:value-type="float" office:value="-666.67" table:style-name="ce28">
            <text:p>-666,6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Pazarama –</text:p>
          </table:table-cell>
          <table:table-cell office:value-type="float" office:value="7648.33" table:style-name="ce122">
            <text:p>7648,33</text:p>
          </table:table-cell>
          <table:table-cell office:value-type="string" table:style-name="ce132">
            <text:p><text:s/>2 – 9</text:p>
          </table:table-cell>
          <table:table-cell office:value-type="float" office:value="-849.81" table:style-name="ce28">
            <text:p>-849,8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Amazon -</text:p>
          </table:table-cell>
          <table:table-cell office:value-type="float" office:value="11128" table:style-name="ce122">
            <text:p>11128</text:p>
          </table:table-cell>
          <table:table-cell office:value-type="string" table:style-name="ce132">
            <text:p><text:s/>2 – 6</text:p>
          </table:table-cell>
          <table:table-cell office:value-type="float" office:value="-1854.67" table:style-name="ce28">
            <text:p>-1.854,6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0-05T00:00:00" table:style-name="ce115">
            <text:p>05.10.2023</text:p>
          </table:table-cell>
          <table:table-cell office:value-type="string" table:style-name="ce122">
            <text:p>ödeme</text:p>
          </table:table-cell>
          <table:table-cell office:value-type="float" office:value="-6481.59" table:style-name="ce122">
            <text:p>-6481,59</text:p>
          </table:table-cell>
          <table:table-cell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style-name="ce1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5">
          <table:table-cell table:style-name="ce115"/>
          <table:table-cell table:number-columns-repeated="2" table:style-name="ce1"/>
          <table:table-cell office:value-type="string" table:style-name="ce134">
            <text:p>HESAP KESİM</text:p>
          </table:table-cell>
          <table:table-cell table:style-name="ce28"/>
          <table:table-cell table:number-columns-repeated="16379" table:style-name="ce1"/>
        </table:table-row>
        <table:table-row table:style-name="ro1">
          <table:table-cell table:style-name="ce115"/>
          <table:table-cell table:number-columns-repeated="3" table:style-name="ce1"/>
          <table:table-cell table:style-name="ce2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9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71595.5" table:formula="of:=SUM([.E72:.E104])" table:style-name="ce113">
            <text:p>-71595,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28">
            <text:p>-190,1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9">
            <text:p><text:s/>3 - 3</text:p>
          </table:table-cell>
          <table:table-cell office:value-type="float" office:value="-181.84" table:style-name="ce28">
            <text:p>-181,8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0-18T00:00:00" table:style-name="ce115">
            <text:p>18.10.2023</text:p>
          </table:table-cell>
          <table:table-cell office:value-type="string" table:style-name="ce122">
            <text:p>amazon işlemci i9 13900k</text:p>
          </table:table-cell>
          <table:table-cell table:style-name="ce122"/>
          <table:table-cell office:value-type="string" table:style-name="ce1">
            <text:p><text:s text:c="9"/>2 – 6</text:p>
          </table:table-cell>
          <table:table-cell office:value-type="float" office:value="-3974.44" table:style-name="ce28">
            <text:p>-3.974,4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25T00:00:00" table:style-name="ce115">
            <text:p>25.09.2023</text:p>
          </table:table-cell>
          <table:table-cell office:value-type="string" table:style-name="ce122">
            <text:p>yasemin okul</text:p>
          </table:table-cell>
          <table:table-cell table:number-columns-repeated="2" table:style-name="ce122"/>
          <table:table-cell office:value-type="float" office:value="-59483.25" table:style-name="ce28">
            <text:p>-59.48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28">
            <text:p>-600,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9-29T00:00:00" table:style-name="ce3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8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02T00:00:00" table:style-name="ce3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28">
            <text:p>-1.180,00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05T00:00:00" table:style-name="ce3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28">
            <text:p>-71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25T00:00:00" table:style-name="ce3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9"/>
          <table:table-cell office:value-type="float" office:value="-200" table:style-name="ce2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6T00:00:00" table:style-name="ce3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9"/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7T00:00:00" table:style-name="ce3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28">
            <text:p>-245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3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3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28">
            <text:p>-33,65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3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3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28"/>
          <table:table-cell table:number-columns-repeated="16379"/>
        </table:table-row>
        <table:table-row table:style-name="ro1">
          <table:table-cell office:value-type="date" office:date-value="2023-10-03T00:00:00" table:style-name="ce3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5T00:00:00" table:style-name="ce3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28">
            <text:p>-300,00</text:p>
          </table:table-cell>
          <table:table-cell table:number-columns-repeated="16379"/>
        </table:table-row>
        <table:table-row table:style-name="ro1">
          <table:table-cell office:value-type="date" office:date-value="2023-10-06T00:00:00" table:style-name="ce3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3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3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28">
            <text:p>-107,32</text:p>
          </table:table-cell>
          <table:table-cell table:number-columns-repeated="16379"/>
        </table:table-row>
        <table:table-row table:style-name="ro1">
          <table:table-cell office:value-type="date" office:date-value="2023-10-11T00:00:00" table:style-name="ce3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16T00:00:00" table:style-name="ce3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7T00:00:00" table:style-name="ce3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8T00:00:00" table:style-name="ce3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9T00:00:00" table:style-name="ce3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3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28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3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28">
            <text:p>-93,36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3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28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3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28">
            <text:p>-80,00</text:p>
          </table:table-cell>
          <table:table-cell table:number-columns-repeated="16379"/>
        </table:table-row>
        <table:table-row table:style-name="ro1">
          <table:table-cell office:value-type="date" office:date-value="2023-10-22T00:00:00" table:style-name="ce3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28">
            <text:p>-500,00</text:p>
          </table:table-cell>
          <table:table-cell table:number-columns-repeated="16379"/>
        </table:table-row>
        <table:table-row table:style-name="ro5">
          <table:table-cell table:number-columns-repeated="3" table:style-name="ce1"/>
          <table:table-cell office:value-type="string" table:style-name="ce134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elanik kk 18 gün et harcama toplamı</text:p>
          </table:table-cell>
          <table:table-cell table:number-columns-repeated="2" table:style-name="ce1"/>
          <table:table-cell office:value-type="float" office:value="3707.01" table:style-name="ce28">
            <text:p>3.707,0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18 gün sebze <text:s/>*30</text:p>
          </table:table-cell>
          <table:table-cell table:number-columns-repeated="2" table:style-name="ce1"/>
          <table:table-cell office:value-type="float" office:value="540" table:style-name="ce28">
            <text:p>54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4247.01" table:formula="of:=SUM([.E107:.E108])" table:style-name="ce8">
            <text:p>4.247,0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1">
            <text:p>KASIM</text:p>
          </table:table-cell>
          <table:table-cell office:value-type="string" table:style-name="ce111">
            <text:p>Devir</text:p>
          </table:table-cell>
          <table:table-cell office:value-type="float" office:value="2023" table:style-name="ce110">
            <text:p>2023</text:p>
          </table:table-cell>
          <table:table-cell table:style-name="ce112"/>
          <table:table-cell office:value-type="float" office:value="709393.08499999996" table:formula="of:=SUM([.E112:.E122])" table:style-name="ce113">
            <text:p>709393,08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11">
            <text:p>30.11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7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2]" table:style-name="ce11">
            <text:p>30.11.2023</text:p>
          </table:table-cell>
          <table:table-cell office:value-type="string" table:style-name="ce1">
            <text:p>Umut <text:s/>snyG 10000 snyCD 135000 Bankadan</text:p>
          </table:table-cell>
          <table:table-cell office:value-type="float" office:value="145000" table:style-name="ce2">
            <text:p>145.000,00</text:p>
          </table:table-cell>
          <table:table-cell table:style-name="ce2"/>
          <table:table-cell office:value-type="float" office:value="218088" table:style-name="ce107">
            <text:p>218.088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3]" table:style-name="ce11">
            <text:p>30.11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37657.35" table:style-name="ce107">
            <text:p>37.657,3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4]" table:style-name="ce11">
            <text:p>30.11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4.31" table:style-name="ce107">
            <text:p>64,31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11">
            <text:p>30.11.2023</text:p>
          </table:table-cell>
          <table:table-cell office:value-type="string" table:style-name="ce1">
            <text:p>iş ytrm</text:p>
          </table:table-cell>
          <table:table-cell table:number-columns-repeated="2" table:style-name="ce2"/>
          <table:table-cell office:value-type="float" office:value="3242.78" table:style-name="ce107">
            <text:p>3.242,78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11">
            <text:p>30.11.2023</text:p>
          </table:table-cell>
          <table:table-cell office:value-type="string" table:style-name="ce1">
            <text:p>denizbank</text:p>
          </table:table-cell>
          <table:table-cell table:number-columns-repeated="2" table:style-name="ce2"/>
          <table:table-cell office:value-type="float" office:value="1000" table:style-name="ce107">
            <text:p>1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5]" table:style-name="ce11">
            <text:p>30.11.2023</text:p>
          </table:table-cell>
          <table:table-cell office:value-type="string" table:style-name="ce1">
            <text:p>xau iş alış <text:s text:c="45"/>1987</text:p>
          </table:table-cell>
          <table:table-cell office:value-type="float" office:value="1851.05" table:style-name="ce2">
            <text:p>1.851,05</text:p>
          </table:table-cell>
          <table:table-cell office:value-type="float" office:value="161" table:style-name="ce2">
            <text:p>161,00</text:p>
          </table:table-cell>
          <table:table-cell office:value-type="float" office:value="298019.05" table:formula="of:=[.D118]*[.C118]" table:style-name="ce107">
            <text:p>298.019,0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8]" table:style-name="ce11">
            <text:p>30.11.2023</text:p>
          </table:table-cell>
          <table:table-cell office:value-type="string" table:style-name="ce1">
            <text:p>usd iş satış-alış <text:s text:c="31"/>30,1333</text:p>
          </table:table-cell>
          <table:table-cell office:value-type="float" office:value="28.198699999999999" table:style-name="ce184">
            <text:p>28,199</text:p>
          </table:table-cell>
          <table:table-cell office:value-type="float" office:value="850" table:style-name="ce2">
            <text:p>850,00</text:p>
          </table:table-cell>
          <table:table-cell office:value-type="float" office:value="23968.895" table:formula="of:=[.D119]*[.C119]" table:style-name="ce107">
            <text:p>23.968,9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9]" table:style-name="ce11">
            <text:p>30.11.2023</text:p>
          </table:table-cell>
          <table:table-cell office:value-type="string" table:style-name="ce1">
            <text:p>eur iş alış <text:s text:c="38"/>33,1557</text:p>
          </table:table-cell>
          <table:table-cell office:value-type="float" office:value="31.027000000000001" table:style-name="ce184">
            <text:p>31,027</text:p>
          </table:table-cell>
          <table:table-cell office:value-type="float" office:value="100" table:style-name="ce2">
            <text:p>100,00</text:p>
          </table:table-cell>
          <table:table-cell office:value-type="float" office:value="3102.7000000000003" table:formula="of:=[.D120]*[.C120]" table:style-name="ce107">
            <text:p>3.102,7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0]" table:style-name="ce11">
            <text:p>30.11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60000" table:style-name="ce107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1]" table:style-name="ce11">
            <text:p>30.11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250" table:style-name="ce107">
            <text:p>2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KASIM" table:formula="of:=[.A111]" table:style-name="ce6">
            <text:p>KASIM</text:p>
          </table:table-cell>
          <table:table-cell office:value-type="string" table:style-name="ce5">
            <text:p><text:s/>Bakiye</text:p>
          </table:table-cell>
          <table:table-cell office:value-type="float" office:value="-64817.05" table:formula="of:=[.H33]" table:style-name="ce28">
            <text:p>-64.817,0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709393.08499999996" table:formula="of:=SUM([.E112:.E122])" table:style-name="ce185">
            <text:p>709.393,09</text:p>
          </table:table-cell>
          <table:table-cell table:number-columns-repeated="16379"/>
        </table:table-row>
        <table:table-row table:number-rows-repeated="1048451" table:style-name="ro1">
          <table:table-cell table:number-columns-repeated="16384"/>
        </table:table-row>
      </table:table>
      <table:table table:name="10_23" table:style-name="ta5">
        <table:table-column table:style-name="co44" table:default-cell-style-name="ce1"/>
        <table:table-column table:style-name="co45" table:default-cell-style-name="ce1"/>
        <table:table-column table:style-name="co32" table:default-cell-style-name="ce1"/>
        <table:table-column table:style-name="co34" table:default-cell-style-name="ce1"/>
        <table:table-column table:style-name="co19" table:default-cell-style-name="ce1"/>
        <table:table-column table:style-name="co32" table:default-cell-style-name="ce1"/>
        <table:table-column table:style-name="co49" table:number-columns-repeated="2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<text:s/>EKİM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32800" table:formula="of:=SUM([.D4:.D32])" table:style-name="ce46">
            <text:p>32.800,00</text:p>
          </table:table-cell>
          <table:table-cell office:value-type="float" office:value="-44478.170000000006" table:formula="of:=SUM([.E4:.E32])" table:style-name="ce46">
            <text:p>-44.478,17</text:p>
          </table:table-cell>
          <table:table-cell office:value-type="float" office:value="23200" table:formula="of:=SUM([.F4:.F32])" table:style-name="ce46">
            <text:p>23.200,00</text:p>
          </table:table-cell>
          <table:table-cell office:value-type="float" office:value="-43968.17" table:formula="of:=SUM([.G4:.G32])" table:style-name="ce46">
            <text:p>-43.968,17</text:p>
          </table:table-cell>
          <table:table-cell office:value-type="float" office:value="-20768.169999999998" table:formula="of:=[.F2]+[.G2]" table:style-name="ce46">
            <text:p>-20.768,17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10-02T00:00:00" table:style-name="ce11">
            <text:p>2.10.2023</text:p>
          </table:table-cell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327" table:style-name="ce8">
            <text:p>-327,00</text:p>
          </table:table-cell>
          <table:table-cell office:value-type="float" office:value="-327" table:formula="of:=[.H3]+[.F4]+[.G4]" table:style-name="ce8">
            <text:p>-327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1">
            <text:p>2.10.2023</text:p>
          </table:table-cell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93" table:style-name="ce8">
            <text:p>-593,00</text:p>
          </table:table-cell>
          <table:table-cell office:value-type="float" office:value="-920" table:formula="of:=[.H4]+[.F5]+[.G5]" table:style-name="ce8">
            <text:p>-920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1">
            <text:p>2.10.2023</text:p>
          </table:table-cell>
          <table:table-cell office:value-type="string" table:style-name="ce120">
            <text:p>2240 Turkcell İLK FATURA</text:p>
          </table:table-cell>
          <table:table-cell table:number-columns-repeated="2" table:style-name="ce120"/>
          <table:table-cell office:value-type="float" office:value="-137.19999999999999" table:style-name="ce8">
            <text:p>-137,20</text:p>
          </table:table-cell>
          <table:table-cell table:style-name="ce1"/>
          <table:table-cell office:value-type="float" office:value="-137.19999999999999" table:style-name="ce8">
            <text:p>-137,20</text:p>
          </table:table-cell>
          <table:table-cell office:value-type="float" office:value="-1057.2" table:formula="of:=[.H5]+[.F6]+[.G6]" table:style-name="ce8">
            <text:p>-1.05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1">
            <text:p>2.10.2023</text:p>
          </table:table-cell>
          <table:table-cell office:value-type="string" table:style-name="ce120">
            <text:p>AOF</text:p>
          </table:table-cell>
          <table:table-cell table:number-columns-repeated="2" table:style-name="ce120"/>
          <table:table-cell office:value-type="float" office:value="-1180" table:style-name="ce8">
            <text:p>-1.180,00</text:p>
          </table:table-cell>
          <table:table-cell table:style-name="ce1"/>
          <table:table-cell office:value-type="float" office:value="-1180" table:style-name="ce8">
            <text:p>-1.180,00</text:p>
          </table:table-cell>
          <table:table-cell office:value-type="float" office:value="-2237.1999999999998" table:formula="of:=[.H6]+[.F7]+[.G7]" table:style-name="ce8">
            <text:p>-2.23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1">
            <text:p>2.10.2023</text:p>
          </table:table-cell>
          <table:table-cell office:value-type="string" table:style-name="ce120">
            <text:p>TUSDATA 6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2487.1999999999998" table:formula="of:=[.H7]+[.F8]+[.G8]" table:style-name="ce8">
            <text:p>-2.487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-33.729999999999997" table:formula="of:=[.D45]*-1" table:style-name="ce8">
            <text:p>-33,73</text:p>
          </table:table-cell>
          <table:table-cell table:style-name="ce8"/>
          <table:table-cell office:value-type="float" office:value="-33.729999999999997" table:formula="of:=[.E9]" table:style-name="ce8">
            <text:p>-33,73</text:p>
          </table:table-cell>
          <table:table-cell office:value-type="float" office:value="-2520.9299999999998" table:formula="of:=[.H8]+[.F9]+[.G9]" table:style-name="ce8">
            <text:p>-2.520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6481.6100000000006" table:formula="of:=[.E51]" table:style-name="ce8">
            <text:p>-6.481,61</text:p>
          </table:table-cell>
          <table:table-cell table:style-name="ce8"/>
          <table:table-cell office:value-type="float" office:value="-6481.61" table:style-name="ce8">
            <text:p>-6.481,61</text:p>
          </table:table-cell>
          <table:table-cell office:value-type="float" office:value="-9002.5399999999991" table:formula="of:=[.H9]+[.F10]+[.G10]" table:style-name="ce8">
            <text:p>-9.00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16000.550000000001" table:formula="of:=[.E68]" table:style-name="ce8">
            <text:p>-16.000,55</text:p>
          </table:table-cell>
          <table:table-cell table:style-name="ce1"/>
          <table:table-cell office:value-type="float" office:value="-16000.55" table:style-name="ce8">
            <text:p>-16.000,55</text:p>
          </table:table-cell>
          <table:table-cell office:value-type="float" office:value="-25003.089999999997" table:formula="of:=[.H10]+[.F11]+[.G11]" table:style-name="ce8">
            <text:p>-25.003,09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11">
            <text:p>7.01.2023</text:p>
          </table:table-cell>
          <table:table-cell office:value-type="string" table:style-name="ce120">
            <text:p>Kira Adem Özen<text:s/><text:span text:style-name="T2">5</text:span>/12 Mrmr Ryl A Blok 82</text:p>
          </table:table-cell>
          <table:table-cell table:number-columns-repeated="2" table:style-name="ce120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style-name="ce8">
            <text:p>-5.375,00</text:p>
          </table:table-cell>
          <table:table-cell office:value-type="float" office:value="-30378.089999999997" table:formula="of:=[.H11]+[.F12]+[.G12]" table:style-name="ce8">
            <text:p>-30.378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Kira Adem Özen 5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style-name="ce8">
            <text:p>-2.125,00</text:p>
          </table:table-cell>
          <table:table-cell office:value-type="float" office:value="-32503.089999999997" table:formula="of:=[.H12]+[.F13]+[.G13]" table:style-name="ce8">
            <text:p>-32.503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5/12</text:p>
          </table:table-cell>
          <table:table-cell table:number-columns-repeated="2" table:style-name="ce120"/>
          <table:table-cell office:value-type="float" office:value="-945.08" table:style-name="ce8">
            <text:p>-945,08</text:p>
          </table:table-cell>
          <table:table-cell table:style-name="ce28"/>
          <table:table-cell office:value-type="float" office:value="-945.08" table:style-name="ce8">
            <text:p>-945,08</text:p>
          </table:table-cell>
          <table:table-cell office:value-type="float" office:value="-33448.17" table:formula="of:=[.H13]+[.F14]+[.G14]" table:style-name="ce8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-33448.17" table:formula="of:=[.H14]+[.F15]+[.G15]" table:style-name="ce8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-33448.17" table:formula="of:=[.H15]+[.F16]+[.G16]" table:style-name="ce8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-33448.17" table:formula="of:=[.H16]+[.F17]+[.G17]" table:style-name="ce8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0" table:style-name="ce8">
            <text:p>-3.510,00</text:p>
          </table:table-cell>
          <table:table-cell office:value-type="float" office:value="-36958.17" table:formula="of:=[.H17]+[.F18]+[.G18]" table:style-name="ce8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 karttan geçildi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-36958.17" table:formula="of:=[.H18]+[.F19]+[.G19]" table:style-name="ce8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0" table:style-name="ce8">
            <text:p>-3.510,00</text:p>
          </table:table-cell>
          <table:table-cell office:value-type="float" office:value="-40468.17" table:formula="of:=[.H19]+[.F20]+[.G20]" table:style-name="ce8">
            <text:p>-40.4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43968.17" table:formula="of:=[.H20]+[.F21]+[.G21]" table:style-name="ce8">
            <text:p>-43.968,17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-43968.17" table:formula="of:=[.H21]+[.F22]+[.G22]" table:style-name="ce8">
            <text:p>-43.9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4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-36468.17" table:formula="of:=[.H22]+[.F23]+[.G23]" table:style-name="ce8">
            <text:p>-36.468,17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11">
            <text:p>2.11.2023</text:p>
          </table:table-cell>
          <table:table-cell office:value-type="string" table:style-name="ce1">
            <text:p>Tuzgümrüğü kira <text:s text:c="2"/>1/2 <text:s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124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33668.17" table:formula="of:=[.H23]+[.F24]+[.G24]" table:style-name="ce8">
            <text:p>-33.6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124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27168.17" table:formula="of:=[.H24]+[.F25]+[.G25]" table:style-name="ce8">
            <text:p>-27.168,17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11">
            <text:p>6.11.2023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124">
            <text:p>₺6.000,00</text:p>
          </table:table-cell>
          <table:table-cell table:style-name="ce1"/>
          <table:table-cell office:value-type="float" office:value="6000" table:style-name="ce8">
            <text:p>6.000,00</text:p>
          </table:table-cell>
          <table:table-cell table:style-name="ce1"/>
          <table:table-cell office:value-type="float" office:value="-21168.17" table:formula="of:=[.H25]+[.F26]+[.G26]" table:style-name="ce8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30T00:00:00" table:style-name="ce11">
            <text:p>30.10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124">
            <text:p>₺10.000,00</text:p>
          </table:table-cell>
          <table:table-cell table:style-name="ce1"/>
          <table:table-cell table:number-columns-repeated="2" table:style-name="ce8"/>
          <table:table-cell office:value-type="float" office:value="-21168.17" table:formula="of:=[.H26]+[.F27]+[.G27]" table:style-name="ce8">
            <text:p>-21.168,17</text:p>
          </table:table-cell>
          <table:table-cell table:number-columns-repeated="16376"/>
        </table:table-row>
        <table:table-row table:style-name="ro1">
          <table:table-cell table:style-name="ce11"/>
          <table:table-cell office:value-type="string" table:style-name="ce1">
            <text:p>snyG 07-11 de çıkacağını belirterek 10000 TL ödemeyi yapmadı - 28-11 de ödendi</text:p>
          </table:table-cell>
          <table:table-cell table:style-name="ce1"/>
          <table:table-cell table:style-name="ce12"/>
          <table:table-cell table:style-name="ce1"/>
          <table:table-cell table:number-columns-repeated="2" table:style-name="ce8"/>
          <table:table-cell office:value-type="float" office:value="-21168.17" table:formula="of:=[.H27]+[.F28]+[.G28]" table:style-name="ce8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28T00:00:00" table:style-name="ce11">
            <text:p>28.10.2023</text:p>
          </table:table-cell>
          <table:table-cell office:value-type="string" table:style-name="ce1">
            <text:p>mezar baş taşı sistem pompa seçkin</text:p>
          </table:table-cell>
          <table:table-cell table:style-name="ce1"/>
          <table:table-cell table:style-name="ce12"/>
          <table:table-cell table:style-name="ce1"/>
          <table:table-cell office:value-type="float" office:value="400" table:style-name="ce8">
            <text:p>400,00</text:p>
          </table:table-cell>
          <table:table-cell table:style-name="ce1"/>
          <table:table-cell office:value-type="float" office:value="-20768.169999999998" table:formula="of:=[.H28]+[.F29]+[.G29]" table:style-name="ce8">
            <text:p>-20.768,17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number-columns-repeated="4" table:style-name="ce176"/>
          <table:table-cell table:style-name="ce177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number-columns-repeated="2"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2"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79">
            <text:p>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3425.3799999999997" table:formula="of:=SUM([.D40:.D47])" table:style-name="ce130">
            <text:p>3.425,38</text:p>
          </table:table-cell>
          <table:table-cell office:value-type="float" office:value="3422.73" table:formula="of:=SUM([.E40:.E47])" table:style-name="ce130">
            <text:p>3.422,73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8">
            <text:p>578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8">
            <text:p>1.237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office:value-type="float" office:value="33.729999999999997" table:style-name="ce122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2"/>
          <table:table-cell table:style-name="ce1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6481.6100000000006" table:formula="of:=SUM([.E52:.E65])" table:style-name="ce113">
            <text:p>-6481,6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10T00:00:00" table:style-name="ce1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">
            <text:p><text:s/>7 – 10</text:p>
          </table:table-cell>
          <table:table-cell office:value-type="float" office:value="-61.39" table:style-name="ce28">
            <text:p>-61,39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">
            <text:p>27.04.2023</text:p>
          </table:table-cell>
          <table:table-cell office:value-type="string" table:style-name="ce122">
            <text:p>Amazon – asus b660 plus anakart</text:p>
          </table:table-cell>
          <table:table-cell office:value-type="float" office:value="3299" table:style-name="ce122">
            <text:p>3299</text:p>
          </table:table-cell>
          <table:table-cell office:value-type="string" table:style-name="ce9">
            <text:p><text:s/>5 – 6</text:p>
          </table:table-cell>
          <table:table-cell office:value-type="float" office:value="-549.83000000000004" table:style-name="ce28">
            <text:p>-549,8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">
            <text:p>27.04.2023</text:p>
          </table:table-cell>
          <table:table-cell office:value-type="string" table:style-name="ce122">
            <text:p>Pazarama – i7-13700 + KC3000-512gb</text:p>
          </table:table-cell>
          <table:table-cell office:value-type="float" office:value="10764.57" table:style-name="ce122">
            <text:p>10764,57</text:p>
          </table:table-cell>
          <table:table-cell office:value-type="string" table:style-name="ce9">
            <text:p><text:s/>5 – 9</text:p>
          </table:table-cell>
          <table:table-cell office:value-type="float" office:value="-1196.06" table:style-name="ce28">
            <text:p>-1.196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2">
            <text:p>3123,29</text:p>
          </table:table-cell>
          <table:table-cell office:value-type="string" table:style-name="ce132">
            <text:p><text:s/>5 – 6</text:p>
          </table:table-cell>
          <table:table-cell office:value-type="float" office:value="-520.54999999999995" table:style-name="ce28">
            <text:p>-520,5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01T00:00:00" table:style-name="ce11">
            <text:p>1.06.2023</text:p>
          </table:table-cell>
          <table:table-cell office:value-type="string" table:style-name="ce122">
            <text:p>Amazon 27"Monitor</text:p>
          </table:table-cell>
          <table:table-cell table:style-name="ce1"/>
          <table:table-cell office:value-type="string" table:style-name="ce132">
            <text:p><text:s/>4 – 6</text:p>
          </table:table-cell>
          <table:table-cell office:value-type="float" office:value="-666.67" table:style-name="ce28">
            <text:p>-666,6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8-30T00:00:00" table:style-name="ce11">
            <text:p>30.08.2023</text:p>
          </table:table-cell>
          <table:table-cell office:value-type="string" table:style-name="ce122">
            <text:p>pide et</text:p>
          </table:table-cell>
          <table:table-cell table:style-name="ce1"/>
          <table:table-cell table:style-name="ce132"/>
          <table:table-cell office:value-type="float" office:value="-250" table:style-name="ce28">
            <text:p>-2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">
            <text:p>31.05.2023</text:p>
          </table:table-cell>
          <table:table-cell office:value-type="string" table:style-name="ce122">
            <text:p>BELEDİYE Ayşe Balcı</text:p>
          </table:table-cell>
          <table:table-cell office:value-type="float" office:value="148.6" table:style-name="ce122">
            <text:p>148,6</text:p>
          </table:table-cell>
          <table:table-cell office:value-type="string" table:style-name="ce132">
            <text:p><text:s/>4 – 4</text:p>
          </table:table-cell>
          <table:table-cell office:value-type="float" office:value="-37.15" table:style-name="ce28">
            <text:p>-37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">
            <text:p>31.05.2023</text:p>
          </table:table-cell>
          <table:table-cell office:value-type="string" table:style-name="ce122">
            <text:p>BELEDİYE POBA - atila ev</text:p>
          </table:table-cell>
          <table:table-cell office:value-type="float" office:value="244.8" table:style-name="ce122">
            <text:p>244,8</text:p>
          </table:table-cell>
          <table:table-cell office:value-type="string" table:style-name="ce132">
            <text:p><text:s/>4 – 4</text:p>
          </table:table-cell>
          <table:table-cell office:value-type="float" office:value="-61.2" table:style-name="ce28">
            <text:p>-61,2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">
            <text:p>31.05.2023</text:p>
          </table:table-cell>
          <table:table-cell office:value-type="string" table:style-name="ce122">
            <text:p>BELEDİYE ALUMBA</text:p>
          </table:table-cell>
          <table:table-cell office:value-type="float" office:value="1204.5" table:style-name="ce122">
            <text:p>1204,5</text:p>
          </table:table-cell>
          <table:table-cell office:value-type="string" table:style-name="ce132">
            <text:p><text:s/>4 – 4</text:p>
          </table:table-cell>
          <table:table-cell office:value-type="float" office:value="-301.13" table:style-name="ce28">
            <text:p>-301,1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2">
            <text:p>532,6</text:p>
          </table:table-cell>
          <table:table-cell office:value-type="string" table:style-name="ce132">
            <text:p><text:s/>4 – 4</text:p>
          </table:table-cell>
          <table:table-cell office:value-type="float" office:value="-133.15" table:style-name="ce28">
            <text:p>-133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04T00:00:00" table:style-name="ce11">
            <text:p>4.09.2023</text:p>
          </table:table-cell>
          <table:table-cell office:value-type="string" table:style-name="ce122">
            <text:p>ödeme otomtk</text:p>
          </table:table-cell>
          <table:table-cell office:value-type="float" office:value="7338.29" table:style-name="ce122">
            <text:p>7338,29</text:p>
          </table:table-cell>
          <table:table-cell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">
            <text:p>18.09.2023</text:p>
          </table:table-cell>
          <table:table-cell office:value-type="string" table:style-name="ce122">
            <text:p>Pazarama –</text:p>
          </table:table-cell>
          <table:table-cell office:value-type="float" office:value="7648.33" table:style-name="ce122">
            <text:p>7648,33</text:p>
          </table:table-cell>
          <table:table-cell office:value-type="string" table:style-name="ce132">
            <text:p><text:s/>1 – 9</text:p>
          </table:table-cell>
          <table:table-cell office:value-type="float" office:value="-849.81" table:style-name="ce28">
            <text:p>-849,81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9-18T00:00:00" table:style-name="ce11">
            <text:p>18.09.2023</text:p>
          </table:table-cell>
          <table:table-cell office:value-type="string" table:style-name="ce122">
            <text:p>Amazon - kc30001TB-macZ790</text:p>
          </table:table-cell>
          <table:table-cell office:value-type="float" office:value="11128" table:style-name="ce122">
            <text:p>11128</text:p>
          </table:table-cell>
          <table:table-cell office:value-type="string" table:style-name="ce132">
            <text:p><text:s/>1 – 6</text:p>
          </table:table-cell>
          <table:table-cell office:value-type="float" office:value="-1854.67" table:style-name="ce28">
            <text:p>-1.854,67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3" table:style-name="ce1"/>
          <table:table-cell office:value-type="string" table:style-name="ce134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16000.550000000001" table:formula="of:=SUM([.E69:.E104])" table:style-name="ce113">
            <text:p>-1600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28">
            <text:p>-190,17</text:p>
          </table:table-cell>
          <table:table-cell table:number-columns-repeated="3" table:style-name="ce8"/>
          <table:table-cell table:number-columns-repeated="16376" table:style-name="ce1"/>
        </table:table-row>
        <table:table-row table:style-name="ro1">
          <table:table-cell office:value-type="date" office:date-value="2023-08-03T00:00:00" table:style-name="ce11">
            <text:p>3.08.2023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9">
            <text:p><text:s/>2 - 3</text:p>
          </table:table-cell>
          <table:table-cell office:value-type="float" office:value="-181.83" table:style-name="ce28">
            <text:p>-181,83</text:p>
          </table:table-cell>
          <table:table-cell table:number-columns-repeated="3" table:style-name="ce8"/>
          <table:table-cell table:number-columns-repeated="16376" table:style-name="ce1"/>
        </table:table-row>
        <table:table-row table:style-name="ro1">
          <table:table-cell office:value-type="date" office:date-value="2023-09-18T00:00:00" table:style-name="ce11">
            <text:p>18.09.2023</text:p>
          </table:table-cell>
          <table:table-cell office:value-type="string" table:style-name="ce122">
            <text:p>amazon- i913900k+psu</text:p>
          </table:table-cell>
          <table:table-cell table:style-name="ce122"/>
          <table:table-cell office:value-type="string" table:style-name="ce1">
            <text:p><text:s text:c="9"/>1 – 6</text:p>
          </table:table-cell>
          <table:table-cell office:value-type="float" office:value="-3974.44" table:style-name="ce28">
            <text:p>-3.974,44</text:p>
          </table:table-cell>
          <table:table-cell table:style-name="ce1"/>
          <table:table-cell table:number-columns-repeated="3" table:style-name="ce8"/>
          <table:table-cell table:number-columns-repeated="16375"/>
        </table:table-row>
        <table:table-row table:style-name="ro1">
          <table:table-cell office:value-type="date" office:date-value="2023-09-18T00:00:00" table:style-name="ce11">
            <text:p>18.09.2023</text:p>
          </table:table-cell>
          <table:table-cell office:value-type="string" table:style-name="ce122">
            <text:p>audi mtv muayene için yattı 2023 mtv ek-1</text:p>
          </table:table-cell>
          <table:table-cell table:number-columns-repeated="2" table:style-name="ce122"/>
          <table:table-cell office:value-type="float" office:value="-573.17999999999995" table:style-name="ce28">
            <text:p>-573,18</text:p>
          </table:table-cell>
          <table:table-cell table:number-columns-repeated="3" table:style-name="ce8"/>
          <table:table-cell table:number-columns-repeated="16376" table:style-name="ce1"/>
        </table:table-row>
        <table:table-row table:style-name="ro1">
          <table:table-cell office:value-type="date" office:date-value="2023-08-25T00:00:00" table:style-name="ce11">
            <text:p>25.08.2023</text:p>
          </table:table-cell>
          <table:table-cell table:number-columns-repeated="3" table:style-name="ce122"/>
          <table:table-cell office:value-type="float" office:value="-525" table:style-name="ce28">
            <text:p>-52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date" office:date-value="2023-08-25T00:00:00" table:style-name="ce11">
            <text:p>25.08.2023</text:p>
          </table:table-cell>
          <table:table-cell table:number-columns-repeated="3" table:style-name="ce122"/>
          <table:table-cell office:value-type="float" office:value="-200" table:style-name="ce28">
            <text:p>-200,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8-26T00:00:00" table:style-name="ce11">
            <text:p>26.08.2023</text:p>
          </table:table-cell>
          <table:table-cell table:number-columns-repeated="3" table:style-name="ce122"/>
          <table:table-cell office:value-type="float" office:value="-200" table:style-name="ce28">
            <text:p>-200,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11">
            <text:p>27.08.2023</text:p>
          </table:table-cell>
          <table:table-cell office:value-type="string" table:style-name="ce122">
            <text:p>opet ağaoğlu</text:p>
          </table:table-cell>
          <table:table-cell table:number-columns-repeated="2" table:style-name="ce122"/>
          <table:table-cell office:value-type="float" office:value="-200" table:style-name="ce28">
            <text:p>-200,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11">
            <text:p>27.08.2023</text:p>
          </table:table-cell>
          <table:table-cell office:value-type="string" table:style-name="ce122">
            <text:p>sivas yerliyurt petrol</text:p>
          </table:table-cell>
          <table:table-cell table:number-columns-repeated="2" table:style-name="ce122"/>
          <table:table-cell office:value-type="float" office:value="-300" table:style-name="ce28">
            <text:p>-300,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8-29T00:00:00" table:style-name="ce11">
            <text:p>29.08.2023</text:p>
          </table:table-cell>
          <table:table-cell office:value-type="string" table:style-name="ce122">
            <text:p>isot çatı çivi 2 kg</text:p>
          </table:table-cell>
          <table:table-cell table:number-columns-repeated="2" table:style-name="ce122"/>
          <table:table-cell office:value-type="float" office:value="-70" table:style-name="ce28">
            <text:p>-70,00</text:p>
          </table:table-cell>
          <table:table-cell table:number-columns-repeated="3" table:style-name="ce8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11">
            <text:p>31.08.2023</text:p>
          </table:table-cell>
          <table:table-cell office:value-type="string" table:style-name="ce122">
            <text:p>opet audi çatı</text:p>
          </table:table-cell>
          <table:table-cell table:number-columns-repeated="2" table:style-name="ce122"/>
          <table:table-cell office:value-type="float" office:value="-300" table:style-name="ce28">
            <text:p>-300,00</text:p>
          </table:table-cell>
          <table:table-cell table:number-columns-repeated="3" table:style-name="ce8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11">
            <text:p>31.08.2023</text:p>
          </table:table-cell>
          <table:table-cell table:number-columns-repeated="3" table:style-name="ce122"/>
          <table:table-cell office:value-type="float" office:value="-200" table:style-name="ce28">
            <text:p>-200,00</text:p>
          </table:table-cell>
          <table:table-cell table:number-columns-repeated="3" table:style-name="ce8"/>
          <table:table-cell table:number-columns-repeated="16376" table:style-name="ce1"/>
        </table:table-row>
        <table:table-row table:style-name="ro1">
          <table:table-cell office:value-type="date" office:date-value="2023-09-01T00:00:00" table:style-name="ce11">
            <text:p>1.09.2023</text:p>
          </table:table-cell>
          <table:table-cell office:value-type="string" table:style-name="ce122">
            <text:p>ödeme</text:p>
          </table:table-cell>
          <table:table-cell office:value-type="float" office:value="-3842.65" table:style-name="ce122">
            <text:p>-3842,65</text:p>
          </table:table-cell>
          <table:table-cell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01T00:00:00" table:style-name="ce11">
            <text:p>1.09.2023</text:p>
          </table:table-cell>
          <table:table-cell table:number-columns-repeated="3" table:style-name="ce122"/>
          <table:table-cell office:value-type="float" office:value="-200" table:style-name="ce28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02T00:00:00" table:style-name="ce11">
            <text:p>2.09.2023</text:p>
          </table:table-cell>
          <table:table-cell table:number-columns-repeated="3" table:style-name="ce122"/>
          <table:table-cell office:value-type="float" office:value="-180" table:style-name="ce28">
            <text:p>-18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03T00:00:00" table:style-name="ce11">
            <text:p>3.09.2023</text:p>
          </table:table-cell>
          <table:table-cell office:value-type="string" table:style-name="ce122">
            <text:p>erenler</text:p>
          </table:table-cell>
          <table:table-cell table:number-columns-repeated="2" table:style-name="ce122"/>
          <table:table-cell office:value-type="float" office:value="-339.4" table:style-name="ce28">
            <text:p>-339,4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05T00:00:00" table:style-name="ce11">
            <text:p>5.09.2023</text:p>
          </table:table-cell>
          <table:table-cell table:number-columns-repeated="3" table:style-name="ce122"/>
          <table:table-cell office:value-type="float" office:value="-250" table:style-name="ce28">
            <text:p>-2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06T00:00:00" table:style-name="ce11">
            <text:p>6.09.2023</text:p>
          </table:table-cell>
          <table:table-cell table:style-name="ce133"/>
          <table:table-cell table:number-columns-repeated="2" table:style-name="ce1"/>
          <table:table-cell office:value-type="float" office:value="-200" table:style-name="ce2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08T00:00:00" table:style-name="ce11">
            <text:p>8.09.2023</text:p>
          </table:table-cell>
          <table:table-cell table:number-columns-repeated="3" table:style-name="ce1"/>
          <table:table-cell office:value-type="float" office:value="-200" table:style-name="ce2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11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28">
            <text:p>-529,9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11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28">
            <text:p>-2.351,9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1T00:00:00" table:style-name="ce11">
            <text:p>11.09.2023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2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2T00:00:00" table:style-name="ce11">
            <text:p>12.09.2023</text:p>
          </table:table-cell>
          <table:table-cell table:number-columns-repeated="3" table:style-name="ce1"/>
          <table:table-cell office:value-type="float" office:value="-165" table:style-name="ce28">
            <text:p>-16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3T00:00:00" table:style-name="ce11">
            <text:p>13.09.2023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9"/>
          <table:table-cell office:value-type="float" office:value="-200" table:style-name="ce2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4T00:00:00" table:style-name="ce11">
            <text:p>14.09.2023</text:p>
          </table:table-cell>
          <table:table-cell table:number-columns-repeated="2" table:style-name="ce1"/>
          <table:table-cell table:style-name="ce9"/>
          <table:table-cell office:value-type="float" office:value="-200" table:style-name="ce2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11">
            <text:p>15.09.2023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28">
            <text:p>-578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11">
            <text:p>15.09.2023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28">
            <text:p>-1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11">
            <text:p>15.09.2023</text:p>
          </table:table-cell>
          <table:table-cell table:number-columns-repeated="3" table:style-name="ce1"/>
          <table:table-cell office:value-type="float" office:value="-250" table:style-name="ce28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6T00:00:00" table:style-name="ce11">
            <text:p>16.09.2023</text:p>
          </table:table-cell>
          <table:table-cell table:number-columns-repeated="3" table:style-name="ce1"/>
          <table:table-cell office:value-type="float" office:value="-200" table:style-name="ce2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9-18T00:00:00" table:style-name="ce11">
            <text:p>18.09.2023</text:p>
          </table:table-cell>
          <table:table-cell table:number-columns-repeated="3" table:style-name="ce1"/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19T00:00:00" table:style-name="ce11">
            <text:p>19.09.2023</text:p>
          </table:table-cell>
          <table:table-cell table:number-columns-repeated="3" table:style-name="ce1"/>
          <table:table-cell office:value-type="float" office:value="-250" table:style-name="ce2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9-20T00:00:00" table:style-name="ce11">
            <text:p>20.09.2023</text:p>
          </table:table-cell>
          <table:table-cell table:number-columns-repeated="3" table:style-name="ce1"/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11">
            <text:p>22.09.2023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28">
            <text:p>-23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11">
            <text:p>22.09.2023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28">
            <text:p>-382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11">
            <text:p>22.09.2023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28">
            <text:p>-699,60</text:p>
          </table:table-cell>
          <table:table-cell table:number-columns-repeated="16379"/>
        </table:table-row>
        <table:table-row table:style-name="ro1">
          <table:table-cell office:value-type="date" office:date-value="2023-09-23T00:00:00" table:style-name="ce11">
            <text:p>23.09.2023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3" table:style-name="ce1"/>
          <table:table-cell office:value-type="string" table:style-name="ce134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81">
            <text:p>EKİM</text:p>
          </table:table-cell>
          <table:table-cell office:value-type="string" table:style-name="ce111">
            <text:p>Devir</text:p>
          </table:table-cell>
          <table:table-cell office:value-type="float" office:value="2023" table:style-name="ce110">
            <text:p>2023</text:p>
          </table:table-cell>
          <table:table-cell table:style-name="ce112"/>
          <table:table-cell office:value-type="float" office:value="610649.73" table:formula="of:=SUM([.E112:.E121])" table:style-name="ce113">
            <text:p>610649,73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1">
            <text:p>31.10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7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1">
            <text:p>31.10.2023</text:p>
          </table:table-cell>
          <table:table-cell office:value-type="string" table:style-name="ce1">
            <text:p>Umut<text:s text:c="32"/></text:p>
          </table:table-cell>
          <table:table-cell table:number-columns-repeated="2" table:style-name="ce2"/>
          <table:table-cell office:value-type="float" office:value="73088" table:style-name="ce107">
            <text:p>73.088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1">
            <text:p>31.10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0950.34" table:style-name="ce107">
            <text:p>20.950,34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1">
            <text:p>31.10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73011.39" table:style-name="ce107">
            <text:p>73.011,39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1">
            <text:p>31.10.2023</text:p>
          </table:table-cell>
          <table:table-cell office:value-type="string" table:style-name="ce1">
            <text:p>xau iş alış</text:p>
          </table:table-cell>
          <table:table-cell office:value-type="float" office:value="1800" table:style-name="ce2">
            <text:p>1.800,00</text:p>
          </table:table-cell>
          <table:table-cell office:value-type="float" office:value="111" table:style-name="ce2">
            <text:p>111,00</text:p>
          </table:table-cell>
          <table:table-cell office:value-type="float" office:value="199800" table:formula="of:=[.D116]*[.C116]" table:style-name="ce107">
            <text:p>199.8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xau iş alış <text:s/>50 gr x 1826 = 91300</text:p>
          </table:table-cell>
          <table:table-cell office:value-type="float" office:value="1800" table:style-name="ce2">
            <text:p>1.800,00</text:p>
          </table:table-cell>
          <table:table-cell office:value-type="float" office:value="50" table:style-name="ce2">
            <text:p>50,00</text:p>
          </table:table-cell>
          <table:table-cell office:value-type="float" office:value="90000" table:formula="of:=[.D117]*[.C117]" table:style-name="ce107">
            <text:p>9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1">
            <text:p>31.10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8" table:style-name="ce184">
            <text:p>28,000</text:p>
          </table:table-cell>
          <table:table-cell office:value-type="float" office:value="850" table:style-name="ce2">
            <text:p>850,00</text:p>
          </table:table-cell>
          <table:table-cell office:value-type="float" office:value="23800" table:formula="of:=[.D118]*[.C118]" table:style-name="ce107">
            <text:p>23.8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1">
            <text:p>31.10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30" table:style-name="ce184">
            <text:p>30,000</text:p>
          </table:table-cell>
          <table:table-cell office:value-type="float" office:value="100" table:style-name="ce2">
            <text:p>100,00</text:p>
          </table:table-cell>
          <table:table-cell office:value-type="float" office:value="3000" table:formula="of:=[.D119]*[.C119]" table:style-name="ce107">
            <text:p>3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1">
            <text:p>31.10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60000" table:style-name="ce107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1">
            <text:p>31.10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3000" table:style-name="ce107">
            <text:p>3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6">
            <text:p>EKİM</text:p>
          </table:table-cell>
          <table:table-cell office:value-type="string" table:style-name="ce5">
            <text:p><text:s/>Bakiye</text:p>
          </table:table-cell>
          <table:table-cell office:value-type="float" office:value="0" table:formula="of:=[.H41]" table:style-name="ce28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610649.73" table:formula="of:=SUM([.E112:.E121])" table:style-name="ce185">
            <text:p>610.649,73</text:p>
          </table:table-cell>
          <table:table-cell table:number-columns-repeated="16379"/>
        </table:table-row>
        <table:table-row table:number-rows-repeated="1048452" table:style-name="ro1">
          <table:table-cell table:number-columns-repeated="16384"/>
        </table:table-row>
      </table:table>
      <table:table table:name="09_23" table:style-name="ta6">
        <table:table-column table:style-name="co44" table:default-cell-style-name="ce1"/>
        <table:table-column table:style-name="co45" table:default-cell-style-name="ce1"/>
        <table:table-column table:style-name="co32" table:default-cell-style-name="ce1"/>
        <table:table-column table:style-name="co22" table:default-cell-style-name="ce1"/>
        <table:table-column table:style-name="co21" table:default-cell-style-name="ce1"/>
        <table:table-column table:style-name="co34" table:default-cell-style-name="ce1"/>
        <table:table-column table:style-name="co50" table:default-cell-style-name="ce1"/>
        <table:table-column table:style-name="co49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EYLÜL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33300" table:formula="of:=SUM([.D4:.D38])" table:style-name="ce46">
            <text:p>133.300,00</text:p>
          </table:table-cell>
          <table:table-cell office:value-type="float" office:value="-31871.02" table:formula="of:=SUM([.E4:.E37])" table:style-name="ce46">
            <text:p>-31.871,02</text:p>
          </table:table-cell>
          <table:table-cell office:value-type="float" office:value="257800" table:formula="of:=SUM([.F4:.F44])" table:style-name="ce46">
            <text:p>257.800,00</text:p>
          </table:table-cell>
          <table:table-cell office:value-type="float" office:value="-34914.910000000003" table:formula="of:=SUM([.G4:.G44])" table:style-name="ce46">
            <text:p>-34.914,91</text:p>
          </table:table-cell>
          <table:table-cell office:value-type="float" office:value="222885.09" table:formula="of:=[.F2]+[.G2]" table:style-name="ce46">
            <text:p>222.885,0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317" table:style-name="ce8">
            <text:p>-317,00</text:p>
          </table:table-cell>
          <table:table-cell office:value-type="float" office:value="-317" table:formula="of:=[.H3]+[.F4]+[.G4]" table:style-name="ce8">
            <text:p>-31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59" table:style-name="ce8">
            <text:p>-559,00</text:p>
          </table:table-cell>
          <table:table-cell office:value-type="float" office:value="-876" table:formula="of:=[.H4]+[.F5]+[.G5]" table:style-name="ce8">
            <text:p>-87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5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1126" table:formula="of:=[.H5]+[.F6]+[.G6]" table:style-name="ce8">
            <text:p>-1.12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-44.99" table:formula="of:=[.D56]*-1" table:style-name="ce8">
            <text:p>-44,99</text:p>
          </table:table-cell>
          <table:table-cell table:style-name="ce8"/>
          <table:table-cell office:value-type="float" office:value="-44.99" table:formula="of:=[.E56]*-1" table:style-name="ce8">
            <text:p>-44,99</text:p>
          </table:table-cell>
          <table:table-cell office:value-type="float" office:value="-1170.99" table:formula="of:=[.H6]+[.F7]+[.G7]" table:style-name="ce8">
            <text:p>-1.170,9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8">
            <text:p>-7.338,29</text:p>
          </table:table-cell>
          <table:table-cell table:style-name="ce8"/>
          <table:table-cell office:value-type="float" office:value="-7338.29" table:style-name="ce8">
            <text:p>-7.338,29</text:p>
          </table:table-cell>
          <table:table-cell office:value-type="float" office:value="-8509.2800000000007" table:formula="of:=[.H7]+[.F8]+[.G8]" table:style-name="ce8">
            <text:p>-8.509,28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8">
            <text:p>-3.842,66</text:p>
          </table:table-cell>
          <table:table-cell table:style-name="ce1"/>
          <table:table-cell office:value-type="float" office:value="-3842.65" table:style-name="ce8">
            <text:p>-3.842,65</text:p>
          </table:table-cell>
          <table:table-cell office:value-type="float" office:value="-12351.93" table:formula="of:=[.H8]+[.F9]+[.G9]" table:style-name="ce8">
            <text:p>-12.351,93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5">
            <text:p>04.09.2023</text:p>
          </table:table-cell>
          <table:table-cell office:value-type="string" table:style-name="ce120">
            <text:p>Kira Adem Özen 4/12 Mrmr Ryl A Blok 82</text:p>
          </table:table-cell>
          <table:table-cell table:number-columns-repeated="2" table:style-name="ce120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style-name="ce8">
            <text:p>-5.375,00</text:p>
          </table:table-cell>
          <table:table-cell office:value-type="float" office:value="-17726.93" table:formula="of:=[.H9]+[.F10]+[.G10]" table:style-name="ce8">
            <text:p>-17.726,93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4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style-name="ce8">
            <text:p>-2.125,00</text:p>
          </table:table-cell>
          <table:table-cell office:value-type="float" office:value="-19851.93" table:formula="of:=[.H10]+[.F11]+[.G11]" table:style-name="ce8">
            <text:p>-19.851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4/12</text:p>
          </table:table-cell>
          <table:table-cell table:number-columns-repeated="2" table:style-name="ce120"/>
          <table:table-cell office:value-type="float" office:value="-945.08" table:style-name="ce8">
            <text:p>-945,08</text:p>
          </table:table-cell>
          <table:table-cell table:style-name="ce28"/>
          <table:table-cell office:value-type="float" office:value="-945.08" table:style-name="ce8">
            <text:p>-945,08</text:p>
          </table:table-cell>
          <table:table-cell office:value-type="float" office:value="-20797.010000000002" table:formula="of:=[.H11]+[.F12]+[.G12]" table:style-name="ce8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-20797.010000000002" table:formula="of:=[.H12]+[.F13]+[.G13]" table:style-name="ce8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-20797.010000000002" table:formula="of:=[.H13]+[.F14]+[.G14]" table:style-name="ce8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-20797.010000000002" table:formula="of:=[.H14]+[.F15]+[.G15]" table:style-name="ce8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9" table:style-name="ce8">
            <text:p>-3.509,00</text:p>
          </table:table-cell>
          <table:table-cell office:value-type="float" office:value="-24306.010000000002" table:formula="of:=[.H15]+[.F16]+[.G16]" table:style-name="ce8">
            <text:p>-24.306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8"/>
          <table:table-cell office:value-type="float" office:value="-3509" table:style-name="ce8">
            <text:p>-3.509,00</text:p>
          </table:table-cell>
          <table:table-cell office:value-type="float" office:value="-27815.010000000002" table:formula="of:=[.H16]+[.F17]+[.G17]" table:style-name="ce8">
            <text:p>-27.81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9" table:style-name="ce8">
            <text:p>-3.509,00</text:p>
          </table:table-cell>
          <table:table-cell office:value-type="float" office:value="-31324.010000000002" table:formula="of:=[.H17]+[.F18]+[.G18]" table:style-name="ce8">
            <text:p>-31.3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34824.01" table:formula="of:=[.H18]+[.F19]+[.G19]" table:style-name="ce8">
            <text:p>-34.824,0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-34824.01" table:formula="of:=[.H19]+[.F20]+[.G20]" table:style-name="ce8">
            <text:p>-34.8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4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-27324.010000000002" table:formula="of:=[.H20]+[.F21]+[.G21]" table:style-name="ce8">
            <text:p>-27.324,01</text:p>
          </table:table-cell>
          <table:table-cell table:number-columns-repeated="16376"/>
        </table:table-row>
        <table:table-row table:style-name="ro1">
          <table:table-cell office:value-type="date" office:date-value="2023-10-03T00:00:00" table:style-name="ce115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4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24524.010000000002" table:formula="of:=[.H21]+[.F22]+[.G22]" table:style-name="ce8">
            <text:p>-24.524,01</text:p>
          </table:table-cell>
          <table:table-cell table:number-columns-repeated="16376"/>
        </table:table-row>
        <table:table-row table:style-name="ro1">
          <table:table-cell office:value-type="date" office:date-value="2023-10-05T00:00:00" table:style-name="ce115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124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18024.010000000002" table:formula="of:=[.H22]+[.F23]+[.G23]" table:style-name="ce8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01T00:00:00" table:style-name="ce115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124">
            <text:p>₺37.500,00</text:p>
          </table:table-cell>
          <table:table-cell table:style-name="ce1"/>
          <table:table-cell table:number-columns-repeated="2" table:style-name="ce8"/>
          <table:table-cell office:value-type="float" office:value="-18024.010000000002" table:formula="of:=[.H23]+[.F24]+[.G24]" table:style-name="ce8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115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124">
            <text:p>₺70.000,00</text:p>
          </table:table-cell>
          <table:table-cell table:number-columns-repeated="2" table:style-name="ce1"/>
          <table:table-cell table:style-name="ce8"/>
          <table:table-cell office:value-type="float" office:value="-18024.010000000002" table:formula="of:=[.H24]+[.F25]+[.G25]" table:style-name="ce8">
            <text:p>-18.024,0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G 30-9-23 - 96000 TL</text:p>
          </table:table-cell>
          <table:table-cell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-18024.010000000002" table:formula="of:=[.H25]+[.F26]+[.G26]" table:style-name="ce8">
            <text:p>-18.024,0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12"/>
          <table:table-cell table:style-name="ce1"/>
          <table:table-cell office:value-type="float" office:value="83000" table:style-name="ce8">
            <text:p>83.000,00</text:p>
          </table:table-cell>
          <table:table-cell table:style-name="ce8"/>
          <table:table-cell office:value-type="float" office:value="64975.99" table:formula="of:=[.H26]+[.F27]+[.G27]" table:style-name="ce8">
            <text:p>64.975,99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124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8"/>
          <table:table-cell office:value-type="float" office:value="67975.989999999991" table:formula="of:=[.H27]+[.F28]+[.G28]" table:style-name="ce8">
            <text:p>67.975,99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8"/>
          <table:table-cell office:value-type="float" office:value="67975.989999999991" table:formula="of:=[.H28]+[.F29]+[.G29]" table:style-name="ce8">
            <text:p>67.975,99</text:p>
          </table:table-cell>
          <table:table-cell table:number-columns-repeated="16376"/>
        </table:table-row>
        <table:table-row table:style-name="ro1">
          <table:table-cell office:value-type="date" office:date-value="2023-09-02T00:00:00" table:style-name="ce3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12"/>
          <table:table-cell table:style-name="ce1"/>
          <table:table-cell office:value-type="float" office:value="65000" table:style-name="ce8">
            <text:p>65.000,00</text:p>
          </table:table-cell>
          <table:table-cell table:style-name="ce8"/>
          <table:table-cell office:value-type="float" office:value="132975.99" table:formula="of:=[.H29]+[.F30]+[.G30]" table:style-name="ce8">
            <text:p>132.975,99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115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124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8"/>
          <table:table-cell office:value-type="float" office:value="138975.99" table:formula="of:=[.H30]+[.F31]+[.G31]" table:style-name="ce8">
            <text:p>138.975,99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138975.99" table:formula="of:=[.H31]+[.F32]+[.G32]" table:style-name="ce8">
            <text:p>138.975,99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138975.99" table:formula="of:=[.H32]+[.F33]+[.G33]" table:style-name="ce8">
            <text:p>138.975,99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138975.99" table:formula="of:=[.H33]+[.F34]+[.G34]" table:style-name="ce8">
            <text:p>138.975,99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138975.99" table:formula="of:=[.H34]+[.F35]+[.G35]" table:style-name="ce8">
            <text:p>138.975,99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8"/>
          <table:table-cell table:style-name="ce1"/>
          <table:table-cell table:style-name="ce8"/>
          <table:table-cell office:value-type="float" office:value="-90.9" table:style-name="ce8">
            <text:p>-90,90</text:p>
          </table:table-cell>
          <table:table-cell office:value-type="float" office:value="138885.09" table:formula="of:=[.H35]+[.F36]+[.G36]" table:style-name="ce8">
            <text:p>138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115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8">
            <text:p>74.000,00</text:p>
          </table:table-cell>
          <table:table-cell table:style-name="ce8"/>
          <table:table-cell office:value-type="float" office:value="212885.09" table:formula="of:=[.H36]+[.F37]+[.G37]" table:style-name="ce8">
            <text:p>212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115">
            <text:p>27.09.2023</text:p>
          </table:table-cell>
          <table:table-cell office:value-type="string" table:style-name="ce1">
            <text:p>SnyA <text:s/>- &gt; bnakadan umuta banka makbuzunda kira yazılmadı</text:p>
          </table:table-cell>
          <table:table-cell table:number-columns-repeated="2" table:style-name="ce1"/>
          <table:table-cell table:style-name="ce8"/>
          <table:table-cell office:value-type="float" office:value="10000" table:style-name="ce1">
            <text:p>10000</text:p>
          </table:table-cell>
          <table:table-cell table:style-name="ce8"/>
          <table:table-cell office:value-type="float" office:value="222885.09" table:formula="of:=[.H37]+[.F38]+[.G38]" table:style-name="ce8">
            <text:p>222.885,09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style-name="ce8"/>
          <table:table-cell table:style-name="ce1"/>
          <table:table-cell table:style-name="ce8"/>
          <table:table-cell office:value-type="float" office:value="222885.09" table:formula="of:=[.H38]+[.F39]+[.G39]" table:style-name="ce8">
            <text:p>222.885,09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style-name="ce8"/>
          <table:table-cell table:style-name="ce1"/>
          <table:table-cell table:style-name="ce8"/>
          <table:table-cell office:value-type="float" office:value="222885.09" table:formula="of:=[.H39]+[.F40]+[.G40]" table:style-name="ce28">
            <text:p>222.885,09</text:p>
          </table:table-cell>
          <table:table-cell table:number-columns-repeated="16376"/>
        </table:table-row>
        <table:table-row table:number-rows-repeated="3" table:style-name="ro1">
          <table:table-cell table:style-name="ce115"/>
          <table:table-cell table:number-columns-repeated="3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6"/>
          <table:table-cell table:style-name="ce177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3502.0099999999998" table:formula="of:=SUM([.D51:.D58])" table:style-name="ce130">
            <text:p>3.502,01</text:p>
          </table:table-cell>
          <table:table-cell office:value-type="float" office:value="3502.0099999999998" table:formula="of:=SUM([.E51:.E58])" table:style-name="ce130">
            <text:p>3.502,01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8">
            <text:p>673,8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8">
            <text:p>1.165,77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122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2"/>
          <table:table-cell table:style-name="ce1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7338.2899999999991" table:formula="of:=SUM([.E63:.E84])" table:style-name="ce130">
            <text:p>-7.338,29</text:p>
          </table:table-cell>
          <table:table-cell table:number-columns-repeated="16379" table:style-name="ce1"/>
        </table:table-row>
        <table:table-row table:style-name="ro1">
          <table:table-cell table:style-name="ce115"/>
          <table:table-cell table:style-name="ce1"/>
          <table:table-cell table:number-columns-repeated="2" table:style-name="ce122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">
            <text:p>6 – 10</text:p>
          </table:table-cell>
          <table:table-cell office:value-type="float" office:value="-61.39" table:style-name="ce28">
            <text:p>-61,3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9">
            <text:p><text:s/>6 – 6</text:p>
          </table:table-cell>
          <table:table-cell office:value-type="float" office:value="-376.49" table:style-name="ce28">
            <text:p>-376,4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Amazon – asus b660 plus anakart</text:p>
          </table:table-cell>
          <table:table-cell office:value-type="float" office:value="3299" table:style-name="ce122">
            <text:p>3299</text:p>
          </table:table-cell>
          <table:table-cell office:value-type="string" table:style-name="ce9">
            <text:p><text:s/>4 – 6</text:p>
          </table:table-cell>
          <table:table-cell office:value-type="float" office:value="-549.83000000000004" table:style-name="ce28">
            <text:p>-549,8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Pazarama – i7-13700 + KC3000-512gb</text:p>
          </table:table-cell>
          <table:table-cell office:value-type="float" office:value="10764.57" table:style-name="ce122">
            <text:p>10764,57</text:p>
          </table:table-cell>
          <table:table-cell office:value-type="string" table:style-name="ce9">
            <text:p><text:s/>4 – 9</text:p>
          </table:table-cell>
          <table:table-cell office:value-type="float" office:value="-1196.06" table:style-name="ce28">
            <text:p>-1.196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2">
            <text:p>3123,29</text:p>
          </table:table-cell>
          <table:table-cell office:value-type="string" table:style-name="ce132">
            <text:p><text:s/>4 – 6</text:p>
          </table:table-cell>
          <table:table-cell office:value-type="float" office:value="-520.54999999999995" table:style-name="ce28">
            <text:p>-520,5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01T00:00:00" table:style-name="ce115">
            <text:p>01.06.2023</text:p>
          </table:table-cell>
          <table:table-cell office:value-type="string" table:style-name="ce122">
            <text:p>Amazon 27"Monitor</text:p>
          </table:table-cell>
          <table:table-cell table:style-name="ce1"/>
          <table:table-cell office:value-type="string" table:style-name="ce132">
            <text:p><text:s/>3 – 6</text:p>
          </table:table-cell>
          <table:table-cell office:value-type="float" office:value="-666.67" table:style-name="ce28">
            <text:p>-666,6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22">
            <text:p>BELEDİYE Ayşe Balcı</text:p>
          </table:table-cell>
          <table:table-cell office:value-type="float" office:value="148.6" table:style-name="ce122">
            <text:p>148,6</text:p>
          </table:table-cell>
          <table:table-cell office:value-type="string" table:style-name="ce132">
            <text:p><text:s/>3 – 4</text:p>
          </table:table-cell>
          <table:table-cell office:value-type="float" office:value="-37.15" table:style-name="ce28">
            <text:p>-37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22">
            <text:p>BELEDİYE POBA - atila ev</text:p>
          </table:table-cell>
          <table:table-cell office:value-type="float" office:value="244.8" table:style-name="ce122">
            <text:p>244,8</text:p>
          </table:table-cell>
          <table:table-cell office:value-type="string" table:style-name="ce132">
            <text:p><text:s/>3 – 4</text:p>
          </table:table-cell>
          <table:table-cell office:value-type="float" office:value="-61.2" table:style-name="ce28">
            <text:p>-61,2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22">
            <text:p>BELEDİYE ALUMBA</text:p>
          </table:table-cell>
          <table:table-cell office:value-type="float" office:value="1204.5" table:style-name="ce122">
            <text:p>1204,5</text:p>
          </table:table-cell>
          <table:table-cell office:value-type="string" table:style-name="ce132">
            <text:p><text:s/>3 – 4</text:p>
          </table:table-cell>
          <table:table-cell office:value-type="float" office:value="-301.13" table:style-name="ce28">
            <text:p>-301,1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2">
            <text:p>532,6</text:p>
          </table:table-cell>
          <table:table-cell office:value-type="string" table:style-name="ce132">
            <text:p><text:s/>3 – 4</text:p>
          </table:table-cell>
          <table:table-cell office:value-type="float" office:value="-133.15" table:style-name="ce28">
            <text:p>-133,15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115">
            <text:p>01.08.2023</text:p>
          </table:table-cell>
          <table:table-cell office:value-type="string" table:style-name="ce122">
            <text:p>gib merdal damga vrgs</text:p>
          </table:table-cell>
          <table:table-cell table:number-columns-repeated="2" table:style-name="ce1"/>
          <table:table-cell office:value-type="float" office:value="-260.02" table:style-name="ce28">
            <text:p>-260,0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3">
            <text:p>1.Ağu</text:p>
          </table:table-cell>
          <table:table-cell office:value-type="string" table:style-name="ce122">
            <text:p>gib</text:p>
          </table:table-cell>
          <table:table-cell table:number-columns-repeated="2" table:style-name="ce1"/>
          <table:table-cell office:value-type="float" office:value="-116.6" table:style-name="ce28">
            <text:p>-116,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3">
            <text:p>1.Ağu</text:p>
          </table:table-cell>
          <table:table-cell office:value-type="string" table:style-name="ce122">
            <text:p>gib</text:p>
          </table:table-cell>
          <table:table-cell table:number-columns-repeated="2" table:style-name="ce1"/>
          <table:table-cell office:value-type="float" office:value="-23.75" table:style-name="ce28">
            <text:p>-23,7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2T00:00:00" table:style-name="ce3">
            <text:p>2.Ağu</text:p>
          </table:table-cell>
          <table:table-cell office:value-type="string" table:style-name="ce122">
            <text:p>çapa motor arıza enj</text:p>
          </table:table-cell>
          <table:table-cell table:number-columns-repeated="2" table:style-name="ce1"/>
          <table:table-cell office:value-type="float" office:value="-600" table:style-name="ce28">
            <text:p>-6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9T00:00:00" table:style-name="ce3">
            <text:p>9.Ağu</text:p>
          </table:table-cell>
          <table:table-cell office:value-type="float" office:value="2240" table:style-name="ce122">
            <text:p>2240</text:p>
          </table:table-cell>
          <table:table-cell table:number-columns-repeated="2" table:style-name="ce1"/>
          <table:table-cell office:value-type="float" office:value="-165.4" table:style-name="ce28">
            <text:p>-165,4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0T00:00:00" table:style-name="ce3">
            <text:p>10.Ağu</text:p>
          </table:table-cell>
          <table:table-cell office:value-type="string" table:style-name="ce122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28">
            <text:p>-71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5T00:00:00" table:style-name="ce3">
            <text:p>15.Ağu</text:p>
          </table:table-cell>
          <table:table-cell office:value-type="string" table:style-name="ce122">
            <text:p>audi bnzn</text:p>
          </table:table-cell>
          <table:table-cell table:number-columns-repeated="2" table:style-name="ce1"/>
          <table:table-cell office:value-type="float" office:value="-1806" table:style-name="ce28">
            <text:p>-1.80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0T00:00:00" table:style-name="ce3">
            <text:p>20.Ağu</text:p>
          </table:table-cell>
          <table:table-cell office:value-type="string" table:style-name="ce122">
            <text:p>ev interntet superonline</text:p>
          </table:table-cell>
          <table:table-cell table:number-columns-repeated="2" table:style-name="ce1"/>
          <table:table-cell office:value-type="float" office:value="-160.9" table:style-name="ce28">
            <text:p>-160,9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2T00:00:00" table:style-name="ce3">
            <text:p>22.Ağu</text:p>
          </table:table-cell>
          <table:table-cell office:value-type="string" table:style-name="ce122">
            <text:p>tcdd umut svs-ank-business <text:s/>248+</text:p>
          </table:table-cell>
          <table:table-cell table:style-name="ce1"/>
          <table:table-cell table:style-name="ce9"/>
          <table:table-cell office:value-type="float" office:value="-231" table:style-name="ce28">
            <text:p>-231,00</text:p>
          </table:table-cell>
          <table:table-cell table:number-columns-repeated="16379" table:style-name="ce1"/>
        </table:table-row>
        <table:table-row table:style-name="ro5">
          <table:table-cell table:style-name="ce3"/>
          <table:table-cell table:style-name="ce122"/>
          <table:table-cell table:style-name="ce1"/>
          <table:table-cell office:value-type="string" table:style-name="ce134">
            <text:p>HESAP KESİM</text:p>
          </table:table-cell>
          <table:table-cell table:style-name="ce28"/>
          <table:table-cell table:number-columns-repeated="16379" table:style-name="ce1"/>
        </table:table-row>
        <table:table-row table:number-rows-repeated="2" table:style-name="ro1">
          <table:table-cell table:style-name="ce3"/>
          <table:table-cell table:style-name="ce122"/>
          <table:table-cell table:style-name="ce1"/>
          <table:table-cell table:style-name="ce9"/>
          <table:table-cell table:style-name="ce2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3842.66" table:formula="of:=SUM([.E88:.E108])" table:style-name="ce113">
            <text:p>-3842,6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26T00:00:00" table:style-name="ce115">
            <text:p>26.07.2023</text:p>
          </table:table-cell>
          <table:table-cell office:value-type="string" table:style-name="ce122">
            <text:p>Lokanta yemek</text:p>
          </table:table-cell>
          <table:table-cell table:number-columns-repeated="2" table:style-name="ce122"/>
          <table:table-cell office:value-type="float" office:value="-245" table:style-name="ce28">
            <text:p>-245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27T00:00:00" table:style-name="ce115">
            <text:p>27.07.2023</text:p>
          </table:table-cell>
          <table:table-cell office:value-type="string" table:style-name="ce122">
            <text:p>et</text:p>
          </table:table-cell>
          <table:table-cell table:number-columns-repeated="2" table:style-name="ce122"/>
          <table:table-cell office:value-type="float" office:value="-150" table:style-name="ce28">
            <text:p>-1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28T00:00:00" table:style-name="ce115">
            <text:p>28.07.2023</text:p>
          </table:table-cell>
          <table:table-cell office:value-type="string" table:style-name="ce122">
            <text:p>toyota gaz afyon</text:p>
          </table:table-cell>
          <table:table-cell table:number-columns-repeated="2" table:style-name="ce122"/>
          <table:table-cell office:value-type="float" office:value="-555.87" table:style-name="ce28">
            <text:p>-555,8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28T00:00:00" table:style-name="ce115">
            <text:p>28.07.2023</text:p>
          </table:table-cell>
          <table:table-cell office:value-type="string" table:style-name="ce122">
            <text:p>kft ysf</text:p>
          </table:table-cell>
          <table:table-cell table:number-columns-repeated="2" table:style-name="ce122"/>
          <table:table-cell office:value-type="float" office:value="-328" table:style-name="ce28">
            <text:p>-328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29T00:00:00" table:style-name="ce115">
            <text:p>29.07.2023</text:p>
          </table:table-cell>
          <table:table-cell office:value-type="string" table:style-name="ce133">
            <text:p>mrkt</text:p>
          </table:table-cell>
          <table:table-cell table:number-columns-repeated="2" table:style-name="ce1"/>
          <table:table-cell office:value-type="float" office:value="-42.15" table:style-name="ce28">
            <text:p>-42,15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115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115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9-30T00:00:00" table:style-name="ce115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115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1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9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9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3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3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3T00:00:00" table:style-name="ce3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5">
          <table:table-cell table:number-columns-repeated="3" table:style-name="ce1"/>
          <table:table-cell office:value-type="string" table:style-name="ce134">
            <text:p>HESAP KESİM</text:p>
          </table:table-cell>
          <table:table-cell table:number-columns-repeated="16380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81">
            <text:p>EYLÜL</text:p>
          </table:table-cell>
          <table:table-cell office:value-type="string" table:style-name="ce111">
            <text:p>Devir</text:p>
          </table:table-cell>
          <table:table-cell office:value-type="float" office:value="2023" table:style-name="ce110">
            <text:p>2023</text:p>
          </table:table-cell>
          <table:table-cell table:style-name="ce112"/>
          <table:table-cell office:value-type="float" office:value="604370.1" table:formula="of:=SUM([.E112:.E120])" table:style-name="ce113">
            <text:p>604370,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7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Umut <text:s text:c="25"/>10000 bankadan snyA<text:s text:c="13"/></text:p>
          </table:table-cell>
          <table:table-cell table:number-columns-repeated="2" table:style-name="ce2"/>
          <table:table-cell office:value-type="float" office:value="63088" table:style-name="ce107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126493.51" table:style-name="ce107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359.59" table:style-name="ce107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2">
            <text:p>1.573,00</text:p>
          </table:table-cell>
          <table:table-cell office:value-type="float" office:value="111" table:style-name="ce2">
            <text:p>111,00</text:p>
          </table:table-cell>
          <table:table-cell office:value-type="float" office:value="174603" table:formula="of:=[.D116]*[.C116]" table:style-name="ce107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84">
            <text:p>26,760</text:p>
          </table:table-cell>
          <table:table-cell office:value-type="float" office:value="850" table:style-name="ce2">
            <text:p>850,00</text:p>
          </table:table-cell>
          <table:table-cell office:value-type="float" office:value="22746" table:formula="of:=[.D117]*[.C117]" table:style-name="ce107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84">
            <text:p>28,300</text:p>
          </table:table-cell>
          <table:table-cell office:value-type="float" office:value="100" table:style-name="ce2">
            <text:p>100,00</text:p>
          </table:table-cell>
          <table:table-cell office:value-type="float" office:value="2830" table:formula="of:=[.D118]*[.C118]" table:style-name="ce107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115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146650" table:style-name="ce107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115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3600" table:style-name="ce107">
            <text:p>3.600,00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office:string-value="EYLÜL" table:formula="of:=[.A111]" table:style-name="ce6">
            <text:p>EYLÜL</text:p>
          </table:table-cell>
          <table:table-cell office:value-type="string" table:style-name="ce5">
            <text:p><text:s/>Bakiye</text:p>
          </table:table-cell>
          <table:table-cell office:value-type="float" office:value="222885.09" table:formula="of:=[.H40]" table:style-name="ce28">
            <text:p>222.885,09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604370.1" table:formula="of:=SUM([.E112:.E120])" table:style-name="ce185">
            <text:p>604.370,10</text:p>
          </table:table-cell>
          <table:table-cell table:number-columns-repeated="16379" table:style-name="ce1"/>
        </table:table-row>
        <table:table-row table:number-rows-repeated="1048453" table:style-name="ro1">
          <table:table-cell table:number-columns-repeated="16384"/>
        </table:table-row>
      </table:table>
      <table:table table:name="08_23" table:style-name="ta6">
        <table:table-column table:style-name="co44" table:default-cell-style-name="ce1"/>
        <table:table-column table:style-name="co45" table:default-cell-style-name="ce1"/>
        <table:table-column table:style-name="co32" table:default-cell-style-name="ce1"/>
        <table:table-column table:style-name="co22" table:default-cell-style-name="ce1"/>
        <table:table-column table:style-name="co21" table:default-cell-style-name="ce1"/>
        <table:table-column table:style-name="co32" table:default-cell-style-name="ce1"/>
        <table:table-column table:style-name="co37" table:number-columns-repeated="2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AĞUSTOS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87911" table:formula="of:=SUM([.D4:.D30])" table:style-name="ce46">
            <text:p>87.911,00</text:p>
          </table:table-cell>
          <table:table-cell office:value-type="float" office:value="-32079.01" table:formula="of:=SUM([.E4:.E29])" table:style-name="ce46">
            <text:p>-32.079,01</text:p>
          </table:table-cell>
          <table:table-cell office:value-type="float" office:value="16800" table:formula="of:=SUM([.F4:.F31])" table:style-name="ce46">
            <text:p>16.800,00</text:p>
          </table:table-cell>
          <table:table-cell office:value-type="float" office:value="-37135.350000000006" table:formula="of:=SUM([.G4:.G31])" table:style-name="ce46">
            <text:p>-37.135,35</text:p>
          </table:table-cell>
          <table:table-cell office:value-type="float" office:value="-20335.350000000006" table:formula="of:=[.F2]+[.G2]" table:style-name="ce46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311" table:style-name="ce8">
            <text:p>-311,00</text:p>
          </table:table-cell>
          <table:table-cell office:value-type="float" office:value="-311" table:formula="of:=[.H3]+[.F4]+[.G4]" table:style-name="ce8">
            <text:p>-311,00</text:p>
          </table:table-cell>
          <table:table-cell table:number-columns-repeated="16376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20" table:style-name="ce8">
            <text:p>-520,00</text:p>
          </table:table-cell>
          <table:table-cell office:value-type="float" office:value="-831" table:formula="of:=[.H4]+[.F5]+[.G5]" table:style-name="ce8">
            <text:p>-83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4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1081" table:formula="of:=[.H5]+[.F6]+[.G6]" table:style-name="ce8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office:value-type="float" office:value="0" table:formula="of:=[.D37]" table:style-name="ce8">
            <text:p>0,00</text:p>
          </table:table-cell>
          <table:table-cell table:style-name="ce2"/>
          <table:table-cell office:value-type="float" office:value="0" table:formula="of:=[.E37]" table:style-name="ce8">
            <text:p>0,00</text:p>
          </table:table-cell>
          <table:table-cell table:style-name="ce8"/>
          <table:table-cell office:value-type="float" office:value="-1081" table:formula="of:=[.H6]+[.F7]+[.G7]" table:style-name="ce8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8">
            <text:p>-5.147,64</text:p>
          </table:table-cell>
          <table:table-cell table:style-name="ce8"/>
          <table:table-cell office:value-type="float" office:value="-5147.6400000000003" table:style-name="ce8">
            <text:p>-5.147,64</text:p>
          </table:table-cell>
          <table:table-cell office:value-type="float" office:value="-6228.64" table:formula="of:=[.H7]+[.F8]+[.G8]" table:style-name="ce8">
            <text:p>-6.22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8">
            <text:p>-6.556,63</text:p>
          </table:table-cell>
          <table:table-cell table:style-name="ce1"/>
          <table:table-cell office:value-type="float" office:value="-6556.63" table:style-name="ce8">
            <text:p>-6.556,63</text:p>
          </table:table-cell>
          <table:table-cell office:value-type="float" office:value="-12785.27" table:formula="of:=[.H8]+[.F9]+[.G9]" table:style-name="ce8">
            <text:p>-12.785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115">
            <text:p>01.08.2023</text:p>
          </table:table-cell>
          <table:table-cell office:value-type="string" table:style-name="ce120">
            <text:p>Kira Adem Özen 3/12 Mrmr Ryl A Blok 82</text:p>
          </table:table-cell>
          <table:table-cell table:number-columns-repeated="2" table:style-name="ce120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style-name="ce8">
            <text:p>-5.375,00</text:p>
          </table:table-cell>
          <table:table-cell office:value-type="float" office:value="-18160.27" table:formula="of:=[.H9]+[.F10]+[.G10]" table:style-name="ce8">
            <text:p>-18.160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115">
            <text:p>01.08.2023</text:p>
          </table:table-cell>
          <table:table-cell office:value-type="string" table:style-name="ce120">
            <text:p>Kira Adem Özen 3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style-name="ce8">
            <text:p>-2.125,00</text:p>
          </table:table-cell>
          <table:table-cell office:value-type="float" office:value="-20285.27" table:formula="of:=[.H10]+[.F11]+[.G11]" table:style-name="ce8">
            <text:p>-20.285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3/12</text:p>
          </table:table-cell>
          <table:table-cell table:number-columns-repeated="2" table:style-name="ce120"/>
          <table:table-cell office:value-type="float" office:value="-674.74" table:style-name="ce8">
            <text:p>-674,74</text:p>
          </table:table-cell>
          <table:table-cell table:style-name="ce28"/>
          <table:table-cell office:value-type="float" office:value="-945.08" table:style-name="ce8">
            <text:p>-945,08</text:p>
          </table:table-cell>
          <table:table-cell office:value-type="float" office:value="-21230.350000000002" table:formula="of:=[.H11]+[.F12]+[.G12]" table:style-name="ce8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21230.350000000002" table:formula="of:=[.H12]+[.F13]+[.G13]" table:style-name="ce8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21230.350000000002" table:formula="of:=[.H13]+[.F14]+[.G14]" table:style-name="ce8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21230.350000000002" table:formula="of:=[.H14]+[.F15]+[.G15]" table:style-name="ce8">
            <text:p>-21.230,35</text:p>
          </table:table-cell>
          <table:table-cell table:number-columns-repeated="16376"/>
        </table:table-row>
        <table:table-row table:style-name="ro1">
          <table:table-cell office:value-type="date" office:date-value="2023-08-14T00:00:00" table:style-name="ce3">
            <text:p>14.Ağu</text:p>
          </table:table-cell>
          <table:table-cell office:value-type="string" table:style-name="ce120">
            <text:p>Elektrik 8758480300 Bahçe</text:p>
          </table:table-cell>
          <table:table-cell table:number-columns-repeated="4" table:style-name="ce1"/>
          <table:table-cell office:value-type="float" office:value="-139" table:style-name="ce8">
            <text:p>-139,00</text:p>
          </table:table-cell>
          <table:table-cell office:value-type="float" office:value="-21369.350000000002" table:formula="of:=[.H15]+[.F16]+[.G16]" table:style-name="ce8">
            <text:p>-21.369,35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21369.350000000002" table:formula="of:=[.H16]+[.F17]+[.G17]" table:style-name="ce8">
            <text:p>-21.369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8" table:style-name="ce8">
            <text:p>-3.508,00</text:p>
          </table:table-cell>
          <table:table-cell office:value-type="float" office:value="-24877.350000000002" table:formula="of:=[.H17]+[.F18]+[.G18]" table:style-name="ce8">
            <text:p>-24.877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8" table:style-name="ce8">
            <text:p>-3.508,00</text:p>
          </table:table-cell>
          <table:table-cell office:value-type="float" office:value="-28385.350000000002" table:formula="of:=[.H18]+[.F19]+[.G19]" table:style-name="ce8">
            <text:p>-28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31885.350000000002" table:formula="of:=[.H19]+[.F20]+[.G20]" table:style-name="ce8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28"/>
          <table:table-cell table:number-columns-repeated="2" table:style-name="ce8"/>
          <table:table-cell office:value-type="float" office:value="-31885.350000000002" table:formula="of:=[.H20]+[.F21]+[.G21]" table:style-name="ce8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4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-24385.350000000002" table:formula="of:=[.H21]+[.F22]+[.G22]" table:style-name="ce8">
            <text:p>-24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4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21585.350000000002" table:formula="of:=[.H22]+[.F23]+[.G23]" table:style-name="ce8">
            <text:p>-21.5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124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15085.350000000002" table:formula="of:=[.H23]+[.F24]+[.G24]" table:style-name="ce8">
            <text:p>-15.085,35</text:p>
          </table:table-cell>
          <table:table-cell table:number-columns-repeated="16376"/>
        </table:table-row>
        <table:table-row table:style-name="ro1">
          <table:table-cell office:value-type="date" office:date-value="2023-08-29T00:00:00" table:style-name="ce115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12"/>
          <table:table-cell table:style-name="ce1"/>
          <table:table-cell table:number-columns-repeated="2" table:style-name="ce8"/>
          <table:table-cell office:value-type="float" office:value="-15085.350000000002" table:formula="of:=[.H24]+[.F25]+[.G25]" table:style-name="ce8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12"/>
          <table:table-cell table:style-name="ce1"/>
          <table:table-cell table:number-columns-repeated="2" table:style-name="ce8"/>
          <table:table-cell office:value-type="float" office:value="-15085.350000000002" table:formula="of:=[.H25]+[.F26]+[.G26]" table:style-name="ce8">
            <text:p>-15.085,35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124">
            <text:p>₺70.000,00</text:p>
          </table:table-cell>
          <table:table-cell table:number-columns-repeated="2" table:style-name="ce1"/>
          <table:table-cell table:style-name="ce8"/>
          <table:table-cell office:value-type="float" office:value="-15085.350000000002" table:formula="of:=[.H26]+[.F27]+[.G27]" table:style-name="ce8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12"/>
          <table:table-cell table:style-name="ce1"/>
          <table:table-cell table:style-name="ce8"/>
          <table:table-cell office:value-type="float" office:value="-5250" table:style-name="ce8">
            <text:p>-5.250,00</text:p>
          </table:table-cell>
          <table:table-cell office:value-type="float" office:value="-20335.350000000002" table:formula="of:=[.H27]+[.F28]+[.G28]" table:style-name="ce8">
            <text:p>-20.335,35</text:p>
          </table:table-cell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6"/>
          <table:table-cell table:style-name="ce177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38:.D45])" table:style-name="ce130">
            <text:p>0,00</text:p>
          </table:table-cell>
          <table:table-cell office:value-type="float" office:value="0" table:formula="of:=SUM([.E38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12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2"/>
          <table:table-cell table:style-name="ce1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5147.6399999999985" table:formula="of:=SUM([.E50:.E64])" table:style-name="ce113">
            <text:p>-5147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5">
            <text:p>08.11.2022</text:p>
          </table:table-cell>
          <table:table-cell office:value-type="string" table:style-name="ce1">
            <text:p>peri diş</text:p>
          </table:table-cell>
          <table:table-cell table:style-name="ce122"/>
          <table:table-cell office:value-type="string" table:style-name="ce122">
            <text:p><text:s/>9 – 9</text:p>
          </table:table-cell>
          <table:table-cell office:value-type="float" office:value="-1111.1199999999999" table:style-name="ce28">
            <text:p>-1.111,12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">
            <text:p><text:s/>5 – 10</text:p>
          </table:table-cell>
          <table:table-cell office:value-type="float" office:value="-61.39" table:style-name="ce28">
            <text:p>-61,3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9">
            <text:p><text:s/>5 – 6</text:p>
          </table:table-cell>
          <table:table-cell office:value-type="float" office:value="-376.49" table:style-name="ce28">
            <text:p>-376,4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Amazon – asus b660 plus anakart</text:p>
          </table:table-cell>
          <table:table-cell office:value-type="float" office:value="3299" table:style-name="ce122">
            <text:p>3299</text:p>
          </table:table-cell>
          <table:table-cell office:value-type="string" table:style-name="ce9">
            <text:p><text:s/>3 – 6</text:p>
          </table:table-cell>
          <table:table-cell office:value-type="float" office:value="-549.83000000000004" table:style-name="ce28">
            <text:p>-549,8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Pazarama – i7-13700 + KC3000-512gb</text:p>
          </table:table-cell>
          <table:table-cell office:value-type="float" office:value="10764.57" table:style-name="ce122">
            <text:p>10764,57</text:p>
          </table:table-cell>
          <table:table-cell office:value-type="string" table:style-name="ce9">
            <text:p><text:s/>3 – 9</text:p>
          </table:table-cell>
          <table:table-cell office:value-type="float" office:value="-1196.06" table:style-name="ce28">
            <text:p>-1.196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2">
            <text:p>3123,29</text:p>
          </table:table-cell>
          <table:table-cell office:value-type="string" table:style-name="ce132">
            <text:p><text:s/>3 – 6</text:p>
          </table:table-cell>
          <table:table-cell office:value-type="float" office:value="-520.54999999999995" table:style-name="ce28">
            <text:p>-520,5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01T00:00:00" table:style-name="ce115">
            <text:p>01.06.2023</text:p>
          </table:table-cell>
          <table:table-cell office:value-type="string" table:style-name="ce122">
            <text:p>Amazon 27"Monitor</text:p>
          </table:table-cell>
          <table:table-cell table:style-name="ce1"/>
          <table:table-cell office:value-type="string" table:style-name="ce132">
            <text:p><text:s/>2 – 6</text:p>
          </table:table-cell>
          <table:table-cell office:value-type="float" office:value="-666.67" table:style-name="ce28">
            <text:p>-666,6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22">
            <text:p>BELEDİYE Ayşe Balcı</text:p>
          </table:table-cell>
          <table:table-cell office:value-type="float" office:value="148.6" table:style-name="ce122">
            <text:p>148,6</text:p>
          </table:table-cell>
          <table:table-cell office:value-type="string" table:style-name="ce132">
            <text:p><text:s/>2 – 4</text:p>
          </table:table-cell>
          <table:table-cell office:value-type="float" office:value="-37.15" table:style-name="ce28">
            <text:p>-37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22">
            <text:p>BELEDİYE POBA - atila ev</text:p>
          </table:table-cell>
          <table:table-cell office:value-type="float" office:value="244.8" table:style-name="ce122">
            <text:p>244,8</text:p>
          </table:table-cell>
          <table:table-cell office:value-type="string" table:style-name="ce132">
            <text:p><text:s/>2 – 4</text:p>
          </table:table-cell>
          <table:table-cell office:value-type="float" office:value="-61.2" table:style-name="ce28">
            <text:p>-61,2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22">
            <text:p>BELEDİYE ALUMBA</text:p>
          </table:table-cell>
          <table:table-cell office:value-type="float" office:value="1204.5" table:style-name="ce122">
            <text:p>1204,5</text:p>
          </table:table-cell>
          <table:table-cell office:value-type="string" table:style-name="ce132">
            <text:p><text:s/>2 – 4</text:p>
          </table:table-cell>
          <table:table-cell office:value-type="float" office:value="-301.13" table:style-name="ce28">
            <text:p>-301,1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2">
            <text:p>532,6</text:p>
          </table:table-cell>
          <table:table-cell office:value-type="string" table:style-name="ce132">
            <text:p><text:s/>2 – 4</text:p>
          </table:table-cell>
          <table:table-cell office:value-type="float" office:value="-133.15" table:style-name="ce28">
            <text:p>-133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style-name="ce1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05T00:00:00" table:style-name="ce115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28">
            <text:p>-132,90</text:p>
          </table:table-cell>
          <table:table-cell table:number-columns-repeated="16379" table:style-name="ce1"/>
        </table:table-row>
        <table:table-row table:style-name="ro1">
          <table:table-cell table:style-name="ce115"/>
          <table:table-cell table:number-columns-repeated="2" table:style-name="ce1"/>
          <table:table-cell office:value-type="string" table:style-name="ce6">
            <text:p>HESAP KESİM</text:p>
          </table:table-cell>
          <table:table-cell table:style-name="ce2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9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6556.6299999999992" table:formula="of:=SUM([.E68:.E91])" table:style-name="ce113">
            <text:p>-6556,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28T00:00:00" table:style-name="ce115">
            <text:p>28.06.2023</text:p>
          </table:table-cell>
          <table:table-cell office:value-type="string" table:style-name="ce122">
            <text:p><text:span text:style-name="T3">kbrs<text:s/></text:span>korcan iletişim kıbrıs</text:p>
          </table:table-cell>
          <table:table-cell table:number-columns-repeated="2" table:style-name="ce122"/>
          <table:table-cell office:value-type="float" office:value="-27.99" table:style-name="ce28">
            <text:p>-27,9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30T00:00:00" table:style-name="ce115">
            <text:p>30.06.2023</text:p>
          </table:table-cell>
          <table:table-cell office:value-type="string" table:style-name="ce122">
            <text:p><text:span text:style-name="T3">kbrs<text:s/></text:span>benzin m nissan</text:p>
          </table:table-cell>
          <table:table-cell table:number-columns-repeated="2" table:style-name="ce122"/>
          <table:table-cell office:value-type="float" office:value="-900" table:style-name="ce28">
            <text:p>-9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01T00:00:00" table:style-name="ce115">
            <text:p>01.07.2023</text:p>
          </table:table-cell>
          <table:table-cell office:value-type="string" table:style-name="ce122">
            <text:p><text:span text:style-name="T3">kbrs<text:s/></text:span>atlex co</text:p>
          </table:table-cell>
          <table:table-cell table:number-columns-repeated="2" table:style-name="ce122"/>
          <table:table-cell office:value-type="float" office:value="-207.59" table:style-name="ce28">
            <text:p>-207,5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04T00:00:00" table:style-name="ce115">
            <text:p>04.07.2023</text:p>
          </table:table-cell>
          <table:table-cell office:value-type="string" table:style-name="ce122">
            <text:p>ödeme oto</text:p>
          </table:table-cell>
          <table:table-cell office:value-type="float" office:value="3730.59" table:style-name="ce122">
            <text:p>3730,59</text:p>
          </table:table-cell>
          <table:table-cell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06T00:00:00" table:style-name="ce115">
            <text:p>06.07.2023</text:p>
          </table:table-cell>
          <table:table-cell office:value-type="string" table:style-name="ce133">
            <text:p>ödeme</text:p>
          </table:table-cell>
          <table:table-cell office:value-type="float" office:value="5595.88" table:style-name="ce104">
            <text:p>5595,88</text:p>
          </table:table-cell>
          <table:table-cell table:style-name="ce1"/>
          <table:table-cell table:style-name="ce28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9326.4700000000012" table:formula="of:=SUM([.C72:.C73])" table:style-name="ce6">
            <text:p>9326,4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7-08T00:00:00" table:style-name="ce115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8T00:00:00" table:style-name="ce115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3-07-09T00:00:00" table:style-name="ce115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9T00:00:00" table:style-name="ce115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9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115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9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115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3T00:00:00" table:style-name="ce115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4T00:00:00" table:style-name="ce115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7T00:00:00" table:style-name="ce115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8T00:00:00" table:style-name="ce115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3-07-22T00:00:00" table:style-name="ce115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115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115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115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115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115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">
            <text:p>HESAP KESİM</text:p>
          </table:table-cell>
          <table:table-cell table:number-columns-repeated="16380" table:style-name="ce1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office:value-type="string" table:style-name="ce181">
            <text:p>AĞUSTOS</text:p>
          </table:table-cell>
          <table:table-cell office:value-type="string" table:style-name="ce111">
            <text:p>Devir</text:p>
          </table:table-cell>
          <table:table-cell office:value-type="float" office:value="2023" table:style-name="ce110">
            <text:p>2023</text:p>
          </table:table-cell>
          <table:table-cell table:style-name="ce112"/>
          <table:table-cell office:value-type="float" office:value="399800.57" table:formula="of:=SUM([.E112:.E120])" table:style-name="ce113">
            <text:p>399800,57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7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7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8245.88" table:style-name="ce107">
            <text:p>28.245,88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450.49" table:style-name="ce107">
            <text:p>450,49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2">
            <text:p>1.600,00</text:p>
          </table:table-cell>
          <table:table-cell office:value-type="float" office:value="111" table:style-name="ce2">
            <text:p>111,00</text:p>
          </table:table-cell>
          <table:table-cell office:value-type="float" office:value="177600" table:formula="of:=[.D116]*[.C116]" table:style-name="ce107">
            <text:p>177.6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84">
            <text:p>26,308</text:p>
          </table:table-cell>
          <table:table-cell office:value-type="float" office:value="850" table:style-name="ce2">
            <text:p>850,00</text:p>
          </table:table-cell>
          <table:table-cell office:value-type="float" office:value="22361.8" table:formula="of:=[.D117]*[.C117]" table:style-name="ce107">
            <text:p>22.361,8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84">
            <text:p>28,544</text:p>
          </table:table-cell>
          <table:table-cell office:value-type="float" office:value="100" table:style-name="ce2">
            <text:p>100,00</text:p>
          </table:table-cell>
          <table:table-cell office:value-type="float" office:value="2854.4" table:formula="of:=[.D118]*[.C118]" table:style-name="ce107">
            <text:p>2.854,4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50850" table:style-name="ce107">
            <text:p>50.850,0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350" table:style-name="ce107">
            <text:p>3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AĞUSTOS" table:formula="of:=[.A111]" table:style-name="ce6">
            <text:p>AĞUSTOS</text:p>
          </table:table-cell>
          <table:table-cell office:value-type="string" table:style-name="ce5">
            <text:p><text:s/>Bakiye</text:p>
          </table:table-cell>
          <table:table-cell office:value-type="float" office:value="-21230.350000000002" table:formula="of:=[.H13]" table:style-name="ce8">
            <text:p>-21.230,3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7_23" table:style-name="ta6">
        <table:table-column table:style-name="co44" table:default-cell-style-name="ce1"/>
        <table:table-column table:style-name="co45" table:default-cell-style-name="ce1"/>
        <table:table-column table:style-name="co32" table:default-cell-style-name="ce1"/>
        <table:table-column table:style-name="co51" table:default-cell-style-name="ce1"/>
        <table:table-column table:style-name="co21" table:default-cell-style-name="ce1"/>
        <table:table-column table:style-name="co32" table:default-cell-style-name="ce1"/>
        <table:table-column table:style-name="co51" table:number-columns-repeated="2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- ŞUBAT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67911" table:formula="of:=SUM([.D4:.D34])" table:style-name="ce46">
            <text:p>67.911,00</text:p>
          </table:table-cell>
          <table:table-cell office:value-type="float" office:value="-35277.64" table:formula="of:=SUM([.E4:.E33])" table:style-name="ce46">
            <text:p>-35.277,64</text:p>
          </table:table-cell>
          <table:table-cell office:value-type="float" office:value="70250" table:formula="of:=SUM([.F4:.F35])" table:style-name="ce46">
            <text:p>70.250,00</text:p>
          </table:table-cell>
          <table:table-cell office:value-type="float" office:value="-42110.31" table:formula="of:=SUM([.G4:.G35])" table:style-name="ce46">
            <text:p>-42.110,31</text:p>
          </table:table-cell>
          <table:table-cell office:value-type="float" office:value="28139.690000000002" table:formula="of:=[.F2]+[.G2]" table:style-name="ce46">
            <text:p>28.139,69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400" table:style-name="ce8">
            <text:p>-400,00</text:p>
          </table:table-cell>
          <table:table-cell office:value-type="float" office:value="-400" table:formula="of:=[.H3]+[.F4]+[.G4]" table:style-name="ce8">
            <text:p>-400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198" table:style-name="ce8">
            <text:p>-198,00</text:p>
          </table:table-cell>
          <table:table-cell office:value-type="float" office:value="-598" table:formula="of:=[.H4]+[.F5]+[.G5]" table:style-name="ce8">
            <text:p>-598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0">
            <text:p>TUSDATA 3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4" table:style-name="ce8">
            <text:p>-254,00</text:p>
          </table:table-cell>
          <table:table-cell office:value-type="float" office:value="-852" table:formula="of:=[.H5]+[.F6]+[.G6]" table:style-name="ce8">
            <text:p>-8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20">
            <text:p>umut bayram</text:p>
          </table:table-cell>
          <table:table-cell table:number-columns-repeated="2" table:style-name="ce120"/>
          <table:table-cell table:style-name="ce28"/>
          <table:table-cell table:style-name="ce1"/>
          <table:table-cell office:value-type="float" office:value="-3500" table:style-name="ce8">
            <text:p>-3.500,00</text:p>
          </table:table-cell>
          <table:table-cell office:value-type="float" office:value="-4352" table:formula="of:=[.H6]+[.F7]+[.G7]" table:style-name="ce8">
            <text:p>-4.3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20">
            <text:p>yasemin bayram</text:p>
          </table:table-cell>
          <table:table-cell table:number-columns-repeated="2" table:style-name="ce120"/>
          <table:table-cell table:style-name="ce28"/>
          <table:table-cell table:style-name="ce1"/>
          <table:table-cell office:value-type="float" office:value="-3500" table:style-name="ce8">
            <text:p>-3.500,00</text:p>
          </table:table-cell>
          <table:table-cell office:value-type="float" office:value="-7852" table:formula="of:=[.H7]+[.F8]+[.G8]" table:style-name="ce8">
            <text:p>-7.852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8">
            <text:p>-32,70</text:p>
          </table:table-cell>
          <table:table-cell table:style-name="ce1"/>
          <table:table-cell office:value-type="float" office:value="-32.700000000000003" table:formula="of:=[.E9]" table:style-name="ce8">
            <text:p>-32,70</text:p>
          </table:table-cell>
          <table:table-cell office:value-type="float" office:value="-7884.7" table:formula="of:=[.H8]+[.F9]+[.G9]" table:style-name="ce8">
            <text:p>-7.884,7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8">
            <text:p>-6.143,73</text:p>
          </table:table-cell>
          <table:table-cell table:style-name="ce8"/>
          <table:table-cell office:value-type="float" office:value="-6143.73" table:style-name="ce8">
            <text:p>-6.143,73</text:p>
          </table:table-cell>
          <table:table-cell office:value-type="float" office:value="-14028.43" table:formula="of:=[.H9]+[.F10]+[.G10]" table:style-name="ce8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3">
            <text:p>4.Tem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8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8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3">
            <text:p>4.Tem</text:p>
          </table:table-cell>
          <table:table-cell office:value-type="string" table:style-name="ce123">
            <text:p>KK 5165 Denizbank oto ödeme</text:p>
          </table:table-cell>
          <table:table-cell table:number-columns-repeated="2" table:style-name="ce1"/>
          <table:table-cell table:style-name="ce8"/>
          <table:table-cell table:style-name="ce1"/>
          <table:table-cell office:value-type="float" office:value="-3730.59" table:style-name="ce8">
            <text:p>-3.730,59</text:p>
          </table:table-cell>
          <table:table-cell office:value-type="float" office:value="-17759.02" table:formula="of:=[.H11]+[.F12]+[.G12]" table:style-name="ce8">
            <text:p>-17.759,02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3">
            <text:p>6.Tem</text:p>
          </table:table-cell>
          <table:table-cell office:value-type="string" table:style-name="ce187">
            <text:p>KK 5165 Denizbank ödeme</text:p>
          </table:table-cell>
          <table:table-cell table:number-columns-repeated="2" table:style-name="ce1"/>
          <table:table-cell table:style-name="ce8"/>
          <table:table-cell table:style-name="ce1"/>
          <table:table-cell office:value-type="float" office:value="-5595.88" table:style-name="ce8">
            <text:p>-5.595,88</text:p>
          </table:table-cell>
          <table:table-cell office:value-type="float" office:value="-23354.9" table:formula="of:=[.H12]+[.F13]+[.G13]" table:style-name="ce8">
            <text:p>-23.354,90</text:p>
          </table:table-cell>
          <table:table-cell table:style-name="ce43"/>
          <table:table-cell table:number-columns-repeated="16375"/>
        </table:table-row>
        <table:table-row table:style-name="ro1">
          <table:table-cell office:value-type="date" office:date-value="2023-07-06T00:00:00" table:style-name="ce115">
            <text:p>06.07.2023</text:p>
          </table:table-cell>
          <table:table-cell office:value-type="string" table:style-name="ce120">
            <text:p>Kira Adem Özen 2/12 Mrmr Ryl A Blok 82</text:p>
          </table:table-cell>
          <table:table-cell office:value-type="string" table:style-name="ce120">
            <text:p>bankadan</text:p>
          </table:table-cell>
          <table:table-cell table:style-name="ce120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style-name="ce8">
            <text:p>-5.375,00</text:p>
          </table:table-cell>
          <table:table-cell office:value-type="float" office:value="-28729.9" table:formula="of:=[.H13]+[.F14]+[.G14]" table:style-name="ce8">
            <text:p>-28.729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115">
            <text:p>06.07.2023</text:p>
          </table:table-cell>
          <table:table-cell office:value-type="string" table:style-name="ce120">
            <text:p>Kira Adem Özen 2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style-name="ce8">
            <text:p>-2.125,00</text:p>
          </table:table-cell>
          <table:table-cell office:value-type="float" office:value="-30854.9" table:formula="of:=[.H14]+[.F15]+[.G15]" table:style-name="ce8">
            <text:p>-30.854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20">
            <text:p>Aidat Marmara Royal Site /12</text:p>
          </table:table-cell>
          <table:table-cell table:number-columns-repeated="2" table:style-name="ce120"/>
          <table:table-cell office:value-type="float" office:value="-674.74" table:style-name="ce8">
            <text:p>-674,74</text:p>
          </table:table-cell>
          <table:table-cell table:style-name="ce28"/>
          <table:table-cell office:value-type="float" office:value="-955.41" table:style-name="ce8">
            <text:p>-955,41</text:p>
          </table:table-cell>
          <table:table-cell office:value-type="float" office:value="-31810.31" table:formula="of:=[.H15]+[.F16]+[.G16]" table:style-name="ce8">
            <text:p>-31.810,31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31810.31" table:formula="of:=[.H16]+[.F17]+[.G17]" table:style-name="ce8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table:number-columns-repeated="2" table:style-name="ce122"/>
          <table:table-cell office:value-type="float" office:value="-300" table:style-name="ce8">
            <text:p>-30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31810.31" table:formula="of:=[.H17]+[.F18]+[.G18]" table:style-name="ce8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table:number-columns-repeated="2" table:style-name="ce122"/>
          <table:table-cell office:value-type="float" office:value="-100" table:style-name="ce8">
            <text:p>-10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31810.31" table:formula="of:=[.H18]+[.F19]+[.G19]" table:style-name="ce8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8">
            <text:p>-3.3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35310.31" table:formula="of:=[.H19]+[.F20]+[.G20]" table:style-name="ce8">
            <text:p>-35.3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8">
            <text:p>-3.3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38810.31" table:formula="of:=[.H20]+[.F21]+[.G21]" table:style-name="ce8">
            <text:p>-38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8">
            <text:p>-3.300,00</text:p>
          </table:table-cell>
          <table:table-cell table:style-name="ce8"/>
          <table:table-cell office:value-type="float" office:value="-3300" table:style-name="ce8">
            <text:p>-3.300,00</text:p>
          </table:table-cell>
          <table:table-cell office:value-type="float" office:value="-42110.31" table:formula="of:=[.H21]+[.F22]+[.G22]" table:style-name="ce8">
            <text:p>-42.110,31</text:p>
          </table:table-cell>
          <table:table-cell table:number-columns-repeated="16376"/>
        </table:table-row>
        <table:table-row table:style-name="ro1">
          <table:table-cell office:value-type="date" office:date-value="2023-07-15T00:00:00" table:style-name="ce115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">
            <text:p>50.000,00</text:p>
          </table:table-cell>
          <table:table-cell table:style-name="ce28"/>
          <table:table-cell office:value-type="float" office:value="50000" table:style-name="ce8">
            <text:p>50.000,00</text:p>
          </table:table-cell>
          <table:table-cell table:style-name="ce8"/>
          <table:table-cell office:value-type="float" office:value="7889.6900000000023" table:formula="of:=[.H22]+[.F23]+[.G23]" table:style-name="ce8">
            <text:p>7.88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2">
            <text:p>1.111,00</text:p>
          </table:table-cell>
          <table:table-cell table:style-name="ce28"/>
          <table:table-cell table:number-columns-repeated="2" table:style-name="ce8"/>
          <table:table-cell office:value-type="float" office:value="7889.6900000000023" table:formula="of:=[.H23]+[.F24]+[.G24]" table:style-name="ce8">
            <text:p>7.889,69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115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107"/>
          <table:table-cell table:style-name="ce28"/>
          <table:table-cell office:value-type="float" office:value="3450" table:style-name="ce8">
            <text:p>3.450,00</text:p>
          </table:table-cell>
          <table:table-cell table:style-name="ce8"/>
          <table:table-cell office:value-type="float" office:value="11339.690000000002" table:formula="of:=[.H24]+[.F25]+[.G25]" table:style-name="ce8">
            <text:p>11.3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4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18839.690000000002" table:formula="of:=[.H25]+[.F26]+[.G26]" table:style-name="ce8">
            <text:p>18.8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124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21639.690000000002" table:formula="of:=[.H26]+[.F27]+[.G27]" table:style-name="ce8">
            <text:p>21.6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124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28139.690000000002" table:formula="of:=[.H27]+[.F28]+[.G28]" table:style-name="ce8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"/>
          <table:table-cell table:number-columns-repeated="3" table:style-name="ce1"/>
          <table:table-cell office:value-type="float" office:value="28139.690000000002" table:formula="of:=[.H28]+[.F29]+[.G29]" table:style-name="ce8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"/>
          <table:table-cell table:style-name="ce1"/>
          <table:table-cell table:number-columns-repeated="2" table:style-name="ce8"/>
          <table:table-cell office:value-type="float" office:value="28139.690000000002" table:formula="of:=[.H29]+[.F30]+[.G30]" table:style-name="ce8">
            <text:p>28.139,69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3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6"/>
          <table:table-cell table:style-name="ce177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3120.43" table:formula="of:=SUM([.D42:.D49])" table:style-name="ce130">
            <text:p>3.120,43</text:p>
          </table:table-cell>
          <table:table-cell office:value-type="float" office:value="1344.7" table:formula="of:=SUM([.E42:.E49])" table:style-name="ce130">
            <text:p>1.344,7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8">
            <text:p>99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office:value-type="float" office:value="32.700000000000003" table:style-name="ce122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2"/>
          <table:table-cell table:style-name="ce1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6143.73" table:formula="of:=SUM([.E54:.E66])" table:style-name="ce113">
            <text:p>-6143,7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5">
            <text:p>08.11.2022</text:p>
          </table:table-cell>
          <table:table-cell office:value-type="string" table:style-name="ce1">
            <text:p>peri diş</text:p>
          </table:table-cell>
          <table:table-cell table:style-name="ce122"/>
          <table:table-cell office:value-type="string" table:style-name="ce122">
            <text:p><text:s/>8 – 9</text:p>
          </table:table-cell>
          <table:table-cell office:value-type="float" office:value="-1111.1099999999999" table:style-name="ce28">
            <text:p>-1.111,1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">
            <text:p><text:s/>4 – 10</text:p>
          </table:table-cell>
          <table:table-cell office:value-type="float" office:value="-61.39" table:style-name="ce28">
            <text:p>-61,3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9">
            <text:p><text:s/>4 – 6</text:p>
          </table:table-cell>
          <table:table-cell office:value-type="float" office:value="-376.49" table:style-name="ce28">
            <text:p>-376,4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Amazon – asus b660 plus anakart</text:p>
          </table:table-cell>
          <table:table-cell office:value-type="float" office:value="3299" table:style-name="ce122">
            <text:p>3299</text:p>
          </table:table-cell>
          <table:table-cell office:value-type="string" table:style-name="ce9">
            <text:p><text:s/>2 – 6</text:p>
          </table:table-cell>
          <table:table-cell office:value-type="float" office:value="-549.83000000000004" table:style-name="ce28">
            <text:p>-549,8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Pazarama – i7-13700 + KC3000-512gb</text:p>
          </table:table-cell>
          <table:table-cell office:value-type="float" office:value="10764.57" table:style-name="ce122">
            <text:p>10764,57</text:p>
          </table:table-cell>
          <table:table-cell office:value-type="string" table:style-name="ce9">
            <text:p><text:s/>2 – 9</text:p>
          </table:table-cell>
          <table:table-cell office:value-type="float" office:value="-1196.06" table:style-name="ce28">
            <text:p>-1.196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2">
            <text:p>3123,29</text:p>
          </table:table-cell>
          <table:table-cell office:value-type="string" table:style-name="ce132">
            <text:p><text:s/>2 – 6</text:p>
          </table:table-cell>
          <table:table-cell office:value-type="float" office:value="-520.54999999999995" table:style-name="ce28">
            <text:p>-520,5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22">
            <text:p>BELEDİYE Ayşe Balcı</text:p>
          </table:table-cell>
          <table:table-cell office:value-type="float" office:value="148.6" table:style-name="ce122">
            <text:p>148,6</text:p>
          </table:table-cell>
          <table:table-cell office:value-type="string" table:style-name="ce132">
            <text:p><text:s/>1 – 4</text:p>
          </table:table-cell>
          <table:table-cell office:value-type="float" office:value="-37.15" table:style-name="ce28">
            <text:p>-37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22">
            <text:p>BELEDİYE POBA - atila ev</text:p>
          </table:table-cell>
          <table:table-cell office:value-type="float" office:value="244.8" table:style-name="ce122">
            <text:p>244,8</text:p>
          </table:table-cell>
          <table:table-cell office:value-type="string" table:style-name="ce132">
            <text:p><text:s/>1 – 4</text:p>
          </table:table-cell>
          <table:table-cell office:value-type="float" office:value="-61.2" table:style-name="ce28">
            <text:p>-61,2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22">
            <text:p>BELEDİYE ALUMBA</text:p>
          </table:table-cell>
          <table:table-cell office:value-type="float" office:value="1204.5" table:style-name="ce122">
            <text:p>1204,5</text:p>
          </table:table-cell>
          <table:table-cell office:value-type="string" table:style-name="ce132">
            <text:p><text:s/>1 – 4</text:p>
          </table:table-cell>
          <table:table-cell office:value-type="float" office:value="-301.13" table:style-name="ce28">
            <text:p>-301,1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2">
            <text:p>532,6</text:p>
          </table:table-cell>
          <table:table-cell office:value-type="string" table:style-name="ce132">
            <text:p><text:s/>1 – 4</text:p>
          </table:table-cell>
          <table:table-cell office:value-type="float" office:value="-133.15" table:style-name="ce28">
            <text:p>-133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01T00:00:00" table:style-name="ce115">
            <text:p>01.06.2023</text:p>
          </table:table-cell>
          <table:table-cell office:value-type="string" table:style-name="ce122">
            <text:p>Amazon 27"Monitor</text:p>
          </table:table-cell>
          <table:table-cell table:style-name="ce1"/>
          <table:table-cell office:value-type="string" table:style-name="ce132">
            <text:p><text:s/>1 – 6</text:p>
          </table:table-cell>
          <table:table-cell office:value-type="float" office:value="-666.67" table:style-name="ce28">
            <text:p>-666,67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6-14T00:00:00" table:style-name="ce115">
            <text:p>14.06.2023</text:p>
          </table:table-cell>
          <table:table-cell office:value-type="string" table:style-name="ce122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28">
            <text:p>-1.129,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table:style-name="ce115"/>
          <table:table-cell table:style-name="ce122"/>
          <table:table-cell table:style-name="ce1"/>
          <table:table-cell office:value-type="string" table:style-name="ce6">
            <text:p>HESAP KESİM</text:p>
          </table:table-cell>
          <table:table-cell table:style-name="ce28"/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9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9326.4700000000012" table:formula="of:=SUM([.E70:.E97])" table:style-name="ce113">
            <text:p>-932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24T00:00:00" table:style-name="ce115">
            <text:p>24.05.2023</text:p>
          </table:table-cell>
          <table:table-cell office:value-type="string" table:style-name="ce122">
            <text:p>ET 2 GÜNLÜK</text:p>
          </table:table-cell>
          <table:table-cell table:number-columns-repeated="2" table:style-name="ce122"/>
          <table:table-cell office:value-type="float" office:value="-350" table:style-name="ce28">
            <text:p>-3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24T00:00:00" table:style-name="ce115">
            <text:p>24.05.2023</text:p>
          </table:table-cell>
          <table:table-cell office:value-type="string" table:style-name="ce122">
            <text:p>SEBZE</text:p>
          </table:table-cell>
          <table:table-cell table:number-columns-repeated="2" table:style-name="ce122"/>
          <table:table-cell office:value-type="float" office:value="-63.15" table:style-name="ce28">
            <text:p>-63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26T00:00:00" table:style-name="ce115">
            <text:p>26.05.2023</text:p>
          </table:table-cell>
          <table:table-cell office:value-type="string" table:style-name="ce122">
            <text:p>ET</text:p>
          </table:table-cell>
          <table:table-cell table:number-columns-repeated="2" table:style-name="ce122"/>
          <table:table-cell office:value-type="float" office:value="-200" table:style-name="ce28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29T00:00:00" table:style-name="ce115">
            <text:p>29.05.2023</text:p>
          </table:table-cell>
          <table:table-cell office:value-type="string" table:style-name="ce122">
            <text:p>ET</text:p>
          </table:table-cell>
          <table:table-cell table:number-columns-repeated="2" table:style-name="ce122"/>
          <table:table-cell office:value-type="float" office:value="-150" table:style-name="ce28">
            <text:p>-1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33">
            <text:p>ET</text:p>
          </table:table-cell>
          <table:table-cell table:number-columns-repeated="2" table:style-name="ce1"/>
          <table:table-cell office:value-type="float" office:value="-225" table:style-name="ce28">
            <text:p>-225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22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22">
            <text:p>ET</text:p>
          </table:table-cell>
          <table:table-cell table:number-columns-repeated="2" table:style-name="ce1"/>
          <table:table-cell office:value-type="float" office:value="-180" table:style-name="ce28">
            <text:p>-18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22">
            <text:p>AUDİ YAĞ FİLTRE</text:p>
          </table:table-cell>
          <table:table-cell table:number-columns-repeated="2" table:style-name="ce1"/>
          <table:table-cell office:value-type="float" office:value="-850" table:style-name="ce28">
            <text:p>-8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2">
            <text:p>ERENLER</text:p>
          </table:table-cell>
          <table:table-cell table:number-columns-repeated="2" table:style-name="ce1"/>
          <table:table-cell office:value-type="float" office:value="-112.11" table:style-name="ce28">
            <text:p>-112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2">
            <text:p>ET</text:p>
          </table:table-cell>
          <table:table-cell table:number-columns-repeated="2" table:style-name="ce1"/>
          <table:table-cell office:value-type="float" office:value="-150" table:style-name="ce28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7T00:00:00" table:style-name="ce3">
            <text:p>7.Haz</text:p>
          </table:table-cell>
          <table:table-cell office:value-type="string" table:style-name="ce122">
            <text:p>ET</text:p>
          </table:table-cell>
          <table:table-cell table:style-name="ce1"/>
          <table:table-cell table:style-name="ce9"/>
          <table:table-cell office:value-type="float" office:value="-250" table:style-name="ce2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8T00:00:00" table:style-name="ce3">
            <text:p>8.Haz</text:p>
          </table:table-cell>
          <table:table-cell office:value-type="string" table:style-name="ce122">
            <text:p>ET</text:p>
          </table:table-cell>
          <table:table-cell table:style-name="ce1"/>
          <table:table-cell table:style-name="ce9"/>
          <table:table-cell office:value-type="float" office:value="-250" table:style-name="ce2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9T00:00:00" table:style-name="ce3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28">
            <text:p>-1.420,00</text:p>
          </table:table-cell>
          <table:table-cell table:number-columns-repeated="16379"/>
        </table:table-row>
        <table:table-row table:style-name="ro1">
          <table:table-cell office:value-type="date" office:date-value="2023-06-10T00:00:00" table:style-name="ce3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28">
            <text:p>-242,56</text:p>
          </table:table-cell>
          <table:table-cell table:number-columns-repeated="16379"/>
        </table:table-row>
        <table:table-row table:style-name="ro1">
          <table:table-cell office:value-type="date" office:date-value="2023-06-12T00:00:00" table:style-name="ce3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28">
            <text:p>-167,19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3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3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28">
            <text:p>-61,41</text:p>
          </table:table-cell>
          <table:table-cell table:number-columns-repeated="16379"/>
        </table:table-row>
        <table:table-row table:style-name="ro1">
          <table:table-cell office:value-type="date" office:date-value="2023-06-15T00:00:00" table:style-name="ce3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8T00:00:00" table:style-name="ce115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28">
            <text:p>-257,00</text:p>
          </table:table-cell>
          <table:table-cell table:number-columns-repeated="16379"/>
        </table:table-row>
        <table:table-row table:style-name="ro1">
          <table:table-cell office:value-type="date" office:date-value="2023-06-19T00:00:00" table:style-name="ce115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20T00:00:00" table:style-name="ce115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28">
            <text:p>-110,00</text:p>
          </table:table-cell>
          <table:table-cell table:number-columns-repeated="16379"/>
        </table:table-row>
        <table:table-row table:style-name="ro1">
          <table:table-cell office:value-type="date" office:date-value="2023-06-21T00:00:00" table:style-name="ce115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28">
            <text:p>-405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5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28">
            <text:p>-820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5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28">
            <text:p>-599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5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28">
            <text:p>-8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5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28">
            <text:p>-1.197,38</text:p>
          </table:table-cell>
          <table:table-cell table:number-columns-repeated="16379"/>
        </table:table-row>
        <table:table-row table:style-name="ro1">
          <table:table-cell office:value-type="date" office:date-value="2023-06-23T00:00:00" table:style-name="ce115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28">
            <text:p>-418,5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">
            <text:p>HESAP KESİM</text:p>
          </table:table-cell>
          <table:table-cell table:number-columns-repeated="16380" table:style-name="ce1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9"/>
          <table:table-cell table:number-columns-repeated="16380" table:style-name="ce1"/>
        </table:table-row>
        <table:table-row table:style-name="ro1">
          <table:table-cell office:value-type="string" table:style-name="ce181">
            <text:p>TEMMUZ</text:p>
          </table:table-cell>
          <table:table-cell office:value-type="string" table:style-name="ce111">
            <text:p>Devir</text:p>
          </table:table-cell>
          <table:table-cell office:value-type="float" office:value="2023" table:style-name="ce110">
            <text:p>2023</text:p>
          </table:table-cell>
          <table:table-cell table:style-name="ce112"/>
          <table:table-cell office:value-type="float" office:value="433286.58999999997" table:formula="of:=SUM([.E112:.E120])" table:style-name="ce113">
            <text:p>433286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7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7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12372.88" table:style-name="ce107">
            <text:p>12.372,88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26868.21" table:style-name="ce107">
            <text:p>26.868,21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2">
            <text:p>1.647,00</text:p>
          </table:table-cell>
          <table:table-cell office:value-type="float" office:value="111" table:style-name="ce2">
            <text:p>111,00</text:p>
          </table:table-cell>
          <table:table-cell office:value-type="float" office:value="182817" table:formula="of:=[.D116]*[.C116]" table:style-name="ce107">
            <text:p>182.817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2">
            <text:p>26,73</text:p>
          </table:table-cell>
          <table:table-cell office:value-type="float" office:value="850" table:style-name="ce2">
            <text:p>850,00</text:p>
          </table:table-cell>
          <table:table-cell office:value-type="float" office:value="22720.5" table:formula="of:=[.D117]*[.C117]" table:style-name="ce107">
            <text:p>22.720,5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2">
            <text:p>29,20</text:p>
          </table:table-cell>
          <table:table-cell office:value-type="float" office:value="100" table:style-name="ce2">
            <text:p>100,00</text:p>
          </table:table-cell>
          <table:table-cell office:value-type="float" office:value="2920" table:formula="of:=[.D118]*[.C118]" table:style-name="ce107">
            <text:p>2.92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67500" table:style-name="ce107">
            <text:p>67.500,0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000" table:style-name="ce107">
            <text:p>1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TEMMUZ" table:formula="of:=[.A111]" table:style-name="ce6">
            <text:p>TEMMUZ</text:p>
          </table:table-cell>
          <table:table-cell office:value-type="string" table:style-name="ce5">
            <text:p><text:s/>Bakiye</text:p>
          </table:table-cell>
          <table:table-cell office:value-type="float" office:value="-23354.9" table:formula="of:=[.H13]" table:style-name="ce8">
            <text:p>-23.354,9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6_23" table:style-name="ta6">
        <table:table-column table:style-name="co44" table:default-cell-style-name="ce1"/>
        <table:table-column table:style-name="co45" table:default-cell-style-name="ce1"/>
        <table:table-column table:style-name="co32" table:default-cell-style-name="ce1"/>
        <table:table-column table:style-name="co52" table:default-cell-style-name="ce1"/>
        <table:table-column table:style-name="co21" table:default-cell-style-name="ce1"/>
        <table:table-column table:style-name="co32" table:default-cell-style-name="ce1"/>
        <table:table-column table:style-name="co37" table:number-columns-repeated="2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HAZİRAN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8744" table:formula="of:=SUM([.D4:.D30])" table:style-name="ce46">
            <text:p>28.744,00</text:p>
          </table:table-cell>
          <table:table-cell office:value-type="float" office:value="-26572.629999999997" table:formula="of:=SUM([.E4:.E29])" table:style-name="ce46">
            <text:p>-26.572,63</text:p>
          </table:table-cell>
          <table:table-cell office:value-type="float" office:value="33133" table:formula="of:=SUM([.F4:.F31])" table:style-name="ce46">
            <text:p>33.133,00</text:p>
          </table:table-cell>
          <table:table-cell office:value-type="float" office:value="-28830.22" table:formula="of:=SUM([.G4:.G31])" table:style-name="ce46">
            <text:p>-28.830,22</text:p>
          </table:table-cell>
          <table:table-cell office:value-type="float" office:value="4302.7799999999988" table:formula="of:=[.F2]+[.G2]" table:style-name="ce46">
            <text:p>4.302,7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04" table:style-name="ce8">
            <text:p>-204,00</text:p>
          </table:table-cell>
          <table:table-cell office:value-type="float" office:value="-204" table:formula="of:=[.H3]+[.F4]+[.G4]" table:style-name="ce8">
            <text:p>-204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411" table:style-name="ce8">
            <text:p>-411,00</text:p>
          </table:table-cell>
          <table:table-cell office:value-type="float" office:value="-615" table:formula="of:=[.H4]+[.F5]+[.G5]" table:style-name="ce8">
            <text:p>-615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0">
            <text:p>TUSDATA 2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865" table:formula="of:=[.H5]+[.F6]+[.G6]" table:style-name="ce8">
            <text:p>-86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20"/>
          <table:table-cell table:style-name="ce8"/>
          <table:table-cell office:value-type="float" office:value="-44" table:style-name="ce8">
            <text:p>-44,00</text:p>
          </table:table-cell>
          <table:table-cell table:style-name="ce8"/>
          <table:table-cell office:value-type="float" office:value="-44" table:style-name="ce8">
            <text:p>-44,00</text:p>
          </table:table-cell>
          <table:table-cell office:value-type="float" office:value="-909" table:formula="of:=[.H6]+[.F7]+[.G7]" table:style-name="ce8">
            <text:p>-909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3">
            <text:p>KK 4876 İşbank</text:p>
          </table:table-cell>
          <table:table-cell table:style-name="ce120"/>
          <table:table-cell table:style-name="ce1"/>
          <table:table-cell office:value-type="float" office:value="-4946.47" table:formula="of:=[.E49]" table:style-name="ce8">
            <text:p>-4.946,47</text:p>
          </table:table-cell>
          <table:table-cell table:style-name="ce8"/>
          <table:table-cell office:value-type="float" office:value="-4946.47" table:style-name="ce8">
            <text:p>-4.946,47</text:p>
          </table:table-cell>
          <table:table-cell office:value-type="float" office:value="-5855.47" table:formula="of:=[.H7]+[.F8]+[.G8]" table:style-name="ce8">
            <text:p>-5.855,47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3">
            <text:p>KK 5165 Denizbank</text:p>
          </table:table-cell>
          <table:table-cell table:style-name="ce120"/>
          <table:table-cell table:style-name="ce1"/>
          <table:table-cell office:value-type="float" office:value="-1207.42" table:formula="of:=[.E84]" table:style-name="ce8">
            <text:p>-1.207,42</text:p>
          </table:table-cell>
          <table:table-cell table:style-name="ce1"/>
          <table:table-cell office:value-type="float" office:value="-1207.42" table:style-name="ce8">
            <text:p>-1.207,42</text:p>
          </table:table-cell>
          <table:table-cell office:value-type="float" office:value="-7062.89" table:formula="of:=[.H8]+[.F9]+[.G9]" table:style-name="ce8">
            <text:p>-7.062,89</text:p>
          </table:table-cell>
          <table:table-cell table:number-columns-repeated="16376"/>
        </table:table-row>
        <table:table-row table:style-name="ro1">
          <table:table-cell office:value-type="date" office:date-value="2023-06-07T00:00:00" table:style-name="ce115">
            <text:p>07.06.2023</text:p>
          </table:table-cell>
          <table:table-cell office:value-type="string" table:style-name="ce120">
            <text:p>Kira Adem Özen 1/12 Mrmr Ryl A Blok 82</text:p>
          </table:table-cell>
          <table:table-cell table:style-name="ce1"/>
          <table:table-cell table:style-name="ce120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style-name="ce8">
            <text:p>-5.375,00</text:p>
          </table:table-cell>
          <table:table-cell office:value-type="float" office:value="-12437.89" table:formula="of:=[.H9]+[.F10]+[.G10]" table:style-name="ce8">
            <text:p>-12.437,89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%74,42 artış - 4300 * 25 % = 5375 <text:s/>-- 700 -5375 = 2125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style-name="ce8">
            <text:p>-2.125,00</text:p>
          </table:table-cell>
          <table:table-cell office:value-type="float" office:value="-14562.89" table:formula="of:=[.H10]+[.F11]+[.G11]" table:style-name="ce8">
            <text:p>-14.562,89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havale ücreti kira</text:p>
          </table:table-cell>
          <table:table-cell table:number-columns-repeated="2" table:style-name="ce120"/>
          <table:table-cell table:style-name="ce28"/>
          <table:table-cell table:style-name="ce1"/>
          <table:table-cell office:value-type="float" office:value="-16.059999999999999" table:style-name="ce8">
            <text:p>-16,06</text:p>
          </table:table-cell>
          <table:table-cell office:value-type="float" office:value="-14578.949999999999" table:formula="of:=[.H11]+[.F12]+[.G12]" table:style-name="ce8">
            <text:p>-14.578,95</text:p>
          </table:table-cell>
          <table:table-cell table:number-columns-repeated="16376"/>
        </table:table-row>
        <table:table-row table:style-name="ro1">
          <table:table-cell office:value-type="date" office:date-value="2023-06-01T00:00:00" table:style-name="ce3">
            <text:p>1.Haz</text:p>
          </table:table-cell>
          <table:table-cell office:value-type="string" table:style-name="ce120">
            <text:p>Aidat Marmara Royal Site 1/12</text:p>
          </table:table-cell>
          <table:table-cell table:number-columns-repeated="2" table:style-name="ce120"/>
          <table:table-cell office:value-type="float" office:value="-674.74" table:style-name="ce8">
            <text:p>-674,74</text:p>
          </table:table-cell>
          <table:table-cell table:style-name="ce28"/>
          <table:table-cell office:value-type="float" office:value="-670.27" table:style-name="ce8">
            <text:p>-670,27</text:p>
          </table:table-cell>
          <table:table-cell office:value-type="float" office:value="-15249.22" table:formula="of:=[.H12]+[.F13]+[.G13]" table:style-name="ce8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-15249.22" table:formula="of:=[.H13]+[.F14]+[.G14]" table:style-name="ce8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table:number-columns-repeated="2" table:style-name="ce122"/>
          <table:table-cell office:value-type="float" office:value="-1000" table:style-name="ce8">
            <text:p>-1.000,00</text:p>
          </table:table-cell>
          <table:table-cell table:style-name="ce28"/>
          <table:table-cell office:value-type="float" office:value="-104" table:style-name="ce8">
            <text:p>-104,00</text:p>
          </table:table-cell>
          <table:table-cell office:value-type="float" office:value="-15353.22" table:formula="of:=[.H14]+[.F15]+[.G15]" table:style-name="ce8">
            <text:p>-15.353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table:number-columns-repeated="2" table:style-name="ce122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-127" table:style-name="ce8">
            <text:p>-127,00</text:p>
          </table:table-cell>
          <table:table-cell office:value-type="float" office:value="-15480.22" table:formula="of:=[.H15]+[.F16]+[.G16]" table:style-name="ce8">
            <text:p>-15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28"/>
          <table:table-cell office:value-type="float" office:value="-3500" table:style-name="ce8">
            <text:p>-3.500,00</text:p>
          </table:table-cell>
          <table:table-cell office:value-type="float" office:value="-18980.22" table:formula="of:=[.H16]+[.F17]+[.G17]" table:style-name="ce8">
            <text:p>-18.9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28"/>
          <table:table-cell office:value-type="float" office:value="-3500" table:style-name="ce8">
            <text:p>-3.500,00</text:p>
          </table:table-cell>
          <table:table-cell office:value-type="float" office:value="-22480.22" table:formula="of:=[.H17]+[.F18]+[.G18]" table:style-name="ce8">
            <text:p>-22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28"/>
          <table:table-cell office:value-type="float" office:value="-2750" table:style-name="ce8">
            <text:p>-2.750,00</text:p>
          </table:table-cell>
          <table:table-cell office:value-type="float" office:value="-25230.22" table:formula="of:=[.H18]+[.F19]+[.G19]" table:style-name="ce8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28"/>
          <table:table-cell table:number-columns-repeated="2" table:style-name="ce8"/>
          <table:table-cell office:value-type="float" office:value="-25230.22" table:formula="of:=[.H19]+[.F20]+[.G20]" table:style-name="ce8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4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-17730.22" table:formula="of:=[.H20]+[.F21]+[.G21]" table:style-name="ce8">
            <text:p>-17.7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12"/>
          <table:table-cell table:style-name="ce1"/>
          <table:table-cell office:value-type="float" office:value="2000" table:style-name="ce8">
            <text:p>2.000,00</text:p>
          </table:table-cell>
          <table:table-cell table:style-name="ce8"/>
          <table:table-cell office:value-type="float" office:value="-15730.220000000001" table:formula="of:=[.H21]+[.F22]+[.G22]" table:style-name="ce8">
            <text:p>-15.730,22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3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4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12930.220000000001" table:formula="of:=[.H22]+[.F23]+[.G23]" table:style-name="ce8">
            <text:p>-12.9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124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6430.2200000000012" table:formula="of:=[.H23]+[.F24]+[.G24]" table:style-name="ce8">
            <text:p>-6.430,22</text:p>
          </table:table-cell>
          <table:table-cell table:number-columns-repeated="16376"/>
        </table:table-row>
        <table:table-row table:style-name="ro1">
          <table:table-cell office:value-type="date" office:date-value="2023-06-30T00:00:00" table:style-name="ce115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124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8">
            <text:p>4.402,78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12"/>
          <table:table-cell table:style-name="ce1"/>
          <table:table-cell table:number-columns-repeated="2" table:style-name="ce8"/>
          <table:table-cell office:value-type="float" office:value="4402.7799999999988" table:formula="of:=[.H25]+[.F26]+[.G26]" table:style-name="ce8">
            <text:p>4.402,78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işçilik motorcu yusuf</text:p>
          </table:table-cell>
          <table:table-cell table:style-name="ce1"/>
          <table:table-cell table:style-name="ce12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8">
            <text:p>4.302,78</text:p>
          </table:table-cell>
          <table:table-cell table:number-columns-repeated="16376"/>
        </table:table-row>
        <table:table-row table:style-name="ro1">
          <table:table-cell office:value-type="date" office:date-value="2023-06-15T00:00:00" table:style-name="ce3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8"/>
          <table:table-cell table:style-name="ce1"/>
          <table:table-cell office:value-type="float" office:value="3500" table:style-name="ce8">
            <text:p>3.500,00</text:p>
          </table:table-cell>
          <table:table-cell table:style-name="ce8"/>
          <table:table-cell office:value-type="float" office:value="7802.7799999999988" table:formula="of:=[.H27]+[.F28]+[.G28]" table:style-name="ce8">
            <text:p>7.802,78</text:p>
          </table:table-cell>
          <table:table-cell table:number-columns-repeated="16376"/>
        </table:table-row>
        <table:table-row table:style-name="ro5">
          <table:table-cell office:value-type="date" office:date-value="2023-06-15T00:00:00" table:style-name="ce3">
            <text:p>15.Haz</text:p>
          </table:table-cell>
          <table:table-cell office:value-type="string" table:style-name="ce188">
            <text:p>ziraate havale</text:p>
          </table:table-cell>
          <table:table-cell table:number-columns-repeated="3" table:style-name="ce1"/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4302.7799999999988" table:formula="of:=[.H28]+[.F29]+[.G29]" table:style-name="ce8">
            <text:p>4.302,78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6"/>
          <table:table-cell table:style-name="ce177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3377.9" table:formula="of:=SUM([.D38:.D45])" table:style-name="ce130">
            <text:p>3.377,90</text:p>
          </table:table-cell>
          <table:table-cell office:value-type="float" office:value="3379.06" table:formula="of:=SUM([.E38:.E45])" table:style-name="ce130">
            <text:p>3.379,06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8">
            <text:p>557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8">
            <text:p>927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122"/>
          <table:table-cell office:value-type="float" office:value="44.06" table:style-name="ce122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2"/>
          <table:table-cell table:style-name="ce1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4946.47" table:formula="of:=SUM([.E50:.E69])" table:style-name="ce130">
            <text:p>-4.94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5">
            <text:p>08.11.2022</text:p>
          </table:table-cell>
          <table:table-cell office:value-type="string" table:style-name="ce1">
            <text:p>peri diş</text:p>
          </table:table-cell>
          <table:table-cell table:style-name="ce122"/>
          <table:table-cell office:value-type="string" table:style-name="ce122">
            <text:p><text:s/>7 – 9</text:p>
          </table:table-cell>
          <table:table-cell office:value-type="float" office:value="-1111.1099999999999" table:style-name="ce28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2-25T00:00:00" table:style-name="ce115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9">
            <text:p><text:s/>4 – 4</text:p>
          </table:table-cell>
          <table:table-cell office:value-type="float" office:value="-164.98" table:style-name="ce28">
            <text:p>-164,98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">
            <text:p><text:s/>3 – 10</text:p>
          </table:table-cell>
          <table:table-cell office:value-type="float" office:value="-61.39" table:style-name="ce28">
            <text:p>-61,39</text:p>
          </table:table-cell>
          <table:table-cell office:value-type="float" office:value="3" table:style-name="ce8">
            <text:p>3,00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89">
            <text:p><text:s/>3 – 3</text:p>
          </table:table-cell>
          <table:table-cell office:value-type="float" office:value="-240.06" table:style-name="ce28">
            <text:p>-240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9">
            <text:p>3 – 6</text:p>
          </table:table-cell>
          <table:table-cell office:value-type="float" office:value="-376.49" table:style-name="ce28">
            <text:p>-376,49</text:p>
          </table:table-cell>
          <table:table-cell office:value-type="float" office:value="3" table:style-name="ce8">
            <text:p>3,00</text:p>
          </table:table-cell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2" table:style-name="ce1"/>
          <table:table-cell table:style-name="ce9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Pazarama – i7-13700 + KC3000-512gb</text:p>
          </table:table-cell>
          <table:table-cell office:value-type="float" office:value="10764.57" table:style-name="ce122">
            <text:p>10764,57</text:p>
          </table:table-cell>
          <table:table-cell office:value-type="string" table:style-name="ce9">
            <text:p><text:s/>1 – 9</text:p>
          </table:table-cell>
          <table:table-cell office:value-type="float" office:value="-1196.06" table:style-name="ce28">
            <text:p>-1.196,06</text:p>
          </table:table-cell>
          <table:table-cell office:value-type="float" office:value="3" table:style-name="ce8">
            <text:p>3,00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Amazon – asus b660 plus anakart</text:p>
          </table:table-cell>
          <table:table-cell office:value-type="float" office:value="3299" table:style-name="ce122">
            <text:p>3299</text:p>
          </table:table-cell>
          <table:table-cell office:value-type="string" table:style-name="ce9">
            <text:p><text:s/>1 – 6</text:p>
          </table:table-cell>
          <table:table-cell office:value-type="float" office:value="-549.83000000000004" table:style-name="ce28">
            <text:p>-549,83</text:p>
          </table:table-cell>
          <table:table-cell office:value-type="float" office:value="3" table:style-name="ce8">
            <text:p>3,00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2">
            <text:p>3123,29</text:p>
          </table:table-cell>
          <table:table-cell office:value-type="string" table:style-name="ce132">
            <text:p><text:s/>1 – 6</text:p>
          </table:table-cell>
          <table:table-cell office:value-type="float" office:value="-520.54999999999995" table:style-name="ce28">
            <text:p>-520,55</text:p>
          </table:table-cell>
          <table:table-cell office:value-type="float" office:value="3" table:style-name="ce8">
            <text:p>3,00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5"/>
          <table:table-cell table:style-name="ce1"/>
          <table:table-cell table:style-name="ce122"/>
          <table:table-cell table:style-name="ce13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Pazarama – kullanılan maxipuan</text:p>
          </table:table-cell>
          <table:table-cell office:value-type="float" office:value="-476.91" table:style-name="ce122">
            <text:p>-476,91</text:p>
          </table:table-cell>
          <table:table-cell table:style-name="ce13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28">
            <text:p>-49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Hepsiburada – lcd power</text:p>
          </table:table-cell>
          <table:table-cell table:number-columns-repeated="2" table:style-name="ce122"/>
          <table:table-cell office:value-type="float" office:value="-120" table:style-name="ce28">
            <text:p>-12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115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28">
            <text:p>-321,00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date" office:date-value="2023-04-28T00:00:00" table:style-name="ce115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28">
            <text:p>110,52</text:p>
          </table:table-cell>
          <table:table-cell table:style-name="ce8"/>
          <table:table-cell table:number-columns-repeated="16378"/>
        </table:table-row>
        <table:table-row table:style-name="ro1">
          <table:table-cell table:style-name="ce115"/>
          <table:table-cell table:number-columns-repeated="3" table:style-name="ce1"/>
          <table:table-cell office:value-type="float" office:value="100.48" table:style-name="ce28">
            <text:p>100,48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date" office:date-value="2023-05-05T00:00:00" table:style-name="ce115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11">
            <text:p>30.06.2023</text:p>
          </table:table-cell>
          <table:table-cell table:style-name="ce28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115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28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115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28"/>
          <table:table-cell table:number-columns-repeated="16379" table:style-name="ce1"/>
        </table:table-row>
        <table:table-row table:style-name="ro1">
          <table:table-cell office:value-type="date" office:date-value="2023-05-20T00:00:00" table:style-name="ce115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28"/>
          <table:table-cell table:number-columns-repeated="16379" table:style-name="ce1"/>
        </table:table-row>
        <table:table-row table:number-rows-repeated="3" table:style-name="ro1">
          <table:table-cell table:style-name="ce115"/>
          <table:table-cell table:number-columns-repeated="3" table:style-name="ce1"/>
          <table:table-cell table:style-name="ce28"/>
          <table:table-cell table:number-columns-repeated="16379" table:style-name="ce1"/>
        </table:table-row>
        <table:table-row table:style-name="ro1">
          <table:table-cell table:style-name="ce115"/>
          <table:table-cell table:number-columns-repeated="3" table:style-name="ce1"/>
          <table:table-cell office:value-type="string" table:style-name="ce28">
            <text:p>HESAP KESİM</text:p>
          </table:table-cell>
          <table:table-cell table:number-columns-repeated="16379" table:style-name="ce1"/>
        </table:table-row>
        <table:table-row table:number-rows-repeated="6" table:style-name="ro1">
          <table:table-cell table:style-name="ce115"/>
          <table:table-cell table:number-columns-repeated="3" table:style-name="ce1"/>
          <table:table-cell table:style-name="ce28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9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1207.42" table:formula="of:=SUM([.E85:.E96])" table:style-name="ce113">
            <text:p>-1207,4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115">
            <text:p>28.04.2023</text:p>
          </table:table-cell>
          <table:table-cell office:value-type="string" table:style-name="ce122">
            <text:p>Pide et</text:p>
          </table:table-cell>
          <table:table-cell table:number-columns-repeated="2" table:style-name="ce122"/>
          <table:table-cell office:value-type="float" office:value="-140" table:style-name="ce28">
            <text:p>-140,00</text:p>
          </table:table-cell>
          <table:table-cell office:value-type="string" table:style-name="ce8">
            <text:p>*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5">
            <text:p>28.04.2023</text:p>
          </table:table-cell>
          <table:table-cell office:value-type="string" table:style-name="ce122">
            <text:p>Pide sebze erenler</text:p>
          </table:table-cell>
          <table:table-cell table:number-columns-repeated="2" table:style-name="ce122"/>
          <table:table-cell office:value-type="float" office:value="-35.78" table:style-name="ce28">
            <text:p>-35,78</text:p>
          </table:table-cell>
          <table:table-cell office:value-type="string" table:style-name="ce8">
            <text:p>*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29T00:00:00" table:style-name="ce115">
            <text:p>29.04.2023</text:p>
          </table:table-cell>
          <table:table-cell office:value-type="string" table:style-name="ce122">
            <text:p>ÖDEME</text:p>
          </table:table-cell>
          <table:table-cell office:value-type="float" office:value="-221.54" table:style-name="ce122">
            <text:p>-221,54</text:p>
          </table:table-cell>
          <table:table-cell table:style-name="ce122"/>
          <table:table-cell table:style-name="ce28"/>
          <table:table-cell office:value-type="string" table:style-name="ce8">
            <text:p>*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07T00:00:00" table:style-name="ce115">
            <text:p>07.04.2023</text:p>
          </table:table-cell>
          <table:table-cell office:value-type="string" table:style-name="ce122">
            <text:p>mrkt</text:p>
          </table:table-cell>
          <table:table-cell table:number-columns-repeated="2" table:style-name="ce122"/>
          <table:table-cell office:value-type="float" office:value="-39.950000000000003" table:style-name="ce28">
            <text:p>-39,95</text:p>
          </table:table-cell>
          <table:table-cell office:value-type="string" table:style-name="ce8">
            <text:p>*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07T00:00:00" table:style-name="ce115">
            <text:p>07.04.2023</text:p>
          </table:table-cell>
          <table:table-cell office:value-type="string" table:style-name="ce122">
            <text:p>mrkt</text:p>
          </table:table-cell>
          <table:table-cell table:number-columns-repeated="2" table:style-name="ce122"/>
          <table:table-cell office:value-type="float" office:value="-154.44999999999999" table:style-name="ce28">
            <text:p>-154,45</text:p>
          </table:table-cell>
          <table:table-cell office:value-type="string" table:style-name="ce8">
            <text:p>*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07T00:00:00" table:style-name="ce115">
            <text:p>07.04.2023</text:p>
          </table:table-cell>
          <table:table-cell office:value-type="string" table:style-name="ce133">
            <text:p>mrkt</text:p>
          </table:table-cell>
          <table:table-cell table:number-columns-repeated="2" table:style-name="ce1"/>
          <table:table-cell office:value-type="float" office:value="-260" table:style-name="ce28">
            <text:p>-260,00</text:p>
          </table:table-cell>
          <table:table-cell office:value-type="string" table:style-name="ce8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115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28">
            <text:p>-140,00</text:p>
          </table:table-cell>
          <table:table-cell office:value-type="string" table:style-name="ce8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115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28">
            <text:p>-57,07</text:p>
          </table:table-cell>
          <table:table-cell office:value-type="string" table:style-name="ce8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11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28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5-15T00:00:00" table:style-name="ce115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28">
            <text:p>-190,00</text:p>
          </table:table-cell>
          <table:table-cell office:value-type="string" table:style-name="ce8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3" table:style-name="ce1"/>
          <table:table-cell table:style-name="ce9"/>
          <table:table-cell table:number-columns-repeated="16380" table:style-name="ce1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181">
            <text:p>HAZİRAN</text:p>
          </table:table-cell>
          <table:table-cell office:value-type="string" table:style-name="ce111">
            <text:p>2023 <text:s/>Devir</text:p>
          </table:table-cell>
          <table:table-cell table:style-name="ce110"/>
          <table:table-cell table:style-name="ce112"/>
          <table:table-cell office:value-type="float" office:value="377425.43" table:formula="of:=SUM([.E112:.E120])" table:style-name="ce113">
            <text:p>377425,43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7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">
            <text:p>1.380,00</text:p>
          </table:table-cell>
          <table:table-cell table:style-name="ce2"/>
          <table:table-cell office:value-type="float" office:value="53088" table:style-name="ce107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8049.84" table:style-name="ce107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000.59" table:style-name="ce107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">
            <text:p>1.438,00</text:p>
          </table:table-cell>
          <table:table-cell office:value-type="float" office:value="111" table:style-name="ce2">
            <text:p>111,00</text:p>
          </table:table-cell>
          <table:table-cell office:value-type="float" office:value="159618" table:formula="of:=[.D116]*[.C116]" table:style-name="ce107">
            <text:p>159.61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">
            <text:p>23,34</text:p>
          </table:table-cell>
          <table:table-cell office:value-type="float" office:value="850" table:style-name="ce2">
            <text:p>850,00</text:p>
          </table:table-cell>
          <table:table-cell office:value-type="float" office:value="19839" table:formula="of:=[.D117]*[.C117]" table:style-name="ce107">
            <text:p>19.839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">
            <text:p>25,30</text:p>
          </table:table-cell>
          <table:table-cell office:value-type="float" office:value="100" table:style-name="ce2">
            <text:p>100,00</text:p>
          </table:table-cell>
          <table:table-cell office:value-type="float" office:value="2530" table:formula="of:=[.D118]*[.C118]" table:style-name="ce107">
            <text:p>2.53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42600" table:style-name="ce107">
            <text:p>42.600,0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700" table:style-name="ce107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5">
            <text:p>mAYIS Bakiye</text:p>
          </table:table-cell>
          <table:table-cell office:value-type="float" office:value="-5855.47" table:formula="of:=[.H8]" table:style-name="ce8">
            <text:p>-5.855,47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5_23" table:style-name="ta5">
        <table:table-column table:style-name="co44" table:default-cell-style-name="ce1"/>
        <table:table-column table:style-name="co45" table:default-cell-style-name="ce1"/>
        <table:table-column table:style-name="co32" table:default-cell-style-name="ce1"/>
        <table:table-column table:style-name="co51" table:default-cell-style-name="ce1"/>
        <table:table-column table:style-name="co21" table:default-cell-style-name="ce1"/>
        <table:table-column table:style-name="co1" table:default-cell-style-name="ce1"/>
        <table:table-column table:style-name="co37" table:number-columns-repeated="2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MAYIS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7911" table:formula="of:=SUM([.D4:.D40])" table:style-name="ce46">
            <text:p>17.911,00</text:p>
          </table:table-cell>
          <table:table-cell office:value-type="float" office:value="-20977.52" table:formula="of:=SUM([.E4:.E39])" table:style-name="ce46">
            <text:p>-20.977,52</text:p>
          </table:table-cell>
          <table:table-cell office:value-type="float" office:value="19800" table:formula="of:=SUM([.F4:.F41])" table:style-name="ce46">
            <text:p>19.800,00</text:p>
          </table:table-cell>
          <table:table-cell office:value-type="float" office:value="-25248.52" table:formula="of:=SUM([.G4:.G41])" table:style-name="ce46">
            <text:p>-25.248,52</text:p>
          </table:table-cell>
          <table:table-cell office:value-type="float" office:value="-5448.52" table:formula="of:=[.F2]+[.G2]" table:style-name="ce46">
            <text:p>-5.448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67" table:style-name="ce8">
            <text:p>-267,00</text:p>
          </table:table-cell>
          <table:table-cell office:value-type="float" office:value="-267" table:formula="of:=[.H3]+[.F4]+[.G4]" table:style-name="ce8">
            <text:p>-26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04" table:style-name="ce8">
            <text:p>-504,00</text:p>
          </table:table-cell>
          <table:table-cell office:value-type="float" office:value="-771" table:formula="of:=[.H4]+[.F5]+[.G5]" table:style-name="ce8">
            <text:p>-77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-110" table:formula="of:=[.D53]*-1" table:style-name="ce8">
            <text:p>-110,00</text:p>
          </table:table-cell>
          <table:table-cell table:style-name="ce8"/>
          <table:table-cell office:value-type="float" office:value="-110" table:style-name="ce8">
            <text:p>-110,00</text:p>
          </table:table-cell>
          <table:table-cell office:value-type="float" office:value="-881" table:formula="of:=[.H5]+[.F6]+[.G6]" table:style-name="ce8">
            <text:p>-8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8">
            <text:p>-4.975,71</text:p>
          </table:table-cell>
          <table:table-cell table:style-name="ce8"/>
          <table:table-cell office:value-type="float" office:value="-4975.71" table:style-name="ce8">
            <text:p>-4.975,71</text:p>
          </table:table-cell>
          <table:table-cell office:value-type="float" office:value="-5856.71" table:formula="of:=[.H6]+[.F7]+[.G7]" table:style-name="ce8">
            <text:p>-5.856,7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8">
            <text:p>-221,54</text:p>
          </table:table-cell>
          <table:table-cell table:style-name="ce1"/>
          <table:table-cell office:value-type="float" office:value="-221.54" table:style-name="ce8">
            <text:p>-221,54</text:p>
          </table:table-cell>
          <table:table-cell office:value-type="float" office:value="-6078.25" table:formula="of:=[.H7]+[.F8]+[.G8]" table:style-name="ce8">
            <text:p>-6.078,25</text:p>
          </table:table-cell>
          <table:table-cell table:number-columns-repeated="16376"/>
        </table:table-row>
        <table:table-row table:style-name="ro1">
          <table:table-cell office:value-type="date" office:date-value="2023-05-05T00:00:00" table:style-name="ce115">
            <text:p>05.05.2023</text:p>
          </table:table-cell>
          <table:table-cell office:value-type="string" table:style-name="ce120">
            <text:p>TUSDATA 1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6328.25" table:formula="of:=[.H8]+[.F9]+[.G9]" table:style-name="ce8">
            <text:p>-6.328,25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115">
            <text:p>07.01.2023</text:p>
          </table:table-cell>
          <table:table-cell office:value-type="string" table:style-name="ce120">
            <text:p>Kira Adem Özen 12/12 Mrmr Ryl A Blok 82</text:p>
          </table:table-cell>
          <table:table-cell table:number-columns-repeated="2" table:style-name="ce120"/>
          <table:table-cell office:value-type="float" office:value="-4300" table:style-name="ce8">
            <text:p>-4.300,00</text:p>
          </table:table-cell>
          <table:table-cell table:style-name="ce1"/>
          <table:table-cell office:value-type="float" office:value="-4300" table:style-name="ce8">
            <text:p>-4.300,00</text:p>
          </table:table-cell>
          <table:table-cell office:value-type="float" office:value="-10628.25" table:formula="of:=[.H9]+[.F10]+[.G10]" table:style-name="ce8">
            <text:p>-10.628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12/12</text:p>
          </table:table-cell>
          <table:table-cell table:number-columns-repeated="2" table:style-name="ce120"/>
          <table:table-cell office:value-type="float" office:value="-670.27" table:style-name="ce8">
            <text:p>-670,27</text:p>
          </table:table-cell>
          <table:table-cell table:style-name="ce28"/>
          <table:table-cell office:value-type="float" office:value="-670.27" table:style-name="ce8">
            <text:p>-670,27</text:p>
          </table:table-cell>
          <table:table-cell office:value-type="float" office:value="-11298.52" table:formula="of:=[.H10]+[.F11]+[.G11]" table:style-name="ce8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 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11298.52" table:formula="of:=[.H11]+[.F12]+[.G12]" table:style-name="ce8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0" table:style-name="ce8">
            <text:p>-1.00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11298.52" table:formula="of:=[.H12]+[.F13]+[.G13]" table:style-name="ce8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11298.52" table:formula="of:=[.H13]+[.F14]+[.G14]" table:style-name="ce8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14798.52" table:formula="of:=[.H14]+[.F15]+[.G15]" table:style-name="ce8">
            <text:p>-14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18298.52" table:formula="of:=[.H15]+[.F16]+[.G16]" table:style-name="ce8">
            <text:p>-18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21798.52" table:formula="of:=[.H16]+[.F17]+[.G17]" table:style-name="ce8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8"/>
          <table:table-cell office:value-type="float" office:value="-21798.52" table:formula="of:=[.H17]+[.F18]+[.G18]" table:style-name="ce8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-14298.52" table:formula="of:=[.H18]+[.F19]+[.G19]" table:style-name="ce8">
            <text:p>-14.298,52</text:p>
          </table:table-cell>
          <table:table-cell table:number-columns-repeated="16376"/>
        </table:table-row>
        <table:table-row table:style-name="ro1">
          <table:table-cell office:value-type="date" office:date-value="2023-05-24T00:00:00" table:style-name="ce3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11498.52" table:formula="of:=[.H19]+[.F20]+[.G20]" table:style-name="ce8">
            <text:p>-11.498,52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12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4998.5200000000004" table:formula="of:=[.H20]+[.F21]+[.G21]" table:style-name="ce8">
            <text:p>-4.998,52</text:p>
          </table:table-cell>
          <table:table-cell table:number-columns-repeated="16376"/>
        </table:table-row>
        <table:table-row table:style-name="ro1">
          <table:table-cell office:value-type="date" office:date-value="2023-05-15T00:00:00" table:style-name="ce115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12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8">
            <text:p>-1.998,52</text:p>
          </table:table-cell>
          <table:table-cell table:number-columns-repeated="16376"/>
        </table:table-row>
        <table:table-row table:style-name="ro1">
          <table:table-cell office:value-type="date" office:date-value="2023-04-15T00:00:00" table:style-name="ce115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12"/>
          <table:table-cell table:style-name="ce1"/>
          <table:table-cell table:style-name="ce8"/>
          <table:table-cell office:value-type="float" office:value="-3450" table:style-name="ce8">
            <text:p>-3.450,00</text:p>
          </table:table-cell>
          <table:table-cell office:value-type="float" office:value="-5448.52" table:formula="of:=[.H22]+[.F23]+[.G23]" table:style-name="ce8">
            <text:p>-5.448,52</text:p>
          </table:table-cell>
          <table:table-cell table:number-columns-repeated="16376"/>
        </table:table-row>
        <table:table-row table:number-rows-repeated="3" table:style-name="ro1">
          <table:table-cell table:style-name="ce115"/>
          <table:table-cell table:number-columns-repeated="2" table:style-name="ce1"/>
          <table:table-cell table:style-name="ce12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3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TUSDATA 8/30 <text:s text:c="17"/>8*250 = 2000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TUSDATA 9/30 – 20/30 <text:s text:c="2"/>12*250 = 3000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TUSDATA 21/30-30/30 <text:s text:c="2"/>10*8845 = 88450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TUSDATA <text:s/>TOPLAM <text:s text:c="24"/>93450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TUSDATA anlaşma 31-3-2023 te yapıldı</text:p>
          </table:table-cell>
          <table:table-cell office:value-type="string" table:style-name="ce120">
            <text:p><text:s/></text:p>
          </table:table-cell>
          <table:table-cell table:style-name="ce120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31-3-2023 USD <text:s text:c="3"/>iş alış <text:s text:c="7"/>18,78<text:s text:c="12"/>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31-3-2023 ALTIN İŞ ALIŞ 1179,83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0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6"/>
          <table:table-cell table:style-name="ce177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2838.0099999999998" table:formula="of:=SUM([.D48:.D55])" table:style-name="ce130">
            <text:p>2.838,01</text:p>
          </table:table-cell>
          <table:table-cell office:value-type="float" office:value="2839.5" table:formula="of:=SUM([.E48:.E55])" table:style-name="ce130">
            <text:p>2.839,5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8">
            <text:p>51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8">
            <text:p>938,5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office:value-type="float" office:value="110" table:style-name="ce122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2"/>
          <table:table-cell table:style-name="ce1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4975.71" table:formula="of:=SUM([.E60:.E77])" table:style-name="ce113">
            <text:p>-4975,7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5">
            <text:p>08.11.2022</text:p>
          </table:table-cell>
          <table:table-cell office:value-type="string" table:style-name="ce1">
            <text:p>peri diş</text:p>
          </table:table-cell>
          <table:table-cell table:style-name="ce122"/>
          <table:table-cell office:value-type="string" table:style-name="ce122">
            <text:p><text:s/>6 – 9</text:p>
          </table:table-cell>
          <table:table-cell office:value-type="float" office:value="-1111.1099999999999" table:style-name="ce28">
            <text:p>-1.111,1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9">
            <text:p><text:s/>3 – 3</text:p>
          </table:table-cell>
          <table:table-cell office:value-type="float" office:value="-145.99" table:style-name="ce28">
            <text:p>-145,9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9">
            <text:p><text:s/>3 – 3</text:p>
          </table:table-cell>
          <table:table-cell office:value-type="float" office:value="-134.75" table:style-name="ce28">
            <text:p>-134,7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9">
            <text:p><text:s/>3 – 3</text:p>
          </table:table-cell>
          <table:table-cell office:value-type="float" office:value="-378.34" table:style-name="ce28">
            <text:p>-378,3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25T00:00:00" table:style-name="ce115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9">
            <text:p><text:s/>3 – 4</text:p>
          </table:table-cell>
          <table:table-cell office:value-type="float" office:value="-164.98" table:style-name="ce28">
            <text:p>-164,98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89">
            <text:p><text:s/>2 – 3</text:p>
          </table:table-cell>
          <table:table-cell office:value-type="float" office:value="-240.06" table:style-name="ce28">
            <text:p>-240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">
            <text:p><text:s/>2 – 10</text:p>
          </table:table-cell>
          <table:table-cell office:value-type="float" office:value="-61.39" table:style-name="ce28">
            <text:p>-61,3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9">
            <text:p><text:s/>2 – 6</text:p>
          </table:table-cell>
          <table:table-cell office:value-type="float" office:value="-376.49" table:style-name="ce28">
            <text:p>-376,4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28T00:00:00" table:style-name="ce115">
            <text:p>28.03.2023</text:p>
          </table:table-cell>
          <table:table-cell office:value-type="string" table:style-name="ce122">
            <text:p>çapa bıçak 24 ad</text:p>
          </table:table-cell>
          <table:table-cell table:number-columns-repeated="2" table:style-name="ce122"/>
          <table:table-cell office:value-type="float" office:value="-800" table:style-name="ce28">
            <text:p>-8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28T00:00:00" table:style-name="ce115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122"/>
          <table:table-cell office:value-type="float" office:value="-294.89999999999998" table:style-name="ce28">
            <text:p>-294,9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30T00:00:00" table:style-name="ce115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28">
            <text:p>-291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115">
            <text:p>09.04.2023</text:p>
          </table:table-cell>
          <table:table-cell table:number-columns-repeated="3" table:style-name="ce1"/>
          <table:table-cell office:value-type="float" office:value="-77.52" table:style-name="ce28">
            <text:p>-77,5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115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28">
            <text:p>-158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115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9"/>
          <table:table-cell office:value-type="float" office:value="-100" table:style-name="ce28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115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28">
            <text:p>-1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3T00:00:00" table:style-name="ce115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28">
            <text:p>-43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115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28">
            <text:p>-69,7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115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28">
            <text:p>-125,00</text:p>
          </table:table-cell>
          <table:table-cell table:number-columns-repeated="16379" table:style-name="ce1"/>
        </table:table-row>
        <table:table-row table:style-name="ro1">
          <table:table-cell table:style-name="ce115"/>
          <table:table-cell table:number-columns-repeated="3" table:style-name="ce1"/>
          <table:table-cell office:value-type="string" table:style-name="ce28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221.54" table:formula="of:=SUM([.E81:.E106])" table:style-name="ce130">
            <text:p>-221,5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8T00:00:00" table:style-name="ce115">
            <text:p>28.03.2023</text:p>
          </table:table-cell>
          <table:table-cell office:value-type="string" table:style-name="ce122">
            <text:p>Belediye 17761</text:p>
          </table:table-cell>
          <table:table-cell table:number-columns-repeated="2" table:style-name="ce122"/>
          <table:table-cell office:value-type="float" office:value="-221.54" table:style-name="ce28">
            <text:p>-221,5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office:value-type="string" table:style-name="ce28">
            <text:p>hesap kesim</text:p>
          </table:table-cell>
          <table:table-cell table:number-columns-repeated="3" table:style-name="ce8"/>
          <table:table-cell table:number-columns-repeated="16376"/>
        </table:table-row>
        <table:table-row table:number-rows-repeated="25" table:style-name="ro1">
          <table:table-cell table:style-name="ce115"/>
          <table:table-cell table:number-columns-repeated="3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style-name="ce28"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81">
            <text:p>MAYIS</text:p>
          </table:table-cell>
          <table:table-cell office:value-type="string" table:style-name="ce111">
            <text:p>2023 <text:s/>Devir</text:p>
          </table:table-cell>
          <table:table-cell table:style-name="ce110"/>
          <table:table-cell table:style-name="ce112"/>
          <table:table-cell office:value-type="float" office:value="358028.33999999997" table:formula="of:=SUM([.E112:.E120])" table:style-name="ce113">
            <text:p>358028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7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7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8049.84" table:style-name="ce107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000.59" table:style-name="ce107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">
            <text:p>1.288,25</text:p>
          </table:table-cell>
          <table:table-cell office:value-type="float" office:value="111" table:style-name="ce2">
            <text:p>111,00</text:p>
          </table:table-cell>
          <table:table-cell office:value-type="float" office:value="142995.75" table:formula="of:=[.D116]*[.C116]" table:style-name="ce107">
            <text:p>142.995,75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">
            <text:p>20,48</text:p>
          </table:table-cell>
          <table:table-cell office:value-type="float" office:value="850" table:style-name="ce2">
            <text:p>850,00</text:p>
          </table:table-cell>
          <table:table-cell office:value-type="float" office:value="17403.920000000002" table:formula="of:=[.D117]*[.C117]" table:style-name="ce107">
            <text:p>17.403,92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">
            <text:p>21,90</text:p>
          </table:table-cell>
          <table:table-cell office:value-type="float" office:value="100" table:style-name="ce2">
            <text:p>100,00</text:p>
          </table:table-cell>
          <table:table-cell office:value-type="float" office:value="2190.2399999999998" table:formula="of:=[.D118]*[.C118]" table:style-name="ce107">
            <text:p>2.190,2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42600" table:style-name="ce107">
            <text:p>42.600,0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700" table:style-name="ce107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5">
            <text:p>mAYIS Bakiye</text:p>
          </table:table-cell>
          <table:table-cell office:value-type="float" office:value="0" table:formula="of:=[.H3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110"/>
          <table:table-cell table:style-name="ce111"/>
          <table:table-cell table:style-name="ce110"/>
          <table:table-cell table:style-name="ce112"/>
          <table:table-cell table:style-name="ce113"/>
          <table:table-cell table:number-columns-repeated="16379"/>
        </table:table-row>
        <table:table-row table:number-rows-repeated="9" table:style-name="ro1">
          <table:table-cell table:style-name="ce115"/>
          <table:table-cell table:style-name="ce1"/>
          <table:table-cell table:number-columns-repeated="2" table:style-name="ce2"/>
          <table:table-cell table:style-name="ce107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5"/>
          <table:table-cell table:style-name="ce8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number-rows-repeated="1048431" table:style-name="ro1">
          <table:table-cell table:number-columns-repeated="16384"/>
        </table:table-row>
      </table:table>
      <table:table table:name="04_23" table:style-name="ta6">
        <table:table-column table:style-name="co44" table:default-cell-style-name="ce1"/>
        <table:table-column table:style-name="co53" table:default-cell-style-name="ce1"/>
        <table:table-column table:style-name="co32" table:default-cell-style-name="ce1"/>
        <table:table-column table:style-name="co51" table:default-cell-style-name="ce1"/>
        <table:table-column table:style-name="co21" table:default-cell-style-name="ce1"/>
        <table:table-column table:style-name="co32" table:default-cell-style-name="ce1"/>
        <table:table-column table:style-name="co42" table:default-cell-style-name="ce1"/>
        <table:table-column table:style-name="co30" table:number-columns-repeated="1016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NİSAN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0911" table:formula="of:=SUM([.D4:.D35])" table:style-name="ce46">
            <text:p>20.911,00</text:p>
          </table:table-cell>
          <table:table-cell office:value-type="float" office:value="-54277.093000000001" table:formula="of:=SUM([.E4:.E26])" table:style-name="ce46">
            <text:p>-54.277,09</text:p>
          </table:table-cell>
          <table:table-cell office:value-type="float" office:value="72630" table:formula="of:=SUM([.F4:.F36])" table:style-name="ce46">
            <text:p>72.630,00</text:p>
          </table:table-cell>
          <table:table-cell office:value-type="float" office:value="-58332.79" table:formula="of:=SUM([.G4:.G36])" table:style-name="ce46">
            <text:p>-58.332,79</text:p>
          </table:table-cell>
          <table:table-cell office:value-type="float" office:value="14297.21" table:formula="of:=[.F2]+[.G2]" table:style-name="ce46">
            <text:p>14.297,2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07" table:style-name="ce8">
            <text:p>-207,00</text:p>
          </table:table-cell>
          <table:table-cell office:value-type="float" office:value="-207" table:formula="of:=[.H3]+[.F4]+[.G4]" table:style-name="ce8">
            <text:p>-20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456" table:style-name="ce8">
            <text:p>-456,00</text:p>
          </table:table-cell>
          <table:table-cell office:value-type="float" office:value="-663" table:formula="of:=[.H4]+[.F5]+[.G5]" table:style-name="ce8">
            <text:p>-6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115">
            <text:p>03.04.2023</text:p>
          </table:table-cell>
          <table:table-cell office:value-type="string" table:style-name="ce120">
            <text:p>Kira Adem Özen 11/12 Mrmr Ryl A Blok 82</text:p>
          </table:table-cell>
          <table:table-cell table:number-columns-repeated="2" table:style-name="ce120"/>
          <table:table-cell office:value-type="float" office:value="-4300" table:style-name="ce8">
            <text:p>-4.300,00</text:p>
          </table:table-cell>
          <table:table-cell table:style-name="ce1"/>
          <table:table-cell office:value-type="float" office:value="-4300" table:style-name="ce8">
            <text:p>-4.300,00</text:p>
          </table:table-cell>
          <table:table-cell office:value-type="float" office:value="-4963" table:formula="of:=[.H5]+[.F6]+[.G6]" table:style-name="ce8">
            <text:p>-4.9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115">
            <text:p>03.04.2023</text:p>
          </table:table-cell>
          <table:table-cell office:value-type="string" table:style-name="ce120">
            <text:p>Aidat Marmara Royal Site 11/12</text:p>
          </table:table-cell>
          <table:table-cell table:number-columns-repeated="2" table:style-name="ce120"/>
          <table:table-cell office:value-type="float" office:value="-674.74" table:style-name="ce8">
            <text:p>-674,74</text:p>
          </table:table-cell>
          <table:table-cell table:style-name="ce28"/>
          <table:table-cell office:value-type="float" office:value="-670.27" table:style-name="ce8">
            <text:p>-670,27</text:p>
          </table:table-cell>
          <table:table-cell office:value-type="float" office:value="-5633.27" table:formula="of:=[.H6]+[.F7]+[.G7]" table:style-name="ce8">
            <text:p>-5.633,27</text:p>
          </table:table-cell>
          <table:table-cell table:number-columns-repeated="16376"/>
        </table:table-row>
        <table:table-row table:style-name="ro1">
          <table:table-cell office:value-type="string" table:style-name="ce115">
            <text:p>m</text:p>
          </table:table-cell>
          <table:table-cell office:value-type="string" table:style-name="ce120">
            <text:p>Doğalgaz Marmara Royal Ablok D:82</text:p>
          </table:table-cell>
          <table:table-cell table:number-columns-repeated="2" table:style-name="ce120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-139.9" table:style-name="ce8">
            <text:p>-139,90</text:p>
          </table:table-cell>
          <table:table-cell office:value-type="float" office:value="-5773.17" table:formula="of:=[.H7]+[.F8]+[.G8]" table:style-name="ce8">
            <text:p>-5.773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table:number-columns-repeated="2" table:style-name="ce122"/>
          <table:table-cell office:value-type="float" office:value="-1000" table:style-name="ce8">
            <text:p>-1.000,00</text:p>
          </table:table-cell>
          <table:table-cell table:style-name="ce8"/>
          <table:table-cell office:value-type="float" office:value="-1148" table:style-name="ce8">
            <text:p>-1.148,00</text:p>
          </table:table-cell>
          <table:table-cell office:value-type="float" office:value="-6921.17" table:formula="of:=[.H8]+[.F9]+[.G9]" table:style-name="ce8">
            <text:p>-6.921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table:number-columns-repeated="2" table:style-name="ce122"/>
          <table:table-cell office:value-type="float" office:value="-150" table:style-name="ce8">
            <text:p>-150,00</text:p>
          </table:table-cell>
          <table:table-cell table:style-name="ce8"/>
          <table:table-cell office:value-type="float" office:value="-93.5" table:style-name="ce8">
            <text:p>-93,50</text:p>
          </table:table-cell>
          <table:table-cell office:value-type="float" office:value="-7014.67" table:formula="of:=[.H9]+[.F10]+[.G10]" table:style-name="ce8">
            <text:p>-7.014,6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-107.14" table:formula="of:=[.D48]*-1" table:style-name="ce8">
            <text:p>-107,14</text:p>
          </table:table-cell>
          <table:table-cell table:style-name="ce8"/>
          <table:table-cell office:value-type="float" office:value="-107.14" table:style-name="ce8">
            <text:p>-107,14</text:p>
          </table:table-cell>
          <table:table-cell office:value-type="float" office:value="-7121.81" table:formula="of:=[.H10]+[.F11]+[.G11]" table:style-name="ce8">
            <text:p>-7.121,8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8">
            <text:p>-5.461,22</text:p>
          </table:table-cell>
          <table:table-cell table:style-name="ce8"/>
          <table:table-cell office:value-type="float" office:value="-5461.22" table:style-name="ce8">
            <text:p>-5.461,22</text:p>
          </table:table-cell>
          <table:table-cell office:value-type="float" office:value="-12583.03" table:formula="of:=[.H11]+[.F12]+[.G12]" table:style-name="ce8">
            <text:p>-12.583,0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8">
            <text:p>-31.033,99</text:p>
          </table:table-cell>
          <table:table-cell table:style-name="ce8"/>
          <table:table-cell office:value-type="float" office:value="-31033.99" table:style-name="ce8">
            <text:p>-31.033,99</text:p>
          </table:table-cell>
          <table:table-cell office:value-type="float" office:value="-43617.020000000004" table:formula="of:=[.H12]+[.F13]+[.G13]" table:style-name="ce8">
            <text:p>-43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47117.020000000004" table:formula="of:=[.H13]+[.F14]+[.G14]" table:style-name="ce8">
            <text:p>-47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8"/>
          <table:table-cell office:value-type="float" office:value="-1000" table:style-name="ce8">
            <text:p>-1.000,00</text:p>
          </table:table-cell>
          <table:table-cell office:value-type="float" office:value="-48117.020000000004" table:formula="of:=[.H14]+[.F15]+[.G15]" table:style-name="ce8">
            <text:p>-48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51617.020000000004" table:formula="of:=[.H15]+[.F16]+[.G16]" table:style-name="ce8">
            <text:p>-51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8"/>
          <table:table-cell office:value-type="float" office:value="-1000" table:style-name="ce8">
            <text:p>-1.000,00</text:p>
          </table:table-cell>
          <table:table-cell office:value-type="float" office:value="-52617.020000000004" table:formula="of:=[.H16]+[.F17]+[.G17]" table:style-name="ce8">
            <text:p>-5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56117.020000000004" table:formula="of:=[.H17]+[.F18]+[.G18]" table:style-name="ce8">
            <text:p>-56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8"/>
          <table:table-cell office:value-type="float" office:value="6000" table:style-name="ce8">
            <text:p>6.000,00</text:p>
          </table:table-cell>
          <table:table-cell table:style-name="ce8"/>
          <table:table-cell office:value-type="float" office:value="-50117.020000000004" table:formula="of:=[.H18]+[.F19]+[.G19]" table:style-name="ce8">
            <text:p>-50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4">
            <text:p>₺7.500,00</text:p>
          </table:table-cell>
          <table:table-cell table:style-name="ce1"/>
          <table:table-cell office:value-type="float" office:value="7500" table:style-name="ce28">
            <text:p>7.500,00</text:p>
          </table:table-cell>
          <table:table-cell table:style-name="ce8"/>
          <table:table-cell office:value-type="float" office:value="-42617.020000000004" table:formula="of:=[.H19]+[.F20]+[.G20]" table:style-name="ce8">
            <text:p>-4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124">
            <text:p>₺2.000,00</text:p>
          </table:table-cell>
          <table:table-cell table:style-name="ce1"/>
          <table:table-cell office:value-type="float" office:value="2000" table:style-name="ce28">
            <text:p>2.000,00</text:p>
          </table:table-cell>
          <table:table-cell table:style-name="ce8"/>
          <table:table-cell office:value-type="float" office:value="-40617.020000000004" table:formula="of:=[.H20]+[.F21]+[.G21]" table:style-name="ce8">
            <text:p>-40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4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37817.020000000004" table:formula="of:=[.H21]+[.F22]+[.G22]" table:style-name="ce8">
            <text:p>-37.8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124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31317.020000000004" table:formula="of:=[.H22]+[.F23]+[.G23]" table:style-name="ce8">
            <text:p>-31.3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90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8">
            <text:p>-31.317,02</text:p>
          </table:table-cell>
          <table:table-cell table:number-columns-repeated="16376"/>
        </table:table-row>
        <table:table-row table:style-name="ro1">
          <table:table-cell office:value-type="date" office:date-value="2023-04-12T00:00:00" table:style-name="ce115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12"/>
          <table:table-cell table:style-name="ce1"/>
          <table:table-cell office:value-type="float" office:value="13000" table:style-name="ce8">
            <text:p>13.000,00</text:p>
          </table:table-cell>
          <table:table-cell table:style-name="ce8"/>
          <table:table-cell office:value-type="float" office:value="-18317.020000000004" table:formula="of:=[.H24]+[.F25]+[.G25]" table:style-name="ce8">
            <text:p>-18.317,02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12"/>
          <table:table-cell table:number-columns-repeated="3" table:style-name="ce1"/>
          <table:table-cell office:value-type="float" office:value="-18317.020000000004" table:formula="of:=[.H25]+[.F26]+[.G26]" table:style-name="ce8">
            <text:p>-18.317,02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5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8">
            <text:p>28.080,00</text:p>
          </table:table-cell>
          <table:table-cell table:style-name="ce8"/>
          <table:table-cell office:value-type="float" office:value="9762.9799999999959" table:formula="of:=[.H26]+[.F27]+[.G27]" table:style-name="ce8">
            <text:p>9.7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5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8"/>
          <table:table-cell office:value-type="float" office:value="-600" table:style-name="ce8">
            <text:p>-600,00</text:p>
          </table:table-cell>
          <table:table-cell office:value-type="float" office:value="9162.9799999999959" table:formula="of:=[.H27]+[.F28]+[.G28]" table:style-name="ce8">
            <text:p>9.1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5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8"/>
          <table:table-cell office:value-type="float" office:value="-1615.77" table:style-name="ce8">
            <text:p>-1.615,77</text:p>
          </table:table-cell>
          <table:table-cell office:value-type="float" office:value="7547.2099999999955" table:formula="of:=[.H28]+[.F29]+[.G29]" table:style-name="ce8">
            <text:p>7.547,21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5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28">
            <text:p>6.750,00</text:p>
          </table:table-cell>
          <table:table-cell table:style-name="ce8"/>
          <table:table-cell office:value-type="float" office:value="14297.209999999995" table:formula="of:=[.H29]+[.F30]+[.G30]" table:style-name="ce28">
            <text:p>14.297,21</text:p>
          </table:table-cell>
          <table:table-cell table:number-columns-repeated="16376"/>
        </table:table-row>
        <table:table-row table:number-rows-repeated="4" table:style-name="ro1">
          <table:table-cell table:number-columns-repeated="5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6"/>
          <table:table-cell table:style-name="ce177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4161.9400000000005" table:formula="of:=SUM([.D43:.D50])" table:style-name="ce130">
            <text:p>4.161,94</text:p>
          </table:table-cell>
          <table:table-cell office:value-type="float" office:value="4162" table:formula="of:=SUM([.E43:.E50])" table:style-name="ce130">
            <text:p>4.162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8">
            <text:p>83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8">
            <text:p>1.24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office:value-type="float" office:value="107.14" table:style-name="ce122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2"/>
          <table:table-cell table:style-name="ce1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5461.222999999999" table:formula="of:=SUM([.E55:.E75])" table:style-name="ce113">
            <text:p>-5461,22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5">
            <text:p>08.11.2022</text:p>
          </table:table-cell>
          <table:table-cell office:value-type="string" table:style-name="ce1">
            <text:p>peri diş 5/9</text:p>
          </table:table-cell>
          <table:table-cell table:style-name="ce122"/>
          <table:table-cell office:value-type="string" table:style-name="ce122">
            <text:p><text:s/>5 – 9</text:p>
          </table:table-cell>
          <table:table-cell office:value-type="float" office:value="-1111.1099999999999" table:style-name="ce28">
            <text:p>-1.111,1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A.Umut Balcı 1589,85 ¼ taksit</text:p>
          </table:table-cell>
          <table:table-cell table:style-name="ce122"/>
          <table:table-cell office:value-type="string" table:style-name="ce122">
            <text:p><text:s/>4 – 4</text:p>
          </table:table-cell>
          <table:table-cell office:value-type="float" office:value="-397.47" table:style-name="ce28">
            <text:p>-397,4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P.Özlem Balcı Atila ev -323,65 ¼ taksit</text:p>
          </table:table-cell>
          <table:table-cell table:style-name="ce122"/>
          <table:table-cell office:value-type="string" table:style-name="ce122">
            <text:p><text:s/>4 – 4</text:p>
          </table:table-cell>
          <table:table-cell office:value-type="float" office:value="-80.92" table:style-name="ce28">
            <text:p>-80,92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H.Murat Balcı 508,20 ¼ taksit</text:p>
          </table:table-cell>
          <table:table-cell table:style-name="ce122"/>
          <table:table-cell office:value-type="string" table:style-name="ce122">
            <text:p><text:s/>4 – 4</text:p>
          </table:table-cell>
          <table:table-cell office:value-type="float" office:value="-127.05" table:style-name="ce28">
            <text:p>-127,0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Ayşe Balcı 197,25 ¼ taksit</text:p>
          </table:table-cell>
          <table:table-cell table:style-name="ce122"/>
          <table:table-cell office:value-type="string" table:style-name="ce122">
            <text:p><text:s/>4 – 4</text:p>
          </table:table-cell>
          <table:table-cell office:value-type="float" office:value="-49.323" table:style-name="ce28">
            <text:p>-49,32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28T00:00:00" table:style-name="ce115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9">
            <text:p><text:s/>2 – 3</text:p>
          </table:table-cell>
          <table:table-cell office:value-type="float" office:value="-145.99" table:style-name="ce28">
            <text:p>-145,9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28T00:00:00" table:style-name="ce115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9">
            <text:p><text:s/>2 – 3</text:p>
          </table:table-cell>
          <table:table-cell office:value-type="float" office:value="-134.74" table:style-name="ce28">
            <text:p>-134,74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115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9">
            <text:p><text:s/>2 – 3</text:p>
          </table:table-cell>
          <table:table-cell office:value-type="float" office:value="-378.33" table:style-name="ce28">
            <text:p>-378,33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2-25T00:00:00" table:style-name="ce115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9">
            <text:p><text:s/>2 – 4</text:p>
          </table:table-cell>
          <table:table-cell office:value-type="float" office:value="-164.98" table:style-name="ce28">
            <text:p>-164,98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89">
            <text:p><text:s/>1 – 3</text:p>
          </table:table-cell>
          <table:table-cell office:value-type="float" office:value="-240.06" table:style-name="ce28">
            <text:p>-240,06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">
            <text:p><text:s/>1 – 10</text:p>
          </table:table-cell>
          <table:table-cell office:value-type="float" office:value="-61.39" table:style-name="ce28">
            <text:p>-61,39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9">
            <text:p><text:s/>1 – 6</text:p>
          </table:table-cell>
          <table:table-cell office:value-type="float" office:value="-376.49" table:style-name="ce28">
            <text:p>-376,49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115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9"/>
          <table:table-cell office:value-type="float" office:value="-161.31" table:style-name="ce28">
            <text:p>-161,31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01T00:00:00" table:style-name="ce115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9"/>
          <table:table-cell office:value-type="float" office:value="-137.93" table:style-name="ce28">
            <text:p>-137,93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02T00:00:00" table:style-name="ce115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9"/>
          <table:table-cell office:value-type="float" office:value="-121.99" table:style-name="ce28">
            <text:p>-121,99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19T00:00:00" table:style-name="ce115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9"/>
          <table:table-cell office:value-type="float" office:value="-94.85" table:style-name="ce28">
            <text:p>-94,85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115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9"/>
          <table:table-cell office:value-type="float" office:value="-456.1" table:style-name="ce28">
            <text:p>-456,1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115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28">
            <text:p>-11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2T00:00:00" table:style-name="ce115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9"/>
          <table:table-cell office:value-type="float" office:value="-554.11" table:style-name="ce28">
            <text:p>-554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115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9"/>
          <table:table-cell office:value-type="float" office:value="-530.54999999999995" table:style-name="ce28">
            <text:p>-53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115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9"/>
          <table:table-cell office:value-type="float" office:value="-26.53" table:style-name="ce28">
            <text:p>-26,53</text:p>
          </table:table-cell>
          <table:table-cell table:number-columns-repeated="16379" table:style-name="ce1"/>
        </table:table-row>
        <table:table-row table:style-name="ro1">
          <table:table-cell table:style-name="ce115"/>
          <table:table-cell table:number-columns-repeated="2" table:style-name="ce1"/>
          <table:table-cell table:style-name="ce9"/>
          <table:table-cell office:value-type="string" table:style-name="ce28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31033.99" table:formula="of:=SUM([.E79:.E83])" table:style-name="ce113">
            <text:p>-31033,9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2-27T00:00:00" table:style-name="ce115">
            <text:p>27.02.2023</text:p>
          </table:table-cell>
          <table:table-cell office:value-type="string" table:style-name="ce122">
            <text:p>yasemin okul</text:p>
          </table:table-cell>
          <table:table-cell table:number-columns-repeated="2" table:style-name="ce122"/>
          <table:table-cell office:value-type="float" office:value="-30374" table:style-name="ce28">
            <text:p>-30.374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08T00:00:00" table:style-name="ce115">
            <text:p>08.03.2023</text:p>
          </table:table-cell>
          <table:table-cell office:value-type="string" table:style-name="ce122">
            <text:p>et</text:p>
          </table:table-cell>
          <table:table-cell table:number-columns-repeated="2" table:style-name="ce122"/>
          <table:table-cell office:value-type="float" office:value="-160" table:style-name="ce28">
            <text:p>-16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09T00:00:00" table:style-name="ce115">
            <text:p>09.03.2023</text:p>
          </table:table-cell>
          <table:table-cell office:value-type="string" table:style-name="ce122">
            <text:p>benzin çapa</text:p>
          </table:table-cell>
          <table:table-cell table:number-columns-repeated="2" table:style-name="ce122"/>
          <table:table-cell office:value-type="float" office:value="-160.04" table:style-name="ce28">
            <text:p>-160,0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22">
            <text:p>et</text:p>
          </table:table-cell>
          <table:table-cell table:number-columns-repeated="2" table:style-name="ce122"/>
          <table:table-cell office:value-type="float" office:value="-110" table:style-name="ce28">
            <text:p>-11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5T00:00:00" table:style-name="ce115">
            <text:p>15.03.2023</text:p>
          </table:table-cell>
          <table:table-cell office:value-type="string" table:style-name="ce122">
            <text:p>dnz kk et yğ soğn bbr</text:p>
          </table:table-cell>
          <table:table-cell table:number-columns-repeated="2" table:style-name="ce122"/>
          <table:table-cell office:value-type="float" office:value="-229.95" table:style-name="ce28">
            <text:p>-229,9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office:value-type="string" table:style-name="ce28">
            <text:p>hesap kesim</text:p>
          </table:table-cell>
          <table:table-cell table:number-columns-repeated="16379" table:style-name="ce1"/>
        </table:table-row>
        <table:table-row table:number-rows-repeated="12" table:style-name="ro1">
          <table:table-cell table:style-name="ce115"/>
          <table:table-cell table:style-name="ce133"/>
          <table:table-cell table:number-columns-repeated="2" table:style-name="ce1"/>
          <table:table-cell table:style-name="ce28"/>
          <table:table-cell table:number-columns-repeated="16379" table:style-name="ce1"/>
        </table:table-row>
        <table:table-row table:number-rows-repeated="11" table:style-name="ro1">
          <table:table-cell table:style-name="ce115"/>
          <table:table-cell table:style-name="ce133"/>
          <table:table-cell table:number-columns-repeated="2" table:style-name="ce1"/>
          <table:table-cell table:style-name="ce28"/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3 Nisan <text:s/>Devir</text:p>
          </table:table-cell>
          <table:table-cell table:style-name="ce110"/>
          <table:table-cell table:style-name="ce112"/>
          <table:table-cell office:value-type="float" office:value="367483.41000000003" table:formula="of:=SUM([.E112:.E120])" table:style-name="ce113">
            <text:p>367483,41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7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7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44063.82" table:style-name="ce107">
            <text:p>44.063,82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000.59" table:style-name="ce107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">
            <text:p>1.265,00</text:p>
          </table:table-cell>
          <table:table-cell office:value-type="float" office:value="111" table:style-name="ce2">
            <text:p>111,00</text:p>
          </table:table-cell>
          <table:table-cell office:value-type="float" office:value="140415" table:formula="of:=[.D116]*[.C116]" table:style-name="ce107">
            <text:p>140.41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">
            <text:p>19,50</text:p>
          </table:table-cell>
          <table:table-cell office:value-type="float" office:value="850" table:style-name="ce2">
            <text:p>850,00</text:p>
          </table:table-cell>
          <table:table-cell office:value-type="float" office:value="16575" table:formula="of:=[.D117]*[.C117]" table:style-name="ce107">
            <text:p>16.57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">
            <text:p>21,41</text:p>
          </table:table-cell>
          <table:table-cell office:value-type="float" office:value="100" table:style-name="ce2">
            <text:p>100,00</text:p>
          </table:table-cell>
          <table:table-cell office:value-type="float" office:value="2141" table:formula="of:=[.D118]*[.C118]" table:style-name="ce107">
            <text:p>2.141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40000" table:style-name="ce107">
            <text:p>40.000,0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200" table:style-name="ce107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5">
            <text:p>Nisan Bakiye</text:p>
          </table:table-cell>
          <table:table-cell office:value-type="float" office:value="14297.21" table:formula="of:=[.H2]" table:style-name="ce8">
            <text:p>14.297,21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3_23" table:style-name="ta6">
        <table:table-column table:style-name="co34" table:default-cell-style-name="ce1"/>
        <table:table-column table:style-name="co45" table:default-cell-style-name="ce1"/>
        <table:table-column table:style-name="co32" table:default-cell-style-name="ce1"/>
        <table:table-column table:style-name="co33" table:default-cell-style-name="ce1"/>
        <table:table-column table:style-name="co20" table:default-cell-style-name="ce1"/>
        <table:table-column table:style-name="co34" table:default-cell-style-name="ce1"/>
        <table:table-column table:style-name="co48" table:default-cell-style-name="ce1"/>
        <table:table-column table:style-name="co21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MART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88189" table:formula="of:=SUM([.D5:.D36])" table:style-name="ce46">
            <text:p>88.189,00</text:p>
          </table:table-cell>
          <table:table-cell office:value-type="float" office:value="-24634.690000000002" table:formula="of:=SUM([.E5:.E35])" table:style-name="ce46">
            <text:p>-24.634,69</text:p>
          </table:table-cell>
          <table:table-cell office:value-type="float" office:value="23139.34" table:formula="of:=SUM([.F4:.F36])" table:style-name="ce46">
            <text:p>23.139,34</text:p>
          </table:table-cell>
          <table:table-cell office:value-type="float" office:value="-33283.54" table:formula="of:=SUM([.G5:.G40])" table:style-name="ce46">
            <text:p>-33.283,54</text:p>
          </table:table-cell>
          <table:table-cell office:value-type="float" office:value="-10144.200000000001" table:formula="of:=[.F2]+[.G2]" table:style-name="ce46">
            <text:p>-10.144,2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4" table:style-name="ce1"/>
          <table:table-cell table:style-name="ce8"/>
          <table:table-cell office:value-type="float" office:value="0" table:formula="of:=[.F3]+[.G3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3-01T00:00:00" table:style-name="ce115">
            <text:p>01.03.2023</text:p>
          </table:table-cell>
          <table:table-cell office:value-type="string" table:style-name="ce5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8"/>
          <table:table-cell office:value-type="float" office:value="5000" table:formula="of:=[.H3]+[.F4]+[.G4]" table:style-name="ce8">
            <text:p>5.000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115">
            <text:p>06.03.2023</text:p>
          </table:table-cell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24" table:style-name="ce8">
            <text:p>-224,00</text:p>
          </table:table-cell>
          <table:table-cell office:value-type="float" office:value="4776" table:formula="of:=[.H4]+[.F5]+[.G5]" table:style-name="ce8">
            <text:p>4.776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115">
            <text:p>06.03.2023</text:p>
          </table:table-cell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461" table:style-name="ce8">
            <text:p>-461,00</text:p>
          </table:table-cell>
          <table:table-cell office:value-type="float" office:value="4315" table:formula="of:=[.H5]+[.F6]+[.G6]" table:style-name="ce8">
            <text:p>4.315,00</text:p>
          </table:table-cell>
          <table:table-cell table:number-columns-repeated="16376"/>
        </table:table-row>
        <table:table-row table:style-name="ro1">
          <table:table-cell office:value-type="date" office:date-value="2023-03-14T00:00:00" table:style-name="ce115">
            <text:p>14.03.2023</text:p>
          </table:table-cell>
          <table:table-cell office:value-type="string" table:style-name="ce120">
            <text:p>Kira Adem Özen 10/12 Mrmr Ryl A Blok 82</text:p>
          </table:table-cell>
          <table:table-cell table:number-columns-repeated="2" table:style-name="ce120"/>
          <table:table-cell office:value-type="float" office:value="-4300" table:style-name="ce8">
            <text:p>-4.300,00</text:p>
          </table:table-cell>
          <table:table-cell table:style-name="ce1"/>
          <table:table-cell office:value-type="float" office:value="-4300" table:style-name="ce8">
            <text:p>-4.300,00</text:p>
          </table:table-cell>
          <table:table-cell office:value-type="float" office:value="15" table:formula="of:=[.H6]+[.F7]+[.G7]" table:style-name="ce8">
            <text:p>15,00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115">
            <text:p>02.03.2023</text:p>
          </table:table-cell>
          <table:table-cell office:value-type="string" table:style-name="ce120">
            <text:p>Aidat Marmara Royal Site 10/12</text:p>
          </table:table-cell>
          <table:table-cell table:number-columns-repeated="2" table:style-name="ce120"/>
          <table:table-cell office:value-type="float" office:value="-674.74" table:style-name="ce8">
            <text:p>-674,74</text:p>
          </table:table-cell>
          <table:table-cell table:style-name="ce8"/>
          <table:table-cell office:value-type="float" office:value="-672.15" table:style-name="ce8">
            <text:p>-672,15</text:p>
          </table:table-cell>
          <table:table-cell office:value-type="float" office:value="-657.15" table:formula="of:=[.H7]+[.F8]+[.G8]" table:style-name="ce8">
            <text:p>-657,15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115">
            <text:p>02.03.2023</text:p>
          </table:table-cell>
          <table:table-cell office:value-type="string" table:style-name="ce120">
            <text:p>Doğalgaz Marmara Royal Ablok D:82</text:p>
          </table:table-cell>
          <table:table-cell table:number-columns-repeated="2" table:style-name="ce120"/>
          <table:table-cell office:value-type="float" office:value="-150" table:style-name="ce8">
            <text:p>-150,00</text:p>
          </table:table-cell>
          <table:table-cell table:style-name="ce8"/>
          <table:table-cell office:value-type="float" office:value="-187.46" table:style-name="ce8">
            <text:p>-187,46</text:p>
          </table:table-cell>
          <table:table-cell office:value-type="float" office:value="-844.61" table:formula="of:=[.H8]+[.F9]+[.G9]" table:style-name="ce8">
            <text:p>-844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table:number-columns-repeated="2" table:style-name="ce122"/>
          <table:table-cell office:value-type="float" office:value="-1000" table:style-name="ce8">
            <text:p>-1.000,00</text:p>
          </table:table-cell>
          <table:table-cell table:style-name="ce28"/>
          <table:table-cell office:value-type="float" office:value="-1464.5" table:style-name="ce8">
            <text:p>-1.464,50</text:p>
          </table:table-cell>
          <table:table-cell office:value-type="float" office:value="-2309.11" table:formula="of:=[.H9]+[.F10]+[.G10]" table:style-name="ce8">
            <text:p>-2.309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table:number-columns-repeated="2" table:style-name="ce122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-64.5" table:style-name="ce8">
            <text:p>-64,50</text:p>
          </table:table-cell>
          <table:table-cell office:value-type="float" office:value="-2373.61" table:formula="of:=[.H10]+[.F11]+[.G11]" table:style-name="ce8">
            <text:p>-2.373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8">
            <text:p>-64,93</text:p>
          </table:table-cell>
          <table:table-cell table:style-name="ce8"/>
          <table:table-cell office:value-type="float" office:value="-64.930000000000007" table:style-name="ce8">
            <text:p>-64,93</text:p>
          </table:table-cell>
          <table:table-cell office:value-type="float" office:value="-2438.54" table:formula="of:=[.H11]+[.F12]+[.G12]" table:style-name="ce8">
            <text:p>-2.438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8">
            <text:p>-7.675,40</text:p>
          </table:table-cell>
          <table:table-cell table:style-name="ce8"/>
          <table:table-cell office:value-type="float" office:value="-7675.38" table:style-name="ce8">
            <text:p>-7.675,38</text:p>
          </table:table-cell>
          <table:table-cell office:value-type="float" office:value="-10113.92" table:formula="of:=[.H12]+[.F13]+[.G13]" table:style-name="ce8">
            <text:p>-10.113,9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8">
            <text:p>-1.174,72</text:p>
          </table:table-cell>
          <table:table-cell table:style-name="ce1"/>
          <table:table-cell office:value-type="float" office:value="-1174.72" table:style-name="ce8">
            <text:p>-1.174,72</text:p>
          </table:table-cell>
          <table:table-cell office:value-type="float" office:value="-11288.64" table:formula="of:=[.H13]+[.F14]+[.G14]" table:style-name="ce8">
            <text:p>-11.28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50" table:style-name="ce8">
            <text:p>-2.750,00</text:p>
          </table:table-cell>
          <table:table-cell office:value-type="float" office:value="-14038.64" table:formula="of:=[.H14]+[.F15]+[.G15]" table:style-name="ce8">
            <text:p>-14.03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1621" table:style-name="ce8">
            <text:p>-1.621,00</text:p>
          </table:table-cell>
          <table:table-cell office:value-type="float" office:value="-15659.64" table:formula="of:=[.H15]+[.F16]+[.G16]" table:style-name="ce8">
            <text:p>-15.65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50" table:style-name="ce8">
            <text:p>-2.750,00</text:p>
          </table:table-cell>
          <table:table-cell office:value-type="float" office:value="-18409.64" table:formula="of:=[.H16]+[.F17]+[.G17]" table:style-name="ce8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">
            <text:p>1.111,00</text:p>
          </table:table-cell>
          <table:table-cell table:style-name="ce28"/>
          <table:table-cell table:number-columns-repeated="2" table:style-name="ce8"/>
          <table:table-cell office:value-type="float" office:value="-18409.64" table:formula="of:=[.H17]+[.F18]+[.G18]" table:style-name="ce8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">
            <text:p>2.428,00</text:p>
          </table:table-cell>
          <table:table-cell table:style-name="ce28"/>
          <table:table-cell table:number-columns-repeated="2" table:style-name="ce8"/>
          <table:table-cell office:value-type="float" office:value="-18409.64" table:formula="of:=[.H18]+[.F19]+[.G19]" table:style-name="ce8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124">
            <text:p>₺5.500,00</text:p>
          </table:table-cell>
          <table:table-cell table:style-name="ce1"/>
          <table:table-cell office:value-type="float" office:value="5589.34" table:style-name="ce8">
            <text:p>5.589,34</text:p>
          </table:table-cell>
          <table:table-cell table:style-name="ce8"/>
          <table:table-cell office:value-type="float" office:value="-12820.3" table:formula="of:=[.H19]+[.F20]+[.G20]" table:style-name="ce8">
            <text:p>-12.82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4">
            <text:p>₺1.650,00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-11170.3" table:formula="of:=[.H20]+[.F21]+[.G21]" table:style-name="ce8">
            <text:p>-11.17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91">
            <text:p>₺6.500,00</text:p>
          </table:table-cell>
          <table:table-cell table:style-name="ce1"/>
          <table:table-cell office:value-type="float" office:value="6500" table:style-name="ce41">
            <text:p>6.500,00</text:p>
          </table:table-cell>
          <table:table-cell table:style-name="ce8"/>
          <table:table-cell office:value-type="float" office:value="-4670.2999999999993" table:formula="of:=[.H21]+[.F22]+[.G22]" table:style-name="ce8">
            <text:p>-4.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12"/>
          <table:table-cell table:style-name="ce1"/>
          <table:table-cell office:value-type="float" office:value="4000" table:style-name="ce8">
            <text:p>4.000,00</text:p>
          </table:table-cell>
          <table:table-cell table:style-name="ce8"/>
          <table:table-cell office:value-type="float" office:value="-670.29999999999927" table:formula="of:=[.H22]+[.F23]+[.G23]" table:style-name="ce8">
            <text:p>-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12"/>
          <table:table-cell table:style-name="ce1"/>
          <table:table-cell office:value-type="float" office:value="400" table:style-name="ce8">
            <text:p>400,00</text:p>
          </table:table-cell>
          <table:table-cell table:style-name="ce8"/>
          <table:table-cell office:value-type="float" office:value="-270.29999999999927" table:formula="of:=[.H23]+[.F24]+[.G24]" table:style-name="ce8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12"/>
          <table:table-cell table:style-name="ce1"/>
          <table:table-cell table:number-columns-repeated="2" table:style-name="ce8"/>
          <table:table-cell office:value-type="float" office:value="-270.29999999999927" table:formula="of:=[.H24]+[.F25]+[.G25]" table:style-name="ce8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12"/>
          <table:table-cell table:style-name="ce1"/>
          <table:table-cell table:number-columns-repeated="2" table:style-name="ce8"/>
          <table:table-cell office:value-type="float" office:value="-270.29999999999927" table:formula="of:=[.H25]+[.F26]+[.G26]" table:style-name="ce8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90">
            <text:p>₺1.000,00</text:p>
          </table:table-cell>
          <table:table-cell table:number-columns-repeated="2" table:style-name="ce1"/>
          <table:table-cell table:style-name="ce8"/>
          <table:table-cell office:value-type="float" office:value="-270.29999999999927" table:formula="of:=[.H26]+[.F27]+[.G27]" table:style-name="ce8">
            <text:p>-270,30</text:p>
          </table:table-cell>
          <table:table-cell table:number-columns-repeated="16376"/>
        </table:table-row>
        <table:table-row table:style-name="ro1">
          <table:table-cell office:value-type="date" office:date-value="2023-03-17T00:00:00" table:style-name="ce115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91"/>
          <table:table-cell table:number-columns-repeated="2" table:style-name="ce1"/>
          <table:table-cell office:value-type="float" office:value="-200" table:style-name="ce8">
            <text:p>-200,00</text:p>
          </table:table-cell>
          <table:table-cell office:value-type="float" office:value="-470.29999999999927" table:formula="of:=[.H27]+[.F28]+[.G28]" table:style-name="ce8">
            <text:p>-470,30</text:p>
          </table:table-cell>
          <table:table-cell table:number-columns-repeated="16376"/>
        </table:table-row>
        <table:table-row table:style-name="ro1">
          <table:table-cell office:value-type="date" office:date-value="2023-03-15T00:00:00" table:style-name="ce115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91"/>
          <table:table-cell table:number-columns-repeated="2" table:style-name="ce1"/>
          <table:table-cell office:value-type="float" office:value="-3450" table:style-name="ce8">
            <text:p>-3.450,00</text:p>
          </table:table-cell>
          <table:table-cell office:value-type="float" office:value="-3920.2999999999993" table:formula="of:=[.H28]+[.F29]+[.G29]" table:style-name="ce8">
            <text:p>-3.920,3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style-name="ce28"/>
          <table:table-cell table:style-name="ce1"/>
          <table:table-cell table:style-name="ce8"/>
          <table:table-cell office:value-type="float" office:value="-3920.2999999999993" table:formula="of:=[.H29]+[.F30]+[.G30]" table:style-name="ce8">
            <text:p>-3.92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12"/>
          <table:table-cell office:value-type="float" office:value="-294.89999999999998" table:style-name="ce8">
            <text:p>-294,90</text:p>
          </table:table-cell>
          <table:table-cell table:style-name="ce1"/>
          <table:table-cell office:value-type="float" office:value="-294.89999999999998" table:style-name="ce8">
            <text:p>-294,90</text:p>
          </table:table-cell>
          <table:table-cell office:value-type="float" office:value="-4215.1999999999989" table:formula="of:=[.H30]+[.F31]+[.G31]" table:style-name="ce8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30T00:00:00" table:style-name="ce115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12">
            <text:p>₺70.000,00</text:p>
          </table:table-cell>
          <table:table-cell table:style-name="ce1"/>
          <table:table-cell table:number-columns-repeated="2" table:style-name="ce8"/>
          <table:table-cell office:value-type="float" office:value="-4215.1999999999989" table:formula="of:=[.H31]+[.F32]+[.G32]" table:style-name="ce8">
            <text:p>-4.215,2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-4215.1999999999989" table:formula="of:=[.H32]+[.F33]+[.G33]" table:style-name="ce8">
            <text:p>-4.215,2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2" table:style-name="ce8"/>
          <table:table-cell office:value-type="float" office:value="-4215.1999999999989" table:formula="of:=[.H33]+[.F34]+[.G34]" table:style-name="ce8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5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28"/>
          <table:table-cell table:number-columns-repeated="2" table:style-name="ce8"/>
          <table:table-cell office:value-type="float" office:value="-4215.1999999999989" table:formula="of:=[.H34]+[.F35]+[.G35]" table:style-name="ce8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5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28"/>
          <table:table-cell table:number-columns-repeated="2" table:style-name="ce8"/>
          <table:table-cell office:value-type="float" office:value="-4215.1999999999989" table:formula="of:=[.H35]+[.F36]+[.G36]" table:style-name="ce8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5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28"/>
          <table:table-cell table:style-name="ce8"/>
          <table:table-cell office:value-type="float" office:value="-4800" table:style-name="ce8">
            <text:p>-4.800,00</text:p>
          </table:table-cell>
          <table:table-cell office:value-type="float" office:value="-9015.1999999999989" table:formula="of:=[.H36]+[.F37]+[.G37]" table:style-name="ce8">
            <text:p>-9.0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5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28"/>
          <table:table-cell office:value-type="float" office:value="1129" table:style-name="ce8">
            <text:p>1.129,00</text:p>
          </table:table-cell>
          <table:table-cell office:value-type="float" office:value="-1129" table:style-name="ce8">
            <text:p>-1.129,00</text:p>
          </table:table-cell>
          <table:table-cell office:value-type="float" office:value="-9015.1999999999989" table:formula="of:=[.H37]+[.F38]+[.G38]" table:style-name="ce8">
            <text:p>-9.015,2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style-name="ce28"/>
          <table:table-cell office:value-type="string" table:style-name="ce8">
            <text:p>umut aylık +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number-columns-repeated="3" table:style-name="ce65"/>
          <table:table-cell table:style-name="ce41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26"/>
          <table:table-cell table:style-name="ce65"/>
          <table:table-cell table:style-name="ce127"/>
          <table:table-cell table:number-columns-repeated="2" table:style-name="ce65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3" table:style-name="ce65"/>
          <table:table-cell table:style-name="ce8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3899.0699999999997" table:formula="of:=SUM([.D47:.D54])" table:style-name="ce130">
            <text:p>3.899,07</text:p>
          </table:table-cell>
          <table:table-cell office:value-type="float" office:value="3699.0699999999997" table:formula="of:=SUM([.E47:.E54])" table:style-name="ce130">
            <text:p>3.699,07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8">
            <text:p>933,1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8">
            <text:p>996,81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22"/>
          <table:table-cell office:value-type="float" office:value="342.4" table:style-name="ce122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122">
            <text:p>64,93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style-name="ce1"/>
          <table:table-cell table:style-name="ce107"/>
          <table:table-cell table:number-columns-repeated="4"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style-name="ce1"/>
          <table:table-cell table:style-name="ce12"/>
          <table:table-cell table:number-columns-repeated="4"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7675.4" table:formula="of:=SUM([.E59:.E92])" table:style-name="ce180">
            <text:p>-7.675,4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11-01T00:00:00" table:style-name="ce115">
            <text:p>01.11.2022</text:p>
          </table:table-cell>
          <table:table-cell office:value-type="string" table:style-name="ce122">
            <text:p>ikea masa 5/6</text:p>
          </table:table-cell>
          <table:table-cell table:style-name="ce122"/>
          <table:table-cell office:value-type="string" table:style-name="ce122">
            <text:p><text:s/>6 – 6</text:p>
          </table:table-cell>
          <table:table-cell office:value-type="float" office:value="-208.17" table:style-name="ce28">
            <text:p>-208,1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06T00:00:00" table:style-name="ce115">
            <text:p>06.11.2022</text:p>
          </table:table-cell>
          <table:table-cell office:value-type="string" table:style-name="ce122">
            <text:p>koçtaş pervane 5/6</text:p>
          </table:table-cell>
          <table:table-cell table:style-name="ce122"/>
          <table:table-cell office:value-type="string" table:style-name="ce122">
            <text:p><text:s/>6 – 6</text:p>
          </table:table-cell>
          <table:table-cell office:value-type="float" office:value="-151.65" table:style-name="ce28">
            <text:p>-151,6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08T00:00:00" table:style-name="ce115">
            <text:p>08.11.2022</text:p>
          </table:table-cell>
          <table:table-cell office:value-type="string" table:style-name="ce1">
            <text:p>peri diş 4/9</text:p>
          </table:table-cell>
          <table:table-cell table:style-name="ce122"/>
          <table:table-cell office:value-type="string" table:style-name="ce122">
            <text:p><text:s/>4 – 9</text:p>
          </table:table-cell>
          <table:table-cell office:value-type="float" office:value="-1111.1099999999999" table:style-name="ce28">
            <text:p>-1.111,1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A.Umut Balcı 1589,85 ¼ taksit</text:p>
          </table:table-cell>
          <table:table-cell table:style-name="ce122"/>
          <table:table-cell office:value-type="string" table:style-name="ce122">
            <text:p><text:s/>3 – 4</text:p>
          </table:table-cell>
          <table:table-cell office:value-type="float" office:value="-397.46" table:style-name="ce28">
            <text:p>-397,4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P.Özlem Balcı Atila ev -323,65 ¼ taksit</text:p>
          </table:table-cell>
          <table:table-cell table:style-name="ce122"/>
          <table:table-cell office:value-type="string" table:style-name="ce122">
            <text:p><text:s/>3 – 4</text:p>
          </table:table-cell>
          <table:table-cell office:value-type="float" office:value="-80.91" table:style-name="ce28">
            <text:p>-80,9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H.Murat Balcı 508,20 ¼ taksit</text:p>
          </table:table-cell>
          <table:table-cell table:style-name="ce122"/>
          <table:table-cell office:value-type="string" table:style-name="ce122">
            <text:p><text:s/>3 – 4</text:p>
          </table:table-cell>
          <table:table-cell office:value-type="float" office:value="-127.05" table:style-name="ce28">
            <text:p>-127,0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Ayşe Balcı 197,25 ¼ taksit</text:p>
          </table:table-cell>
          <table:table-cell table:style-name="ce122"/>
          <table:table-cell office:value-type="string" table:style-name="ce122">
            <text:p><text:s/>3 – 4</text:p>
          </table:table-cell>
          <table:table-cell office:value-type="float" office:value="-49.31" table:style-name="ce28">
            <text:p>-49,3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26T00:00:00" table:style-name="ce115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28">
            <text:p>-167,7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27T00:00:00" table:style-name="ce115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28">
            <text:p>-169,3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28T00:00:00" table:style-name="ce115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9"/>
          <table:table-cell office:value-type="float" office:value="-150.32" table:style-name="ce28">
            <text:p>-150,32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30T00:00:00" table:style-name="ce115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9"/>
          <table:table-cell office:value-type="float" office:value="-171.76" table:style-name="ce28">
            <text:p>-171,7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31T00:00:00" table:style-name="ce115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9"/>
          <table:table-cell office:value-type="float" office:value="-119.42" table:style-name="ce28">
            <text:p>-119,42</text:p>
          </table:table-cell>
          <table:table-cell table:number-columns-repeated="3" table:style-name="ce8"/>
          <table:table-cell table:number-columns-repeated="16376"/>
        </table:table-row>
        <table:table-row table:number-rows-repeated="2" table:style-name="ro1">
          <table:table-cell office:value-type="date" office:date-value="2023-01-31T00:00:00" table:style-name="ce115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9"/>
          <table:table-cell office:value-type="float" office:value="-225.4" table:style-name="ce28">
            <text:p>-225,4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31T00:00:00" table:style-name="ce115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9">
            <text:p><text:s/>1 – 3</text:p>
          </table:table-cell>
          <table:table-cell office:value-type="float" office:value="-145.99" table:style-name="ce28">
            <text:p>-145,9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31T00:00:00" table:style-name="ce115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9">
            <text:p><text:s/>1 – 3</text:p>
          </table:table-cell>
          <table:table-cell office:value-type="float" office:value="-134.74" table:style-name="ce28">
            <text:p>-134,7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31T00:00:00" table:style-name="ce115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9">
            <text:p><text:s/>1 – 3</text:p>
          </table:table-cell>
          <table:table-cell office:value-type="float" office:value="-378.33" table:style-name="ce28">
            <text:p>-378,3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01T00:00:00" table:style-name="ce115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28">
            <text:p>-880,22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01T00:00:00" table:style-name="ce115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28">
            <text:p>-218,24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03T00:00:00" table:style-name="ce115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28">
            <text:p>-120,45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06T00:00:00" table:style-name="ce115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9"/>
          <table:table-cell office:value-type="float" office:value="-130.56" table:style-name="ce28">
            <text:p>-130,56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2T00:00:00" table:style-name="ce115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9"/>
          <table:table-cell office:value-type="float" office:value="-51.99" table:style-name="ce28">
            <text:p>-51,99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115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9"/>
          <table:table-cell office:value-type="float" office:value="-379" table:style-name="ce28">
            <text:p>-379,0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115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9"/>
          <table:table-cell office:value-type="float" office:value="-510" table:style-name="ce28">
            <text:p>-510,0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4T00:00:00" table:style-name="ce115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9"/>
          <table:table-cell office:value-type="float" office:value="-51.99" table:style-name="ce28">
            <text:p>-51,99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115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9"/>
          <table:table-cell office:value-type="float" office:value="-54.77" table:style-name="ce28">
            <text:p>-54,77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115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9"/>
          <table:table-cell office:value-type="float" office:value="-459" table:style-name="ce28">
            <text:p>-459,0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115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9"/>
          <table:table-cell office:value-type="float" office:value="-211" table:style-name="ce28">
            <text:p>-211,0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115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9"/>
          <table:table-cell office:value-type="float" office:value="-100" table:style-name="ce28">
            <text:p>-100,0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115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9"/>
          <table:table-cell office:value-type="float" office:value="-10" table:style-name="ce28">
            <text:p>-10,0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24T00:00:00" table:style-name="ce115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9"/>
          <table:table-cell office:value-type="float" office:value="-132.77000000000001" table:style-name="ce28">
            <text:p>-132,77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15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9"/>
          <table:table-cell office:value-type="float" office:value="-186.34" table:style-name="ce28">
            <text:p>-186,34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15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9">
            <text:p><text:s/>1 – 4</text:p>
          </table:table-cell>
          <table:table-cell office:value-type="float" office:value="-164.98" table:style-name="ce28">
            <text:p>-164,98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92">
            <text:p>25.02.2023</text:p>
          </table:table-cell>
          <table:table-cell table:number-columns-repeated="2" table:style-name="ce1"/>
          <table:table-cell table:style-name="ce9"/>
          <table:table-cell office:value-type="string" table:style-name="ce193">
            <text:p>hesap kesim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1174.72" table:formula="of:=SUM([.E96:.E109])" table:style-name="ce113">
            <text:p>-1174,72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08T00:00:00" table:style-name="ce115">
            <text:p>08.02.2023</text:p>
          </table:table-cell>
          <table:table-cell office:value-type="string" table:style-name="ce122">
            <text:p>erenler pide<text:s text:c="2"/></text:p>
          </table:table-cell>
          <table:table-cell table:number-columns-repeated="2" table:style-name="ce122"/>
          <table:table-cell office:value-type="float" office:value="-122.33" table:style-name="ce28">
            <text:p>-122,3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08T00:00:00" table:style-name="ce115">
            <text:p>08.02.2023</text:p>
          </table:table-cell>
          <table:table-cell office:value-type="string" table:style-name="ce122">
            <text:p>trafik cezası atila</text:p>
          </table:table-cell>
          <table:table-cell table:number-columns-repeated="2" table:style-name="ce122"/>
          <table:table-cell office:value-type="float" office:value="-713.25" table:style-name="ce28">
            <text:p>-713,2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17T00:00:00" table:style-name="ce115">
            <text:p>17.02.2023</text:p>
          </table:table-cell>
          <table:table-cell office:value-type="string" table:style-name="ce122">
            <text:p>erenler pide</text:p>
          </table:table-cell>
          <table:table-cell table:number-columns-repeated="2" table:style-name="ce122"/>
          <table:table-cell office:value-type="float" office:value="-41.98" table:style-name="ce28">
            <text:p>-41,98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22T00:00:00" table:style-name="ce115">
            <text:p>22.02.2023</text:p>
          </table:table-cell>
          <table:table-cell office:value-type="string" table:style-name="ce122">
            <text:p>erenler pide</text:p>
          </table:table-cell>
          <table:table-cell table:number-columns-repeated="2" table:style-name="ce122"/>
          <table:table-cell office:value-type="float" office:value="-130.93" table:style-name="ce28">
            <text:p>-130,9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23T00:00:00" table:style-name="ce115">
            <text:p>23.02.2023</text:p>
          </table:table-cell>
          <table:table-cell office:value-type="string" table:style-name="ce122">
            <text:p>erenler pide</text:p>
          </table:table-cell>
          <table:table-cell table:number-columns-repeated="2" table:style-name="ce122"/>
          <table:table-cell office:value-type="float" office:value="-166.23" table:style-name="ce28">
            <text:p>-166,2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24T00:00:00" table:style-name="ce192">
            <text:p>24.02.2023</text:p>
          </table:table-cell>
          <table:table-cell table:style-name="ce1"/>
          <table:table-cell table:number-columns-repeated="2" table:style-name="ce122"/>
          <table:table-cell office:value-type="string" table:style-name="ce193">
            <text:p>hesap kesim</text:p>
          </table:table-cell>
          <table:table-cell table:number-columns-repeated="3" table:style-name="ce8"/>
          <table:table-cell table:number-columns-repeated="16376"/>
        </table:table-row>
        <table:table-row table:number-rows-repeated="6" table:style-name="ro1">
          <table:table-cell table:style-name="ce115"/>
          <table:table-cell table:style-name="ce133"/>
          <table:table-cell table:number-columns-repeated="2" table:style-name="ce1"/>
          <table:table-cell table:style-name="ce28"/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3 Mart <text:s/>Devir</text:p>
          </table:table-cell>
          <table:table-cell table:style-name="ce110"/>
          <table:table-cell table:style-name="ce112"/>
          <table:table-cell office:value-type="float" office:value="310932.3" table:formula="of:=SUM([.E112:.E120])" table:style-name="ce113">
            <text:p>310932,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7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"/>
          <table:table-cell office:value-type="float" office:value="53088" table:style-name="ce107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17383.580000000002" table:style-name="ce107">
            <text:p>17.383,58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0.59" table:style-name="ce107">
            <text:p>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">
            <text:p>1.179,83</text:p>
          </table:table-cell>
          <table:table-cell office:value-type="float" office:value="111" table:style-name="ce2">
            <text:p>111,00</text:p>
          </table:table-cell>
          <table:table-cell office:value-type="float" office:value="130961.12999999999" table:formula="of:=[.D116]*[.C116]" table:style-name="ce107">
            <text:p>130.961,13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">
            <text:p>18,78</text:p>
          </table:table-cell>
          <table:table-cell office:value-type="float" office:value="850" table:style-name="ce2">
            <text:p>850,00</text:p>
          </table:table-cell>
          <table:table-cell office:value-type="float" office:value="15963.000000000002" table:formula="of:=[.D117]*[.C117]" table:style-name="ce107">
            <text:p>15.963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">
            <text:p>20,36</text:p>
          </table:table-cell>
          <table:table-cell office:value-type="float" office:value="100" table:style-name="ce2">
            <text:p>100,00</text:p>
          </table:table-cell>
          <table:table-cell office:value-type="float" office:value="2036" table:formula="of:=[.D118]*[.C118]" table:style-name="ce107">
            <text:p>2.036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26300" table:style-name="ce107">
            <text:p>26.300,0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200" table:style-name="ce107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5">
            <text:p>Mart çıkışı</text:p>
          </table:table-cell>
          <table:table-cell office:value-type="float" office:value="-10144.200000000001" table:formula="of:=[.H2]" table:style-name="ce8">
            <text:p>-10.144,2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2_23" table:style-name="ta6">
        <table:table-column table:style-name="co33" table:default-cell-style-name="ce1"/>
        <table:table-column table:style-name="co54" table:default-cell-style-name="ce1"/>
        <table:table-column table:style-name="co35" table:default-cell-style-name="ce1"/>
        <table:table-column table:style-name="co30" table:default-cell-style-name="ce1"/>
        <table:table-column table:style-name="co30" table:default-cell-style-name="ce28"/>
        <table:table-column table:style-name="co30" table:number-columns-repeated="1018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2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ŞUBAT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5761" table:formula="of:=SUM([.D4:.D43])" table:style-name="ce46">
            <text:p>15.761,00</text:p>
          </table:table-cell>
          <table:table-cell office:value-type="float" office:value="-56286.92" table:formula="of:=SUM([.E4:.E38])" table:style-name="ce28">
            <text:p>-56.286,92</text:p>
          </table:table-cell>
          <table:table-cell office:value-type="float" office:value="26990.010000000002" table:formula="of:=SUM([.F4:.F43])" table:style-name="ce46">
            <text:p>26.990,01</text:p>
          </table:table-cell>
          <table:table-cell office:value-type="float" office:value="-77441.489999999991" table:formula="of:=SUM([.G4:.G43])" table:style-name="ce46">
            <text:p>-77.441,49</text:p>
          </table:table-cell>
          <table:table-cell office:value-type="float" office:value="-50451.479999999989" table:formula="of:=[.F2]+[.G2]" table:style-name="ce46">
            <text:p>-50.451,4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2" table:style-name="ce1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02-02T00:00:00" table:style-name="ce115">
            <text:p>02.02.2023</text:p>
          </table:table-cell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64" table:style-name="ce8">
            <text:p>-264,00</text:p>
          </table:table-cell>
          <table:table-cell office:value-type="float" office:value="-264" table:formula="of:=[.H3]+[.F4]+[.G4]" table:style-name="ce8">
            <text:p>-264,00</text:p>
          </table:table-cell>
          <table:table-cell table:number-columns-repeated="16376"/>
        </table:table-row>
        <table:table-row table:style-name="ro1">
          <table:table-cell office:value-type="date" office:date-value="2023-02-02T00:00:00" table:style-name="ce115">
            <text:p>02.02.2023</text:p>
          </table:table-cell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31" table:style-name="ce8">
            <text:p>-531,00</text:p>
          </table:table-cell>
          <table:table-cell office:value-type="float" office:value="-795" table:formula="of:=[.H4]+[.F5]+[.G5]" table:style-name="ce8">
            <text:p>-795,00</text:p>
          </table:table-cell>
          <table:table-cell table:number-columns-repeated="16376"/>
        </table:table-row>
        <table:table-row table:style-name="ro1">
          <table:table-cell office:value-type="date" office:date-value="2023-02-03T00:00:00" table:style-name="ce115">
            <text:p>03.02.2023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8">
            <text:p>-3.076,29</text:p>
          </table:table-cell>
          <table:table-cell table:style-name="ce1"/>
          <table:table-cell office:value-type="float" office:value="-3076.29" table:style-name="ce8">
            <text:p>-3.076,29</text:p>
          </table:table-cell>
          <table:table-cell office:value-type="float" office:value="-3871.29" table:formula="of:=[.H5]+[.F6]+[.G6]" table:style-name="ce8">
            <text:p>-3.871,29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115">
            <text:p>05.02.2023</text:p>
          </table:table-cell>
          <table:table-cell office:value-type="string" table:style-name="ce194">
            <text:p>SnyF-M.Kipel Ocak Ayı kirası</text:p>
          </table:table-cell>
          <table:table-cell table:style-name="ce194"/>
          <table:table-cell table:style-name="ce195"/>
          <table:table-cell table:style-name="ce196"/>
          <table:table-cell office:value-type="float" office:value="6920" table:style-name="ce197">
            <text:p>6.920,00</text:p>
          </table:table-cell>
          <table:table-cell table:style-name="ce8"/>
          <table:table-cell office:value-type="float" office:value="3048.71" table:formula="of:=[.H6]+[.F7]+[.G7]" table:style-name="ce8">
            <text:p>3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115">
            <text:p>06.02.2023</text:p>
          </table:table-cell>
          <table:table-cell office:value-type="string" table:style-name="ce194">
            <text:p>Doğuş Kira 6/12-2023-24</text:p>
          </table:table-cell>
          <table:table-cell office:value-type="string" table:style-name="ce194">
            <text:p>bankadan</text:p>
          </table:table-cell>
          <table:table-cell table:style-name="ce195"/>
          <table:table-cell table:style-name="ce196"/>
          <table:table-cell office:value-type="float" office:value="6000" table:style-name="ce197">
            <text:p>6.000,00</text:p>
          </table:table-cell>
          <table:table-cell table:style-name="ce8"/>
          <table:table-cell office:value-type="float" office:value="9048.7099999999991" table:formula="of:=[.H7]+[.F8]+[.G8]" table:style-name="ce8">
            <text:p>9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115">
            <text:p>06.02.2023</text:p>
          </table:table-cell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8">
            <text:p>-4.657,20</text:p>
          </table:table-cell>
          <table:table-cell table:style-name="ce8"/>
          <table:table-cell office:value-type="float" office:value="-4657.21" table:style-name="ce8">
            <text:p>-4.657,21</text:p>
          </table:table-cell>
          <table:table-cell office:value-type="float" office:value="4391.4999999999991" table:formula="of:=[.H8]+[.F9]+[.G9]" table:style-name="ce8">
            <text:p>4.391,50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115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28"/>
          <table:table-cell table:style-name="ce8"/>
          <table:table-cell office:value-type="float" office:value="-5000" table:style-name="ce8">
            <text:p>-5.000,00</text:p>
          </table:table-cell>
          <table:table-cell office:value-type="float" office:value="-608.50000000000091" table:formula="of:=[.H9]+[.F10]+[.G10]" table:style-name="ce8">
            <text:p>-6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5">
            <text:p>07.02.2023</text:p>
          </table:table-cell>
          <table:table-cell office:value-type="string" table:style-name="ce120">
            <text:p>Kira Adem Özen 9/12 Mrmr Ryl A Blok 82</text:p>
          </table:table-cell>
          <table:table-cell table:number-columns-repeated="2" table:style-name="ce120"/>
          <table:table-cell office:value-type="float" office:value="-4300" table:style-name="ce8">
            <text:p>-4.300,00</text:p>
          </table:table-cell>
          <table:table-cell table:style-name="ce1"/>
          <table:table-cell office:value-type="float" office:value="-4300" table:style-name="ce8">
            <text:p>-4.300,00</text:p>
          </table:table-cell>
          <table:table-cell office:value-type="float" office:value="-4908.5000000000009" table:formula="of:=[.H10]+[.F11]+[.G11]" table:style-name="ce8">
            <text:p>-4.9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5">
            <text:p>07.02.2023</text:p>
          </table:table-cell>
          <table:table-cell office:value-type="string" table:style-name="ce120">
            <text:p>Aidat Marmara Royal Site 9/12</text:p>
          </table:table-cell>
          <table:table-cell table:number-columns-repeated="2" table:style-name="ce120"/>
          <table:table-cell office:value-type="float" office:value="-674.74" table:style-name="ce8">
            <text:p>-674,74</text:p>
          </table:table-cell>
          <table:table-cell table:style-name="ce8"/>
          <table:table-cell office:value-type="float" office:value="-670.27" table:style-name="ce8">
            <text:p>-670,27</text:p>
          </table:table-cell>
          <table:table-cell office:value-type="float" office:value="-5578.77" table:formula="of:=[.H11]+[.F12]+[.G12]" table:style-name="ce8">
            <text:p>-5.578,77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5">
            <text:p>07.02.2023</text:p>
          </table:table-cell>
          <table:table-cell office:value-type="string" table:style-name="ce120">
            <text:p>Doğalgaz Marmara Royal Ablok D:82</text:p>
          </table:table-cell>
          <table:table-cell table:number-columns-repeated="2" table:style-name="ce120"/>
          <table:table-cell office:value-type="float" office:value="-150" table:style-name="ce8">
            <text:p>-150,00</text:p>
          </table:table-cell>
          <table:table-cell table:style-name="ce8"/>
          <table:table-cell office:value-type="float" office:value="-102.03" table:style-name="ce8">
            <text:p>-102,03</text:p>
          </table:table-cell>
          <table:table-cell office:value-type="float" office:value="-5680.8" table:formula="of:=[.H12]+[.F13]+[.G13]" table:style-name="ce8">
            <text:p>-5.680,8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5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12"/>
          <table:table-cell office:value-type="float" office:value="-2667" table:style-name="ce8">
            <text:p>-2.667,00</text:p>
          </table:table-cell>
          <table:table-cell table:style-name="ce1"/>
          <table:table-cell office:value-type="float" office:value="-3000" table:style-name="ce8">
            <text:p>-3.000,00</text:p>
          </table:table-cell>
          <table:table-cell office:value-type="float" office:value="-8680.7999999999993" table:formula="of:=[.H13]+[.F14]+[.G14]" table:style-name="ce8">
            <text:p>-8.680,8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3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8">
            <text:p>-87,69</text:p>
          </table:table-cell>
          <table:table-cell table:style-name="ce1"/>
          <table:table-cell office:value-type="float" office:value="-87.69" table:formula="of:=[.D58]*-1" table:style-name="ce8">
            <text:p>-87,69</text:p>
          </table:table-cell>
          <table:table-cell office:value-type="float" office:value="-8768.49" table:formula="of:=[.H14]+[.F15]+[.G15]" table:style-name="ce8">
            <text:p>-8.768,49</text:p>
          </table:table-cell>
          <table:table-cell table:number-columns-repeated="16376"/>
        </table:table-row>
        <table:table-row table:style-name="ro1">
          <table:table-cell office:value-type="date" office:date-value="2023-02-14T00:00:00" table:style-name="ce115">
            <text:p>14.02.2023</text:p>
          </table:table-cell>
          <table:table-cell office:value-type="string" table:style-name="ce123">
            <text:p>İstanbuldan gül</text:p>
          </table:table-cell>
          <table:table-cell table:number-columns-repeated="2" table:style-name="ce1"/>
          <table:table-cell table:style-name="ce8"/>
          <table:table-cell table:style-name="ce1"/>
          <table:table-cell office:value-type="float" office:value="-204" table:style-name="ce8">
            <text:p>-204,00</text:p>
          </table:table-cell>
          <table:table-cell office:value-type="float" office:value="-8972.49" table:formula="of:=[.H15]+[.F16]+[.G16]" table:style-name="ce8">
            <text:p>-8.972,49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Elektrik 8758480300</text:p>
          </table:table-cell>
          <table:table-cell table:number-columns-repeated="2" table:style-name="ce1"/>
          <table:table-cell table:style-name="ce8"/>
          <table:table-cell table:style-name="ce1"/>
          <table:table-cell office:value-type="float" office:value="-95" table:style-name="ce8">
            <text:p>-95,00</text:p>
          </table:table-cell>
          <table:table-cell office:value-type="float" office:value="-9067.49" table:formula="of:=[.H16]+[.F17]+[.G17]" table:style-name="ce8">
            <text:p>-9.067,4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115">
            <text:p>20.02.2023</text:p>
          </table:table-cell>
          <table:table-cell office:value-type="string" table:style-name="ce122">
            <text:p>Doğalgaz 800004222954 Kümbet D10</text:p>
          </table:table-cell>
          <table:table-cell table:style-name="ce1"/>
          <table:table-cell table:style-name="ce122"/>
          <table:table-cell office:value-type="float" office:value="-1000" table:style-name="ce8">
            <text:p>-1.000,00</text:p>
          </table:table-cell>
          <table:table-cell table:style-name="ce28"/>
          <table:table-cell office:value-type="float" office:value="-1872.5" table:style-name="ce8">
            <text:p>-1.872,50</text:p>
          </table:table-cell>
          <table:table-cell office:value-type="float" office:value="-10939.99" table:formula="of:=[.H17]+[.F18]+[.G18]" table:style-name="ce8">
            <text:p>-10.939,9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115">
            <text:p>20.02.2023</text:p>
          </table:table-cell>
          <table:table-cell office:value-type="string" table:style-name="ce122">
            <text:p>Doğalgaz 800004222959 Kümbet D09</text:p>
          </table:table-cell>
          <table:table-cell table:number-columns-repeated="2" table:style-name="ce122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-99.5" table:style-name="ce8">
            <text:p>-99,50</text:p>
          </table:table-cell>
          <table:table-cell office:value-type="float" office:value="-11039.49" table:formula="of:=[.H18]+[.F19]+[.G19]" table:style-name="ce8">
            <text:p>-11.039,4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2" table:style-name="ce28"/>
          <table:table-cell table:style-name="ce8"/>
          <table:table-cell office:value-type="float" office:value="-11039.49" table:formula="of:=[.H19]+[.F20]+[.G20]" table:style-name="ce8">
            <text:p>-11.039,49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115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124">
            <text:p>₺5.500,00</text:p>
          </table:table-cell>
          <table:table-cell table:style-name="ce8"/>
          <table:table-cell office:value-type="float" office:value="5570.01" table:style-name="ce8">
            <text:p>5.570,01</text:p>
          </table:table-cell>
          <table:table-cell table:style-name="ce8"/>
          <table:table-cell office:value-type="float" office:value="-5469.48" table:formula="of:=[.H20]+[.F21]+[.G21]" table:style-name="ce8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28"/>
          <table:table-cell office:value-type="float" office:value="-5469.48" table:formula="of:=[.H21]+[.F22]+[.G22]" table:style-name="ce8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02" table:style-name="ce8">
            <text:p>-2.702,00</text:p>
          </table:table-cell>
          <table:table-cell office:value-type="float" office:value="-8171.48" table:formula="of:=[.H22]+[.F23]+[.G23]" table:style-name="ce8">
            <text:p>-8.171,48</text:p>
          </table:table-cell>
          <table:table-cell table:number-columns-repeated="16376"/>
        </table:table-row>
        <table:table-row table:style-name="ro1">
          <table:table-cell office:value-type="date" office:date-value="2023-02-27T00:00:00" table:style-name="ce115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8">
            <text:p>-30.374,00</text:p>
          </table:table-cell>
          <table:table-cell table:number-columns-repeated="2" table:style-name="ce8"/>
          <table:table-cell office:value-type="float" office:value="-8171.48" table:formula="of:=[.H23]+[.F24]+[.G24]" table:style-name="ce8">
            <text:p>-8.171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02" table:style-name="ce8">
            <text:p>-2.702,00</text:p>
          </table:table-cell>
          <table:table-cell office:value-type="float" office:value="-10873.48" table:formula="of:=[.H24]+[.F25]+[.G25]" table:style-name="ce8">
            <text:p>-10.87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50" table:style-name="ce8">
            <text:p>-2.750,00</text:p>
          </table:table-cell>
          <table:table-cell office:value-type="float" office:value="-13623.48" table:formula="of:=[.H25]+[.F26]+[.G26]" table:style-name="ce8">
            <text:p>-13.62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28"/>
          <table:table-cell table:style-name="ce8"/>
          <table:table-cell office:value-type="float" office:value="-5040" table:style-name="ce8">
            <text:p>-5.040,00</text:p>
          </table:table-cell>
          <table:table-cell office:value-type="float" office:value="-18663.48" table:formula="of:=[.H26]+[.F27]+[.G27]" table:style-name="ce8">
            <text:p>-18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">
            <text:p>1.111,00</text:p>
          </table:table-cell>
          <table:table-cell table:style-name="ce28"/>
          <table:table-cell table:number-columns-repeated="2" table:style-name="ce8"/>
          <table:table-cell office:value-type="float" office:value="-18663.48" table:formula="of:=[.H27]+[.F28]+[.G28]" table:style-name="ce8">
            <text:p>-18.663,48</text:p>
          </table:table-cell>
          <table:table-cell table:number-columns-repeated="16376"/>
        </table:table-row>
        <table:table-row table:style-name="ro1">
          <table:table-cell office:value-type="date" office:date-value="2023-02-24T00:00:00" table:style-name="ce115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28"/>
          <table:table-cell office:value-type="float" office:value="2000" table:style-name="ce8">
            <text:p>2.000,00</text:p>
          </table:table-cell>
          <table:table-cell table:style-name="ce8"/>
          <table:table-cell office:value-type="float" office:value="-16663.48" table:formula="of:=[.H28]+[.F29]+[.G29]" table:style-name="ce8">
            <text:p>-16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124">
            <text:p>₺1.650,00</text:p>
          </table:table-cell>
          <table:table-cell table:style-name="ce28"/>
          <table:table-cell table:number-columns-repeated="2" table:style-name="ce8"/>
          <table:table-cell office:value-type="float" office:value="-16663.48" table:formula="of:=[.H29]+[.F30]+[.G30]" table:style-name="ce8">
            <text:p>-16.663,48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115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124">
            <text:p>₺6.500,00</text:p>
          </table:table-cell>
          <table:table-cell table:style-name="ce28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10163.48" table:formula="of:=[.H30]+[.F31]+[.G31]" table:style-name="ce8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98">
            <text:p>₺1.000,00</text:p>
          </table:table-cell>
          <table:table-cell table:style-name="ce28"/>
          <table:table-cell table:number-columns-repeated="2" table:style-name="ce1"/>
          <table:table-cell office:value-type="float" office:value="-10163.48" table:formula="of:=[.H31]+[.F32]+[.G32]" table:style-name="ce8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8">
            <text:p>Kira snyG Metin ÇELİK 5/8 <text:s text:c="3"/>1000 TL</text:p>
          </table:table-cell>
          <table:table-cell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-10163.48" table:formula="of:=[.H32]+[.F33]+[.G33]" table:style-name="ce8">
            <text:p>-10.163,48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76">
            <text:p>Metin Elektrik Teminat 1200 – 6/6 200 TL</text:p>
          </table:table-cell>
          <table:table-cell table:number-columns-repeated="2" table:style-name="ce122"/>
          <table:table-cell table:number-columns-repeated="3" table:style-name="ce1"/>
          <table:table-cell office:value-type="float" office:value="-10163.48" table:formula="of:=[.H33]+[.F34]+[.G34]" table:style-name="ce8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4]+[.F35]+[.G35]" table:style-name="ce8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5]+[.F36]+[.G36]" table:style-name="ce8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6]+[.F37]+[.G37]" table:style-name="ce8">
            <text:p>-10.163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115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12"/>
          <table:table-cell table:style-name="ce28"/>
          <table:table-cell table:style-name="ce1"/>
          <table:table-cell office:value-type="float" office:value="-1368" table:style-name="ce8">
            <text:p>-1.368,00</text:p>
          </table:table-cell>
          <table:table-cell office:value-type="float" office:value="-11531.48" table:formula="of:=[.H37]+[.F38]+[.G38]" table:style-name="ce8">
            <text:p>-11.531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115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8"/>
          <table:table-cell table:style-name="ce28"/>
          <table:table-cell table:style-name="ce8"/>
          <table:table-cell office:value-type="float" office:value="-6920" table:style-name="ce8">
            <text:p>-6.920,00</text:p>
          </table:table-cell>
          <table:table-cell office:value-type="float" office:value="-18451.48" table:formula="of:=[.H38]+[.F39]+[.G39]" table:style-name="ce8">
            <text:p>-18.451,48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8"/>
          <table:table-cell table:style-name="ce28"/>
          <table:table-cell table:number-columns-repeated="2" table:style-name="ce8"/>
          <table:table-cell office:value-type="float" office:value="-18451.48" table:formula="of:=[.H39]+[.F40]+[.G40]" table:style-name="ce8">
            <text:p>-18.451,48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115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8"/>
          <table:table-cell table:style-name="ce28"/>
          <table:table-cell table:style-name="ce8"/>
          <table:table-cell office:value-type="float" office:value="-32000" table:style-name="ce8">
            <text:p>-32.000,00</text:p>
          </table:table-cell>
          <table:table-cell office:value-type="float" office:value="-50451.479999999996" table:formula="of:=[.H40]+[.F41]+[.G41]" table:style-name="ce8">
            <text:p>-50.451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03-30T00:00:00" table:style-name="ce186">
            <text:p>30.03.2022</text:p>
          </table:table-cell>
          <table:table-cell office:value-type="string" table:style-name="ce176">
            <text:p>SnyF-Kynkçı Merdal 12/12-2022-23</text:p>
          </table:table-cell>
          <table:table-cell table:style-name="ce176"/>
          <table:table-cell office:value-type="string" table:style-name="ce176">
            <text:p>2 aylık kira bedeli</text:p>
          </table:table-cell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2-10-10T00:00:00" table:style-name="ce186">
            <text:p>10.10.2022</text:p>
          </table:table-cell>
          <table:table-cell office:value-type="string" table:style-name="ce176">
            <text:p>snyA Ayhan Tüfek 42000-40000</text:p>
          </table:table-cell>
          <table:table-cell table:style-name="ce178"/>
          <table:table-cell office:value-type="string" table:style-name="ce176">
            <text:p>%57,14 aylık kira bedeli</text:p>
          </table:table-cell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86"/>
          <table:table-cell office:value-type="string" table:style-name="ce176">
            <text:p>cihan oto 12-1 ay teminattan kalan</text:p>
          </table:table-cell>
          <table:table-cell table:style-name="ce178"/>
          <table:table-cell table:style-name="ce176"/>
          <table:table-cell office:value-type="float" office:value="300" table:style-name="ce28">
            <text:p>3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style-name="ce65"/>
          <table:table-cell table:style-name="ce28"/>
          <table:table-cell table:number-columns-repeated="2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4615.6899999999996" table:formula="of:=SUM([.D51:.D58])" table:style-name="ce130">
            <text:p>4.615,69</text:p>
          </table:table-cell>
          <table:table-cell office:value-type="float" office:value="4215.6899999999996" table:formula="of:=SUM([.E51:.E58])" table:style-name="ce28">
            <text:p>4.215,69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28">
            <text:p>1.24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28">
            <text:p>91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28">
            <text:p>29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28">
            <text:p>1.368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22"/>
          <table:table-cell office:value-type="float" office:value="305.16000000000003" table:style-name="ce1">
            <text:p>305,16</text:p>
          </table:table-cell>
          <table:table-cell office:value-type="float" office:value="305" table:style-name="ce28">
            <text:p>30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Elektrik Teminat 1200 – 6/6</text:p>
          </table:table-cell>
          <table:table-cell table:style-name="ce122"/>
          <table:table-cell office:value-type="float" office:value="200" table:style-name="ce199">
            <text:p>200</text:p>
          </table:table-cell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</text:p>
          </table:table-cell>
          <table:table-cell table:style-name="ce122"/>
          <table:table-cell office:value-type="float" office:value="87.69" table:style-name="ce122">
            <text:p>87,69</text:p>
          </table:table-cell>
          <table:table-cell office:value-type="float" office:value="87.69" table:style-name="ce28">
            <text:p>87,69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2" table:style-name="ce1"/>
          <table:table-cell table:style-name="ce28"/>
          <table:table-cell table:number-columns-repeated="16379" table:style-name="ce1"/>
        </table:table-row>
        <table:table-row table:style-name="ro1">
          <table:table-cell table:style-name="ce1"/>
          <table:table-cell table:style-name="ce12"/>
          <table:table-cell table:number-columns-repeated="2" table:style-name="ce1"/>
          <table:table-cell table:style-name="ce28"/>
          <table:table-cell table:number-columns-repeated="16379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4657.2000000000007" table:formula="of:=SUM([.E63:.E85])" table:style-name="ce200">
            <text:p>-4.657,2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11-01T00:00:00" table:style-name="ce115">
            <text:p>01.11.2022</text:p>
          </table:table-cell>
          <table:table-cell office:value-type="string" table:style-name="ce122">
            <text:p>ikea masa 5/6</text:p>
          </table:table-cell>
          <table:table-cell table:style-name="ce122"/>
          <table:table-cell office:value-type="string" table:style-name="ce122">
            <text:p><text:s/>5 – 6</text:p>
          </table:table-cell>
          <table:table-cell office:value-type="float" office:value="-208.17" table:style-name="ce28">
            <text:p>-208,1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06T00:00:00" table:style-name="ce115">
            <text:p>06.11.2022</text:p>
          </table:table-cell>
          <table:table-cell office:value-type="string" table:style-name="ce122">
            <text:p>koçtaş pervane 5/6</text:p>
          </table:table-cell>
          <table:table-cell table:style-name="ce122"/>
          <table:table-cell office:value-type="string" table:style-name="ce122">
            <text:p><text:s/>5 – 6</text:p>
          </table:table-cell>
          <table:table-cell office:value-type="float" office:value="-151.65" table:style-name="ce28">
            <text:p>-151,6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08T00:00:00" table:style-name="ce115">
            <text:p>08.11.2022</text:p>
          </table:table-cell>
          <table:table-cell office:value-type="string" table:style-name="ce1">
            <text:p>peri diş 3/9</text:p>
          </table:table-cell>
          <table:table-cell table:style-name="ce122"/>
          <table:table-cell office:value-type="string" table:style-name="ce122">
            <text:p><text:s/>3 – 9</text:p>
          </table:table-cell>
          <table:table-cell office:value-type="float" office:value="-1111.1099999999999" table:style-name="ce28">
            <text:p>-1.111,1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22T00:00:00" table:style-name="ce115">
            <text:p>22.11.2022</text:p>
          </table:table-cell>
          <table:table-cell office:value-type="string" table:style-name="ce122">
            <text:p>atasun gözlük 3/3</text:p>
          </table:table-cell>
          <table:table-cell table:style-name="ce122"/>
          <table:table-cell office:value-type="string" table:style-name="ce120">
            <text:p><text:s/>3 – 3</text:p>
          </table:table-cell>
          <table:table-cell office:value-type="float" office:value="-678.58" table:style-name="ce28">
            <text:p>-678,58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A.Umut Balcı 1589,85 ¼ taksit</text:p>
          </table:table-cell>
          <table:table-cell table:style-name="ce122"/>
          <table:table-cell office:value-type="string" table:style-name="ce122">
            <text:p><text:s/>2 – 4</text:p>
          </table:table-cell>
          <table:table-cell office:value-type="float" office:value="-397.46" table:style-name="ce28">
            <text:p>-397,4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P.Özlem Balcı Atila ev -323,65 ¼ taksit</text:p>
          </table:table-cell>
          <table:table-cell table:style-name="ce122"/>
          <table:table-cell office:value-type="string" table:style-name="ce122">
            <text:p><text:s/>2 – 4</text:p>
          </table:table-cell>
          <table:table-cell office:value-type="float" office:value="-80.91" table:style-name="ce28">
            <text:p>-80,9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H.Murat Balcı 508,20 ¼ taksit</text:p>
          </table:table-cell>
          <table:table-cell table:style-name="ce122"/>
          <table:table-cell office:value-type="string" table:style-name="ce122">
            <text:p><text:s/>2 – 4</text:p>
          </table:table-cell>
          <table:table-cell office:value-type="float" office:value="-127.05" table:style-name="ce28">
            <text:p>-127,0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Ayşe Balcı 197,25 ¼ taksit</text:p>
          </table:table-cell>
          <table:table-cell table:style-name="ce122"/>
          <table:table-cell office:value-type="string" table:style-name="ce122">
            <text:p><text:s/>2 – 4</text:p>
          </table:table-cell>
          <table:table-cell office:value-type="float" office:value="-49.31" table:style-name="ce28">
            <text:p>-49,3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9T00:00:00" table:style-name="ce115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122"/>
          <table:table-cell office:value-type="float" office:value="-76.3" table:style-name="ce28">
            <text:p>-76,3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30T00:00:00" table:style-name="ce115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28"/>
          <table:table-cell table:number-columns-repeated="16379" table:style-name="ce1"/>
        </table:table-row>
        <table:table-row table:style-name="ro1">
          <table:table-cell office:value-type="date" office:date-value="2022-12-30T00:00:00" table:style-name="ce115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28">
            <text:p>-47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115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28">
            <text:p>-556,0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0T00:00:00" table:style-name="ce115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28">
            <text:p>-79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1T00:00:00" table:style-name="ce115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28">
            <text:p>-123,4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2T00:00:00" table:style-name="ce115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28">
            <text:p>-113,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3T00:00:00" table:style-name="ce115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28">
            <text:p>-118,6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4T00:00:00" table:style-name="ce115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28">
            <text:p>-123,8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6T00:00:00" table:style-name="ce115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28">
            <text:p>-177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1T00:00:00" table:style-name="ce115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28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3T00:00:00" table:style-name="ce115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28">
            <text:p>-111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115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28">
            <text:p>-99,8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5T00:00:00" table:style-name="ce115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28">
            <text:p>-125,66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3076.2899999999995" table:formula="of:=SUM([.E88:.E103])" table:style-name="ce200">
            <text:p>-3.076,2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2-24T00:00:00" table:style-name="ce115">
            <text:p>24.12.2022</text:p>
          </table:table-cell>
          <table:table-cell office:value-type="string" table:style-name="ce122">
            <text:p>erenler pide 12- kkdnz01</text:p>
          </table:table-cell>
          <table:table-cell table:number-columns-repeated="2" table:style-name="ce122"/>
          <table:table-cell office:value-type="float" office:value="-136.19" table:style-name="ce28">
            <text:p>-136,1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6T00:00:00" table:style-name="ce115">
            <text:p>26.12.2022</text:p>
          </table:table-cell>
          <table:table-cell office:value-type="string" table:style-name="ce122">
            <text:p>erenler pide 12- kkdnz02</text:p>
          </table:table-cell>
          <table:table-cell table:number-columns-repeated="2" table:style-name="ce122"/>
          <table:table-cell office:value-type="float" office:value="-193.47" table:style-name="ce28">
            <text:p>-193,4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7T00:00:00" table:style-name="ce115">
            <text:p>27.12.2022</text:p>
          </table:table-cell>
          <table:table-cell office:value-type="string" table:style-name="ce122">
            <text:p>toyota rav4 yağ-filtre</text:p>
          </table:table-cell>
          <table:table-cell table:number-columns-repeated="2" table:style-name="ce122"/>
          <table:table-cell office:value-type="float" office:value="-600" table:style-name="ce28">
            <text:p>-6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7T00:00:00" table:style-name="ce115">
            <text:p>27.12.2022</text:p>
          </table:table-cell>
          <table:table-cell office:value-type="string" table:style-name="ce122">
            <text:p>erenler pide 12- kkdnz03</text:p>
          </table:table-cell>
          <table:table-cell table:number-columns-repeated="2" table:style-name="ce122"/>
          <table:table-cell office:value-type="float" office:value="-206.27" table:style-name="ce28">
            <text:p>-206,2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8T00:00:00" table:style-name="ce115">
            <text:p>28.12.2022</text:p>
          </table:table-cell>
          <table:table-cell office:value-type="string" table:style-name="ce122">
            <text:p>erenler pide 12- kkdnz04</text:p>
          </table:table-cell>
          <table:table-cell table:number-columns-repeated="2" table:style-name="ce122"/>
          <table:table-cell office:value-type="float" office:value="-146.44" table:style-name="ce28">
            <text:p>-146,4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01T00:00:00" table:style-name="ce115">
            <text:p>01.01.2023</text:p>
          </table:table-cell>
          <table:table-cell office:value-type="string" table:style-name="ce122">
            <text:p>sivas yemek</text:p>
          </table:table-cell>
          <table:table-cell table:number-columns-repeated="2" table:style-name="ce122"/>
          <table:table-cell office:value-type="float" office:value="-340" table:style-name="ce28">
            <text:p>-34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02T00:00:00" table:style-name="ce115">
            <text:p>02.01.2023</text:p>
          </table:table-cell>
          <table:table-cell office:value-type="string" table:style-name="ce133">
            <text:p>erenler pide 01- kkdnz01</text:p>
          </table:table-cell>
          <table:table-cell table:number-columns-repeated="2" table:style-name="ce1"/>
          <table:table-cell office:value-type="float" office:value="-164.8" table:style-name="ce28">
            <text:p>-164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4T00:00:00" table:style-name="ce115">
            <text:p>04.01.2023</text:p>
          </table:table-cell>
          <table:table-cell office:value-type="string" table:style-name="ce133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28">
            <text:p>-139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5T00:00:00" table:style-name="ce115">
            <text:p>05.01.2023</text:p>
          </table:table-cell>
          <table:table-cell office:value-type="string" table:style-name="ce133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28">
            <text:p>-143,2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115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28">
            <text:p>-297,3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115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28">
            <text:p>-286,0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115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28">
            <text:p>-423,1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115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9"/>
          <table:table-cell office:value-type="float" office:value="-31.35" table:style-name="ce28">
            <text:p>-31,35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9"/>
          <table:table-cell office:value-type="float" office:value="31.35" table:style-name="ce28">
            <text:p>31,35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115"/>
          <table:table-cell table:number-columns-repeated="2" table:style-name="ce1"/>
          <table:table-cell table:style-name="ce8"/>
          <table:table-cell table:style-name="ce28"/>
          <table:table-cell table:number-columns-repeated="2" table:style-name="ce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3 Şubat <text:s/>Devir</text:p>
          </table:table-cell>
          <table:table-cell table:style-name="ce110"/>
          <table:table-cell table:style-name="ce112"/>
          <table:table-cell office:value-type="float" office:value="335748" table:formula="of:=SUM([.E112:.E119])" table:style-name="ce113">
            <text:p>3357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1">
          <table:table-cell table:style-name="ce115"/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8">
            <text:p>-50.451,4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1_23" table:style-name="ta6">
        <table:table-column table:style-name="co30" table:default-cell-style-name="ce1"/>
        <table:table-column table:style-name="co31" table:default-cell-style-name="ce1"/>
        <table:table-column table:style-name="co55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OCAK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3261" table:formula="of:=SUM([.D4:.D27])" table:style-name="ce46">
            <text:p>13.261,00</text:p>
          </table:table-cell>
          <table:table-cell office:value-type="float" office:value="-22808.309999999998" table:formula="of:=SUM([.E5:.E27])" table:style-name="ce46">
            <text:p>-22.808,31</text:p>
          </table:table-cell>
          <table:table-cell office:value-type="float" office:value="8049.2" table:formula="of:=SUM([.F4:.F28])" table:style-name="ce46">
            <text:p>8.049,20</text:p>
          </table:table-cell>
          <table:table-cell office:value-type="float" office:value="-23047.62" table:formula="of:=SUM([.G4:.G28])" table:style-name="ce46">
            <text:p>-23.047,62</text:p>
          </table:table-cell>
          <table:table-cell office:value-type="float" office:value="-14998.419999999998" table:formula="of:=[.F2]+[.G2]" table:style-name="ce46">
            <text:p>-14.998,42</text:p>
          </table:table-cell>
          <table:table-cell table:number-columns-repeated="16376"/>
        </table:table-row>
        <table:table-row table:number-rows-repeated="2"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01-02T00:00:00" table:style-name="ce115">
            <text:p>02.01.2023</text:p>
          </table:table-cell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30" table:style-name="ce8">
            <text:p>-230,00</text:p>
          </table:table-cell>
          <table:table-cell office:value-type="float" office:value="-230" table:formula="of:=[.H4]+[.F5]+[.G5]" table:style-name="ce8">
            <text:p>-230,00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115">
            <text:p>02.01.2023</text:p>
          </table:table-cell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23" table:style-name="ce8">
            <text:p>-523,00</text:p>
          </table:table-cell>
          <table:table-cell office:value-type="float" office:value="-753" table:formula="of:=[.H5]+[.F6]+[.G6]" table:style-name="ce8">
            <text:p>-753,00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115">
            <text:p>07.01.2023</text:p>
          </table:table-cell>
          <table:table-cell office:value-type="string" table:style-name="ce120">
            <text:p>Kira Adem Özen 8/12 Mrmr Ryl A Blok 82</text:p>
          </table:table-cell>
          <table:table-cell table:number-columns-repeated="2" table:style-name="ce120"/>
          <table:table-cell office:value-type="float" office:value="-4300" table:style-name="ce8">
            <text:p>-4.300,00</text:p>
          </table:table-cell>
          <table:table-cell table:style-name="ce1"/>
          <table:table-cell office:value-type="float" office:value="-4300" table:style-name="ce8">
            <text:p>-4.300,00</text:p>
          </table:table-cell>
          <table:table-cell office:value-type="float" office:value="-5053" table:formula="of:=[.H6]+[.F7]+[.G7]" table:style-name="ce8">
            <text:p>-5.053,00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115">
            <text:p>07.01.2022</text:p>
          </table:table-cell>
          <table:table-cell office:value-type="string" table:style-name="ce120">
            <text:p>Aidat Marmara Royal Site 8/12</text:p>
          </table:table-cell>
          <table:table-cell table:number-columns-repeated="2" table:style-name="ce120"/>
          <table:table-cell office:value-type="float" office:value="-674.74" table:style-name="ce8">
            <text:p>-674,74</text:p>
          </table:table-cell>
          <table:table-cell table:style-name="ce28"/>
          <table:table-cell office:value-type="float" office:value="-674.74" table:style-name="ce8">
            <text:p>-674,74</text:p>
          </table:table-cell>
          <table:table-cell office:value-type="float" office:value="-5727.74" table:formula="of:=[.H7]+[.F8]+[.G8]" table:style-name="ce8">
            <text:p>-5.727,74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115">
            <text:p>07.01.2022</text:p>
          </table:table-cell>
          <table:table-cell office:value-type="string" table:style-name="ce120">
            <text:p>Doğalgaz Marmara Royal Ablok D:82</text:p>
          </table:table-cell>
          <table:table-cell table:number-columns-repeated="2" table:style-name="ce120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-153.05000000000001" table:style-name="ce8">
            <text:p>-153,05</text:p>
          </table:table-cell>
          <table:table-cell office:value-type="float" office:value="-5880.79" table:formula="of:=[.H8]+[.F9]+[.G9]" table:style-name="ce8">
            <text:p>-5.880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115">
            <text:p>16.01.2023</text:p>
          </table:table-cell>
          <table:table-cell office:value-type="string" table:style-name="ce122">
            <text:p>Doğalgaz 800004222959 Kümbet D09</text:p>
          </table:table-cell>
          <table:table-cell table:number-columns-repeated="2" table:style-name="ce122"/>
          <table:table-cell office:value-type="float" office:value="-100" table:style-name="ce8">
            <text:p>-100,00</text:p>
          </table:table-cell>
          <table:table-cell table:style-name="ce28"/>
          <table:table-cell office:value-type="float" office:value="-87" table:style-name="ce8">
            <text:p>-87,00</text:p>
          </table:table-cell>
          <table:table-cell office:value-type="float" office:value="-5967.79" table:formula="of:=[.H9]+[.F10]+[.G10]" table:style-name="ce8">
            <text:p>-5.967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115">
            <text:p>16.01.2023</text:p>
          </table:table-cell>
          <table:table-cell office:value-type="string" table:style-name="ce122">
            <text:p>Doğalgaz 800004222954 Kümbet D10</text:p>
          </table:table-cell>
          <table:table-cell table:number-columns-repeated="2" table:style-name="ce122"/>
          <table:table-cell office:value-type="float" office:value="-1000" table:style-name="ce8">
            <text:p>-1.000,00</text:p>
          </table:table-cell>
          <table:table-cell table:style-name="ce28"/>
          <table:table-cell office:value-type="float" office:value="-1560" table:style-name="ce8">
            <text:p>-1.560,00</text:p>
          </table:table-cell>
          <table:table-cell office:value-type="float" office:value="-7527.79" table:formula="of:=[.H10]+[.F11]+[.G11]" table:style-name="ce8">
            <text:p>-7.527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-200" table:style-name="ce8">
            <text:p>-200,00</text:p>
          </table:table-cell>
          <table:table-cell table:style-name="ce1"/>
          <table:table-cell office:value-type="float" office:value="-183.26" table:style-name="ce8">
            <text:p>-183,26</text:p>
          </table:table-cell>
          <table:table-cell office:value-type="float" office:value="-7711.05" table:formula="of:=[.H11]+[.F12]+[.G12]" table:style-name="ce8">
            <text:p>-7.711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8">
            <text:p>-7.233,57</text:p>
          </table:table-cell>
          <table:table-cell table:style-name="ce8"/>
          <table:table-cell office:value-type="float" office:value="-7233.57" table:style-name="ce8">
            <text:p>-7.233,57</text:p>
          </table:table-cell>
          <table:table-cell office:value-type="float" office:value="-14944.619999999999" table:formula="of:=[.H12]+[.F13]+[.G13]" table:style-name="ce8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5165 Denizbank işten havale</text:p>
          </table:table-cell>
          <table:table-cell table:number-columns-repeated="2" table:style-name="ce1"/>
          <table:table-cell table:style-name="ce2"/>
          <table:table-cell table:number-columns-repeated="2" table:style-name="ce1"/>
          <table:table-cell office:value-type="float" office:value="-14944.619999999999" table:formula="of:=[.H13]+[.F14]+[.G14]" table:style-name="ce8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01" table:style-name="ce8">
            <text:p>-2.701,00</text:p>
          </table:table-cell>
          <table:table-cell office:value-type="float" office:value="-17645.62" table:formula="of:=[.H14]+[.F15]+[.G15]" table:style-name="ce8">
            <text:p>-17.645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01" table:style-name="ce8">
            <text:p>-2.701,00</text:p>
          </table:table-cell>
          <table:table-cell office:value-type="float" office:value="-20346.62" table:formula="of:=[.H15]+[.F16]+[.G16]" table:style-name="ce8">
            <text:p>-20.346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01" table:style-name="ce8">
            <text:p>-2.701,00</text:p>
          </table:table-cell>
          <table:table-cell office:value-type="float" office:value="-23047.62" table:formula="of:=[.H16]+[.F17]+[.G17]" table:style-name="ce8">
            <text:p>-23.0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28"/>
          <table:table-cell table:number-columns-repeated="2" table:style-name="ce8"/>
          <table:table-cell office:value-type="float" office:value="-23047.62" table:formula="of:=[.H17]+[.F18]+[.G18]" table:style-name="ce8">
            <text:p>-23.047,62</text:p>
          </table:table-cell>
          <table:table-cell table:number-columns-repeated="16376"/>
        </table:table-row>
        <table:table-row table:style-name="ro1">
          <table:table-cell office:value-type="date" office:date-value="2023-01-18T00:00:00" table:style-name="ce115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28"/>
          <table:table-cell office:value-type="float" office:value="1500" table:style-name="ce8">
            <text:p>1.500,00</text:p>
          </table:table-cell>
          <table:table-cell table:style-name="ce8"/>
          <table:table-cell office:value-type="float" office:value="-21547.62" table:formula="of:=[.H18]+[.F19]+[.G19]" table:style-name="ce8">
            <text:p>-21.5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124">
            <text:p>₺5.500,00</text:p>
          </table:table-cell>
          <table:table-cell table:style-name="ce1"/>
          <table:table-cell office:value-type="float" office:value="5549.2" table:style-name="ce8">
            <text:p>5.549,20</text:p>
          </table:table-cell>
          <table:table-cell table:style-name="ce8"/>
          <table:table-cell office:value-type="float" office:value="-15998.419999999998" table:formula="of:=[.H19]+[.F20]+[.G20]" table:style-name="ce8">
            <text:p>-15.998,4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124">
            <text:p>₺1.650,00</text:p>
          </table:table-cell>
          <table:table-cell table:style-name="ce1"/>
          <table:table-cell table:number-columns-repeated="2" table:style-name="ce8"/>
          <table:table-cell office:value-type="float" office:value="-15998.419999999998" table:formula="of:=[.H20]+[.F21]+[.G21]" table:style-name="ce8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124">
            <text:p>₺3.000,00</text:p>
          </table:table-cell>
          <table:table-cell table:style-name="ce1"/>
          <table:table-cell table:number-columns-repeated="2" table:style-name="ce8"/>
          <table:table-cell office:value-type="float" office:value="-15998.419999999998" table:formula="of:=[.H21]+[.F22]+[.G22]" table:style-name="ce8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98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8">
            <text:p>-15.998,42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115">
            <text:p>02.01.2023</text:p>
          </table:table-cell>
          <table:table-cell office:value-type="string" table:style-name="ce176">
            <text:p>Kira snyG Metin ÇELİK 4/8 31-12-2022</text:p>
          </table:table-cell>
          <table:table-cell table:style-name="ce176"/>
          <table:table-cell office:value-type="currency" office:value="1000" table:style-name="ce201">
            <text:p>₺1.000,00</text:p>
          </table:table-cell>
          <table:table-cell table:style-name="ce1"/>
          <table:table-cell office:value-type="float" office:value="1000" table:style-name="ce41">
            <text:p>1.000,00</text:p>
          </table:table-cell>
          <table:table-cell table:style-name="ce8"/>
          <table:table-cell office:value-type="float" office:value="-14998.419999999998" table:formula="of:=[.H23]+[.F24]+[.G24]" table:style-name="ce8">
            <text:p>-14.998,42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3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03-30T00:00:00" table:style-name="ce186">
            <text:p>30.03.2022</text:p>
          </table:table-cell>
          <table:table-cell office:value-type="string" table:style-name="ce176">
            <text:p>SnyF-Kynkçı Merdal 12/12-2022-23</text:p>
          </table:table-cell>
          <table:table-cell table:style-name="ce176"/>
          <table:table-cell office:value-type="string" table:style-name="ce176">
            <text:p>3 aylık kira bedeli</text:p>
          </table:table-cell>
          <table:table-cell table:style-name="ce177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2-10-10T00:00:00" table:style-name="ce186">
            <text:p>10.10.2022</text:p>
          </table:table-cell>
          <table:table-cell office:value-type="string" table:style-name="ce176">
            <text:p>snyA Ayhan Tüfek 42000-40000</text:p>
          </table:table-cell>
          <table:table-cell table:style-name="ce178"/>
          <table:table-cell office:value-type="string" table:style-name="ce176">
            <text:p>%57,14 aylık kira bedeli</text:p>
          </table:table-cell>
          <table:table-cell table:style-name="ce17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86"/>
          <table:table-cell office:value-type="string" table:style-name="ce176">
            <text:p>cihan oto 12 ay teminattan kalan</text:p>
          </table:table-cell>
          <table:table-cell table:style-name="ce178"/>
          <table:table-cell table:style-name="ce176"/>
          <table:table-cell office:value-type="float" office:value="100" table:style-name="ce176">
            <text:p>1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6130.21" table:formula="of:=SUM([.D36:.D43])" table:style-name="ce130">
            <text:p>6.130,21</text:p>
          </table:table-cell>
          <table:table-cell office:value-type="float" office:value="5930.26" table:formula="of:=SUM([.E36:.E43])" table:style-name="ce130">
            <text:p>5.930,26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office:value-type="float" office:value="1221.74" table:style-name="ce114">
            <text:p>1.221,74</text:p>
          </table:table-cell>
          <table:table-cell office:value-type="float" office:value="1222" table:style-name="ce41">
            <text:p>1.222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">
            <text:p>1.264,87</text:p>
          </table:table-cell>
          <table:table-cell office:value-type="float" office:value="1265" table:style-name="ce8">
            <text:p>1.26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">
            <text:p>366,02</text:p>
          </table:table-cell>
          <table:table-cell office:value-type="float" office:value="366" table:style-name="ce8">
            <text:p>366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107">
            <text:p>200,00</text:p>
          </table:table-cell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date" office:date-value="2023-01-02T00:00:00" table:style-name="ce115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122"/>
          <table:table-cell office:value-type="float" office:value="200" table:style-name="ce202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office:value-type="float" office:value="183.26" table:style-name="ce2">
            <text:p>183,26</text:p>
          </table:table-cell>
          <table:table-cell office:value-type="float" office:value="183.26" table:style-name="ce122">
            <text:p>183,2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7233.5699999999988" table:formula="of:=SUM([.E49:.E82])" table:style-name="ce113">
            <text:p>-7233,57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11-01T00:00:00" table:style-name="ce115">
            <text:p>01.11.2022</text:p>
          </table:table-cell>
          <table:table-cell office:value-type="string" table:style-name="ce122">
            <text:p>ikea masa 4/6</text:p>
          </table:table-cell>
          <table:table-cell table:style-name="ce122"/>
          <table:table-cell office:value-type="string" table:style-name="ce122">
            <text:p><text:s/>4 – 6</text:p>
          </table:table-cell>
          <table:table-cell office:value-type="float" office:value="-208.17" table:style-name="ce8">
            <text:p>-208,1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06T00:00:00" table:style-name="ce115">
            <text:p>06.11.2022</text:p>
          </table:table-cell>
          <table:table-cell office:value-type="string" table:style-name="ce122">
            <text:p>koçtaş pervane 4/6</text:p>
          </table:table-cell>
          <table:table-cell table:style-name="ce122"/>
          <table:table-cell office:value-type="string" table:style-name="ce122">
            <text:p><text:s/>4 – 6</text:p>
          </table:table-cell>
          <table:table-cell office:value-type="float" office:value="-151.65" table:style-name="ce8">
            <text:p>-151,6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08T00:00:00" table:style-name="ce115">
            <text:p>08.11.2022</text:p>
          </table:table-cell>
          <table:table-cell office:value-type="string" table:style-name="ce1">
            <text:p>peri diş 2/9</text:p>
          </table:table-cell>
          <table:table-cell table:style-name="ce122"/>
          <table:table-cell office:value-type="string" table:style-name="ce122">
            <text:p><text:s/>2 – 9</text:p>
          </table:table-cell>
          <table:table-cell office:value-type="float" office:value="-1111.1099999999999" table:style-name="ce8">
            <text:p>-1.111,1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22T00:00:00" table:style-name="ce115">
            <text:p>22.11.2022</text:p>
          </table:table-cell>
          <table:table-cell office:value-type="string" table:style-name="ce122">
            <text:p>atasun gözlük 2/3</text:p>
          </table:table-cell>
          <table:table-cell table:style-name="ce122"/>
          <table:table-cell office:value-type="string" table:style-name="ce120">
            <text:p><text:s/>2 – 3</text:p>
          </table:table-cell>
          <table:table-cell office:value-type="float" office:value="-678.58" table:style-name="ce8">
            <text:p>-678,58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A.Umut Balcı 1589,85 ¼ taksit</text:p>
          </table:table-cell>
          <table:table-cell table:style-name="ce122"/>
          <table:table-cell office:value-type="string" table:style-name="ce122">
            <text:p><text:s/>1 – 4</text:p>
          </table:table-cell>
          <table:table-cell office:value-type="float" office:value="-397.46" table:style-name="ce8">
            <text:p>-397,4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P.Özlem Balcı Atila ev -323,65 ¼ taksit</text:p>
          </table:table-cell>
          <table:table-cell table:style-name="ce122"/>
          <table:table-cell office:value-type="string" table:style-name="ce122">
            <text:p><text:s/>1 – 4</text:p>
          </table:table-cell>
          <table:table-cell office:value-type="float" office:value="-80.91" table:style-name="ce8">
            <text:p>-80,9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H.Murat Balcı 508,20 ¼ taksit</text:p>
          </table:table-cell>
          <table:table-cell table:style-name="ce122"/>
          <table:table-cell office:value-type="string" table:style-name="ce122">
            <text:p><text:s/>1 – 4</text:p>
          </table:table-cell>
          <table:table-cell office:value-type="float" office:value="-127.05" table:style-name="ce8">
            <text:p>-127,0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Ayşe Balcı 197,25 ¼ taksit</text:p>
          </table:table-cell>
          <table:table-cell table:style-name="ce122"/>
          <table:table-cell office:value-type="string" table:style-name="ce122">
            <text:p><text:s/>1 – 4</text:p>
          </table:table-cell>
          <table:table-cell office:value-type="float" office:value="-49.31" table:style-name="ce8">
            <text:p>-49,3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29T00:00:00" table:style-name="ce115">
            <text:p>29.11.2022</text:p>
          </table:table-cell>
          <table:table-cell office:value-type="string" table:style-name="ce6">
            <text:p>erenler pide 12- k1</text:p>
          </table:table-cell>
          <table:table-cell table:number-columns-repeated="2" table:style-name="ce1"/>
          <table:table-cell office:value-type="float" office:value="-182.4" table:style-name="ce8">
            <text:p>-182,4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8">
            <text:p>-74,9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30T00:00:00" table:style-name="ce115">
            <text:p>30.11.2022</text:p>
          </table:table-cell>
          <table:table-cell office:value-type="string" table:style-name="ce6">
            <text:p>erenler pide 12- k2</text:p>
          </table:table-cell>
          <table:table-cell table:number-columns-repeated="2" table:style-name="ce1"/>
          <table:table-cell office:value-type="float" office:value="-137.88999999999999" table:style-name="ce8">
            <text:p>-137,8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2T00:00:00" table:style-name="ce115">
            <text:p>02.12.2022</text:p>
          </table:table-cell>
          <table:table-cell office:value-type="string" table:style-name="ce122">
            <text:p>ayfer kurt ???</text:p>
          </table:table-cell>
          <table:table-cell table:number-columns-repeated="2" table:style-name="ce122"/>
          <table:table-cell office:value-type="float" office:value="-200" table:style-name="ce8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5T00:00:00" table:style-name="ce115">
            <text:p>05.12.2022</text:p>
          </table:table-cell>
          <table:table-cell office:value-type="string" table:style-name="ce122">
            <text:p>erenler</text:p>
          </table:table-cell>
          <table:table-cell table:number-columns-repeated="2" table:style-name="ce122"/>
          <table:table-cell office:value-type="float" office:value="-142.63999999999999" table:style-name="ce8">
            <text:p>-142,6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5T00:00:00" table:style-name="ce115">
            <text:p>05.12.2022</text:p>
          </table:table-cell>
          <table:table-cell office:value-type="string" table:style-name="ce133">
            <text:p>erenler pide 12- k3</text:p>
          </table:table-cell>
          <table:table-cell table:number-columns-repeated="2" table:style-name="ce122"/>
          <table:table-cell office:value-type="float" office:value="-148.47" table:style-name="ce8">
            <text:p>-148,4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6T00:00:00" table:style-name="ce115">
            <text:p>06.12.2022</text:p>
          </table:table-cell>
          <table:table-cell office:value-type="string" table:style-name="ce133">
            <text:p>erenler pide 12- k4</text:p>
          </table:table-cell>
          <table:table-cell table:number-columns-repeated="2" table:style-name="ce122"/>
          <table:table-cell office:value-type="float" office:value="-142.77000000000001" table:style-name="ce8">
            <text:p>-142,7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6T00:00:00" table:style-name="ce115">
            <text:p>06.12.2022</text:p>
          </table:table-cell>
          <table:table-cell office:value-type="string" table:style-name="ce122">
            <text:p>aşıkbaba</text:p>
          </table:table-cell>
          <table:table-cell table:number-columns-repeated="2" table:style-name="ce122"/>
          <table:table-cell office:value-type="float" office:value="-334.55" table:style-name="ce8">
            <text:p>-334,5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6T00:00:00" table:style-name="ce115">
            <text:p>06.12.2022</text:p>
          </table:table-cell>
          <table:table-cell office:value-type="string" table:style-name="ce122">
            <text:p>tokat avm yunus</text:p>
          </table:table-cell>
          <table:table-cell table:number-columns-repeated="2" table:style-name="ce122"/>
          <table:table-cell office:value-type="float" office:value="-148.75" table:style-name="ce8">
            <text:p>-148,7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6T00:00:00" table:style-name="ce115">
            <text:p>06.12.2022</text:p>
          </table:table-cell>
          <table:table-cell office:value-type="string" table:style-name="ce122">
            <text:p>benzin audi</text:p>
          </table:table-cell>
          <table:table-cell table:number-columns-repeated="2" table:style-name="ce122"/>
          <table:table-cell office:value-type="float" office:value="-200" table:style-name="ce8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8T00:00:00" table:style-name="ce115">
            <text:p>08.12.2022</text:p>
          </table:table-cell>
          <table:table-cell office:value-type="string" table:style-name="ce122">
            <text:p>yunus</text:p>
          </table:table-cell>
          <table:table-cell table:number-columns-repeated="2" table:style-name="ce122"/>
          <table:table-cell office:value-type="float" office:value="-223.23" table:style-name="ce8">
            <text:p>-223,2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9T00:00:00" table:style-name="ce115">
            <text:p>09.12.2022</text:p>
          </table:table-cell>
          <table:table-cell office:value-type="string" table:style-name="ce133">
            <text:p>erenler pide 12- k5</text:p>
          </table:table-cell>
          <table:table-cell table:number-columns-repeated="2" table:style-name="ce122"/>
          <table:table-cell office:value-type="float" office:value="-218.37" table:style-name="ce8">
            <text:p>-218,3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0T00:00:00" table:style-name="ce115">
            <text:p>10.12.2022</text:p>
          </table:table-cell>
          <table:table-cell office:value-type="string" table:style-name="ce133">
            <text:p>erenler pide 12- k6</text:p>
          </table:table-cell>
          <table:table-cell table:number-columns-repeated="2" table:style-name="ce122"/>
          <table:table-cell office:value-type="float" office:value="-209.35" table:style-name="ce8">
            <text:p>-209,3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2T00:00:00" table:style-name="ce115">
            <text:p>12.12.2022</text:p>
          </table:table-cell>
          <table:table-cell office:value-type="string" table:style-name="ce133">
            <text:p>erenler pide 12- k7</text:p>
          </table:table-cell>
          <table:table-cell table:number-columns-repeated="2" table:style-name="ce1"/>
          <table:table-cell office:value-type="float" office:value="-202.93" table:style-name="ce8">
            <text:p>-202,9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4T00:00:00" table:style-name="ce115">
            <text:p>14.12.2022</text:p>
          </table:table-cell>
          <table:table-cell office:value-type="string" table:style-name="ce133">
            <text:p>erenler pide 12- k8</text:p>
          </table:table-cell>
          <table:table-cell table:number-columns-repeated="2" table:style-name="ce122"/>
          <table:table-cell office:value-type="float" office:value="-167.75" table:style-name="ce8">
            <text:p>-167,7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7T00:00:00" table:style-name="ce115">
            <text:p>17.12.2022</text:p>
          </table:table-cell>
          <table:table-cell office:value-type="string" table:style-name="ce6">
            <text:p>erenler pide 12- k9</text:p>
          </table:table-cell>
          <table:table-cell table:number-columns-repeated="2" table:style-name="ce1"/>
          <table:table-cell office:value-type="float" office:value="-221.18" table:style-name="ce8">
            <text:p>-221,18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8T00:00:00" table:style-name="ce115">
            <text:p>18.12.2022</text:p>
          </table:table-cell>
          <table:table-cell office:value-type="string" table:style-name="ce122">
            <text:p>audi benzin</text:p>
          </table:table-cell>
          <table:table-cell table:number-columns-repeated="2" table:style-name="ce122"/>
          <table:table-cell office:value-type="float" office:value="-200" table:style-name="ce8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8T00:00:00" table:style-name="ce115">
            <text:p>18.12.2022</text:p>
          </table:table-cell>
          <table:table-cell office:value-type="string" table:style-name="ce122">
            <text:p>yunus market</text:p>
          </table:table-cell>
          <table:table-cell table:number-columns-repeated="2" table:style-name="ce122"/>
          <table:table-cell office:value-type="float" office:value="-268.73" table:style-name="ce8">
            <text:p>-268,7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8T00:00:00" table:style-name="ce115">
            <text:p>18.12.2022</text:p>
          </table:table-cell>
          <table:table-cell office:value-type="string" table:style-name="ce122">
            <text:p>kuruymş</text:p>
          </table:table-cell>
          <table:table-cell table:number-columns-repeated="2" table:style-name="ce122"/>
          <table:table-cell office:value-type="float" office:value="-140.9" table:style-name="ce8">
            <text:p>-140,9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9T00:00:00" table:style-name="ce115">
            <text:p>19.12.2022</text:p>
          </table:table-cell>
          <table:table-cell office:value-type="string" table:style-name="ce6">
            <text:p>erenler pide 12- k10</text:p>
          </table:table-cell>
          <table:table-cell table:number-columns-repeated="2" table:style-name="ce122"/>
          <table:table-cell office:value-type="float" office:value="-138.4" table:style-name="ce8">
            <text:p>-138,4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0T00:00:00" table:style-name="ce115">
            <text:p>20.12.2022</text:p>
          </table:table-cell>
          <table:table-cell office:value-type="string" table:style-name="ce6">
            <text:p>erenler pide 12- k11</text:p>
          </table:table-cell>
          <table:table-cell table:number-columns-repeated="2" table:style-name="ce122"/>
          <table:table-cell office:value-type="float" office:value="-277.5" table:style-name="ce8">
            <text:p>-277,5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1T00:00:00" table:style-name="ce115">
            <text:p>21.12.2022</text:p>
          </table:table-cell>
          <table:table-cell office:value-type="string" table:style-name="ce6">
            <text:p>erenler pide 12- k12</text:p>
          </table:table-cell>
          <table:table-cell table:number-columns-repeated="2" table:style-name="ce122"/>
          <table:table-cell office:value-type="float" office:value="-166.62" table:style-name="ce8">
            <text:p>-166,62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2T00:00:00" table:style-name="ce115">
            <text:p>22.12.2022</text:p>
          </table:table-cell>
          <table:table-cell office:value-type="string" table:style-name="ce122">
            <text:p>2240 vodafon</text:p>
          </table:table-cell>
          <table:table-cell table:number-columns-repeated="2" table:style-name="ce122"/>
          <table:table-cell office:value-type="float" office:value="-90" table:style-name="ce8">
            <text:p>-9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3T00:00:00" table:style-name="ce115">
            <text:p>23.12.2022</text:p>
          </table:table-cell>
          <table:table-cell office:value-type="string" table:style-name="ce6">
            <text:p>erenler pide 12- k13</text:p>
          </table:table-cell>
          <table:table-cell table:number-columns-repeated="2" table:style-name="ce122"/>
          <table:table-cell office:value-type="float" office:value="-192" table:style-name="ce8">
            <text:p>-192,00</text:p>
          </table:table-cell>
          <table:table-cell table:number-columns-repeated="3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2 Ocak <text:s/>Devir</text:p>
          </table:table-cell>
          <table:table-cell table:style-name="ce110"/>
          <table:table-cell table:style-name="ce112"/>
          <table:table-cell office:value-type="float" office:value="356022.27" table:formula="of:=SUM([.E112:.E119])" table:style-name="ce113">
            <text:p>356022,2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8">
            <text:p>-14.998,4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1">
          <table:table-cell table:number-columns-repeated="16384"/>
        </table:table-row>
      </table:table>
      <table:table table:name="GNLK-_2022" table:style-name="ta3">
        <table:table-column table:style-name="co56" table:default-cell-style-name="ce1"/>
        <table:table-column table:style-name="co10" table:default-cell-style-name="ce1"/>
        <table:table-column table:style-name="co42" table:default-cell-style-name="ce1"/>
        <table:table-column table:style-name="co34" table:default-cell-style-name="ce1"/>
        <table:table-column table:style-name="co42" table:default-cell-style-name="ce1"/>
        <table:table-column table:style-name="co33" table:default-cell-style-name="ce1"/>
        <table:table-column table:style-name="co12" table:default-cell-style-name="ce1"/>
        <table:table-column table:style-name="co23" table:default-cell-style-name="ce1"/>
        <table:table-column table:style-name="co29" table:number-columns-repeated="2" table:default-cell-style-name="ce1"/>
        <table:table-column table:style-name="co57" table:default-cell-style-name="ce2"/>
        <table:table-column table:style-name="co27" table:default-cell-style-name="ce2"/>
        <table:table-column table:style-name="co58" table:default-cell-style-name="ce2"/>
        <table:table-column table:style-name="co59" table:default-cell-style-name="ce1"/>
        <table:table-column table:style-name="co1" table:number-columns-repeated="16370" table:default-cell-style-name="ce1"/>
        <table:table-row table:style-name="ro3">
          <table:table-cell table:style-name="ce52"/>
          <table:table-cell table:style-name="ce53"/>
          <table:table-cell office:value-type="string" table:style-name="ce54">
            <text:p>TAHMİNİ</text:p>
          </table:table-cell>
          <table:table-cell table:style-name="ce55"/>
          <table:table-cell table:style-name="ce56"/>
          <table:table-cell office:value-type="string" table:style-name="ce54">
            <text:p>GERÇEKLEŞEN</text:p>
          </table:table-cell>
          <table:table-cell table:style-name="ce55"/>
          <table:table-cell table:style-name="ce57"/>
          <table:table-cell table:style-name="ce58"/>
          <table:table-cell table:style-name="ce59"/>
          <table:table-cell office:value-type="percentage" office:value="0.23471" table:style-name="ce203">
            <text:p>%23,47</text:p>
          </table:table-cell>
          <table:table-cell office:value-type="percentage" office:value="0.76529000000000003" table:formula="of:=1-[.K1]" table:style-name="ce203">
            <text:p>%76,53</text:p>
          </table:table-cell>
          <table:table-cell table:style-name="ce204"/>
          <table:table-cell office:value-type="string" table:style-name="ce59">
            <text:p>HC</text:p>
          </table:table-cell>
          <table:table-cell table:number-columns-repeated="16370"/>
        </table:table-row>
        <table:table-row table:style-name="ro3">
          <table:table-cell office:value-type="float" office:value="-2022" table:style-name="ce52">
            <text:p>-2022</text:p>
          </table:table-cell>
          <table:table-cell office:value-type="string" table:style-name="ce56">
            <text:p>GİRİŞ</text:p>
          </table:table-cell>
          <table:table-cell office:value-type="string" table:style-name="ce61">
            <text:p>ÇIKIŞ</text:p>
          </table:table-cell>
          <table:table-cell office:value-type="string" table:style-name="ce55">
            <text:p><text:s/>BAKİYE</text:p>
          </table:table-cell>
          <table:table-cell office:value-type="string" table:style-name="ce56">
            <text:p>GİRİŞ</text:p>
          </table:table-cell>
          <table:table-cell office:value-type="string" table:style-name="ce61">
            <text:p>ÇIKIŞ</text:p>
          </table:table-cell>
          <table:table-cell office:value-type="string" table:style-name="ce55">
            <text:p>BAKİYE</text:p>
          </table:table-cell>
          <table:table-cell table:style-name="ce57"/>
          <table:table-cell table:style-name="ce58"/>
          <table:table-cell office:value-type="string" table:style-name="ce59">
            <text:p>kR</text:p>
          </table:table-cell>
          <table:table-cell office:value-type="string" table:style-name="ce204">
            <text:p>nzn</text:p>
          </table:table-cell>
          <table:table-cell office:value-type="string" table:style-name="ce204">
            <text:p>hc</text:p>
          </table:table-cell>
          <table:table-cell office:value-type="string" table:style-name="ce204">
            <text:p>Hc 1/1</text:p>
          </table:table-cell>
          <table:table-cell office:value-type="string" table:style-name="ce59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Ocak</text:p>
          </table:table-cell>
          <table:table-cell office:value-type="float" office:value="7333.3" table:formula="of:=['22_1'.D2]" table:style-name="ce66">
            <text:p>7.333,30</text:p>
          </table:table-cell>
          <table:table-cell office:value-type="float" office:value="-6834.05" table:formula="of:=['22_1'.E2]" table:style-name="ce67">
            <text:p>-6.834,05</text:p>
          </table:table-cell>
          <table:table-cell office:value-type="float" office:value="499.25" table:formula="of:=[.B3]+[.C3]" table:style-name="ce68">
            <text:p>499,25</text:p>
          </table:table-cell>
          <table:table-cell office:value-type="float" office:value="46462.64" table:formula="of:=['22_1'.F2]" table:style-name="ce66">
            <text:p>46.462,64</text:p>
          </table:table-cell>
          <table:table-cell office:value-type="float" office:value="-6834.05" table:formula="of:=['22_1'.G2]" table:style-name="ce67">
            <text:p>-6.834,05</text:p>
          </table:table-cell>
          <table:table-cell office:value-type="float" office:value="39628.589999999997" table:formula="of:=[.E3]+[.F3]" table:style-name="ce69">
            <text:p>39.628,59</text:p>
          </table:table-cell>
          <table:table-cell table:style-name="ce70"/>
          <table:table-cell office:value-type="string" table:style-name="ce71">
            <text:p>dgs</text:p>
          </table:table-cell>
          <table:table-cell office:value-type="float" office:value="36" table:style-name="ce65">
            <text:p>36</text:p>
          </table:table-cell>
          <table:table-cell table:style-name="ce114"/>
          <table:table-cell table:style-name="ce1"/>
          <table:table-cell office:value-type="float" office:value="36" table:style-name="ce114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5">
            <text:p>Şubat</text:p>
          </table:table-cell>
          <table:table-cell office:value-type="float" office:value="10567.09" table:formula="of:=['22_2'.D2]" table:style-name="ce66">
            <text:p>10.567,09</text:p>
          </table:table-cell>
          <table:table-cell office:value-type="float" office:value="-21938.15" table:formula="of:=['22_2'.E2]" table:style-name="ce67">
            <text:p>-21.938,15</text:p>
          </table:table-cell>
          <table:table-cell office:value-type="float" office:value="-10871.810000000001" table:formula="of:=[.B4]+[.C4]+[.D3]" table:style-name="ce68">
            <text:p>-10.871,81</text:p>
          </table:table-cell>
          <table:table-cell office:value-type="float" office:value="11567.09" table:formula="of:=['22_2'.F2]" table:style-name="ce66">
            <text:p>11.567,09</text:p>
          </table:table-cell>
          <table:table-cell office:value-type="float" office:value="-21938.15" table:formula="of:=['22_2'.G2]" table:style-name="ce67">
            <text:p>-21.938,15</text:p>
          </table:table-cell>
          <table:table-cell office:value-type="float" office:value="29257.529999999995" table:formula="of:=[.E4]+[.F4]+[.G3]" table:style-name="ce69">
            <text:p>29.257,53</text:p>
          </table:table-cell>
          <table:table-cell table:style-name="ce70"/>
          <table:table-cell office:value-type="string" table:style-name="ce71">
            <text:p>tzg</text:p>
          </table:table-cell>
          <table:table-cell office:value-type="float" office:value="19.8" table:style-name="ce65">
            <text:p>19,8</text:p>
          </table:table-cell>
          <table:table-cell table:style-name="ce114"/>
          <table:table-cell table:style-name="ce1"/>
          <table:table-cell office:value-type="float" office:value="19.8" table:style-name="ce114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5">
            <text:p>Mart</text:p>
          </table:table-cell>
          <table:table-cell office:value-type="float" office:value="36859.61" table:formula="of:=['03'.D2]" table:style-name="ce66">
            <text:p>36.859,61</text:p>
          </table:table-cell>
          <table:table-cell office:value-type="float" office:value="-30109.3" table:formula="of:=['03'.E2]" table:style-name="ce67">
            <text:p>-30.109,30</text:p>
          </table:table-cell>
          <table:table-cell office:value-type="float" office:value="-4121.5" table:formula="of:=[.B5]+[.C5]+[.D4]" table:style-name="ce68">
            <text:p>-4.121,50</text:p>
          </table:table-cell>
          <table:table-cell office:value-type="float" office:value="35859.61" table:formula="of:=['03'.F2]" table:style-name="ce66">
            <text:p>35.859,61</text:p>
          </table:table-cell>
          <table:table-cell office:value-type="float" office:value="-30109.3" table:formula="of:=['03'.G2]" table:style-name="ce67">
            <text:p>-30.109,30</text:p>
          </table:table-cell>
          <table:table-cell office:value-type="float" office:value="35007.839999999997" table:formula="of:=[.E5]+[.F5]+[.G4]" table:style-name="ce69">
            <text:p>35.007,84</text:p>
          </table:table-cell>
          <table:table-cell table:style-name="ce70"/>
          <table:table-cell office:value-type="string" table:style-name="ce9">
            <text:p>maaş</text:p>
          </table:table-cell>
          <table:table-cell table:number-columns-repeated="4" table:style-name="ce1"/>
          <table:table-cell office:value-type="float" office:value="46.1" table:style-name="ce114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Nisan</text:p>
          </table:table-cell>
          <table:table-cell office:value-type="float" office:value="15937.59" table:formula="of:=['04'.D2]" table:style-name="ce66">
            <text:p>15.937,59</text:p>
          </table:table-cell>
          <table:table-cell office:value-type="float" office:value="-11790.68" table:formula="of:=['04'.E2]" table:style-name="ce67">
            <text:p>-11.790,68</text:p>
          </table:table-cell>
          <table:table-cell office:value-type="float" office:value="25.409999999999854" table:formula="of:=[.B6]+[.C6]+[.D5]" table:style-name="ce68">
            <text:p>25,41</text:p>
          </table:table-cell>
          <table:table-cell office:value-type="float" office:value="17940.28" table:formula="of:=['04'.F2]" table:style-name="ce66">
            <text:p>17.940,28</text:p>
          </table:table-cell>
          <table:table-cell office:value-type="float" office:value="-11140.68" table:formula="of:=['04'.G2]" table:style-name="ce67">
            <text:p>-11.140,68</text:p>
          </table:table-cell>
          <table:table-cell office:value-type="float" office:value="41807.439999999995" table:formula="of:=[.E6]+[.F6]+[.G5]" table:style-name="ce69">
            <text:p>41.807,44</text:p>
          </table:table-cell>
          <table:table-cell table:style-name="ce70"/>
          <table:table-cell office:value-type="string" table:style-name="ce71">
            <text:p>ap</text:p>
          </table:table-cell>
          <table:table-cell office:value-type="float" office:value="60" table:style-name="ce65">
            <text:p>60</text:p>
          </table:table-cell>
          <table:table-cell table:style-name="ce114"/>
          <table:table-cell table:style-name="ce1"/>
          <table:table-cell office:value-type="float" office:value="6.5" table:style-name="ce114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5">
            <text:p>Mayıs</text:p>
          </table:table-cell>
          <table:table-cell office:value-type="float" office:value="11328.34" table:formula="of:=['05'.D2]" table:style-name="ce66">
            <text:p>11.328,34</text:p>
          </table:table-cell>
          <table:table-cell office:value-type="float" office:value="-7712.66" table:formula="of:=['05'.E2]" table:style-name="ce67">
            <text:p>-7.712,66</text:p>
          </table:table-cell>
          <table:table-cell office:value-type="float" office:value="3641.09" table:formula="of:=[.B7]+[.C7]+[.D6]" table:style-name="ce68">
            <text:p>3.641,09</text:p>
          </table:table-cell>
          <table:table-cell office:value-type="float" office:value="9522.369999999999" table:formula="of:=['05'.F2]" table:style-name="ce66">
            <text:p>9.522,37</text:p>
          </table:table-cell>
          <table:table-cell office:value-type="float" office:value="-7722.66" table:formula="of:=['05'.G2]" table:style-name="ce67">
            <text:p>-7.722,66</text:p>
          </table:table-cell>
          <table:table-cell office:value-type="float" office:value="43607.149999999994" table:formula="of:=[.E7]+[.F7]+[.G6]" table:style-name="ce69">
            <text:p>43.607,15</text:p>
          </table:table-cell>
          <table:table-cell table:style-name="ce70"/>
          <table:table-cell office:value-type="string" table:style-name="ce71">
            <text:p>ls</text:p>
          </table:table-cell>
          <table:table-cell office:value-type="float" office:value="95" table:style-name="ce65">
            <text:p>95</text:p>
          </table:table-cell>
          <table:table-cell table:style-name="ce114"/>
          <table:table-cell table:style-name="ce1"/>
          <table:table-cell office:value-type="float" office:value="23.75" table:style-name="ce114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5">
            <text:p>Haziran</text:p>
          </table:table-cell>
          <table:table-cell office:value-type="float" office:value="17837.05" table:formula="of:=['06'.D2]" table:style-name="ce66">
            <text:p>17.837,05</text:p>
          </table:table-cell>
          <table:table-cell office:value-type="float" office:value="-28058.100000000002" table:formula="of:=['06'.E2]" table:style-name="ce67">
            <text:p>-28.058,10</text:p>
          </table:table-cell>
          <table:table-cell office:value-type="float" office:value="-6579.9600000000028" table:formula="of:=[.B8]+[.C8]+[.D7]" table:style-name="ce68">
            <text:p>-6.579,96</text:p>
          </table:table-cell>
          <table:table-cell office:value-type="float" office:value="16654.189999999999" table:formula="of:=['06'.F2]" table:style-name="ce66">
            <text:p>16.654,19</text:p>
          </table:table-cell>
          <table:table-cell office:value-type="float" office:value="-28058.1" table:formula="of:=['06'.G2]" table:style-name="ce67">
            <text:p>-28.058,10</text:p>
          </table:table-cell>
          <table:table-cell office:value-type="float" office:value="32203.239999999994" table:formula="of:=[.E8]+[.F8]+[.G7]" table:style-name="ce69">
            <text:p>32.203,24</text:p>
          </table:table-cell>
          <table:table-cell table:style-name="ce70"/>
          <table:table-cell table:number-columns-repeated="16376" table:style-name="ce1"/>
        </table:table-row>
        <table:table-row table:style-name="ro1">
          <table:table-cell office:value-type="string" table:style-name="ce65">
            <text:p>Temmuz</text:p>
          </table:table-cell>
          <table:table-cell office:value-type="float" office:value="27131.070000000003" table:formula="of:=['07'.D2]" table:style-name="ce66">
            <text:p>27.131,07</text:p>
          </table:table-cell>
          <table:table-cell office:value-type="float" office:value="-17400.82" table:formula="of:=['07'.E2]" table:style-name="ce67">
            <text:p>-17.400,82</text:p>
          </table:table-cell>
          <table:table-cell office:value-type="float" office:value="3150.2900000000009" table:formula="of:=[.B9]+[.C9]+[.D8]" table:style-name="ce68">
            <text:p>3.150,29</text:p>
          </table:table-cell>
          <table:table-cell office:value-type="float" office:value="16133.3" table:formula="of:=['07'.F2]" table:style-name="ce66">
            <text:p>16.133,30</text:p>
          </table:table-cell>
          <table:table-cell office:value-type="float" office:value="-20600.82" table:formula="of:=['07'.G2]" table:style-name="ce67">
            <text:p>-20.600,82</text:p>
          </table:table-cell>
          <table:table-cell office:value-type="float" office:value="27735.719999999994" table:formula="of:=[.E9]+[.F9]+[.G8]" table:style-name="ce69">
            <text:p>27.735,72</text:p>
          </table:table-cell>
          <table:table-cell table:style-name="ce70"/>
          <table:table-cell office:value-type="string" table:style-name="ce71">
            <text:p>sA</text:p>
          </table:table-cell>
          <table:table-cell office:value-type="float" office:value="42" table:style-name="ce65">
            <text:p>42</text:p>
          </table:table-cell>
          <table:table-cell office:value-type="float" office:value="9.8578200000000002" table:formula="of:=[.J9]*[.$K$1]" table:style-name="ce114">
            <text:p>9,86</text:p>
          </table:table-cell>
          <table:table-cell office:value-type="float" office:value="32.142179999999996" table:formula="of:=[.J9]-[.K9]" table:style-name="ce114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5">
            <text:p>Ağustos</text:p>
          </table:table-cell>
          <table:table-cell office:value-type="float" office:value="34617.910000000003" table:formula="of:=['08'.D2]" table:style-name="ce66">
            <text:p>34.617,91</text:p>
          </table:table-cell>
          <table:table-cell office:value-type="float" office:value="-11695.349999999999" table:formula="of:=['08'.E2]" table:style-name="ce67">
            <text:p>-11.695,35</text:p>
          </table:table-cell>
          <table:table-cell office:value-type="float" office:value="26072.850000000006" table:formula="of:=[.B10]+[.C10]+[.D9]" table:style-name="ce68">
            <text:p>26.072,85</text:p>
          </table:table-cell>
          <table:table-cell office:value-type="float" office:value="102061.66" table:formula="of:=['08'.F2]" table:style-name="ce66">
            <text:p>102.061,66</text:p>
          </table:table-cell>
          <table:table-cell office:value-type="float" office:value="-33894.33" table:formula="of:=['08'.G2]" table:style-name="ce67">
            <text:p>-33.894,33</text:p>
          </table:table-cell>
          <table:table-cell office:value-type="float" office:value="95903.049999999988" table:formula="of:=[.E10]+[.F10]+[.G9]" table:style-name="ce69">
            <text:p>95.903,05</text:p>
          </table:table-cell>
          <table:table-cell table:style-name="ce70"/>
          <table:table-cell office:value-type="string" table:style-name="ce71">
            <text:p>sB</text:p>
          </table:table-cell>
          <table:table-cell office:value-type="float" office:value="84" table:style-name="ce65">
            <text:p>84</text:p>
          </table:table-cell>
          <table:table-cell office:value-type="float" office:value="19.71564" table:formula="of:=[.J10]*[.$K$1]" table:style-name="ce114">
            <text:p>19,72</text:p>
          </table:table-cell>
          <table:table-cell office:value-type="float" office:value="64.284359999999992" table:formula="of:=[.J10]-[.K10]" table:style-name="ce114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5">
            <text:p>Eylül</text:p>
          </table:table-cell>
          <table:table-cell office:value-type="float" office:value="66162.31" table:formula="of:=['09'.D2]" table:style-name="ce66">
            <text:p>66.162,31</text:p>
          </table:table-cell>
          <table:table-cell office:value-type="float" office:value="-61978.720000000001" table:formula="of:=['09'.E2]" table:style-name="ce67">
            <text:p>-61.978,72</text:p>
          </table:table-cell>
          <table:table-cell office:value-type="float" office:value="30256.440000000002" table:formula="of:=[.B11]+[.C11]+[.D10]" table:style-name="ce68">
            <text:p>30.256,44</text:p>
          </table:table-cell>
          <table:table-cell office:value-type="float" office:value="9260.5" table:formula="of:=['09'.F2]" table:style-name="ce66">
            <text:p>9.260,50</text:p>
          </table:table-cell>
          <table:table-cell office:value-type="float" office:value="-25729.239999999998" table:formula="of:=['09'.G2]" table:style-name="ce67">
            <text:p>-25.729,24</text:p>
          </table:table-cell>
          <table:table-cell office:value-type="float" office:value="79434.31" table:formula="of:=[.E11]+[.F11]+[.G10]" table:style-name="ce69">
            <text:p>79.434,31</text:p>
          </table:table-cell>
          <table:table-cell table:style-name="ce70"/>
          <table:table-cell office:value-type="string" table:style-name="ce71">
            <text:p>sCD</text:p>
          </table:table-cell>
          <table:table-cell office:value-type="float" office:value="84" table:style-name="ce65">
            <text:p>84</text:p>
          </table:table-cell>
          <table:table-cell office:value-type="float" office:value="19.71564" table:formula="of:=[.J11]*[.$K$1]" table:style-name="ce114">
            <text:p>19,72</text:p>
          </table:table-cell>
          <table:table-cell office:value-type="float" office:value="64.284359999999992" table:formula="of:=[.J11]-[.K11]" table:style-name="ce114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5">
            <text:p>Ekim</text:p>
          </table:table-cell>
          <table:table-cell office:value-type="float" office:value="23872.199999999997" table:formula="of:=['10'.D2]" table:style-name="ce66">
            <text:p>23.872,20</text:p>
          </table:table-cell>
          <table:table-cell office:value-type="float" office:value="-33587.82" table:formula="of:=['10'.E2]" table:style-name="ce67">
            <text:p>-33.587,82</text:p>
          </table:table-cell>
          <table:table-cell office:value-type="float" office:value="20540.82" table:formula="of:=[.B12]+[.C12]+[.D11]" table:style-name="ce68">
            <text:p>20.540,82</text:p>
          </table:table-cell>
          <table:table-cell office:value-type="float" office:value="79418.41" table:formula="of:=['10'.F2]" table:style-name="ce66">
            <text:p>79.418,41</text:p>
          </table:table-cell>
          <table:table-cell office:value-type="float" office:value="-90424.320000000007" table:formula="of:=['10'.G2]" table:style-name="ce67">
            <text:p>-90.424,32</text:p>
          </table:table-cell>
          <table:table-cell office:value-type="float" office:value="68428.399999999994" table:formula="of:=[.E12]+[.F12]+[.G11]" table:style-name="ce69">
            <text:p>68.428,40</text:p>
          </table:table-cell>
          <table:table-cell table:style-name="ce70"/>
          <table:table-cell office:value-type="string" table:style-name="ce71">
            <text:p>sE</text:p>
          </table:table-cell>
          <table:table-cell office:value-type="float" office:value="45" table:style-name="ce65">
            <text:p>45</text:p>
          </table:table-cell>
          <table:table-cell office:value-type="float" office:value="10.56195" table:formula="of:=[.J12]*[.$K$1]" table:style-name="ce114">
            <text:p>10,56</text:p>
          </table:table-cell>
          <table:table-cell office:value-type="float" office:value="34.438050000000004" table:formula="of:=[.J12]-[.K12]" table:style-name="ce114">
            <text:p>34,44</text:p>
          </table:table-cell>
          <table:table-cell table:style-name="ce1"/>
          <table:table-cell office:value-type="float" office:value="400.76679000000001" table:formula="of:=[.L15]+[.M15]+[.N15]" table:style-name="ce205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Kasım</text:p>
          </table:table-cell>
          <table:table-cell office:value-type="float" office:value="179191.62" table:formula="of:=['11'.D2]" table:style-name="ce66">
            <text:p>179.191,62</text:p>
          </table:table-cell>
          <table:table-cell office:value-type="float" office:value="-14175.82" table:formula="of:=['11'.E2]" table:style-name="ce67">
            <text:p>-14.175,82</text:p>
          </table:table-cell>
          <table:table-cell office:value-type="float" office:value="185556.62" table:formula="of:=[.B13]+[.C13]+[.D12]" table:style-name="ce68">
            <text:p>185.556,62</text:p>
          </table:table-cell>
          <table:table-cell office:value-type="float" office:value="178439.6" table:formula="of:=['11'.F2]" table:style-name="ce66">
            <text:p>178.439,60</text:p>
          </table:table-cell>
          <table:table-cell office:value-type="float" office:value="-18452.8" table:formula="of:=['11'.G2]" table:style-name="ce67">
            <text:p>-18.452,80</text:p>
          </table:table-cell>
          <table:table-cell office:value-type="float" office:value="228415.2" table:formula="of:=[.E13]+[.F13]+[.G12]" table:style-name="ce69">
            <text:p>228.415,20</text:p>
          </table:table-cell>
          <table:table-cell table:style-name="ce70"/>
          <table:table-cell office:value-type="string" table:style-name="ce71">
            <text:p>sF</text:p>
          </table:table-cell>
          <table:table-cell office:value-type="float" office:value="48" table:style-name="ce65">
            <text:p>48</text:p>
          </table:table-cell>
          <table:table-cell office:value-type="float" office:value="11.266080000000001" table:formula="of:=[.J13]*[.$K$1]" table:style-name="ce114">
            <text:p>11,27</text:p>
          </table:table-cell>
          <table:table-cell office:value-type="float" office:value="36.733919999999998" table:formula="of:=[.J13]-[.K13]" table:style-name="ce114">
            <text:p>36,73</text:p>
          </table:table-cell>
          <table:table-cell table:style-name="ce1"/>
          <table:table-cell office:value-type="float" office:value="33.397232500000001" table:formula="of:=[.N12]/12" table:style-name="ce206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Aralık</text:p>
          </table:table-cell>
          <table:table-cell office:value-type="float" office:value="15475.960000000001" table:formula="of:=['22_12'.D2]" table:style-name="ce66">
            <text:p>15.475,96</text:p>
          </table:table-cell>
          <table:table-cell office:value-type="float" office:value="-16961.339999999997" table:formula="of:=['22_12'.E2]" table:style-name="ce67">
            <text:p>-16.961,34</text:p>
          </table:table-cell>
          <table:table-cell office:value-type="float" office:value="184071.24" table:formula="of:=[.B14]+[.C14]+[.D13]" table:style-name="ce68">
            <text:p>184.071,24</text:p>
          </table:table-cell>
          <table:table-cell office:value-type="float" office:value="22052.39" table:formula="of:=['22_12'.F2]" table:style-name="ce66">
            <text:p>22.052,39</text:p>
          </table:table-cell>
          <table:table-cell office:value-type="float" office:value="-21692.25" table:formula="of:=['22_12'.G2]" table:style-name="ce67">
            <text:p>-21.692,25</text:p>
          </table:table-cell>
          <table:table-cell office:value-type="float" office:value="228775.34000000003" table:formula="of:=[.E14]+[.F14]+[.G13]" table:style-name="ce69">
            <text:p>228.775,34</text:p>
          </table:table-cell>
          <table:table-cell table:style-name="ce70"/>
          <table:table-cell office:value-type="string" table:style-name="ce71">
            <text:p>sG</text:p>
          </table:table-cell>
          <table:table-cell office:value-type="float" office:value="48" table:style-name="ce65">
            <text:p>48</text:p>
          </table:table-cell>
          <table:table-cell office:value-type="float" office:value="11.266080000000001" table:formula="of:=[.J14]*[.$K$1]" table:style-name="ce114">
            <text:p>11,27</text:p>
          </table:table-cell>
          <table:table-cell office:value-type="float" office:value="36.733919999999998" table:formula="of:=[.J14]-[.K14]" table:style-name="ce114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81">
            <text:p>TOPLAM</text:p>
          </table:table-cell>
          <table:table-cell office:value-type="float" office:value="446314.05000000005" table:formula="of:=SUM([.B3:.B14])" table:style-name="ce82">
            <text:p>446.314,05</text:p>
          </table:table-cell>
          <table:table-cell office:value-type="float" office:value="-262242.81000000006" table:formula="of:=SUM([.C3:.C14])" table:style-name="ce38">
            <text:p>-262.242,81</text:p>
          </table:table-cell>
          <table:table-cell office:value-type="float" office:value="184071.24" table:formula="of:=[.B15]+[.C15]" table:style-name="ce207">
            <text:p>184.071,24</text:p>
          </table:table-cell>
          <table:table-cell office:value-type="float" office:value="545372.04" table:formula="of:=SUM([.E3:.E14])" table:style-name="ce82">
            <text:p>545.372,04</text:p>
          </table:table-cell>
          <table:table-cell office:value-type="float" office:value="-316596.7" table:formula="of:=SUM([.F3:.F14])" table:style-name="ce38">
            <text:p>-316.596,70</text:p>
          </table:table-cell>
          <table:table-cell office:value-type="float" office:value="228775.34000000003" table:formula="of:=[.E15]+[.F15]" table:style-name="ce207">
            <text:p>228.775,34</text:p>
          </table:table-cell>
          <table:table-cell table:style-name="ce70"/>
          <table:table-cell table:style-name="ce142"/>
          <table:table-cell office:value-type="float" office:value="351" table:formula="of:=SUM([.J9:.J14])" table:style-name="ce142">
            <text:p>351</text:p>
          </table:table-cell>
          <table:table-cell office:value-type="float" office:value="82.383210000000005" table:formula="of:=SUM([.K9:.K14])" table:style-name="ce208">
            <text:p>82,38</text:p>
          </table:table-cell>
          <table:table-cell office:value-type="float" office:value="268.61678999999998" table:formula="of:=SUM([.L9:.L14])" table:style-name="ce208">
            <text:p>268,62</text:p>
          </table:table-cell>
          <table:table-cell office:value-type="float" office:value="86.05" table:formula="of:=SUM([.M3:.M14])" table:style-name="ce208">
            <text:p>86,05</text:p>
          </table:table-cell>
          <table:table-cell office:value-type="float" office:value="46.1" table:formula="of:=SUM([.N3:.N7])" table:style-name="ce208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209">
            <text:p>Tpl / 12</text:p>
          </table:table-cell>
          <table:table-cell office:value-type="float" office:value="37192.837500000001" table:formula="of:=[.B15]/[.A16]" table:style-name="ce210">
            <text:p>37.192,84</text:p>
          </table:table-cell>
          <table:table-cell office:value-type="float" office:value="-21853.567500000005" table:formula="of:=[.C15]/[.A16]" table:style-name="ce211">
            <text:p>-21.853,57</text:p>
          </table:table-cell>
          <table:table-cell table:style-name="ce211"/>
          <table:table-cell office:value-type="float" office:value="45447.670000000006" table:formula="of:=[.E15]/[.A16]" table:style-name="ce211">
            <text:p>45.447,67</text:p>
          </table:table-cell>
          <table:table-cell office:value-type="float" office:value="-26383.058333333334" table:formula="of:=[.F15]/[.A16]" table:style-name="ce211">
            <text:p>-26.383,06</text:p>
          </table:table-cell>
          <table:table-cell office:value-type="float" office:value="19064.611666666668" table:formula="of:=[.G15]/[.A16]" table:style-name="ce211">
            <text:p>19.064,61</text:p>
          </table:table-cell>
          <table:table-cell table:style-name="ce93"/>
          <table:table-cell table:style-name="ce144"/>
          <table:table-cell office:value-type="float" office:value="29.25" table:formula="of:=[.J15]/12" table:style-name="ce211">
            <text:p>29,25</text:p>
          </table:table-cell>
          <table:table-cell office:value-type="float" office:value="6.8652675000000007" table:formula="of:=[.K15]/12" table:style-name="ce211">
            <text:p>6,87</text:p>
          </table:table-cell>
          <table:table-cell office:value-type="float" office:value="22.384732499999998" table:formula="of:=[.L15]/12" table:style-name="ce211">
            <text:p>22,38</text:p>
          </table:table-cell>
          <table:table-cell office:value-type="float" office:value="7.1708333333333334" table:formula="of:=[.M15]/12" table:style-name="ce211">
            <text:p>7,17</text:p>
          </table:table-cell>
          <table:table-cell office:value-type="float" office:value="3.8416666666666668" table:formula="of:=[.N15]/12" table:style-name="ce211">
            <text:p>3,84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2" table:style-name="ce2"/>
          <table:table-cell table:number-columns-repeated="2" table:style-name="ce1"/>
          <table:table-cell table:number-columns-repeated="2" table:style-name="ce8"/>
          <table:table-cell table:style-name="ce9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7" table:style-name="ce1"/>
          <table:table-cell table:style-name="ce9"/>
          <table:table-cell table:number-columns-repeated="3" table:style-name="ce2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114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114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number-rows-repeated="2" table:style-name="ro1">
          <table:table-cell table:number-columns-repeated="2"/>
          <table:table-cell table:number-columns-repeated="10" table:style-name="ce1"/>
          <table:table-cell table:style-name="ce114"/>
          <table:table-cell table:number-columns-repeated="16371"/>
        </table:table-row>
        <table:table-row table:number-rows-repeated="1048551" table:style-name="ro1">
          <table:table-cell table:number-columns-repeated="16384"/>
        </table:table-row>
      </table:table>
      <table:table table:name="22_12" table:style-name="ta3">
        <table:table-column table:style-name="co30" table:default-cell-style-name="ce1"/>
        <table:table-column table:style-name="co60" table:default-cell-style-name="ce1"/>
        <table:table-column table:style-name="co61" table:default-cell-style-name="ce1"/>
        <table:table-column table:style-name="co30" table:number-columns-repeated="3" table:default-cell-style-name="ce1"/>
        <table:table-column table:style-name="co30" table:default-cell-style-name="ce2"/>
        <table:table-column table:style-name="co30" table:default-cell-style-name="ce1"/>
        <table:table-column table:style-name="co1" table:number-columns-repeated="16376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212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ARALIK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5475.960000000001" table:formula="of:=SUM([.D11:.D62])" table:style-name="ce46">
            <text:p>15.475,96</text:p>
          </table:table-cell>
          <table:table-cell office:value-type="float" office:value="-16961.339999999997" table:formula="of:=SUM([.E11:.E94])" table:style-name="ce46">
            <text:p>-16.961,34</text:p>
          </table:table-cell>
          <table:table-cell office:value-type="float" office:value="22052.39" table:formula="of:=SUM([.F11:.F92])" table:style-name="ce46">
            <text:p>22.052,39</text:p>
          </table:table-cell>
          <table:table-cell office:value-type="float" office:value="-21692.25" table:formula="of:=SUM([.G11:.G92])" table:style-name="ce213">
            <text:p>-21.692,25</text:p>
          </table:table-cell>
          <table:table-cell office:value-type="float" office:value="360.13999999999942" table:formula="of:=[.F2]+[.G2]" table:style-name="ce46">
            <text:p>360,1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4"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4" table:style-name="ce1"/>
          <table:table-cell table:style-name="ce2"/>
          <table:table-cell office:value-type="float" office:value="680" table:formula="of:=[.H3]+[.F11]+[.G11]" table:style-name="ce8">
            <text:p>680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115">
            <text:p>02.12.2022</text:p>
          </table:table-cell>
          <table:table-cell office:value-type="string" table:style-name="ce120">
            <text:p>5847500300 /CK ÇEPESAŞ/FATURA</text:p>
          </table:table-cell>
          <table:table-cell table:number-columns-repeated="2" table:style-name="ce120"/>
          <table:table-cell office:value-type="float" office:value="-200" table:style-name="ce8">
            <text:p>-200,00</text:p>
          </table:table-cell>
          <table:table-cell table:style-name="ce1"/>
          <table:table-cell office:value-type="float" office:value="-214" table:style-name="ce2">
            <text:p>-214,00</text:p>
          </table:table-cell>
          <table:table-cell office:value-type="float" office:value="466" table:formula="of:=[.H4]+[.F5]+[.G5]" table:style-name="ce8">
            <text:p>466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115">
            <text:p>02.12.2022</text:p>
          </table:table-cell>
          <table:table-cell office:value-type="string" table:style-name="ce120">
            <text:p>8222520300 /CK ÇEPESAŞ/FATURA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491" table:style-name="ce2">
            <text:p>-491,00</text:p>
          </table:table-cell>
          <table:table-cell office:value-type="float" office:value="-25" table:formula="of:=[.H5]+[.F6]+[.G6]" table:style-name="ce8">
            <text:p>-25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style-name="ce8"/>
          <table:table-cell table:style-name="ce1"/>
          <table:table-cell table:style-name="ce2"/>
          <table:table-cell office:value-type="float" office:value="-25" table:formula="of:=[.H6]+[.F7]+[.G7]" table:style-name="ce8">
            <text:p>-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115">
            <text:p>07.12.2022</text:p>
          </table:table-cell>
          <table:table-cell office:value-type="string" table:style-name="ce120">
            <text:p>Adem Özen Kira Ödemesi 7/12</text:p>
          </table:table-cell>
          <table:table-cell table:number-columns-repeated="2" table:style-name="ce120"/>
          <table:table-cell office:value-type="float" office:value="-4300" table:style-name="ce8">
            <text:p>-4.300,00</text:p>
          </table:table-cell>
          <table:table-cell table:style-name="ce1"/>
          <table:table-cell office:value-type="float" office:value="-4300" table:style-name="ce2">
            <text:p>-4.300,00</text:p>
          </table:table-cell>
          <table:table-cell office:value-type="float" office:value="-4325" table:formula="of:=[.H7]+[.F8]+[.G8]" table:style-name="ce8">
            <text:p>-4.3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115">
            <text:p>07.12.2022</text:p>
          </table:table-cell>
          <table:table-cell office:value-type="string" table:style-name="ce120">
            <text:p>MarRyl Aidat 7/12</text:p>
          </table:table-cell>
          <table:table-cell table:number-columns-repeated="2" table:style-name="ce120"/>
          <table:table-cell office:value-type="float" office:value="-496.5" table:style-name="ce8">
            <text:p>-496,50</text:p>
          </table:table-cell>
          <table:table-cell table:style-name="ce1"/>
          <table:table-cell office:value-type="float" office:value="-496.5" table:style-name="ce2">
            <text:p>-496,50</text:p>
          </table:table-cell>
          <table:table-cell office:value-type="float" office:value="-4821.5" table:formula="of:=[.H8]+[.F9]+[.G9]" table:style-name="ce8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4" table:style-name="ce1"/>
          <table:table-cell table:style-name="ce2"/>
          <table:table-cell office:value-type="float" office:value="-4821.5" table:formula="of:=[.H9]+[.F10]+[.G10]" table:style-name="ce8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8">
            <text:p>680,00</text:p>
          </table:table-cell>
          <table:table-cell table:style-name="ce2"/>
          <table:table-cell office:value-type="float" office:value="-4141.5" table:formula="of:=[.H10]+[.F11]+[.G11]" table:style-name="ce8">
            <text:p>-4.1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8"/>
          <table:table-cell office:value-type="float" office:value="1400" table:style-name="ce8">
            <text:p>1.400,00</text:p>
          </table:table-cell>
          <table:table-cell table:style-name="ce2"/>
          <table:table-cell office:value-type="float" office:value="-2741.5" table:formula="of:=[.H11]+[.F12]+[.G12]" table:style-name="ce8">
            <text:p>-2.7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8"/>
          <table:table-cell office:value-type="float" office:value="295" table:style-name="ce8">
            <text:p>295,00</text:p>
          </table:table-cell>
          <table:table-cell table:style-name="ce2"/>
          <table:table-cell office:value-type="float" office:value="-2446.5" table:formula="of:=[.H12]+[.F13]+[.G13]" table:style-name="ce8">
            <text:p>-2.4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8"/>
          <table:table-cell office:value-type="float" office:value="100" table:style-name="ce196">
            <text:p>100,00</text:p>
          </table:table-cell>
          <table:table-cell table:style-name="ce2"/>
          <table:table-cell office:value-type="float" office:value="-2346.5" table:formula="of:=[.H13]+[.F14]+[.G14]" table:style-name="ce8">
            <text:p>-2.3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8"/>
          <table:table-cell office:value-type="float" office:value="1680" table:style-name="ce8">
            <text:p>1.680,00</text:p>
          </table:table-cell>
          <table:table-cell table:style-name="ce2"/>
          <table:table-cell office:value-type="float" office:value="-666.5" table:formula="of:=[.H14]+[.F15]+[.G15]" table:style-name="ce8">
            <text:p>-66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8">
            <text:p>1.080,00</text:p>
          </table:table-cell>
          <table:table-cell table:style-name="ce2"/>
          <table:table-cell office:value-type="float" office:value="413.5" table:formula="of:=[.H15]+[.F16]+[.G16]" table:style-name="ce8">
            <text:p>4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Metin Elektrik Teminat 1200 – 4/6</text:p>
          </table:table-cell>
          <table:table-cell table:style-name="ce122"/>
          <table:table-cell office:value-type="float" office:value="200" table:style-name="ce122">
            <text:p>200</text:p>
          </table:table-cell>
          <table:table-cell table:style-name="ce8"/>
          <table:table-cell office:value-type="float" office:value="200" table:style-name="ce8">
            <text:p>200,00</text:p>
          </table:table-cell>
          <table:table-cell table:style-name="ce2"/>
          <table:table-cell office:value-type="float" office:value="613.5" table:formula="of:=[.H16]+[.F17]+[.G17]" table:style-name="ce8">
            <text:p>6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Hacı Elektrik</text:p>
          </table:table-cell>
          <table:table-cell table:style-name="ce122"/>
          <table:table-cell office:value-type="float" office:value="217.89" table:style-name="ce122">
            <text:p>217,89</text:p>
          </table:table-cell>
          <table:table-cell table:style-name="ce8"/>
          <table:table-cell office:value-type="float" office:value="217.89" table:style-name="ce8">
            <text:p>217,89</text:p>
          </table:table-cell>
          <table:table-cell table:style-name="ce2"/>
          <table:table-cell office:value-type="float" office:value="831.39" table:formula="of:=[.H17]+[.F18]+[.G18]" table:style-name="ce8">
            <text:p>831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9522138254 /CK ÇEPESAŞ/FATURA</text:p>
          </table:table-cell>
          <table:table-cell table:number-columns-repeated="2" table:style-name="ce122"/>
          <table:table-cell office:value-type="float" office:value="-4516" table:style-name="ce8">
            <text:p>-4.516,00</text:p>
          </table:table-cell>
          <table:table-cell table:style-name="ce8"/>
          <table:table-cell office:value-type="float" office:value="-4516" table:style-name="ce2">
            <text:p>-4.516,00</text:p>
          </table:table-cell>
          <table:table-cell office:value-type="float" office:value="-3684.61" table:formula="of:=[.H18]+[.F19]+[.G19]" table:style-name="ce8">
            <text:p>-3.684,6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style-name="ce28"/>
          <table:table-cell table:style-name="ce8"/>
          <table:table-cell table:style-name="ce2"/>
          <table:table-cell office:value-type="float" office:value="-3684.61" table:formula="of:=[.H19]+[.F20]+[.G20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1T00:00:00" table:style-name="ce115">
            <text:p>01.11.2022</text:p>
          </table:table-cell>
          <table:table-cell office:value-type="string" table:style-name="ce122">
            <text:p>ikea masa 3/6</text:p>
          </table:table-cell>
          <table:table-cell table:number-columns-repeated="2" table:style-name="ce122"/>
          <table:table-cell office:value-type="float" office:value="-208.17" table:style-name="ce8">
            <text:p>-208,17</text:p>
          </table:table-cell>
          <table:table-cell table:style-name="ce8"/>
          <table:table-cell table:style-name="ce2"/>
          <table:table-cell office:value-type="float" office:value="-3684.61" table:formula="of:=[.H20]+[.F21]+[.G21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115">
            <text:p>06.11.2022</text:p>
          </table:table-cell>
          <table:table-cell office:value-type="string" table:style-name="ce122">
            <text:p>koçtaş pervane 3/6</text:p>
          </table:table-cell>
          <table:table-cell table:number-columns-repeated="2" table:style-name="ce122"/>
          <table:table-cell office:value-type="float" office:value="-151.65" table:style-name="ce8">
            <text:p>-151,65</text:p>
          </table:table-cell>
          <table:table-cell table:style-name="ce8"/>
          <table:table-cell table:style-name="ce2"/>
          <table:table-cell office:value-type="float" office:value="-3684.61" table:formula="of:=[.H21]+[.F22]+[.G22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0-26T00:00:00" table:style-name="ce115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8">
            <text:p>-40,00</text:p>
          </table:table-cell>
          <table:table-cell table:style-name="ce8"/>
          <table:table-cell table:style-name="ce2"/>
          <table:table-cell office:value-type="float" office:value="-3684.61" table:formula="of:=[.H22]+[.F23]+[.G23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115">
            <text:p>03.11.2022</text:p>
          </table:table-cell>
          <table:table-cell office:value-type="string" table:style-name="ce133">
            <text:p>erenler gıda pide mlzm 11- işkk 1</text:p>
          </table:table-cell>
          <table:table-cell table:number-columns-repeated="2" table:style-name="ce122"/>
          <table:table-cell office:value-type="float" office:value="-173.67" table:style-name="ce8">
            <text:p>-173,67</text:p>
          </table:table-cell>
          <table:table-cell table:style-name="ce8"/>
          <table:table-cell table:style-name="ce2"/>
          <table:table-cell office:value-type="float" office:value="-3684.61" table:formula="of:=[.H23]+[.F24]+[.G24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5T00:00:00" table:style-name="ce115">
            <text:p>05.11.2022</text:p>
          </table:table-cell>
          <table:table-cell office:value-type="string" table:style-name="ce122">
            <text:p>mersin rav4 gaz</text:p>
          </table:table-cell>
          <table:table-cell table:number-columns-repeated="2" table:style-name="ce122"/>
          <table:table-cell office:value-type="float" office:value="-398.07" table:style-name="ce8">
            <text:p>-398,07</text:p>
          </table:table-cell>
          <table:table-cell table:style-name="ce8"/>
          <table:table-cell table:style-name="ce2"/>
          <table:table-cell office:value-type="float" office:value="-3684.61" table:formula="of:=[.H24]+[.F25]+[.G25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115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122"/>
          <table:table-cell office:value-type="float" office:value="-1111.1099999999999" table:style-name="ce8">
            <text:p>-1.111,11</text:p>
          </table:table-cell>
          <table:table-cell table:style-name="ce8"/>
          <table:table-cell table:style-name="ce2"/>
          <table:table-cell office:value-type="float" office:value="-3684.61" table:formula="of:=[.H25]+[.F26]+[.G26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23T00:00:00" table:style-name="ce115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122"/>
          <table:table-cell table:style-name="ce8"/>
          <table:table-cell office:value-type="float" office:value="1150" table:style-name="ce197">
            <text:p>1.150,00</text:p>
          </table:table-cell>
          <table:table-cell table:style-name="ce2"/>
          <table:table-cell office:value-type="float" office:value="-2534.61" table:formula="of:=[.H26]+[.F27]+[.G27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5">
            <text:p>10.11.2022</text:p>
          </table:table-cell>
          <table:table-cell office:value-type="string" table:style-name="ce122">
            <text:p>lc kot – elçilik vatandaşlık</text:p>
          </table:table-cell>
          <table:table-cell table:number-columns-repeated="2" table:style-name="ce122"/>
          <table:table-cell office:value-type="float" office:value="-279.99" table:style-name="ce8">
            <text:p>-279,99</text:p>
          </table:table-cell>
          <table:table-cell table:style-name="ce8"/>
          <table:table-cell table:style-name="ce2"/>
          <table:table-cell office:value-type="float" office:value="-2534.61" table:formula="of:=[.H27]+[.F28]+[.G28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5">
            <text:p>10.11.2022</text:p>
          </table:table-cell>
          <table:table-cell office:value-type="string" table:style-name="ce122">
            <text:p>hd isk</text:p>
          </table:table-cell>
          <table:table-cell table:number-columns-repeated="2" table:style-name="ce122"/>
          <table:table-cell office:value-type="float" office:value="-89" table:style-name="ce8">
            <text:p>-89,00</text:p>
          </table:table-cell>
          <table:table-cell table:style-name="ce8"/>
          <table:table-cell table:style-name="ce2"/>
          <table:table-cell office:value-type="float" office:value="-2534.61" table:formula="of:=[.H28]+[.F29]+[.G29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5">
            <text:p>10.11.2022</text:p>
          </table:table-cell>
          <table:table-cell office:value-type="string" table:style-name="ce122">
            <text:p>Koçtaş 60*60 led</text:p>
          </table:table-cell>
          <table:table-cell table:number-columns-repeated="2" table:style-name="ce122"/>
          <table:table-cell office:value-type="float" office:value="-189.9" table:style-name="ce8">
            <text:p>-189,90</text:p>
          </table:table-cell>
          <table:table-cell table:style-name="ce8"/>
          <table:table-cell table:style-name="ce2"/>
          <table:table-cell office:value-type="float" office:value="-2534.61" table:formula="of:=[.H29]+[.F30]+[.G30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5">
            <text:p>10.11.2022</text:p>
          </table:table-cell>
          <table:table-cell office:value-type="string" table:style-name="ce122">
            <text:p>KKTC vatandaşlık harcı</text:p>
          </table:table-cell>
          <table:table-cell table:number-columns-repeated="2" table:style-name="ce122"/>
          <table:table-cell office:value-type="float" office:value="-2146.5" table:style-name="ce8">
            <text:p>-2.146,50</text:p>
          </table:table-cell>
          <table:table-cell table:style-name="ce8"/>
          <table:table-cell table:style-name="ce2"/>
          <table:table-cell office:value-type="float" office:value="-2534.61" table:formula="of:=[.H30]+[.F31]+[.G31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5">
            <text:p>10.11.2022</text:p>
          </table:table-cell>
          <table:table-cell office:value-type="string" table:style-name="ce122">
            <text:p>KKTC vatandaşlık harcı</text:p>
          </table:table-cell>
          <table:table-cell table:number-columns-repeated="2" table:style-name="ce122"/>
          <table:table-cell office:value-type="float" office:value="-275" table:style-name="ce8">
            <text:p>-275,00</text:p>
          </table:table-cell>
          <table:table-cell table:style-name="ce8"/>
          <table:table-cell table:style-name="ce2"/>
          <table:table-cell office:value-type="float" office:value="-2534.61" table:formula="of:=[.H31]+[.F32]+[.G32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2T00:00:00" table:style-name="ce115">
            <text:p>12.11.2022</text:p>
          </table:table-cell>
          <table:table-cell office:value-type="string" table:style-name="ce133">
            <text:p>erenler gıda pide mlzm 11- işkk2</text:p>
          </table:table-cell>
          <table:table-cell table:number-columns-repeated="2" table:style-name="ce122"/>
          <table:table-cell office:value-type="float" office:value="-189.66" table:style-name="ce8">
            <text:p>-189,66</text:p>
          </table:table-cell>
          <table:table-cell table:style-name="ce8"/>
          <table:table-cell table:style-name="ce2"/>
          <table:table-cell office:value-type="float" office:value="-2534.61" table:formula="of:=[.H32]+[.F33]+[.G33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4T00:00:00" table:style-name="ce115">
            <text:p>14.11.2022</text:p>
          </table:table-cell>
          <table:table-cell office:value-type="string" table:style-name="ce122">
            <text:p>snyB alçıpan</text:p>
          </table:table-cell>
          <table:table-cell table:number-columns-repeated="2" table:style-name="ce122"/>
          <table:table-cell office:value-type="float" office:value="-1720" table:style-name="ce8">
            <text:p>-1.720,00</text:p>
          </table:table-cell>
          <table:table-cell table:style-name="ce8"/>
          <table:table-cell table:style-name="ce2"/>
          <table:table-cell office:value-type="float" office:value="-2534.61" table:formula="of:=[.H33]+[.F34]+[.G34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7T00:00:00" table:style-name="ce115">
            <text:p>17.11.2022</text:p>
          </table:table-cell>
          <table:table-cell office:value-type="string" table:style-name="ce133">
            <text:p>erenler gıda pide mlzm 11- işkk3</text:p>
          </table:table-cell>
          <table:table-cell table:number-columns-repeated="2" table:style-name="ce122"/>
          <table:table-cell office:value-type="float" office:value="-204.04" table:formula="of:=-204.04" table:style-name="ce8">
            <text:p>-204,04</text:p>
          </table:table-cell>
          <table:table-cell table:style-name="ce8"/>
          <table:table-cell table:style-name="ce2"/>
          <table:table-cell office:value-type="float" office:value="-2534.61" table:formula="of:=[.H34]+[.F35]+[.G35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115">
            <text:p>22.11.2022</text:p>
          </table:table-cell>
          <table:table-cell office:value-type="string" table:style-name="ce122">
            <text:p>Vodafon 2240</text:p>
          </table:table-cell>
          <table:table-cell table:number-columns-repeated="2" table:style-name="ce122"/>
          <table:table-cell office:value-type="float" office:value="-90" table:style-name="ce8">
            <text:p>-90,00</text:p>
          </table:table-cell>
          <table:table-cell table:style-name="ce8"/>
          <table:table-cell table:style-name="ce2"/>
          <table:table-cell office:value-type="float" office:value="-2534.61" table:formula="of:=[.H35]+[.F36]+[.G36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115">
            <text:p>22.11.2022</text:p>
          </table:table-cell>
          <table:table-cell office:value-type="string" table:style-name="ce122">
            <text:p>atasun gözlük 1/3</text:p>
          </table:table-cell>
          <table:table-cell table:number-columns-repeated="2" table:style-name="ce122"/>
          <table:table-cell office:value-type="float" office:value="-678.58" table:style-name="ce8">
            <text:p>-678,58</text:p>
          </table:table-cell>
          <table:table-cell table:style-name="ce8"/>
          <table:table-cell table:style-name="ce2"/>
          <table:table-cell office:value-type="float" office:value="-2534.61" table:formula="of:=[.H36]+[.F37]+[.G37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2-05T00:00:00" table:style-name="ce115">
            <text:p>05.12.2022</text:p>
          </table:table-cell>
          <table:table-cell office:value-type="string" table:style-name="ce122">
            <text:p>4876 KK <text:s text:c="22"/>7945,34</text:p>
          </table:table-cell>
          <table:table-cell table:number-columns-repeated="2" table:style-name="ce122"/>
          <table:table-cell table:style-name="ce28"/>
          <table:table-cell table:style-name="ce8"/>
          <table:table-cell office:value-type="float" office:value="-7945.34" table:style-name="ce2">
            <text:p>-7.945,34</text:p>
          </table:table-cell>
          <table:table-cell office:value-type="float" office:value="-10479.950000000001" table:formula="of:=[.H37]+[.F38]+[.G38]" table:style-name="ce8">
            <text:p>-10.479,95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style-name="ce28"/>
          <table:table-cell table:style-name="ce8"/>
          <table:table-cell table:style-name="ce2"/>
          <table:table-cell office:value-type="float" office:value="-10479.950000000001" table:formula="of:=[.H38]+[.F39]+[.G39]" table:style-name="ce8">
            <text:p>-10.479,95</text:p>
          </table:table-cell>
          <table:table-cell table:number-columns-repeated="16376"/>
        </table:table-row>
        <table:table-row table:style-name="ro1">
          <table:table-cell office:value-type="date" office:date-value="2022-12-12T00:00:00" table:style-name="ce115">
            <text:p>12.12.2022</text:p>
          </table:table-cell>
          <table:table-cell office:value-type="string" table:style-name="ce122">
            <text:p>pervine iş ten havale</text:p>
          </table:table-cell>
          <table:table-cell table:number-columns-repeated="2" table:style-name="ce122"/>
          <table:table-cell table:style-name="ce28"/>
          <table:table-cell table:style-name="ce8"/>
          <table:table-cell office:value-type="float" office:value="-1000" table:style-name="ce2">
            <text:p>-1.000,00</text:p>
          </table:table-cell>
          <table:table-cell office:value-type="float" office:value="-11479.95" table:formula="of:=[.H39]+[.F40]+[.G40]" table:style-name="ce8">
            <text:p>-11.479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115">
            <text:p>16.12.2022</text:p>
          </table:table-cell>
          <table:table-cell office:value-type="string" table:style-name="ce122">
            <text:p>800004222954 doğalgaz</text:p>
          </table:table-cell>
          <table:table-cell table:style-name="ce122"/>
          <table:table-cell office:value-type="float" office:value="-200" table:style-name="ce8">
            <text:p>-200,00</text:p>
          </table:table-cell>
          <table:table-cell table:style-name="ce28"/>
          <table:table-cell table:style-name="ce8"/>
          <table:table-cell office:value-type="float" office:value="-1012.5" table:style-name="ce2">
            <text:p>-1.012,50</text:p>
          </table:table-cell>
          <table:table-cell office:value-type="float" office:value="-12492.45" table:formula="of:=[.H40]+[.F41]+[.G41]" table:style-name="ce8">
            <text:p>-12.492,4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115">
            <text:p>16.12.2022</text:p>
          </table:table-cell>
          <table:table-cell office:value-type="string" table:style-name="ce122">
            <text:p>800004222959 doğalgaz</text:p>
          </table:table-cell>
          <table:table-cell table:style-name="ce122"/>
          <table:table-cell office:value-type="float" office:value="-50" table:style-name="ce8">
            <text:p>-50,00</text:p>
          </table:table-cell>
          <table:table-cell table:style-name="ce28"/>
          <table:table-cell table:style-name="ce8"/>
          <table:table-cell office:value-type="float" office:value="-96.5" table:style-name="ce2">
            <text:p>-96,50</text:p>
          </table:table-cell>
          <table:table-cell office:value-type="float" office:value="-12588.95" table:formula="of:=[.H41]+[.F42]+[.G42]" table:style-name="ce8">
            <text:p>-12.588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115">
            <text:p>16.12.2022</text:p>
          </table:table-cell>
          <table:table-cell office:value-type="string" table:style-name="ce122">
            <text:p>8758480300 elektrik bahçe</text:p>
          </table:table-cell>
          <table:table-cell table:number-columns-repeated="2" table:style-name="ce122"/>
          <table:table-cell table:style-name="ce28"/>
          <table:table-cell table:style-name="ce8"/>
          <table:table-cell office:value-type="float" office:value="-123" table:style-name="ce2">
            <text:p>-123,00</text:p>
          </table:table-cell>
          <table:table-cell office:value-type="float" office:value="-12711.95" table:formula="of:=[.H42]+[.F43]+[.G43]" table:style-name="ce8">
            <text:p>-12.711,95</text:p>
          </table:table-cell>
          <table:table-cell table:number-columns-repeated="16376"/>
        </table:table-row>
        <table:table-row table:style-name="ro1">
          <table:table-cell office:value-type="date" office:date-value="2022-12-19T00:00:00" table:style-name="ce115">
            <text:p>19.12.2022</text:p>
          </table:table-cell>
          <table:table-cell office:value-type="string" table:style-name="ce122">
            <text:p>pervinden havale <text:s/>2/9</text:p>
          </table:table-cell>
          <table:table-cell table:number-columns-repeated="2" table:style-name="ce122"/>
          <table:table-cell table:style-name="ce28"/>
          <table:table-cell office:value-type="float" office:value="2500" table:style-name="ce197">
            <text:p>2.500,00</text:p>
          </table:table-cell>
          <table:table-cell table:style-name="ce2"/>
          <table:table-cell office:value-type="float" office:value="-10211.950000000001" table:formula="of:=[.H43]+[.F44]+[.G44]" table:style-name="ce8">
            <text:p>-10.211,95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style-name="ce28"/>
          <table:table-cell table:style-name="ce8"/>
          <table:table-cell table:style-name="ce2"/>
          <table:table-cell office:value-type="float" office:value="-10211.950000000001" table:formula="of:=[.H44]+[.F45]+[.G45]" table:style-name="ce8">
            <text:p>-10.211,95</text:p>
          </table:table-cell>
          <table:table-cell table:number-columns-repeated="16376"/>
        </table:table-row>
        <table:table-row table:style-name="ro1">
          <table:table-cell office:value-type="date" office:date-value="2022-12-13T00:00:00" table:style-name="ce115">
            <text:p>13.12.2022</text:p>
          </table:table-cell>
          <table:table-cell office:value-type="string" table:style-name="ce133">
            <text:p>selanik pide et 12- nkt 1</text:p>
          </table:table-cell>
          <table:table-cell office:value-type="string" table:style-name="ce122">
            <text:p>nk</text:p>
          </table:table-cell>
          <table:table-cell table:style-name="ce122"/>
          <table:table-cell table:style-name="ce28"/>
          <table:table-cell table:style-name="ce8"/>
          <table:table-cell office:value-type="float" office:value="-140" table:style-name="ce2">
            <text:p>-140,00</text:p>
          </table:table-cell>
          <table:table-cell office:value-type="float" office:value="-10351.950000000001" table:formula="of:=[.H45]+[.F46]+[.G46]" table:style-name="ce8">
            <text:p>-10.351,95</text:p>
          </table:table-cell>
          <table:table-cell table:number-columns-repeated="16376"/>
        </table:table-row>
        <table:table-row table:style-name="ro1">
          <table:table-cell office:value-type="date" office:date-value="2022-12-15T00:00:00" table:style-name="ce115">
            <text:p>15.12.2022</text:p>
          </table:table-cell>
          <table:table-cell office:value-type="string" table:style-name="ce133">
            <text:p>selanik pide <text:s/>12- nkt 2</text:p>
          </table:table-cell>
          <table:table-cell office:value-type="string" table:style-name="ce122">
            <text:p>nk</text:p>
          </table:table-cell>
          <table:table-cell table:style-name="ce122"/>
          <table:table-cell table:style-name="ce28"/>
          <table:table-cell table:style-name="ce8"/>
          <table:table-cell office:value-type="float" office:value="-170" table:style-name="ce2">
            <text:p>-170,00</text:p>
          </table:table-cell>
          <table:table-cell office:value-type="float" office:value="-10521.95" table:formula="of:=[.H46]+[.F47]+[.G47]" table:style-name="ce8">
            <text:p>-10.521,95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115">
            <text:p>26.12.2022</text:p>
          </table:table-cell>
          <table:table-cell office:value-type="string" table:style-name="ce122">
            <text:p>marmara royal doğalgaz</text:p>
          </table:table-cell>
          <table:table-cell office:value-type="string" table:style-name="ce122">
            <text:p>bn</text:p>
          </table:table-cell>
          <table:table-cell table:style-name="ce122"/>
          <table:table-cell table:style-name="ce28"/>
          <table:table-cell table:style-name="ce8"/>
          <table:table-cell office:value-type="float" office:value="-114.91" table:style-name="ce2">
            <text:p>-114,91</text:p>
          </table:table-cell>
          <table:table-cell office:value-type="float" office:value="-10636.86" table:formula="of:=[.H47]+[.F48]+[.G48]" table:style-name="ce8">
            <text:p>-10.636,86</text:p>
          </table:table-cell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style-name="ce28"/>
          <table:table-cell table:style-name="ce8"/>
          <table:table-cell table:style-name="ce2"/>
          <table:table-cell office:value-type="float" office:value="-10636.86" table:formula="of:=[.H48]+[.F49]+[.G49]" table:style-name="ce8">
            <text:p>-10.636,86</text:p>
          </table:table-cell>
          <table:table-cell table:number-columns-repeated="16376"/>
        </table:table-row>
        <table:table-row table:style-name="ro1">
          <table:table-cell office:value-type="date" office:date-value="2022-12-30T00:00:00" table:style-name="ce115">
            <text:p>30.12.2022</text:p>
          </table:table-cell>
          <table:table-cell office:value-type="string" table:style-name="ce133">
            <text:p>merdal kipel ihtarname avukat emrullah</text:p>
          </table:table-cell>
          <table:table-cell table:number-columns-repeated="2" table:style-name="ce122"/>
          <table:table-cell table:style-name="ce28"/>
          <table:table-cell table:style-name="ce8"/>
          <table:table-cell office:value-type="float" office:value="-350" table:style-name="ce2">
            <text:p>-350,00</text:p>
          </table:table-cell>
          <table:table-cell office:value-type="float" office:value="-10986.86" table:formula="of:=[.H49]+[.F50]+[.G50]" table:style-name="ce8">
            <text:p>-10.986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28">
            <text:p>-1.500,00</text:p>
          </table:table-cell>
          <table:table-cell table:style-name="ce8"/>
          <table:table-cell office:value-type="float" office:value="-2112" table:style-name="ce2">
            <text:p>-2.112,00</text:p>
          </table:table-cell>
          <table:table-cell office:value-type="float" office:value="-13098.86" table:formula="of:=[.H50]+[.F51]+[.G51]" table:style-name="ce8">
            <text:p>-13.098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28">
            <text:p>-1.500,00</text:p>
          </table:table-cell>
          <table:table-cell table:style-name="ce8"/>
          <table:table-cell office:value-type="float" office:value="-2112" table:style-name="ce2">
            <text:p>-2.112,00</text:p>
          </table:table-cell>
          <table:table-cell office:value-type="float" office:value="-15210.86" table:formula="of:=[.H51]+[.F52]+[.G52]" table:style-name="ce8">
            <text:p>-15.2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28">
            <text:p>-1.500,00</text:p>
          </table:table-cell>
          <table:table-cell table:style-name="ce8"/>
          <table:table-cell office:value-type="float" office:value="-1500" table:style-name="ce2">
            <text:p>-1.500,00</text:p>
          </table:table-cell>
          <table:table-cell office:value-type="float" office:value="-16710.86" table:formula="of:=[.H52]+[.F53]+[.G53]" table:style-name="ce8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2" table:style-name="ce8"/>
          <table:table-cell table:style-name="ce2"/>
          <table:table-cell office:value-type="float" office:value="-16710.86" table:formula="of:=[.H53]+[.F54]+[.G54]" table:style-name="ce8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124">
            <text:p>₺4.299,50</text:p>
          </table:table-cell>
          <table:table-cell table:style-name="ce1"/>
          <table:table-cell office:value-type="float" office:value="4299.5" table:style-name="ce8">
            <text:p>4.299,50</text:p>
          </table:table-cell>
          <table:table-cell table:style-name="ce2"/>
          <table:table-cell office:value-type="float" office:value="-12411.36" table:formula="of:=[.H54]+[.F55]+[.G55]" table:style-name="ce8">
            <text:p>-12.411,36</text:p>
          </table:table-cell>
          <table:table-cell table:number-columns-repeated="16376"/>
        </table:table-row>
        <table:table-row table:style-name="ro1">
          <table:table-cell office:value-type="date" office:date-value="2022-12-17T00:00:00" table:style-name="ce115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4">
            <text:p>₺1.650,00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2"/>
          <table:table-cell office:value-type="float" office:value="-10761.36" table:formula="of:=[.H55]+[.F56]+[.G56]" table:style-name="ce8">
            <text:p>-10.761,36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124">
            <text:p>₺3.000,00</text:p>
          </table:table-cell>
          <table:table-cell table:style-name="ce1"/>
          <table:table-cell office:value-type="float" office:value="3000" table:style-name="ce8">
            <text:p>3.000,00</text:p>
          </table:table-cell>
          <table:table-cell table:style-name="ce2"/>
          <table:table-cell office:value-type="float" office:value="-7761.3600000000006" table:formula="of:=[.H56]+[.F57]+[.G57]" table:style-name="ce8">
            <text:p>-7.7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12">
            <text:p>₺1.000,00</text:p>
          </table:table-cell>
          <table:table-cell table:number-columns-repeated="2" table:style-name="ce1"/>
          <table:table-cell table:style-name="ce2"/>
          <table:table-cell office:value-type="float" office:value="-7761.3600000000006" table:formula="of:=[.H57]+[.F58]+[.G58]" table:style-name="ce8">
            <text:p>-7.761,36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"/>
          <table:table-cell table:style-name="ce1"/>
          <table:table-cell table:style-name="ce8"/>
          <table:table-cell table:style-name="ce2"/>
          <table:table-cell office:value-type="float" office:value="-7761.3600000000006" table:formula="of:=[.H58]+[.F59]+[.G59]" table:style-name="ce8">
            <text:p>-7.761,36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115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12"/>
          <table:table-cell table:style-name="ce1"/>
          <table:table-cell office:value-type="float" office:value="3300" table:style-name="ce2">
            <text:p>3.300,00</text:p>
          </table:table-cell>
          <table:table-cell table:style-name="ce2"/>
          <table:table-cell office:value-type="float" office:value="-4461.3600000000006" table:formula="of:=[.H59]+[.F60]+[.G60]" table:style-name="ce8">
            <text:p>-4.4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115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8"/>
          <table:table-cell table:style-name="ce1"/>
          <table:table-cell office:value-type="float" office:value="500" table:style-name="ce8">
            <text:p>500,00</text:p>
          </table:table-cell>
          <table:table-cell table:style-name="ce2"/>
          <table:table-cell office:value-type="float" office:value="-3961.3600000000006" table:formula="of:=[.H60]+[.F61]+[.G61]" table:style-name="ce8">
            <text:p>-3.9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115">
            <text:p>27.12.2022</text:p>
          </table:table-cell>
          <table:table-cell office:value-type="string" table:style-name="ce122">
            <text:p>Motorcu cihan rav4 yağ-filtre-amortsr işçilik için ödenen</text:p>
          </table:table-cell>
          <table:table-cell table:number-columns-repeated="2" table:style-name="ce122"/>
          <table:table-cell table:style-name="ce28"/>
          <table:table-cell table:style-name="ce8"/>
          <table:table-cell office:value-type="float" office:value="-500" table:style-name="ce8">
            <text:p>-500,00</text:p>
          </table:table-cell>
          <table:table-cell office:value-type="float" office:value="-4461.3600000000006" table:formula="of:=[.H61]+[.F62]+[.G62]" table:style-name="ce8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style-name="ce2"/>
          <table:table-cell office:value-type="float" office:value="-4461.3600000000006" table:formula="of:=[.H62]+[.F63]+[.G63]" table:style-name="ce8">
            <text:p>-4.4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style-name="ce2"/>
          <table:table-cell office:value-type="float" office:value="-4461.3600000000006" table:formula="of:=[.H63]+[.F64]+[.G64]" table:style-name="ce8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style-name="ce2"/>
          <table:table-cell office:value-type="float" office:value="-4461.3600000000006" table:formula="of:=[.H64]+[.F65]+[.G65]" table:style-name="ce8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table:number-columns-repeated="6"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table:number-columns-repeated="4" table:style-name="ce37"/>
          <table:table-cell table:style-name="ce8"/>
          <table:table-cell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office:value-type="date" office:date-value="2022-11-06T00:00:00" table:style-name="ce214">
            <text:p>06.11.2022</text:p>
          </table:table-cell>
          <table:table-cell office:value-type="string" table:style-name="ce37">
            <text:p>Cihan Elektrik Teminat 1200 – 2/6</text:p>
          </table:table-cell>
          <table:table-cell table:style-name="ce37"/>
          <table:table-cell office:value-type="currency" office:value="200" table:style-name="ce195">
            <text:p>₺200,00</text:p>
          </table:table-cell>
          <table:table-cell office:value-type="string" table:style-name="ce8">
            <text:p>işçilik</text:p>
          </table:table-cell>
          <table:table-cell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office:value-type="date" office:date-value="2022-10-05T00:00:00" table:style-name="ce214">
            <text:p>05.10.2022</text:p>
          </table:table-cell>
          <table:table-cell office:value-type="string" table:style-name="ce37">
            <text:p>Cihan Elektrik Teminat 1200 – 1/6</text:p>
          </table:table-cell>
          <table:table-cell table:style-name="ce37"/>
          <table:table-cell office:value-type="currency" office:value="200" table:style-name="ce195">
            <text:p>₺200,00</text:p>
          </table:table-cell>
          <table:table-cell office:value-type="string" table:style-name="ce8">
            <text:p>işçilik</text:p>
          </table:table-cell>
          <table:table-cell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table:style-name="ce214"/>
          <table:table-cell table:number-columns-repeated="2" table:style-name="ce37"/>
          <table:table-cell table:style-name="ce215"/>
          <table:table-cell table:style-name="ce8"/>
          <table:table-cell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office:value-type="date" office:date-value="2022-03-30T00:00:00" table:style-name="ce214">
            <text:p>30.03.2022</text:p>
          </table:table-cell>
          <table:table-cell office:value-type="string" table:style-name="ce37">
            <text:p>SnyF-Kynkçı Merdal 12/12-2022-23</text:p>
          </table:table-cell>
          <table:table-cell office:value-type="float" office:value="3" table:style-name="ce37">
            <text:p>3</text:p>
          </table:table-cell>
          <table:table-cell office:value-type="string" table:style-name="ce1">
            <text:p>aylık kira bedeli</text:p>
          </table:table-cell>
          <table:table-cell table:style-name="ce8"/>
          <table:table-cell table:style-name="ce1"/>
          <table:table-cell table:style-name="ce2"/>
          <table:table-cell table:number-columns-repeated="16377" table:style-name="ce1"/>
        </table:table-row>
        <table:table-row table:style-name="ro1">
          <table:table-cell office:value-type="date" office:date-value="2022-10-10T00:00:00" table:style-name="ce214">
            <text:p>10.10.2022</text:p>
          </table:table-cell>
          <table:table-cell office:value-type="string" table:style-name="ce37">
            <text:p>snyA Ayhan Tüfek 42000-40000</text:p>
          </table:table-cell>
          <table:table-cell table:style-name="ce216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table:style-name="ce8"/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8"/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number-rows-repeated="1048500" table:style-name="ro1">
          <table:table-cell table:number-columns-repeated="16384"/>
        </table:table-row>
      </table:table>
      <table:table table:name="11" table:style-name="ta7">
        <table:table-column table:style-name="co30" table:default-cell-style-name="ce1"/>
        <table:table-column table:style-name="co60" table:default-cell-style-name="ce1"/>
        <table:table-column table:style-name="co62" table:default-cell-style-name="ce1"/>
        <table:table-column table:style-name="co3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5" table:style-name="ce77">
            <text:p>5</text:p>
          </table:table-cell>
          <table:table-cell table:number-columns-repeated="2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KASIM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79191.62" table:formula="of:=SUM([.D4:.D52])" table:style-name="ce46">
            <text:p>179.191,62</text:p>
          </table:table-cell>
          <table:table-cell office:value-type="float" office:value="-14175.82" table:formula="of:=SUM([.E4:.E73])" table:style-name="ce46">
            <text:p>-14.175,82</text:p>
          </table:table-cell>
          <table:table-cell office:value-type="float" office:value="178439.6" table:formula="of:=SUM([.F4:.F71])" table:style-name="ce46">
            <text:p>178.439,60</text:p>
          </table:table-cell>
          <table:table-cell office:value-type="float" office:value="-18452.8" table:formula="of:=SUM([.G4:.G71])" table:style-name="ce46">
            <text:p>-18.452,80</text:p>
          </table:table-cell>
          <table:table-cell office:value-type="float" office:value="159986.80000000002" table:formula="of:=[.F2]+[.G2]" table:style-name="ce46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style-name="ce1"/>
          <table:table-cell table:number-columns-repeated="4" table:style-name="ce124"/>
          <table:table-cell table:style-name="ce8"/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124"/>
          <table:table-cell table:style-name="ce12"/>
          <table:table-cell table:style-name="ce124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5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124">
            <text:p>₺1.221,41</text:p>
          </table:table-cell>
          <table:table-cell table:style-name="ce124"/>
          <table:table-cell office:value-type="currency" office:value="1220" table:style-name="ce124">
            <text:p>₺1.220,00</text:p>
          </table:table-cell>
          <table:table-cell table:style-name="ce124"/>
          <table:table-cell office:value-type="float" office:value="1220" table:formula="of:=[.H4]+[.F5]+[.G5]" table:style-name="ce8">
            <text:p>1.22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5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124">
            <text:p>₺98,90</text:p>
          </table:table-cell>
          <table:table-cell table:style-name="ce124"/>
          <table:table-cell office:value-type="currency" office:value="98" table:style-name="ce124">
            <text:p>₺98,00</text:p>
          </table:table-cell>
          <table:table-cell table:style-name="ce124"/>
          <table:table-cell office:value-type="float" office:value="1318" table:formula="of:=[.H5]+[.F6]+[.G6]" table:style-name="ce8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115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12">
            <text:p>₺200,00</text:p>
          </table:table-cell>
          <table:table-cell table:number-columns-repeated="3" table:style-name="ce124"/>
          <table:table-cell office:value-type="float" office:value="1318" table:formula="of:=[.H6]+[.F7]+[.G7]" table:style-name="ce8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5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124">
            <text:p>₺1.182,16</text:p>
          </table:table-cell>
          <table:table-cell table:style-name="ce124"/>
          <table:table-cell office:value-type="currency" office:value="1182.1500000000001" table:style-name="ce124">
            <text:p>₺1.182,15</text:p>
          </table:table-cell>
          <table:table-cell table:style-name="ce124"/>
          <table:table-cell office:value-type="float" office:value="2500.15" table:formula="of:=[.H7]+[.F8]+[.G8]" table:style-name="ce8">
            <text:p>2.50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5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124">
            <text:p>₺289,70</text:p>
          </table:table-cell>
          <table:table-cell table:style-name="ce124"/>
          <table:table-cell office:value-type="currency" office:value="290" table:style-name="ce124">
            <text:p>₺290,00</text:p>
          </table:table-cell>
          <table:table-cell table:style-name="ce124"/>
          <table:table-cell office:value-type="float" office:value="2790.15" table:formula="of:=[.H8]+[.F9]+[.G9]" table:style-name="ce8">
            <text:p>2.7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5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124">
            <text:p>₺200,00</text:p>
          </table:table-cell>
          <table:table-cell table:style-name="ce124"/>
          <table:table-cell office:value-type="currency" office:value="200" table:style-name="ce124">
            <text:p>₺200,00</text:p>
          </table:table-cell>
          <table:table-cell table:style-name="ce124"/>
          <table:table-cell office:value-type="float" office:value="2990.15" table:formula="of:=[.H9]+[.F10]+[.G10]" table:style-name="ce8">
            <text:p>2.9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5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124">
            <text:p>₺49,95</text:p>
          </table:table-cell>
          <table:table-cell table:style-name="ce124"/>
          <table:table-cell office:value-type="currency" office:value="49.95" table:style-name="ce124">
            <text:p>₺49,95</text:p>
          </table:table-cell>
          <table:table-cell table:style-name="ce124"/>
          <table:table-cell office:value-type="float" office:value="3040.1" table:formula="of:=[.H10]+[.F11]+[.G11]" table:style-name="ce8">
            <text:p>3.040,10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5">
            <text:p>10.11.2022</text:p>
          </table:table-cell>
          <table:table-cell office:value-type="string" table:style-name="ce122">
            <text:p>9522138254 /CK ÇEPESAŞ/FATURA</text:p>
          </table:table-cell>
          <table:table-cell table:style-name="ce122"/>
          <table:table-cell table:style-name="ce217"/>
          <table:table-cell office:value-type="currency" office:value="-1500" table:style-name="ce124">
            <text:p>-₺1.500,00</text:p>
          </table:table-cell>
          <table:table-cell table:style-name="ce124"/>
          <table:table-cell office:value-type="currency" office:value="-2334" table:style-name="ce124">
            <text:p>-₺2.334,00</text:p>
          </table:table-cell>
          <table:table-cell office:value-type="float" office:value="706.09999999999991" table:formula="of:=[.H11]+[.F12]+[.G12]" table:style-name="ce8">
            <text:p>706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115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124"/>
          <table:table-cell office:value-type="currency" office:value="200" table:style-name="ce124">
            <text:p>₺200,00</text:p>
          </table:table-cell>
          <table:table-cell table:style-name="ce124"/>
          <table:table-cell office:value-type="float" office:value="906.09999999999991" table:formula="of:=[.H12]+[.F13]+[.G13]" table:style-name="ce8">
            <text:p>906,1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124"/>
          <table:table-cell office:value-type="float" office:value="906.09999999999991" table:formula="of:=[.H13]+[.F14]+[.G14]" table:style-name="ce8">
            <text:p>906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115">
            <text:p>03.11.2022</text:p>
          </table:table-cell>
          <table:table-cell office:value-type="string" table:style-name="ce120">
            <text:p>5847500300 /CK ÇEPESAŞ/FATURA</text:p>
          </table:table-cell>
          <table:table-cell table:style-name="ce120"/>
          <table:table-cell table:style-name="ce217"/>
          <table:table-cell office:value-type="currency" office:value="-200" table:style-name="ce124">
            <text:p>-₺200,00</text:p>
          </table:table-cell>
          <table:table-cell table:style-name="ce124"/>
          <table:table-cell office:value-type="currency" office:value="-255" table:style-name="ce124">
            <text:p>-₺255,00</text:p>
          </table:table-cell>
          <table:table-cell office:value-type="float" office:value="651.09999999999991" table:formula="of:=[.H14]+[.F15]+[.G15]" table:style-name="ce8">
            <text:p>651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115">
            <text:p>03.11.2022</text:p>
          </table:table-cell>
          <table:table-cell office:value-type="string" table:style-name="ce120">
            <text:p>8222520300 /CK ÇEPESAŞ/FATURA</text:p>
          </table:table-cell>
          <table:table-cell table:style-name="ce120"/>
          <table:table-cell table:style-name="ce217"/>
          <table:table-cell office:value-type="currency" office:value="-400" table:style-name="ce124">
            <text:p>-₺400,00</text:p>
          </table:table-cell>
          <table:table-cell table:style-name="ce124"/>
          <table:table-cell office:value-type="currency" office:value="-536" table:style-name="ce124">
            <text:p>-₺536,00</text:p>
          </table:table-cell>
          <table:table-cell office:value-type="float" office:value="115.09999999999991" table:formula="of:=[.H15]+[.F16]+[.G16]" table:style-name="ce8">
            <text:p>115,1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0"/>
          <table:table-cell table:style-name="ce217"/>
          <table:table-cell table:style-name="ce12"/>
          <table:table-cell table:number-columns-repeated="2" table:style-name="ce124"/>
          <table:table-cell office:value-type="float" office:value="115.09999999999991" table:formula="of:=[.H16]+[.F17]+[.G17]" table:style-name="ce8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115">
            <text:p>08.11.2022</text:p>
          </table:table-cell>
          <table:table-cell office:value-type="string" table:style-name="ce120">
            <text:p>pervin dil kursu havale</text:p>
          </table:table-cell>
          <table:table-cell table:style-name="ce120"/>
          <table:table-cell table:style-name="ce217"/>
          <table:table-cell table:style-name="ce12"/>
          <table:table-cell table:style-name="ce124"/>
          <table:table-cell office:value-type="currency" office:value="-1250" table:style-name="ce124">
            <text:p>-₺1.250,00</text:p>
          </table:table-cell>
          <table:table-cell office:value-type="float" office:value="-1134.9000000000001" table:formula="of:=[.H17]+[.F18]+[.G18]" table:style-name="ce8">
            <text:p>-1.134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pervinden gelen</text:p>
          </table:table-cell>
          <table:table-cell table:style-name="ce122"/>
          <table:table-cell table:style-name="ce217"/>
          <table:table-cell table:style-name="ce12"/>
          <table:table-cell office:value-type="currency" office:value="1250" table:style-name="ce218">
            <text:p>₺1.250,00</text:p>
          </table:table-cell>
          <table:table-cell table:style-name="ce124"/>
          <table:table-cell office:value-type="float" office:value="115.09999999999991" table:formula="of:=[.H18]+[.F19]+[.G19]" table:style-name="ce8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115">
            <text:p>07.11.2022</text:p>
          </table:table-cell>
          <table:table-cell office:value-type="string" table:style-name="ce120">
            <text:p>Adem Özen Kira Ödemesi 6/12</text:p>
          </table:table-cell>
          <table:table-cell table:style-name="ce120"/>
          <table:table-cell table:style-name="ce217"/>
          <table:table-cell office:value-type="currency" office:value="-4300" table:style-name="ce124">
            <text:p>-₺4.300,00</text:p>
          </table:table-cell>
          <table:table-cell table:style-name="ce12"/>
          <table:table-cell office:value-type="currency" office:value="-4150" table:style-name="ce124">
            <text:p>-₺4.150,00</text:p>
          </table:table-cell>
          <table:table-cell office:value-type="float" office:value="-4034.9" table:formula="of:=[.H19]+[.F20]+[.G20]" table:style-name="ce8">
            <text:p>-4.034,9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115">
            <text:p>07.11.2022</text:p>
          </table:table-cell>
          <table:table-cell office:value-type="string" table:style-name="ce120">
            <text:p>MarRyl Aidat 6/12</text:p>
          </table:table-cell>
          <table:table-cell table:style-name="ce120"/>
          <table:table-cell table:style-name="ce217"/>
          <table:table-cell office:value-type="currency" office:value="-496.5" table:style-name="ce124">
            <text:p>-₺496,50</text:p>
          </table:table-cell>
          <table:table-cell table:style-name="ce12"/>
          <table:table-cell office:value-type="currency" office:value="-496.5" table:style-name="ce124">
            <text:p>-₺496,50</text:p>
          </table:table-cell>
          <table:table-cell office:value-type="float" office:value="-4531.3999999999996" table:formula="of:=[.H20]+[.F21]+[.G21]" table:style-name="ce8">
            <text:p>-4.531,4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2"/>
          <table:table-cell table:style-name="ce217"/>
          <table:table-cell table:style-name="ce12"/>
          <table:table-cell table:number-columns-repeated="2" table:style-name="ce124"/>
          <table:table-cell office:value-type="float" office:value="-4531.3999999999996" table:formula="of:=[.H21]+[.F22]+[.G22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6T00:00:00" table:style-name="ce115">
            <text:p>26.09.2022</text:p>
          </table:table-cell>
          <table:table-cell office:value-type="string" table:style-name="ce122">
            <text:p>Mtv 3/3</text:p>
          </table:table-cell>
          <table:table-cell table:style-name="ce122"/>
          <table:table-cell table:style-name="ce217"/>
          <table:table-cell office:value-type="currency" office:value="-112.67" table:style-name="ce124">
            <text:p>-₺112,67</text:p>
          </table:table-cell>
          <table:table-cell table:number-columns-repeated="2" table:style-name="ce124"/>
          <table:table-cell office:value-type="float" office:value="-4531.3999999999996" table:formula="of:=[.H22]+[.F23]+[.G23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115">
            <text:p>01.10.2022</text:p>
          </table:table-cell>
          <table:table-cell office:value-type="string" table:style-name="ce122">
            <text:p>koçtaş dolap 2/2</text:p>
          </table:table-cell>
          <table:table-cell table:style-name="ce122"/>
          <table:table-cell table:style-name="ce217"/>
          <table:table-cell office:value-type="currency" office:value="-754.45" table:style-name="ce124">
            <text:p>-₺754,45</text:p>
          </table:table-cell>
          <table:table-cell table:number-columns-repeated="2" table:style-name="ce124"/>
          <table:table-cell office:value-type="float" office:value="-4531.3999999999996" table:formula="of:=[.H23]+[.F24]+[.G24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115">
            <text:p>01.10.2022</text:p>
          </table:table-cell>
          <table:table-cell office:value-type="string" table:style-name="ce122">
            <text:p>ikea masa 2/6</text:p>
          </table:table-cell>
          <table:table-cell table:style-name="ce122"/>
          <table:table-cell table:style-name="ce217"/>
          <table:table-cell office:value-type="currency" office:value="-208.17" table:style-name="ce124">
            <text:p>-₺208,17</text:p>
          </table:table-cell>
          <table:table-cell table:number-columns-repeated="2" table:style-name="ce124"/>
          <table:table-cell office:value-type="float" office:value="-4531.3999999999996" table:formula="of:=[.H24]+[.F25]+[.G25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6T00:00:00" table:style-name="ce115">
            <text:p>06.10.2022</text:p>
          </table:table-cell>
          <table:table-cell office:value-type="string" table:style-name="ce122">
            <text:p>koçtaş pervane 2/6</text:p>
          </table:table-cell>
          <table:table-cell table:style-name="ce122"/>
          <table:table-cell table:style-name="ce217"/>
          <table:table-cell office:value-type="currency" office:value="-151.65" table:style-name="ce124">
            <text:p>-₺151,65</text:p>
          </table:table-cell>
          <table:table-cell table:number-columns-repeated="2" table:style-name="ce124"/>
          <table:table-cell office:value-type="float" office:value="-4531.3999999999996" table:formula="of:=[.H25]+[.F26]+[.G26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9T00:00:00" table:style-name="ce115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124"/>
          <table:table-cell office:value-type="currency" office:value="-721.38" table:style-name="ce124">
            <text:p>-₺721,38</text:p>
          </table:table-cell>
          <table:table-cell table:number-columns-repeated="2" table:style-name="ce124"/>
          <table:table-cell office:value-type="float" office:value="-4531.3999999999996" table:formula="of:=[.H26]+[.F27]+[.G27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16T00:00:00" table:style-name="ce115">
            <text:p>16.10.2022</text:p>
          </table:table-cell>
          <table:table-cell office:value-type="string" table:style-name="ce122">
            <text:p>audi benzin sivas havaalanı</text:p>
          </table:table-cell>
          <table:table-cell table:style-name="ce122"/>
          <table:table-cell table:style-name="ce217"/>
          <table:table-cell office:value-type="currency" office:value="-500" table:style-name="ce124">
            <text:p>-₺500,00</text:p>
          </table:table-cell>
          <table:table-cell table:number-columns-repeated="2" table:style-name="ce124"/>
          <table:table-cell office:value-type="float" office:value="-4531.3999999999996" table:formula="of:=[.H27]+[.F28]+[.G28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23T00:00:00" table:style-name="ce115">
            <text:p>23.10.2022</text:p>
          </table:table-cell>
          <table:table-cell office:value-type="string" table:style-name="ce122">
            <text:p>vodafon</text:p>
          </table:table-cell>
          <table:table-cell table:style-name="ce122"/>
          <table:table-cell table:style-name="ce217"/>
          <table:table-cell office:value-type="currency" office:value="-80" table:style-name="ce124">
            <text:p>-₺80,00</text:p>
          </table:table-cell>
          <table:table-cell table:number-columns-repeated="2" table:style-name="ce124"/>
          <table:table-cell office:value-type="float" office:value="-4531.3999999999996" table:formula="of:=[.H28]+[.F29]+[.G29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1-04T00:00:00" table:style-name="ce115">
            <text:p>04.11.2022</text:p>
          </table:table-cell>
          <table:table-cell office:value-type="string" table:style-name="ce122">
            <text:p>4876 KK<text:s/><text:span text:style-name="T2">-2.528,32</text:span></text:p>
          </table:table-cell>
          <table:table-cell table:style-name="ce122"/>
          <table:table-cell table:style-name="ce217"/>
          <table:table-cell table:style-name="ce12"/>
          <table:table-cell table:style-name="ce124"/>
          <table:table-cell office:value-type="currency" office:value="-2528.3000000000002" table:style-name="ce124">
            <text:p>-₺2.528,30</text:p>
          </table:table-cell>
          <table:table-cell office:value-type="float" office:value="-7059.7" table:formula="of:=[.H29]+[.F30]+[.G30]" table:style-name="ce8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2"/>
          <table:table-cell table:style-name="ce217"/>
          <table:table-cell table:style-name="ce12"/>
          <table:table-cell table:number-columns-repeated="2" table:style-name="ce124"/>
          <table:table-cell office:value-type="float" office:value="-7059.7" table:formula="of:=[.H30]+[.F31]+[.G31]" table:style-name="ce8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954 /TOKATAMASY/FATURA</text:p>
          </table:table-cell>
          <table:table-cell table:style-name="ce122"/>
          <table:table-cell table:style-name="ce217"/>
          <table:table-cell office:value-type="currency" office:value="-200" table:style-name="ce124">
            <text:p>-₺200,00</text:p>
          </table:table-cell>
          <table:table-cell table:style-name="ce124"/>
          <table:table-cell office:value-type="currency" office:value="-569" table:style-name="ce124">
            <text:p>-₺569,00</text:p>
          </table:table-cell>
          <table:table-cell office:value-type="float" office:value="-7628.7" table:formula="of:=[.H31]+[.F32]+[.G32]" table:style-name="ce8">
            <text:p>-7.628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959 /TOKATAMASY/FATURA</text:p>
          </table:table-cell>
          <table:table-cell table:style-name="ce122"/>
          <table:table-cell table:style-name="ce217"/>
          <table:table-cell office:value-type="currency" office:value="-51" table:style-name="ce124">
            <text:p>-₺51,00</text:p>
          </table:table-cell>
          <table:table-cell table:style-name="ce124"/>
          <table:table-cell office:value-type="currency" office:value="-51" table:style-name="ce124">
            <text:p>-₺51,00</text:p>
          </table:table-cell>
          <table:table-cell office:value-type="float" office:value="-7679.7" table:formula="of:=[.H32]+[.F33]+[.G33]" table:style-name="ce8">
            <text:p>-7.67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2"/>
          <table:table-cell table:style-name="ce217"/>
          <table:table-cell table:number-columns-repeated="3" table:style-name="ce124"/>
          <table:table-cell office:value-type="float" office:value="-7679.7" table:formula="of:=[.H33]+[.F34]+[.G34]" table:style-name="ce8">
            <text:p>-7.679,70</text:p>
          </table:table-cell>
          <table:table-cell table:number-columns-repeated="16376"/>
        </table:table-row>
        <table:table-row table:style-name="ro1">
          <table:table-cell office:value-type="date" office:date-value="2022-11-25T00:00:00" table:style-name="ce115">
            <text:p>25.11.2022</text:p>
          </table:table-cell>
          <table:table-cell office:value-type="string" table:style-name="ce133">
            <text:p>erenler gıda pide mlzm 11- nkt 1</text:p>
          </table:table-cell>
          <table:table-cell table:style-name="ce122"/>
          <table:table-cell table:style-name="ce217"/>
          <table:table-cell table:number-columns-repeated="2" table:style-name="ce124"/>
          <table:table-cell office:value-type="currency" office:value="-175" table:style-name="ce124">
            <text:p>-₺175,00</text:p>
          </table:table-cell>
          <table:table-cell office:value-type="float" office:value="-7854.7" table:formula="of:=[.H34]+[.F35]+[.G35]" table:style-name="ce8">
            <text:p>-7.854,70</text:p>
          </table:table-cell>
          <table:table-cell table:number-columns-repeated="16376"/>
        </table:table-row>
        <table:table-row table:style-name="ro1">
          <table:table-cell office:value-type="date" office:date-value="2022-11-26T00:00:00" table:style-name="ce115">
            <text:p>26.11.2022</text:p>
          </table:table-cell>
          <table:table-cell office:value-type="string" table:style-name="ce133">
            <text:p>erenler gıda pide mlzm 11- nkt 2</text:p>
          </table:table-cell>
          <table:table-cell table:style-name="ce122"/>
          <table:table-cell table:style-name="ce217"/>
          <table:table-cell table:number-columns-repeated="2" table:style-name="ce124"/>
          <table:table-cell office:value-type="currency" office:value="-204" table:style-name="ce124">
            <text:p>-₺204,00</text:p>
          </table:table-cell>
          <table:table-cell office:value-type="float" office:value="-8058.7" table:formula="of:=[.H35]+[.F36]+[.G36]" table:style-name="ce8">
            <text:p>-8.058,70</text:p>
          </table:table-cell>
          <table:table-cell table:number-columns-repeated="16376"/>
        </table:table-row>
        <table:table-row table:style-name="ro1">
          <table:table-cell office:value-type="date" office:date-value="2022-11-29T00:00:00" table:style-name="ce115">
            <text:p>29.11.2022</text:p>
          </table:table-cell>
          <table:table-cell office:value-type="string" table:style-name="ce133">
            <text:p>erenler gıda pide mlzm 11- nkt 3</text:p>
          </table:table-cell>
          <table:table-cell table:style-name="ce122"/>
          <table:table-cell table:style-name="ce217"/>
          <table:table-cell table:number-columns-repeated="2" table:style-name="ce124"/>
          <table:table-cell office:value-type="currency" office:value="-182" table:style-name="ce124">
            <text:p>-₺182,00</text:p>
          </table:table-cell>
          <table:table-cell office:value-type="float" office:value="-8240.7000000000007" table:formula="of:=[.H36]+[.F37]+[.G37]" table:style-name="ce8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2"/>
          <table:table-cell table:style-name="ce217"/>
          <table:table-cell table:style-name="ce12"/>
          <table:table-cell table:number-columns-repeated="2" table:style-name="ce124"/>
          <table:table-cell office:value-type="float" office:value="-8240.7000000000007" table:formula="of:=[.H37]+[.F38]+[.G38]" table:style-name="ce8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124"/>
          <table:table-cell office:value-type="currency" office:value="-1500" table:style-name="ce12">
            <text:p>-₺1.500,00</text:p>
          </table:table-cell>
          <table:table-cell table:style-name="ce124"/>
          <table:table-cell office:value-type="currency" office:value="-2111" table:style-name="ce124">
            <text:p>-₺2.111,00</text:p>
          </table:table-cell>
          <table:table-cell office:value-type="float" office:value="-10351.700000000001" table:formula="of:=[.H38]+[.F39]+[.G39]" table:style-name="ce8">
            <text:p>-10.35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124"/>
          <table:table-cell office:value-type="currency" office:value="-1500" table:style-name="ce12">
            <text:p>-₺1.500,00</text:p>
          </table:table-cell>
          <table:table-cell table:style-name="ce124"/>
          <table:table-cell office:value-type="currency" office:value="-2111" table:style-name="ce124">
            <text:p>-₺2.111,00</text:p>
          </table:table-cell>
          <table:table-cell office:value-type="float" office:value="-12462.7" table:formula="of:=[.H39]+[.F40]+[.G40]" table:style-name="ce8">
            <text:p>-12.4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124"/>
          <table:table-cell office:value-type="currency" office:value="-1500" table:style-name="ce12">
            <text:p>-₺1.500,00</text:p>
          </table:table-cell>
          <table:table-cell table:style-name="ce124"/>
          <table:table-cell office:value-type="currency" office:value="-1500" table:style-name="ce124">
            <text:p>-₺1.500,00</text:p>
          </table:table-cell>
          <table:table-cell office:value-type="float" office:value="-13962.7" table:formula="of:=[.H40]+[.F41]+[.G41]" table:style-name="ce8">
            <text:p>-13.962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124"/>
          <table:table-cell office:value-type="float" office:value="-13962.7" table:formula="of:=[.H41]+[.F42]+[.G42]" table:style-name="ce8">
            <text:p>-13.9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124">
            <text:p>₺4.299,50</text:p>
          </table:table-cell>
          <table:table-cell table:style-name="ce124"/>
          <table:table-cell office:value-type="currency" office:value="4299.5" table:style-name="ce124">
            <text:p>₺4.299,50</text:p>
          </table:table-cell>
          <table:table-cell table:style-name="ce124"/>
          <table:table-cell office:value-type="float" office:value="-9663.2000000000007" table:formula="of:=[.H42]+[.F43]+[.G43]" table:style-name="ce8">
            <text:p>-9.66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4">
            <text:p>₺1.650,00</text:p>
          </table:table-cell>
          <table:table-cell table:style-name="ce124"/>
          <table:table-cell office:value-type="currency" office:value="1650" table:style-name="ce124">
            <text:p>₺1.650,00</text:p>
          </table:table-cell>
          <table:table-cell table:style-name="ce124"/>
          <table:table-cell office:value-type="float" office:value="-8013.2000000000007" table:formula="of:=[.H43]+[.F44]+[.G44]" table:style-name="ce8">
            <text:p>-8.013,20</text:p>
          </table:table-cell>
          <table:table-cell table:number-columns-repeated="16376"/>
        </table:table-row>
        <table:table-row table:style-name="ro1">
          <table:table-cell office:value-type="date" office:date-value="2022-12-08T00:00:00" table:style-name="ce115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124">
            <text:p>₺3.000,00</text:p>
          </table:table-cell>
          <table:table-cell table:style-name="ce124"/>
          <table:table-cell office:value-type="currency" office:value="3000" table:style-name="ce124">
            <text:p>₺3.000,00</text:p>
          </table:table-cell>
          <table:table-cell table:style-name="ce124"/>
          <table:table-cell office:value-type="float" office:value="-5013.2000000000007" table:formula="of:=[.H44]+[.F45]+[.G45]" table:style-name="ce8">
            <text:p>-5.013,20</text:p>
          </table:table-cell>
          <table:table-cell table:number-columns-repeated="16376"/>
        </table:table-row>
        <table:table-row table:style-name="ro1">
          <table:table-cell office:value-type="date" office:date-value="2022-11-30T00:00:00" table:style-name="ce115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124">
            <text:p>₺1.000,00</text:p>
          </table:table-cell>
          <table:table-cell table:style-name="ce124"/>
          <table:table-cell office:value-type="currency" office:value="1000" table:style-name="ce124">
            <text:p>₺1.000,00</text:p>
          </table:table-cell>
          <table:table-cell table:style-name="ce124"/>
          <table:table-cell office:value-type="float" office:value="-4013.2000000000007" table:formula="of:=[.H45]+[.F46]+[.G46]" table:style-name="ce8">
            <text:p>-4.013,2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3" table:style-name="ce124"/>
          <table:table-cell office:value-type="float" office:value="-4013.2000000000007" table:formula="of:=[.H46]+[.F47]+[.G47]" table:style-name="ce8">
            <text:p>-4.01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124">
            <text:p>₺82.000,00</text:p>
          </table:table-cell>
          <table:table-cell table:style-name="ce124"/>
          <table:table-cell office:value-type="currency" office:value="80000" table:style-name="ce124">
            <text:p>₺80.000,00</text:p>
          </table:table-cell>
          <table:table-cell table:style-name="ce124"/>
          <table:table-cell office:value-type="float" office:value="75986.8" table:formula="of:=[.H47]+[.F48]+[.G48]" table:style-name="ce8">
            <text:p>75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124"/>
          <table:table-cell office:value-type="float" office:value="75986.8" table:formula="of:=[.H48]+[.F49]+[.G49]" table:style-name="ce8">
            <text:p>75.986,80</text:p>
          </table:table-cell>
          <table:table-cell table:number-columns-repeated="16376"/>
        </table:table-row>
        <table:table-row table:style-name="ro1">
          <table:table-cell office:value-type="date" office:date-value="2022-11-28T00:00:00" table:style-name="ce115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124">
            <text:p>₺84.000,00</text:p>
          </table:table-cell>
          <table:table-cell table:style-name="ce124"/>
          <table:table-cell office:value-type="currency" office:value="84000" table:style-name="ce124">
            <text:p>₺84.000,00</text:p>
          </table:table-cell>
          <table:table-cell table:style-name="ce124"/>
          <table:table-cell office:value-type="float" office:value="159986.79999999999" table:formula="of:=[.H49]+[.F50]+[.G50]" table:style-name="ce8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0]+[.F51]+[.G51]" table:style-name="ce8">
            <text:p>159.986,8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8"/>
          <table:table-cell office:value-type="float" office:value="159986.79999999999" table:formula="of:=[.H51]+[.F52]+[.G52]" table:style-name="ce8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2]+[.F53]+[.G53]" table:style-name="ce8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8">
            <text:p>159.986,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10-10T00:00:00" table:style-name="ce115">
            <text:p>10.10.2022</text:p>
          </table:table-cell>
          <table:table-cell office:value-type="string" table:style-name="ce219">
            <text:p>snyA Ayhan Tüfek 42000-40000</text:p>
          </table:table-cell>
          <table:table-cell table:style-name="ce219"/>
          <table:table-cell office:value-type="currency" office:value="2000" table:style-name="ce220">
            <text:p>₺2.000,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2-10-05T00:00:00" table:style-name="ce115">
            <text:p>05.10.2022</text:p>
          </table:table-cell>
          <table:table-cell office:value-type="string" table:style-name="ce219">
            <text:p>Cihan Elektrik Teminat 1200 – 1/6</text:p>
          </table:table-cell>
          <table:table-cell table:style-name="ce219"/>
          <table:table-cell office:value-type="currency" office:value="200" table:style-name="ce220">
            <text:p>₺200,0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08-30T00:00:00" table:style-name="ce214">
            <text:p>30.08.2022</text:p>
          </table:table-cell>
          <table:table-cell office:value-type="string" table:style-name="ce37">
            <text:p>SnyF-Kynkçı Merdal 12/12-2022-23</text:p>
          </table:table-cell>
          <table:table-cell table:style-name="ce37"/>
          <table:table-cell table:style-name="ce215"/>
          <table:table-cell table:number-columns-repeated="16380" table:style-name="ce1"/>
        </table:table-row>
        <table:table-row table:style-name="ro1">
          <table:table-cell office:value-type="date" office:date-value="2022-07-30T00:00:00" table:style-name="ce214">
            <text:p>30.07.2022</text:p>
          </table:table-cell>
          <table:table-cell office:value-type="string" table:style-name="ce37">
            <text:p>SnyF-Kynkçı Merdal 11/12-2022</text:p>
          </table:table-cell>
          <table:table-cell table:style-name="ce37"/>
          <table:table-cell table:style-name="ce215"/>
          <table:table-cell table:number-columns-repeated="16380" table:style-name="ce1"/>
        </table:table-row>
        <table:table-row table:style-name="ro1">
          <table:table-cell office:value-type="date" office:date-value="2022-06-30T00:00:00" table:style-name="ce214">
            <text:p>30.06.2022</text:p>
          </table:table-cell>
          <table:table-cell office:value-type="string" table:style-name="ce37">
            <text:p>SnyF-Kynkçı Merdal 10/12-2022</text:p>
          </table:table-cell>
          <table:table-cell table:style-name="ce37"/>
          <table:table-cell table:style-name="ce215"/>
          <table:table-cell table:number-columns-repeated="16380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10" table:style-name="ta3">
        <table:table-column table:style-name="co30" table:default-cell-style-name="ce1"/>
        <table:table-column table:style-name="co60" table:default-cell-style-name="ce1"/>
        <table:table-column table:style-name="co63" table:default-cell-style-name="ce1"/>
        <table:table-column table:style-name="co3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54" table:style-name="ce77">
            <text:p>3,54</text:p>
          </table:table-cell>
          <table:table-cell table:number-columns-repeated="2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EKİM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3872.199999999997" table:formula="of:=SUM([.D4:.D78])" table:style-name="ce46">
            <text:p>23.872,20</text:p>
          </table:table-cell>
          <table:table-cell office:value-type="float" office:value="-33587.82" table:formula="of:=SUM([.E4:.E107])" table:style-name="ce46">
            <text:p>-33.587,82</text:p>
          </table:table-cell>
          <table:table-cell office:value-type="float" office:value="79418.41" table:formula="of:=SUM([.F4:.F104])" table:style-name="ce46">
            <text:p>79.418,41</text:p>
          </table:table-cell>
          <table:table-cell office:value-type="float" office:value="-90424.320000000007" table:formula="of:=SUM([.G4:.G104])" table:style-name="ce46">
            <text:p>-90.424,32</text:p>
          </table:table-cell>
          <table:table-cell office:value-type="float" office:value="-11005.910000000003" table:formula="of:=[.F2]+[.G2]" table:style-name="ce46">
            <text:p>-11.005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2-10-04T00:00:00" table:style-name="ce115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97">
            <text:p>3.000,00</text:p>
          </table:table-cell>
          <table:table-cell table:style-name="ce8"/>
          <table:table-cell office:value-type="float" office:value="3000" table:formula="of:=[.H3]+[.F4]+[.G4]" table:style-name="ce8">
            <text:p>3.00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8"/>
          <table:table-cell office:value-type="float" office:value="3000" table:formula="of:=[.H4]+[.F5]+[.G5]" table:style-name="ce8">
            <text:p>3.0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">
            <text:p>933,39</text:p>
          </table:table-cell>
          <table:table-cell table:style-name="ce8"/>
          <table:table-cell office:value-type="float" office:value="933" table:style-name="ce8">
            <text:p>933,00</text:p>
          </table:table-cell>
          <table:table-cell table:style-name="ce8"/>
          <table:table-cell office:value-type="float" office:value="3933" table:formula="of:=[.H5]+[.F6]+[.G6]" table:style-name="ce8">
            <text:p>3.933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">
            <text:p>99,80</text:p>
          </table:table-cell>
          <table:table-cell table:style-name="ce8"/>
          <table:table-cell office:value-type="float" office:value="99" table:style-name="ce8">
            <text:p>99,00</text:p>
          </table:table-cell>
          <table:table-cell table:style-name="ce8"/>
          <table:table-cell office:value-type="float" office:value="4032" table:formula="of:=[.H6]+[.F7]+[.G7]" table:style-name="ce8">
            <text:p>4.03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107">
            <text:p>200,00</text:p>
          </table:table-cell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">
            <text:p>846,70</text:p>
          </table:table-cell>
          <table:table-cell table:style-name="ce8"/>
          <table:table-cell office:value-type="float" office:value="845" table:style-name="ce8">
            <text:p>845,00</text:p>
          </table:table-cell>
          <table:table-cell table:style-name="ce8"/>
          <table:table-cell office:value-type="float" office:value="4877" table:formula="of:=[.H7]+[.F9]+[.G9]" table:style-name="ce8">
            <text:p>4.877,00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5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">
            <text:p>445,75</text:p>
          </table:table-cell>
          <table:table-cell table:style-name="ce8"/>
          <table:table-cell office:value-type="float" office:value="445" table:style-name="ce8">
            <text:p>445,00</text:p>
          </table:table-cell>
          <table:table-cell table:style-name="ce8"/>
          <table:table-cell office:value-type="float" office:value="5322" table:formula="of:=[.H9]+[.F10]+[.G10]" table:style-name="ce8">
            <text:p>5.322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">
            <text:p>200,00</text:p>
          </table:table-cell>
          <table:table-cell table:style-name="ce8"/>
          <table:table-cell office:value-type="float" office:value="200" table:style-name="ce8">
            <text:p>200,00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10-03T00:00:00" table:style-name="ce115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">
            <text:p>202,91</text:p>
          </table:table-cell>
          <table:table-cell table:style-name="ce8"/>
          <table:table-cell office:value-type="float" office:value="202.91" table:style-name="ce8">
            <text:p>202,91</text:p>
          </table:table-cell>
          <table:table-cell table:style-name="ce8"/>
          <table:table-cell office:value-type="float" office:value="5524.91" table:formula="of:=[.H10]+[.F12]+[.G12]" table:style-name="ce8">
            <text:p>5.524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115">
            <text:p>04.10.2022</text:p>
          </table:table-cell>
          <table:table-cell office:value-type="string" table:style-name="ce122">
            <text:p>9522138254 /CK ÇEPESAŞ/FATURA</text:p>
          </table:table-cell>
          <table:table-cell table:number-columns-repeated="2" table:style-name="ce122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998" table:style-name="ce8">
            <text:p>-1.998,00</text:p>
          </table:table-cell>
          <table:table-cell office:value-type="float" office:value="3526.91" table:formula="of:=[.H12]+[.F13]+[.G13]" table:style-name="ce8">
            <text:p>3.526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5">
            <text:p>03.10.2022</text:p>
          </table:table-cell>
          <table:table-cell office:value-type="string" table:style-name="ce120">
            <text:p>5847500300 /CK ÇEPESAŞ/FATURA</text:p>
          </table:table-cell>
          <table:table-cell table:number-columns-repeated="2" table:style-name="ce120"/>
          <table:table-cell office:value-type="float" office:value="-200" table:style-name="ce8">
            <text:p>-200,00</text:p>
          </table:table-cell>
          <table:table-cell table:style-name="ce8"/>
          <table:table-cell office:value-type="float" office:value="-299" table:style-name="ce8">
            <text:p>-299,00</text:p>
          </table:table-cell>
          <table:table-cell office:value-type="float" office:value="3227.91" table:formula="of:=[.H13]+[.F14]+[.G14]" table:style-name="ce8">
            <text:p>3.227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5">
            <text:p>03.10.2022</text:p>
          </table:table-cell>
          <table:table-cell office:value-type="string" table:style-name="ce120">
            <text:p>8222520300 /CK ÇEPESAŞ/FATURA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8"/>
          <table:table-cell office:value-type="float" office:value="-649" table:style-name="ce8">
            <text:p>-649,00</text:p>
          </table:table-cell>
          <table:table-cell office:value-type="float" office:value="2578.91" table:formula="of:=[.H14]+[.F15]+[.G15]" table:style-name="ce8">
            <text:p>2.578,91</text:p>
          </table:table-cell>
          <table:table-cell table:number-columns-repeated="16376"/>
        </table:table-row>
        <table:table-row table:style-name="ro1">
          <table:table-cell office:value-type="date" office:date-value="2022-10-17T00:00:00" table:style-name="ce115">
            <text:p>17.10.2022</text:p>
          </table:table-cell>
          <table:table-cell office:value-type="string" table:style-name="ce120">
            <text:p>8758480300 ck bahçe</text:p>
          </table:table-cell>
          <table:table-cell table:number-columns-repeated="2" table:style-name="ce120"/>
          <table:table-cell table:style-name="ce28"/>
          <table:table-cell table:style-name="ce8"/>
          <table:table-cell office:value-type="float" office:value="-193" table:style-name="ce8">
            <text:p>-193,00</text:p>
          </table:table-cell>
          <table:table-cell office:value-type="float" office:value="2385.91" table:formula="of:=[.H15]+[.F16]+[.G16]" table:style-name="ce8">
            <text:p>2.385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115">
            <text:p>04.10.2022</text:p>
          </table:table-cell>
          <table:table-cell office:value-type="string" table:style-name="ce120">
            <text:p>Adem Özen Kira Ödemesi 5/12</text:p>
          </table:table-cell>
          <table:table-cell table:number-columns-repeated="2" table:style-name="ce120"/>
          <table:table-cell office:value-type="float" office:value="-4300" table:style-name="ce8">
            <text:p>-4.300,00</text:p>
          </table:table-cell>
          <table:table-cell table:style-name="ce28"/>
          <table:table-cell office:value-type="float" office:value="-4300" table:style-name="ce8">
            <text:p>-4.300,00</text:p>
          </table:table-cell>
          <table:table-cell office:value-type="float" office:value="-1914.0900000000001" table:formula="of:=[.H16]+[.F17]+[.G17]" table:style-name="ce8">
            <text:p>-1.914,09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5">
            <text:p>03.10.2022</text:p>
          </table:table-cell>
          <table:table-cell office:value-type="string" table:style-name="ce120">
            <text:p>MarRyl Aidat 5/12</text:p>
          </table:table-cell>
          <table:table-cell table:number-columns-repeated="2" table:style-name="ce120"/>
          <table:table-cell office:value-type="float" office:value="-496.5" table:style-name="ce8">
            <text:p>-496,50</text:p>
          </table:table-cell>
          <table:table-cell table:style-name="ce28"/>
          <table:table-cell office:value-type="float" office:value="-492.5" table:style-name="ce8">
            <text:p>-492,50</text:p>
          </table:table-cell>
          <table:table-cell office:value-type="float" office:value="-2406.59" table:formula="of:=[.H17]+[.F18]+[.G18]" table:style-name="ce8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2406.59" table:formula="of:=[.H18]+[.F19]+[.G19]" table:style-name="ce8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2406.59" table:formula="of:=[.H19]+[.F20]+[.G20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115">
            <text:p>26.08.2022</text:p>
          </table:table-cell>
          <table:table-cell office:value-type="string" table:style-name="ce122">
            <text:p>Mtv 2/3</text:p>
          </table:table-cell>
          <table:table-cell table:number-columns-repeated="2" table:style-name="ce122"/>
          <table:table-cell office:value-type="float" office:value="-112.67" table:style-name="ce8">
            <text:p>-112,67</text:p>
          </table:table-cell>
          <table:table-cell table:number-columns-repeated="2" table:style-name="ce8"/>
          <table:table-cell office:value-type="float" office:value="-2406.59" table:formula="of:=[.H20]+[.F21]+[.G21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8T00:00:00" table:style-name="ce115">
            <text:p>28.08.2022</text:p>
          </table:table-cell>
          <table:table-cell office:value-type="string" table:style-name="ce122">
            <text:p>toyota gaz tokat</text:p>
          </table:table-cell>
          <table:table-cell table:number-columns-repeated="2" table:style-name="ce122"/>
          <table:table-cell office:value-type="float" office:value="-355.2" table:style-name="ce8">
            <text:p>-355,20</text:p>
          </table:table-cell>
          <table:table-cell table:number-columns-repeated="2" table:style-name="ce8"/>
          <table:table-cell office:value-type="float" office:value="-2406.59" table:formula="of:=[.H21]+[.F22]+[.G22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5">
            <text:p>29.08.2022</text:p>
          </table:table-cell>
          <table:table-cell office:value-type="string" table:style-name="ce122">
            <text:p>toyota gaz tosya</text:p>
          </table:table-cell>
          <table:table-cell table:number-columns-repeated="2" table:style-name="ce122"/>
          <table:table-cell office:value-type="float" office:value="-363.48" table:style-name="ce8">
            <text:p>-363,48</text:p>
          </table:table-cell>
          <table:table-cell table:number-columns-repeated="2" table:style-name="ce8"/>
          <table:table-cell office:value-type="float" office:value="-2406.59" table:formula="of:=[.H22]+[.F23]+[.G23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5">
            <text:p>29.08.2022</text:p>
          </table:table-cell>
          <table:table-cell office:value-type="string" table:style-name="ce122">
            <text:p>toyota benzin bolu</text:p>
          </table:table-cell>
          <table:table-cell table:number-columns-repeated="2" table:style-name="ce122"/>
          <table:table-cell office:value-type="float" office:value="-250" table:style-name="ce8">
            <text:p>-250,00</text:p>
          </table:table-cell>
          <table:table-cell table:number-columns-repeated="2" table:style-name="ce8"/>
          <table:table-cell office:value-type="float" office:value="-2406.59" table:formula="of:=[.H23]+[.F24]+[.G24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5">
            <text:p>29.08.2022</text:p>
          </table:table-cell>
          <table:table-cell office:value-type="string" table:style-name="ce122">
            <text:p>bolu yemek hanzade</text:p>
          </table:table-cell>
          <table:table-cell table:number-columns-repeated="2" table:style-name="ce122"/>
          <table:table-cell office:value-type="float" office:value="-240" table:style-name="ce8">
            <text:p>-240,00</text:p>
          </table:table-cell>
          <table:table-cell table:number-columns-repeated="2" table:style-name="ce8"/>
          <table:table-cell office:value-type="float" office:value="-2406.59" table:formula="of:=[.H24]+[.F25]+[.G25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5">
            <text:p>29.08.2022</text:p>
          </table:table-cell>
          <table:table-cell office:value-type="string" table:style-name="ce122">
            <text:p>toyota gaz bolu</text:p>
          </table:table-cell>
          <table:table-cell table:number-columns-repeated="2" table:style-name="ce122"/>
          <table:table-cell office:value-type="float" office:value="-232.5" table:style-name="ce8">
            <text:p>-232,50</text:p>
          </table:table-cell>
          <table:table-cell table:number-columns-repeated="2" table:style-name="ce8"/>
          <table:table-cell office:value-type="float" office:value="-2406.59" table:formula="of:=[.H25]+[.F26]+[.G26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5">
            <text:p>30.08.2022</text:p>
          </table:table-cell>
          <table:table-cell office:value-type="string" table:style-name="ce122">
            <text:p>market</text:p>
          </table:table-cell>
          <table:table-cell table:number-columns-repeated="2" table:style-name="ce122"/>
          <table:table-cell office:value-type="float" office:value="-104.65" table:style-name="ce8">
            <text:p>-104,65</text:p>
          </table:table-cell>
          <table:table-cell table:number-columns-repeated="2" table:style-name="ce8"/>
          <table:table-cell office:value-type="float" office:value="-2406.59" table:formula="of:=[.H26]+[.F27]+[.G27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5">
            <text:p>30.08.2022</text:p>
          </table:table-cell>
          <table:table-cell office:value-type="string" table:style-name="ce122">
            <text:p>market</text:p>
          </table:table-cell>
          <table:table-cell table:number-columns-repeated="2" table:style-name="ce122"/>
          <table:table-cell office:value-type="float" office:value="-185.75" table:style-name="ce8">
            <text:p>-185,75</text:p>
          </table:table-cell>
          <table:table-cell table:number-columns-repeated="2" table:style-name="ce8"/>
          <table:table-cell office:value-type="float" office:value="-2406.59" table:formula="of:=[.H27]+[.F28]+[.G28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5">
            <text:p>30.08.2022</text:p>
          </table:table-cell>
          <table:table-cell office:value-type="string" table:style-name="ce122">
            <text:p>toyota gaz istanbul</text:p>
          </table:table-cell>
          <table:table-cell table:number-columns-repeated="2" table:style-name="ce122"/>
          <table:table-cell office:value-type="float" office:value="-368.74" table:style-name="ce8">
            <text:p>-368,74</text:p>
          </table:table-cell>
          <table:table-cell table:number-columns-repeated="2" table:style-name="ce8"/>
          <table:table-cell office:value-type="float" office:value="-2406.59" table:formula="of:=[.H28]+[.F29]+[.G29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5">
            <text:p>30.08.2022</text:p>
          </table:table-cell>
          <table:table-cell office:value-type="string" table:style-name="ce122">
            <text:p>market</text:p>
          </table:table-cell>
          <table:table-cell table:number-columns-repeated="2" table:style-name="ce122"/>
          <table:table-cell office:value-type="float" office:value="-127.46" table:style-name="ce8">
            <text:p>-127,46</text:p>
          </table:table-cell>
          <table:table-cell table:number-columns-repeated="2" table:style-name="ce8"/>
          <table:table-cell office:value-type="float" office:value="-2406.59" table:formula="of:=[.H29]+[.F30]+[.G30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5">
            <text:p>30.08.2022</text:p>
          </table:table-cell>
          <table:table-cell office:value-type="string" table:style-name="ce122">
            <text:p>ikea<text:s text:c="2"/></text:p>
          </table:table-cell>
          <table:table-cell table:number-columns-repeated="2" table:style-name="ce122"/>
          <table:table-cell office:value-type="float" office:value="-65.97" table:style-name="ce8">
            <text:p>-65,97</text:p>
          </table:table-cell>
          <table:table-cell table:number-columns-repeated="2" table:style-name="ce8"/>
          <table:table-cell office:value-type="float" office:value="-2406.59" table:formula="of:=[.H30]+[.F31]+[.G31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5">
            <text:p>30.08.2022</text:p>
          </table:table-cell>
          <table:table-cell office:value-type="string" table:style-name="ce122">
            <text:p>yemek</text:p>
          </table:table-cell>
          <table:table-cell table:number-columns-repeated="2" table:style-name="ce122"/>
          <table:table-cell office:value-type="float" office:value="-204" table:style-name="ce8">
            <text:p>-204,00</text:p>
          </table:table-cell>
          <table:table-cell table:number-columns-repeated="2" table:style-name="ce8"/>
          <table:table-cell office:value-type="float" office:value="-2406.59" table:formula="of:=[.H31]+[.F32]+[.G32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5">
            <text:p>01.09.2022</text:p>
          </table:table-cell>
          <table:table-cell office:value-type="string" table:style-name="ce122">
            <text:p>ikea masa 1/6</text:p>
          </table:table-cell>
          <table:table-cell table:number-columns-repeated="2" table:style-name="ce122"/>
          <table:table-cell office:value-type="float" office:value="-208.17" table:style-name="ce8">
            <text:p>-208,17</text:p>
          </table:table-cell>
          <table:table-cell table:number-columns-repeated="2" table:style-name="ce8"/>
          <table:table-cell office:value-type="float" office:value="-2406.59" table:formula="of:=[.H32]+[.F33]+[.G33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5">
            <text:p>01.09.2022</text:p>
          </table:table-cell>
          <table:table-cell office:value-type="string" table:style-name="ce122">
            <text:p>koçtaş dolap ½</text:p>
          </table:table-cell>
          <table:table-cell table:number-columns-repeated="2" table:style-name="ce122"/>
          <table:table-cell office:value-type="float" office:value="-754.45" table:style-name="ce8">
            <text:p>-754,45</text:p>
          </table:table-cell>
          <table:table-cell table:number-columns-repeated="2" table:style-name="ce8"/>
          <table:table-cell office:value-type="float" office:value="-2406.59" table:formula="of:=[.H33]+[.F34]+[.G34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115">
            <text:p>02.09.2022</text:p>
          </table:table-cell>
          <table:table-cell office:value-type="string" table:style-name="ce122">
            <text:p>market</text:p>
          </table:table-cell>
          <table:table-cell table:number-columns-repeated="2" table:style-name="ce122"/>
          <table:table-cell office:value-type="float" office:value="-137.69999999999999" table:style-name="ce8">
            <text:p>-137,70</text:p>
          </table:table-cell>
          <table:table-cell table:number-columns-repeated="2" table:style-name="ce8"/>
          <table:table-cell office:value-type="float" office:value="-2406.59" table:formula="of:=[.H34]+[.F35]+[.G35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115">
            <text:p>02.09.2022</text:p>
          </table:table-cell>
          <table:table-cell office:value-type="string" table:style-name="ce122">
            <text:p>market</text:p>
          </table:table-cell>
          <table:table-cell table:number-columns-repeated="2" table:style-name="ce122"/>
          <table:table-cell office:value-type="float" office:value="-161.91" table:style-name="ce8">
            <text:p>-161,91</text:p>
          </table:table-cell>
          <table:table-cell table:number-columns-repeated="2" table:style-name="ce8"/>
          <table:table-cell office:value-type="float" office:value="-2406.59" table:formula="of:=[.H35]+[.F36]+[.G36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5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122"/>
          <table:table-cell office:value-type="float" office:value="-697.3" table:style-name="ce8">
            <text:p>-697,30</text:p>
          </table:table-cell>
          <table:table-cell table:number-columns-repeated="2" table:style-name="ce8"/>
          <table:table-cell office:value-type="float" office:value="-2406.59" table:formula="of:=[.H36]+[.F37]+[.G37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5">
            <text:p>03.09.2022</text:p>
          </table:table-cell>
          <table:table-cell office:value-type="string" table:style-name="ce122">
            <text:p>bayramoğlu toyota buji</text:p>
          </table:table-cell>
          <table:table-cell table:number-columns-repeated="2" table:style-name="ce122"/>
          <table:table-cell office:value-type="float" office:value="-600" table:style-name="ce8">
            <text:p>-600,00</text:p>
          </table:table-cell>
          <table:table-cell table:number-columns-repeated="2" table:style-name="ce8"/>
          <table:table-cell office:value-type="float" office:value="-2406.59" table:formula="of:=[.H37]+[.F38]+[.G38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5">
            <text:p>03.09.2022</text:p>
          </table:table-cell>
          <table:table-cell office:value-type="string" table:style-name="ce122">
            <text:p>bayramoğlu toyota rotil</text:p>
          </table:table-cell>
          <table:table-cell table:number-columns-repeated="2" table:style-name="ce122"/>
          <table:table-cell office:value-type="float" office:value="-350" table:style-name="ce8">
            <text:p>-350,00</text:p>
          </table:table-cell>
          <table:table-cell table:number-columns-repeated="2" table:style-name="ce8"/>
          <table:table-cell office:value-type="float" office:value="-2406.59" table:formula="of:=[.H38]+[.F39]+[.G39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115">
            <text:p>04.09.2022</text:p>
          </table:table-cell>
          <table:table-cell office:value-type="string" table:style-name="ce122">
            <text:p>hummel ayakkabı 4 adet</text:p>
          </table:table-cell>
          <table:table-cell table:number-columns-repeated="2" table:style-name="ce122"/>
          <table:table-cell office:value-type="float" office:value="-920" table:style-name="ce8">
            <text:p>-920,00</text:p>
          </table:table-cell>
          <table:table-cell table:number-columns-repeated="2" table:style-name="ce8"/>
          <table:table-cell office:value-type="float" office:value="-2406.59" table:formula="of:=[.H39]+[.F40]+[.G40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115">
            <text:p>04.09.2022</text:p>
          </table:table-cell>
          <table:table-cell office:value-type="string" table:style-name="ce122">
            <text:p>tavuk dünyası</text:p>
          </table:table-cell>
          <table:table-cell table:number-columns-repeated="2" table:style-name="ce122"/>
          <table:table-cell office:value-type="float" office:value="-392" table:style-name="ce8">
            <text:p>-392,00</text:p>
          </table:table-cell>
          <table:table-cell table:number-columns-repeated="2" table:style-name="ce8"/>
          <table:table-cell office:value-type="float" office:value="-2406.59" table:formula="of:=[.H40]+[.F41]+[.G41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5T00:00:00" table:style-name="ce115">
            <text:p>05.09.2022</text:p>
          </table:table-cell>
          <table:table-cell office:value-type="string" table:style-name="ce122">
            <text:p>market</text:p>
          </table:table-cell>
          <table:table-cell table:number-columns-repeated="2" table:style-name="ce122"/>
          <table:table-cell office:value-type="float" office:value="-98.8" table:style-name="ce8">
            <text:p>-98,80</text:p>
          </table:table-cell>
          <table:table-cell table:number-columns-repeated="2" table:style-name="ce8"/>
          <table:table-cell office:value-type="float" office:value="-2406.59" table:formula="of:=[.H41]+[.F42]+[.G42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5">
            <text:p>06.09.2022</text:p>
          </table:table-cell>
          <table:table-cell office:value-type="string" table:style-name="ce122">
            <text:p>toyota gaz istanbul</text:p>
          </table:table-cell>
          <table:table-cell table:number-columns-repeated="2" table:style-name="ce122"/>
          <table:table-cell office:value-type="float" office:value="-339.36" table:style-name="ce8">
            <text:p>-339,36</text:p>
          </table:table-cell>
          <table:table-cell table:number-columns-repeated="2" table:style-name="ce8"/>
          <table:table-cell office:value-type="float" office:value="-2406.59" table:formula="of:=[.H42]+[.F43]+[.G43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5">
            <text:p>06.09.2022</text:p>
          </table:table-cell>
          <table:table-cell office:value-type="string" table:style-name="ce122">
            <text:p>koçtaş pervane 1/6</text:p>
          </table:table-cell>
          <table:table-cell table:number-columns-repeated="2" table:style-name="ce122"/>
          <table:table-cell office:value-type="float" office:value="-151.65" table:style-name="ce8">
            <text:p>-151,65</text:p>
          </table:table-cell>
          <table:table-cell table:number-columns-repeated="2" table:style-name="ce8"/>
          <table:table-cell office:value-type="float" office:value="-2406.59" table:formula="of:=[.H43]+[.F44]+[.G44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5">
            <text:p>06.09.2022</text:p>
          </table:table-cell>
          <table:table-cell office:value-type="string" table:style-name="ce122">
            <text:p>bolu yemek</text:p>
          </table:table-cell>
          <table:table-cell table:number-columns-repeated="2" table:style-name="ce122"/>
          <table:table-cell office:value-type="float" office:value="-75" table:style-name="ce8">
            <text:p>-75,00</text:p>
          </table:table-cell>
          <table:table-cell table:number-columns-repeated="2" table:style-name="ce8"/>
          <table:table-cell office:value-type="float" office:value="-2406.59" table:formula="of:=[.H44]+[.F45]+[.G45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5">
            <text:p>06.09.2022</text:p>
          </table:table-cell>
          <table:table-cell office:value-type="string" table:style-name="ce122">
            <text:p>toyota gaz bolu</text:p>
          </table:table-cell>
          <table:table-cell table:number-columns-repeated="2" table:style-name="ce122"/>
          <table:table-cell office:value-type="float" office:value="-397.56" table:style-name="ce8">
            <text:p>-397,56</text:p>
          </table:table-cell>
          <table:table-cell table:number-columns-repeated="2" table:style-name="ce8"/>
          <table:table-cell office:value-type="float" office:value="-2406.59" table:formula="of:=[.H45]+[.F46]+[.G46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5">
            <text:p>06.09.2022</text:p>
          </table:table-cell>
          <table:table-cell office:value-type="string" table:style-name="ce122">
            <text:p>pirinç</text:p>
          </table:table-cell>
          <table:table-cell table:number-columns-repeated="2" table:style-name="ce122"/>
          <table:table-cell office:value-type="float" office:value="-120" table:style-name="ce8">
            <text:p>-120,00</text:p>
          </table:table-cell>
          <table:table-cell table:number-columns-repeated="2" table:style-name="ce8"/>
          <table:table-cell office:value-type="float" office:value="-2406.59" table:formula="of:=[.H46]+[.F47]+[.G47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5">
            <text:p>06.09.2022</text:p>
          </table:table-cell>
          <table:table-cell office:value-type="string" table:style-name="ce122">
            <text:p>osmancık yolcu leblebi pirinç</text:p>
          </table:table-cell>
          <table:table-cell table:number-columns-repeated="2" table:style-name="ce122"/>
          <table:table-cell office:value-type="float" office:value="-250" table:style-name="ce8">
            <text:p>-250,00</text:p>
          </table:table-cell>
          <table:table-cell table:number-columns-repeated="2" table:style-name="ce8"/>
          <table:table-cell office:value-type="float" office:value="-2406.59" table:formula="of:=[.H47]+[.F48]+[.G48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5">
            <text:p>06.09.2022</text:p>
          </table:table-cell>
          <table:table-cell office:value-type="string" table:style-name="ce122">
            <text:p>toyota benzin turhal</text:p>
          </table:table-cell>
          <table:table-cell table:number-columns-repeated="2" table:style-name="ce122"/>
          <table:table-cell office:value-type="float" office:value="-200" table:style-name="ce8">
            <text:p>-200,00</text:p>
          </table:table-cell>
          <table:table-cell table:number-columns-repeated="2" table:style-name="ce8"/>
          <table:table-cell office:value-type="float" office:value="-2406.59" table:formula="of:=[.H48]+[.F49]+[.G49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5">
            <text:p>06.09.2022</text:p>
          </table:table-cell>
          <table:table-cell office:value-type="string" table:style-name="ce122">
            <text:p>toyota gaz şenyurt</text:p>
          </table:table-cell>
          <table:table-cell table:number-columns-repeated="2" table:style-name="ce122"/>
          <table:table-cell office:value-type="float" office:value="-100" table:style-name="ce8">
            <text:p>-100,00</text:p>
          </table:table-cell>
          <table:table-cell table:number-columns-repeated="2" table:style-name="ce8"/>
          <table:table-cell office:value-type="float" office:value="-2406.59" table:formula="of:=[.H49]+[.F50]+[.G50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7T00:00:00" table:style-name="ce115">
            <text:p>07.09.2022</text:p>
          </table:table-cell>
          <table:table-cell office:value-type="string" table:style-name="ce122">
            <text:p>toyota şanz yağı 3 lt</text:p>
          </table:table-cell>
          <table:table-cell table:number-columns-repeated="2" table:style-name="ce122"/>
          <table:table-cell office:value-type="float" office:value="-360" table:style-name="ce8">
            <text:p>-360,00</text:p>
          </table:table-cell>
          <table:table-cell table:number-columns-repeated="2" table:style-name="ce8"/>
          <table:table-cell office:value-type="float" office:value="-2406.59" table:formula="of:=[.H50]+[.F51]+[.G51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10T00:00:00" table:style-name="ce115">
            <text:p>10.09.2022</text:p>
          </table:table-cell>
          <table:table-cell office:value-type="string" table:style-name="ce122">
            <text:p>alçıpan</text:p>
          </table:table-cell>
          <table:table-cell table:number-columns-repeated="2" table:style-name="ce122"/>
          <table:table-cell office:value-type="float" office:value="-400" table:style-name="ce8">
            <text:p>-400,00</text:p>
          </table:table-cell>
          <table:table-cell table:number-columns-repeated="2" table:style-name="ce8"/>
          <table:table-cell office:value-type="float" office:value="-2406.59" table:formula="of:=[.H51]+[.F52]+[.G52]" table:style-name="ce8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4876 KK 9324,32</text:p>
          </table:table-cell>
          <table:table-cell table:number-columns-repeated="2" table:style-name="ce122"/>
          <table:table-cell table:style-name="ce28"/>
          <table:table-cell table:style-name="ce8"/>
          <table:table-cell office:value-type="float" office:value="-9324.32" table:style-name="ce8">
            <text:p>-9.324,32</text:p>
          </table:table-cell>
          <table:table-cell office:value-type="float" office:value="-11730.91" table:formula="of:=[.H52]+[.F53]+[.G53]" table:style-name="ce8">
            <text:p>-11.730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5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8">
            <text:p>-30.374,00</text:p>
          </table:table-cell>
          <table:table-cell office:value-type="float" office:value="-42104.91" table:formula="of:=[.H53]+[.F54]+[.G54]" table:style-name="ce8">
            <text:p>-42.104,91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5" table:style-name="ce1"/>
          <table:table-cell table:style-name="ce8"/>
          <table:table-cell office:value-type="float" office:value="-42104.91" table:formula="of:=[.H54]+[.F55]+[.G55]" table:style-name="ce8">
            <text:p>-42.104,9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8"/>
          <table:table-cell office:value-type="float" office:value="-42104.91" table:formula="of:=[.H55]+[.F56]+[.G56]" table:style-name="ce8">
            <text:p>-42.104,9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8"/>
          <table:table-cell office:value-type="float" office:value="-42104.91" table:formula="of:=[.H56]+[.F57]+[.G57]" table:style-name="ce8">
            <text:p>-4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115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8"/>
          <table:table-cell office:value-type="float" office:value="-31804.910000000003" table:formula="of:=[.H57]+[.F58]+[.G58]" table:style-name="ce8">
            <text:p>-31.804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115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8"/>
          <table:table-cell office:value-type="float" office:value="-22804.910000000003" table:formula="of:=[.H58]+[.F59]+[.G59]" table:style-name="ce8">
            <text:p>-22.8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115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6"/>
          <table:table-cell table:style-name="ce1"/>
          <table:table-cell office:value-type="float" office:value="20700" table:style-name="ce1">
            <text:p>20700</text:p>
          </table:table-cell>
          <table:table-cell table:style-name="ce8"/>
          <table:table-cell office:value-type="float" office:value="-2104.9100000000035" table:formula="of:=[.H59]+[.F60]+[.G60]" table:style-name="ce8">
            <text:p>-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115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6">
            <text:p>2000</text:p>
          </table:table-cell>
          <table:table-cell table:number-columns-repeated="2" table:style-name="ce1"/>
          <table:table-cell table:style-name="ce8"/>
          <table:table-cell office:value-type="float" office:value="-2104.9100000000035" table:formula="of:=[.H60]+[.F61]+[.G61]" table:style-name="ce8">
            <text:p>-2.104,9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8">
            <text:p>-2.620,00</text:p>
          </table:table-cell>
          <table:table-cell office:value-type="float" office:value="-4724.9100000000035" table:formula="of:=[.H61]+[.F62]+[.G62]" table:style-name="ce8">
            <text:p>-4.724,91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5" table:style-name="ce1"/>
          <table:table-cell table:style-name="ce8"/>
          <table:table-cell office:value-type="float" office:value="-4724.9100000000035" table:formula="of:=[.H62]+[.F63]+[.G63]" table:style-name="ce8">
            <text:p>-4.724,9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0000383215 /TOKATAMASY/FATURA</text:p>
          </table:table-cell>
          <table:table-cell table:number-columns-repeated="2" table:style-name="ce122"/>
          <table:table-cell office:value-type="float" office:value="-200" table:style-name="ce28">
            <text:p>-200,00</text:p>
          </table:table-cell>
          <table:table-cell table:style-name="ce1"/>
          <table:table-cell table:style-name="ce8"/>
          <table:table-cell office:value-type="float" office:value="-4724.9100000000035" table:formula="of:=[.H63]+[.F64]+[.G64]" table:style-name="ce8">
            <text:p>-4.724,9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800004222959 /TOKATAMASY/FATURA</text:p>
          </table:table-cell>
          <table:table-cell table:number-columns-repeated="2" table:style-name="ce122"/>
          <table:table-cell table:style-name="ce28"/>
          <table:table-cell table:style-name="ce1"/>
          <table:table-cell office:value-type="float" office:value="-94.5" table:style-name="ce8">
            <text:p>-94,50</text:p>
          </table:table-cell>
          <table:table-cell office:value-type="float" office:value="-4819.4100000000035" table:formula="of:=[.H64]+[.F65]+[.G65]" table:style-name="ce8">
            <text:p>-4.819,41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5" table:style-name="ce1"/>
          <table:table-cell table:style-name="ce8"/>
          <table:table-cell office:value-type="float" office:value="-4819.4100000000035" table:formula="of:=[.H65]+[.F66]+[.G66]" table:style-name="ce8">
            <text:p>-4.81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6"/>
          <table:table-cell office:value-type="float" office:value="-1500" table:style-name="ce28">
            <text:p>-1.500,00</text:p>
          </table:table-cell>
          <table:table-cell table:style-name="ce8"/>
          <table:table-cell office:value-type="float" office:value="-2110" table:style-name="ce8">
            <text:p>-2.110,00</text:p>
          </table:table-cell>
          <table:table-cell office:value-type="float" office:value="-6929.4100000000035" table:formula="of:=[.H66]+[.F67]+[.G67]" table:style-name="ce8">
            <text:p>-6.92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6"/>
          <table:table-cell office:value-type="float" office:value="-1500" table:style-name="ce28">
            <text:p>-1.500,00</text:p>
          </table:table-cell>
          <table:table-cell table:style-name="ce8"/>
          <table:table-cell office:value-type="float" office:value="-2110" table:style-name="ce8">
            <text:p>-2.110,00</text:p>
          </table:table-cell>
          <table:table-cell office:value-type="float" office:value="-9039.4100000000035" table:formula="of:=[.H67]+[.F68]+[.G68]" table:style-name="ce8">
            <text:p>-9.03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"/>
          <table:table-cell office:value-type="float" office:value="-1500" table:style-name="ce28">
            <text:p>-1.500,00</text:p>
          </table:table-cell>
          <table:table-cell table:style-name="ce1"/>
          <table:table-cell office:value-type="float" office:value="-2110" table:style-name="ce8">
            <text:p>-2.110,00</text:p>
          </table:table-cell>
          <table:table-cell office:value-type="float" office:value="-11149.410000000003" table:formula="of:=[.H68]+[.F69]+[.G69]" table:style-name="ce8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2"/>
          <table:table-cell table:style-name="ce133"/>
          <table:table-cell table:style-name="ce28"/>
          <table:table-cell table:number-columns-repeated="2" table:style-name="ce8"/>
          <table:table-cell office:value-type="float" office:value="-11149.410000000003" table:formula="of:=[.H69]+[.F70]+[.G70]" table:style-name="ce8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124">
            <text:p>₺4.293,65</text:p>
          </table:table-cell>
          <table:table-cell table:style-name="ce6"/>
          <table:table-cell office:value-type="currency" office:value="4293.5" table:style-name="ce124">
            <text:p>₺4.293,50</text:p>
          </table:table-cell>
          <table:table-cell table:style-name="ce8"/>
          <table:table-cell office:value-type="float" office:value="-6855.9100000000035" table:formula="of:=[.H70]+[.F71]+[.G71]" table:style-name="ce8">
            <text:p>-6.855,91</text:p>
          </table:table-cell>
          <table:table-cell table:number-columns-repeated="16376"/>
        </table:table-row>
        <table:table-row table:style-name="ro1">
          <table:table-cell office:value-type="date" office:date-value="2022-10-27T00:00:00" table:style-name="ce115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4">
            <text:p>₺1.650,00</text:p>
          </table:table-cell>
          <table:table-cell table:style-name="ce6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-5205.9100000000035" table:formula="of:=[.H71]+[.F72]+[.G72]" table:style-name="ce8">
            <text:p>-5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115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124">
            <text:p>₺3.000,00</text:p>
          </table:table-cell>
          <table:table-cell table:style-name="ce6"/>
          <table:table-cell office:value-type="float" office:value="3000" table:style-name="ce8">
            <text:p>3.000,00</text:p>
          </table:table-cell>
          <table:table-cell table:style-name="ce8"/>
          <table:table-cell office:value-type="float" office:value="-2205.9100000000035" table:formula="of:=[.H72]+[.F73]+[.G73]" table:style-name="ce8">
            <text:p>-2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115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124">
            <text:p>₺1.000,00</text:p>
          </table:table-cell>
          <table:table-cell table:style-name="ce6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8">
            <text:p>-1.205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"/>
          <table:table-cell table:style-name="ce6"/>
          <table:table-cell table:number-columns-repeated="2" table:style-name="ce1"/>
          <table:table-cell office:value-type="float" office:value="-1205.9100000000035" table:formula="of:=[.H74]+[.F75]+[.G75]" table:style-name="ce8">
            <text:p>-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205.9100000000035" table:formula="of:=[.H75]+[.F76]+[.G76]" table:style-name="ce8">
            <text:p>-1.205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115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28">
            <text:p>-12.667,00</text:p>
          </table:table-cell>
          <table:table-cell table:style-name="ce1"/>
          <table:table-cell office:value-type="float" office:value="-10000" table:style-name="ce8">
            <text:p>-10.000,00</text:p>
          </table:table-cell>
          <table:table-cell office:value-type="float" office:value="-11205.910000000003" table:formula="of:=[.H76]+[.F77]+[.G77]" table:style-name="ce8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7]+[.F78]+[.G78]" table:style-name="ce8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8]+[.F79]+[.G79]" table:style-name="ce8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8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80]+[.F81]+[.G81]" table:style-name="ce8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8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1">
            <text:p>Lise Arkası Kira ++++++++++++++++</text:p>
          </table:table-cell>
          <table:table-cell table:style-name="ce221"/>
          <table:table-cell office:value-type="float" office:value="20000" table:style-name="ce222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8">
            <text:p>12.544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1">
            <text:p>selanik hesabına aktarılan</text:p>
          </table:table-cell>
          <table:table-cell table:style-name="ce221"/>
          <table:table-cell table:style-name="ce222"/>
          <table:table-cell table:number-columns-repeated="2" table:style-name="ce1"/>
          <table:table-cell office:value-type="float" office:value="-23750" table:style-name="ce8">
            <text:p>-23.750,00</text:p>
          </table:table-cell>
          <table:table-cell office:value-type="float" office:value="-11205.910000000003" table:formula="of:=[.H83]+[.F84]+[.G84]" table:style-name="ce8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65"/>
          <table:table-cell table:style-name="ce114"/>
          <table:table-cell table:number-columns-repeated="2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214"/>
          <table:table-cell table:number-columns-repeated="2" table:style-name="ce37"/>
          <table:table-cell table:style-name="ce223"/>
          <table:table-cell table:number-columns-repeated="2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08-30T00:00:00" table:style-name="ce214">
            <text:p>30.08.2022</text:p>
          </table:table-cell>
          <table:table-cell office:value-type="string" table:style-name="ce37">
            <text:p>SnyF-Kynkçı Merdal 12/12-2022-23</text:p>
          </table:table-cell>
          <table:table-cell table:style-name="ce37"/>
          <table:table-cell office:value-type="float" office:value="4000" table:style-name="ce223">
            <text:p>4.000,00</text:p>
          </table:table-cell>
          <table:table-cell table:number-columns-repeated="3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2-07-30T00:00:00" table:style-name="ce214">
            <text:p>30.07.2022</text:p>
          </table:table-cell>
          <table:table-cell office:value-type="string" table:style-name="ce37">
            <text:p>SnyF-Kynkçı Merdal 11/12-2022</text:p>
          </table:table-cell>
          <table:table-cell table:style-name="ce37"/>
          <table:table-cell office:value-type="float" office:value="4000" table:style-name="ce223">
            <text:p>4.000,00</text:p>
          </table:table-cell>
          <table:table-cell table:number-columns-repeated="3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2-06-30T00:00:00" table:style-name="ce214">
            <text:p>30.06.2022</text:p>
          </table:table-cell>
          <table:table-cell office:value-type="string" table:style-name="ce37">
            <text:p>SnyF-Kynkçı Merdal 10/12-2022</text:p>
          </table:table-cell>
          <table:table-cell table:style-name="ce37"/>
          <table:table-cell office:value-type="float" office:value="4000" table:style-name="ce223">
            <text:p>4.000,00</text:p>
          </table:table-cell>
          <table:table-cell table:number-columns-repeated="16380" table:style-name="ce1"/>
        </table:table-row>
        <table:table-row table:number-rows-repeated="1048487" table:style-name="ro1">
          <table:table-cell table:number-columns-repeated="16384"/>
        </table:table-row>
      </table:table>
      <table:table table:name="09" table:style-name="ta7">
        <table:table-column table:style-name="co30" table:default-cell-style-name="ce1"/>
        <table:table-column table:style-name="co60" table:default-cell-style-name="ce1"/>
        <table:table-column table:style-name="co62" table:default-cell-style-name="ce1"/>
        <table:table-column table:style-name="co3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08" table:style-name="ce77">
            <text:p>3,08</text:p>
          </table:table-cell>
          <table:table-cell table:number-columns-repeated="2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EYLÜL 2022</text:p>
          </table:table-cell>
          <table:table-cell table:style-name="ce224"/>
          <table:table-cell office:value-type="string" table:style-name="ce119">
            <text:p>TOPLAM</text:p>
          </table:table-cell>
          <table:table-cell office:value-type="float" office:value="66162.31" table:formula="of:=SUM([.D5:.D42])" table:style-name="ce46">
            <text:p>66.162,31</text:p>
          </table:table-cell>
          <table:table-cell office:value-type="float" office:value="-61978.720000000001" table:formula="of:=SUM([.E5:.E69])" table:style-name="ce46">
            <text:p>-61.978,72</text:p>
          </table:table-cell>
          <table:table-cell office:value-type="float" office:value="9260.5" table:formula="of:=SUM([.F5:.F66])" table:style-name="ce46">
            <text:p>9.260,50</text:p>
          </table:table-cell>
          <table:table-cell office:value-type="float" office:value="-25729.239999999998" table:formula="of:=SUM([.G5:.G66])" table:style-name="ce46">
            <text:p>-25.729,24</text:p>
          </table:table-cell>
          <table:table-cell office:value-type="float" office:value="-16468.739999999998" table:formula="of:=[.F2]+[.G2]" table:style-name="ce46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8"/>
          <table:table-cell office:value-type="float" office:value="0" table:formula="of:=[.H4]+[.F5]+[.G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8"/>
          <table:table-cell office:value-type="float" office:value="1155" table:style-name="ce8">
            <text:p>1.155,00</text:p>
          </table:table-cell>
          <table:table-cell table:style-name="ce8"/>
          <table:table-cell office:value-type="float" office:value="1155" table:formula="of:=[.H5]+[.F6]+[.G6]" table:style-name="ce8">
            <text:p>1.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8"/>
          <table:table-cell office:value-type="float" office:value="905" table:style-name="ce8">
            <text:p>905,00</text:p>
          </table:table-cell>
          <table:table-cell table:style-name="ce8"/>
          <table:table-cell office:value-type="float" office:value="2060" table:formula="of:=[.H6]+[.F7]+[.G7]" table:style-name="ce8">
            <text:p>2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8"/>
          <table:table-cell office:value-type="float" office:value="51" table:style-name="ce8">
            <text:p>51,00</text:p>
          </table:table-cell>
          <table:table-cell table:style-name="ce8"/>
          <table:table-cell office:value-type="float" office:value="2111" table:formula="of:=[.H7]+[.F8]+[.G8]" table:style-name="ce8">
            <text:p>2.11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9522138254 /CK ÇEPESAŞ/FATURA</text:p>
          </table:table-cell>
          <table:table-cell table:number-columns-repeated="2" table:style-name="ce122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763.74" table:style-name="ce8">
            <text:p>-1.763,74</text:p>
          </table:table-cell>
          <table:table-cell office:value-type="float" office:value="347.26" table:formula="of:=[.H8]+[.F9]+[.G9]" table:style-name="ce8">
            <text:p>347,2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5">
            <text:p>01.09.2022</text:p>
          </table:table-cell>
          <table:table-cell office:value-type="string" table:style-name="ce120">
            <text:p>5847500300 /CK ÇEPESAŞ/FATURA</text:p>
          </table:table-cell>
          <table:table-cell table:number-columns-repeated="2" table:style-name="ce120"/>
          <table:table-cell office:value-type="float" office:value="-200" table:style-name="ce8">
            <text:p>-200,00</text:p>
          </table:table-cell>
          <table:table-cell table:style-name="ce28"/>
          <table:table-cell office:value-type="float" office:value="-229.9" table:style-name="ce8">
            <text:p>-229,90</text:p>
          </table:table-cell>
          <table:table-cell office:value-type="float" office:value="117.35999999999999" table:formula="of:=[.H9]+[.F10]+[.G10]" table:style-name="ce8">
            <text:p>117,3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5">
            <text:p>01.09.2022</text:p>
          </table:table-cell>
          <table:table-cell office:value-type="string" table:style-name="ce120">
            <text:p>8222520300 /CK ÇEPESAŞ/FATURA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28"/>
          <table:table-cell office:value-type="float" office:value="-501.1" table:style-name="ce8">
            <text:p>-501,10</text:p>
          </table:table-cell>
          <table:table-cell office:value-type="float" office:value="-383.74" table:formula="of:=[.H10]+[.F11]+[.G11]" table:style-name="ce8">
            <text:p>-383,74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5">
            <text:p>03.09.2022</text:p>
          </table:table-cell>
          <table:table-cell office:value-type="string" table:style-name="ce120">
            <text:p>nakit istanbul</text:p>
          </table:table-cell>
          <table:table-cell table:number-columns-repeated="2" table:style-name="ce120"/>
          <table:table-cell table:style-name="ce8"/>
          <table:table-cell table:style-name="ce28"/>
          <table:table-cell office:value-type="float" office:value="-1000" table:style-name="ce8">
            <text:p>-1.000,00</text:p>
          </table:table-cell>
          <table:table-cell office:value-type="float" office:value="-1383.74" table:formula="of:=[.H11]+[.F12]+[.G12]" table:style-name="ce8">
            <text:p>-1.383,74</text:p>
          </table:table-cell>
          <table:table-cell table:number-columns-repeated="16376"/>
        </table:table-row>
        <table:table-row table:style-name="ro1">
          <table:table-cell office:value-type="date" office:date-value="2022-09-12T00:00:00" table:style-name="ce115">
            <text:p>12.09.2022</text:p>
          </table:table-cell>
          <table:table-cell office:value-type="string" table:style-name="ce120">
            <text:p>Adem Özen Kira Ödemesi 4/12</text:p>
          </table:table-cell>
          <table:table-cell table:number-columns-repeated="2" table:style-name="ce120"/>
          <table:table-cell office:value-type="float" office:value="-4300" table:style-name="ce8">
            <text:p>-4.300,00</text:p>
          </table:table-cell>
          <table:table-cell table:style-name="ce28"/>
          <table:table-cell office:value-type="float" office:value="-4300" table:style-name="ce8">
            <text:p>-4.300,00</text:p>
          </table:table-cell>
          <table:table-cell office:value-type="float" office:value="-5683.74" table:formula="of:=[.H12]+[.F13]+[.G13]" table:style-name="ce8">
            <text:p>-5.683,74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5">
            <text:p>01.09.2022</text:p>
          </table:table-cell>
          <table:table-cell office:value-type="string" table:style-name="ce120">
            <text:p>MarRyl Aidat 4/12</text:p>
          </table:table-cell>
          <table:table-cell table:number-columns-repeated="2" table:style-name="ce120"/>
          <table:table-cell office:value-type="float" office:value="-396.5" table:style-name="ce8">
            <text:p>-396,50</text:p>
          </table:table-cell>
          <table:table-cell table:style-name="ce28"/>
          <table:table-cell office:value-type="float" office:value="-696.5" table:style-name="ce8">
            <text:p>-696,50</text:p>
          </table:table-cell>
          <table:table-cell office:value-type="float" office:value="-6380.24" table:formula="of:=[.H13]+[.F14]+[.G14]" table:style-name="ce8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6380.24" table:formula="of:=[.H14]+[.F15]+[.G15]" table:style-name="ce8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0000383215 /TOKATAMASY/FATURA</text:p>
          </table:table-cell>
          <table:table-cell table:number-columns-repeated="2" table:style-name="ce122"/>
          <table:table-cell office:value-type="float" office:value="-200" table:style-name="ce8">
            <text:p>-200,00</text:p>
          </table:table-cell>
          <table:table-cell table:style-name="ce8"/>
          <table:table-cell office:value-type="float" office:value="-61.44" table:style-name="ce8">
            <text:p>-61,44</text:p>
          </table:table-cell>
          <table:table-cell office:value-type="float" office:value="-6441.6799999999994" table:formula="of:=[.H15]+[.F16]+[.G16]" table:style-name="ce8">
            <text:p>-6.441,6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000374398 /TOKATAMASY/FATURA</text:p>
          </table:table-cell>
          <table:table-cell table:number-columns-repeated="2" table:style-name="ce122"/>
          <table:table-cell office:value-type="float" office:value="-50" table:style-name="ce8">
            <text:p>-50,00</text:p>
          </table:table-cell>
          <table:table-cell table:style-name="ce8"/>
          <table:table-cell office:value-type="float" office:value="-26.33" table:style-name="ce8">
            <text:p>-26,33</text:p>
          </table:table-cell>
          <table:table-cell office:value-type="float" office:value="-6468.0099999999993" table:formula="of:=[.H16]+[.F17]+[.G17]" table:style-name="ce8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6468.0099999999993" table:formula="of:=[.H17]+[.F18]+[.G18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115">
            <text:p>23.08.2022</text:p>
          </table:table-cell>
          <table:table-cell office:value-type="string" table:style-name="ce122">
            <text:p>amazon 240gbWd ssd-braun-64gb 6/6</text:p>
          </table:table-cell>
          <table:table-cell table:number-columns-repeated="2" table:style-name="ce122"/>
          <table:table-cell office:value-type="float" office:value="-177.65" table:style-name="ce8">
            <text:p>-177,65</text:p>
          </table:table-cell>
          <table:table-cell table:number-columns-repeated="2" table:style-name="ce8"/>
          <table:table-cell office:value-type="float" office:value="-6468.0099999999993" table:formula="of:=[.H18]+[.F19]+[.G19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115">
            <text:p>26.07.2022</text:p>
          </table:table-cell>
          <table:table-cell office:value-type="string" table:style-name="ce122">
            <text:p>toyota trafik cezası</text:p>
          </table:table-cell>
          <table:table-cell table:number-columns-repeated="2" table:style-name="ce122"/>
          <table:table-cell office:value-type="float" office:value="-448.35" table:style-name="ce8">
            <text:p>-448,35</text:p>
          </table:table-cell>
          <table:table-cell table:number-columns-repeated="2" table:style-name="ce8"/>
          <table:table-cell office:value-type="float" office:value="-6468.0099999999993" table:formula="of:=[.H19]+[.F20]+[.G20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115">
            <text:p>26.07.2022</text:p>
          </table:table-cell>
          <table:table-cell office:value-type="string" table:style-name="ce122">
            <text:p>mtv taksit 1/3</text:p>
          </table:table-cell>
          <table:table-cell table:number-columns-repeated="2" table:style-name="ce122"/>
          <table:table-cell office:value-type="float" office:value="-112.67" table:style-name="ce8">
            <text:p>-112,67</text:p>
          </table:table-cell>
          <table:table-cell table:number-columns-repeated="2" table:style-name="ce8"/>
          <table:table-cell office:value-type="float" office:value="-6468.0099999999993" table:formula="of:=[.H20]+[.F21]+[.G21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115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8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0T00:00:00" table:style-name="ce115">
            <text:p>10.08.2022</text:p>
          </table:table-cell>
          <table:table-cell office:value-type="string" table:style-name="ce122">
            <text:p>akgünler deniz otobüs bileti girne -taşucu</text:p>
          </table:table-cell>
          <table:table-cell table:number-columns-repeated="2" table:style-name="ce122"/>
          <table:table-cell office:value-type="float" office:value="-633.20000000000005" table:style-name="ce8">
            <text:p>-633,20</text:p>
          </table:table-cell>
          <table:table-cell table:number-columns-repeated="2" table:style-name="ce8"/>
          <table:table-cell office:value-type="float" office:value="-6468.0099999999993" table:formula="of:=[.H22]+[.F23]+[.G23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4T00:00:00" table:style-name="ce115">
            <text:p>14.08.2022</text:p>
          </table:table-cell>
          <table:table-cell office:value-type="string" table:style-name="ce122">
            <text:p>toros benzin taşucu-tokat</text:p>
          </table:table-cell>
          <table:table-cell table:number-columns-repeated="2" table:style-name="ce122"/>
          <table:table-cell office:value-type="float" office:value="-1080.1600000000001" table:style-name="ce8">
            <text:p>-1.080,16</text:p>
          </table:table-cell>
          <table:table-cell table:number-columns-repeated="2" table:style-name="ce8"/>
          <table:table-cell office:value-type="float" office:value="-6468.0099999999993" table:formula="of:=[.H23]+[.F24]+[.G24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115">
            <text:p>23.08.2022</text:p>
          </table:table-cell>
          <table:table-cell office:value-type="float" office:value="2240" table:style-name="ce122">
            <text:p>2240</text:p>
          </table:table-cell>
          <table:table-cell table:number-columns-repeated="2" table:style-name="ce122"/>
          <table:table-cell office:value-type="float" office:value="-80" table:style-name="ce8">
            <text:p>-80,00</text:p>
          </table:table-cell>
          <table:table-cell table:number-columns-repeated="2" table:style-name="ce8"/>
          <table:table-cell office:value-type="float" office:value="-6468.0099999999993" table:formula="of:=[.H24]+[.F25]+[.G25]" table:style-name="ce8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4876 KK</text:p>
          </table:table-cell>
          <table:table-cell table:number-columns-repeated="2" table:style-name="ce122"/>
          <table:table-cell table:style-name="ce28"/>
          <table:table-cell table:style-name="ce8"/>
          <table:table-cell office:value-type="float" office:value="-3432.23" table:style-name="ce8">
            <text:p>-3.432,23</text:p>
          </table:table-cell>
          <table:table-cell office:value-type="float" office:value="-9900.24" table:formula="of:=[.H25]+[.F26]+[.G26]" table:style-name="ce8">
            <text:p>-9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Carraro 327 bisiklet</text:p>
          </table:table-cell>
          <table:table-cell office:value-type="string" table:style-name="ce122">
            <text:p>bh</text:p>
          </table:table-cell>
          <table:table-cell table:style-name="ce122"/>
          <table:table-cell table:style-name="ce28"/>
          <table:table-cell table:style-name="ce8"/>
          <table:table-cell office:value-type="float" office:value="-7000" table:style-name="ce8">
            <text:p>-7.000,00</text:p>
          </table:table-cell>
          <table:table-cell office:value-type="float" office:value="-16900.239999999998" table:formula="of:=[.H26]+[.F27]+[.G27]" table:style-name="ce8">
            <text:p>-16.900,24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8"/>
          <table:table-cell office:value-type="float" office:value="-16900.239999999998" table:formula="of:=[.H27]+[.F28]+[.G28]" table:style-name="ce8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style-name="ce28"/>
          <table:table-cell table:number-columns-repeated="2" table:style-name="ce8"/>
          <table:table-cell office:value-type="float" office:value="-16900.239999999998" table:formula="of:=[.H28]+[.F29]+[.G29]" table:style-name="ce8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8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2609" table:style-name="ce8">
            <text:p>-2.609,00</text:p>
          </table:table-cell>
          <table:table-cell office:value-type="float" office:value="-19509.239999999998" table:formula="of:=[.H29]+[.F30]+[.G30]" table:style-name="ce8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8"/>
          <table:table-cell office:value-type="float" office:value="-32000" table:style-name="ce8">
            <text:p>-32.000,00</text:p>
          </table:table-cell>
          <table:table-cell table:style-name="ce1"/>
          <table:table-cell table:style-name="ce8"/>
          <table:table-cell office:value-type="float" office:value="-19509.239999999998" table:formula="of:=[.H30]+[.F31]+[.G31]" table:style-name="ce8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8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2609" table:style-name="ce8">
            <text:p>-2.609,00</text:p>
          </table:table-cell>
          <table:table-cell office:value-type="float" office:value="-22118.239999999998" table:formula="of:=[.H31]+[.F32]+[.G32]" table:style-name="ce8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8"/>
          <table:table-cell office:value-type="float" office:value="-15000" table:style-name="ce28">
            <text:p>-15.000,00</text:p>
          </table:table-cell>
          <table:table-cell table:number-columns-repeated="2" table:style-name="ce8"/>
          <table:table-cell office:value-type="float" office:value="-22118.239999999998" table:formula="of:=[.H32]+[.F33]+[.G33]" table:style-name="ce8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1"/>
          <table:table-cell office:value-type="float" office:value="-1500" table:style-name="ce2">
            <text:p>-1.500,00</text:p>
          </table:table-cell>
          <table:table-cell office:value-type="float" office:value="-23618.239999999998" table:formula="of:=[.H33]+[.F34]+[.G34]" table:style-name="ce8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style-name="ce28"/>
          <table:table-cell table:number-columns-repeated="2" table:style-name="ce8"/>
          <table:table-cell office:value-type="float" office:value="-23618.239999999998" table:formula="of:=[.H34]+[.F35]+[.G35]" table:style-name="ce8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8">
            <text:p>4.200,00</text:p>
          </table:table-cell>
          <table:table-cell table:style-name="ce1"/>
          <table:table-cell office:value-type="float" office:value="4299.5" table:style-name="ce8">
            <text:p>4.299,50</text:p>
          </table:table-cell>
          <table:table-cell table:style-name="ce8"/>
          <table:table-cell office:value-type="float" office:value="-19318.739999999998" table:formula="of:=[.H35]+[.F36]+[.G36]" table:style-name="ce8">
            <text:p>-19.31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-17668.739999999998" table:formula="of:=[.H36]+[.F37]+[.G37]" table:style-name="ce8">
            <text:p>-17.6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">
            <text:p>1.200,00</text:p>
          </table:table-cell>
          <table:table-cell table:style-name="ce1"/>
          <table:table-cell office:value-type="float" office:value="1200" table:style-name="ce2">
            <text:p>1.200,00</text:p>
          </table:table-cell>
          <table:table-cell table:style-name="ce1"/>
          <table:table-cell office:value-type="float" office:value="-16468.739999999998" table:formula="of:=[.H37]+[.F38]+[.G38]" table:style-name="ce8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">
            <text:p>54.000,00</text:p>
          </table:table-cell>
          <table:table-cell table:style-name="ce1"/>
          <table:table-cell table:number-columns-repeated="2" table:style-name="ce2"/>
          <table:table-cell office:value-type="float" office:value="-16468.739999999998" table:formula="of:=[.H38]+[.F39]+[.G39]" table:style-name="ce8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39]+[.F40]+[.G40]" table:style-name="ce8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65">
            <text:p>Doğuş Kira 2/12-2023-24– 30-09-22</text:p>
          </table:table-cell>
          <table:table-cell table:style-name="ce1"/>
          <table:table-cell office:value-type="float" office:value="3000" table:style-name="ce28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8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5"/>
          <table:table-cell table:style-name="ce1"/>
          <table:table-cell table:style-name="ce107"/>
          <table:table-cell table:number-columns-repeated="3" table:style-name="ce1"/>
          <table:table-cell office:value-type="float" office:value="-16468.739999999998" table:formula="of:=[.H41]+[.F42]+[.G42]" table:style-name="ce8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2]+[.F43]+[.G43]" table:style-name="ce8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3]+[.F44]+[.G44]" table:style-name="ce8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5">
            <text:p>Lise Arkası Kira ++++++++++++++++</text:p>
          </table:table-cell>
          <table:table-cell table:style-name="ce225"/>
          <table:table-cell office:value-type="float" office:value="20000" table:style-name="ce226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8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214">
            <text:p>30.08.2022</text:p>
          </table:table-cell>
          <table:table-cell office:value-type="string" table:style-name="ce37">
            <text:p>SnyF-Kynkçı Merdal 12/12-2022-23</text:p>
          </table:table-cell>
          <table:table-cell table:style-name="ce37"/>
          <table:table-cell office:value-type="float" office:value="4000" table:style-name="ce223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8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214">
            <text:p>30.07.2022</text:p>
          </table:table-cell>
          <table:table-cell office:value-type="string" table:style-name="ce37">
            <text:p>SnyF-Kynkçı Merdal 11/12-2022</text:p>
          </table:table-cell>
          <table:table-cell table:style-name="ce37"/>
          <table:table-cell office:value-type="float" office:value="4000" table:style-name="ce223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8">
            <text:p>#BAŞV!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214">
            <text:p>30.06.2022</text:p>
          </table:table-cell>
          <table:table-cell office:value-type="string" table:style-name="ce37">
            <text:p>SnyF-Kynkçı Merdal 10/12-2022</text:p>
          </table:table-cell>
          <table:table-cell table:style-name="ce37"/>
          <table:table-cell office:value-type="float" office:value="4000" table:style-name="ce223">
            <text:p>4.000,00</text:p>
          </table:table-cell>
          <table:table-cell table:number-columns-repeated="16380" table:style-name="ce1"/>
        </table:table-row>
        <table:table-row table:number-rows-repeated="1048528" table:style-name="ro1">
          <table:table-cell table:number-columns-repeated="16384"/>
        </table:table-row>
      </table:table>
      <table:table table:name="08" table:style-name="ta7">
        <table:table-column table:style-name="co30" table:default-cell-style-name="ce1"/>
        <table:table-column table:style-name="co60" table:default-cell-style-name="ce1"/>
        <table:table-column table:style-name="co62" table:default-cell-style-name="ce1"/>
        <table:table-column table:style-name="co3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1.46" table:style-name="ce77">
            <text:p>1,46</text:p>
          </table:table-cell>
          <table:table-cell table:number-columns-repeated="2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AĞUSTOS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34617.910000000003" table:formula="of:=SUM([.D4:.D52])" table:style-name="ce46">
            <text:p>34.617,91</text:p>
          </table:table-cell>
          <table:table-cell office:value-type="float" office:value="-11695.349999999999" table:formula="of:=SUM([.E4:.E84])" table:style-name="ce46">
            <text:p>-11.695,35</text:p>
          </table:table-cell>
          <table:table-cell office:value-type="float" office:value="102061.66" table:formula="of:=SUM([.F4:.F81])" table:style-name="ce46">
            <text:p>102.061,66</text:p>
          </table:table-cell>
          <table:table-cell office:value-type="float" office:value="-33894.33" table:formula="of:=SUM([.G4:.G81])" table:style-name="ce46">
            <text:p>-33.894,33</text:p>
          </table:table-cell>
          <table:table-cell office:value-type="float" office:value="68167.33" table:formula="of:=[.F2]+[.G2]" table:style-name="ce46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8"/>
          <table:table-cell office:value-type="float" office:value="900" table:style-name="ce8">
            <text:p>900,00</text:p>
          </table:table-cell>
          <table:table-cell table:style-name="ce8"/>
          <table:table-cell office:value-type="float" office:value="900" table:formula="of:=[.H4]+[.F5]+[.G5]" table:style-name="ce8">
            <text:p>9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8"/>
          <table:table-cell office:value-type="float" office:value="208.85" table:style-name="ce8">
            <text:p>208,85</text:p>
          </table:table-cell>
          <table:table-cell table:style-name="ce8"/>
          <table:table-cell office:value-type="float" office:value="1108.8499999999999" table:formula="of:=[.H5]+[.F6]+[.G6]" table:style-name="ce8">
            <text:p>1.108,8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8"/>
          <table:table-cell office:value-type="float" office:value="488.3" table:style-name="ce8">
            <text:p>488,30</text:p>
          </table:table-cell>
          <table:table-cell table:style-name="ce8"/>
          <table:table-cell office:value-type="float" office:value="1597.1499999999999" table:formula="of:=[.H6]+[.F7]+[.G7]" table:style-name="ce8">
            <text:p>1.597,1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8"/>
          <table:table-cell office:value-type="float" office:value="69.38" table:style-name="ce8">
            <text:p>69,38</text:p>
          </table:table-cell>
          <table:table-cell table:style-name="ce8"/>
          <table:table-cell office:value-type="float" office:value="1666.5299999999997" table:formula="of:=[.H7]+[.F8]+[.G8]" table:style-name="ce8">
            <text:p>1.666,5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9522138254 /CK ÇEPESAŞ/FATURA</text:p>
          </table:table-cell>
          <table:table-cell table:style-name="ce122"/>
          <table:table-cell table:style-name="ce133"/>
          <table:table-cell office:value-type="float" office:value="-1311.2" table:style-name="ce8">
            <text:p>-1.311,20</text:p>
          </table:table-cell>
          <table:table-cell table:style-name="ce8"/>
          <table:table-cell office:value-type="float" office:value="-1311.2" table:style-name="ce8">
            <text:p>-1.311,20</text:p>
          </table:table-cell>
          <table:table-cell office:value-type="float" office:value="355.3299999999997" table:formula="of:=[.H8]+[.F9]+[.G9]" table:style-name="ce8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2"/>
          <table:table-cell table:style-name="ce133"/>
          <table:table-cell table:style-name="ce28"/>
          <table:table-cell table:number-columns-repeated="2" table:style-name="ce8"/>
          <table:table-cell office:value-type="float" office:value="355.3299999999997" table:formula="of:=[.H9]+[.F10]+[.G10]" table:style-name="ce8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5847500300 /CK ÇEPESAŞ/FATURA</text:p>
          </table:table-cell>
          <table:table-cell table:style-name="ce120"/>
          <table:table-cell table:style-name="ce121"/>
          <table:table-cell office:value-type="float" office:value="-200" table:style-name="ce8">
            <text:p>-200,00</text:p>
          </table:table-cell>
          <table:table-cell table:style-name="ce28"/>
          <table:table-cell office:value-type="float" office:value="-254.9" table:style-name="ce8">
            <text:p>-254,90</text:p>
          </table:table-cell>
          <table:table-cell office:value-type="float" office:value="100.42999999999969" table:formula="of:=[.H10]+[.F11]+[.G11]" table:style-name="ce8">
            <text:p>100,4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8222520300 /CK ÇEPESAŞ/FATURA</text:p>
          </table:table-cell>
          <table:table-cell table:style-name="ce120"/>
          <table:table-cell table:style-name="ce121"/>
          <table:table-cell office:value-type="float" office:value="-400" table:style-name="ce8">
            <text:p>-400,00</text:p>
          </table:table-cell>
          <table:table-cell table:style-name="ce28"/>
          <table:table-cell office:value-type="float" office:value="-531.9" table:style-name="ce8">
            <text:p>-531,90</text:p>
          </table:table-cell>
          <table:table-cell office:value-type="float" office:value="-431.47000000000025" table:formula="of:=[.H11]+[.F12]+[.G12]" table:style-name="ce8">
            <text:p>-431,47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115">
            <text:p>15.08.2022</text:p>
          </table:table-cell>
          <table:table-cell office:value-type="string" table:style-name="ce122">
            <text:p>8758480300 /CK ÇEPESAŞ/FATURA</text:p>
          </table:table-cell>
          <table:table-cell table:style-name="ce120"/>
          <table:table-cell table:style-name="ce121"/>
          <table:table-cell table:number-columns-repeated="2" table:style-name="ce28"/>
          <table:table-cell office:value-type="float" office:value="-149.30000000000001" table:style-name="ce8">
            <text:p>-149,30</text:p>
          </table:table-cell>
          <table:table-cell office:value-type="float" office:value="-580.77000000000021" table:formula="of:=[.H12]+[.F13]+[.G13]" table:style-name="ce8">
            <text:p>-5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dem Özen Kira Ödemesi 3/12</text:p>
          </table:table-cell>
          <table:table-cell table:style-name="ce120"/>
          <table:table-cell table:style-name="ce121"/>
          <table:table-cell office:value-type="float" office:value="-4300" table:style-name="ce8">
            <text:p>-4.300,00</text:p>
          </table:table-cell>
          <table:table-cell table:style-name="ce28"/>
          <table:table-cell office:value-type="float" office:value="-4300" table:style-name="ce8">
            <text:p>-4.300,00</text:p>
          </table:table-cell>
          <table:table-cell office:value-type="float" office:value="-4880.7700000000004" table:formula="of:=[.H13]+[.F14]+[.G14]" table:style-name="ce8">
            <text:p>-4.8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MarRyl Aidat 3/12</text:p>
          </table:table-cell>
          <table:table-cell table:style-name="ce120"/>
          <table:table-cell table:style-name="ce121"/>
          <table:table-cell office:value-type="float" office:value="-396.5" table:style-name="ce8">
            <text:p>-396,50</text:p>
          </table:table-cell>
          <table:table-cell table:style-name="ce28"/>
          <table:table-cell office:value-type="float" office:value="-396.5" table:style-name="ce8">
            <text:p>-396,50</text:p>
          </table:table-cell>
          <table:table-cell office:value-type="float" office:value="-5277.27" table:formula="of:=[.H14]+[.F15]+[.G15]" table:style-name="ce8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2"/>
          <table:table-cell table:style-name="ce133"/>
          <table:table-cell table:style-name="ce28"/>
          <table:table-cell table:number-columns-repeated="2" table:style-name="ce8"/>
          <table:table-cell office:value-type="float" office:value="-5277.27" table:formula="of:=[.H15]+[.F16]+[.G16]" table:style-name="ce8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0000383215 /TOKATAMASY/FATURA</text:p>
          </table:table-cell>
          <table:table-cell table:style-name="ce122"/>
          <table:table-cell table:style-name="ce133"/>
          <table:table-cell office:value-type="float" office:value="-200" table:style-name="ce8">
            <text:p>-200,00</text:p>
          </table:table-cell>
          <table:table-cell table:style-name="ce8"/>
          <table:table-cell office:value-type="float" office:value="-140.51" table:style-name="ce8">
            <text:p>-140,51</text:p>
          </table:table-cell>
          <table:table-cell office:value-type="float" office:value="-5417.7800000000007" table:formula="of:=[.H16]+[.F17]+[.G17]" table:style-name="ce8">
            <text:p>-5.417,7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000374398 /TOKATAMASY/FATURA</text:p>
          </table:table-cell>
          <table:table-cell table:style-name="ce122"/>
          <table:table-cell table:style-name="ce133"/>
          <table:table-cell office:value-type="float" office:value="-50" table:style-name="ce8">
            <text:p>-50,00</text:p>
          </table:table-cell>
          <table:table-cell table:style-name="ce8"/>
          <table:table-cell office:value-type="float" office:value="-59.47" table:style-name="ce8">
            <text:p>-59,47</text:p>
          </table:table-cell>
          <table:table-cell office:value-type="float" office:value="-5477.2500000000009" table:formula="of:=[.H17]+[.F18]+[.G18]" table:style-name="ce8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2"/>
          <table:table-cell table:style-name="ce133"/>
          <table:table-cell table:style-name="ce28"/>
          <table:table-cell table:number-columns-repeated="2" table:style-name="ce8"/>
          <table:table-cell office:value-type="float" office:value="-5477.2500000000009" table:formula="of:=[.H18]+[.F19]+[.G19]" table:style-name="ce8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amazon 240gbWd ssd-braun-64gb 5/6</text:p>
          </table:table-cell>
          <table:table-cell table:style-name="ce122"/>
          <table:table-cell table:style-name="ce133"/>
          <table:table-cell office:value-type="float" office:value="-177.65" table:style-name="ce8">
            <text:p>-177,65</text:p>
          </table:table-cell>
          <table:table-cell table:number-columns-repeated="2" table:style-name="ce8"/>
          <table:table-cell office:value-type="float" office:value="-5477.2500000000009" table:formula="of:=[.H19]+[.F20]+[.G20]" table:style-name="ce8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ecathlon ayakkabı</text:p>
          </table:table-cell>
          <table:table-cell table:style-name="ce122"/>
          <table:table-cell table:style-name="ce133"/>
          <table:table-cell office:value-type="float" office:value="-100" table:style-name="ce8">
            <text:p>-100,00</text:p>
          </table:table-cell>
          <table:table-cell table:number-columns-repeated="2" table:style-name="ce8"/>
          <table:table-cell office:value-type="float" office:value="-5477.2500000000009" table:formula="of:=[.H20]+[.F21]+[.G21]" table:style-name="ce8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240" table:style-name="ce122">
            <text:p>2240</text:p>
          </table:table-cell>
          <table:table-cell table:style-name="ce122"/>
          <table:table-cell table:style-name="ce133"/>
          <table:table-cell office:value-type="float" office:value="-60" table:style-name="ce8">
            <text:p>-60,00</text:p>
          </table:table-cell>
          <table:table-cell table:number-columns-repeated="2" table:style-name="ce8"/>
          <table:table-cell office:value-type="float" office:value="-5477.2500000000009" table:formula="of:=[.H21]+[.F22]+[.G22]" table:style-name="ce8">
            <text:p>-5.477,25</text:p>
          </table:table-cell>
          <table:table-cell table:number-columns-repeated="16376"/>
        </table:table-row>
        <table:table-row table:style-name="ro1">
          <table:table-cell office:value-type="date" office:date-value="2022-08-04T00:00:00" table:style-name="ce115">
            <text:p>04.08.2022</text:p>
          </table:table-cell>
          <table:table-cell office:value-type="string" table:style-name="ce122">
            <text:p>4876 KK</text:p>
          </table:table-cell>
          <table:table-cell table:style-name="ce122"/>
          <table:table-cell table:style-name="ce133"/>
          <table:table-cell table:style-name="ce28"/>
          <table:table-cell table:style-name="ce8"/>
          <table:table-cell office:value-type="float" office:value="-337.65" table:style-name="ce8">
            <text:p>-337,65</text:p>
          </table:table-cell>
          <table:table-cell office:value-type="float" office:value="-5814.9000000000005" table:formula="of:=[.H22]+[.F23]+[.G23]" table:style-name="ce8">
            <text:p>-5.814,90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115">
            <text:p>26.08.2022</text:p>
          </table:table-cell>
          <table:table-cell office:value-type="string" table:style-name="ce122">
            <text:p>yasemin ehliyet</text:p>
          </table:table-cell>
          <table:table-cell table:style-name="ce122"/>
          <table:table-cell table:style-name="ce133"/>
          <table:table-cell table:style-name="ce28"/>
          <table:table-cell table:style-name="ce8"/>
          <table:table-cell office:value-type="float" office:value="-1500" table:style-name="ce8">
            <text:p>-1.500,00</text:p>
          </table:table-cell>
          <table:table-cell office:value-type="float" office:value="-7314.9000000000005" table:formula="of:=[.H23]+[.F24]+[.G24]" table:style-name="ce8">
            <text:p>-7.314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5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6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2108" table:style-name="ce8">
            <text:p>-2.108,00</text:p>
          </table:table-cell>
          <table:table-cell office:value-type="float" office:value="-9422.9000000000015" table:formula="of:=[.H24]+[.F25]+[.G25]" table:style-name="ce8">
            <text:p>-9.422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5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6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2108" table:style-name="ce8">
            <text:p>-2.108,00</text:p>
          </table:table-cell>
          <table:table-cell office:value-type="float" office:value="-11530.900000000001" table:formula="of:=[.H25]+[.F26]+[.G26]" table:style-name="ce8">
            <text:p>-11.53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"/>
          <table:table-cell office:value-type="float" office:value="-1500" table:style-name="ce8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8">
            <text:p>-11.530,90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115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1038" table:style-name="ce8">
            <text:p>-1.038,00</text:p>
          </table:table-cell>
          <table:table-cell office:value-type="float" office:value="-12568.900000000001" table:formula="of:=[.H27]+[.F28]+[.G28]" table:style-name="ce8">
            <text:p>-12.568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3000" table:style-name="ce8">
            <text:p>-3.000,00</text:p>
          </table:table-cell>
          <table:table-cell office:value-type="float" office:value="-15568.900000000001" table:formula="of:=[.H28]+[.F29]+[.G29]" table:style-name="ce8">
            <text:p>-15.568,90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115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638" table:style-name="ce8">
            <text:p>-638,00</text:p>
          </table:table-cell>
          <table:table-cell office:value-type="float" office:value="-16206.900000000001" table:formula="of:=[.H29]+[.F30]+[.G30]" table:style-name="ce8">
            <text:p>-16.2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400" table:style-name="ce8">
            <text:p>-400,00</text:p>
          </table:table-cell>
          <table:table-cell office:value-type="float" office:value="-16606.900000000001" table:formula="of:=[.H30]+[.F31]+[.G31]" table:style-name="ce8">
            <text:p>-16.6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1872.16" table:style-name="ce8">
            <text:p>-1.872,16</text:p>
          </table:table-cell>
          <table:table-cell office:value-type="float" office:value="-18479.060000000001" table:formula="of:=[.H31]+[.F32]+[.G32]" table:style-name="ce8">
            <text:p>-18.479,0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3.74" table:style-name="ce8">
            <text:p>-3,74</text:p>
          </table:table-cell>
          <table:table-cell office:value-type="float" office:value="-18482.800000000003" table:formula="of:=[.H32]+[.F33]+[.G33]" table:style-name="ce8">
            <text:p>-18.4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700" table:style-name="ce8">
            <text:p>-700,00</text:p>
          </table:table-cell>
          <table:table-cell office:value-type="float" office:value="-19182.800000000003" table:formula="of:=[.H33]+[.F34]+[.G34]" table:style-name="ce8">
            <text:p>-19.1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380" table:style-name="ce8">
            <text:p>-380,00</text:p>
          </table:table-cell>
          <table:table-cell office:value-type="float" office:value="-19562.800000000003" table:formula="of:=[.H34]+[.F35]+[.G35]" table:style-name="ce8">
            <text:p>-19.5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200" table:style-name="ce8">
            <text:p>-200,00</text:p>
          </table:table-cell>
          <table:table-cell office:value-type="float" office:value="-19762.800000000003" table:formula="of:=[.H35]+[.F36]+[.G36]" table:style-name="ce8">
            <text:p>-19.7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100" table:style-name="ce8">
            <text:p>-100,00</text:p>
          </table:table-cell>
          <table:table-cell office:value-type="float" office:value="-19862.800000000003" table:formula="of:=[.H36]+[.F37]+[.G37]" table:style-name="ce8">
            <text:p>-19.8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8">
            <text:p>-26.862,8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6"/>
          <table:table-cell table:number-columns-repeated="2" table:style-name="ce1"/>
          <table:table-cell office:value-type="float" office:value="-26862.800000000003" table:formula="of:=[.H38]+[.F39]+[.G39]" table:style-name="ce8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115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122"/>
          <table:table-cell table:style-name="ce133"/>
          <table:table-cell table:style-name="ce28"/>
          <table:table-cell table:number-columns-repeated="2" table:style-name="ce8"/>
          <table:table-cell office:value-type="float" office:value="-26862.800000000003" table:formula="of:=[.H39]+[.F40]+[.G40]" table:style-name="ce8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115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122"/>
          <table:table-cell table:style-name="ce227"/>
          <table:table-cell table:style-name="ce28"/>
          <table:table-cell office:value-type="float" office:value="20000" table:style-name="ce8">
            <text:p>20.000,00</text:p>
          </table:table-cell>
          <table:table-cell table:style-name="ce8"/>
          <table:table-cell office:value-type="float" office:value="-6862.8000000000029" table:formula="of:=[.H40]+[.F41]+[.G41]" table:style-name="ce8">
            <text:p>-6.862,80</text:p>
          </table:table-cell>
          <table:table-cell table:number-columns-repeated="16376"/>
        </table:table-row>
        <table:table-row table:style-name="ro1">
          <table:table-cell office:value-type="date" office:date-value="2022-08-05T00:00:00" table:style-name="ce115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122"/>
          <table:table-cell table:style-name="ce133"/>
          <table:table-cell table:style-name="ce28"/>
          <table:table-cell office:value-type="float" office:value="25000" table:style-name="ce8">
            <text:p>25.000,00</text:p>
          </table:table-cell>
          <table:table-cell table:style-name="ce8"/>
          <table:table-cell office:value-type="float" office:value="18137.199999999997" table:formula="of:=[.H41]+[.F42]+[.G42]" table:style-name="ce8">
            <text:p>18.137,2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E Emre Aktaş kira geri ödemesi</text:p>
          </table:table-cell>
          <table:table-cell table:style-name="ce122"/>
          <table:table-cell table:style-name="ce133"/>
          <table:table-cell table:style-name="ce28"/>
          <table:table-cell table:style-name="ce8"/>
          <table:table-cell office:value-type="float" office:value="-5365" table:style-name="ce8">
            <text:p>-5.365,00</text:p>
          </table:table-cell>
          <table:table-cell office:value-type="float" office:value="12772.199999999997" table:formula="of:=[.H42]+[.F43]+[.G43]" table:style-name="ce8">
            <text:p>12.772,2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G Metin ÇELİK 31-9-22 – 23</text:p>
          </table:table-cell>
          <table:table-cell table:style-name="ce122"/>
          <table:table-cell table:style-name="ce133"/>
          <table:table-cell table:style-name="ce28"/>
          <table:table-cell office:value-type="float" office:value="40000" table:style-name="ce8">
            <text:p>40.000,00</text:p>
          </table:table-cell>
          <table:table-cell table:style-name="ce8"/>
          <table:table-cell office:value-type="float" office:value="52772.2" table:formula="of:=[.H43]+[.F44]+[.G44]" table:style-name="ce8">
            <text:p>52.772,2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40000 + (8 x 1000) = 48000 TL</text:p>
          </table:table-cell>
          <table:table-cell table:style-name="ce122"/>
          <table:table-cell table:style-name="ce133"/>
          <table:table-cell table:style-name="ce28"/>
          <table:table-cell table:number-columns-repeated="2" table:style-name="ce8"/>
          <table:table-cell office:value-type="float" office:value="52772.2" table:formula="of:=[.H44]+[.F45]+[.G45]" table:style-name="ce8">
            <text:p>52.772,20</text:p>
          </table:table-cell>
          <table:table-cell table:number-columns-repeated="16376"/>
        </table:table-row>
        <table:table-row table:style-name="ro1">
          <table:table-cell table:style-name="ce115"/>
          <table:table-cell table:style-name="ce1"/>
          <table:table-cell table:style-name="ce122"/>
          <table:table-cell table:style-name="ce133"/>
          <table:table-cell table:style-name="ce28"/>
          <table:table-cell table:number-columns-repeated="2" table:style-name="ce8"/>
          <table:table-cell office:value-type="float" office:value="52772.2" table:formula="of:=[.H45]+[.F46]+[.G46]" table:style-name="ce8">
            <text:p>52.772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8">
            <text:p>4.299,50</text:p>
          </table:table-cell>
          <table:table-cell table:style-name="ce6"/>
          <table:table-cell office:value-type="float" office:value="4299.5" table:style-name="ce8">
            <text:p>4.299,50</text:p>
          </table:table-cell>
          <table:table-cell table:style-name="ce8"/>
          <table:table-cell office:value-type="float" office:value="57071.7" table:formula="of:=[.H46]+[.F47]+[.G47]" table:style-name="ce8">
            <text:p>57.07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6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58721.7" table:formula="of:=[.H47]+[.F48]+[.G48]" table:style-name="ce8">
            <text:p>58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5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8">
            <text:p>3.000,00</text:p>
          </table:table-cell>
          <table:table-cell table:style-name="ce6"/>
          <table:table-cell office:value-type="float" office:value="3000" table:style-name="ce8">
            <text:p>3.000,00</text:p>
          </table:table-cell>
          <table:table-cell table:style-name="ce8"/>
          <table:table-cell office:value-type="float" office:value="61721.7" table:formula="of:=[.H48]+[.F49]+[.G49]" table:style-name="ce8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107">
            <text:p>20.000,00</text:p>
          </table:table-cell>
          <table:table-cell table:style-name="ce6"/>
          <table:table-cell table:number-columns-repeated="2" table:style-name="ce1"/>
          <table:table-cell office:value-type="float" office:value="61721.7" table:formula="of:=[.H49]+[.F50]+[.G50]" table:style-name="ce8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0]+[.F51]+[.G51]" table:style-name="ce8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107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8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2]+[.F53]+[.G53]" table:style-name="ce8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8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8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94">
            <text:p>Doğuş Kira 11/12-2022-23 kalan bakiye</text:p>
          </table:table-cell>
          <table:table-cell table:style-name="ce194"/>
          <table:table-cell office:value-type="float" office:value="1000" table:style-name="ce197">
            <text:p>1.000,00</text:p>
          </table:table-cell>
          <table:table-cell table:style-name="ce194"/>
          <table:table-cell office:value-type="float" office:value="1000" table:style-name="ce229">
            <text:p>1.000,00</text:p>
          </table:table-cell>
          <table:table-cell table:style-name="ce1"/>
          <table:table-cell office:value-type="float" office:value="62721.7" table:formula="of:=[.H54]+[.F55]+[.G55]" table:style-name="ce8">
            <text:p>62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5">
            <text:p>29.08.2022</text:p>
          </table:table-cell>
          <table:table-cell office:value-type="string" table:style-name="ce230">
            <text:p>Doğuş Kira 12/12-2022-23 BANKADAN</text:p>
          </table:table-cell>
          <table:table-cell office:value-type="string" table:style-name="ce230">
            <text:p>BH</text:p>
          </table:table-cell>
          <table:table-cell office:value-type="float" office:value="5000" table:style-name="ce231">
            <text:p>5.000,00</text:p>
          </table:table-cell>
          <table:table-cell table:style-name="ce230"/>
          <table:table-cell office:value-type="float" office:value="5000" table:style-name="ce232">
            <text:p>5.000,00</text:p>
          </table:table-cell>
          <table:table-cell table:style-name="ce1"/>
          <table:table-cell office:value-type="float" office:value="67721.7" table:formula="of:=[.H55]+[.F56]+[.G56]" table:style-name="ce8">
            <text:p>67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94">
            <text:p>SnyF-Kynkçı Merdal elektrik haziran</text:p>
          </table:table-cell>
          <table:table-cell table:style-name="ce194"/>
          <table:table-cell table:style-name="ce233"/>
          <table:table-cell table:style-name="ce194"/>
          <table:table-cell office:value-type="float" office:value="445.63" table:style-name="ce194">
            <text:p>445,63</text:p>
          </table:table-cell>
          <table:table-cell table:style-name="ce1"/>
          <table:table-cell office:value-type="float" office:value="68167.33" table:formula="of:=[.H56]+[.F57]+[.G57]" table:style-name="ce8">
            <text:p>68.167,3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8167.33" table:formula="of:=[.H57]+[.F58]+[.G58]" table:style-name="ce8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37">
            <text:p>SnyF-Kynkçı Merdal 10/12-2022</text:p>
          </table:table-cell>
          <table:table-cell table:style-name="ce37"/>
          <table:table-cell office:value-type="float" office:value="4000" table:formula="of:=['07'.D55]" table:style-name="ce223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8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37">
            <text:p>SnyF-Kynkçı Merdal 11/12-2022</text:p>
          </table:table-cell>
          <table:table-cell table:style-name="ce37"/>
          <table:table-cell office:value-type="float" office:value="4000" table:style-name="ce223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8">
            <text:p>68.167,33</text:p>
          </table:table-cell>
          <table:table-cell table:number-columns-repeated="16376"/>
        </table:table-row>
        <table:table-row table:number-rows-repeated="1048516" table:style-name="ro1">
          <table:table-cell table:number-columns-repeated="16384"/>
        </table:table-row>
      </table:table>
      <table:table table:name="07" table:style-name="ta3">
        <table:table-column table:style-name="co30" table:default-cell-style-name="ce1"/>
        <table:table-column table:style-name="co60" table:default-cell-style-name="ce1"/>
        <table:table-column table:style-name="co61" table:default-cell-style-name="ce1"/>
        <table:table-column table:style-name="co3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2.37" table:style-name="ce77">
            <text:p>2,37</text:p>
          </table:table-cell>
          <table:table-cell table:number-columns-repeated="2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TEMMUZ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7131.070000000003" table:formula="of:=SUM([.D4:.D90])" table:style-name="ce46">
            <text:p>27.131,07</text:p>
          </table:table-cell>
          <table:table-cell office:value-type="float" office:value="-17400.82" table:formula="of:=SUM([.E4:.E90])" table:style-name="ce46">
            <text:p>-17.400,82</text:p>
          </table:table-cell>
          <table:table-cell office:value-type="float" office:value="16133.3" table:formula="of:=SUM([.F4:.F87])" table:style-name="ce46">
            <text:p>16.133,30</text:p>
          </table:table-cell>
          <table:table-cell office:value-type="float" office:value="-20600.82" table:formula="of:=SUM([.G4:.G87])" table:style-name="ce46">
            <text:p>-20.600,82</text:p>
          </table:table-cell>
          <table:table-cell office:value-type="float" office:value="-4467.5200000000004" table:formula="of:=[.F2]+[.G2]" table:style-name="ce46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2" table:style-name="ce6"/>
          <table:table-cell table:number-columns-repeated="4" table:style-name="ce8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8"/>
          <table:table-cell office:value-type="float" office:value="1060" table:style-name="ce1">
            <text:p>1060</text:p>
          </table:table-cell>
          <table:table-cell table:style-name="ce8"/>
          <table:table-cell office:value-type="float" office:value="1060" table:formula="of:=[.H4]+[.F5]+[.G5]" table:style-name="ce8">
            <text:p>1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8"/>
          <table:table-cell office:value-type="float" office:value="325" table:style-name="ce1">
            <text:p>325</text:p>
          </table:table-cell>
          <table:table-cell table:style-name="ce8"/>
          <table:table-cell office:value-type="float" office:value="1385" table:formula="of:=[.H5]+[.F6]+[.G6]" table:style-name="ce8">
            <text:p>1.385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385" table:formula="of:=[.H6]+[.F7]+[.G7]" table:style-name="ce8">
            <text:p>1.38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8"/>
          <table:table-cell office:value-type="float" office:value="48.8" table:style-name="ce8">
            <text:p>48,80</text:p>
          </table:table-cell>
          <table:table-cell table:style-name="ce8"/>
          <table:table-cell office:value-type="float" office:value="1433.8" table:formula="of:=[.H7]+[.F8]+[.G8]" table:style-name="ce8">
            <text:p>1.433,80</text:p>
          </table:table-cell>
          <table:table-cell table:number-columns-repeated="16376"/>
        </table:table-row>
        <table:table-row table:style-name="ro1">
          <table:table-cell office:value-type="date" office:date-value="2022-07-13T00:00:00" table:style-name="ce115">
            <text:p>13.07.2022</text:p>
          </table:table-cell>
          <table:table-cell office:value-type="string" table:style-name="ce122">
            <text:p>9522138254 /CK ÇEPESAŞ/FATURA</text:p>
          </table:table-cell>
          <table:table-cell table:number-columns-repeated="2" table:style-name="ce122"/>
          <table:table-cell office:value-type="float" office:value="-1429.2" table:style-name="ce8">
            <text:p>-1.429,20</text:p>
          </table:table-cell>
          <table:table-cell table:style-name="ce8"/>
          <table:table-cell office:value-type="float" office:value="-1429.2" table:style-name="ce8">
            <text:p>-1.429,20</text:p>
          </table:table-cell>
          <table:table-cell office:value-type="float" office:value="4.5999999999999091" table:formula="of:=[.H8]+[.F9]+[.G9]" table:style-name="ce8">
            <text:p>4,6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3" table:style-name="ce8"/>
          <table:table-cell office:value-type="float" office:value="4.5999999999999091" table:formula="of:=[.H9]+[.F10]+[.G10]" table:style-name="ce8">
            <text:p>4,6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115">
            <text:p>04.07.2022</text:p>
          </table:table-cell>
          <table:table-cell office:value-type="string" table:style-name="ce120">
            <text:p>5847500300 /CK ÇEPESAŞ/FATURA</text:p>
          </table:table-cell>
          <table:table-cell table:number-columns-repeated="2" table:style-name="ce120"/>
          <table:table-cell office:value-type="float" office:value="-219" table:style-name="ce8">
            <text:p>-219,00</text:p>
          </table:table-cell>
          <table:table-cell table:style-name="ce28"/>
          <table:table-cell office:value-type="float" office:value="-219" table:style-name="ce8">
            <text:p>-219,00</text:p>
          </table:table-cell>
          <table:table-cell office:value-type="float" office:value="-214.40000000000009" table:formula="of:=[.H10]+[.F11]+[.G11]" table:style-name="ce8">
            <text:p>-214,4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115">
            <text:p>04.07.2022</text:p>
          </table:table-cell>
          <table:table-cell office:value-type="string" table:style-name="ce120">
            <text:p>8222520300 /CK ÇEPESAŞ/FATURA</text:p>
          </table:table-cell>
          <table:table-cell table:number-columns-repeated="2" table:style-name="ce120"/>
          <table:table-cell office:value-type="float" office:value="-438.6" table:style-name="ce8">
            <text:p>-438,60</text:p>
          </table:table-cell>
          <table:table-cell table:style-name="ce28"/>
          <table:table-cell office:value-type="float" office:value="-438.6" table:style-name="ce8">
            <text:p>-438,60</text:p>
          </table:table-cell>
          <table:table-cell office:value-type="float" office:value="-653.00000000000011" table:formula="of:=[.H11]+[.F12]+[.G12]" table:style-name="ce8">
            <text:p>-653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0"/>
          <table:table-cell table:style-name="ce8"/>
          <table:table-cell table:style-name="ce28"/>
          <table:table-cell table:style-name="ce8"/>
          <table:table-cell office:value-type="float" office:value="-653.00000000000011" table:formula="of:=[.H12]+[.F13]+[.G13]" table:style-name="ce8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115">
            <text:p>05.07.2022</text:p>
          </table:table-cell>
          <table:table-cell office:value-type="string" table:style-name="ce120">
            <text:p>ziraat pervine havale kredi için</text:p>
          </table:table-cell>
          <table:table-cell table:number-columns-repeated="2" table:style-name="ce120"/>
          <table:table-cell table:style-name="ce8"/>
          <table:table-cell table:style-name="ce28"/>
          <table:table-cell office:value-type="float" office:value="-3450" table:style-name="ce8">
            <text:p>-3.450,00</text:p>
          </table:table-cell>
          <table:table-cell office:value-type="float" office:value="-4103" table:formula="of:=[.H13]+[.F14]+[.G14]" table:style-name="ce8">
            <text:p>-4.10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115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">
            <text:p>3.450,00</text:p>
          </table:table-cell>
          <table:table-cell table:style-name="ce1"/>
          <table:table-cell office:value-type="float" office:value="-653" table:formula="of:=[.H14]+[.F15]+[.G15]" table:style-name="ce8">
            <text:p>-653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4" table:style-name="ce1"/>
          <table:table-cell table:style-name="ce2"/>
          <table:table-cell table:style-name="ce1"/>
          <table:table-cell office:value-type="float" office:value="-653" table:formula="of:=[.H15]+[.F16]+[.G16]" table:style-name="ce8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115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8">
            <text:p>-4,89</text:p>
          </table:table-cell>
          <table:table-cell table:style-name="ce2"/>
          <table:table-cell office:value-type="float" office:value="-4.8899999999999997" table:style-name="ce8">
            <text:p>-4,89</text:p>
          </table:table-cell>
          <table:table-cell office:value-type="float" office:value="-657.89" table:formula="of:=[.H16]+[.F17]+[.G17]" table:style-name="ce8">
            <text:p>-6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115">
            <text:p>07.07.2022</text:p>
          </table:table-cell>
          <table:table-cell office:value-type="string" table:style-name="ce120">
            <text:p>Adem Özen Kira Ödemesi 2/12</text:p>
          </table:table-cell>
          <table:table-cell table:number-columns-repeated="2" table:style-name="ce120"/>
          <table:table-cell office:value-type="float" office:value="-4300" table:style-name="ce8">
            <text:p>-4.300,00</text:p>
          </table:table-cell>
          <table:table-cell table:style-name="ce28"/>
          <table:table-cell office:value-type="float" office:value="-4300" table:style-name="ce8">
            <text:p>-4.300,00</text:p>
          </table:table-cell>
          <table:table-cell office:value-type="float" office:value="-4957.8900000000003" table:formula="of:=[.H17]+[.F18]+[.G18]" table:style-name="ce8">
            <text:p>-4.9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115">
            <text:p>07.07.2022</text:p>
          </table:table-cell>
          <table:table-cell office:value-type="string" table:style-name="ce120">
            <text:p>MarRyl Aidat 2/12</text:p>
          </table:table-cell>
          <table:table-cell table:number-columns-repeated="2" table:style-name="ce120"/>
          <table:table-cell office:value-type="float" office:value="-396.5" table:style-name="ce8">
            <text:p>-396,50</text:p>
          </table:table-cell>
          <table:table-cell table:style-name="ce28"/>
          <table:table-cell office:value-type="float" office:value="-396.5" table:style-name="ce8">
            <text:p>-396,50</text:p>
          </table:table-cell>
          <table:table-cell office:value-type="float" office:value="-5354.39" table:formula="of:=[.H18]+[.F19]+[.G19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5354.39" table:formula="of:=[.H19]+[.F20]+[.G20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0000383215 /TOKATAMASY/FATURA</text:p>
          </table:table-cell>
          <table:table-cell table:number-columns-repeated="2" table:style-name="ce122"/>
          <table:table-cell office:value-type="float" office:value="-200" table:style-name="ce28">
            <text:p>-200,00</text:p>
          </table:table-cell>
          <table:table-cell table:number-columns-repeated="2" table:style-name="ce8"/>
          <table:table-cell office:value-type="float" office:value="-5354.39" table:formula="of:=[.H20]+[.F21]+[.G21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000374398 /TOKATAMASY/FATURA</text:p>
          </table:table-cell>
          <table:table-cell table:number-columns-repeated="2" table:style-name="ce122"/>
          <table:table-cell office:value-type="float" office:value="-50" table:style-name="ce28">
            <text:p>-50,00</text:p>
          </table:table-cell>
          <table:table-cell table:number-columns-repeated="2" table:style-name="ce8"/>
          <table:table-cell office:value-type="float" office:value="-5354.39" table:formula="of:=[.H21]+[.F22]+[.G22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5354.39" table:formula="of:=[.H22]+[.F23]+[.G23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amazon 240gbWd ssd-braun-64gb 4/6</text:p>
          </table:table-cell>
          <table:table-cell table:number-columns-repeated="2" table:style-name="ce122"/>
          <table:table-cell office:value-type="float" office:value="-177.65" table:style-name="ce8">
            <text:p>-177,65</text:p>
          </table:table-cell>
          <table:table-cell table:number-columns-repeated="2" table:style-name="ce8"/>
          <table:table-cell office:value-type="float" office:value="-5354.39" table:formula="of:=[.H23]+[.F24]+[.G24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topçam</text:p>
          </table:table-cell>
          <table:table-cell table:number-columns-repeated="2" table:style-name="ce122"/>
          <table:table-cell office:value-type="float" office:value="-300" table:style-name="ce8">
            <text:p>-300,00</text:p>
          </table:table-cell>
          <table:table-cell table:number-columns-repeated="2" table:style-name="ce8"/>
          <table:table-cell office:value-type="float" office:value="-5354.39" table:formula="of:=[.H24]+[.F25]+[.G25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istanbulkart</text:p>
          </table:table-cell>
          <table:table-cell table:number-columns-repeated="2" table:style-name="ce122"/>
          <table:table-cell office:value-type="float" office:value="-31.99" table:style-name="ce8">
            <text:p>-31,99</text:p>
          </table:table-cell>
          <table:table-cell table:number-columns-repeated="2" table:style-name="ce8"/>
          <table:table-cell office:value-type="float" office:value="-5354.39" table:formula="of:=[.H25]+[.F26]+[.G26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ayakkabı dechatlon ½</text:p>
          </table:table-cell>
          <table:table-cell table:number-columns-repeated="2" table:style-name="ce122"/>
          <table:table-cell office:value-type="float" office:value="-100" table:style-name="ce8">
            <text:p>-100,00</text:p>
          </table:table-cell>
          <table:table-cell table:number-columns-repeated="2" table:style-name="ce8"/>
          <table:table-cell office:value-type="float" office:value="-5354.39" table:formula="of:=[.H26]+[.F27]+[.G27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kamil bebek</text:p>
          </table:table-cell>
          <table:table-cell table:number-columns-repeated="2" table:style-name="ce122"/>
          <table:table-cell office:value-type="float" office:value="-344.2" table:style-name="ce8">
            <text:p>-344,20</text:p>
          </table:table-cell>
          <table:table-cell table:number-columns-repeated="2" table:style-name="ce8"/>
          <table:table-cell office:value-type="float" office:value="-5354.39" table:formula="of:=[.H27]+[.F28]+[.G28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topçam eskişehir tokat</text:p>
          </table:table-cell>
          <table:table-cell table:number-columns-repeated="2" table:style-name="ce122"/>
          <table:table-cell office:value-type="float" office:value="-400" table:style-name="ce8">
            <text:p>-400,00</text:p>
          </table:table-cell>
          <table:table-cell table:number-columns-repeated="2" table:style-name="ce8"/>
          <table:table-cell office:value-type="float" office:value="-5354.39" table:formula="of:=[.H28]+[.F29]+[.G29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tokat avm</text:p>
          </table:table-cell>
          <table:table-cell table:number-columns-repeated="2" table:style-name="ce122"/>
          <table:table-cell office:value-type="float" office:value="-256.89" table:style-name="ce8">
            <text:p>-256,89</text:p>
          </table:table-cell>
          <table:table-cell table:number-columns-repeated="2" table:style-name="ce8"/>
          <table:table-cell office:value-type="float" office:value="-5354.39" table:formula="of:=[.H29]+[.F30]+[.G30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sen yıl petrol</text:p>
          </table:table-cell>
          <table:table-cell table:number-columns-repeated="2" table:style-name="ce122"/>
          <table:table-cell office:value-type="float" office:value="-400" table:style-name="ce8">
            <text:p>-400,00</text:p>
          </table:table-cell>
          <table:table-cell table:number-columns-repeated="2" table:style-name="ce8"/>
          <table:table-cell office:value-type="float" office:value="-5354.39" table:formula="of:=[.H30]+[.F31]+[.G31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a101 merdiven</text:p>
          </table:table-cell>
          <table:table-cell table:number-columns-repeated="2" table:style-name="ce122"/>
          <table:table-cell office:value-type="float" office:value="-529.9" table:style-name="ce8">
            <text:p>-529,90</text:p>
          </table:table-cell>
          <table:table-cell table:number-columns-repeated="2" table:style-name="ce8"/>
          <table:table-cell office:value-type="float" office:value="-5354.39" table:formula="of:=[.H31]+[.F32]+[.G32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vodafon</text:p>
          </table:table-cell>
          <table:table-cell table:number-columns-repeated="2" table:style-name="ce122"/>
          <table:table-cell office:value-type="float" office:value="-70" table:style-name="ce8">
            <text:p>-70,00</text:p>
          </table:table-cell>
          <table:table-cell table:number-columns-repeated="2" table:style-name="ce8"/>
          <table:table-cell office:value-type="float" office:value="-5354.39" table:formula="of:=[.H32]+[.F33]+[.G33]" table:style-name="ce8">
            <text:p>-5.354,39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115">
            <text:p>05.07.2022</text:p>
          </table:table-cell>
          <table:table-cell office:value-type="string" table:style-name="ce122">
            <text:p>4876 KK</text:p>
          </table:table-cell>
          <table:table-cell table:number-columns-repeated="2" table:style-name="ce122"/>
          <table:table-cell table:style-name="ce28"/>
          <table:table-cell table:style-name="ce8"/>
          <table:table-cell office:value-type="float" office:value="-2610.63" table:style-name="ce8">
            <text:p>-2.610,63</text:p>
          </table:table-cell>
          <table:table-cell office:value-type="float" office:value="-7965.02" table:formula="of:=[.H33]+[.F34]+[.G34]" table:style-name="ce8">
            <text:p>-7.9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merdiven alüminyum motorcu ibo iade</text:p>
          </table:table-cell>
          <table:table-cell table:style-name="ce122"/>
          <table:table-cell office:value-type="float" office:value="200" table:style-name="ce227">
            <text:p>200,00</text:p>
          </table:table-cell>
          <table:table-cell table:style-name="ce8"/>
          <table:table-cell office:value-type="float" office:value="200" table:style-name="ce8">
            <text:p>200,00</text:p>
          </table:table-cell>
          <table:table-cell table:style-name="ce8"/>
          <table:table-cell office:value-type="float" office:value="-7765.02" table:formula="of:=[.H34]+[.F35]+[.G35]" table:style-name="ce8">
            <text:p>-7.7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8">
            <text:p>-2.107,00</text:p>
          </table:table-cell>
          <table:table-cell table:style-name="ce8"/>
          <table:table-cell office:value-type="float" office:value="-2107" table:style-name="ce8">
            <text:p>-2.107,00</text:p>
          </table:table-cell>
          <table:table-cell office:value-type="float" office:value="-9872.02" table:formula="of:=[.H35]+[.F36]+[.G36]" table:style-name="ce8">
            <text:p>-9.8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8">
            <text:p>-500,00</text:p>
          </table:table-cell>
          <table:table-cell table:style-name="ce8"/>
          <table:table-cell office:value-type="float" office:value="-500" table:style-name="ce8">
            <text:p>-500,00</text:p>
          </table:table-cell>
          <table:table-cell office:value-type="float" office:value="-10372.02" table:formula="of:=[.H36]+[.F37]+[.G37]" table:style-name="ce8">
            <text:p>-10.3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8">
            <text:p>-2.107,00</text:p>
          </table:table-cell>
          <table:table-cell table:style-name="ce8"/>
          <table:table-cell office:value-type="float" office:value="-2107" table:style-name="ce8">
            <text:p>-2.107,00</text:p>
          </table:table-cell>
          <table:table-cell office:value-type="float" office:value="-12479.02" table:formula="of:=[.H37]+[.F38]+[.G38]" table:style-name="ce8">
            <text:p>-12.4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8">
            <text:p>-500,00</text:p>
          </table:table-cell>
          <table:table-cell table:style-name="ce8"/>
          <table:table-cell office:value-type="float" office:value="-500" table:style-name="ce8">
            <text:p>-500,00</text:p>
          </table:table-cell>
          <table:table-cell office:value-type="float" office:value="-12979.02" table:formula="of:=[.H38]+[.F39]+[.G39]" table:style-name="ce8">
            <text:p>-12.9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1"/>
          <table:table-cell office:value-type="float" office:value="-1500" table:style-name="ce8">
            <text:p>-1.500,00</text:p>
          </table:table-cell>
          <table:table-cell office:value-type="float" office:value="-14479.02" table:formula="of:=[.H39]+[.F40]+[.G40]" table:style-name="ce8">
            <text:p>-14.479,02</text:p>
          </table:table-cell>
          <table:table-cell table:number-columns-repeated="16376"/>
        </table:table-row>
        <table:table-row table:style-name="ro1">
          <table:table-cell office:value-type="date" office:date-value="2022-07-22T00:00:00" table:style-name="ce115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8">
            <text:p>-1.038,00</text:p>
          </table:table-cell>
          <table:table-cell table:style-name="ce1"/>
          <table:table-cell office:value-type="float" office:value="-1038" table:style-name="ce8">
            <text:p>-1.038,00</text:p>
          </table:table-cell>
          <table:table-cell office:value-type="float" office:value="-15517.02" table:formula="of:=[.H40]+[.F41]+[.G41]" table:style-name="ce8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15517.02" table:formula="of:=[.H41]+[.F42]+[.G42]" table:style-name="ce8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maaş bayramlık</text:p>
          </table:table-cell>
          <table:table-cell table:style-name="ce122"/>
          <table:table-cell office:value-type="float" office:value="1100" table:style-name="ce227">
            <text:p>1.100,00</text:p>
          </table:table-cell>
          <table:table-cell table:style-name="ce8"/>
          <table:table-cell office:value-type="float" office:value="1100" table:style-name="ce8">
            <text:p>1.100,00</text:p>
          </table:table-cell>
          <table:table-cell table:style-name="ce8"/>
          <table:table-cell office:value-type="float" office:value="-14417.02" table:formula="of:=[.H42]+[.F43]+[.G43]" table:style-name="ce8">
            <text:p>-14.4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28">
            <text:p>4.299,50</text:p>
          </table:table-cell>
          <table:table-cell table:style-name="ce1"/>
          <table:table-cell office:value-type="float" office:value="4299.5" table:style-name="ce8">
            <text:p>4.299,50</text:p>
          </table:table-cell>
          <table:table-cell table:style-name="ce8"/>
          <table:table-cell office:value-type="float" office:value="-10117.52" table:formula="of:=[.H43]+[.F44]+[.G44]" table:style-name="ce8">
            <text:p>-10.11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-8467.52" table:formula="of:=[.H44]+[.F45]+[.G45]" table:style-name="ce8">
            <text:p>-8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8"/>
          <table:table-cell table:style-name="ce1"/>
          <table:table-cell table:number-columns-repeated="2" table:style-name="ce8"/>
          <table:table-cell office:value-type="float" office:value="-8467.52" table:formula="of:=[.H45]+[.F46]+[.G46]" table:style-name="ce8">
            <text:p>-8.467,52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234">
            <text:p>05.07.2022</text:p>
          </table:table-cell>
          <table:table-cell office:value-type="string" table:style-name="ce230">
            <text:p>Doğuş Kira 11/12-2022-23<text:s/><text:span text:style-name="T4">BANKADAN</text:span></text:p>
          </table:table-cell>
          <table:table-cell table:style-name="ce230"/>
          <table:table-cell office:value-type="float" office:value="4000" table:style-name="ce231">
            <text:p>4.000,00</text:p>
          </table:table-cell>
          <table:table-cell table:style-name="ce230"/>
          <table:table-cell office:value-type="float" office:value="4000" table:style-name="ce232">
            <text:p>4.000,00</text:p>
          </table:table-cell>
          <table:table-cell table:style-name="ce41"/>
          <table:table-cell office:value-type="float" office:value="-4467.5200000000004" table:formula="of:=[.H46]+[.F47]+[.G47]" table:style-name="ce8">
            <text:p>-4.467,52</text:p>
          </table:table-cell>
          <table:table-cell table:number-columns-repeated="16376"/>
        </table:table-row>
        <table:table-row table:style-name="ro1">
          <table:table-cell table:style-name="ce126"/>
          <table:table-cell office:value-type="string" table:style-name="ce225">
            <text:p>Doğuş Kira 11/12-2022-23 kalan bakiye</text:p>
          </table:table-cell>
          <table:table-cell table:style-name="ce225"/>
          <table:table-cell office:value-type="float" office:value="1000" table:style-name="ce235">
            <text:p>1.000,00</text:p>
          </table:table-cell>
          <table:table-cell table:style-name="ce225"/>
          <table:table-cell table:style-name="ce236"/>
          <table:table-cell table:style-name="ce237"/>
          <table:table-cell office:value-type="float" office:value="-4467.5200000000004" table:formula="of:=[.H47]+[.F48]+[.G48]" table:style-name="ce8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28">
            <text:p>5.000,00</text:p>
          </table:table-cell>
          <table:table-cell table:number-columns-repeated="3" table:style-name="ce8"/>
          <table:table-cell office:value-type="float" office:value="-4467.5200000000004" table:formula="of:=[.H48]+[.F49]+[.G49]" table:style-name="ce8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107">
            <text:p>4.000,00</text:p>
          </table:table-cell>
          <table:table-cell table:number-columns-repeated="3" table:style-name="ce8"/>
          <table:table-cell office:value-type="float" office:value="-4467.5200000000004" table:formula="of:=[.H49]+[.F50]+[.G50]" table:style-name="ce8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8"/>
          <table:table-cell table:number-columns-repeated="3" table:style-name="ce8"/>
          <table:table-cell office:value-type="float" office:value="-4467.5200000000004" table:formula="of:=[.H50]+[.F51]+[.G51]" table:style-name="ce8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8"/>
          <table:table-cell table:number-columns-repeated="3" table:style-name="ce8"/>
          <table:table-cell office:value-type="float" office:value="-4467.5200000000004" table:formula="of:=[.H51]+[.F52]+[.G52]" table:style-name="ce8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8"/>
          <table:table-cell table:number-columns-repeated="3" table:style-name="ce8"/>
          <table:table-cell office:value-type="float" office:value="-4467.5200000000004" table:formula="of:=[.H52]+[.F53]+[.G53]" table:style-name="ce8">
            <text:p>-4.467,52</text:p>
          </table:table-cell>
          <table:table-cell table:number-columns-repeated="16376"/>
        </table:table-row>
        <table:table-row table:style-name="ro1">
          <table:table-cell table:style-name="ce238"/>
          <table:table-cell office:value-type="string" table:style-name="ce238">
            <text:p>SnyF-Kynkçı Merdal elektrik</text:p>
          </table:table-cell>
          <table:table-cell table:style-name="ce238"/>
          <table:table-cell office:value-type="float" office:value="445.63" table:style-name="ce239">
            <text:p>445,63</text:p>
          </table:table-cell>
          <table:table-cell table:style-name="ce240"/>
          <table:table-cell table:style-name="ce238"/>
          <table:table-cell table:style-name="ce240"/>
          <table:table-cell office:value-type="float" office:value="-4467.5200000000004" table:formula="of:=[.H53]+[.F54]+[.G54]" table:style-name="ce8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38">
            <text:p>SnyF-Kynkçı Merdal 10/12-2022</text:p>
          </table:table-cell>
          <table:table-cell table:style-name="ce238"/>
          <table:table-cell office:value-type="float" office:value="4000" table:style-name="ce226">
            <text:p>4.000,00</text:p>
          </table:table-cell>
          <table:table-cell table:number-columns-repeated="3" table:style-name="ce225"/>
          <table:table-cell office:value-type="float" office:value="-4467.5200000000004" table:formula="of:=[.H54]+[.F55]+[.G55]" table:style-name="ce8">
            <text:p>-4.467,52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8"/>
          <table:table-cell table:number-columns-repeated="16376"/>
        </table:table-row>
        <table:table-row table:number-rows-repeated="1048518" table:style-name="ro1">
          <table:table-cell table:number-columns-repeated="16384"/>
        </table:table-row>
      </table:table>
      <table:table table:name="06" table:style-name="ta7">
        <table:table-column table:style-name="co30" table:default-cell-style-name="ce1"/>
        <table:table-column table:style-name="co60" table:default-cell-style-name="ce1"/>
        <table:table-column table:style-name="co61" table:default-cell-style-name="ce1"/>
        <table:table-column table:style-name="co3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95" table:style-name="ce77">
            <text:p>4,95</text:p>
          </table:table-cell>
          <table:table-cell table:number-columns-repeated="2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HAZİRAN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7837.05" table:formula="of:=SUM([.D4:.D44])" table:style-name="ce46">
            <text:p>17.837,05</text:p>
          </table:table-cell>
          <table:table-cell office:value-type="float" office:value="-28058.100000000002" table:formula="of:=SUM([.E4:.E80])" table:style-name="ce46">
            <text:p>-28.058,10</text:p>
          </table:table-cell>
          <table:table-cell office:value-type="float" office:value="16654.189999999999" table:formula="of:=SUM([.F4:.F77])" table:style-name="ce46">
            <text:p>16.654,19</text:p>
          </table:table-cell>
          <table:table-cell office:value-type="float" office:value="-28058.1" table:formula="of:=SUM([.G4:.G77])" table:style-name="ce46">
            <text:p>-28.058,10</text:p>
          </table:table-cell>
          <table:table-cell office:value-type="float" office:value="-11403.91" table:formula="of:=[.F2]+[.G2]" table:style-name="ce46">
            <text:p>-11.403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6"/>
          <table:table-cell table:number-columns-repeated="3" table:style-name="ce8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238"/>
          <table:table-cell office:value-type="string" table:style-name="ce241">
            <text:p>Mesut Elektrik</text:p>
          </table:table-cell>
          <table:table-cell table:style-name="ce241"/>
          <table:table-cell office:value-type="float" office:value="182.86" table:style-name="ce241">
            <text:p>182,86</text:p>
          </table:table-cell>
          <table:table-cell table:number-columns-repeated="3" table:style-name="ce242"/>
          <table:table-cell office:value-type="float" office:value="0" table:formula="of:=[.H4]+[.F5]+[.G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8"/>
          <table:table-cell office:value-type="float" office:value="996.77" table:style-name="ce8">
            <text:p>996,77</text:p>
          </table:table-cell>
          <table:table-cell table:style-name="ce8"/>
          <table:table-cell office:value-type="float" office:value="996.77" table:formula="of:=[.H5]+[.F6]+[.G6]" table:style-name="ce8">
            <text:p>996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8"/>
          <table:table-cell office:value-type="float" office:value="249.02" table:style-name="ce8">
            <text:p>249,02</text:p>
          </table:table-cell>
          <table:table-cell table:style-name="ce8"/>
          <table:table-cell office:value-type="float" office:value="1245.79" table:formula="of:=[.H6]+[.F7]+[.G7]" table:style-name="ce8">
            <text:p>1.245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8"/>
          <table:table-cell office:value-type="float" office:value="140.4" table:style-name="ce8">
            <text:p>140,40</text:p>
          </table:table-cell>
          <table:table-cell table:style-name="ce8"/>
          <table:table-cell office:value-type="float" office:value="1386.19" table:formula="of:=[.H7]+[.F8]+[.G8]" table:style-name="ce8">
            <text:p>1.386,1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43">
            <text:p>9522138254 /CK ÇEPESAŞ/FATURA</text:p>
          </table:table-cell>
          <table:table-cell table:number-columns-repeated="2" table:style-name="ce243"/>
          <table:table-cell office:value-type="float" office:value="-1317.2" table:style-name="ce244">
            <text:p>-1.317,20</text:p>
          </table:table-cell>
          <table:table-cell table:style-name="ce244"/>
          <table:table-cell office:value-type="float" office:value="-1317.2" table:style-name="ce244">
            <text:p>-1.317,20</text:p>
          </table:table-cell>
          <table:table-cell office:value-type="float" office:value="68.990000000000009" table:formula="of:=[.H8]+[.F9]+[.G9]" table:style-name="ce8">
            <text:p>68,9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68.990000000000009" table:formula="of:=[.H9]+[.F10]+[.G10]" table:style-name="ce8">
            <text:p>68,99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115">
            <text:p>06.06.2022</text:p>
          </table:table-cell>
          <table:table-cell office:value-type="string" table:style-name="ce120">
            <text:p>5847500300 /CK ÇEPESAŞ/FATURA</text:p>
          </table:table-cell>
          <table:table-cell table:number-columns-repeated="2" table:style-name="ce120"/>
          <table:table-cell office:value-type="float" office:value="-200.1" table:style-name="ce8">
            <text:p>-200,10</text:p>
          </table:table-cell>
          <table:table-cell table:style-name="ce28"/>
          <table:table-cell office:value-type="float" office:value="-200.1" table:style-name="ce8">
            <text:p>-200,10</text:p>
          </table:table-cell>
          <table:table-cell office:value-type="float" office:value="-131.10999999999999" table:formula="of:=[.H10]+[.F11]+[.G11]" table:style-name="ce8">
            <text:p>-131,1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115">
            <text:p>06.06.2022</text:p>
          </table:table-cell>
          <table:table-cell office:value-type="string" table:style-name="ce120">
            <text:p>8222520300 /CK ÇEPESAŞ/FATURA</text:p>
          </table:table-cell>
          <table:table-cell table:number-columns-repeated="2" table:style-name="ce120"/>
          <table:table-cell office:value-type="float" office:value="-395.4" table:style-name="ce8">
            <text:p>-395,40</text:p>
          </table:table-cell>
          <table:table-cell table:style-name="ce28"/>
          <table:table-cell office:value-type="float" office:value="-395.4" table:style-name="ce8">
            <text:p>-395,40</text:p>
          </table:table-cell>
          <table:table-cell office:value-type="float" office:value="-526.51" table:formula="of:=[.H11]+[.F12]+[.G12]" table:style-name="ce8">
            <text:p>-526,51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0"/>
          <table:table-cell table:number-columns-repeated="2" table:style-name="ce28"/>
          <table:table-cell table:style-name="ce8"/>
          <table:table-cell office:value-type="float" office:value="-526.51" table:formula="of:=[.H12]+[.F13]+[.G13]" table:style-name="ce8">
            <text:p>-526,51</text:p>
          </table:table-cell>
          <table:table-cell table:number-columns-repeated="16376"/>
        </table:table-row>
        <table:table-row table:style-name="ro1">
          <table:table-cell office:value-type="date" office:date-value="2022-06-07T00:00:00" table:style-name="ce115">
            <text:p>07.06.2022</text:p>
          </table:table-cell>
          <table:table-cell office:value-type="string" table:style-name="ce120">
            <text:p>Yasemin İstanbul Kira</text:p>
          </table:table-cell>
          <table:table-cell table:number-columns-repeated="2" table:style-name="ce120"/>
          <table:table-cell table:number-columns-repeated="2" table:style-name="ce28"/>
          <table:table-cell table:style-name="ce8"/>
          <table:table-cell office:value-type="float" office:value="-526.51" table:formula="of:=[.H13]+[.F14]+[.G14]" table:style-name="ce8">
            <text:p>-52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8">
            <text:p>-4.820,00</text:p>
          </table:table-cell>
          <table:table-cell table:style-name="ce8"/>
          <table:table-cell office:value-type="float" office:value="-4820" table:style-name="ce8">
            <text:p>-4.820,00</text:p>
          </table:table-cell>
          <table:table-cell office:value-type="float" office:value="-5346.51" table:formula="of:=[.H14]+[.F15]+[.G15]" table:style-name="ce8">
            <text:p>-5.34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table:style-name="ce8"/>
          <table:table-cell office:value-type="float" office:value="-250" table:style-name="ce8">
            <text:p>-250,00</text:p>
          </table:table-cell>
          <table:table-cell office:value-type="float" office:value="-5596.51" table:formula="of:=[.H15]+[.F16]+[.G16]" table:style-name="ce8">
            <text:p>-5.596,5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8"/>
          <table:table-cell office:value-type="float" office:value="-5596.51" table:formula="of:=[.H16]+[.F17]+[.G17]" table:style-name="ce8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-5596.51" table:formula="of:=[.H17]+[.F18]+[.G18]" table:style-name="ce8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-5596.51" table:formula="of:=[.H18]+[.F19]+[.G19]" table:style-name="ce8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-5596.51" table:formula="of:=[.H19]+[.F20]+[.G20]" table:style-name="ce8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8">
            <text:p>-12.800,00</text:p>
          </table:table-cell>
          <table:table-cell table:style-name="ce8"/>
          <table:table-cell office:value-type="float" office:value="-12800" table:style-name="ce8">
            <text:p>-12.800,00</text:p>
          </table:table-cell>
          <table:table-cell office:value-type="float" office:value="-18396.510000000002" table:formula="of:=[.H20]+[.F21]+[.G21]" table:style-name="ce8">
            <text:p>-18.3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8">
            <text:p>-421,50</text:p>
          </table:table-cell>
          <table:table-cell table:style-name="ce8"/>
          <table:table-cell office:value-type="float" office:value="-421.5" table:style-name="ce8">
            <text:p>-421,50</text:p>
          </table:table-cell>
          <table:table-cell office:value-type="float" office:value="-18818.010000000002" table:formula="of:=[.H21]+[.F22]+[.G22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0"/>
          <table:table-cell table:number-columns-repeated="2" table:style-name="ce28"/>
          <table:table-cell table:style-name="ce8"/>
          <table:table-cell office:value-type="float" office:value="-18818.010000000002" table:formula="of:=[.H22]+[.F23]+[.G23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45">
            <text:p>amazon 240gbWd ssd-braun-64gb 3/6</text:p>
          </table:table-cell>
          <table:table-cell table:number-columns-repeated="2" table:style-name="ce245"/>
          <table:table-cell office:value-type="float" office:value="-177.65" table:style-name="ce246">
            <text:p>-177,65</text:p>
          </table:table-cell>
          <table:table-cell table:number-columns-repeated="2" table:style-name="ce246"/>
          <table:table-cell office:value-type="float" office:value="-18818.010000000002" table:formula="of:=[.H23]+[.F24]+[.G24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tokat avm</text:p>
          </table:table-cell>
          <table:table-cell table:number-columns-repeated="2" table:style-name="ce122"/>
          <table:table-cell office:value-type="float" office:value="-389.06" table:style-name="ce8">
            <text:p>-389,06</text:p>
          </table:table-cell>
          <table:table-cell table:number-columns-repeated="2" table:style-name="ce8"/>
          <table:table-cell office:value-type="float" office:value="-18818.010000000002" table:formula="of:=[.H24]+[.F25]+[.G25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benzin<text:s text:c="3"/></text:p>
          </table:table-cell>
          <table:table-cell table:number-columns-repeated="2" table:style-name="ce122"/>
          <table:table-cell office:value-type="float" office:value="-200" table:style-name="ce8">
            <text:p>-200,00</text:p>
          </table:table-cell>
          <table:table-cell table:number-columns-repeated="2" table:style-name="ce8"/>
          <table:table-cell office:value-type="float" office:value="-18818.010000000002" table:formula="of:=[.H25]+[.F26]+[.G26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migros şimşek yem</text:p>
          </table:table-cell>
          <table:table-cell table:number-columns-repeated="2" table:style-name="ce122"/>
          <table:table-cell office:value-type="float" office:value="-225" table:style-name="ce8">
            <text:p>-225,00</text:p>
          </table:table-cell>
          <table:table-cell table:number-columns-repeated="2" table:style-name="ce8"/>
          <table:table-cell office:value-type="float" office:value="-18818.010000000002" table:formula="of:=[.H26]+[.F27]+[.G27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fide bahçe</text:p>
          </table:table-cell>
          <table:table-cell table:number-columns-repeated="2" table:style-name="ce122"/>
          <table:table-cell office:value-type="float" office:value="-300" table:style-name="ce8">
            <text:p>-300,00</text:p>
          </table:table-cell>
          <table:table-cell table:number-columns-repeated="2" table:style-name="ce8"/>
          <table:table-cell office:value-type="float" office:value="-18818.010000000002" table:formula="of:=[.H27]+[.F28]+[.G28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Benzin + gaz</text:p>
          </table:table-cell>
          <table:table-cell table:number-columns-repeated="2" table:style-name="ce122"/>
          <table:table-cell office:value-type="float" office:value="-200" table:style-name="ce8">
            <text:p>-200,00</text:p>
          </table:table-cell>
          <table:table-cell table:number-columns-repeated="2" table:style-name="ce8"/>
          <table:table-cell office:value-type="float" office:value="-18818.010000000002" table:formula="of:=[.H28]+[.F29]+[.G29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Vodafone 2240</text:p>
          </table:table-cell>
          <table:table-cell table:number-columns-repeated="2" table:style-name="ce122"/>
          <table:table-cell office:value-type="float" office:value="-70" table:style-name="ce8">
            <text:p>-70,00</text:p>
          </table:table-cell>
          <table:table-cell table:number-columns-repeated="2" table:style-name="ce8"/>
          <table:table-cell office:value-type="float" office:value="-18818.010000000002" table:formula="of:=[.H29]+[.F30]+[.G30]" table:style-name="ce8">
            <text:p>-18.818,0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115">
            <text:p>06.06.2022</text:p>
          </table:table-cell>
          <table:table-cell office:value-type="string" table:style-name="ce243">
            <text:p>4876 KK</text:p>
          </table:table-cell>
          <table:table-cell table:number-columns-repeated="2" table:style-name="ce243"/>
          <table:table-cell table:style-name="ce247"/>
          <table:table-cell table:style-name="ce244"/>
          <table:table-cell office:value-type="float" office:value="-1561.71" table:style-name="ce244">
            <text:p>-1.561,71</text:p>
          </table:table-cell>
          <table:table-cell office:value-type="float" office:value="-20379.72" table:formula="of:=[.H30]+[.F31]+[.G31]" table:style-name="ce8">
            <text:p>-20.379,72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style-name="ce28"/>
          <table:table-cell table:number-columns-repeated="2" table:style-name="ce8"/>
          <table:table-cell office:value-type="float" office:value="-20379.72" table:formula="of:=[.H31]+[.F32]+[.G32]" table:style-name="ce8">
            <text:p>-20.379,72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115">
            <text:p>16.06.2022</text:p>
          </table:table-cell>
          <table:table-cell office:value-type="string" table:style-name="ce122">
            <text:p>8758480300 çepesaş</text:p>
          </table:table-cell>
          <table:table-cell table:number-columns-repeated="2" table:style-name="ce122"/>
          <table:table-cell office:value-type="float" office:value="-99.5" table:style-name="ce8">
            <text:p>-99,50</text:p>
          </table:table-cell>
          <table:table-cell table:style-name="ce8"/>
          <table:table-cell office:value-type="float" office:value="-130.72999999999999" table:style-name="ce8">
            <text:p>-130,73</text:p>
          </table:table-cell>
          <table:table-cell office:value-type="float" office:value="-20510.45" table:formula="of:=[.H32]+[.F33]+[.G33]" table:style-name="ce8">
            <text:p>-20.510,45</text:p>
          </table:table-cell>
          <table:table-cell table:number-columns-repeated="16376"/>
        </table:table-row>
        <table:table-row table:style-name="ro1">
          <table:table-cell office:value-type="date" office:date-value="2022-06-17T00:00:00" table:style-name="ce115">
            <text:p>17.06.2022</text:p>
          </table:table-cell>
          <table:table-cell office:value-type="string" table:style-name="ce122">
            <text:p>0000383215 /TOKATAMASY/FATURA</text:p>
          </table:table-cell>
          <table:table-cell table:number-columns-repeated="2" table:style-name="ce122"/>
          <table:table-cell office:value-type="float" office:value="-49.96" table:style-name="ce8">
            <text:p>-49,96</text:p>
          </table:table-cell>
          <table:table-cell table:style-name="ce8"/>
          <table:table-cell office:value-type="float" office:value="-49.96" table:style-name="ce8">
            <text:p>-49,96</text:p>
          </table:table-cell>
          <table:table-cell office:value-type="float" office:value="-20560.41" table:formula="of:=[.H33]+[.F34]+[.G34]" table:style-name="ce8">
            <text:p>-20.560,41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115">
            <text:p>16.06.2022</text:p>
          </table:table-cell>
          <table:table-cell office:value-type="string" table:style-name="ce122">
            <text:p>000374398 /TOKATAMASY/FATURA</text:p>
          </table:table-cell>
          <table:table-cell table:number-columns-repeated="2" table:style-name="ce122"/>
          <table:table-cell office:value-type="float" office:value="-130.72999999999999" table:style-name="ce8">
            <text:p>-130,73</text:p>
          </table:table-cell>
          <table:table-cell table:style-name="ce8"/>
          <table:table-cell office:value-type="float" office:value="-99.5" table:style-name="ce8">
            <text:p>-99,50</text:p>
          </table:table-cell>
          <table:table-cell office:value-type="float" office:value="-20659.91" table:formula="of:=[.H34]+[.F35]+[.G35]" table:style-name="ce8">
            <text:p>-20.659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20659.91" table:formula="of:=[.H35]+[.F36]+[.G36]" table:style-name="ce8">
            <text:p>-20.659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115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8">
            <text:p>-1.506,00</text:p>
          </table:table-cell>
          <table:table-cell table:style-name="ce8"/>
          <table:table-cell office:value-type="float" office:value="-1506" table:style-name="ce8">
            <text:p>-1.506,00</text:p>
          </table:table-cell>
          <table:table-cell office:value-type="float" office:value="-22165.91" table:formula="of:=[.H36]+[.F37]+[.G37]" table:style-name="ce8">
            <text:p>-22.165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115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8">
            <text:p>-1.506,00</text:p>
          </table:table-cell>
          <table:table-cell table:style-name="ce8"/>
          <table:table-cell office:value-type="float" office:value="-1506" table:style-name="ce8">
            <text:p>-1.506,00</text:p>
          </table:table-cell>
          <table:table-cell office:value-type="float" office:value="-23671.91" table:formula="of:=[.H37]+[.F38]+[.G38]" table:style-name="ce8">
            <text:p>-23.671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8">
            <text:p>-3.000,00</text:p>
          </table:table-cell>
          <table:table-cell table:style-name="ce1"/>
          <table:table-cell office:value-type="float" office:value="-3000" table:style-name="ce8">
            <text:p>-3.000,00</text:p>
          </table:table-cell>
          <table:table-cell office:value-type="float" office:value="-26671.91" table:formula="of:=[.H38]+[.F39]+[.G39]" table:style-name="ce8">
            <text:p>-26.671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26671.91" table:formula="of:=[.H39]+[.F40]+[.G40]" table:style-name="ce8">
            <text:p>-26.671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115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-23651.54" table:formula="of:=[.H40]+[.F41]+[.G41]" table:style-name="ce8">
            <text:p>-23.651,54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15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-22001.54" table:formula="of:=[.H41]+[.F42]+[.G42]" table:style-name="ce8">
            <text:p>-22.001,54</text:p>
          </table:table-cell>
          <table:table-cell table:number-columns-repeated="16376"/>
        </table:table-row>
        <table:table-row table:style-name="ro1">
          <table:table-cell table:style-name="ce238"/>
          <table:table-cell office:value-type="string" table:style-name="ce238">
            <text:p>Doğuş Kira 11/12-2022-23</text:p>
          </table:table-cell>
          <table:table-cell table:style-name="ce238"/>
          <table:table-cell office:value-type="float" office:value="5000" table:style-name="ce240">
            <text:p>5.000,00</text:p>
          </table:table-cell>
          <table:table-cell table:number-columns-repeated="3" table:style-name="ce240"/>
          <table:table-cell office:value-type="float" office:value="-22001.54" table:formula="of:=[.H42]+[.F43]+[.G43]" table:style-name="ce8">
            <text:p>-22.001,54</text:p>
          </table:table-cell>
          <table:table-cell table:number-columns-repeated="16376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114">
            <text:p>6.597,63</text:p>
          </table:table-cell>
          <table:table-cell table:style-name="ce1"/>
          <table:table-cell office:value-type="float" office:value="6597.63" table:style-name="ce2">
            <text:p>6.597,63</text:p>
          </table:table-cell>
          <table:table-cell table:style-name="ce1"/>
          <table:table-cell office:value-type="float" office:value="-15403.91" table:formula="of:=[.H43]+[.F44]+[.G44]" table:style-name="ce8">
            <text:p>-15.403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14"/>
          <table:table-cell table:style-name="ce1"/>
          <table:table-cell table:style-name="ce2"/>
          <table:table-cell table:style-name="ce1"/>
          <table:table-cell office:value-type="float" office:value="-15403.91" table:formula="of:=[.H44]+[.F45]+[.G45]" table:style-name="ce8">
            <text:p>-15.403,91</text:p>
          </table:table-cell>
          <table:table-cell table:number-columns-repeated="16376"/>
        </table:table-row>
        <table:table-row table:style-name="ro1">
          <table:table-cell office:value-type="date" office:date-value="2022-06-20T00:00:00" table:style-name="ce234">
            <text:p>20.06.2022</text:p>
          </table:table-cell>
          <table:table-cell office:value-type="string" table:style-name="ce230">
            <text:p>SnyF-Kynkçı Merdal 9/12-2022</text:p>
          </table:table-cell>
          <table:table-cell table:number-columns-repeated="3" table:style-name="ce230"/>
          <table:table-cell office:value-type="float" office:value="4000" table:style-name="ce232">
            <text:p>4.000,00</text:p>
          </table:table-cell>
          <table:table-cell table:style-name="ce230"/>
          <table:table-cell office:value-type="float" office:value="-11403.91" table:formula="of:=[.H45]+[.F46]+[.G46]" table:style-name="ce8">
            <text:p>-11.403,91</text:p>
          </table:table-cell>
          <table:table-cell table:number-columns-repeated="16376"/>
        </table:table-row>
        <table:table-row table:style-name="ro1">
          <table:table-cell table:style-name="ce238"/>
          <table:table-cell office:value-type="string" table:style-name="ce238">
            <text:p>SnyF-Kynkçı Merdal 10/12-2022</text:p>
          </table:table-cell>
          <table:table-cell table:style-name="ce238"/>
          <table:table-cell office:value-type="float" office:value="4000" table:style-name="ce248">
            <text:p>4.000,00</text:p>
          </table:table-cell>
          <table:table-cell table:number-columns-repeated="3" table:style-name="ce238"/>
          <table:table-cell office:value-type="float" office:value="-11403.91" table:formula="of:=[.H46]+[.F47]+[.G47]" table:style-name="ce8">
            <text:p>-11.403,91</text:p>
          </table:table-cell>
          <table:table-cell table:number-columns-repeated="16376"/>
        </table:table-row>
        <table:table-row table:number-rows-repeated="1048529" table:style-name="ro1">
          <table:table-cell table:number-columns-repeated="16384"/>
        </table:table-row>
      </table:table>
      <table:table table:name="05" table:style-name="ta3">
        <table:table-column table:style-name="co30" table:default-cell-style-name="ce1"/>
        <table:table-column table:style-name="co60" table:default-cell-style-name="ce1"/>
        <table:table-column table:style-name="co61" table:default-cell-style-name="ce1"/>
        <table:table-column table:style-name="co30" table:number-columns-repeated="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tüfe</text:p>
          </table:table-cell>
          <table:table-cell office:value-type="float" office:value="2.98" table:style-name="ce77">
            <text:p>2,98</text:p>
          </table:table-cell>
          <table:table-cell table:number-columns-repeated="3" table:style-name="ce1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MAYIS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1328.34" table:formula="of:=SUM([.D4:.D32])" table:style-name="ce46">
            <text:p>11.328,34</text:p>
          </table:table-cell>
          <table:table-cell office:value-type="float" office:value="-7712.66" table:formula="of:=SUM([.E4:.E68])" table:style-name="ce46">
            <text:p>-7.712,66</text:p>
          </table:table-cell>
          <table:table-cell office:value-type="float" office:value="9522.369999999999" table:formula="of:=SUM([.F4:.F65])" table:style-name="ce46">
            <text:p>9.522,37</text:p>
          </table:table-cell>
          <table:table-cell office:value-type="float" office:value="-7722.66" table:formula="of:=SUM([.G4:.G65])" table:style-name="ce46">
            <text:p>-7.722,66</text:p>
          </table:table-cell>
          <table:table-cell office:value-type="float" office:value="1799.7099999999991" table:formula="of:=[.F2]+[.G2]" table:style-name="ce46">
            <text:p>1.799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2" table:style-name="ce1"/>
          <table:table-cell table:number-columns-repeated="3" table:style-name="ce118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6"/>
          <table:table-cell table:number-columns-repeated="3" table:style-name="ce8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8"/>
          <table:table-cell office:value-type="float" office:value="155" table:style-name="ce8">
            <text:p>155,00</text:p>
          </table:table-cell>
          <table:table-cell table:style-name="ce8"/>
          <table:table-cell office:value-type="float" office:value="155" table:formula="of:=[.H4]+[.F5]+[.G5]" table:style-name="ce8">
            <text:p>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8"/>
          <table:table-cell office:value-type="float" office:value="1035" table:style-name="ce8">
            <text:p>1.035,00</text:p>
          </table:table-cell>
          <table:table-cell table:style-name="ce8"/>
          <table:table-cell office:value-type="float" office:value="1190" table:formula="of:=[.H5]+[.F6]+[.G6]" table:style-name="ce8">
            <text:p>1.19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8"/>
          <table:table-cell office:value-type="float" office:value="350" table:style-name="ce8">
            <text:p>350,00</text:p>
          </table:table-cell>
          <table:table-cell table:style-name="ce8"/>
          <table:table-cell office:value-type="float" office:value="1540" table:formula="of:=[.H6]+[.F7]+[.G7]" table:style-name="ce8">
            <text:p>1.54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8"/>
          <table:table-cell office:value-type="float" office:value="230" table:style-name="ce8">
            <text:p>230,00</text:p>
          </table:table-cell>
          <table:table-cell table:style-name="ce8"/>
          <table:table-cell office:value-type="float" office:value="1770" table:formula="of:=[.H7]+[.F8]+[.G8]" table:style-name="ce8">
            <text:p>1.77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8"/>
          <table:table-cell office:value-type="float" office:value="82" table:style-name="ce8">
            <text:p>82,00</text:p>
          </table:table-cell>
          <table:table-cell table:style-name="ce8"/>
          <table:table-cell office:value-type="float" office:value="1852" table:formula="of:=[.H8]+[.F9]+[.G9]" table:style-name="ce8">
            <text:p>1.852,0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115">
            <text:p>10.05.2022</text:p>
          </table:table-cell>
          <table:table-cell office:value-type="string" table:style-name="ce122">
            <text:p>9522138254 /CK ÇEPESAŞ/FATURA</text:p>
          </table:table-cell>
          <table:table-cell table:number-columns-repeated="2" table:style-name="ce122"/>
          <table:table-cell office:value-type="float" office:value="-1360.1" table:style-name="ce8">
            <text:p>-1.360,10</text:p>
          </table:table-cell>
          <table:table-cell table:style-name="ce8"/>
          <table:table-cell office:value-type="float" office:value="-1360.1" table:style-name="ce8">
            <text:p>-1.360,10</text:p>
          </table:table-cell>
          <table:table-cell office:value-type="float" office:value="491.90000000000009" table:formula="of:=[.H9]+[.F10]+[.G10]" table:style-name="ce8">
            <text:p>491,9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115">
            <text:p>05.05.2022</text:p>
          </table:table-cell>
          <table:table-cell office:value-type="string" table:style-name="ce120">
            <text:p>5847500300 /CK ÇEPESAŞ/FATURA</text:p>
          </table:table-cell>
          <table:table-cell table:number-columns-repeated="2" table:style-name="ce120"/>
          <table:table-cell office:value-type="float" office:value="-197.1" table:style-name="ce8">
            <text:p>-197,10</text:p>
          </table:table-cell>
          <table:table-cell table:style-name="ce8"/>
          <table:table-cell office:value-type="float" office:value="-197.1" table:style-name="ce8">
            <text:p>-197,10</text:p>
          </table:table-cell>
          <table:table-cell office:value-type="float" office:value="294.80000000000007" table:formula="of:=[.H10]+[.F11]+[.G11]" table:style-name="ce8">
            <text:p>294,8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115">
            <text:p>05.05.2022</text:p>
          </table:table-cell>
          <table:table-cell office:value-type="string" table:style-name="ce120">
            <text:p>8222520300 /CK ÇEPESAŞ/FATURA</text:p>
          </table:table-cell>
          <table:table-cell table:number-columns-repeated="2" table:style-name="ce120"/>
          <table:table-cell office:value-type="float" office:value="-365.7" table:style-name="ce8">
            <text:p>-365,70</text:p>
          </table:table-cell>
          <table:table-cell table:style-name="ce8"/>
          <table:table-cell office:value-type="float" office:value="-365.7" table:style-name="ce8">
            <text:p>-365,70</text:p>
          </table:table-cell>
          <table:table-cell office:value-type="float" office:value="-70.89999999999992" table:formula="of:=[.H11]+[.F12]+[.G12]" table:style-name="ce8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70.89999999999992" table:formula="of:=[.H12]+[.F13]+[.G13]" table:style-name="ce8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0000383215 /TOKATAMASY/FATURA</text:p>
          </table:table-cell>
          <table:table-cell table:number-columns-repeated="2" table:style-name="ce122"/>
          <table:table-cell office:value-type="float" office:value="-54.54" table:style-name="ce8">
            <text:p>-54,54</text:p>
          </table:table-cell>
          <table:table-cell table:style-name="ce8"/>
          <table:table-cell office:value-type="float" office:value="-54.54" table:style-name="ce8">
            <text:p>-54,54</text:p>
          </table:table-cell>
          <table:table-cell office:value-type="float" office:value="-125.43999999999991" table:formula="of:=[.H13]+[.F14]+[.G14]" table:style-name="ce8">
            <text:p>-125,4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000374398 /TOKATAMASY/FATURA</text:p>
          </table:table-cell>
          <table:table-cell table:number-columns-repeated="2" table:style-name="ce122"/>
          <table:table-cell office:value-type="float" office:value="-327.25" table:style-name="ce8">
            <text:p>-327,25</text:p>
          </table:table-cell>
          <table:table-cell table:style-name="ce8"/>
          <table:table-cell office:value-type="float" office:value="-327.25" table:style-name="ce8">
            <text:p>-327,25</text:p>
          </table:table-cell>
          <table:table-cell office:value-type="float" office:value="-452.68999999999994" table:formula="of:=[.H14]+[.F15]+[.G15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452.68999999999994" table:formula="of:=[.H15]+[.F16]+[.G16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45">
            <text:p>audi benzin</text:p>
          </table:table-cell>
          <table:table-cell table:number-columns-repeated="2" table:style-name="ce245"/>
          <table:table-cell office:value-type="float" office:value="-100" table:style-name="ce246">
            <text:p>-100,00</text:p>
          </table:table-cell>
          <table:table-cell table:number-columns-repeated="2" table:style-name="ce246"/>
          <table:table-cell office:value-type="float" office:value="-452.68999999999994" table:formula="of:=[.H16]+[.F17]+[.G17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erenler gıda</text:p>
          </table:table-cell>
          <table:table-cell table:number-columns-repeated="2" table:style-name="ce122"/>
          <table:table-cell office:value-type="float" office:value="-115.31" table:style-name="ce8">
            <text:p>-115,31</text:p>
          </table:table-cell>
          <table:table-cell table:number-columns-repeated="2" table:style-name="ce8"/>
          <table:table-cell office:value-type="float" office:value="-452.68999999999994" table:formula="of:=[.H17]+[.F18]+[.G18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erenler gıda</text:p>
          </table:table-cell>
          <table:table-cell table:number-columns-repeated="2" table:style-name="ce122"/>
          <table:table-cell office:value-type="float" office:value="-39.18" table:style-name="ce8">
            <text:p>-39,18</text:p>
          </table:table-cell>
          <table:table-cell table:number-columns-repeated="2" table:style-name="ce8"/>
          <table:table-cell office:value-type="float" office:value="-452.68999999999994" table:formula="of:=[.H18]+[.F19]+[.G19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audi benzin</text:p>
          </table:table-cell>
          <table:table-cell table:number-columns-repeated="2" table:style-name="ce122"/>
          <table:table-cell office:value-type="float" office:value="-200" table:style-name="ce8">
            <text:p>-200,00</text:p>
          </table:table-cell>
          <table:table-cell table:number-columns-repeated="2" table:style-name="ce8"/>
          <table:table-cell office:value-type="float" office:value="-452.68999999999994" table:formula="of:=[.H19]+[.F20]+[.G20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Vodafon 2240</text:p>
          </table:table-cell>
          <table:table-cell table:number-columns-repeated="2" table:style-name="ce122"/>
          <table:table-cell office:value-type="float" office:value="-70" table:style-name="ce8">
            <text:p>-70,00</text:p>
          </table:table-cell>
          <table:table-cell table:number-columns-repeated="2" table:style-name="ce8"/>
          <table:table-cell office:value-type="float" office:value="-452.68999999999994" table:formula="of:=[.H20]+[.F21]+[.G21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bahçe su parası</text:p>
          </table:table-cell>
          <table:table-cell table:number-columns-repeated="2" table:style-name="ce122"/>
          <table:table-cell office:value-type="float" office:value="-205.83" table:style-name="ce8">
            <text:p>-205,83</text:p>
          </table:table-cell>
          <table:table-cell table:number-columns-repeated="2" table:style-name="ce8"/>
          <table:table-cell office:value-type="float" office:value="-452.68999999999994" table:formula="of:=[.H21]+[.F22]+[.G22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amazon 240gbWd ssd-braun-64gb 2/6</text:p>
          </table:table-cell>
          <table:table-cell table:number-columns-repeated="2" table:style-name="ce122"/>
          <table:table-cell office:value-type="float" office:value="-177.65" table:style-name="ce8">
            <text:p>-177,65</text:p>
          </table:table-cell>
          <table:table-cell table:number-columns-repeated="2" table:style-name="ce8"/>
          <table:table-cell office:value-type="float" office:value="-452.68999999999994" table:formula="of:=[.H22]+[.F23]+[.G23]" table:style-name="ce8">
            <text:p>-452,69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115">
            <text:p>05.05.2022</text:p>
          </table:table-cell>
          <table:table-cell office:value-type="string" table:style-name="ce243">
            <text:p>4876 KK</text:p>
          </table:table-cell>
          <table:table-cell table:number-columns-repeated="2" table:style-name="ce243"/>
          <table:table-cell table:style-name="ce247"/>
          <table:table-cell table:style-name="ce244"/>
          <table:table-cell office:value-type="float" office:value="-907.97" table:style-name="ce244">
            <text:p>-907,97</text:p>
          </table:table-cell>
          <table:table-cell office:value-type="float" office:value="-1360.6599999999999" table:formula="of:=[.H23]+[.F24]+[.G24]" table:style-name="ce8">
            <text:p>-1.360,6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1360.6599999999999" table:formula="of:=[.H24]+[.F25]+[.G25]" table:style-name="ce8">
            <text:p>-1.36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5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5" table:style-name="ce8">
            <text:p>-1.505,00</text:p>
          </table:table-cell>
          <table:table-cell office:value-type="float" office:value="-2865.66" table:formula="of:=[.H25]+[.F26]+[.G26]" table:style-name="ce8">
            <text:p>-2.865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5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5" table:style-name="ce8">
            <text:p>-1.505,00</text:p>
          </table:table-cell>
          <table:table-cell office:value-type="float" office:value="-4370.66" table:formula="of:=[.H26]+[.F27]+[.G27]" table:style-name="ce8">
            <text:p>-4.3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5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0" table:style-name="ce8">
            <text:p>-1.500,00</text:p>
          </table:table-cell>
          <table:table-cell office:value-type="float" office:value="-5870.66" table:formula="of:=[.H27]+[.F28]+[.G28]" table:style-name="ce8">
            <text:p>-5.870,6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8"/>
          <table:table-cell office:value-type="float" office:value="-5870.66" table:formula="of:=[.H28]+[.F29]+[.G29]" table:style-name="ce8">
            <text:p>-5.8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5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-2850.29" table:formula="of:=[.H29]+[.F30]+[.G30]" table:style-name="ce8">
            <text:p>-2.85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15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-1200.29" table:formula="of:=[.H30]+[.F31]+[.G31]" table:style-name="ce8">
            <text:p>-1.20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15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249"/>
          <table:table-cell office:value-type="float" office:value="5000" table:style-name="ce8">
            <text:p>5.000,00</text:p>
          </table:table-cell>
          <table:table-cell table:style-name="ce8"/>
          <table:table-cell office:value-type="float" office:value="3000" table:style-name="ce8">
            <text:p>3.000,00</text:p>
          </table:table-cell>
          <table:table-cell table:style-name="ce8"/>
          <table:table-cell office:value-type="float" office:value="1799.71" table:formula="of:=[.H31]+[.F32]+[.G32]" table:style-name="ce8">
            <text:p>1.799,7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8"/>
          <table:table-cell office:value-type="float" office:value="1799.71" table:formula="of:=[.H32]+[.F33]+[.G33]" table:style-name="ce8">
            <text:p>1.799,71</text:p>
          </table:table-cell>
          <table:table-cell table:number-columns-repeated="16376"/>
        </table:table-row>
        <table:table-row table:style-name="ro1">
          <table:table-cell table:style-name="ce250"/>
          <table:table-cell office:value-type="string" table:style-name="ce238">
            <text:p>SnyF-Kynkçı Merdal 9/12-2022</text:p>
          </table:table-cell>
          <table:table-cell table:style-name="ce238"/>
          <table:table-cell office:value-type="float" office:value="4000" table:style-name="ce251">
            <text:p>4.000,00</text:p>
          </table:table-cell>
          <table:table-cell table:style-name="ce238"/>
          <table:table-cell table:number-columns-repeated="2" table:style-name="ce240"/>
          <table:table-cell office:value-type="float" office:value="1799.71" table:formula="of:=[.H33]+[.F34]+[.G34]" table:style-name="ce8">
            <text:p>1.799,71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8"/>
          <table:table-cell table:number-columns-repeated="16376"/>
        </table:table-row>
        <table:table-row table:number-rows-repeated="2" table:style-name="ro1">
          <table:table-cell table:number-columns-repeated="4" table:style-name="ce1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number-columns-repeated="7" table:style-name="ce1"/>
          <table:table-cell table:style-name="ce8"/>
          <table:table-cell table:number-columns-repeated="16376"/>
        </table:table-row>
        <table:table-row table:number-rows-repeated="1048536" table:style-name="ro1">
          <table:table-cell table:number-columns-repeated="16384"/>
        </table:table-row>
      </table:table>
      <table:table table:name="04" table:style-name="ta7">
        <table:table-column table:style-name="co30" table:default-cell-style-name="ce1"/>
        <table:table-column table:style-name="co60" table:default-cell-style-name="ce1"/>
        <table:table-column table:style-name="co64" table:default-cell-style-name="ce1"/>
        <table:table-column table:style-name="co3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7.25" table:style-name="ce77">
            <text:p>7,25</text:p>
          </table:table-cell>
          <table:table-cell table:number-columns-repeated="2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NİSAN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5937.59" table:formula="of:=SUM([.D5:.D66])" table:style-name="ce46">
            <text:p>15.937,59</text:p>
          </table:table-cell>
          <table:table-cell office:value-type="float" office:value="-11790.68" table:formula="of:=SUM([.E5:.E66])" table:style-name="ce46">
            <text:p>-11.790,68</text:p>
          </table:table-cell>
          <table:table-cell office:value-type="float" office:value="17940.28" table:formula="of:=SUM([.F5:.F66])" table:style-name="ce46">
            <text:p>17.940,28</text:p>
          </table:table-cell>
          <table:table-cell office:value-type="float" office:value="-11140.68" table:formula="of:=SUM([.G5:.G66])" table:style-name="ce46">
            <text:p>-11.140,68</text:p>
          </table:table-cell>
          <table:table-cell office:value-type="float" office:value="6799.5999999999985" table:formula="of:=[.F2]+[.G2]" table:style-name="ce46">
            <text:p>6.799,60</text:p>
          </table:table-cell>
          <table:table-cell table:number-columns-repeated="16376"/>
        </table:table-row>
        <table:table-row table:style-name="ro1">
          <table:table-cell table:style-name="ce115"/>
          <table:table-cell table:style-name="ce5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8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4-07T00:00:00" table:style-name="ce115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8"/>
          <table:table-cell office:value-type="float" office:value="260" table:style-name="ce8">
            <text:p>260,00</text:p>
          </table:table-cell>
          <table:table-cell table:style-name="ce8"/>
          <table:table-cell office:value-type="float" office:value="260" table:formula="of:=[.H4]+[.F5]+[.G5]" table:style-name="ce8">
            <text:p>26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8"/>
          <table:table-cell office:value-type="float" office:value="1089.6300000000001" table:style-name="ce8">
            <text:p>1.089,63</text:p>
          </table:table-cell>
          <table:table-cell table:style-name="ce8"/>
          <table:table-cell office:value-type="float" office:value="1349.63" table:formula="of:=[.H5]+[.F6]+[.G6]" table:style-name="ce8">
            <text:p>1.349,6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115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8"/>
          <table:table-cell office:value-type="float" office:value="384.4" table:style-name="ce8">
            <text:p>384,40</text:p>
          </table:table-cell>
          <table:table-cell table:style-name="ce8"/>
          <table:table-cell office:value-type="float" office:value="1734.0300000000002" table:formula="of:=[.H6]+[.F7]+[.G7]" table:style-name="ce8">
            <text:p>1.734,0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115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8"/>
          <table:table-cell office:value-type="float" office:value="85.88" table:style-name="ce8">
            <text:p>85,88</text:p>
          </table:table-cell>
          <table:table-cell table:style-name="ce8"/>
          <table:table-cell office:value-type="float" office:value="1819.9100000000003" table:formula="of:=[.H7]+[.F8]+[.G8]" table:style-name="ce8">
            <text:p>1.819,9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9522138254 /CK ÇEPESAŞ/FATURA</text:p>
          </table:table-cell>
          <table:table-cell table:number-columns-repeated="2" table:style-name="ce122"/>
          <table:table-cell office:value-type="float" office:value="-1578.43" table:style-name="ce8">
            <text:p>-1.578,43</text:p>
          </table:table-cell>
          <table:table-cell table:style-name="ce8"/>
          <table:table-cell office:value-type="float" office:value="-1578.43" table:style-name="ce8">
            <text:p>-1.578,43</text:p>
          </table:table-cell>
          <table:table-cell office:value-type="float" office:value="241.48000000000025" table:formula="of:=[.H8]+[.F9]+[.G9]" table:style-name="ce8">
            <text:p>241,48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5">
            <text:p>04.04.2022</text:p>
          </table:table-cell>
          <table:table-cell office:value-type="string" table:style-name="ce120">
            <text:p>5847500300 /CK ÇEPESAŞ/FATURA</text:p>
          </table:table-cell>
          <table:table-cell table:number-columns-repeated="2" table:style-name="ce120"/>
          <table:table-cell office:value-type="float" office:value="-383.8" table:style-name="ce8">
            <text:p>-383,80</text:p>
          </table:table-cell>
          <table:table-cell table:style-name="ce28"/>
          <table:table-cell office:value-type="float" office:value="-383.8" table:style-name="ce8">
            <text:p>-383,80</text:p>
          </table:table-cell>
          <table:table-cell office:value-type="float" office:value="-142.31999999999977" table:formula="of:=[.H9]+[.F10]+[.G10]" table:style-name="ce8">
            <text:p>-142,3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5">
            <text:p>04.04.2022</text:p>
          </table:table-cell>
          <table:table-cell office:value-type="string" table:style-name="ce120">
            <text:p>8222520300 /CK ÇEPESAŞ/FATURA</text:p>
          </table:table-cell>
          <table:table-cell table:number-columns-repeated="2" table:style-name="ce120"/>
          <table:table-cell office:value-type="float" office:value="-171.6" table:style-name="ce8">
            <text:p>-171,60</text:p>
          </table:table-cell>
          <table:table-cell table:style-name="ce28"/>
          <table:table-cell office:value-type="float" office:value="-171.6" table:style-name="ce8">
            <text:p>-171,60</text:p>
          </table:table-cell>
          <table:table-cell office:value-type="float" office:value="-313.91999999999973" table:formula="of:=[.H10]+[.F11]+[.G11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0"/>
          <table:table-cell table:style-name="ce1"/>
          <table:table-cell table:style-name="ce28"/>
          <table:table-cell table:style-name="ce8"/>
          <table:table-cell office:value-type="float" office:value="-313.91999999999973" table:formula="of:=[.H11]+[.F12]+[.G12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0000383215 /TOKATAMASY/FATURA</text:p>
          </table:table-cell>
          <table:table-cell table:number-columns-repeated="2" table:style-name="ce122"/>
          <table:table-cell office:value-type="float" office:value="-600" table:style-name="ce8">
            <text:p>-600,00</text:p>
          </table:table-cell>
          <table:table-cell table:number-columns-repeated="2" table:style-name="ce8"/>
          <table:table-cell office:value-type="float" office:value="-313.91999999999973" table:formula="of:=[.H12]+[.F13]+[.G13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000374398 /TOKATAMASY/FATURA</text:p>
          </table:table-cell>
          <table:table-cell table:number-columns-repeated="2" table:style-name="ce122"/>
          <table:table-cell office:value-type="float" office:value="-50" table:style-name="ce8">
            <text:p>-50,00</text:p>
          </table:table-cell>
          <table:table-cell table:number-columns-repeated="2" table:style-name="ce8"/>
          <table:table-cell office:value-type="float" office:value="-313.91999999999973" table:formula="of:=[.H13]+[.F14]+[.G14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0"/>
          <table:table-cell table:style-name="ce8"/>
          <table:table-cell table:style-name="ce28"/>
          <table:table-cell table:style-name="ce8"/>
          <table:table-cell office:value-type="float" office:value="-313.91999999999973" table:formula="of:=[.H14]+[.F15]+[.G15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245">
            <text:p>06 yb 1397 2. taksit</text:p>
          </table:table-cell>
          <table:table-cell table:number-columns-repeated="2" table:style-name="ce245"/>
          <table:table-cell office:value-type="float" office:value="-169" table:style-name="ce246">
            <text:p>-169,00</text:p>
          </table:table-cell>
          <table:table-cell table:style-name="ce252"/>
          <table:table-cell table:style-name="ce246"/>
          <table:table-cell office:value-type="float" office:value="-313.91999999999973" table:formula="of:=[.H15]+[.F16]+[.G16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HAS KOMP ÇORUM</text:p>
          </table:table-cell>
          <table:table-cell table:number-columns-repeated="2" table:style-name="ce122"/>
          <table:table-cell office:value-type="float" office:value="-3270" table:style-name="ce8">
            <text:p>-3.270,00</text:p>
          </table:table-cell>
          <table:table-cell table:style-name="ce28"/>
          <table:table-cell table:style-name="ce8"/>
          <table:table-cell office:value-type="float" office:value="-313.91999999999973" table:formula="of:=[.H16]+[.F17]+[.G17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yıllık kk ücreti</text:p>
          </table:table-cell>
          <table:table-cell table:number-columns-repeated="2" table:style-name="ce122"/>
          <table:table-cell office:value-type="float" office:value="-238" table:style-name="ce8">
            <text:p>-238,00</text:p>
          </table:table-cell>
          <table:table-cell table:style-name="ce28"/>
          <table:table-cell table:style-name="ce8"/>
          <table:table-cell office:value-type="float" office:value="-313.91999999999973" table:formula="of:=[.H17]+[.F18]+[.G18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yıllık kk ücreti bsmv</text:p>
          </table:table-cell>
          <table:table-cell table:number-columns-repeated="2" table:style-name="ce122"/>
          <table:table-cell office:value-type="float" office:value="-11.9" table:style-name="ce8">
            <text:p>-11,90</text:p>
          </table:table-cell>
          <table:table-cell table:style-name="ce28"/>
          <table:table-cell table:style-name="ce8"/>
          <table:table-cell office:value-type="float" office:value="-313.91999999999973" table:formula="of:=[.H18]+[.F19]+[.G19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amazon 240gbWd ssd-braun-64gb 1/6</text:p>
          </table:table-cell>
          <table:table-cell table:number-columns-repeated="2" table:style-name="ce122"/>
          <table:table-cell office:value-type="float" office:value="-177.65" table:style-name="ce8">
            <text:p>-177,65</text:p>
          </table:table-cell>
          <table:table-cell table:style-name="ce28"/>
          <table:table-cell table:style-name="ce8"/>
          <table:table-cell office:value-type="float" office:value="-313.91999999999973" table:formula="of:=[.H19]+[.F20]+[.G20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gib gov tr kira damga v.</text:p>
          </table:table-cell>
          <table:table-cell table:number-columns-repeated="2" table:style-name="ce122"/>
          <table:table-cell office:value-type="float" office:value="-132.30000000000001" table:style-name="ce8">
            <text:p>-132,30</text:p>
          </table:table-cell>
          <table:table-cell table:style-name="ce28"/>
          <table:table-cell table:style-name="ce8"/>
          <table:table-cell office:value-type="float" office:value="-313.91999999999973" table:formula="of:=[.H20]+[.F21]+[.G21]" table:style-name="ce8">
            <text:p>-313,9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5">
            <text:p>04.04.2022</text:p>
          </table:table-cell>
          <table:table-cell office:value-type="string" table:style-name="ce243">
            <text:p>4876 KK</text:p>
          </table:table-cell>
          <table:table-cell table:number-columns-repeated="2" table:style-name="ce243"/>
          <table:table-cell table:number-columns-repeated="2" table:style-name="ce247"/>
          <table:table-cell office:value-type="float" office:value="-3998.85" table:style-name="ce244">
            <text:p>-3.998,85</text:p>
          </table:table-cell>
          <table:table-cell office:value-type="float" office:value="-4312.7699999999995" table:formula="of:=[.H21]+[.F22]+[.G22]" table:style-name="ce8">
            <text:p>-4.312,77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2" table:style-name="ce28"/>
          <table:table-cell table:style-name="ce8"/>
          <table:table-cell office:value-type="float" office:value="-4312.7699999999995" table:formula="of:=[.H22]+[.F23]+[.G23]" table:style-name="ce8">
            <text:p>-4.312,77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8">
            <text:p>-1.504,00</text:p>
          </table:table-cell>
          <table:table-cell table:style-name="ce1"/>
          <table:table-cell office:value-type="float" office:value="-1504" table:style-name="ce8">
            <text:p>-1.504,00</text:p>
          </table:table-cell>
          <table:table-cell office:value-type="float" office:value="-5816.7699999999995" table:formula="of:=[.H23]+[.F24]+[.G24]" table:style-name="ce8">
            <text:p>-5.816,77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8">
            <text:p>-1.504,00</text:p>
          </table:table-cell>
          <table:table-cell table:style-name="ce1"/>
          <table:table-cell office:value-type="float" office:value="-1504" table:style-name="ce8">
            <text:p>-1.504,00</text:p>
          </table:table-cell>
          <table:table-cell office:value-type="float" office:value="-7320.7699999999995" table:formula="of:=[.H24]+[.F25]+[.G25]" table:style-name="ce8">
            <text:p>-7.320,77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00" table:style-name="ce8">
            <text:p>-500,00</text:p>
          </table:table-cell>
          <table:table-cell office:value-type="float" office:value="-7820.7699999999995" table:formula="of:=[.H25]+[.F26]+[.G26]" table:style-name="ce8">
            <text:p>-7.82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1"/>
          <table:table-cell office:value-type="float" office:value="-1500" table:style-name="ce8">
            <text:p>-1.500,00</text:p>
          </table:table-cell>
          <table:table-cell office:value-type="float" office:value="-9320.77" table:formula="of:=[.H26]+[.F27]+[.G27]" table:style-name="ce8">
            <text:p>-9.320,77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9320.77" table:formula="of:=[.H27]+[.F28]+[.G28]" table:style-name="ce8">
            <text:p>-9.320,77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-6300.4000000000005" table:formula="of:=[.H28]+[.F29]+[.G29]" table:style-name="ce8">
            <text:p>-6.300,40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5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8">
            <text:p>2.500,00</text:p>
          </table:table-cell>
          <table:table-cell table:style-name="ce8"/>
          <table:table-cell office:value-type="float" office:value="2500" table:style-name="ce8">
            <text:p>2.500,00</text:p>
          </table:table-cell>
          <table:table-cell table:style-name="ce8"/>
          <table:table-cell office:value-type="float" office:value="-3800.4000000000005" table:formula="of:=[.H29]+[.F30]+[.G30]" table:style-name="ce8">
            <text:p>-3.800,40</text:p>
          </table:table-cell>
          <table:table-cell table:number-columns-repeated="16376"/>
        </table:table-row>
        <table:table-row table:style-name="ro1">
          <table:table-cell office:value-type="date" office:date-value="2022-05-12T00:00:00" table:style-name="ce115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8">
            <text:p>1.600,00</text:p>
          </table:table-cell>
          <table:table-cell table:style-name="ce1"/>
          <table:table-cell office:value-type="float" office:value="1600" table:style-name="ce41">
            <text:p>1.600,00</text:p>
          </table:table-cell>
          <table:table-cell table:style-name="ce8"/>
          <table:table-cell office:value-type="float" office:value="-2200.4000000000005" table:formula="of:=[.H30]+[.F31]+[.G31]" table:style-name="ce8">
            <text:p>-2.200,4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115">
            <text:p>10.05.2022</text:p>
          </table:table-cell>
          <table:table-cell office:value-type="string" table:style-name="ce230">
            <text:p>Doğuş Kira 9/12-2022-23 <text:s text:c="3"/>+2000</text:p>
          </table:table-cell>
          <table:table-cell table:style-name="ce249"/>
          <table:table-cell office:value-type="float" office:value="3000" table:style-name="ce8">
            <text:p>3.000,00</text:p>
          </table:table-cell>
          <table:table-cell table:style-name="ce1"/>
          <table:table-cell office:value-type="float" office:value="5000" table:style-name="ce8">
            <text:p>5.000,00</text:p>
          </table:table-cell>
          <table:table-cell table:style-name="ce8"/>
          <table:table-cell office:value-type="float" office:value="2799.5999999999995" table:formula="of:=[.H31]+[.F32]+[.G32]" table:style-name="ce8">
            <text:p>2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2799.5999999999995" table:formula="of:=[.H32]+[.F33]+[.G33]" table:style-name="ce8">
            <text:p>2.799,60</text:p>
          </table:table-cell>
          <table:table-cell table:number-columns-repeated="16376"/>
        </table:table-row>
        <table:table-row table:style-name="ro1">
          <table:table-cell office:value-type="date" office:date-value="2022-05-07T00:00:00" table:style-name="ce115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">
            <text:p>4.000,00</text:p>
          </table:table-cell>
          <table:table-cell table:style-name="ce1"/>
          <table:table-cell office:value-type="float" office:value="4000" table:style-name="ce2">
            <text:p>4.000,00</text:p>
          </table:table-cell>
          <table:table-cell table:style-name="ce1"/>
          <table:table-cell office:value-type="float" office:value="6799.5999999999995" table:formula="of:=[.H33]+[.F34]+[.G34]" table:style-name="ce8">
            <text:p>6.799,6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8"/>
          <table:table-cell table:style-name="ce1"/>
          <table:table-cell table:style-name="ce41"/>
          <table:table-cell table:style-name="ce8"/>
          <table:table-cell office:value-type="float" office:value="6799.5999999999995" table:formula="of:=[.H34]+[.F35]+[.G35]" table:style-name="ce8">
            <text:p>6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799.5999999999995" table:formula="of:=[.H35]+[.F36]+[.G36]" table:style-name="ce8">
            <text:p>6.799,6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15"/>
          <table:table-cell table:number-columns-repeated="4" table:style-name="ce1"/>
          <table:table-cell table:number-columns-repeated="3" table:style-name="ce8"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  <table:table table:name="03" table:style-name="ta3">
        <table:table-column table:style-name="co65" table:default-cell-style-name="ce1"/>
        <table:table-column table:style-name="co66" table:default-cell-style-name="ce1"/>
        <table:table-column table:style-name="co61" table:default-cell-style-name="ce1"/>
        <table:table-column table:style-name="co34" table:default-cell-style-name="ce1"/>
        <table:table-column table:style-name="co42" table:default-cell-style-name="ce1"/>
        <table:table-column table:style-name="co34" table:default-cell-style-name="ce1"/>
        <table:table-column table:style-name="co42" table:number-columns-repeated="2" table:default-cell-style-name="ce1"/>
        <table:table-column table:style-name="co30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5.46" table:style-name="ce77">
            <text:p>5,46</text:p>
          </table:table-cell>
          <table:table-cell table:number-columns-repeated="2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- MART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36859.61" table:formula="of:=SUM([.D5:.D61])" table:style-name="ce46">
            <text:p>36.859,61</text:p>
          </table:table-cell>
          <table:table-cell office:value-type="float" office:value="-30109.3" table:formula="of:=SUM([.E5:.E61])" table:style-name="ce46">
            <text:p>-30.109,30</text:p>
          </table:table-cell>
          <table:table-cell office:value-type="float" office:value="35859.61" table:formula="of:=SUM([.F5:.F61])" table:style-name="ce46">
            <text:p>35.859,61</text:p>
          </table:table-cell>
          <table:table-cell office:value-type="float" office:value="-30109.3" table:formula="of:=SUM([.G5:.G61])" table:style-name="ce46">
            <text:p>-30.109,30</text:p>
          </table:table-cell>
          <table:table-cell office:value-type="float" office:value="5750.3100000000013" table:formula="of:=[.F2]+[.G2]" table:style-name="ce46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115"/>
          <table:table-cell table:style-name="ce5"/>
          <table:table-cell table:number-columns-repeated="2" table:style-name="ce6"/>
          <table:table-cell table:number-columns-repeated="3" table:style-name="ce28"/>
          <table:table-cell table:style-name="ce8"/>
          <table:table-cell table:style-name="ce6"/>
          <table:table-cell table:number-columns-repeated="16375"/>
        </table:table-row>
        <table:table-row table:style-name="ro1">
          <table:table-cell table:style-name="ce115"/>
          <table:table-cell table:number-columns-repeated="3" table:style-name="ce6"/>
          <table:table-cell table:number-columns-repeated="3" table:style-name="ce28"/>
          <table:table-cell office:value-type="float" office:value="0" table:formula="of:=[.H3]+[.F4]+[.G4]" table:style-name="ce8">
            <text:p>0,00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date" office:date-value="2022-03-03T00:00:00" table:style-name="ce115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8">
            <text:p>375,60</text:p>
          </table:table-cell>
          <table:table-cell table:style-name="ce1"/>
          <table:table-cell office:value-type="float" office:value="375.6" table:style-name="ce8">
            <text:p>375,60</text:p>
          </table:table-cell>
          <table:table-cell table:style-name="ce8"/>
          <table:table-cell office:value-type="float" office:value="375.6" table:formula="of:=[.H4]+[.F5]+[.G5]" table:style-name="ce8">
            <text:p>375,6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115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8">
            <text:p>1.137,88</text:p>
          </table:table-cell>
          <table:table-cell table:style-name="ce1"/>
          <table:table-cell office:value-type="float" office:value="1137.8800000000001" table:style-name="ce8">
            <text:p>1.137,88</text:p>
          </table:table-cell>
          <table:table-cell table:style-name="ce8"/>
          <table:table-cell office:value-type="float" office:value="1513.48" table:formula="of:=[.H5]+[.F6]+[.G6]" table:style-name="ce8">
            <text:p>1.513,48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115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8">
            <text:p>256,45</text:p>
          </table:table-cell>
          <table:table-cell table:style-name="ce1"/>
          <table:table-cell office:value-type="float" office:value="256.45" table:style-name="ce8">
            <text:p>256,45</text:p>
          </table:table-cell>
          <table:table-cell table:style-name="ce8"/>
          <table:table-cell office:value-type="float" office:value="1769.93" table:formula="of:=[.H6]+[.F7]+[.G7]" table:style-name="ce8">
            <text:p>1.769,9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115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8">
            <text:p>69,31</text:p>
          </table:table-cell>
          <table:table-cell table:style-name="ce1"/>
          <table:table-cell office:value-type="float" office:value="69.31" table:style-name="ce8">
            <text:p>69,31</text:p>
          </table:table-cell>
          <table:table-cell table:style-name="ce8"/>
          <table:table-cell office:value-type="float" office:value="1839.24" table:formula="of:=[.H7]+[.F8]+[.G8]" table:style-name="ce8">
            <text:p>1.839,2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11T00:00:00" table:style-name="ce115">
            <text:p>11.03.2022</text:p>
          </table:table-cell>
          <table:table-cell office:value-type="string" table:style-name="ce122">
            <text:p>9522138254 /CK ÇEPESAŞ/FATURA</text:p>
          </table:table-cell>
          <table:table-cell office:value-type="string" table:style-name="ce122">
            <text:p>B</text:p>
          </table:table-cell>
          <table:table-cell table:style-name="ce122"/>
          <table:table-cell office:value-type="float" office:value="-1608.4" table:style-name="ce8">
            <text:p>-1.608,40</text:p>
          </table:table-cell>
          <table:table-cell table:style-name="ce8"/>
          <table:table-cell office:value-type="float" office:value="-1608.4" table:style-name="ce8">
            <text:p>-1.608,40</text:p>
          </table:table-cell>
          <table:table-cell office:value-type="float" office:value="230.83999999999992" table:formula="of:=[.H8]+[.F9]+[.G9]" table:style-name="ce8">
            <text:p>230,8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4T00:00:00" table:style-name="ce115">
            <text:p>04.03.2022</text:p>
          </table:table-cell>
          <table:table-cell office:value-type="string" table:style-name="ce120">
            <text:p>5847500300 /CK ÇEPESAŞ/FATURA</text:p>
          </table:table-cell>
          <table:table-cell office:value-type="string" table:style-name="ce120">
            <text:p>B</text:p>
          </table:table-cell>
          <table:table-cell table:style-name="ce120"/>
          <table:table-cell office:value-type="float" office:value="-167" table:style-name="ce8">
            <text:p>-167,00</text:p>
          </table:table-cell>
          <table:table-cell table:style-name="ce28"/>
          <table:table-cell office:value-type="float" office:value="-167" table:style-name="ce28">
            <text:p>-167,00</text:p>
          </table:table-cell>
          <table:table-cell office:value-type="float" office:value="63.839999999999918" table:formula="of:=[.H9]+[.F10]+[.G10]" table:style-name="ce8">
            <text:p>63,8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115"/>
          <table:table-cell office:value-type="string" table:style-name="ce120">
            <text:p>8222520300 /CK ÇEPESAŞ/FATURA</text:p>
          </table:table-cell>
          <table:table-cell office:value-type="string" table:style-name="ce120">
            <text:p>B</text:p>
          </table:table-cell>
          <table:table-cell table:style-name="ce120"/>
          <table:table-cell office:value-type="float" office:value="-428" table:style-name="ce8">
            <text:p>-428,00</text:p>
          </table:table-cell>
          <table:table-cell table:style-name="ce28"/>
          <table:table-cell office:value-type="float" office:value="-428" table:style-name="ce28">
            <text:p>-428,00</text:p>
          </table:table-cell>
          <table:table-cell office:value-type="float" office:value="-364.16000000000008" table:formula="of:=[.H10]+[.F11]+[.G11]" table:style-name="ce8">
            <text:p>-364,16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3" table:style-name="ce8"/>
          <table:table-cell office:value-type="float" office:value="-364.16000000000008" table:formula="of:=[.H11]+[.F12]+[.G12]" table:style-name="ce8">
            <text:p>-364,16</text:p>
          </table:table-cell>
          <table:table-cell table:number-columns-repeated="16376" table:style-name="ce1"/>
        </table:table-row>
        <table:table-row table:style-name="ro1">
          <table:table-cell table:style-name="ce115"/>
          <table:table-cell office:value-type="string" table:style-name="ce122">
            <text:p>0000383215 /TOKATAMASY/FATURA</text:p>
          </table:table-cell>
          <table:table-cell office:value-type="string" table:style-name="ce122">
            <text:p>B</text:p>
          </table:table-cell>
          <table:table-cell table:style-name="ce1"/>
          <table:table-cell office:value-type="float" office:value="-37.229999999999997" table:style-name="ce8">
            <text:p>-37,23</text:p>
          </table:table-cell>
          <table:table-cell table:style-name="ce8"/>
          <table:table-cell office:value-type="float" office:value="-37.229999999999997" table:style-name="ce8">
            <text:p>-37,23</text:p>
          </table:table-cell>
          <table:table-cell office:value-type="float" office:value="-401.3900000000001" table:formula="of:=[.H12]+[.F13]+[.G13]" table:style-name="ce8">
            <text:p>-401,39</text:p>
          </table:table-cell>
          <table:table-cell table:number-columns-repeated="16376" table:style-name="ce1"/>
        </table:table-row>
        <table:table-row table:style-name="ro1">
          <table:table-cell table:style-name="ce115"/>
          <table:table-cell office:value-type="string" table:style-name="ce122">
            <text:p>000374398 /TOKATAMASY/FATURA</text:p>
          </table:table-cell>
          <table:table-cell office:value-type="string" table:style-name="ce122">
            <text:p>B</text:p>
          </table:table-cell>
          <table:table-cell table:style-name="ce1"/>
          <table:table-cell office:value-type="float" office:value="-632.91999999999996" table:style-name="ce8">
            <text:p>-632,92</text:p>
          </table:table-cell>
          <table:table-cell table:style-name="ce8"/>
          <table:table-cell office:value-type="float" office:value="-632.91999999999996" table:style-name="ce8">
            <text:p>-632,92</text:p>
          </table:table-cell>
          <table:table-cell office:value-type="float" office:value="-1034.31" table:formula="of:=[.H13]+[.F14]+[.G14]" table:style-name="ce8">
            <text:p>-1.034,31</text:p>
          </table:table-cell>
          <table:table-cell table:number-columns-repeated="16376" table:style-name="ce1"/>
        </table:table-row>
        <table:table-row table:style-name="ro1">
          <table:table-cell table:style-name="ce115"/>
          <table:table-cell table:number-columns-repeated="3" table:style-name="ce120"/>
          <table:table-cell table:style-name="ce8"/>
          <table:table-cell table:number-columns-repeated="2" table:style-name="ce28"/>
          <table:table-cell office:value-type="float" office:value="-1034.31" table:formula="of:=[.H14]+[.F15]+[.G15]" table:style-name="ce8">
            <text:p>-1.034,3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115"/>
          <table:table-cell office:value-type="string" table:style-name="ce122">
            <text:p>vodafone</text:p>
          </table:table-cell>
          <table:table-cell table:number-columns-repeated="2" table:style-name="ce122"/>
          <table:table-cell office:value-type="float" office:value="-50" table:style-name="ce8">
            <text:p>-50,00</text:p>
          </table:table-cell>
          <table:table-cell table:number-columns-repeated="2" table:style-name="ce28"/>
          <table:table-cell office:value-type="float" office:value="-1034.31" table:formula="of:=[.H15]+[.F16]+[.G16]" table:style-name="ce8">
            <text:p>-1.034,3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115"/>
          <table:table-cell office:value-type="string" table:style-name="ce122">
            <text:p>daü yasemin 21-22 <text:s/>bahar okul ücreti</text:p>
          </table:table-cell>
          <table:table-cell table:number-columns-repeated="2" table:style-name="ce122"/>
          <table:table-cell office:value-type="float" office:value="-21510.75" table:style-name="ce8">
            <text:p>-21.510,75</text:p>
          </table:table-cell>
          <table:table-cell table:number-columns-repeated="2" table:style-name="ce28"/>
          <table:table-cell office:value-type="float" office:value="-1034.31" table:formula="of:=[.H16]+[.F17]+[.G17]" table:style-name="ce8">
            <text:p>-1.034,3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115"/>
          <table:table-cell office:value-type="string" table:style-name="ce122">
            <text:p>06 yb 1397 1. taksit</text:p>
          </table:table-cell>
          <table:table-cell table:number-columns-repeated="2" table:style-name="ce122"/>
          <table:table-cell office:value-type="float" office:value="-169" table:style-name="ce8">
            <text:p>-169,00</text:p>
          </table:table-cell>
          <table:table-cell table:number-columns-repeated="2" table:style-name="ce28"/>
          <table:table-cell office:value-type="float" office:value="-1034.31" table:formula="of:=[.H17]+[.F18]+[.G18]" table:style-name="ce8">
            <text:p>-1.034,31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date" office:date-value="2022-03-07T00:00:00" table:style-name="ce115">
            <text:p>07.03.2022</text:p>
          </table:table-cell>
          <table:table-cell office:value-type="string" table:style-name="ce253">
            <text:p>4876 KK</text:p>
          </table:table-cell>
          <table:table-cell office:value-type="string" table:style-name="ce253">
            <text:p>B</text:p>
          </table:table-cell>
          <table:table-cell table:style-name="ce253"/>
          <table:table-cell table:style-name="ce8"/>
          <table:table-cell table:style-name="ce28"/>
          <table:table-cell office:value-type="float" office:value="-21729.75" table:style-name="ce28">
            <text:p>-21.729,75</text:p>
          </table:table-cell>
          <table:table-cell office:value-type="float" office:value="-22764.06" table:formula="of:=[.H18]+[.F19]+[.G19]" table:style-name="ce8">
            <text:p>-22.764,06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3" table:style-name="ce28"/>
          <table:table-cell office:value-type="float" office:value="-22764.06" table:formula="of:=[.H19]+[.F20]+[.G20]" table:style-name="ce8">
            <text:p>-22.764,06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date" office:date-value="2022-03-27T00:00:00" table:style-name="ce115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8"/>
          <table:table-cell office:value-type="float" office:value="-1503" table:style-name="ce8">
            <text:p>-1.503,00</text:p>
          </table:table-cell>
          <table:table-cell table:style-name="ce1"/>
          <table:table-cell office:value-type="float" office:value="-1503" table:style-name="ce8">
            <text:p>-1.503,00</text:p>
          </table:table-cell>
          <table:table-cell office:value-type="float" office:value="-24267.06" table:formula="of:=[.H20]+[.F21]+[.G21]" table:style-name="ce8">
            <text:p>-24.267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115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8"/>
          <table:table-cell office:value-type="float" office:value="-1503" table:style-name="ce8">
            <text:p>-1.503,00</text:p>
          </table:table-cell>
          <table:table-cell table:style-name="ce1"/>
          <table:table-cell office:value-type="float" office:value="-1503" table:style-name="ce8">
            <text:p>-1.503,00</text:p>
          </table:table-cell>
          <table:table-cell office:value-type="float" office:value="-25770.06" table:formula="of:=[.H21]+[.F22]+[.G22]" table:style-name="ce8">
            <text:p>-25.7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1T00:00:00" table:style-name="ce115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8"/>
          <table:table-cell office:value-type="float" office:value="-1000" table:style-name="ce8">
            <text:p>-1.000,00</text:p>
          </table:table-cell>
          <table:table-cell table:style-name="ce1"/>
          <table:table-cell office:value-type="float" office:value="-1000" table:style-name="ce8">
            <text:p>-1.000,00</text:p>
          </table:table-cell>
          <table:table-cell office:value-type="float" office:value="-26770.06" table:formula="of:=[.H22]+[.F23]+[.G23]" table:style-name="ce8">
            <text:p>-26.770,06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0" table:style-name="ce8">
            <text:p>-1.500,00</text:p>
          </table:table-cell>
          <table:table-cell office:value-type="float" office:value="-28270.06" table:formula="of:=[.H23]+[.F24]+[.G24]" table:style-name="ce8">
            <text:p>-28.270,06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8270.06" table:formula="of:=[.H24]+[.F25]+[.G25]" table:style-name="ce8">
            <text:p>-28.2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115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-25249.690000000002" table:formula="of:=[.H25]+[.F26]+[.G26]" table:style-name="ce8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2T00:00:00" table:style-name="ce115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8">
            <text:p>1.000,00</text:p>
          </table:table-cell>
          <table:table-cell table:style-name="ce1"/>
          <table:table-cell office:value-type="float" office:value="0" table:style-name="ce8">
            <text:p>0,00</text:p>
          </table:table-cell>
          <table:table-cell table:style-name="ce8"/>
          <table:table-cell office:value-type="float" office:value="-25249.690000000002" table:formula="of:=[.H26]+[.F27]+[.G27]" table:style-name="ce8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8T00:00:00" table:style-name="ce115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8">
            <text:p>N</text:p>
          </table:table-cell>
          <table:table-cell office:value-type="float" office:value="3000" table:style-name="ce8">
            <text:p>3.000,00</text:p>
          </table:table-cell>
          <table:table-cell table:style-name="ce8"/>
          <table:table-cell office:value-type="float" office:value="3000" table:style-name="ce8">
            <text:p>3.000,00</text:p>
          </table:table-cell>
          <table:table-cell table:style-name="ce8"/>
          <table:table-cell office:value-type="float" office:value="-22249.690000000002" table:formula="of:=[.H27]+[.F28]+[.G28]" table:style-name="ce8">
            <text:p>-22.249,69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2249.690000000002" table:formula="of:=[.H28]+[.F29]+[.G29]" table:style-name="ce8">
            <text:p>-22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0T00:00:00" table:style-name="ce115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8">
            <text:p>N</text:p>
          </table:table-cell>
          <table:table-cell office:value-type="float" office:value="28000" table:style-name="ce8">
            <text:p>28.000,00</text:p>
          </table:table-cell>
          <table:table-cell table:style-name="ce8"/>
          <table:table-cell office:value-type="float" office:value="28000" table:style-name="ce8">
            <text:p>28.000,00</text:p>
          </table:table-cell>
          <table:table-cell table:style-name="ce1"/>
          <table:table-cell office:value-type="float" office:value="5750.3099999999977" table:formula="of:=[.H29]+[.F30]+[.G30]" table:style-name="ce8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115"/>
          <table:table-cell office:value-type="string" table:style-name="ce1">
            <text:p>48000 TL-28000 7 aylık peşin</text:p>
          </table:table-cell>
          <table:table-cell table:number-columns-repeated="4" table:style-name="ce8"/>
          <table:table-cell table:style-name="ce1"/>
          <table:table-cell office:value-type="float" office:value="5750.3099999999977" table:formula="of:=[.H30]+[.F31]+[.G31]" table:style-name="ce8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115"/>
          <table:table-cell office:value-type="string" table:style-name="ce1">
            <text:p>Aylık 4000</text:p>
          </table:table-cell>
          <table:table-cell table:number-columns-repeated="4" table:style-name="ce8"/>
          <table:table-cell table:style-name="ce1"/>
          <table:table-cell office:value-type="float" office:value="5750.3099999999977" table:formula="of:=[.H31]+[.F32]+[.G32]" table:style-name="ce8">
            <text:p>5.750,31</text:p>
          </table:table-cell>
          <table:table-cell table:number-columns-repeated="16376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22_2" table:style-name="ta7">
        <table:table-column table:style-name="co67" table:default-cell-style-name="ce1"/>
        <table:table-column table:style-name="co31" table:default-cell-style-name="ce1"/>
        <table:table-column table:style-name="co62" table:default-cell-style-name="ce1"/>
        <table:table-column table:style-name="co10" table:number-columns-repeated="2" table:default-cell-style-name="ce1"/>
        <table:table-column table:style-name="co51" table:default-cell-style-name="ce1"/>
        <table:table-column table:style-name="co42" table:default-cell-style-name="ce1"/>
        <table:table-column table:style-name="co52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8099999999999996" table:style-name="ce77">
            <text:p>4,81</text:p>
          </table:table-cell>
          <table:table-cell table:number-columns-repeated="2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ŞUBAT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0567.09" table:formula="of:=SUM([.D5:.D63])" table:style-name="ce46">
            <text:p>10.567,09</text:p>
          </table:table-cell>
          <table:table-cell office:value-type="float" office:value="-21938.15" table:formula="of:=SUM([.E5:.E63])" table:style-name="ce46">
            <text:p>-21.938,15</text:p>
          </table:table-cell>
          <table:table-cell office:value-type="float" office:value="11567.09" table:formula="of:=SUM([.F5:.F63])" table:style-name="ce46">
            <text:p>11.567,09</text:p>
          </table:table-cell>
          <table:table-cell office:value-type="float" office:value="-21938.15" table:formula="of:=SUM([.G5:.G63])" table:style-name="ce46">
            <text:p>-21.938,15</text:p>
          </table:table-cell>
          <table:table-cell office:value-type="float" office:value="-10371.060000000001" table:formula="of:=[.F2]+[.G2]" table:style-name="ce46">
            <text:p>-10.371,06</text:p>
          </table:table-cell>
          <table:table-cell table:number-columns-repeated="16376"/>
        </table:table-row>
        <table:table-row table:style-name="ro1">
          <table:table-cell table:style-name="ce115"/>
          <table:table-cell table:style-name="ce5"/>
          <table:table-cell table:number-columns-repeated="2" table:style-name="ce1"/>
          <table:table-cell table:style-name="ce8"/>
          <table:table-cell table:number-columns-repeated="2" table:style-name="ce28"/>
          <table:table-cell table:style-name="ce118"/>
          <table:table-cell table:number-columns-repeated="16376"/>
        </table:table-row>
        <table:table-row table:style-name="ro1">
          <table:table-cell table:style-name="ce115"/>
          <table:table-cell table:style-name="ce5"/>
          <table:table-cell table:number-columns-repeated="2" table:style-name="ce1"/>
          <table:table-cell table:style-name="ce8"/>
          <table:table-cell table:number-columns-repeated="2" table:style-name="ce28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5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8">
            <text:p>508,99</text:p>
          </table:table-cell>
          <table:table-cell table:style-name="ce1"/>
          <table:table-cell office:value-type="float" office:value="508.99" table:style-name="ce8">
            <text:p>508,99</text:p>
          </table:table-cell>
          <table:table-cell table:style-name="ce8"/>
          <table:table-cell office:value-type="float" office:value="508.99" table:formula="of:=[.H4]+[.F5]+[.G5]" table:style-name="ce8">
            <text:p>508,99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5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8">
            <text:p>1.487,83</text:p>
          </table:table-cell>
          <table:table-cell table:style-name="ce1"/>
          <table:table-cell office:value-type="float" office:value="1487.83" table:style-name="ce8">
            <text:p>1.487,83</text:p>
          </table:table-cell>
          <table:table-cell table:style-name="ce8"/>
          <table:table-cell office:value-type="float" office:value="1996.82" table:formula="of:=[.H5]+[.F6]+[.G6]" table:style-name="ce8">
            <text:p>1.996,82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5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8">
            <text:p>489,66</text:p>
          </table:table-cell>
          <table:table-cell table:style-name="ce1"/>
          <table:table-cell office:value-type="float" office:value="489.66" table:style-name="ce8">
            <text:p>489,66</text:p>
          </table:table-cell>
          <table:table-cell table:style-name="ce8"/>
          <table:table-cell office:value-type="float" office:value="2486.48" table:formula="of:=[.H6]+[.F7]+[.G7]" table:style-name="ce8">
            <text:p>2.486,48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5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8">
            <text:p>60,24</text:p>
          </table:table-cell>
          <table:table-cell table:style-name="ce1"/>
          <table:table-cell office:value-type="float" office:value="60.24" table:style-name="ce8">
            <text:p>60,24</text:p>
          </table:table-cell>
          <table:table-cell table:style-name="ce8"/>
          <table:table-cell office:value-type="float" office:value="2546.7199999999998" table:formula="of:=[.H7]+[.F8]+[.G8]" table:style-name="ce8">
            <text:p>2.546,72</text:p>
          </table:table-cell>
          <table:table-cell table:number-columns-repeated="16376"/>
        </table:table-row>
        <table:table-row table:style-name="ro1">
          <table:table-cell office:value-type="date" office:date-value="2022-02-14T00:00:00" table:style-name="ce115">
            <text:p>14.02.2022</text:p>
          </table:table-cell>
          <table:table-cell office:value-type="string" table:style-name="ce122">
            <text:p>9522138254 /CK ÇEPESAŞ/FATURA</text:p>
          </table:table-cell>
          <table:table-cell office:value-type="string" table:style-name="ce122">
            <text:p>B</text:p>
          </table:table-cell>
          <table:table-cell table:style-name="ce122"/>
          <table:table-cell office:value-type="float" office:value="-2319.48" table:style-name="ce8">
            <text:p>-2.319,48</text:p>
          </table:table-cell>
          <table:table-cell table:style-name="ce8"/>
          <table:table-cell office:value-type="float" office:value="-2319.48" table:style-name="ce8">
            <text:p>-2.319,48</text:p>
          </table:table-cell>
          <table:table-cell office:value-type="float" office:value="227.23999999999978" table:formula="of:=[.H8]+[.F9]+[.G9]" table:style-name="ce8">
            <text:p>227,2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5">
            <text:p>03.02.2022</text:p>
          </table:table-cell>
          <table:table-cell office:value-type="string" table:style-name="ce120">
            <text:p>5847500300 /CK ÇEPESAŞ/FATURA</text:p>
          </table:table-cell>
          <table:table-cell office:value-type="string" table:style-name="ce120">
            <text:p>B</text:p>
          </table:table-cell>
          <table:table-cell table:style-name="ce120"/>
          <table:table-cell office:value-type="float" office:value="-182.2" table:style-name="ce8">
            <text:p>-182,20</text:p>
          </table:table-cell>
          <table:table-cell table:style-name="ce8"/>
          <table:table-cell office:value-type="float" office:value="-182.2" table:style-name="ce8">
            <text:p>-182,20</text:p>
          </table:table-cell>
          <table:table-cell office:value-type="float" office:value="45.039999999999793" table:formula="of:=[.H9]+[.F10]+[.G10]" table:style-name="ce8">
            <text:p>45,0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5">
            <text:p>03.02.2022</text:p>
          </table:table-cell>
          <table:table-cell office:value-type="string" table:style-name="ce120">
            <text:p>8222520300 /CK ÇEPESAŞ/FATURA</text:p>
          </table:table-cell>
          <table:table-cell office:value-type="string" table:style-name="ce120">
            <text:p>B</text:p>
          </table:table-cell>
          <table:table-cell table:style-name="ce120"/>
          <table:table-cell office:value-type="float" office:value="-436.3" table:style-name="ce8">
            <text:p>-436,30</text:p>
          </table:table-cell>
          <table:table-cell table:style-name="ce8"/>
          <table:table-cell office:value-type="float" office:value="-436.3" table:style-name="ce8">
            <text:p>-436,30</text:p>
          </table:table-cell>
          <table:table-cell office:value-type="float" office:value="-391.26000000000022" table:formula="of:=[.H10]+[.F11]+[.G11]" table:style-name="ce8">
            <text:p>-391,26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0"/>
          <table:table-cell table:number-columns-repeated="3" table:style-name="ce8"/>
          <table:table-cell office:value-type="float" office:value="-391.26000000000022" table:formula="of:=[.H11]+[.F12]+[.G12]" table:style-name="ce8">
            <text:p>-391,26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115">
            <text:p>18.02.2022</text:p>
          </table:table-cell>
          <table:table-cell office:value-type="string" table:style-name="ce122">
            <text:p>0000383215 /TOKATAMASY/FATURA</text:p>
          </table:table-cell>
          <table:table-cell office:value-type="string" table:style-name="ce122">
            <text:p>B</text:p>
          </table:table-cell>
          <table:table-cell table:style-name="ce122"/>
          <table:table-cell office:value-type="float" office:value="-44.38" table:style-name="ce8">
            <text:p>-44,38</text:p>
          </table:table-cell>
          <table:table-cell table:style-name="ce8"/>
          <table:table-cell office:value-type="float" office:value="-44.38" table:style-name="ce8">
            <text:p>-44,38</text:p>
          </table:table-cell>
          <table:table-cell office:value-type="float" office:value="-435.64000000000021" table:formula="of:=[.H12]+[.F13]+[.G13]" table:style-name="ce8">
            <text:p>-435,64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115">
            <text:p>18.02.2022</text:p>
          </table:table-cell>
          <table:table-cell office:value-type="string" table:style-name="ce122">
            <text:p>000374398 /TOKATAMASY/FATURA</text:p>
          </table:table-cell>
          <table:table-cell office:value-type="string" table:style-name="ce122">
            <text:p>B</text:p>
          </table:table-cell>
          <table:table-cell table:style-name="ce122"/>
          <table:table-cell office:value-type="float" office:value="-1078.07" table:style-name="ce8">
            <text:p>-1.078,07</text:p>
          </table:table-cell>
          <table:table-cell table:style-name="ce8"/>
          <table:table-cell office:value-type="float" office:value="-1078.07" table:style-name="ce8">
            <text:p>-1.078,07</text:p>
          </table:table-cell>
          <table:table-cell office:value-type="float" office:value="-1513.71" table:formula="of:=[.H13]+[.F14]+[.G14]" table:style-name="ce8">
            <text:p>-1.513,71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3" table:style-name="ce8"/>
          <table:table-cell office:value-type="float" office:value="-1513.71" table:formula="of:=[.H14]+[.F15]+[.G15]" table:style-name="ce8">
            <text:p>-1.513,71</text:p>
          </table:table-cell>
          <table:table-cell table:number-columns-repeated="16376"/>
        </table:table-row>
        <table:table-row table:style-name="ro1">
          <table:table-cell office:value-type="date" office:date-value="2022-02-04T00:00:00" table:style-name="ce115">
            <text:p>04.02.2022</text:p>
          </table:table-cell>
          <table:table-cell office:value-type="string" table:style-name="ce253">
            <text:p>4876 KK</text:p>
          </table:table-cell>
          <table:table-cell office:value-type="string" table:style-name="ce253">
            <text:p>B</text:p>
          </table:table-cell>
          <table:table-cell table:style-name="ce253"/>
          <table:table-cell table:number-columns-repeated="2" table:style-name="ce8"/>
          <table:table-cell office:value-type="float" office:value="-5577.72" table:style-name="ce8">
            <text:p>-5.577,72</text:p>
          </table:table-cell>
          <table:table-cell office:value-type="float" office:value="-7091.43" table:formula="of:=[.H15]+[.F16]+[.G16]" table:style-name="ce8">
            <text:p>-7.091,43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vodafone</text:p>
          </table:table-cell>
          <table:table-cell table:number-columns-repeated="2" table:style-name="ce122"/>
          <table:table-cell office:value-type="float" office:value="-15" table:style-name="ce8">
            <text:p>-15,00</text:p>
          </table:table-cell>
          <table:table-cell table:number-columns-repeated="2" table:style-name="ce8"/>
          <table:table-cell office:value-type="float" office:value="-7091.43" table:formula="of:=[.H16]+[.F17]+[.G17]" table:style-name="ce8">
            <text:p>-7.091,43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balmer bilgisayar</text:p>
          </table:table-cell>
          <table:table-cell table:number-columns-repeated="2" table:style-name="ce122"/>
          <table:table-cell office:value-type="float" office:value="-5254.4" table:style-name="ce8">
            <text:p>-5.254,40</text:p>
          </table:table-cell>
          <table:table-cell table:number-columns-repeated="2" table:style-name="ce8"/>
          <table:table-cell office:value-type="float" office:value="-7091.43" table:formula="of:=[.H17]+[.F18]+[.G18]" table:style-name="ce8">
            <text:p>-7.091,43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banggood lcd controller</text:p>
          </table:table-cell>
          <table:table-cell table:number-columns-repeated="2" table:style-name="ce122"/>
          <table:table-cell office:value-type="float" office:value="-308.32" table:style-name="ce8">
            <text:p>-308,32</text:p>
          </table:table-cell>
          <table:table-cell table:number-columns-repeated="2" table:style-name="ce8"/>
          <table:table-cell office:value-type="float" office:value="-7091.43" table:formula="of:=[.H18]+[.F19]+[.G19]" table:style-name="ce8">
            <text:p>-7.091,43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3" table:style-name="ce8"/>
          <table:table-cell office:value-type="float" office:value="-7091.43" table:formula="of:=[.H19]+[.F20]+[.G20]" table:style-name="ce8">
            <text:p>-7.0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5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0" table:style-name="ce8">
            <text:p>-1.500,00</text:p>
          </table:table-cell>
          <table:table-cell office:value-type="float" office:value="-8591.43" table:formula="of:=[.H20]+[.F21]+[.G21]" table:style-name="ce8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5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8"/>
          <table:table-cell office:value-type="float" office:value="-8591.43" table:formula="of:=[.H21]+[.F22]+[.G22]" table:style-name="ce8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5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8">
            <text:p>-1.400,00</text:p>
          </table:table-cell>
          <table:table-cell table:style-name="ce8"/>
          <table:table-cell office:value-type="float" office:value="-1400" table:style-name="ce8">
            <text:p>-1.400,00</text:p>
          </table:table-cell>
          <table:table-cell office:value-type="float" office:value="-9991.43" table:formula="of:=[.H22]+[.F23]+[.G23]" table:style-name="ce8">
            <text:p>-9.991,43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8">
            <text:p>-7.900,00</text:p>
          </table:table-cell>
          <table:table-cell table:style-name="ce8"/>
          <table:table-cell office:value-type="float" office:value="-7900" table:style-name="ce8">
            <text:p>-7.900,00</text:p>
          </table:table-cell>
          <table:table-cell office:value-type="float" office:value="-17891.43" table:formula="of:=[.H23]+[.F24]+[.G24]" table:style-name="ce8">
            <text:p>-17.891,43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0" table:style-name="ce8">
            <text:p>-1.500,00</text:p>
          </table:table-cell>
          <table:table-cell office:value-type="float" office:value="-19391.43" table:formula="of:=[.H24]+[.F25]+[.G25]" table:style-name="ce8">
            <text:p>-19.391,4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9391.43" table:formula="of:=[.H25]+[.F26]+[.G26]" table:style-name="ce8">
            <text:p>-19.3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5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8">
            <text:p>3.020,37</text:p>
          </table:table-cell>
          <table:table-cell table:style-name="ce1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-16371.060000000001" table:formula="of:=[.H26]+[.F27]+[.G27]" table:style-name="ce8">
            <text:p>-16.3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115">
            <text:p>22.02.2022</text:p>
          </table:table-cell>
          <table:table-cell office:value-type="string" table:style-name="ce65">
            <text:p>Tuzgümrüğü kira<text:s/><text:span text:style-name="T2">banka havalesi</text:span></text:p>
          </table:table-cell>
          <table:table-cell office:value-type="string" table:style-name="ce65">
            <text:p>B</text:p>
          </table:table-cell>
          <table:table-cell office:value-type="float" office:value="2000" table:style-name="ce8">
            <text:p>2.000,00</text:p>
          </table:table-cell>
          <table:table-cell table:style-name="ce1"/>
          <table:table-cell office:value-type="float" office:value="2500" table:style-name="ce8">
            <text:p>2.500,00</text:p>
          </table:table-cell>
          <table:table-cell table:style-name="ce8"/>
          <table:table-cell office:value-type="float" office:value="-13871.060000000001" table:formula="of:=[.H27]+[.F28]+[.G28]" table:style-name="ce8">
            <text:p>-13.8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115">
            <text:p>22.02.2022</text:p>
          </table:table-cell>
          <table:table-cell office:value-type="string" table:style-name="ce65">
            <text:p>Tuzgümrüğü kira<text:s/><text:span text:style-name="T2">banka havalesi</text:span></text:p>
          </table:table-cell>
          <table:table-cell office:value-type="string" table:style-name="ce65">
            <text:p>B</text:p>
          </table:table-cell>
          <table:table-cell table:style-name="ce8"/>
          <table:table-cell table:style-name="ce1"/>
          <table:table-cell office:value-type="float" office:value="500" table:style-name="ce8">
            <text:p>500,00</text:p>
          </table:table-cell>
          <table:table-cell table:style-name="ce8"/>
          <table:table-cell office:value-type="float" office:value="-13371.060000000001" table:formula="of:=[.H28]+[.F29]+[.G29]" table:style-name="ce8">
            <text:p>-13.371,06</text:p>
          </table:table-cell>
          <table:table-cell table:number-columns-repeated="16376"/>
        </table:table-row>
        <table:table-row table:style-name="ro1">
          <table:table-cell office:value-type="date" office:date-value="2022-02-28T00:00:00" table:style-name="ce115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8">
            <text:p>3.000,00</text:p>
          </table:table-cell>
          <table:table-cell table:style-name="ce1"/>
          <table:table-cell office:value-type="float" office:value="3000" table:style-name="ce8">
            <text:p>3.000,00</text:p>
          </table:table-cell>
          <table:table-cell table:style-name="ce8"/>
          <table:table-cell office:value-type="float" office:value="-10371.060000000001" table:formula="of:=[.H29]+[.F30]+[.G30]" table:style-name="ce8">
            <text:p>-10.371,06</text:p>
          </table:table-cell>
          <table:table-cell table:number-columns-repeated="16376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style-name="ce8"/>
          <table:table-cell table:number-columns-repeated="2" table:style-name="ce28"/>
          <table:table-cell table:style-name="ce8"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  <table:table table:name="22_1" table:style-name="ta3">
        <table:table-column table:style-name="co20" table:default-cell-style-name="ce1"/>
        <table:table-column table:style-name="co31" table:default-cell-style-name="ce1"/>
        <table:table-column table:style-name="co62" table:default-cell-style-name="ce1"/>
        <table:table-column table:style-name="co48" table:default-cell-style-name="ce1"/>
        <table:table-column table:style-name="co32" table:default-cell-style-name="ce8"/>
        <table:table-column table:style-name="co42" table:number-columns-repeated="3" table:default-cell-style-name="ce8"/>
        <table:table-column table:style-name="co30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11.1" table:style-name="ce77">
            <text:p>11,1</text:p>
          </table:table-cell>
          <table:table-cell table:number-columns-repeated="2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- OCAK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7333.3" table:formula="of:=SUM([.D3:.D57])" table:style-name="ce46">
            <text:p>7.333,30</text:p>
          </table:table-cell>
          <table:table-cell office:value-type="float" office:value="-6834.05" table:formula="of:=SUM([.E3:.E57])" table:style-name="ce46">
            <text:p>-6.834,05</text:p>
          </table:table-cell>
          <table:table-cell office:value-type="float" office:value="46462.64" table:formula="of:=SUM([.F3:.F57])" table:style-name="ce46">
            <text:p>46.462,64</text:p>
          </table:table-cell>
          <table:table-cell office:value-type="float" office:value="-6834.05" table:formula="of:=SUM([.G3:.G57])" table:style-name="ce46">
            <text:p>-6.834,05</text:p>
          </table:table-cell>
          <table:table-cell office:value-type="float" office:value="39628.589999999997" table:formula="of:=[.F2]+[.G2]" table:style-name="ce46">
            <text:p>39.628,59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5">
            <text:p>31-12-2021 İşbank</text:p>
          </table:table-cell>
          <table:table-cell table:number-columns-repeated="2" table:style-name="ce1"/>
          <table:table-cell table:style-name="ce8"/>
          <table:table-cell office:value-type="float" office:value="40129.339999999997" table:style-name="ce8">
            <text:p>40.129,34</text:p>
          </table:table-cell>
          <table:table-cell table:style-name="ce8"/>
          <table:table-cell office:value-type="float" office:value="40129.339999999997" table:formula="of:=[.F3]+[.G3]" table:style-name="ce8">
            <text:p>40.129,34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8"/>
          <table:table-cell office:value-type="float" office:value="40129.339999999997" table:formula="of:=[.H3]+[.F4]+[.G4]" table:style-name="ce8">
            <text:p>40.129,34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5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8">
            <text:p>298,99</text:p>
          </table:table-cell>
          <table:table-cell table:style-name="ce1"/>
          <table:table-cell office:value-type="float" office:value="298.99" table:style-name="ce8">
            <text:p>298,99</text:p>
          </table:table-cell>
          <table:table-cell table:style-name="ce8"/>
          <table:table-cell office:value-type="float" office:value="40428.329999999994" table:formula="of:=[.H4]+[.F5]+[.G5]" table:style-name="ce8">
            <text:p>40.428,33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5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8">
            <text:p>630,74</text:p>
          </table:table-cell>
          <table:table-cell table:style-name="ce1"/>
          <table:table-cell office:value-type="float" office:value="630.74" table:style-name="ce8">
            <text:p>630,74</text:p>
          </table:table-cell>
          <table:table-cell table:style-name="ce8"/>
          <table:table-cell office:value-type="float" office:value="41059.069999999992" table:formula="of:=[.H5]+[.F6]+[.G6]" table:style-name="ce8">
            <text:p>41.059,0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5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8">
            <text:p>230,29</text:p>
          </table:table-cell>
          <table:table-cell table:style-name="ce1"/>
          <table:table-cell office:value-type="float" office:value="230.29" table:style-name="ce8">
            <text:p>230,29</text:p>
          </table:table-cell>
          <table:table-cell table:style-name="ce8"/>
          <table:table-cell office:value-type="float" office:value="41289.359999999993" table:formula="of:=[.H6]+[.F7]+[.G7]" table:style-name="ce8">
            <text:p>41.289,36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5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8">
            <text:p>152,91</text:p>
          </table:table-cell>
          <table:table-cell table:style-name="ce1"/>
          <table:table-cell office:value-type="float" office:value="152.91" table:style-name="ce8">
            <text:p>152,91</text:p>
          </table:table-cell>
          <table:table-cell table:style-name="ce8"/>
          <table:table-cell office:value-type="float" office:value="41442.269999999997" table:formula="of:=[.H7]+[.F8]+[.G8]" table:style-name="ce8">
            <text:p>41.442,27</text:p>
          </table:table-cell>
          <table:table-cell table:number-columns-repeated="16376"/>
        </table:table-row>
        <table:table-row table:style-name="ro1">
          <table:table-cell office:value-type="date" office:date-value="2022-01-13T00:00:00" table:style-name="ce115">
            <text:p>13.01.2022</text:p>
          </table:table-cell>
          <table:table-cell office:value-type="string" table:style-name="ce122">
            <text:p>9522138254 /CK ÇEPESAŞ/FATURA</text:p>
          </table:table-cell>
          <table:table-cell office:value-type="string" table:style-name="ce122">
            <text:p>B</text:p>
          </table:table-cell>
          <table:table-cell table:style-name="ce122"/>
          <table:table-cell office:value-type="float" office:value="-1250.4000000000001" table:style-name="ce8">
            <text:p>-1.250,40</text:p>
          </table:table-cell>
          <table:table-cell table:style-name="ce8"/>
          <table:table-cell office:value-type="float" office:value="-1250.4000000000001" table:style-name="ce8">
            <text:p>-1.250,40</text:p>
          </table:table-cell>
          <table:table-cell office:value-type="float" office:value="40191.869999999995" table:formula="of:=[.H8]+[.F9]+[.G9]" table:style-name="ce8">
            <text:p>40.191,8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5">
            <text:p>03.01.2022</text:p>
          </table:table-cell>
          <table:table-cell office:value-type="string" table:style-name="ce120">
            <text:p>5847500300 /CK ÇEPESAŞ/FATURA</text:p>
          </table:table-cell>
          <table:table-cell office:value-type="string" table:style-name="ce120">
            <text:p>B</text:p>
          </table:table-cell>
          <table:table-cell table:style-name="ce120"/>
          <table:table-cell office:value-type="float" office:value="-130.30000000000001" table:style-name="ce118">
            <text:p>-130,30</text:p>
          </table:table-cell>
          <table:table-cell table:style-name="ce118"/>
          <table:table-cell office:value-type="float" office:value="-130.30000000000001" table:style-name="ce118">
            <text:p>-130,30</text:p>
          </table:table-cell>
          <table:table-cell office:value-type="float" office:value="40061.569999999992" table:formula="of:=[.H9]+[.F10]+[.G10]" table:style-name="ce8">
            <text:p>40.061,5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5">
            <text:p>03.01.2022</text:p>
          </table:table-cell>
          <table:table-cell office:value-type="string" table:style-name="ce120">
            <text:p>8222520300 /CK ÇEPESAŞ/FATURA</text:p>
          </table:table-cell>
          <table:table-cell office:value-type="string" table:style-name="ce120">
            <text:p>B</text:p>
          </table:table-cell>
          <table:table-cell table:style-name="ce120"/>
          <table:table-cell office:value-type="float" office:value="-255.4" table:style-name="ce118">
            <text:p>-255,40</text:p>
          </table:table-cell>
          <table:table-cell table:style-name="ce118"/>
          <table:table-cell office:value-type="float" office:value="-255.4" table:style-name="ce118">
            <text:p>-255,40</text:p>
          </table:table-cell>
          <table:table-cell office:value-type="float" office:value="39806.169999999991" table:formula="of:=[.H10]+[.F11]+[.G11]" table:style-name="ce8">
            <text:p>39.806,17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3" table:style-name="ce8"/>
          <table:table-cell office:value-type="float" office:value="39806.169999999991" table:formula="of:=[.H11]+[.F12]+[.G12]" table:style-name="ce8">
            <text:p>39.806,17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115">
            <text:p>17.01.2022</text:p>
          </table:table-cell>
          <table:table-cell office:value-type="string" table:style-name="ce122">
            <text:p>0000383215 /TOKATAMASY/FATURA</text:p>
          </table:table-cell>
          <table:table-cell office:value-type="string" table:style-name="ce122">
            <text:p>B</text:p>
          </table:table-cell>
          <table:table-cell table:style-name="ce122"/>
          <table:table-cell office:value-type="float" office:value="-37.869999999999997" table:style-name="ce8">
            <text:p>-37,87</text:p>
          </table:table-cell>
          <table:table-cell table:style-name="ce8"/>
          <table:table-cell office:value-type="float" office:value="-37.869999999999997" table:style-name="ce8">
            <text:p>-37,87</text:p>
          </table:table-cell>
          <table:table-cell office:value-type="float" office:value="39768.299999999988" table:formula="of:=[.H12]+[.F13]+[.G13]" table:style-name="ce8">
            <text:p>39.768,30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115">
            <text:p>17.01.2022</text:p>
          </table:table-cell>
          <table:table-cell office:value-type="string" table:style-name="ce122">
            <text:p>000374398 /TOKATAMASY/FATURA</text:p>
          </table:table-cell>
          <table:table-cell office:value-type="string" table:style-name="ce122">
            <text:p>B</text:p>
          </table:table-cell>
          <table:table-cell table:style-name="ce122"/>
          <table:table-cell office:value-type="float" office:value="-608.08000000000004" table:style-name="ce8">
            <text:p>-608,08</text:p>
          </table:table-cell>
          <table:table-cell table:style-name="ce8"/>
          <table:table-cell office:value-type="float" office:value="-608.08000000000004" table:style-name="ce8">
            <text:p>-608,08</text:p>
          </table:table-cell>
          <table:table-cell office:value-type="float" office:value="39160.219999999987" table:formula="of:=[.H13]+[.F14]+[.G14]" table:style-name="ce8">
            <text:p>39.160,22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3" table:style-name="ce8"/>
          <table:table-cell office:value-type="float" office:value="39160.219999999987" table:formula="of:=[.H14]+[.F15]+[.G15]" table:style-name="ce8">
            <text:p>39.160,22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vodafone</text:p>
          </table:table-cell>
          <table:table-cell table:number-columns-repeated="2" table:style-name="ce122"/>
          <table:table-cell office:value-type="float" office:value="-50" table:style-name="ce118">
            <text:p>-50,00</text:p>
          </table:table-cell>
          <table:table-cell table:number-columns-repeated="2" table:style-name="ce118"/>
          <table:table-cell office:value-type="float" office:value="39160.219999999987" table:formula="of:=[.H15]+[.F16]+[.G16]" table:style-name="ce8">
            <text:p>39.160,22</text:p>
          </table:table-cell>
          <table:table-cell table:number-columns-repeated="16376"/>
        </table:table-row>
        <table:table-row table:style-name="ro1">
          <table:table-cell office:value-type="date" office:date-value="2022-01-04T00:00:00" table:style-name="ce115">
            <text:p>04.01.2022</text:p>
          </table:table-cell>
          <table:table-cell office:value-type="string" table:style-name="ce253">
            <text:p>4876 KK</text:p>
          </table:table-cell>
          <table:table-cell office:value-type="string" table:style-name="ce253">
            <text:p>B</text:p>
          </table:table-cell>
          <table:table-cell table:style-name="ce253"/>
          <table:table-cell table:number-columns-repeated="2" table:style-name="ce118"/>
          <table:table-cell office:value-type="float" office:value="-50" table:style-name="ce118">
            <text:p>-50,00</text:p>
          </table:table-cell>
          <table:table-cell office:value-type="float" office:value="39110.219999999987" table:formula="of:=[.H16]+[.F17]+[.G17]" table:style-name="ce8">
            <text:p>39.110,22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3" table:style-name="ce118"/>
          <table:table-cell office:value-type="float" office:value="39110.219999999987" table:formula="of:=[.H17]+[.F18]+[.G18]" table:style-name="ce8">
            <text:p>39.110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115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8">
            <text:p>-1.501,00</text:p>
          </table:table-cell>
          <table:table-cell table:style-name="ce8"/>
          <table:table-cell office:value-type="float" office:value="-1501" table:style-name="ce8">
            <text:p>-1.501,00</text:p>
          </table:table-cell>
          <table:table-cell office:value-type="float" office:value="37609.219999999987" table:formula="of:=[.H18]+[.F19]+[.G19]" table:style-name="ce8">
            <text:p>37.609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115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8">
            <text:p>-1.501,00</text:p>
          </table:table-cell>
          <table:table-cell table:style-name="ce8"/>
          <table:table-cell office:value-type="float" office:value="-1501" table:style-name="ce8">
            <text:p>-1.501,00</text:p>
          </table:table-cell>
          <table:table-cell office:value-type="float" office:value="36108.219999999987" table:formula="of:=[.H19]+[.F20]+[.G20]" table:style-name="ce8">
            <text:p>36.108,22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115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0" table:style-name="ce8">
            <text:p>-1.500,00</text:p>
          </table:table-cell>
          <table:table-cell office:value-type="float" office:value="34608.219999999987" table:formula="of:=[.H20]+[.F21]+[.G21]" table:style-name="ce8">
            <text:p>34.608,22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3" table:style-name="ce118"/>
          <table:table-cell office:value-type="float" office:value="34608.219999999987" table:formula="of:=[.H21]+[.F22]+[.G22]" table:style-name="ce8">
            <text:p>34.608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115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8">
            <text:p>3.020,37</text:p>
          </table:table-cell>
          <table:table-cell table:style-name="ce1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37628.589999999989" table:formula="of:=[.H22]+[.F23]+[.G23]" table:style-name="ce8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22T00:00:00" table:style-name="ce115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8">
            <text:p>1.000,00</text:p>
          </table:table-cell>
          <table:table-cell table:style-name="ce1"/>
          <table:table-cell office:value-type="float" office:value="0" table:style-name="ce8">
            <text:p>0,00</text:p>
          </table:table-cell>
          <table:table-cell table:style-name="ce8"/>
          <table:table-cell office:value-type="float" office:value="37628.589999999989" table:formula="of:=[.H23]+[.F24]+[.G24]" table:style-name="ce8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115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8">
            <text:p>2.000,00</text:p>
          </table:table-cell>
          <table:table-cell table:style-name="ce1"/>
          <table:table-cell office:value-type="float" office:value="2000" table:style-name="ce8">
            <text:p>2.000,00</text:p>
          </table:table-cell>
          <table:table-cell table:style-name="ce8"/>
          <table:table-cell office:value-type="float" office:value="39628.589999999989" table:formula="of:=[.H24]+[.F25]+[.G25]" table:style-name="ce8">
            <text:p>39.628,59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2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6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4" table:style-name="ce118"/>
          <table:table-cell table:number-columns-repeated="16376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table:style-name="ce6"/>
          <table:table-cell table:number-columns-repeated="16375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style-name="ce8"/>
          <table:table-cell table:style-name="ce6"/>
          <table:table-cell table:number-columns-repeated="16375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10" table:style-name="ro1">
          <table:table-cell table:number-columns-repeated="16384"/>
        </table:table-row>
        <table:table-row table:number-rows-repeated="2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number-columns-repeated="16377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number-columns-repeated="16377"/>
        </table:table-row>
        <table:table-row table:style-name="ro1">
          <table:table-cell table:style-name="ce115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0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number-rows-repeated="5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number-columns-repeated="16377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17" table:style-name="ro1">
          <table:table-cell table:style-name="ce115"/>
          <table:table-cell table:number-columns-repeated="16383" table:style-name="ce1"/>
        </table:table-row>
        <table:table-row table:number-rows-repeated="4" table:style-name="ro1">
          <table:table-cell table:style-name="ce115"/>
          <table:table-cell table:number-columns-repeated="16383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number-columns-repeated="16377"/>
        </table:table-row>
        <table:table-row table:number-rows-repeated="2" table:style-name="ro1">
          <table:table-cell table:style-name="ce115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0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number-rows-repeated="5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number-columns-repeated="16377"/>
        </table:table-row>
        <table:table-row table:style-name="ro1">
          <table:table-cell table:style-name="ce115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0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number-rows-repeated="5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6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0"/>
          <table:table-cell table:number-columns-repeated="2" table:style-name="ce28"/>
          <table:table-cell table:number-columns-repeated="16378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2" table:style-name="ce28"/>
          <table:table-cell table:number-columns-repeated="16378"/>
        </table:table-row>
        <table:table-row table:number-rows-repeated="5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6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0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number-rows-repeated="5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0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0"/>
          <table:table-cell table:number-columns-repeated="2" table:style-name="ce28"/>
          <table:table-cell table:number-columns-repeated="16378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2" table:style-name="ce28"/>
          <table:table-cell table:number-columns-repeated="16378"/>
        </table:table-row>
        <table:table-row table:number-rows-repeated="5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0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number-rows-repeated="5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number-columns-repeated="16377"/>
        </table:table-row>
        <table:table-row table:number-rows-repeated="5" table:style-name="ro1">
          <table:table-cell table:style-name="ce1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/>
          <table:table-cell table:number-columns-repeated="3" table:style-name="ce6"/>
          <table:table-cell table:number-columns-repeated="16380"/>
        </table:table-row>
        <table:table-row table:number-rows-repeated="1048286" table:style-name="ro1">
          <table:table-cell table:number-columns-repeated="16384"/>
        </table:table-row>
      </table:table>
      <table:table table:name="PROCESS" table:style-name="ta3">
        <table:table-column table:style-name="co30" table:default-cell-style-name="ce1"/>
        <table:table-column table:style-name="co34" table:default-cell-style-name="ce1"/>
        <table:table-column table:style-name="co21" table:default-cell-style-name="ce1"/>
        <table:table-column table:style-name="co67" table:number-columns-repeated="2" table:default-cell-style-name="ce1"/>
        <table:table-column table:style-name="co20" table:default-cell-style-name="ce1"/>
        <table:table-column table:style-name="co42" table:default-cell-style-name="ce1"/>
        <table:table-column table:style-name="co23" table:default-cell-style-name="ce1"/>
        <table:table-column table:style-name="co68" table:default-cell-style-name="ce1"/>
        <table:table-column table:style-name="co57" table:default-cell-style-name="ce1"/>
        <table:table-column table:style-name="co69" table:default-cell-style-name="ce1"/>
        <table:table-column table:style-name="co70" table:default-cell-style-name="ce1"/>
        <table:table-column table:style-name="co18" table:default-cell-style-name="ce1"/>
        <table:table-column table:style-name="co70" table:default-cell-style-name="ce1"/>
        <table:table-column table:style-name="co1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file:///C:/Users/m/AppData/Roaming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file:///C:/Users/m/AppData/Roaming/Microsoft/Excel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file:///C:/Users/m/AppData/Roaming/Microsoft/Excel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3">
          <table:table-cell table:style-name="ce52"/>
          <table:table-cell table:style-name="ce53"/>
          <table:table-cell office:value-type="string" table:style-name="ce54">
            <text:p>TAHMİNİ</text:p>
          </table:table-cell>
          <table:table-cell table:style-name="ce55"/>
          <table:table-cell table:style-name="ce56"/>
          <table:table-cell office:value-type="string" table:style-name="ce54">
            <text:p>GERÇEKLEŞEN</text:p>
          </table:table-cell>
          <table:table-cell table:style-name="ce55"/>
          <table:table-cell table:style-name="ce57"/>
          <table:table-cell table:style-name="ce58"/>
          <table:table-cell table:style-name="ce59"/>
          <table:table-cell office:value-type="percentage" office:value="0.23471" table:style-name="ce203">
            <text:p>%23,47</text:p>
          </table:table-cell>
          <table:table-cell office:value-type="percentage" office:value="0.76529000000000003" table:style-name="ce203">
            <text:p>%76,53</text:p>
          </table:table-cell>
          <table:table-cell table:style-name="ce204"/>
          <table:table-cell office:value-type="string" table:style-name="ce59">
            <text:p>HC</text:p>
          </table:table-cell>
          <table:table-cell table:number-columns-repeated="16370"/>
        </table:table-row>
        <table:table-row table:style-name="ro3">
          <table:table-cell office:value-type="float" office:value="-2022" table:style-name="ce52">
            <text:p>-2022</text:p>
          </table:table-cell>
          <table:table-cell office:value-type="string" table:style-name="ce56">
            <text:p>GİRİŞ</text:p>
          </table:table-cell>
          <table:table-cell office:value-type="string" table:style-name="ce61">
            <text:p>ÇIKIŞ</text:p>
          </table:table-cell>
          <table:table-cell office:value-type="string" table:style-name="ce55">
            <text:p><text:s/>BAKİYE</text:p>
          </table:table-cell>
          <table:table-cell office:value-type="string" table:style-name="ce56">
            <text:p>GİRİŞ</text:p>
          </table:table-cell>
          <table:table-cell office:value-type="string" table:style-name="ce61">
            <text:p>ÇIKIŞ</text:p>
          </table:table-cell>
          <table:table-cell office:value-type="string" table:style-name="ce55">
            <text:p>BAKİYE</text:p>
          </table:table-cell>
          <table:table-cell table:style-name="ce57"/>
          <table:table-cell table:style-name="ce58"/>
          <table:table-cell office:value-type="string" table:style-name="ce59">
            <text:p>kR</text:p>
          </table:table-cell>
          <table:table-cell office:value-type="string" table:style-name="ce204">
            <text:p>nzn</text:p>
          </table:table-cell>
          <table:table-cell office:value-type="string" table:style-name="ce204">
            <text:p>hc</text:p>
          </table:table-cell>
          <table:table-cell office:value-type="string" table:style-name="ce204">
            <text:p>Hc 1/1</text:p>
          </table:table-cell>
          <table:table-cell office:value-type="string" table:style-name="ce59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Ocak</text:p>
          </table:table-cell>
          <table:table-cell office:value-type="float" office:value="7333.3" table:style-name="ce66">
            <text:p>7.333,30</text:p>
          </table:table-cell>
          <table:table-cell office:value-type="float" office:value="-6834.05" table:style-name="ce67">
            <text:p>-6.834,05</text:p>
          </table:table-cell>
          <table:table-cell office:value-type="float" office:value="499.25" table:style-name="ce68">
            <text:p>499,25</text:p>
          </table:table-cell>
          <table:table-cell office:value-type="float" office:value="46462.64" table:style-name="ce66">
            <text:p>46.462,64</text:p>
          </table:table-cell>
          <table:table-cell office:value-type="float" office:value="-6834.05" table:style-name="ce67">
            <text:p>-6.834,05</text:p>
          </table:table-cell>
          <table:table-cell office:value-type="float" office:value="39628.589999999997" table:style-name="ce69">
            <text:p>39.628,59</text:p>
          </table:table-cell>
          <table:table-cell table:style-name="ce70"/>
          <table:table-cell office:value-type="string" table:style-name="ce71">
            <text:p>dgs</text:p>
          </table:table-cell>
          <table:table-cell office:value-type="float" office:value="36" table:style-name="ce65">
            <text:p>36</text:p>
          </table:table-cell>
          <table:table-cell table:style-name="ce114"/>
          <table:table-cell table:style-name="ce1"/>
          <table:table-cell office:value-type="float" office:value="36" table:style-name="ce114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5">
            <text:p>Şubat</text:p>
          </table:table-cell>
          <table:table-cell office:value-type="float" office:value="10567.09" table:style-name="ce66">
            <text:p>10.567,09</text:p>
          </table:table-cell>
          <table:table-cell office:value-type="float" office:value="-21938.15" table:style-name="ce67">
            <text:p>-21.938,15</text:p>
          </table:table-cell>
          <table:table-cell office:value-type="float" office:value="-10871.81" table:style-name="ce68">
            <text:p>-10.871,81</text:p>
          </table:table-cell>
          <table:table-cell office:value-type="float" office:value="11567.09" table:style-name="ce66">
            <text:p>11.567,09</text:p>
          </table:table-cell>
          <table:table-cell office:value-type="float" office:value="-21938.15" table:style-name="ce67">
            <text:p>-21.938,15</text:p>
          </table:table-cell>
          <table:table-cell office:value-type="float" office:value="29257.53" table:style-name="ce69">
            <text:p>29.257,53</text:p>
          </table:table-cell>
          <table:table-cell table:style-name="ce70"/>
          <table:table-cell office:value-type="string" table:style-name="ce71">
            <text:p>tzg</text:p>
          </table:table-cell>
          <table:table-cell office:value-type="float" office:value="19.8" table:style-name="ce65">
            <text:p>19,8</text:p>
          </table:table-cell>
          <table:table-cell table:style-name="ce114"/>
          <table:table-cell table:style-name="ce1"/>
          <table:table-cell office:value-type="float" office:value="19.8" table:style-name="ce114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5">
            <text:p>Mart</text:p>
          </table:table-cell>
          <table:table-cell office:value-type="float" office:value="36859.61" table:style-name="ce66">
            <text:p>36.859,61</text:p>
          </table:table-cell>
          <table:table-cell office:value-type="float" office:value="-30109.3" table:style-name="ce67">
            <text:p>-30.109,30</text:p>
          </table:table-cell>
          <table:table-cell office:value-type="float" office:value="-4121.5" table:style-name="ce68">
            <text:p>-4.121,50</text:p>
          </table:table-cell>
          <table:table-cell office:value-type="float" office:value="35859.61" table:style-name="ce66">
            <text:p>35.859,61</text:p>
          </table:table-cell>
          <table:table-cell office:value-type="float" office:value="-30109.3" table:style-name="ce67">
            <text:p>-30.109,30</text:p>
          </table:table-cell>
          <table:table-cell office:value-type="float" office:value="35007.839999999997" table:style-name="ce69">
            <text:p>35.007,84</text:p>
          </table:table-cell>
          <table:table-cell table:style-name="ce70"/>
          <table:table-cell office:value-type="string" table:style-name="ce9">
            <text:p>maaş</text:p>
          </table:table-cell>
          <table:table-cell table:number-columns-repeated="4" table:style-name="ce1"/>
          <table:table-cell office:value-type="float" office:value="46.1" table:style-name="ce114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Nisan</text:p>
          </table:table-cell>
          <table:table-cell office:value-type="float" office:value="15937.59" table:style-name="ce66">
            <text:p>15.937,59</text:p>
          </table:table-cell>
          <table:table-cell office:value-type="float" office:value="-11790.68" table:style-name="ce67">
            <text:p>-11.790,68</text:p>
          </table:table-cell>
          <table:table-cell office:value-type="float" office:value="25.4100000000035" table:style-name="ce68">
            <text:p>25,41</text:p>
          </table:table-cell>
          <table:table-cell office:value-type="float" office:value="17940.28" table:style-name="ce66">
            <text:p>17.940,28</text:p>
          </table:table-cell>
          <table:table-cell office:value-type="float" office:value="-11140.68" table:style-name="ce67">
            <text:p>-11.140,68</text:p>
          </table:table-cell>
          <table:table-cell office:value-type="float" office:value="41807.440000000002" table:style-name="ce69">
            <text:p>41.807,44</text:p>
          </table:table-cell>
          <table:table-cell table:style-name="ce70"/>
          <table:table-cell office:value-type="string" table:style-name="ce71">
            <text:p>ap</text:p>
          </table:table-cell>
          <table:table-cell office:value-type="float" office:value="60" table:style-name="ce65">
            <text:p>60</text:p>
          </table:table-cell>
          <table:table-cell table:style-name="ce114"/>
          <table:table-cell table:style-name="ce1"/>
          <table:table-cell office:value-type="float" office:value="6.5" table:style-name="ce114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5">
            <text:p>Mayıs</text:p>
          </table:table-cell>
          <table:table-cell office:value-type="float" office:value="11328.34" table:style-name="ce66">
            <text:p>11.328,34</text:p>
          </table:table-cell>
          <table:table-cell office:value-type="float" office:value="-7712.66" table:style-name="ce67">
            <text:p>-7.712,66</text:p>
          </table:table-cell>
          <table:table-cell office:value-type="float" office:value="3641.09" table:style-name="ce68">
            <text:p>3.641,09</text:p>
          </table:table-cell>
          <table:table-cell office:value-type="float" office:value="9522.3700000000008" table:style-name="ce66">
            <text:p>9.522,37</text:p>
          </table:table-cell>
          <table:table-cell office:value-type="float" office:value="-7722.66" table:style-name="ce67">
            <text:p>-7.722,66</text:p>
          </table:table-cell>
          <table:table-cell office:value-type="float" office:value="43607.15" table:style-name="ce69">
            <text:p>43.607,15</text:p>
          </table:table-cell>
          <table:table-cell table:style-name="ce70"/>
          <table:table-cell office:value-type="string" table:style-name="ce71">
            <text:p>ls</text:p>
          </table:table-cell>
          <table:table-cell office:value-type="float" office:value="95" table:style-name="ce65">
            <text:p>95</text:p>
          </table:table-cell>
          <table:table-cell table:style-name="ce114"/>
          <table:table-cell table:style-name="ce1"/>
          <table:table-cell office:value-type="float" office:value="23.75" table:style-name="ce114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5">
            <text:p>Haziran</text:p>
          </table:table-cell>
          <table:table-cell office:value-type="float" office:value="17837.05" table:style-name="ce66">
            <text:p>17.837,05</text:p>
          </table:table-cell>
          <table:table-cell office:value-type="float" office:value="-28058.1" table:style-name="ce67">
            <text:p>-28.058,10</text:p>
          </table:table-cell>
          <table:table-cell office:value-type="float" office:value="-6579.96" table:style-name="ce68">
            <text:p>-6.579,96</text:p>
          </table:table-cell>
          <table:table-cell office:value-type="float" office:value="16654.189999999999" table:style-name="ce66">
            <text:p>16.654,19</text:p>
          </table:table-cell>
          <table:table-cell office:value-type="float" office:value="-28058.1" table:style-name="ce67">
            <text:p>-28.058,10</text:p>
          </table:table-cell>
          <table:table-cell office:value-type="float" office:value="32203.24" table:style-name="ce69">
            <text:p>32.203,24</text:p>
          </table:table-cell>
          <table:table-cell table:style-name="ce70"/>
          <table:table-cell table:number-columns-repeated="16376" table:style-name="ce1"/>
        </table:table-row>
        <table:table-row table:style-name="ro1">
          <table:table-cell office:value-type="string" table:style-name="ce65">
            <text:p>Temmuz</text:p>
          </table:table-cell>
          <table:table-cell office:value-type="float" office:value="27131.07" table:style-name="ce66">
            <text:p>27.131,07</text:p>
          </table:table-cell>
          <table:table-cell office:value-type="float" office:value="-17400.82" table:style-name="ce67">
            <text:p>-17.400,82</text:p>
          </table:table-cell>
          <table:table-cell office:value-type="float" office:value="3150.29" table:style-name="ce68">
            <text:p>3.150,29</text:p>
          </table:table-cell>
          <table:table-cell office:value-type="float" office:value="16133.3" table:style-name="ce66">
            <text:p>16.133,30</text:p>
          </table:table-cell>
          <table:table-cell office:value-type="float" office:value="-20600.82" table:style-name="ce67">
            <text:p>-20.600,82</text:p>
          </table:table-cell>
          <table:table-cell office:value-type="float" office:value="27735.72" table:style-name="ce69">
            <text:p>27.735,72</text:p>
          </table:table-cell>
          <table:table-cell table:style-name="ce70"/>
          <table:table-cell office:value-type="string" table:style-name="ce71">
            <text:p>sA</text:p>
          </table:table-cell>
          <table:table-cell office:value-type="float" office:value="42" table:style-name="ce65">
            <text:p>42</text:p>
          </table:table-cell>
          <table:table-cell office:value-type="float" office:value="9.8578200000000002" table:style-name="ce114">
            <text:p>9,86</text:p>
          </table:table-cell>
          <table:table-cell office:value-type="float" office:value="32.142180000000003" table:style-name="ce114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5">
            <text:p>Ağustos</text:p>
          </table:table-cell>
          <table:table-cell office:value-type="float" office:value="34617.910000000003" table:style-name="ce66">
            <text:p>34.617,91</text:p>
          </table:table-cell>
          <table:table-cell office:value-type="float" office:value="-11695.35" table:style-name="ce67">
            <text:p>-11.695,35</text:p>
          </table:table-cell>
          <table:table-cell office:value-type="float" office:value="26072.85" table:style-name="ce68">
            <text:p>26.072,85</text:p>
          </table:table-cell>
          <table:table-cell office:value-type="float" office:value="102061.66" table:style-name="ce66">
            <text:p>102.061,66</text:p>
          </table:table-cell>
          <table:table-cell office:value-type="float" office:value="-33894.33" table:style-name="ce67">
            <text:p>-33.894,33</text:p>
          </table:table-cell>
          <table:table-cell office:value-type="float" office:value="95903.05" table:style-name="ce69">
            <text:p>95.903,05</text:p>
          </table:table-cell>
          <table:table-cell table:style-name="ce70"/>
          <table:table-cell office:value-type="string" table:style-name="ce71">
            <text:p>sB</text:p>
          </table:table-cell>
          <table:table-cell office:value-type="float" office:value="84" table:style-name="ce65">
            <text:p>84</text:p>
          </table:table-cell>
          <table:table-cell office:value-type="float" office:value="19.71564" table:style-name="ce114">
            <text:p>19,72</text:p>
          </table:table-cell>
          <table:table-cell office:value-type="float" office:value="64.284360000000007" table:style-name="ce114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5">
            <text:p>Eylül</text:p>
          </table:table-cell>
          <table:table-cell office:value-type="float" office:value="66162.31" table:style-name="ce66">
            <text:p>66.162,31</text:p>
          </table:table-cell>
          <table:table-cell office:value-type="float" office:value="-61978.720000000001" table:style-name="ce67">
            <text:p>-61.978,72</text:p>
          </table:table-cell>
          <table:table-cell office:value-type="float" office:value="30256.44" table:style-name="ce68">
            <text:p>30.256,44</text:p>
          </table:table-cell>
          <table:table-cell office:value-type="float" office:value="9260.5" table:style-name="ce66">
            <text:p>9.260,50</text:p>
          </table:table-cell>
          <table:table-cell office:value-type="float" office:value="-25729.24" table:style-name="ce67">
            <text:p>-25.729,24</text:p>
          </table:table-cell>
          <table:table-cell office:value-type="float" office:value="79434.31" table:style-name="ce69">
            <text:p>79.434,31</text:p>
          </table:table-cell>
          <table:table-cell table:style-name="ce70"/>
          <table:table-cell office:value-type="string" table:style-name="ce71">
            <text:p>sCD</text:p>
          </table:table-cell>
          <table:table-cell office:value-type="float" office:value="84" table:style-name="ce65">
            <text:p>84</text:p>
          </table:table-cell>
          <table:table-cell office:value-type="float" office:value="19.71564" table:style-name="ce114">
            <text:p>19,72</text:p>
          </table:table-cell>
          <table:table-cell office:value-type="float" office:value="64.284360000000007" table:style-name="ce114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5">
            <text:p>Ekim</text:p>
          </table:table-cell>
          <table:table-cell office:value-type="float" office:value="23872.2" table:style-name="ce66">
            <text:p>23.872,20</text:p>
          </table:table-cell>
          <table:table-cell office:value-type="float" office:value="-34541.120000000003" table:style-name="ce67">
            <text:p>-34.541,12</text:p>
          </table:table-cell>
          <table:table-cell office:value-type="float" office:value="19587.52" table:style-name="ce68">
            <text:p>19.587,52</text:p>
          </table:table-cell>
          <table:table-cell office:value-type="float" office:value="79418.41" table:style-name="ce66">
            <text:p>79.418,41</text:p>
          </table:table-cell>
          <table:table-cell office:value-type="float" office:value="-90424.320000000007" table:style-name="ce67">
            <text:p>-90.424,32</text:p>
          </table:table-cell>
          <table:table-cell office:value-type="float" office:value="68428.399999999994" table:style-name="ce69">
            <text:p>68.428,40</text:p>
          </table:table-cell>
          <table:table-cell table:style-name="ce70"/>
          <table:table-cell office:value-type="string" table:style-name="ce71">
            <text:p>sE</text:p>
          </table:table-cell>
          <table:table-cell office:value-type="float" office:value="45" table:style-name="ce65">
            <text:p>45</text:p>
          </table:table-cell>
          <table:table-cell office:value-type="float" office:value="10.56195" table:style-name="ce114">
            <text:p>10,56</text:p>
          </table:table-cell>
          <table:table-cell office:value-type="float" office:value="34.438049999999997" table:style-name="ce114">
            <text:p>34,44</text:p>
          </table:table-cell>
          <table:table-cell table:style-name="ce1"/>
          <table:table-cell office:value-type="float" office:value="400.76679000000001" table:style-name="ce205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Kasım</text:p>
          </table:table-cell>
          <table:table-cell office:value-type="float" office:value="179191.62" table:style-name="ce66">
            <text:p>179.191,62</text:p>
          </table:table-cell>
          <table:table-cell office:value-type="float" office:value="-14175.82" table:style-name="ce67">
            <text:p>-14.175,82</text:p>
          </table:table-cell>
          <table:table-cell office:value-type="float" office:value="184603.32" table:style-name="ce68">
            <text:p>184.603,32</text:p>
          </table:table-cell>
          <table:table-cell office:value-type="float" office:value="178439.6" table:style-name="ce66">
            <text:p>178.439,60</text:p>
          </table:table-cell>
          <table:table-cell office:value-type="float" office:value="-18452.8" table:style-name="ce67">
            <text:p>-18.452,80</text:p>
          </table:table-cell>
          <table:table-cell office:value-type="float" office:value="228415.2" table:style-name="ce69">
            <text:p>228.415,20</text:p>
          </table:table-cell>
          <table:table-cell table:style-name="ce70"/>
          <table:table-cell office:value-type="string" table:style-name="ce71">
            <text:p>sF</text:p>
          </table:table-cell>
          <table:table-cell office:value-type="float" office:value="48" table:style-name="ce65">
            <text:p>48</text:p>
          </table:table-cell>
          <table:table-cell office:value-type="float" office:value="11.266080000000001" table:style-name="ce114">
            <text:p>11,27</text:p>
          </table:table-cell>
          <table:table-cell office:value-type="float" office:value="36.733919999999998" table:style-name="ce114">
            <text:p>36,73</text:p>
          </table:table-cell>
          <table:table-cell table:style-name="ce1"/>
          <table:table-cell office:value-type="float" office:value="33.397232500000001" table:style-name="ce206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Aralık</text:p>
          </table:table-cell>
          <table:table-cell office:value-type="float" office:value="15475.96" table:style-name="ce66">
            <text:p>15.475,96</text:p>
          </table:table-cell>
          <table:table-cell office:value-type="float" office:value="-16961.34" table:style-name="ce67">
            <text:p>-16.961,34</text:p>
          </table:table-cell>
          <table:table-cell office:value-type="float" office:value="183117.94" table:style-name="ce68">
            <text:p>183.117,94</text:p>
          </table:table-cell>
          <table:table-cell office:value-type="float" office:value="22052.39" table:style-name="ce66">
            <text:p>22.052,39</text:p>
          </table:table-cell>
          <table:table-cell office:value-type="float" office:value="-21692.25" table:style-name="ce67">
            <text:p>-21.692,25</text:p>
          </table:table-cell>
          <table:table-cell office:value-type="float" office:value="228775.34" table:style-name="ce69">
            <text:p>228.775,34</text:p>
          </table:table-cell>
          <table:table-cell table:style-name="ce70"/>
          <table:table-cell office:value-type="string" table:style-name="ce71">
            <text:p>sG</text:p>
          </table:table-cell>
          <table:table-cell office:value-type="float" office:value="48" table:style-name="ce65">
            <text:p>48</text:p>
          </table:table-cell>
          <table:table-cell office:value-type="float" office:value="11.266080000000001" table:style-name="ce114">
            <text:p>11,27</text:p>
          </table:table-cell>
          <table:table-cell office:value-type="float" office:value="36.733919999999998" table:style-name="ce114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81">
            <text:p>TOPLAM</text:p>
          </table:table-cell>
          <table:table-cell office:value-type="float" office:value="446314.05" table:style-name="ce82">
            <text:p>446.314,05</text:p>
          </table:table-cell>
          <table:table-cell office:value-type="float" office:value="-263196.11" table:style-name="ce38">
            <text:p>-263.196,11</text:p>
          </table:table-cell>
          <table:table-cell office:value-type="float" office:value="183117.94" table:style-name="ce207">
            <text:p>183.117,94</text:p>
          </table:table-cell>
          <table:table-cell office:value-type="float" office:value="545372.04" table:style-name="ce82">
            <text:p>545.372,04</text:p>
          </table:table-cell>
          <table:table-cell office:value-type="float" office:value="-316596.7" table:style-name="ce38">
            <text:p>-316.596,70</text:p>
          </table:table-cell>
          <table:table-cell office:value-type="float" office:value="228775.34" table:style-name="ce207">
            <text:p>228.775,34</text:p>
          </table:table-cell>
          <table:table-cell table:style-name="ce70"/>
          <table:table-cell table:style-name="ce142"/>
          <table:table-cell office:value-type="float" office:value="351" table:style-name="ce142">
            <text:p>351</text:p>
          </table:table-cell>
          <table:table-cell office:value-type="float" office:value="82.383210000000005" table:style-name="ce208">
            <text:p>82,38</text:p>
          </table:table-cell>
          <table:table-cell office:value-type="float" office:value="268.61678999999998" table:style-name="ce208">
            <text:p>268,62</text:p>
          </table:table-cell>
          <table:table-cell office:value-type="float" office:value="86.05" table:style-name="ce208">
            <text:p>86,05</text:p>
          </table:table-cell>
          <table:table-cell office:value-type="float" office:value="46.1" table:style-name="ce208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209">
            <text:p>Tpl / 12</text:p>
          </table:table-cell>
          <table:table-cell office:value-type="float" office:value="37192.837500000001" table:style-name="ce210">
            <text:p>37.192,84</text:p>
          </table:table-cell>
          <table:table-cell office:value-type="float" office:value="-21933.009166666699" table:style-name="ce211">
            <text:p>-21.933,01</text:p>
          </table:table-cell>
          <table:table-cell table:style-name="ce211"/>
          <table:table-cell office:value-type="float" office:value="45447.67" table:style-name="ce211">
            <text:p>45.447,67</text:p>
          </table:table-cell>
          <table:table-cell office:value-type="float" office:value="-26383.058333333302" table:style-name="ce211">
            <text:p>-26.383,06</text:p>
          </table:table-cell>
          <table:table-cell office:value-type="float" office:value="19064.6116666667" table:style-name="ce211">
            <text:p>19.064,61</text:p>
          </table:table-cell>
          <table:table-cell table:style-name="ce93"/>
          <table:table-cell table:style-name="ce144"/>
          <table:table-cell office:value-type="float" office:value="29.25" table:style-name="ce211">
            <text:p>29,25</text:p>
          </table:table-cell>
          <table:table-cell office:value-type="float" office:value="6.8652674999999999" table:style-name="ce211">
            <text:p>6,87</text:p>
          </table:table-cell>
          <table:table-cell office:value-type="float" office:value="22.384732499999998" table:style-name="ce211">
            <text:p>22,38</text:p>
          </table:table-cell>
          <table:table-cell office:value-type="float" office:value="7.1708333333333298" table:style-name="ce211">
            <text:p>7,17</text:p>
          </table:table-cell>
          <table:table-cell office:value-type="float" office:value="3.8416666666666699" table:style-name="ce211">
            <text:p>3,84</text:p>
          </table:table-cell>
          <table:table-cell table:number-columns-repeated="16370"/>
        </table:table-row>
        <table:table-row table:number-rows-repeated="1048551" table:style-name="ro1">
          <table:table-cell table:number-columns-repeated="16384"/>
        </table:table-row>
      </table:table>
      <table:database-ranges>
        <table:database-range table:target-range-address="Sayfa2.A4:Sayfa2.G22" table:name="Tablo2" table:display-filter-buttons="true"/>
        <table:database-range table:target-range-address="NZN_24.B22:NZN_24.I37" table:name="Tablo14" table:display-filter-buttons="true"/>
        <table:database-range table:target-range-address="NZN_23.B23:NZN_23.I43" table:name="Tablo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Calibri1" svg:font-family="Calibri1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date-style style:name="N21">
      <number:day/>
      <number:text>.</number:text>
      <number:month number:textual="true"/>
    </number:date-style>
    <number:number-style style:name="N36P0">
      <number:number number:decimal-places="2" number:min-decimal-places="2" number:min-integer-digits="1" number:grouping="true"/>
    </number:number-style>
    <number:number-style style:name="N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6P0"/>
    </number:number-style>
    <number:date-style style:name="N37">
      <number:day/>
      <number:text>.</number:text>
      <number:month number:style="long"/>
      <number:text>.</number:text>
      <number:year number:style="long"/>
    </number:date-style>
    <number:date-style style:name="N38">
      <number:day number:style="long"/>
      <number:text>.</number:text>
      <number:month number:style="long"/>
      <number:text>.</number:text>
      <number:year number:style="long"/>
    </number:date-style>
    <number:currency-style style:name="N39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percentage-style style:name="N40">
      <number:text>%</number:text>
      <number:number number:decimal-places="2" number:min-decimal-places="2" number:min-integer-digits="1"/>
    </number:percentage-style>
    <number:currency-style style:name="N41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1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1P0"/>
    </number:currency-style>
    <number:percentage-style style:name="N42">
      <number:number number:decimal-places="4" number:min-decimal-places="4" number:min-integer-digits="1"/>
      <number:text>%</number:text>
    </number:percentage-style>
    <number:date-style style:name="N43P0">
      <number:day number:style="long"/>
      <number:text>.</number:text>
      <number:month number:style="long"/>
      <number:text>.</number:text>
      <number:year/>
    </number:date-style>
    <number:text-style style:name="N43">
      <number:text-content/>
      <style:map style:condition="value()&gt;=0" style:apply-style-name="N43P0"/>
    </number:text-style>
    <number:number-style style:name="N44P0">
      <number:number number:decimal-places="2" number:min-decimal-places="2" number:min-integer-digits="1" number:grouping="true"/>
      <number:text> </number:text>
    </number:number-style>
    <number:number-style style:name="N4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44P0"/>
    </number:number-style>
    <number:number-style style:name="N45">
      <number:number number:decimal-places="3" number:min-decimal-places="3" number:min-integer-digits="1" number:grouping="true"/>
    </number:number-style>
    <number:number-style style:name="N46">
      <number:text>Tpl / </number:text>
      <number:number number:min-integer-digits="1"/>
    </number:number-style>
    <number:date-style style:name="N47">
      <number:day/>
      <number:text>.</number:text>
      <number:month number:textual="true"/>
    </number:date-style>
    <number:number-style style:name="N48P0">
      <number:number number:decimal-places="2" number:min-decimal-places="2" number:min-integer-digits="1" number:grouping="true"/>
    </number:number-style>
    <number:number-style style:name="N48">
      <style:text-properties fo:color="#FF0000"/>
      <number:number number:decimal-places="2" number:min-decimal-places="2" number:min-integer-digits="1" number:grouping="true"/>
      <style:map style:condition="value()&gt;=0" style:apply-style-name="N48P0"/>
    </number:number-style>
    <number:number-style style:name="N49P0">
      <number:number number:decimal-places="9" number:min-decimal-places="9" number:min-integer-digits="1" number:grouping="true"/>
    </number:number-style>
    <number:number-style style:name="N49">
      <style:text-properties fo:color="#FF0000"/>
      <number:text>-</number:text>
      <number:number number:decimal-places="9" number:min-decimal-places="9" number:min-integer-digits="1" number:grouping="true"/>
      <style:map style:condition="value()&gt;=0" style:apply-style-name="N49P0"/>
    </number:number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m</meta:initial-creator>
    <dc:creator>m</dc:creator>
    <meta:creation-date>2022-03-04T11:30:59Z</meta:creation-date>
    <dc:date>2024-01-06T08:59:10Z</dc:date>
    <meta:print-date>2023-12-11T05:55:06Z</meta:print-date>
    <meta:editing-cycles>259</meta:editing-cycles>
    <meta:editing-duration>PT28980S</meta:editing-duration>
  </office:meta>
</office:document-meta>
</file>